
<file path=META-INF/manifest.xml><?xml version="1.0" encoding="utf-8"?>
<manifest:manifest xmlns:atom="http://www.w3.org/2005/Atom" xmlns:chart="urn:oasis:names:tc:opendocument:xmlns:chart:1.0" xmlns:dbk="http://docbook.org/ns/docbook" xmlns:dc="http://purl.org/dc/elements/1.1/" xmlns:dom="http://www.w3.org/2001/xml-events" xmlns:dr3d="urn:oasis:names:tc:opendocument:xmlns:dr3d:1.0" xmlns:draw="urn:oasis:names:tc:opendocument:xmlns:drawing:1.0" xmlns:estr="http://exslt.org/strings" xmlns:fo="urn:oasis:names:tc:opendocument:xmlns:xsl-fo-compatible:1.0" xmlns:form="urn:oasis:names:tc:opendocument:xmlns:form:1.0" xmlns:m="http://www.w3.org/1998/Math/MathML" xmlns:manifest="urn:oasis:names:tc:opendocument:xmlns:manifest: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rng="http://relaxng.org/ns/structure/1.0" xmlns:script="urn:oasis:names:tc:opendocument:xmlns:script:1.0" xmlns:style="urn:oasis:names:tc:opendocument:xmlns:style:1.0" xmlns:svg="urn:oasis:names:tc:opendocument:xmlns:svg-compatible:1.0" xmlns:table="urn:oasis:names:tc:opendocument:xmlns:table:1.0" xmlns:tei="http://www.tei-c.org/ns/1.0" xmlns:teidocx="http://www.tei-c.org/ns/teidocx/1.0" xmlns:teix="http://www.tei-c.org/ns/Examples" xmlns:text="urn:oasis:names:tc:opendocument:xmlns:text:1.0" xmlns:xforms="http://www.w3.org/2002/xforms" xmlns:xhtml="http://www.w3.org/1999/xhtml" xmlns:xlink="http://www.w3.org/1999/xlink" xmlns:xs="http://www.w3.org/2001/XMLSchema" xmlns:xsd="http://www.w3.org/2001/XMLSchema" xmlns:xsi="http://www.w3.org/2001/XMLSchema-instance"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atom="http://www.w3.org/2005/Atom" xmlns:chart="urn:oasis:names:tc:opendocument:xmlns:chart:1.0" xmlns:dbk="http://docbook.org/ns/docbook" xmlns:dc="http://purl.org/dc/elements/1.1/" xmlns:dom="http://www.w3.org/2001/xml-events" xmlns:dr3d="urn:oasis:names:tc:opendocument:xmlns:dr3d:1.0" xmlns:draw="urn:oasis:names:tc:opendocument:xmlns:drawing:1.0" xmlns:estr="http://exslt.org/strings" xmlns:fo="urn:oasis:names:tc:opendocument:xmlns:xsl-fo-compatible:1.0" xmlns:form="urn:oasis:names:tc:opendocument:xmlns:form:1.0" xmlns:m="http://www.w3.org/1998/Math/MathML"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rng="http://relaxng.org/ns/structure/1.0" xmlns:script="urn:oasis:names:tc:opendocument:xmlns:script:1.0" xmlns:style="urn:oasis:names:tc:opendocument:xmlns:style:1.0" xmlns:svg="urn:oasis:names:tc:opendocument:xmlns:svg-compatible:1.0" xmlns:table="urn:oasis:names:tc:opendocument:xmlns:table:1.0" xmlns:tei="http://www.tei-c.org/ns/1.0" xmlns:teidocx="http://www.tei-c.org/ns/teidocx/1.0" xmlns:teix="http://www.tei-c.org/ns/Examples" xmlns:text="urn:oasis:names:tc:opendocument:xmlns:text:1.0" xmlns:xforms="http://www.w3.org/2002/xforms" xmlns:xhtml="http://www.w3.org/1999/xhtml" xmlns:xlink="http://www.w3.org/1999/xlink" xmlns:xs="http://www.w3.org/2001/XMLSchema" xmlns:xsd="http://www.w3.org/2001/XMLSchema" xmlns:xsi="http://www.w3.org/2001/XMLSchema-instance" office:version="1.2">
  <office:scripts xmlns:css3t="http://www.w3.org/TR/css3-text/" xmlns:field="urn:openoffice:names:experimental:ooo-ms-interop:xmlns:field:1.0" xmlns:formx="urn:openoffice:names:experimental:ooxml-odf-interop:xmlns:form:1.0" xmlns:grddl="http://www.w3.org/2003/g/data-view#" xmlns:of="urn:oasis:names:tc:opendocument:xmlns:of:1.2" xmlns:rpt="http://openoffice.org/2005/report" xmlns:tableooo="http://openoffice.org/2009/table"/>
  <office:font-face-decls xmlns:css3t="http://www.w3.org/TR/css3-text/" xmlns:field="urn:openoffice:names:experimental:ooo-ms-interop:xmlns:field:1.0" xmlns:formx="urn:openoffice:names:experimental:ooxml-odf-interop:xmlns:form:1.0" xmlns:grddl="http://www.w3.org/2003/g/data-view#" xmlns:of="urn:oasis:names:tc:opendocument:xmlns:of:1.2" xmlns:rpt="http://openoffice.org/2005/report" xmlns:tableooo="http://openoffice.org/2009/table">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xmlns:css3t="http://www.w3.org/TR/css3-text/" xmlns:field="urn:openoffice:names:experimental:ooo-ms-interop:xmlns:field:1.0" xmlns:formx="urn:openoffice:names:experimental:ooxml-odf-interop:xmlns:form:1.0" xmlns:grddl="http://www.w3.org/2003/g/data-view#" xmlns:of="urn:oasis:names:tc:opendocument:xmlns:of:1.2" xmlns:rpt="http://openoffice.org/2005/report" xmlns:tableooo="http://openoffice.org/2009/table">
    <style:style style:name="P1" style:family="paragraph" style:parent-style-name="Footer">
      <style:paragraph-properties fo:text-align="left" style:justify-single-word="false"/>
    </style:style>
  </office:automatic-styles>
  <office:body>
    <office:text>
      <text:h text:outline-level="1">L'ODD </text:h>
      <text:h text:outline-level="2">Elements</text:h>
      <text:h text:outline-level="3"><text:bookmark text:name="TEI.TEI"/>&lt;TEI&gt;</text:h>
      <table:table table:name="table1" table:style-name="Table1">
        <table:table-column table:style-name="Table1.col1"/>
        <table:table-column table:style-name="Table2.col2"/>
        <table:table-row>
          <table:table-cell table:number-columns-spanned="2">
            <text:p><text:span text:style-name="Highlight">&lt;TEI&gt; </text:span>(<text:span>TEI document</text:span>) <text:span>contains a single TEI-conformant document, combining a single TEI header with one or more members of the <text:span>model.resource</text:span> class. Multiple &lt;TEI&gt; elements may be combined within a &lt;TEI&gt; (or &lt;teiCorpus&gt;) element.</text:span> [<text:a xlink:type="simple" xlink:href="https://www.tei-c.org/release/doc/tei-p5-doc/en/html/DS.html#DS">4. Default Text Structure</text:a> <text:a xlink:type="simple" xlink:href="https://www.tei-c.org/release/doc/tei-p5-doc/en/html/CC.html#CCDEF">15.1. Varieties of Composite Text</text:a>]</text:p>
          </table:table-cell>
          <table:covered-table-cell/>
        </table:table-row>
        <table:table-row>
          <table:table-cell>
            <text:p><text:span text:style-name="Highlight">Module</text:span></text:p>
          </table:table-cell>
          <table:table-cell>
            <text:p>textstructure</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item>
                <text:p text:style-name="P1">att.typed</text:p>
                <text:list text:style-name="L1">
                  <text:list-item>
                    <text:p text:style-name="P1"><text:span text:style-name="Emphasis">@type</text:span></text:p>
                  </text:list-item>
                  <text:list-item>
                    <text:p text:style-name="P1"><text:span text:style-name="Emphasis">@subtype</text:span></text:p>
                  </text:list-item>
                </text:list>
              </text:list-item>
            </text:list>
            <table:table table:name="table2" table:style-name="Table1">
              <table:table-column table:style-name="Table1.col1"/>
              <table:table-column table:style-name="Table2.col2"/>
              <table:table-row>
                <table:table-cell>
                  <text:p>version</text:p>
                </table:table-cell>
                <table:table-cell>
                  <text:p><text:span>specifies the version number of the TEI Guidelines against which this document is valid.</text:span></text:p>
                  <table:table table:name="table3"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version</text:p>
                      </table:table-cell>
                    </table:table-row>
                    <table:table-row>
                      <table:table-cell>
                        <text:p><text:span text:style-name="Highlight">Note</text:span></text:p>
                      </table:table-cell>
                      <table:table-cell>
                        <text:p text:style-name="Text_20_body">Major editions of the Guidelines have long been informally referred to by a name made up of the letter P (for Proposal) followed by a digit. The current release is one of the many releases of the fifth major edition of the Guidelines, known as P5. This attribute may be used to associate a TEI document with a specific release of the P5 Guidelines, in the absence of a more precise association provided by the <text:span text:style-name="Emphasis">source</text:span> attribute on the associated &lt;schemaSpec&gt;.</text:p>
                      </table:table-cell>
                    </table:table-row>
                  </table:table>
                </table:table-cell>
              </table:table-row>
            </table:table>
          </table:table-cell>
        </table:table-row>
        <table:table-row>
          <table:table-cell>
            <text:p><text:span text:style-name="Highlight">Contained by</text:span></text:p>
          </table:table-cell>
          <table:table-cell>
            <text:p><text:span>textstructure: </text:span><text:span>TEI</text:span></text:p>
          </table:table-cell>
        </table:table-row>
        <table:table-row>
          <table:table-cell>
            <text:p><text:span text:style-name="Highlight">May contain</text:span></text:p>
          </table:table-cell>
          <table:table-cell>
            <text:p><text:span>header: </text:span><text:span>teiHeader</text:span></text:p>
            <text:p><text:span>textstructure: </text:span><text:span>TEI text</text:span></text:p>
          </table:table-cell>
        </table:table-row>
        <table:table-row>
          <table:table-cell>
            <text:p><text:span text:style-name="Highlight">Note</text:span></text:p>
          </table:table-cell>
          <table:table-cell>
            <text:p text:style-name="Text_20_body">This element is required. It is customary to specify the TEI namespace <text:span>http://www.tei-c.org/ns/1.0</text:span> on it, for example: <text:span text:style-name="Emphasis">&lt;TEI version="4.4.0" xml:lang="it" xmlns="http://www.tei-c.org/ns/1.0"&gt;</text:span>.</text:p>
          </table:table-cell>
        </table:table-row>
        <table:table-row>
          <table:table-cell>
            <text:p><text:span text:style-name="Highlight">Example</text:span></text:p>
          </table:table-cell>
          <table:table-cell>
            <text:p text:style-name="Preformatted_20_Text">&lt;TEI version="3.3.0" xmlns="http://www.tei-c.org/ns/1.0"&gt;</text:p>
            <text:p text:style-name="Preformatted_20_Text"> &lt;teiHeader&gt;</text:p>
            <text:p text:style-name="Preformatted_20_Text">  &lt;fileDesc&gt;</text:p>
            <text:p text:style-name="Preformatted_20_Text">   &lt;titleStmt&gt;</text:p>
            <text:p text:style-name="Preformatted_20_Text">    &lt;title&gt;The shortest TEI Document Imaginable&lt;/title&gt;</text:p>
            <text:p text:style-name="Preformatted_20_Text">   &lt;/titleStmt&gt;</text:p>
            <text:p text:style-name="Preformatted_20_Text">   &lt;publicationStmt&gt;</text:p>
            <text:p text:style-name="Preformatted_20_Text">    &lt;p&gt;First published as part of TEI P2, this is the P5</text:p>
            <text:p text:style-name="Preformatted_20_Text">         version using a namespace.&lt;/p&gt;</text:p>
            <text:p text:style-name="Preformatted_20_Text">   &lt;/publicationStmt&gt;</text:p>
            <text:p text:style-name="Preformatted_20_Text">   &lt;sourceDesc&gt;</text:p>
            <text:p text:style-name="Preformatted_20_Text">    &lt;p&gt;No source: this is an original work.&lt;/p&gt;</text:p>
            <text:p text:style-name="Preformatted_20_Text">   &lt;/sourceDesc&gt;</text:p>
            <text:p text:style-name="Preformatted_20_Text">  &lt;/fileDesc&gt;</text:p>
            <text:p text:style-name="Preformatted_20_Text"> &lt;/teiHeader&gt;</text:p>
            <text:p text:style-name="Preformatted_20_Text"> &lt;text&gt;</text:p>
            <text:p text:style-name="Preformatted_20_Text">  &lt;body&gt;</text:p>
            <text:p text:style-name="Preformatted_20_Text">   &lt;p&gt;This is about the shortest TEI document imaginable.&lt;/p&gt;</text:p>
            <text:p text:style-name="Preformatted_20_Text">  &lt;/body&gt;</text:p>
            <text:p text:style-name="Preformatted_20_Text"> &lt;/text&gt;</text:p>
            <text:p text:style-name="Preformatted_20_Text">&lt;/TEI&gt;</text:p>
          </table:table-cell>
        </table:table-row>
        <table:table-row>
          <table:table-cell>
            <text:p><text:span text:style-name="Highlight">Example</text:span></text:p>
          </table:table-cell>
          <table:table-cell>
            <text:p text:style-name="Preformatted_20_Text">&lt;TEI version="2.9.1" xmlns="http://www.tei-c.org/ns/1.0"&gt;</text:p>
            <text:p text:style-name="Preformatted_20_Text"> &lt;teiHeader&gt;</text:p>
            <text:p text:style-name="Preformatted_20_Text">  &lt;fileDesc&gt;</text:p>
            <text:p text:style-name="Preformatted_20_Text">   &lt;titleStmt&gt;</text:p>
            <text:p text:style-name="Preformatted_20_Text">    &lt;title&gt;A TEI Document containing four page images &lt;/title&gt;</text:p>
            <text:p text:style-name="Preformatted_20_Text">   &lt;/titleStmt&gt;</text:p>
            <text:p text:style-name="Preformatted_20_Text">   &lt;publicationStmt&gt;</text:p>
            <text:p text:style-name="Preformatted_20_Text">    &lt;p&gt;Unpublished demonstration file.&lt;/p&gt;</text:p>
            <text:p text:style-name="Preformatted_20_Text">   &lt;/publicationStmt&gt;</text:p>
            <text:p text:style-name="Preformatted_20_Text">   &lt;sourceDesc&gt;</text:p>
            <text:p text:style-name="Preformatted_20_Text">    &lt;p&gt;No source: this is an original work.&lt;/p&gt;</text:p>
            <text:p text:style-name="Preformatted_20_Text">   &lt;/sourceDesc&gt;</text:p>
            <text:p text:style-name="Preformatted_20_Text">  &lt;/fileDesc&gt;</text:p>
            <text:p text:style-name="Preformatted_20_Text"> &lt;/teiHeader&gt;</text:p>
            <text:p text:style-name="Preformatted_20_Text"> &lt;facsimile&gt;</text:p>
            <text:p text:style-name="Preformatted_20_Text">  &lt;graphic url="page1.png"/&gt;</text:p>
            <text:p text:style-name="Preformatted_20_Text">  &lt;graphic url="page2.png"/&gt;</text:p>
            <text:p text:style-name="Preformatted_20_Text">  &lt;graphic url="page3.png"/&gt;</text:p>
            <text:p text:style-name="Preformatted_20_Text">  &lt;graphic url="page4.png"/&gt;</text:p>
            <text:p text:style-name="Preformatted_20_Text"> &lt;/facsimile&gt;</text:p>
            <text:p text:style-name="Preformatted_20_Text">&lt;/TEI&gt;</text:p>
          </table:table-cell>
        </table:table-row>
        <table:table-row>
          <table:table-cell>
            <text:p><text:span text:style-name="Highlight">Schematron</text:span></text:p>
          </table:table-cell>
          <table:table-cell>
            <text:p>
&lt;sch:ns prefix="tei"
 uri="http://www.tei-c.org/ns/1.0"/&gt;
&lt;sch:ns prefix="xs"
 uri="http://www.w3.org/2001/XMLSchema"/&gt;</text:p>
          </table:table-cell>
        </table:table-row>
        <table:table-row>
          <table:table-cell>
            <text:p><text:span text:style-name="Highlight">Schematron</text:span></text:p>
          </table:table-cell>
          <table:table-cell>
            <text:p>
&lt;sch:ns prefix="rng"
 uri="http://relaxng.org/ns/structure/1.0"/&gt;
&lt;sch:ns prefix="rna"
 uri="http://relaxng.org/ns/compatibility/annotations/1.0"/&gt;</text:p>
          </table:table-cell>
        </table:table-row>
        <table:table-row>
          <table:table-cell>
            <text:p><text:span text:style-name="Highlight">Schematron</text:span></text:p>
          </table:table-cell>
          <table:table-cell>
            <text:p>
&lt;sch:ns prefix="sch"
 uri="http://purl.oclc.org/dsdl/schematron"/&gt;
&lt;sch:ns prefix="sch1x"
 uri="http://www.ascc.net/xml/schematron"/&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sequence&gt;</text:p>
            <text:p text:style-name="Preformatted_20_Text">  &lt;elementRef key="teiHeader"/&gt;</text:p>
            <text:p text:style-name="Preformatted_20_Text">  &lt;alternate&gt;</text:p>
            <text:p text:style-name="Preformatted_20_Text">   &lt;sequence&gt;</text:p>
            <text:p text:style-name="Preformatted_20_Text">    &lt;classRef key="model.resource"</text:p>
            <text:p text:style-name="Preformatted_20_Text">     minOccurs="1" maxOccurs="unbounded"/&gt;</text:p>
            <text:p text:style-name="Preformatted_20_Text">    &lt;elementRef key="TEI" minOccurs="0"</text:p>
            <text:p text:style-name="Preformatted_20_Text">     maxOccurs="unbounded"/&gt;</text:p>
            <text:p text:style-name="Preformatted_20_Text">   &lt;/sequence&gt;</text:p>
            <text:p text:style-name="Preformatted_20_Text">   &lt;elementRef key="TEI" minOccurs="1"</text:p>
            <text:p text:style-name="Preformatted_20_Text">    maxOccurs="unbounded"/&gt;</text:p>
            <text:p text:style-name="Preformatted_20_Text">  &lt;/alternate&gt;</text:p>
            <text:p text:style-name="Preformatted_20_Text"> &lt;/sequenc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TEI</text:p>
            <text:p text:style-name="Preformatted_20_Text">{</text:p>
            <text:p text:style-name="Preformatted_20_Text">   att.global.attributes,</text:p>
            <text:p text:style-name="Preformatted_20_Text">   att.typed.attributes,</text:p>
            <text:p text:style-name="Preformatted_20_Text">   attribute version { text }?,</text:p>
            <text:p text:style-name="Preformatted_20_Text">   ( teiHeader, ( ( model.resource+, TEI* ) | TEI+ ) )</text:p>
            <text:p text:style-name="Preformatted_20_Text">}</text:p>
          </table:table-cell>
        </table:table-row>
      </table:table>
      <text:h text:outline-level="3"><text:bookmark text:name="TEI.acquisition"/>&lt;acquisition&gt;</text:h>
      <table:table table:name="table4" table:style-name="Table1">
        <table:table-column table:style-name="Table1.col1"/>
        <table:table-column table:style-name="Table2.col2"/>
        <table:table-row>
          <table:table-cell table:number-columns-spanned="2">
            <text:p><text:span text:style-name="Highlight">&lt;acquisition&gt; </text:span>(<text:span>acquisition</text:span>) <text:span>contains any descriptive or other information concerning the process by which a manuscript or manuscript part or other object entered the holding institution.</text:span> [<text:a xlink:type="simple" xlink:href="https://www.tei-c.org/release/doc/tei-p5-doc/en/html/MS.html#mshy">10.8. History</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item>
                <text:p text:style-name="P1">att.datable</text:p>
                <text:list text:style-name="L1">
                  <text:list-item>
                    <text:p text:style-name="P1"><text:span text:style-name="Emphasis">@period</text:span></text:p>
                  </text:list-item>
                </text:list>
                <text:list text:style-name="L1">
                  <text:list-item>
                    <text:p text:style-name="P1">att.datable.w3c</text:p>
                    <text:list text:style-name="L1">
                      <text:list-item>
                        <text:p text:style-name="P1"><text:span text:style-name="Emphasis">@when</text:span></text:p>
                      </text:list-item>
                      <text:list-item>
                        <text:p text:style-name="P1"><text:span text:style-name="Emphasis">@notBefore</text:span></text:p>
                      </text:list-item>
                      <text:list-item>
                        <text:p text:style-name="P1"><text:span text:style-name="Emphasis">@notAfter</text:span></text:p>
                      </text:list-item>
                      <text:list-item>
                        <text:p text:style-name="P1"><text:span text:style-name="Emphasis">@from</text:span></text:p>
                      </text:list-item>
                      <text:list-item>
                        <text:p text:style-name="P1"><text:span text:style-name="Emphasis">@to</text:span></text:p>
                      </text:list-item>
                    </text:list>
                  </text:list-item>
                  <text:list-item>
                    <text:p text:style-name="P1">att.datable.iso</text:p>
                    <text:list text:style-name="L1">
                      <text:list-item>
                        <text:p text:style-name="P1"><text:span text:style-name="Emphasis">@when-iso</text:span></text:p>
                      </text:list-item>
                      <text:list-item>
                        <text:p text:style-name="P1"><text:span text:style-name="Emphasis">@notBefore-iso</text:span></text:p>
                      </text:list-item>
                      <text:list-item>
                        <text:p text:style-name="P1"><text:span text:style-name="Emphasis">@notAfter-iso</text:span></text:p>
                      </text:list-item>
                      <text:list-item>
                        <text:p text:style-name="P1"><text:span text:style-name="Emphasis">@from-iso</text:span></text:p>
                      </text:list-item>
                      <text:list-item>
                        <text:p text:style-name="P1"><text:span text:style-name="Emphasis">@to-iso</text:span></text:p>
                      </text:list-item>
                    </text:list>
                  </text:list-item>
                  <text:list-item>
                    <text:p text:style-name="P1">att.datable.custom</text:p>
                    <text:list text:style-name="L1">
                      <text:list-item>
                        <text:p text:style-name="P1"><text:span text:style-name="Emphasis">@when-custom</text:span></text:p>
                      </text:list-item>
                      <text:list-item>
                        <text:p text:style-name="P1"><text:span text:style-name="Emphasis">@notBefore-custom</text:span></text:p>
                      </text:list-item>
                      <text:list-item>
                        <text:p text:style-name="P1"><text:span text:style-name="Emphasis">@notAfter-custom</text:span></text:p>
                      </text:list-item>
                      <text:list-item>
                        <text:p text:style-name="P1"><text:span text:style-name="Emphasis">@from-custom</text:span></text:p>
                      </text:list-item>
                      <text:list-item>
                        <text:p text:style-name="P1"><text:span text:style-name="Emphasis">@to-custom</text:span></text:p>
                      </text:list-item>
                      <text:list-item>
                        <text:p text:style-name="P1"><text:span text:style-name="Emphasis">@datingPoint</text:span></text:p>
                      </text:list-item>
                      <text:list-item>
                        <text:p text:style-name="P1"><text:span text:style-name="Emphasis">@datingMethod</text:span></text:p>
                      </text:list-item>
                    </text:list>
                  </text:list-item>
                </text:list>
              </text:list-item>
            </text:list>
            <table:table table:name="table5" table:style-name="Table1">
              <table:table-column table:style-name="Table1.col1"/>
              <table:table-column table:style-name="Table2.col2"/>
              <table:table-row>
                <table:table-cell>
                  <text:p>calendar</text:p>
                </table:table-cell>
                <table:table-cell>
                  <text:p><text:span>indicates one or more systems or calendars to which the date represented by the content of this element belongs.</text:span></text:p>
                  <table:table table:name="table6" table:style-name="Table1">
                    <table:table-column table:style-name="Table1.col1"/>
                    <table:table-column table:style-name="Table2.col2"/>
                    <table:table-row>
                      <table:table-cell>
                        <text:p><text:span><text:a xlink:type="simple" xlink:href="http://www.tei-c.org/Activities/Council/Working/tcw27.xml"><text:span>Deprecated</text:span></text:a></text:span></text:p>
                      </table:table-cell>
                      <table:table-cell table:number-columns-spanned="1">
                        <text:p><text:span>will be removed on 2024-11-11</text:span></text:p>
                      </table:table-cell>
                    </table:table-row>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idata.pointer <text:span>separated by whitespace</text:span></text:p>
                      </table:table-cell>
                    </table:table-row>
                    <table:table-row>
                      <table:table-cell>
                        <text:p><text:span text:style-name="Highlight">Schematron</text:span></text:p>
                      </table:table-cell>
                      <table:table-cell>
                        <text:p>
&lt;sch:rule context="tei:*[@calendar]"&gt;
&lt;sch:assert test="string-length( normalize-space(.) ) gt 0"&gt; @calendar indicates one or more
 systems or calendars to which the date represented by the content of this element belongs,
 but this &lt;sch:name/&gt; element has no textual content.&lt;/sch:assert&gt;
&lt;/sch:rule&gt;</text:p>
                      </table:table-cell>
                    </table:table-row>
                  </table:table>
                </table:table-cell>
              </table:table-row>
            </table:table>
          </table:table-cell>
        </table:table-row>
        <table:table-row>
          <table:table-cell>
            <text:p><text:span text:style-name="Highlight">Contained by</text:span></text:p>
          </table:table-cell>
          <table:table-cell>
            <text:p><text:span>msdescription: </text:span><text:span>history</text:span></text:p>
          </table:table-cell>
        </table:table-row>
        <table:table-row>
          <table:table-cell>
            <text:p><text:span text:style-name="Highlight">May contain</text:span></text:p>
          </table:table-cell>
          <table:table-cell>
            <text:p><text:span>analysis: </text:span><text:span>c</text:span></text:p>
            <text:p><text:span>core: </text:span><text:span>add cb choice corr date del gap hi l lg name note num orig p pb quote ref reg rs said sic title unclear</text:span></text:p>
            <text:p><text:span>figures: </text:span><text:span>figure</text:span></text:p>
            <text:p><text:span>header: </text:span><text:span>idno</text:span></text:p>
            <text:p><text:span>linking: </text:span><text:span>anchor seg</text:span></text:p>
            <text:p><text:span>msdescription: </text:span><text:span>dimensions height locus locusGrp msDesc width</text:span></text:p>
            <text:p><text:span>namesdates: </text:span><text:span>country persName placeName settlement</text:span></text:p>
            <text:p><text:span>textcrit: </text:span><text:span>app listWit</text:span></text:p>
            <text:p><text:span>transcr: </text:span><text:span>damage handShift subst supplied surplus</text:span></text:p>
            <text:p>character data</text:p>
          </table:table-cell>
        </table:table-row>
        <table:table-row>
          <table:table-cell>
            <text:p><text:span text:style-name="Highlight">Example</text:span></text:p>
          </table:table-cell>
          <table:table-cell>
            <text:p text:style-name="Preformatted_20_Text">&lt;acquisition&gt;Left to the &lt;name type="place"&gt;Bodleian&lt;/name&gt; by</text:p>
            <text:p text:style-name="Preformatted_20_Text">&lt;name type="person"&gt;Richard Rawlinson&lt;/name&gt; in 1755.</text:p>
            <text:p text:style-name="Preformatted_20_Text">&lt;/acquisition&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macroRef key="macro.specialPara"/&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acquisition</text:p>
            <text:p text:style-name="Preformatted_20_Text">{</text:p>
            <text:p text:style-name="Preformatted_20_Text">   att.global.attributes,</text:p>
            <text:p text:style-name="Preformatted_20_Text">   att.datable.attributes,</text:p>
            <text:p text:style-name="Preformatted_20_Text">   attribute calendar { list { + } }?,</text:p>
            <text:p text:style-name="Preformatted_20_Text">   macro.specialPara</text:p>
            <text:p text:style-name="Preformatted_20_Text">}</text:p>
          </table:table-cell>
        </table:table-row>
      </table:table>
      <text:h text:outline-level="3"><text:bookmark text:name="TEI.add"/>&lt;add&gt;</text:h>
      <table:table table:name="table7" table:style-name="Table1">
        <table:table-column table:style-name="Table1.col1"/>
        <table:table-column table:style-name="Table2.col2"/>
        <table:table-row>
          <table:table-cell table:number-columns-spanned="2">
            <text:p><text:span text:style-name="Highlight">&lt;add&gt; </text:span>(<text:span>addition</text:span>) <text:span>contains letters, words, or phrases inserted in the source text by an author, scribe, or a previous annotator or corrector.</text:span> [<text:a xlink:type="simple" xlink:href="https://www.tei-c.org/release/doc/tei-p5-doc/en/html/CO.html#COEDADD">3.5.3. Additions, Deletions, and Omission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item>
                <text:p text:style-name="P1">att.typed</text:p>
                <text:list text:style-name="L1">
                  <text:list-item>
                    <text:p text:style-name="P1"><text:span text:style-name="Emphasis">@type</text:span></text:p>
                  </text:list-item>
                  <text:list-item>
                    <text:p text:style-name="P1"><text:span text:style-name="Emphasis">@subtype</text:span></text:p>
                  </text:list-item>
                </text:list>
              </text:list-item>
              <text:list-item>
                <text:p text:style-name="P1">att.dimensions</text:p>
                <text:list text:style-name="L1">
                  <text:list-item>
                    <text:p text:style-name="P1"><text:span text:style-name="Emphasis">@unit</text:span></text:p>
                  </text:list-item>
                  <text:list-item>
                    <text:p text:style-name="P1"><text:span text:style-name="Emphasis">@quantity</text:span></text:p>
                  </text:list-item>
                  <text:list-item>
                    <text:p text:style-name="P1"><text:span text:style-name="Emphasis">@extent</text:span></text:p>
                  </text:list-item>
                  <text:list-item>
                    <text:p text:style-name="P1"><text:span text:style-name="Emphasis">@precision</text:span></text:p>
                  </text:list-item>
                  <text:list-item>
                    <text:p text:style-name="P1"><text:span text:style-name="Emphasis">@scope</text:span></text:p>
                  </text:list-item>
                </text:list>
                <text:list text:style-name="L1">
                  <text:list-item>
                    <text:p text:style-name="P1">att.ranging</text:p>
                    <text:list text:style-name="L1">
                      <text:list-item>
                        <text:p text:style-name="P1"><text:span text:style-name="Emphasis">@atLeast</text:span></text:p>
                      </text:list-item>
                      <text:list-item>
                        <text:p text:style-name="P1"><text:span text:style-name="Emphasis">@atMost</text:span></text:p>
                      </text:list-item>
                      <text:list-item>
                        <text:p text:style-name="P1"><text:span text:style-name="Emphasis">@min</text:span></text:p>
                      </text:list-item>
                      <text:list-item>
                        <text:p text:style-name="P1"><text:span text:style-name="Emphasis">@max</text:span></text:p>
                      </text:list-item>
                      <text:list-item>
                        <text:p text:style-name="P1"><text:span text:style-name="Emphasis">@confidence</text:span></text:p>
                      </text:list-item>
                    </text:list>
                  </text:list-item>
                </text:list>
              </text:list-item>
              <text:list-item>
                <text:p text:style-name="P1">att.transcriptional</text:p>
                <text:list text:style-name="L1">
                  <text:list-item>
                    <text:p text:style-name="P1"><text:span>@status</text:span></text:p>
                  </text:list-item>
                  <text:list-item>
                    <text:p text:style-name="P1"><text:span>@cause</text:span></text:p>
                  </text:list-item>
                  <text:list-item>
                    <text:p text:style-name="P1"><text:span>@seq</text:span></text:p>
                  </text:list-item>
                </text:list>
              </text:list-item>
              <text:list-item>
                <text:p text:style-name="P1">att.editLike</text:p>
                <text:list text:style-name="L1">
                  <text:list-item>
                    <text:p text:style-name="P1"><text:span>@evidence</text:span></text:p>
                  </text:list-item>
                  <text:list-item>
                    <text:p text:style-name="P1"><text:span>@instant</text:span></text:p>
                  </text:list-item>
                </text:list>
              </text:list-item>
            </text:list>
            <table:table table:name="table8" table:style-name="Table1">
              <table:table-column table:style-name="Table1.col1"/>
              <table:table-column table:style-name="Table2.col2"/>
              <table:table-row>
                <table:table-cell>
                  <text:p>hand</text:p>
                </table:table-cell>
                <table:table-cell>
                  <table:table table:name="table9" table:style-name="Table1">
                    <table:table-column table:style-name="Table1.col1"/>
                    <table:table-column table:style-name="Table2.col2"/>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Legal values are:</text:span></text:p>
                      </table:table-cell>
                      <table:table-cell>
                        <text:p text:style-name="List_20_Heading">#hand1</text:p>
                        <text:p text:style-name="List_20_Contents"/>
                        <text:p text:style-name="List_20_Heading">#hand2</text:p>
                        <text:p text:style-name="List_20_Contents"/>
                        <text:p text:style-name="List_20_Heading">#hand3</text:p>
                        <text:p text:style-name="List_20_Contents"/>
                        <text:p text:style-name="List_20_Heading">#hand4</text:p>
                        <text:p text:style-name="List_20_Contents"/>
                      </table:table-cell>
                    </table:table-row>
                  </table:table>
                </table:table-cell>
              </table:table-row>
              <table:table-row>
                <table:table-cell>
                  <text:p>place</text:p>
                </table:table-cell>
                <table:table-cell>
                  <table:table table:name="table10" table:style-name="Table1">
                    <table:table-column table:style-name="Table1.col1"/>
                    <table:table-column table:style-name="Table2.col2"/>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Legal values are:</text:span></text:p>
                      </table:table-cell>
                      <table:table-cell>
                        <text:p text:style-name="List_20_Heading">below</text:p>
                        <text:p text:style-name="List_20_Contents"/>
                        <text:p text:style-name="List_20_Heading">above</text:p>
                        <text:p text:style-name="List_20_Contents"/>
                        <text:p text:style-name="List_20_Heading">right margin</text:p>
                        <text:p text:style-name="List_20_Contents"/>
                        <text:p text:style-name="List_20_Heading">left margin</text:p>
                        <text:p text:style-name="List_20_Contents"/>
                        <text:p text:style-name="List_20_Heading">central margin</text:p>
                        <text:p text:style-name="List_20_Contents"/>
                        <text:p text:style-name="List_20_Heading">top margin</text:p>
                        <text:p text:style-name="List_20_Contents"/>
                        <text:p text:style-name="List_20_Heading">bottom margin</text:p>
                        <text:p text:style-name="List_20_Contents"/>
                        <text:p text:style-name="List_20_Heading">overleaf</text:p>
                        <text:p text:style-name="List_20_Contents"/>
                      </table:table-cell>
                    </table:table-row>
                  </table:table>
                </table:table-cell>
              </table:table-row>
            </table:table>
          </table:table-cell>
        </table:table-row>
        <table:table-row>
          <table:table-cell>
            <text:p><text:span text:style-name="Highlight">Member of</text:span></text:p>
          </table:table-cell>
          <table:table-cell>
            <text:p>model.pPart.transcriptional </text:p>
          </table:table-cell>
        </table:table-row>
        <table:table-row>
          <table:table-cell>
            <text:p><text:span text:style-name="Highlight">Contained by</text:span></text:p>
          </table:table-cell>
          <table:table-cell>
            <text:p><text:span>core: </text:span><text:span>add author corr date del head hi l lg name note num orig p publisher quote ref reg rs said sic textLang title unclear</text:span></text:p>
            <text:p><text:span>header: </text:span><text:span>change edition extent handNote licence</text:span></text:p>
            <text:p><text:span>linking: </text:span><text:span>seg</text:span></text:p>
            <text:p><text:span>msdescription: </text:span><text:span>acquisition condition decoNote explicit foliation incipit layout origin rubric support</text:span></text:p>
            <text:p><text:span>namesdates: </text:span><text:span>country persName placeName settlement</text:span></text:p>
            <text:p><text:span>textcrit: </text:span><text:span>lem rdg</text:span></text:p>
            <text:p><text:span>transcr: </text:span><text:span>damage subst supplied surplus</text:span></text:p>
          </table:table-cell>
        </table:table-row>
        <table:table-row>
          <table:table-cell>
            <text:p><text:span text:style-name="Highlight">May contain</text:span></text:p>
          </table:table-cell>
          <table:table-cell>
            <text:p><text:span>analysis: </text:span><text:span>c</text:span></text:p>
            <text:p><text:span>core: </text:span><text:span>add cb choice corr date del gap hi l lg name note num orig pb quote ref reg rs said sic title unclear</text:span></text:p>
            <text:p><text:span>figures: </text:span><text:span>figure</text:span></text:p>
            <text:p><text:span>header: </text:span><text:span>idno</text:span></text:p>
            <text:p><text:span>linking: </text:span><text:span>anchor seg</text:span></text:p>
            <text:p><text:span>msdescription: </text:span><text:span>dimensions height locus locusGrp msDesc width</text:span></text:p>
            <text:p><text:span>namesdates: </text:span><text:span>country persName placeName settlement</text:span></text:p>
            <text:p><text:span>textcrit: </text:span><text:span>app listWit</text:span></text:p>
            <text:p><text:span>transcr: </text:span><text:span>damage handShift subst supplied surplus</text:span></text:p>
            <text:p>character data</text:p>
          </table:table-cell>
        </table:table-row>
        <table:table-row>
          <table:table-cell>
            <text:p><text:span text:style-name="Highlight">Note</text:span></text:p>
          </table:table-cell>
          <table:table-cell>
            <text:p text:style-name="Text_20_body">In a diplomatic edition attempting to represent an original source, the &lt;add&gt; element should not be used for additions to the current TEI electronic edition made by editors or encoders. In these cases, either the &lt;corr&gt; or &lt;supplied&gt; element are recommended.</text:p>
            <text:p text:style-name="Text_20_body">In a TEI edition of a historical text with previous editorial emendations in which such additions or reconstructions are considered part of the source text, the use of &lt;add&gt; may be appropriate, dependent on the editorial philosophy of the project.</text:p>
          </table:table-cell>
        </table:table-row>
        <table:table-row>
          <table:table-cell>
            <text:p><text:span text:style-name="Highlight">Example</text:span></text:p>
          </table:table-cell>
          <table:table-cell>
            <text:p text:style-name="Preformatted_20_Text">The story I am</text:p>
            <text:p text:style-name="Preformatted_20_Text"> going to relate is true as to its main facts, and as to the</text:p>
            <text:p text:style-name="Preformatted_20_Text"> consequences &lt;add place="above"&gt;of these facts&lt;/add&gt; from which</text:p>
            <text:p text:style-name="Preformatted_20_Text"> this tale takes its title.</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macroRef key="macro.paraContent"/&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add</text:p>
            <text:p text:style-name="Preformatted_20_Text">{</text:p>
            <text:p text:style-name="Preformatted_20_Text">   att.global.attributes,</text:p>
            <text:p text:style-name="Preformatted_20_Text">   att.transcriptional.attribute.status,</text:p>
            <text:p text:style-name="Preformatted_20_Text">   att.transcriptional.attribute.cause,</text:p>
            <text:p text:style-name="Preformatted_20_Text">   att.transcriptional.attribute.seq,</text:p>
            <text:p text:style-name="Preformatted_20_Text">   att.editLike.attribute.evidence,</text:p>
            <text:p text:style-name="Preformatted_20_Text">   att.editLike.attribute.instant,</text:p>
            <text:p text:style-name="Preformatted_20_Text">   att.typed.attributes,</text:p>
            <text:p text:style-name="Preformatted_20_Text">   att.dimensions.attributes,</text:p>
            <text:p text:style-name="Preformatted_20_Text">   attribute hand { "#hand1" | "#hand2" | "#hand3" | "#hand4" },</text:p>
            <text:p text:style-name="Preformatted_20_Text">   attribute place</text:p>
            <text:p text:style-name="Preformatted_20_Text">   {</text:p>
            <text:p text:style-name="Preformatted_20_Text">      "below"</text:p>
            <text:p text:style-name="Preformatted_20_Text">    | "above"</text:p>
            <text:p text:style-name="Preformatted_20_Text">    | "right margin"</text:p>
            <text:p text:style-name="Preformatted_20_Text">    | "left margin"</text:p>
            <text:p text:style-name="Preformatted_20_Text">    | "central margin"</text:p>
            <text:p text:style-name="Preformatted_20_Text">    | "top margin"</text:p>
            <text:p text:style-name="Preformatted_20_Text">    | "bottom margin"</text:p>
            <text:p text:style-name="Preformatted_20_Text">    | "overleaf"</text:p>
            <text:p text:style-name="Preformatted_20_Text">   },</text:p>
            <text:p text:style-name="Preformatted_20_Text">   macro.paraContent</text:p>
            <text:p text:style-name="Preformatted_20_Text">}</text:p>
          </table:table-cell>
        </table:table-row>
      </table:table>
      <text:h text:outline-level="3"><text:bookmark text:name="TEI.altIdentifier"/>&lt;altIdentifier&gt;</text:h>
      <table:table table:name="table11" table:style-name="Table1">
        <table:table-column table:style-name="Table1.col1"/>
        <table:table-column table:style-name="Table2.col2"/>
        <table:table-row>
          <table:table-cell table:number-columns-spanned="2">
            <text:p><text:span text:style-name="Highlight">&lt;altIdentifier&gt; </text:span>(<text:span>alternative identifier</text:span>) <text:span>contains an alternative or former structured identifier used for a manuscript or other object, such as a former catalogue number.</text:span> [<text:a xlink:type="simple" xlink:href="https://www.tei-c.org/release/doc/tei-p5-doc/en/html/MS.html#msid">10.4. The Manuscript Identifier</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item>
                <text:p text:style-name="P1">att.typed</text:p>
                <text:list text:style-name="L1">
                  <text:list-item>
                    <text:p text:style-name="P1"><text:span text:style-name="Emphasis">@type</text:span></text:p>
                  </text:list-item>
                  <text:list-item>
                    <text:p text:style-name="P1"><text:span text:style-name="Emphasis">@subtype</text:span></text:p>
                  </text:list-item>
                </text:list>
              </text:list-item>
              <text:list-item>
                <text:p text:style-name="P1">att.datable</text:p>
                <text:list text:style-name="L1">
                  <text:list-item>
                    <text:p text:style-name="P1"><text:span text:style-name="Emphasis">@period</text:span></text:p>
                  </text:list-item>
                </text:list>
                <text:list text:style-name="L1">
                  <text:list-item>
                    <text:p text:style-name="P1">att.datable.w3c</text:p>
                    <text:list text:style-name="L1">
                      <text:list-item>
                        <text:p text:style-name="P1"><text:span text:style-name="Emphasis">@when</text:span></text:p>
                      </text:list-item>
                      <text:list-item>
                        <text:p text:style-name="P1"><text:span text:style-name="Emphasis">@notBefore</text:span></text:p>
                      </text:list-item>
                      <text:list-item>
                        <text:p text:style-name="P1"><text:span text:style-name="Emphasis">@notAfter</text:span></text:p>
                      </text:list-item>
                      <text:list-item>
                        <text:p text:style-name="P1"><text:span text:style-name="Emphasis">@from</text:span></text:p>
                      </text:list-item>
                      <text:list-item>
                        <text:p text:style-name="P1"><text:span text:style-name="Emphasis">@to</text:span></text:p>
                      </text:list-item>
                    </text:list>
                  </text:list-item>
                  <text:list-item>
                    <text:p text:style-name="P1">att.datable.iso</text:p>
                    <text:list text:style-name="L1">
                      <text:list-item>
                        <text:p text:style-name="P1"><text:span text:style-name="Emphasis">@when-iso</text:span></text:p>
                      </text:list-item>
                      <text:list-item>
                        <text:p text:style-name="P1"><text:span text:style-name="Emphasis">@notBefore-iso</text:span></text:p>
                      </text:list-item>
                      <text:list-item>
                        <text:p text:style-name="P1"><text:span text:style-name="Emphasis">@notAfter-iso</text:span></text:p>
                      </text:list-item>
                      <text:list-item>
                        <text:p text:style-name="P1"><text:span text:style-name="Emphasis">@from-iso</text:span></text:p>
                      </text:list-item>
                      <text:list-item>
                        <text:p text:style-name="P1"><text:span text:style-name="Emphasis">@to-iso</text:span></text:p>
                      </text:list-item>
                    </text:list>
                  </text:list-item>
                  <text:list-item>
                    <text:p text:style-name="P1">att.datable.custom</text:p>
                    <text:list text:style-name="L1">
                      <text:list-item>
                        <text:p text:style-name="P1"><text:span text:style-name="Emphasis">@when-custom</text:span></text:p>
                      </text:list-item>
                      <text:list-item>
                        <text:p text:style-name="P1"><text:span text:style-name="Emphasis">@notBefore-custom</text:span></text:p>
                      </text:list-item>
                      <text:list-item>
                        <text:p text:style-name="P1"><text:span text:style-name="Emphasis">@notAfter-custom</text:span></text:p>
                      </text:list-item>
                      <text:list-item>
                        <text:p text:style-name="P1"><text:span text:style-name="Emphasis">@from-custom</text:span></text:p>
                      </text:list-item>
                      <text:list-item>
                        <text:p text:style-name="P1"><text:span text:style-name="Emphasis">@to-custom</text:span></text:p>
                      </text:list-item>
                      <text:list-item>
                        <text:p text:style-name="P1"><text:span text:style-name="Emphasis">@datingPoint</text:span></text:p>
                      </text:list-item>
                      <text:list-item>
                        <text:p text:style-name="P1"><text:span text:style-name="Emphasis">@datingMethod</text:span></text:p>
                      </text:list-item>
                    </text:list>
                  </text:list-item>
                </text:list>
              </text:list-item>
            </text:list>
            <table:table table:name="table12" table:style-name="Table1">
              <table:table-column table:style-name="Table1.col1"/>
              <table:table-column table:style-name="Table2.col2"/>
              <table:table-row>
                <table:table-cell>
                  <text:p>calendar</text:p>
                </table:table-cell>
                <table:table-cell>
                  <text:p><text:span>indicates one or more systems or calendars to which the date represented by the content of this element belongs.</text:span></text:p>
                  <table:table table:name="table13" table:style-name="Table1">
                    <table:table-column table:style-name="Table1.col1"/>
                    <table:table-column table:style-name="Table2.col2"/>
                    <table:table-row>
                      <table:table-cell>
                        <text:p><text:span><text:a xlink:type="simple" xlink:href="http://www.tei-c.org/Activities/Council/Working/tcw27.xml"><text:span>Deprecated</text:span></text:a></text:span></text:p>
                      </table:table-cell>
                      <table:table-cell table:number-columns-spanned="1">
                        <text:p><text:span>will be removed on 2024-11-11</text:span></text:p>
                      </table:table-cell>
                    </table:table-row>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idata.pointer <text:span>separated by whitespace</text:span></text:p>
                      </table:table-cell>
                    </table:table-row>
                    <table:table-row>
                      <table:table-cell>
                        <text:p><text:span text:style-name="Highlight">Schematron</text:span></text:p>
                      </table:table-cell>
                      <table:table-cell>
                        <text:p>
&lt;sch:rule context="tei:*[@calendar]"&gt;
&lt;sch:assert test="string-length( normalize-space(.) ) gt 0"&gt; @calendar indicates one or more
 systems or calendars to which the date represented by the content of this element belongs,
 but this &lt;sch:name/&gt; element has no textual content.&lt;/sch:assert&gt;
&lt;/sch:rule&gt;</text:p>
                      </table:table-cell>
                    </table:table-row>
                  </table:table>
                </table:table-cell>
              </table:table-row>
            </table:table>
          </table:table-cell>
        </table:table-row>
        <table:table-row>
          <table:table-cell>
            <text:p><text:span text:style-name="Highlight">Contained by</text:span></text:p>
          </table:table-cell>
          <table:table-cell>
            <text:p><text:span>msdescription: </text:span><text:span>msIdentifier</text:span></text:p>
          </table:table-cell>
        </table:table-row>
        <table:table-row>
          <table:table-cell>
            <text:p><text:span text:style-name="Highlight">May contain</text:span></text:p>
          </table:table-cell>
          <table:table-cell>
            <text:p><text:span>header: </text:span><text:span>idno</text:span></text:p>
          </table:table-cell>
        </table:table-row>
        <table:table-row>
          <table:table-cell>
            <text:p><text:span text:style-name="Highlight">Note</text:span></text:p>
          </table:table-cell>
          <table:table-cell>
            <text:p text:style-name="Text_20_body">An identifying number of some kind must be supplied if known; if it is not known, this should be stated. </text:p>
          </table:table-cell>
        </table:table-row>
        <table:table-row>
          <table:table-cell>
            <text:p><text:span text:style-name="Highlight">Example</text:span></text:p>
          </table:table-cell>
          <table:table-cell>
            <text:p text:style-name="Preformatted_20_Text">&lt;altIdentifier&gt;</text:p>
            <text:p text:style-name="Preformatted_20_Text"> &lt;settlement&gt;San Marino&lt;/settlement&gt;</text:p>
            <text:p text:style-name="Preformatted_20_Text"> &lt;repository&gt;Huntington Library&lt;/repository&gt;</text:p>
            <text:p text:style-name="Preformatted_20_Text"> &lt;idno&gt;MS.El.26.C.9&lt;/idno&gt;</text:p>
            <text:p text:style-name="Preformatted_20_Text">&lt;/altIdentifier&gt;</text:p>
          </table:table-cell>
        </table:table-row>
        <table:table-row>
          <table:table-cell>
            <text:p><text:span text:style-name="Highlight">Schematron</text:span></text:p>
          </table:table-cell>
          <table:table-cell>
            <text:p>
&lt;sch:rule context="tei:*[@calendar]"&gt;
&lt;sch:assert test="string-length( normalize-space(.) ) gt 0"&gt; @calendar indicates one or more
 systems or calendars to which the date represented by the content of this element belongs,
 but this &lt;sch:name/&gt; element has no textual content.&lt;/sch:assert&gt;
&lt;/sch:rule&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elementRef key="idno" minOccurs="1"</text:p>
            <text:p text:style-name="Preformatted_20_Text">  maxOccurs="2"/&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altIdentifier</text:p>
            <text:p text:style-name="Preformatted_20_Text">{</text:p>
            <text:p text:style-name="Preformatted_20_Text">   att.global.attributes,</text:p>
            <text:p text:style-name="Preformatted_20_Text">   att.typed.attributes,</text:p>
            <text:p text:style-name="Preformatted_20_Text">   att.datable.attributes,</text:p>
            <text:p text:style-name="Preformatted_20_Text">   attribute calendar { list { + } }?,</text:p>
            <text:p text:style-name="Preformatted_20_Text">   ( idno, idno? )</text:p>
            <text:p text:style-name="Preformatted_20_Text">}</text:p>
          </table:table-cell>
        </table:table-row>
      </table:table>
      <text:h text:outline-level="3"><text:bookmark text:name="TEI.anchor"/>&lt;anchor&gt;</text:h>
      <table:table table:name="table14" table:style-name="Table1">
        <table:table-column table:style-name="Table1.col1"/>
        <table:table-column table:style-name="Table2.col2"/>
        <table:table-row>
          <table:table-cell table:number-columns-spanned="2">
            <text:p><text:span text:style-name="Highlight">&lt;anchor&gt; </text:span>(<text:span>anchor point</text:span>) <text:span>attaches an identifier to a point within a text, whether or not it corresponds with a textual element.</text:span> [<text:a xlink:type="simple" xlink:href="https://www.tei-c.org/release/doc/tei-p5-doc/en/html/TS.html#TSSAPA">8.4.2. Synchronization and Overlap</text:a> <text:a xlink:type="simple" xlink:href="https://www.tei-c.org/release/doc/tei-p5-doc/en/html/SA.html#SACS">16.5. Correspondence and Alignment</text:a>]</text:p>
          </table:table-cell>
          <table:covered-table-cell/>
        </table:table-row>
        <table:table-row>
          <table:table-cell>
            <text:p><text:span text:style-name="Highlight">Module</text:span></text:p>
          </table:table-cell>
          <table:table-cell>
            <text:p>linking</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item>
                <text:p text:style-name="P1">att.typed</text:p>
                <text:list text:style-name="L1">
                  <text:list-item>
                    <text:p text:style-name="P1"><text:span text:style-name="Emphasis">@type</text:span></text:p>
                  </text:list-item>
                  <text:list-item>
                    <text:p text:style-name="P1"><text:span text:style-name="Emphasis">@subtype</text:span></text:p>
                  </text:list-item>
                </text:list>
              </text:list-item>
            </text:list>
          </table:table-cell>
        </table:table-row>
        <table:table-row>
          <table:table-cell>
            <text:p><text:span text:style-name="Highlight">Member of</text:span></text:p>
          </table:table-cell>
          <table:table-cell>
            <text:p>model.milestoneLike</text:p>
          </table:table-cell>
        </table:table-row>
        <table:table-row>
          <table:table-cell>
            <text:p><text:span text:style-name="Highlight">Contained by</text:span></text:p>
          </table:table-cell>
          <table:table-cell>
            <text:p><text:span>core: </text:span><text:span>add author corr date del head hi l lg name note num orig p publisher quote ref reg resp rs said sic textLang title unclear</text:span></text:p>
            <text:p><text:span>figures: </text:span><text:span>figure</text:span></text:p>
            <text:p><text:span>header: </text:span><text:span>authority change edition extent handNote language licence</text:span></text:p>
            <text:p><text:span>linking: </text:span><text:span>seg</text:span></text:p>
            <text:p><text:span>msdescription: </text:span><text:span>acquisition condition decoNote explicit foliation incipit layout msItem origin repository rubric support</text:span></text:p>
            <text:p><text:span>namesdates: </text:span><text:span>country persName placeName settlement</text:span></text:p>
            <text:p><text:span>textcrit: </text:span><text:span>lem rdg</text:span></text:p>
            <text:p><text:span>textstructure: </text:span><text:span>body div text</text:span></text:p>
            <text:p><text:span>transcr: </text:span><text:span>damage subst supplied surplus</text:span></text:p>
          </table:table-cell>
        </table:table-row>
        <table:table-row>
          <table:table-cell>
            <text:p><text:span text:style-name="Highlight">May contain</text:span></text:p>
          </table:table-cell>
          <table:table-cell>
            <text:p><text:span>Empty element</text:span></text:p>
          </table:table-cell>
        </table:table-row>
        <table:table-row>
          <table:table-cell>
            <text:p><text:span text:style-name="Highlight">Note</text:span></text:p>
          </table:table-cell>
          <table:table-cell>
            <text:p text:style-name="Text_20_body">On this element, the global <text:span text:style-name="Emphasis">xml:id</text:span> attribute must be supplied to specify an identifier for the point at which this element occurs within a document. The value used may be chosen freely provided that it is unique within the document and is a syntactically valid name. There is no requirement for values containing numbers to be in sequence.</text:p>
          </table:table-cell>
        </table:table-row>
        <table:table-row>
          <table:table-cell>
            <text:p><text:span text:style-name="Highlight">Example</text:span></text:p>
          </table:table-cell>
          <table:table-cell>
            <text:p text:style-name="Preformatted_20_Text">&lt;s&gt;The anchor is he&lt;anchor xml:id="A234"/&gt;re somewhere.&lt;/s&gt;</text:p>
            <text:p text:style-name="Preformatted_20_Text">&lt;s&gt;Help me find it.&lt;ptr target="#A234"/&gt;</text:p>
            <text:p text:style-name="Preformatted_20_Text">&lt;/s&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empty/&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anchor { att.global.attributes, att.typed.attributes, empty }</text:p>
          </table:table-cell>
        </table:table-row>
      </table:table>
      <text:h text:outline-level="3"><text:bookmark text:name="TEI.app"/>&lt;app&gt;</text:h>
      <table:table table:name="table15" table:style-name="Table1">
        <table:table-column table:style-name="Table1.col1"/>
        <table:table-column table:style-name="Table2.col2"/>
        <table:table-row>
          <table:table-cell table:number-columns-spanned="2">
            <text:p><text:span text:style-name="Highlight">&lt;app&gt; </text:span>(<text:span>apparatus entry</text:span>) <text:span>contains one entry in a critical apparatus, with an optional lemma and usually one or more readings or notes on the relevant passage.</text:span> [<text:a xlink:type="simple" xlink:href="https://www.tei-c.org/release/doc/tei-p5-doc/en/html/TC.html#TCAPEN">12.1.1. The Apparatus Entry</text:a>]</text:p>
          </table:table-cell>
          <table:covered-table-cell/>
        </table:table-row>
        <table:table-row>
          <table:table-cell>
            <text:p><text:span text:style-name="Highlight">Module</text:span></text:p>
          </table:table-cell>
          <table:table-cell>
            <text:p>textcrit</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item>
                <text:p text:style-name="P1">att.typed</text:p>
                <text:list text:style-name="L1">
                  <text:list-item>
                    <text:p text:style-name="P1"><text:span>type</text:span></text:p>
                  </text:list-item>
                  <text:list-item>
                    <text:p text:style-name="P1"><text:span>@subtype</text:span></text:p>
                  </text:list-item>
                </text:list>
              </text:list-item>
            </text:list>
            <table:table table:name="table16" table:style-name="Table1">
              <table:table-column table:style-name="Table1.col1"/>
              <table:table-column table:style-name="Table2.col2"/>
              <table:table-row>
                <table:table-cell>
                  <text:p>type</text:p>
                </table:table-cell>
                <table:table-cell>
                  <text:p><text:span>classifies the variation contained in this element according to some convenient typology.</text:span></text:p>
                  <table:table table:name="table17" table:style-name="Table1">
                    <table:table-column table:style-name="Table1.col1"/>
                    <table:table-column table:style-name="Table2.col2"/>
                    <table:table-row>
                      <table:table-cell>
                        <text:p><text:span text:style-name="Highlight">Derived from</text:span></text:p>
                      </table:table-cell>
                      <table:table-cell>
                        <text:p>att.typed</text:p>
                      </table:table-cell>
                    </table:table-row>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enumerated</text:p>
                      </table:table-cell>
                    </table:table-row>
                  </table:table>
                </table:table-cell>
              </table:table-row>
              <table:table-row>
                <table:table-cell>
                  <text:p>from</text:p>
                </table:table-cell>
                <table:table-cell>
                  <text:p><text:span>identifies the beginning of the lemma in the base text.</text:span></text:p>
                  <table:table table:name="table18"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pointer</text:p>
                      </table:table-cell>
                    </table:table-row>
                    <table:table-row>
                      <table:table-cell>
                        <text:p><text:span text:style-name="Highlight">Note</text:span></text:p>
                      </table:table-cell>
                      <table:table-cell>
                        <text:p text:style-name="Text_20_body">This attribute should be used when either the double-end point method of apparatus markup, or the location-referenced method with a URL rather than canonical reference, are used.</text:p>
                      </table:table-cell>
                    </table:table-row>
                  </table:table>
                </table:table-cell>
              </table:table-row>
              <table:table-row>
                <table:table-cell>
                  <text:p>to</text:p>
                </table:table-cell>
                <table:table-cell>
                  <text:p><text:span>identifies the endpoint of the lemma in the base text.</text:span></text:p>
                  <table:table table:name="table19"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pointer</text:p>
                      </table:table-cell>
                    </table:table-row>
                    <table:table-row>
                      <table:table-cell>
                        <text:p><text:span text:style-name="Highlight">Note</text:span></text:p>
                      </table:table-cell>
                      <table:table-cell>
                        <text:p text:style-name="Text_20_body">This attribute is only used when the double-end point method of apparatus markup is used, when the encoded apparatus is not embedded <text:span text:style-name="Emphasis">in-line</text:span> in the base-text.</text:p>
                      </table:table-cell>
                    </table:table-row>
                  </table:table>
                </table:table-cell>
              </table:table-row>
              <table:table-row>
                <table:table-cell>
                  <text:p>loc</text:p>
                </table:table-cell>
                <table:table-cell>
                  <text:p>(<text:span>location</text:span>) <text:span>indicates the location of the variation, when the location-referenced method of apparatus markup is used.</text:span></text:p>
                  <table:table table:name="table20"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idata.word <text:span>separated by whitespace</text:span></text:p>
                      </table:table-cell>
                    </table:table-row>
                    <table:table-row>
                      <table:table-cell>
                        <text:p><text:span text:style-name="Highlight">Note</text:span></text:p>
                      </table:table-cell>
                      <table:table-cell>
                        <text:p text:style-name="Text_20_body">This attribute is used only when the location-referenced encoding method is used. It supplies a string containing a canonical reference for the passage to which the variation applies.</text:p>
                      </table:table-cell>
                    </table:table-row>
                  </table:table>
                </table:table-cell>
              </table:table-row>
            </table:table>
          </table:table-cell>
        </table:table-row>
        <table:table-row>
          <table:table-cell>
            <text:p><text:span text:style-name="Highlight">Member of</text:span></text:p>
          </table:table-cell>
          <table:table-cell>
            <text:p>model.global.edit</text:p>
          </table:table-cell>
        </table:table-row>
        <table:table-row>
          <table:table-cell>
            <text:p><text:span text:style-name="Highlight">Contained by</text:span></text:p>
          </table:table-cell>
          <table:table-cell>
            <text:p><text:span>core: </text:span><text:span>add author corr date del head hi l lg name note num orig p publisher quote ref reg resp rs said sic textLang title unclear</text:span></text:p>
            <text:p><text:span>figures: </text:span><text:span>figure</text:span></text:p>
            <text:p><text:span>header: </text:span><text:span>authority change edition extent handNote language licence</text:span></text:p>
            <text:p><text:span>linking: </text:span><text:span>seg</text:span></text:p>
            <text:p><text:span>msdescription: </text:span><text:span>acquisition condition decoNote explicit foliation incipit layout msItem origin repository rubric support</text:span></text:p>
            <text:p><text:span>namesdates: </text:span><text:span>country persName placeName settlement</text:span></text:p>
            <text:p><text:span>textcrit: </text:span><text:span>lem rdg</text:span></text:p>
            <text:p><text:span>textstructure: </text:span><text:span>body div text</text:span></text:p>
            <text:p><text:span>transcr: </text:span><text:span>damage supplied surplus</text:span></text:p>
          </table:table-cell>
        </table:table-row>
        <table:table-row>
          <table:table-cell>
            <text:p><text:span text:style-name="Highlight">May contain</text:span></text:p>
          </table:table-cell>
          <table:table-cell>
            <text:p><text:span>core: </text:span><text:span>note</text:span></text:p>
            <text:p><text:span>textcrit: </text:span><text:span>lem rdg rdgGrp</text:span></text:p>
          </table:table-cell>
        </table:table-row>
        <table:table-row>
          <table:table-cell>
            <text:p><text:span text:style-name="Highlight">Example</text:span></text:p>
          </table:table-cell>
          <table:table-cell>
            <text:p text:style-name="Preformatted_20_Text">&lt;app&gt;</text:p>
            <text:p text:style-name="Preformatted_20_Text"> &lt;lem wit="#El #Hg"&gt;Experience&lt;/lem&gt;</text:p>
            <text:p text:style-name="Preformatted_20_Text"> &lt;rdg wit="#La" type="substantive"&gt;Experiment&lt;/rdg&gt;</text:p>
            <text:p text:style-name="Preformatted_20_Text"> &lt;rdg wit="#Ra2" type="substantive"&gt;Eryment&lt;/rdg&gt;</text:p>
            <text:p text:style-name="Preformatted_20_Text">&lt;/app&gt;</text:p>
          </table:table-cell>
        </table:table-row>
        <table:table-row>
          <table:table-cell>
            <text:p><text:span text:style-name="Highlight">Example</text:span></text:p>
          </table:table-cell>
          <table:table-cell>
            <text:p text:style-name="Preformatted_20_Text">&lt;app type="substantive"&gt;</text:p>
            <text:p text:style-name="Preformatted_20_Text"> &lt;rdgGrp type="subvariants"&gt;</text:p>
            <text:p text:style-name="Preformatted_20_Text">  &lt;lem wit="#El #Hg"&gt;Experience&lt;/lem&gt;</text:p>
            <text:p text:style-name="Preformatted_20_Text">  &lt;rdg wit="#Ha4"&gt;Experiens&lt;/rdg&gt;</text:p>
            <text:p text:style-name="Preformatted_20_Text"> &lt;/rdgGrp&gt;</text:p>
            <text:p text:style-name="Preformatted_20_Text"> &lt;rdgGrp type="subvariants"&gt;</text:p>
            <text:p text:style-name="Preformatted_20_Text">  &lt;lem wit="#Cp #Ld1"&gt;Experiment&lt;/lem&gt;</text:p>
            <text:p text:style-name="Preformatted_20_Text">  &lt;rdg wit="#La"&gt;Ex&lt;g ref="#per"/&gt;iment&lt;/rdg&gt;</text:p>
            <text:p text:style-name="Preformatted_20_Text"> &lt;/rdgGrp&gt;</text:p>
            <text:p text:style-name="Preformatted_20_Text"> &lt;rdgGrp type="subvariants"&gt;</text:p>
            <text:p text:style-name="Preformatted_20_Text">  &lt;lem resp="#ed2013"&gt;Eriment&lt;/lem&gt;</text:p>
            <text:p text:style-name="Preformatted_20_Text">  &lt;rdg wit="#Ra2"&gt;Eryment&lt;/rdg&gt;</text:p>
            <text:p text:style-name="Preformatted_20_Text"> &lt;/rdgGrp&gt;</text:p>
            <text:p text:style-name="Preformatted_20_Text">&lt;/app&gt;</text:p>
          </table:table-cell>
        </table:table-row>
        <table:table-row>
          <table:table-cell>
            <text:p><text:span text:style-name="Highlight">Example</text:span></text:p>
          </table:table-cell>
          <table:table-cell>
            <text:p text:style-name="Preformatted_20_Text">&lt;app loc="1"&gt;</text:p>
            <text:p text:style-name="Preformatted_20_Text"> &lt;rdg resp="#SEG"&gt;TIMΩΔA&lt;/rdg&gt;</text:p>
            <text:p text:style-name="Preformatted_20_Text">&lt;/app&gt;</text:p>
          </table:table-cell>
        </table:table-row>
        <table:table-row>
          <table:table-cell>
            <text:p><text:span text:style-name="Highlight">Example</text:span></text:p>
          </table:table-cell>
          <table:table-cell>
            <text:p text:style-name="Preformatted_20_Text">&lt;app loc="1-6"&gt;</text:p>
            <text:p text:style-name="Preformatted_20_Text"> &lt;note&gt;Too badly worn to yield a text&lt;/note&gt;</text:p>
            <text:p text:style-name="Preformatted_20_Text">&lt;/app&gt;</text:p>
          </table:table-cell>
        </table:table-row>
        <table:table-row>
          <table:table-cell>
            <text:p><text:span text:style-name="Highlight">Example</text:span></text:p>
          </table:table-cell>
          <table:table-cell>
            <text:p text:style-name="Preformatted_20_Text">&lt;choice xml:id="choice3"&gt;</text:p>
            <text:p text:style-name="Preformatted_20_Text"> &lt;reg&gt;σύμπαντα&lt;/reg&gt;</text:p>
            <text:p text:style-name="Preformatted_20_Text"> &lt;orig&gt;ΣΙΝΠΑΤΑΝ&lt;/orig&gt;</text:p>
            <text:p text:style-name="Preformatted_20_Text">&lt;/choice&gt;</text:p>
            <text:p text:style-name="Preformatted_20_Text">&lt;!-- ... --&gt;</text:p>
            <text:p text:style-name="Preformatted_20_Text">&lt;app from="#choice3"&gt;</text:p>
            <text:p text:style-name="Preformatted_20_Text"> &lt;note&gt;Mommsen's fanciful normalization, reproduced here, has not been accepted by all recent editions&lt;/note&gt;</text:p>
            <text:p text:style-name="Preformatted_20_Text">&lt;/app&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sequence&gt;</text:p>
            <text:p text:style-name="Preformatted_20_Text">  &lt;elementRef key="lem" minOccurs="0"/&gt;</text:p>
            <text:p text:style-name="Preformatted_20_Text">  &lt;alternate maxOccurs="unbounded"</text:p>
            <text:p text:style-name="Preformatted_20_Text">   minOccurs="0"&gt;</text:p>
            <text:p text:style-name="Preformatted_20_Text">   &lt;classRef key="model.rdgLike"/&gt;</text:p>
            <text:p text:style-name="Preformatted_20_Text">   &lt;classRef key="model.noteLike"/&gt;</text:p>
            <text:p text:style-name="Preformatted_20_Text">   &lt;elementRef key="witDetail"/&gt;</text:p>
            <text:p text:style-name="Preformatted_20_Text">   &lt;elementRef key="wit"/&gt;</text:p>
            <text:p text:style-name="Preformatted_20_Text">   &lt;elementRef key="rdgGrp"/&gt;</text:p>
            <text:p text:style-name="Preformatted_20_Text">  &lt;/alternate&gt;</text:p>
            <text:p text:style-name="Preformatted_20_Text"> &lt;/sequenc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app</text:p>
            <text:p text:style-name="Preformatted_20_Text">{</text:p>
            <text:p text:style-name="Preformatted_20_Text">   att.global.attributes,</text:p>
            <text:p text:style-name="Preformatted_20_Text">   att.typed.attribute.subtype,</text:p>
            <text:p text:style-name="Preformatted_20_Text">   attribute type { text }?,</text:p>
            <text:p text:style-name="Preformatted_20_Text">   attribute from { text }?,</text:p>
            <text:p text:style-name="Preformatted_20_Text">   attribute to { text }?,</text:p>
            <text:p text:style-name="Preformatted_20_Text">   attribute loc { list { + } }?,</text:p>
            <text:p text:style-name="Preformatted_20_Text">   ( lem?, ( model.rdgLike | model.noteLike | witDetail | wit | rdgGrp )* )</text:p>
            <text:p text:style-name="Preformatted_20_Text">}</text:p>
          </table:table-cell>
        </table:table-row>
      </table:table>
      <text:h text:outline-level="3"><text:bookmark text:name="TEI.author"/>&lt;author&gt;</text:h>
      <table:table table:name="table21" table:style-name="Table1">
        <table:table-column table:style-name="Table1.col1"/>
        <table:table-column table:style-name="Table2.col2"/>
        <table:table-row>
          <table:table-cell table:number-columns-spanned="2">
            <text:p><text:span text:style-name="Highlight">&lt;author&gt; </text:span>(<text:span>author</text:span>) <text:span>in a bibliographic reference, contains the name(s) of an author, personal or corporate, of a work; for example in the same form as that provided by a recognized bibliographic name authority.</text:span> [<text:a xlink:type="simple" xlink:href="https://www.tei-c.org/release/doc/tei-p5-doc/en/html/CO.html#COBICOR">3.12.2.2. Titles, Authors, and Editors</text:a> <text:a xlink:type="simple" xlink:href="https://www.tei-c.org/release/doc/tei-p5-doc/en/html/HD.html#HD21">2.2.1. The Title Statement</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item>
                <text:p text:style-name="P1">att.naming</text:p>
                <text:list text:style-name="L1">
                  <text:list-item>
                    <text:p text:style-name="P1"><text:span text:style-name="Emphasis">@role</text:span></text:p>
                  </text:list-item>
                  <text:list-item>
                    <text:p text:style-name="P1"><text:span text:style-name="Emphasis">@nymRef</text:span></text:p>
                  </text:list-item>
                </text:list>
                <text:list text:style-name="L1">
                  <text:list-item>
                    <text:p text:style-name="P1">att.canonical</text:p>
                    <text:list text:style-name="L1">
                      <text:list-item>
                        <text:p text:style-name="P1"><text:span text:style-name="Emphasis">@key</text:span></text:p>
                      </text:list-item>
                      <text:list-item>
                        <text:p text:style-name="P1"><text:span text:style-name="Emphasis">@ref</text:span></text:p>
                      </text:list-item>
                    </text:list>
                  </text:list-item>
                </text:list>
              </text:list-item>
              <text:list-item>
                <text:p text:style-name="P1">att.datable</text:p>
                <text:list text:style-name="L1">
                  <text:list-item>
                    <text:p text:style-name="P1"><text:span text:style-name="Emphasis">@period</text:span></text:p>
                  </text:list-item>
                </text:list>
                <text:list text:style-name="L1">
                  <text:list-item>
                    <text:p text:style-name="P1">att.datable.w3c</text:p>
                    <text:list text:style-name="L1">
                      <text:list-item>
                        <text:p text:style-name="P1"><text:span text:style-name="Emphasis">@when</text:span></text:p>
                      </text:list-item>
                      <text:list-item>
                        <text:p text:style-name="P1"><text:span text:style-name="Emphasis">@notBefore</text:span></text:p>
                      </text:list-item>
                      <text:list-item>
                        <text:p text:style-name="P1"><text:span text:style-name="Emphasis">@notAfter</text:span></text:p>
                      </text:list-item>
                      <text:list-item>
                        <text:p text:style-name="P1"><text:span text:style-name="Emphasis">@from</text:span></text:p>
                      </text:list-item>
                      <text:list-item>
                        <text:p text:style-name="P1"><text:span text:style-name="Emphasis">@to</text:span></text:p>
                      </text:list-item>
                    </text:list>
                  </text:list-item>
                  <text:list-item>
                    <text:p text:style-name="P1">att.datable.iso</text:p>
                    <text:list text:style-name="L1">
                      <text:list-item>
                        <text:p text:style-name="P1"><text:span text:style-name="Emphasis">@when-iso</text:span></text:p>
                      </text:list-item>
                      <text:list-item>
                        <text:p text:style-name="P1"><text:span text:style-name="Emphasis">@notBefore-iso</text:span></text:p>
                      </text:list-item>
                      <text:list-item>
                        <text:p text:style-name="P1"><text:span text:style-name="Emphasis">@notAfter-iso</text:span></text:p>
                      </text:list-item>
                      <text:list-item>
                        <text:p text:style-name="P1"><text:span text:style-name="Emphasis">@from-iso</text:span></text:p>
                      </text:list-item>
                      <text:list-item>
                        <text:p text:style-name="P1"><text:span text:style-name="Emphasis">@to-iso</text:span></text:p>
                      </text:list-item>
                    </text:list>
                  </text:list-item>
                  <text:list-item>
                    <text:p text:style-name="P1">att.datable.custom</text:p>
                    <text:list text:style-name="L1">
                      <text:list-item>
                        <text:p text:style-name="P1"><text:span text:style-name="Emphasis">@when-custom</text:span></text:p>
                      </text:list-item>
                      <text:list-item>
                        <text:p text:style-name="P1"><text:span text:style-name="Emphasis">@notBefore-custom</text:span></text:p>
                      </text:list-item>
                      <text:list-item>
                        <text:p text:style-name="P1"><text:span text:style-name="Emphasis">@notAfter-custom</text:span></text:p>
                      </text:list-item>
                      <text:list-item>
                        <text:p text:style-name="P1"><text:span text:style-name="Emphasis">@from-custom</text:span></text:p>
                      </text:list-item>
                      <text:list-item>
                        <text:p text:style-name="P1"><text:span text:style-name="Emphasis">@to-custom</text:span></text:p>
                      </text:list-item>
                      <text:list-item>
                        <text:p text:style-name="P1"><text:span text:style-name="Emphasis">@datingPoint</text:span></text:p>
                      </text:list-item>
                      <text:list-item>
                        <text:p text:style-name="P1"><text:span text:style-name="Emphasis">@datingMethod</text:span></text:p>
                      </text:list-item>
                    </text:list>
                  </text:list-item>
                </text:list>
              </text:list-item>
            </text:list>
            <table:table table:name="table22" table:style-name="Table1">
              <table:table-column table:style-name="Table1.col1"/>
              <table:table-column table:style-name="Table2.col2"/>
              <table:table-row>
                <table:table-cell>
                  <text:p>calendar</text:p>
                </table:table-cell>
                <table:table-cell>
                  <text:p><text:span>indicates one or more systems or calendars to which the date represented by the content of this element belongs.</text:span></text:p>
                  <table:table table:name="table23" table:style-name="Table1">
                    <table:table-column table:style-name="Table1.col1"/>
                    <table:table-column table:style-name="Table2.col2"/>
                    <table:table-row>
                      <table:table-cell>
                        <text:p><text:span><text:a xlink:type="simple" xlink:href="http://www.tei-c.org/Activities/Council/Working/tcw27.xml"><text:span>Deprecated</text:span></text:a></text:span></text:p>
                      </table:table-cell>
                      <table:table-cell table:number-columns-spanned="1">
                        <text:p><text:span>will be removed on 2024-11-11</text:span></text:p>
                      </table:table-cell>
                    </table:table-row>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idata.pointer <text:span>separated by whitespace</text:span></text:p>
                      </table:table-cell>
                    </table:table-row>
                    <table:table-row>
                      <table:table-cell>
                        <text:p><text:span text:style-name="Highlight">Schematron</text:span></text:p>
                      </table:table-cell>
                      <table:table-cell>
                        <text:p>
&lt;sch:rule context="tei:*[@calendar]"&gt;
&lt;sch:assert test="string-length( normalize-space(.) ) gt 0"&gt; @calendar indicates one or more
 systems or calendars to which the date represented by the content of this element belongs,
 but this &lt;sch:name/&gt; element has no textual content.&lt;/sch:assert&gt;
&lt;/sch:rule&gt;</text:p>
                      </table:table-cell>
                    </table:table-row>
                  </table:table>
                </table:table-cell>
              </table:table-row>
            </table:table>
          </table:table-cell>
        </table:table-row>
        <table:table-row>
          <table:table-cell>
            <text:p><text:span text:style-name="Highlight">Member of</text:span></text:p>
          </table:table-cell>
          <table:table-cell>
            <text:p>model.respLike </text:p>
          </table:table-cell>
        </table:table-row>
        <table:table-row>
          <table:table-cell>
            <text:p><text:span text:style-name="Highlight">Contained by</text:span></text:p>
          </table:table-cell>
          <table:table-cell>
            <text:p><text:span>header: </text:span><text:span>titleStmt</text:span></text:p>
            <text:p><text:span>msdescription: </text:span><text:span>msItem msItemStruct</text:span></text:p>
          </table:table-cell>
        </table:table-row>
        <table:table-row>
          <table:table-cell>
            <text:p><text:span text:style-name="Highlight">May contain</text:span></text:p>
          </table:table-cell>
          <table:table-cell>
            <text:p><text:span>analysis: </text:span><text:span>c</text:span></text:p>
            <text:p><text:span>core: </text:span><text:span>add cb choice corr date del gap hi name note num orig pb quote ref reg rs said sic title unclear</text:span></text:p>
            <text:p><text:span>figures: </text:span><text:span>figure</text:span></text:p>
            <text:p><text:span>header: </text:span><text:span>idno</text:span></text:p>
            <text:p><text:span>linking: </text:span><text:span>anchor seg</text:span></text:p>
            <text:p><text:span>msdescription: </text:span><text:span>dimensions height locus locusGrp width</text:span></text:p>
            <text:p><text:span>namesdates: </text:span><text:span>country persName placeName settlement</text:span></text:p>
            <text:p><text:span>textcrit: </text:span><text:span>app</text:span></text:p>
            <text:p><text:span>transcr: </text:span><text:span>damage handShift subst supplied surplus</text:span></text:p>
            <text:p>character data</text:p>
          </table:table-cell>
        </table:table-row>
        <table:table-row>
          <table:table-cell>
            <text:p><text:span text:style-name="Highlight">Note</text:span></text:p>
          </table:table-cell>
          <table:table-cell>
            <text:p text:style-name="Text_20_body">Particularly where cataloguing is likely to be based on the content of the header, it is advisable to use a generally recognized name authority file to supply the content for this element. The attributes <text:span text:style-name="Emphasis">key</text:span> or <text:span text:style-name="Emphasis">ref</text:span> may also be used to reference canonical information about the author(s) intended from any appropriate authority, such as a library catalogue or online resource.</text:p>
            <text:p text:style-name="Text_20_body">In the case of a broadcast, use this element for the name of the company or network responsible for making the broadcast.</text:p>
            <text:p text:style-name="Text_20_body">Where an author is unknown or unspecified, this element may contain text such as <text:span text:style-name="Emphasis">Unknown</text:span> or <text:span text:style-name="Emphasis">Anonymous</text:span>. When the appropriate TEI modules are in use, it may also contain detailed tagging of the names used for people, organizations or places, in particular where multiple names are given.</text:p>
          </table:table-cell>
        </table:table-row>
        <table:table-row>
          <table:table-cell>
            <text:p><text:span text:style-name="Highlight">Example</text:span></text:p>
          </table:table-cell>
          <table:table-cell>
            <text:p text:style-name="Preformatted_20_Text">&lt;author&gt;British Broadcasting Corporation&lt;/author&gt;</text:p>
            <text:p text:style-name="Preformatted_20_Text">&lt;author&gt;La Fayette, Marie Madeleine Pioche de la Vergne, comtesse de (1634–1693)&lt;/author&gt;</text:p>
            <text:p text:style-name="Preformatted_20_Text">&lt;author&gt;Anonymous&lt;/author&gt;</text:p>
            <text:p text:style-name="Preformatted_20_Text">&lt;author&gt;Bill and Melinda Gates Foundation&lt;/author&gt;</text:p>
            <text:p text:style-name="Preformatted_20_Text">&lt;author&gt;</text:p>
            <text:p text:style-name="Preformatted_20_Text"> &lt;persName&gt;Beaumont, Francis&lt;/persName&gt; and</text:p>
            <text:p text:style-name="Preformatted_20_Text">&lt;persName&gt;John Fletcher&lt;/persName&gt;</text:p>
            <text:p text:style-name="Preformatted_20_Text">&lt;/author&gt;</text:p>
            <text:p text:style-name="Preformatted_20_Text">&lt;author&gt;</text:p>
            <text:p text:style-name="Preformatted_20_Text"> &lt;orgName key="BBC"&gt;British Broadcasting</text:p>
            <text:p text:style-name="Preformatted_20_Text">   Corporation&lt;/orgName&gt;: Radio 3 Network</text:p>
            <text:p text:style-name="Preformatted_20_Text">&lt;/author&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macroRef key="macro.phraseSeq"/&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author</text:p>
            <text:p text:style-name="Preformatted_20_Text">{</text:p>
            <text:p text:style-name="Preformatted_20_Text">   att.global.attributes,</text:p>
            <text:p text:style-name="Preformatted_20_Text">   att.naming.attributes,</text:p>
            <text:p text:style-name="Preformatted_20_Text">   att.datable.attributes,</text:p>
            <text:p text:style-name="Preformatted_20_Text">   attribute calendar { list { + } }?,</text:p>
            <text:p text:style-name="Preformatted_20_Text">   macro.phraseSeq</text:p>
            <text:p text:style-name="Preformatted_20_Text">}</text:p>
          </table:table-cell>
        </table:table-row>
      </table:table>
      <text:h text:outline-level="3"><text:bookmark text:name="TEI.authority"/>&lt;authority&gt;</text:h>
      <table:table table:name="table24" table:style-name="Table1">
        <table:table-column table:style-name="Table1.col1"/>
        <table:table-column table:style-name="Table2.col2"/>
        <table:table-row>
          <table:table-cell table:number-columns-spanned="2">
            <text:p><text:span text:style-name="Highlight">&lt;authority&gt; </text:span>(<text:span>release authority</text:span>) <text:span>supplies the name of a person or other agency responsible for making a work available, other than a publisher or distributor.</text:span> [<text:a xlink:type="simple" xlink:href="https://www.tei-c.org/release/doc/tei-p5-doc/en/html/HD.html#HD24">2.2.4. Publication, Distribution, Licensing, etc.</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item>
                <text:p text:style-name="P1">att.canonical</text:p>
                <text:list text:style-name="L1">
                  <text:list-item>
                    <text:p text:style-name="P1"><text:span text:style-name="Emphasis">@key</text:span></text:p>
                  </text:list-item>
                  <text:list-item>
                    <text:p text:style-name="P1"><text:span text:style-name="Emphasis">@ref</text:span></text:p>
                  </text:list-item>
                </text:list>
              </text:list-item>
            </text:list>
          </table:table-cell>
        </table:table-row>
        <table:table-row>
          <table:table-cell>
            <text:p><text:span text:style-name="Highlight">Contained by</text:span></text:p>
          </table:table-cell>
          <table:table-cell>
            <text:p><text:span>header: </text:span><text:span>publicationStmt</text:span></text:p>
          </table:table-cell>
        </table:table-row>
        <table:table-row>
          <table:table-cell>
            <text:p><text:span text:style-name="Highlight">May contain</text:span></text:p>
          </table:table-cell>
          <table:table-cell>
            <text:p><text:span>core: </text:span><text:span>cb choice date gap hi name note num pb ref rs title</text:span></text:p>
            <text:p><text:span>figures: </text:span><text:span>figure</text:span></text:p>
            <text:p><text:span>header: </text:span><text:span>idno</text:span></text:p>
            <text:p><text:span>linking: </text:span><text:span>anchor</text:span></text:p>
            <text:p><text:span>msdescription: </text:span><text:span>dimensions height locus locusGrp width</text:span></text:p>
            <text:p><text:span>namesdates: </text:span><text:span>country persName placeName settlement</text:span></text:p>
            <text:p><text:span>textcrit: </text:span><text:span>app</text:span></text:p>
            <text:p><text:span>transcr: </text:span><text:span>subst</text:span></text:p>
            <text:p>character data</text:p>
          </table:table-cell>
        </table:table-row>
        <table:table-row>
          <table:table-cell>
            <text:p><text:span text:style-name="Highlight">Example</text:span></text:p>
          </table:table-cell>
          <table:table-cell>
            <text:p text:style-name="Preformatted_20_Text">&lt;authority&gt;John Smith&lt;/authority&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macroRef key="macro.phraseSeq.limited"/&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authority</text:p>
            <text:p text:style-name="Preformatted_20_Text">{</text:p>
            <text:p text:style-name="Preformatted_20_Text">   att.global.attributes,</text:p>
            <text:p text:style-name="Preformatted_20_Text">   att.canonical.attributes,</text:p>
            <text:p text:style-name="Preformatted_20_Text">   macro.phraseSeq.limited</text:p>
            <text:p text:style-name="Preformatted_20_Text">}</text:p>
          </table:table-cell>
        </table:table-row>
      </table:table>
      <text:h text:outline-level="3"><text:bookmark text:name="TEI.availability"/>&lt;availability&gt;</text:h>
      <table:table table:name="table25" table:style-name="Table1">
        <table:table-column table:style-name="Table1.col1"/>
        <table:table-column table:style-name="Table2.col2"/>
        <table:table-row>
          <table:table-cell table:number-columns-spanned="2">
            <text:p><text:span text:style-name="Highlight">&lt;availability&gt; </text:span>(<text:span>availability</text:span>) <text:span>supplies information about the availability of a text, for example any restrictions on its use or distribution, its copyright status, any licence applying to it, etc.</text:span> [<text:a xlink:type="simple" xlink:href="https://www.tei-c.org/release/doc/tei-p5-doc/en/html/HD.html#HD24">2.2.4. Publication, Distribution, Licensing, etc.</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item>
                <text:p text:style-name="P1">att.declarable</text:p>
                <text:list text:style-name="L1">
                  <text:list-item>
                    <text:p text:style-name="P1"><text:span text:style-name="Emphasis">@default</text:span></text:p>
                  </text:list-item>
                </text:list>
              </text:list-item>
            </text:list>
            <table:table table:name="table26" table:style-name="Table1">
              <table:table-column table:style-name="Table1.col1"/>
              <table:table-column table:style-name="Table2.col2"/>
              <table:table-row>
                <table:table-cell>
                  <text:p>status</text:p>
                </table:table-cell>
                <table:table-cell>
                  <text:p>(<text:span>status</text:span>) <text:span>supplies a code identifying the current availability of the text.</text:span></text:p>
                  <table:table table:name="table27"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enumerated</text:p>
                      </table:table-cell>
                    </table:table-row>
                    <table:table-row>
                      <table:table-cell>
                        <text:p><text:span text:style-name="Highlight">Legal values are:</text:span></text:p>
                      </table:table-cell>
                      <table:table-cell>
                        <text:p text:style-name="List_20_Heading">free</text:p>
                        <text:p text:style-name="List_20_Contents">(<text:span>free</text:span>) <text:span>the text is freely available.</text:span></text:p>
                        <text:p text:style-name="List_20_Heading">unknown</text:p>
                        <text:p text:style-name="List_20_Contents">(<text:span>unknown</text:span>) <text:span>the status of the text is unknown.</text:span></text:p>
                        <text:p text:style-name="List_20_Heading">restricted</text:p>
                        <text:p text:style-name="List_20_Contents">(<text:span>restricted</text:span>) <text:span>the text is not freely available.</text:span></text:p>
                      </table:table-cell>
                    </table:table-row>
                  </table:table>
                </table:table-cell>
              </table:table-row>
            </table:table>
          </table:table-cell>
        </table:table-row>
        <table:table-row>
          <table:table-cell>
            <text:p><text:span text:style-name="Highlight">Contained by</text:span></text:p>
          </table:table-cell>
          <table:table-cell>
            <text:p><text:span>header: </text:span><text:span>publicationStmt</text:span></text:p>
          </table:table-cell>
        </table:table-row>
        <table:table-row>
          <table:table-cell>
            <text:p><text:span text:style-name="Highlight">May contain</text:span></text:p>
          </table:table-cell>
          <table:table-cell>
            <text:p><text:span>core: </text:span><text:span>p</text:span></text:p>
            <text:p><text:span>header: </text:span><text:span>licence</text:span></text:p>
          </table:table-cell>
        </table:table-row>
        <table:table-row>
          <table:table-cell>
            <text:p><text:span text:style-name="Highlight">Note</text:span></text:p>
          </table:table-cell>
          <table:table-cell>
            <text:p text:style-name="Text_20_body">A consistent format should be adopted</text:p>
          </table:table-cell>
        </table:table-row>
        <table:table-row>
          <table:table-cell>
            <text:p><text:span text:style-name="Highlight">Example</text:span></text:p>
          </table:table-cell>
          <table:table-cell>
            <text:p text:style-name="Preformatted_20_Text">&lt;availability status="restricted"&gt;</text:p>
            <text:p text:style-name="Preformatted_20_Text"> &lt;p&gt;Available for academic research purposes only.&lt;/p&gt;</text:p>
            <text:p text:style-name="Preformatted_20_Text">&lt;/availability&gt;</text:p>
            <text:p text:style-name="Preformatted_20_Text">&lt;availability status="free"&gt;</text:p>
            <text:p text:style-name="Preformatted_20_Text"> &lt;p&gt;In the public domain&lt;/p&gt;</text:p>
            <text:p text:style-name="Preformatted_20_Text">&lt;/availability&gt;</text:p>
            <text:p text:style-name="Preformatted_20_Text">&lt;availability status="restricted"&gt;</text:p>
            <text:p text:style-name="Preformatted_20_Text"> &lt;p&gt;Available under licence from the publishers.&lt;/p&gt;</text:p>
            <text:p text:style-name="Preformatted_20_Text">&lt;/availability&gt;</text:p>
          </table:table-cell>
        </table:table-row>
        <table:table-row>
          <table:table-cell>
            <text:p><text:span text:style-name="Highlight">Example</text:span></text:p>
          </table:table-cell>
          <table:table-cell>
            <text:p text:style-name="Preformatted_20_Text">&lt;availability&gt;</text:p>
            <text:p text:style-name="Preformatted_20_Text"> &lt;licence target="http://opensource.org/licenses/MIT"&gt;</text:p>
            <text:p text:style-name="Preformatted_20_Text">  &lt;p&gt;The MIT License</text:p>
            <text:p text:style-name="Preformatted_20_Text">     applies to this document.&lt;/p&gt;</text:p>
            <text:p text:style-name="Preformatted_20_Text">  &lt;p&gt;Copyright (C) 2011 by The University of Victoria&lt;/p&gt;</text:p>
            <text:p text:style-name="Preformatted_20_Text">  &lt;p&gt;Permission is hereby granted, free of charge, to any person obtaining a copy</text:p>
            <text:p text:style-name="Preformatted_20_Text">     of this software and associated documentation files (the "Software"), to deal</text:p>
            <text:p text:style-name="Preformatted_20_Text">     in the Software without restriction, including without limitation the rights</text:p>
            <text:p text:style-name="Preformatted_20_Text">     to use, copy, modify, merge, publish, distribute, sublicense, and/or sell</text:p>
            <text:p text:style-name="Preformatted_20_Text">     copies of the Software, and to permit persons to whom the Software is</text:p>
            <text:p text:style-name="Preformatted_20_Text">     furnished to do so, subject to the following conditions:&lt;/p&gt;</text:p>
            <text:p text:style-name="Preformatted_20_Text">  &lt;p&gt;The above copyright notice and this permission notice shall be included in</text:p>
            <text:p text:style-name="Preformatted_20_Text">     all copies or substantial portions of the Software.&lt;/p&gt;</text:p>
            <text:p text:style-name="Preformatted_20_Text">  &lt;p&gt;THE SOFTWARE IS PROVIDED "AS IS", WITHOUT WARRANTY OF ANY KIND, EXPRESS OR</text:p>
            <text:p text:style-name="Preformatted_20_Text">     IMPLIED, INCLUDING BUT NOT LIMITED TO THE WARRANTIES OF MERCHANTABILITY,</text:p>
            <text:p text:style-name="Preformatted_20_Text">     FITNESS FOR A PARTICULAR PURPOSE AND NONINFRINGEMENT. IN NO EVENT SHALL THE</text:p>
            <text:p text:style-name="Preformatted_20_Text">     AUTHORS OR COPYRIGHT HOLDERS BE LIABLE FOR ANY CLAIM, DAMAGES OR OTHER</text:p>
            <text:p text:style-name="Preformatted_20_Text">     LIABILITY, WHETHER IN AN ACTION OF CONTRACT, TORT OR OTHERWISE, ARISING FROM,</text:p>
            <text:p text:style-name="Preformatted_20_Text">     OUT OF OR IN CONNECTION WITH THE SOFTWARE OR THE USE OR OTHER DEALINGS IN</text:p>
            <text:p text:style-name="Preformatted_20_Text">     THE SOFTWARE.&lt;/p&gt;</text:p>
            <text:p text:style-name="Preformatted_20_Text"> &lt;/licence&gt;</text:p>
            <text:p text:style-name="Preformatted_20_Text">&lt;/availability&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alternate minOccurs="1"</text:p>
            <text:p text:style-name="Preformatted_20_Text">  maxOccurs="unbounded"&gt;</text:p>
            <text:p text:style-name="Preformatted_20_Text">  &lt;classRef key="model.availabilityPart"/&gt;</text:p>
            <text:p text:style-name="Preformatted_20_Text">  &lt;classRef key="model.pLike"/&gt;</text:p>
            <text:p text:style-name="Preformatted_20_Text"> &lt;/alternat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availability</text:p>
            <text:p text:style-name="Preformatted_20_Text">{</text:p>
            <text:p text:style-name="Preformatted_20_Text">   att.global.attributes,</text:p>
            <text:p text:style-name="Preformatted_20_Text">   att.declarable.attributes,</text:p>
            <text:p text:style-name="Preformatted_20_Text">   attribute status { "free" | "unknown" | "restricted" }?,</text:p>
            <text:p text:style-name="Preformatted_20_Text">   ( model.availabilityPart | model.pLike )+</text:p>
            <text:p text:style-name="Preformatted_20_Text">}</text:p>
          </table:table-cell>
        </table:table-row>
      </table:table>
      <text:h text:outline-level="3"><text:bookmark text:name="TEI.binding"/>&lt;binding&gt;</text:h>
      <table:table table:name="table28" table:style-name="Table1">
        <table:table-column table:style-name="Table1.col1"/>
        <table:table-column table:style-name="Table2.col2"/>
        <table:table-row>
          <table:table-cell table:number-columns-spanned="2">
            <text:p><text:span text:style-name="Highlight">&lt;binding&gt; </text:span>(<text:span>binding</text:span>) <text:span>contains a description of one binding, i.e. type of covering, boards, etc. applied to a manuscript or other object.</text:span> [<text:a xlink:type="simple" xlink:href="https://www.tei-c.org/release/doc/tei-p5-doc/en/html/MS.html#msphbi">10.7.3.1. Binding Descriptions</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item>
                <text:p text:style-name="P1">att.datable</text:p>
                <text:list text:style-name="L1">
                  <text:list-item>
                    <text:p text:style-name="P1"><text:span text:style-name="Emphasis">@period</text:span></text:p>
                  </text:list-item>
                </text:list>
                <text:list text:style-name="L1">
                  <text:list-item>
                    <text:p text:style-name="P1">att.datable.w3c</text:p>
                    <text:list text:style-name="L1">
                      <text:list-item>
                        <text:p text:style-name="P1"><text:span text:style-name="Emphasis">@when</text:span></text:p>
                      </text:list-item>
                      <text:list-item>
                        <text:p text:style-name="P1"><text:span text:style-name="Emphasis">@notBefore</text:span></text:p>
                      </text:list-item>
                      <text:list-item>
                        <text:p text:style-name="P1"><text:span text:style-name="Emphasis">@notAfter</text:span></text:p>
                      </text:list-item>
                      <text:list-item>
                        <text:p text:style-name="P1"><text:span text:style-name="Emphasis">@from</text:span></text:p>
                      </text:list-item>
                      <text:list-item>
                        <text:p text:style-name="P1"><text:span text:style-name="Emphasis">@to</text:span></text:p>
                      </text:list-item>
                    </text:list>
                  </text:list-item>
                  <text:list-item>
                    <text:p text:style-name="P1">att.datable.iso</text:p>
                    <text:list text:style-name="L1">
                      <text:list-item>
                        <text:p text:style-name="P1"><text:span text:style-name="Emphasis">@when-iso</text:span></text:p>
                      </text:list-item>
                      <text:list-item>
                        <text:p text:style-name="P1"><text:span text:style-name="Emphasis">@notBefore-iso</text:span></text:p>
                      </text:list-item>
                      <text:list-item>
                        <text:p text:style-name="P1"><text:span text:style-name="Emphasis">@notAfter-iso</text:span></text:p>
                      </text:list-item>
                      <text:list-item>
                        <text:p text:style-name="P1"><text:span text:style-name="Emphasis">@from-iso</text:span></text:p>
                      </text:list-item>
                      <text:list-item>
                        <text:p text:style-name="P1"><text:span text:style-name="Emphasis">@to-iso</text:span></text:p>
                      </text:list-item>
                    </text:list>
                  </text:list-item>
                  <text:list-item>
                    <text:p text:style-name="P1">att.datable.custom</text:p>
                    <text:list text:style-name="L1">
                      <text:list-item>
                        <text:p text:style-name="P1"><text:span text:style-name="Emphasis">@when-custom</text:span></text:p>
                      </text:list-item>
                      <text:list-item>
                        <text:p text:style-name="P1"><text:span text:style-name="Emphasis">@notBefore-custom</text:span></text:p>
                      </text:list-item>
                      <text:list-item>
                        <text:p text:style-name="P1"><text:span text:style-name="Emphasis">@notAfter-custom</text:span></text:p>
                      </text:list-item>
                      <text:list-item>
                        <text:p text:style-name="P1"><text:span text:style-name="Emphasis">@from-custom</text:span></text:p>
                      </text:list-item>
                      <text:list-item>
                        <text:p text:style-name="P1"><text:span text:style-name="Emphasis">@to-custom</text:span></text:p>
                      </text:list-item>
                      <text:list-item>
                        <text:p text:style-name="P1"><text:span text:style-name="Emphasis">@datingPoint</text:span></text:p>
                      </text:list-item>
                      <text:list-item>
                        <text:p text:style-name="P1"><text:span text:style-name="Emphasis">@datingMethod</text:span></text:p>
                      </text:list-item>
                    </text:list>
                  </text:list-item>
                </text:list>
              </text:list-item>
            </text:list>
            <table:table table:name="table29" table:style-name="Table1">
              <table:table-column table:style-name="Table1.col1"/>
              <table:table-column table:style-name="Table2.col2"/>
              <table:table-row>
                <table:table-cell>
                  <text:p>calendar</text:p>
                </table:table-cell>
                <table:table-cell>
                  <text:p><text:span>indicates one or more systems or calendars to which the date represented by the content of this element belongs.</text:span></text:p>
                  <table:table table:name="table30" table:style-name="Table1">
                    <table:table-column table:style-name="Table1.col1"/>
                    <table:table-column table:style-name="Table2.col2"/>
                    <table:table-row>
                      <table:table-cell>
                        <text:p><text:span><text:a xlink:type="simple" xlink:href="http://www.tei-c.org/Activities/Council/Working/tcw27.xml"><text:span>Deprecated</text:span></text:a></text:span></text:p>
                      </table:table-cell>
                      <table:table-cell table:number-columns-spanned="1">
                        <text:p><text:span>will be removed on 2024-11-11</text:span></text:p>
                      </table:table-cell>
                    </table:table-row>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idata.pointer <text:span>separated by whitespace</text:span></text:p>
                      </table:table-cell>
                    </table:table-row>
                    <table:table-row>
                      <table:table-cell>
                        <text:p><text:span text:style-name="Highlight">Schematron</text:span></text:p>
                      </table:table-cell>
                      <table:table-cell>
                        <text:p>
&lt;sch:rule context="tei:*[@calendar]"&gt;
&lt;sch:assert test="string-length( normalize-space(.) ) gt 0"&gt; @calendar indicates one or more
 systems or calendars to which the date represented by the content of this element belongs,
 but this &lt;sch:name/&gt; element has no textual content.&lt;/sch:assert&gt;
&lt;/sch:rule&gt;</text:p>
                      </table:table-cell>
                    </table:table-row>
                  </table:table>
                </table:table-cell>
              </table:table-row>
              <table:table-row>
                <table:table-cell>
                  <text:p>contemporary</text:p>
                </table:table-cell>
                <table:table-cell>
                  <text:p>(<text:span>contemporary</text:span>) <text:span>specifies whether or not the binding is contemporary with the majority of its contents</text:span></text:p>
                  <table:table table:name="table31"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xTruthValue</text:p>
                      </table:table-cell>
                    </table:table-row>
                    <table:table-row>
                      <table:table-cell>
                        <text:p><text:span text:style-name="Highlight">Note</text:span></text:p>
                      </table:table-cell>
                      <table:table-cell>
                        <text:p text:style-name="Text_20_body">The value <text:span text:style-name="Emphasis">true</text:span> indicates that the binding is contemporaneous with its contents; the value <text:span text:style-name="Emphasis">false</text:span> that it is not. The value <text:span text:style-name="Emphasis">unknown</text:span> should be used when the date of either binding or manuscript is unknown</text:p>
                      </table:table-cell>
                    </table:table-row>
                  </table:table>
                </table:table-cell>
              </table:table-row>
            </table:table>
          </table:table-cell>
        </table:table-row>
        <table:table-row>
          <table:table-cell>
            <text:p><text:span text:style-name="Highlight">Contained by</text:span></text:p>
          </table:table-cell>
          <table:table-cell>
            <text:p><text:span>msdescription: </text:span><text:span>bindingDesc</text:span></text:p>
          </table:table-cell>
        </table:table-row>
        <table:table-row>
          <table:table-cell>
            <text:p><text:span text:style-name="Highlight">May contain</text:span></text:p>
          </table:table-cell>
          <table:table-cell>
            <text:p><text:span>core: </text:span><text:span>p</text:span></text:p>
            <text:p><text:span>msdescription: </text:span><text:span>condition decoNote</text:span></text:p>
          </table:table-cell>
        </table:table-row>
        <table:table-row>
          <table:table-cell>
            <text:p><text:span text:style-name="Highlight">Example</text:span></text:p>
          </table:table-cell>
          <table:table-cell>
            <text:p text:style-name="Preformatted_20_Text">&lt;binding contemporary="true"&gt;</text:p>
            <text:p text:style-name="Preformatted_20_Text"> &lt;p&gt;Contemporary blind stamped leather over wooden boards with evidence of a fore edge clasp</text:p>
            <text:p text:style-name="Preformatted_20_Text">   closing to the back cover.&lt;/p&gt;</text:p>
            <text:p text:style-name="Preformatted_20_Text">&lt;/binding&gt;</text:p>
          </table:table-cell>
        </table:table-row>
        <table:table-row>
          <table:table-cell>
            <text:p><text:span text:style-name="Highlight">Example</text:span></text:p>
          </table:table-cell>
          <table:table-cell>
            <text:p text:style-name="Preformatted_20_Text">&lt;bindingDesc&gt;</text:p>
            <text:p text:style-name="Preformatted_20_Text"> &lt;binding contemporary="false"&gt;</text:p>
            <text:p text:style-name="Preformatted_20_Text">  &lt;p&gt;Quarter bound by the Phillipps' binder, Bretherton, with his sticker on the front</text:p>
            <text:p text:style-name="Preformatted_20_Text">     pastedown.&lt;/p&gt;</text:p>
            <text:p text:style-name="Preformatted_20_Text"> &lt;/binding&gt;</text:p>
            <text:p text:style-name="Preformatted_20_Text"> &lt;binding contemporary="false"&gt;</text:p>
            <text:p text:style-name="Preformatted_20_Text">  &lt;p&gt;Rebound by an unknown 19th c. company; edges cropped and gilt.&lt;/p&gt;</text:p>
            <text:p text:style-name="Preformatted_20_Text"> &lt;/binding&gt;</text:p>
            <text:p text:style-name="Preformatted_20_Text">&lt;/bindingDesc&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alternate minOccurs="1"</text:p>
            <text:p text:style-name="Preformatted_20_Text">  maxOccurs="unbounded"&gt;</text:p>
            <text:p text:style-name="Preformatted_20_Text">  &lt;classRef key="model.pLike"/&gt;</text:p>
            <text:p text:style-name="Preformatted_20_Text">  &lt;elementRef key="condition"/&gt;</text:p>
            <text:p text:style-name="Preformatted_20_Text">  &lt;elementRef key="decoNote"/&gt;</text:p>
            <text:p text:style-name="Preformatted_20_Text"> &lt;/alternat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binding</text:p>
            <text:p text:style-name="Preformatted_20_Text">{</text:p>
            <text:p text:style-name="Preformatted_20_Text">   att.global.attributes,</text:p>
            <text:p text:style-name="Preformatted_20_Text">   att.datable.attributes,</text:p>
            <text:p text:style-name="Preformatted_20_Text">   attribute calendar { list { + } }?,</text:p>
            <text:p text:style-name="Preformatted_20_Text">   attribute contemporary { text }?,</text:p>
            <text:p text:style-name="Preformatted_20_Text">   ( model.pLike | condition | decoNote )+</text:p>
            <text:p text:style-name="Preformatted_20_Text">}</text:p>
          </table:table-cell>
        </table:table-row>
      </table:table>
      <text:h text:outline-level="3"><text:bookmark text:name="TEI.bindingDesc"/>&lt;bindingDesc&gt;</text:h>
      <table:table table:name="table32" table:style-name="Table1">
        <table:table-column table:style-name="Table1.col1"/>
        <table:table-column table:style-name="Table2.col2"/>
        <table:table-row>
          <table:table-cell table:number-columns-spanned="2">
            <text:p><text:span text:style-name="Highlight">&lt;bindingDesc&gt; </text:span>(<text:span>binding description</text:span>) <text:span>describes the present and former bindings of a manuscript or other object, either as a series of paragraphs or as a series of distinct &lt;binding&gt; elements, one for each binding of the manuscript.</text:span> [<text:a xlink:type="simple" xlink:href="https://www.tei-c.org/release/doc/tei-p5-doc/en/html/MS.html#msphbi">10.7.3.1. Binding Descriptions</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
          </table:table-cell>
        </table:table-row>
        <table:table-row>
          <table:table-cell>
            <text:p><text:span text:style-name="Highlight">Member of</text:span></text:p>
          </table:table-cell>
          <table:table-cell>
            <text:p>model.physDescPart</text:p>
          </table:table-cell>
        </table:table-row>
        <table:table-row>
          <table:table-cell>
            <text:p><text:span text:style-name="Highlight">Contained by</text:span></text:p>
          </table:table-cell>
          <table:table-cell>
            <text:p><text:span>msdescription: </text:span><text:span>physDesc</text:span></text:p>
          </table:table-cell>
        </table:table-row>
        <table:table-row>
          <table:table-cell>
            <text:p><text:span text:style-name="Highlight">May contain</text:span></text:p>
          </table:table-cell>
          <table:table-cell>
            <text:p><text:span>core: </text:span><text:span>p</text:span></text:p>
            <text:p><text:span>msdescription: </text:span><text:span>binding condition decoNote</text:span></text:p>
          </table:table-cell>
        </table:table-row>
        <table:table-row>
          <table:table-cell>
            <text:p><text:span text:style-name="Highlight">Example</text:span></text:p>
          </table:table-cell>
          <table:table-cell>
            <text:p text:style-name="Preformatted_20_Text">&lt;bindingDesc&gt;</text:p>
            <text:p text:style-name="Preformatted_20_Text"> &lt;p&gt;Sewing not visible; tightly rebound over</text:p>
            <text:p text:style-name="Preformatted_20_Text">   19th-cent. pasteboards, reusing panels of 16th-cent. brown leather with</text:p>
            <text:p text:style-name="Preformatted_20_Text">   gilt tooling à la fanfare, Paris c. 1580-90, the centre of each</text:p>
            <text:p text:style-name="Preformatted_20_Text">   cover inlaid with a 17th-cent. oval medallion of red morocco tooled in</text:p>
            <text:p text:style-name="Preformatted_20_Text">   gilt (perhaps replacing the identifying mark of a previous owner); the</text:p>
            <text:p text:style-name="Preformatted_20_Text">   spine similarly tooled, without raised bands or title-piece; coloured</text:p>
            <text:p text:style-name="Preformatted_20_Text">   endbands; the edges of the leaves and boards gilt.Boxed.&lt;/p&gt;</text:p>
            <text:p text:style-name="Preformatted_20_Text">&lt;/bindingDesc&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alternate&gt;</text:p>
            <text:p text:style-name="Preformatted_20_Text">  &lt;alternate minOccurs="1"</text:p>
            <text:p text:style-name="Preformatted_20_Text">   maxOccurs="unbounded"&gt;</text:p>
            <text:p text:style-name="Preformatted_20_Text">   &lt;classRef key="model.pLike"/&gt;</text:p>
            <text:p text:style-name="Preformatted_20_Text">   &lt;elementRef key="decoNote"/&gt;</text:p>
            <text:p text:style-name="Preformatted_20_Text">   &lt;elementRef key="condition"/&gt;</text:p>
            <text:p text:style-name="Preformatted_20_Text">  &lt;/alternate&gt;</text:p>
            <text:p text:style-name="Preformatted_20_Text">  &lt;elementRef key="binding" minOccurs="1"</text:p>
            <text:p text:style-name="Preformatted_20_Text">   maxOccurs="unbounded"/&gt;</text:p>
            <text:p text:style-name="Preformatted_20_Text"> &lt;/alternat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bindingDesc</text:p>
            <text:p text:style-name="Preformatted_20_Text">{</text:p>
            <text:p text:style-name="Preformatted_20_Text">   att.global.attributes,</text:p>
            <text:p text:style-name="Preformatted_20_Text">   ( ( model.pLike | decoNote | condition )+ | binding+ )</text:p>
            <text:p text:style-name="Preformatted_20_Text">}</text:p>
          </table:table-cell>
        </table:table-row>
      </table:table>
      <text:h text:outline-level="3"><text:bookmark text:name="TEI.body"/>&lt;body&gt;</text:h>
      <table:table table:name="table33" table:style-name="Table1">
        <table:table-column table:style-name="Table1.col1"/>
        <table:table-column table:style-name="Table2.col2"/>
        <table:table-row>
          <table:table-cell table:number-columns-spanned="2">
            <text:p><text:span text:style-name="Highlight">&lt;body&gt; </text:span>(<text:span>text body</text:span>) <text:span>contains the whole body of a single unitary text, excluding any front or back matter.</text:span> [<text:a xlink:type="simple" xlink:href="https://www.tei-c.org/release/doc/tei-p5-doc/en/html/DS.html#DS">4. Default Text Structure</text:a>]</text:p>
          </table:table-cell>
          <table:covered-table-cell/>
        </table:table-row>
        <table:table-row>
          <table:table-cell>
            <text:p><text:span text:style-name="Highlight">Module</text:span></text:p>
          </table:table-cell>
          <table:table-cell>
            <text:p>textstructure</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item>
                <text:p text:style-name="P1">att.declaring</text:p>
                <text:list text:style-name="L1">
                  <text:list-item>
                    <text:p text:style-name="P1"><text:span text:style-name="Emphasis">@decls</text:span></text:p>
                  </text:list-item>
                </text:list>
              </text:list-item>
            </text:list>
          </table:table-cell>
        </table:table-row>
        <table:table-row>
          <table:table-cell>
            <text:p><text:span text:style-name="Highlight">Contained by</text:span></text:p>
          </table:table-cell>
          <table:table-cell>
            <text:p><text:span>textstructure: </text:span><text:span>text</text:span></text:p>
          </table:table-cell>
        </table:table-row>
        <table:table-row>
          <table:table-cell>
            <text:p><text:span text:style-name="Highlight">May contain</text:span></text:p>
          </table:table-cell>
          <table:table-cell>
            <text:p><text:span>core: </text:span><text:span>cb gap head l lg note p pb quote said</text:span></text:p>
            <text:p><text:span>figures: </text:span><text:span>figure</text:span></text:p>
            <text:p><text:span>linking: </text:span><text:span>anchor</text:span></text:p>
            <text:p><text:span>msdescription: </text:span><text:span>msDesc</text:span></text:p>
            <text:p><text:span>textcrit: </text:span><text:span>app listWit</text:span></text:p>
            <text:p><text:span>textstructure: </text:span><text:span>div</text:span></text:p>
          </table:table-cell>
        </table:table-row>
        <table:table-row>
          <table:table-cell>
            <text:p><text:span text:style-name="Highlight">Example</text:span></text:p>
          </table:table-cell>
          <table:table-cell>
            <text:p text:style-name="Preformatted_20_Text">&lt;body&gt;</text:p>
            <text:p text:style-name="Preformatted_20_Text"> &lt;l&gt;Nu scylun hergan hefaenricaes uard&lt;/l&gt;</text:p>
            <text:p text:style-name="Preformatted_20_Text"> &lt;l&gt;metudæs maecti end his modgidanc&lt;/l&gt;</text:p>
            <text:p text:style-name="Preformatted_20_Text"> &lt;l&gt;uerc uuldurfadur sue he uundra gihuaes&lt;/l&gt;</text:p>
            <text:p text:style-name="Preformatted_20_Text"> &lt;l&gt;eci dryctin or astelidæ&lt;/l&gt;</text:p>
            <text:p text:style-name="Preformatted_20_Text"> &lt;l&gt;he aerist scop aelda barnum&lt;/l&gt;</text:p>
            <text:p text:style-name="Preformatted_20_Text"> &lt;l&gt;heben til hrofe haleg scepen.&lt;/l&gt;</text:p>
            <text:p text:style-name="Preformatted_20_Text"> &lt;l&gt;tha middungeard moncynnæs uard&lt;/l&gt;</text:p>
            <text:p text:style-name="Preformatted_20_Text"> &lt;l&gt;eci dryctin æfter tiadæ&lt;/l&gt;</text:p>
            <text:p text:style-name="Preformatted_20_Text"> &lt;l&gt;firum foldu frea allmectig&lt;/l&gt;</text:p>
            <text:p text:style-name="Preformatted_20_Text"> &lt;trailer&gt;primo cantauit Cædmon istud carmen.&lt;/trailer&gt;</text:p>
            <text:p text:style-name="Preformatted_20_Text">&lt;/body&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sequence&gt;</text:p>
            <text:p text:style-name="Preformatted_20_Text">  &lt;classRef key="model.global"</text:p>
            <text:p text:style-name="Preformatted_20_Text">   minOccurs="0" maxOccurs="unbounded"/&gt;</text:p>
            <text:p text:style-name="Preformatted_20_Text">  &lt;sequence minOccurs="0"&gt;</text:p>
            <text:p text:style-name="Preformatted_20_Text">   &lt;classRef key="model.divTop"/&gt;</text:p>
            <text:p text:style-name="Preformatted_20_Text">   &lt;alternate minOccurs="0"</text:p>
            <text:p text:style-name="Preformatted_20_Text">    maxOccurs="unbounded"&gt;</text:p>
            <text:p text:style-name="Preformatted_20_Text">    &lt;classRef key="model.global"/&gt;</text:p>
            <text:p text:style-name="Preformatted_20_Text">    &lt;classRef key="model.divTop"/&gt;</text:p>
            <text:p text:style-name="Preformatted_20_Text">   &lt;/alternate&gt;</text:p>
            <text:p text:style-name="Preformatted_20_Text">  &lt;/sequence&gt;</text:p>
            <text:p text:style-name="Preformatted_20_Text">  &lt;sequence minOccurs="0"&gt;</text:p>
            <text:p text:style-name="Preformatted_20_Text">   &lt;classRef key="model.divGenLike"/&gt;</text:p>
            <text:p text:style-name="Preformatted_20_Text">   &lt;alternate minOccurs="0"</text:p>
            <text:p text:style-name="Preformatted_20_Text">    maxOccurs="unbounded"&gt;</text:p>
            <text:p text:style-name="Preformatted_20_Text">    &lt;classRef key="model.global"/&gt;</text:p>
            <text:p text:style-name="Preformatted_20_Text">    &lt;classRef key="model.divGenLike"/&gt;</text:p>
            <text:p text:style-name="Preformatted_20_Text">   &lt;/alternate&gt;</text:p>
            <text:p text:style-name="Preformatted_20_Text">  &lt;/sequence&gt;</text:p>
            <text:p text:style-name="Preformatted_20_Text">  &lt;alternate&gt;</text:p>
            <text:p text:style-name="Preformatted_20_Text">   &lt;sequence minOccurs="1"</text:p>
            <text:p text:style-name="Preformatted_20_Text">    maxOccurs="unbounded"&gt;</text:p>
            <text:p text:style-name="Preformatted_20_Text">    &lt;classRef key="model.divLike"/&gt;</text:p>
            <text:p text:style-name="Preformatted_20_Text">    &lt;alternate minOccurs="0"</text:p>
            <text:p text:style-name="Preformatted_20_Text">     maxOccurs="unbounded"&gt;</text:p>
            <text:p text:style-name="Preformatted_20_Text">     &lt;classRef key="model.global"/&gt;</text:p>
            <text:p text:style-name="Preformatted_20_Text">     &lt;classRef key="model.divGenLike"/&gt;</text:p>
            <text:p text:style-name="Preformatted_20_Text">    &lt;/alternate&gt;</text:p>
            <text:p text:style-name="Preformatted_20_Text">   &lt;/sequence&gt;</text:p>
            <text:p text:style-name="Preformatted_20_Text">   &lt;sequence minOccurs="1"</text:p>
            <text:p text:style-name="Preformatted_20_Text">    maxOccurs="unbounded"&gt;</text:p>
            <text:p text:style-name="Preformatted_20_Text">    &lt;classRef key="model.div1Like"/&gt;</text:p>
            <text:p text:style-name="Preformatted_20_Text">    &lt;alternate minOccurs="0"</text:p>
            <text:p text:style-name="Preformatted_20_Text">     maxOccurs="unbounded"&gt;</text:p>
            <text:p text:style-name="Preformatted_20_Text">     &lt;classRef key="model.global"/&gt;</text:p>
            <text:p text:style-name="Preformatted_20_Text">     &lt;classRef key="model.divGenLike"/&gt;</text:p>
            <text:p text:style-name="Preformatted_20_Text">    &lt;/alternate&gt;</text:p>
            <text:p text:style-name="Preformatted_20_Text">   &lt;/sequence&gt;</text:p>
            <text:p text:style-name="Preformatted_20_Text">   &lt;sequence&gt;</text:p>
            <text:p text:style-name="Preformatted_20_Text">    &lt;sequence minOccurs="1"</text:p>
            <text:p text:style-name="Preformatted_20_Text">     maxOccurs="unbounded"&gt;</text:p>
            <text:p text:style-name="Preformatted_20_Text">     &lt;alternate minOccurs="1" maxOccurs="1"&gt;</text:p>
            <text:p text:style-name="Preformatted_20_Text">      &lt;elementRef key="schemaSpec"/&gt;</text:p>
            <text:p text:style-name="Preformatted_20_Text">      &lt;classRef key="model.common"/&gt;</text:p>
            <text:p text:style-name="Preformatted_20_Text">     &lt;/alternate&gt;</text:p>
            <text:p text:style-name="Preformatted_20_Text">     &lt;classRef key="model.global"</text:p>
            <text:p text:style-name="Preformatted_20_Text">      minOccurs="0" maxOccurs="unbounded"/&gt;</text:p>
            <text:p text:style-name="Preformatted_20_Text">    &lt;/sequence&gt;</text:p>
            <text:p text:style-name="Preformatted_20_Text">    &lt;alternate minOccurs="0"&gt;</text:p>
            <text:p text:style-name="Preformatted_20_Text">     &lt;sequence minOccurs="1"</text:p>
            <text:p text:style-name="Preformatted_20_Text">      maxOccurs="unbounded"&gt;</text:p>
            <text:p text:style-name="Preformatted_20_Text">      &lt;classRef key="model.divLike"/&gt;</text:p>
            <text:p text:style-name="Preformatted_20_Text">      &lt;alternate minOccurs="0"</text:p>
            <text:p text:style-name="Preformatted_20_Text">       maxOccurs="unbounded"&gt;</text:p>
            <text:p text:style-name="Preformatted_20_Text">       &lt;classRef key="model.global"/&gt;</text:p>
            <text:p text:style-name="Preformatted_20_Text">       &lt;classRef key="model.divGenLike"/&gt;</text:p>
            <text:p text:style-name="Preformatted_20_Text">      &lt;/alternate&gt;</text:p>
            <text:p text:style-name="Preformatted_20_Text">     &lt;/sequence&gt;</text:p>
            <text:p text:style-name="Preformatted_20_Text">     &lt;sequence minOccurs="1"</text:p>
            <text:p text:style-name="Preformatted_20_Text">      maxOccurs="unbounded"&gt;</text:p>
            <text:p text:style-name="Preformatted_20_Text">      &lt;classRef key="model.div1Like"/&gt;</text:p>
            <text:p text:style-name="Preformatted_20_Text">      &lt;alternate minOccurs="0"</text:p>
            <text:p text:style-name="Preformatted_20_Text">       maxOccurs="unbounded"&gt;</text:p>
            <text:p text:style-name="Preformatted_20_Text">       &lt;classRef key="model.global"/&gt;</text:p>
            <text:p text:style-name="Preformatted_20_Text">       &lt;classRef key="model.divGenLike"/&gt;</text:p>
            <text:p text:style-name="Preformatted_20_Text">      &lt;/alternate&gt;</text:p>
            <text:p text:style-name="Preformatted_20_Text">     &lt;/sequence&gt;</text:p>
            <text:p text:style-name="Preformatted_20_Text">    &lt;/alternate&gt;</text:p>
            <text:p text:style-name="Preformatted_20_Text">   &lt;/sequence&gt;</text:p>
            <text:p text:style-name="Preformatted_20_Text">  &lt;/alternate&gt;</text:p>
            <text:p text:style-name="Preformatted_20_Text">  &lt;sequence minOccurs="0"</text:p>
            <text:p text:style-name="Preformatted_20_Text">   maxOccurs="unbounded"&gt;</text:p>
            <text:p text:style-name="Preformatted_20_Text">   &lt;classRef key="model.divBottom"/&gt;</text:p>
            <text:p text:style-name="Preformatted_20_Text">   &lt;classRef key="model.global"</text:p>
            <text:p text:style-name="Preformatted_20_Text">    minOccurs="0" maxOccurs="unbounded"/&gt;</text:p>
            <text:p text:style-name="Preformatted_20_Text">  &lt;/sequence&gt;</text:p>
            <text:p text:style-name="Preformatted_20_Text"> &lt;/sequenc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body</text:p>
            <text:p text:style-name="Preformatted_20_Text">{</text:p>
            <text:p text:style-name="Preformatted_20_Text">   att.global.attributes,</text:p>
            <text:p text:style-name="Preformatted_20_Text">   att.declaring.attributes,</text:p>
            <text:p text:style-name="Preformatted_20_Text">   (</text:p>
            <text:p text:style-name="Preformatted_20_Text">      model.global*,</text:p>
            <text:p text:style-name="Preformatted_20_Text">      ( model.divTop, ( model.global | model.divTop )* )?,</text:p>
            <text:p text:style-name="Preformatted_20_Text">      ( model.divGenLike, ( model.global | model.divGenLike )* )?,</text:p>
            <text:p text:style-name="Preformatted_20_Text">      (</text:p>
            <text:p text:style-name="Preformatted_20_Text">         ( model.divLike, ( model.global | model.divGenLike )* )+</text:p>
            <text:p text:style-name="Preformatted_20_Text">       | ( model.div1Like, ( model.global | model.divGenLike )* )+</text:p>
            <text:p text:style-name="Preformatted_20_Text">       | (</text:p>
            <text:p text:style-name="Preformatted_20_Text">            ( ( schemaSpec | model.common ), model.global* )+,</text:p>
            <text:p text:style-name="Preformatted_20_Text">            (</text:p>
            <text:p text:style-name="Preformatted_20_Text">               ( model.divLike, ( model.global | model.divGenLike )* )+</text:p>
            <text:p text:style-name="Preformatted_20_Text">             | ( model.div1Like, ( model.global | model.divGenLike )* )+</text:p>
            <text:p text:style-name="Preformatted_20_Text">            )?</text:p>
            <text:p text:style-name="Preformatted_20_Text">         )</text:p>
            <text:p text:style-name="Preformatted_20_Text">      ),</text:p>
            <text:p text:style-name="Preformatted_20_Text">      ( model.divBottom, model.global* )*</text:p>
            <text:p text:style-name="Preformatted_20_Text">   )</text:p>
            <text:p text:style-name="Preformatted_20_Text">}</text:p>
          </table:table-cell>
        </table:table-row>
      </table:table>
      <text:h text:outline-level="3"><text:bookmark text:name="TEI.c"/>&lt;c&gt;</text:h>
      <table:table table:name="table34" table:style-name="Table1">
        <table:table-column table:style-name="Table1.col1"/>
        <table:table-column table:style-name="Table2.col2"/>
        <table:table-row>
          <table:table-cell table:number-columns-spanned="2">
            <text:p><text:span text:style-name="Highlight">&lt;c&gt; </text:span>(<text:span>character</text:span>) <text:span>represents a character.</text:span> [<text:a xlink:type="simple" xlink:href="https://www.tei-c.org/release/doc/tei-p5-doc/en/html/AI.html#AILC">17.1. Linguistic Segment Categories</text:a>]</text:p>
          </table:table-cell>
          <table:covered-table-cell/>
        </table:table-row>
        <table:table-row>
          <table:table-cell>
            <text:p><text:span text:style-name="Highlight">Module</text:span></text:p>
          </table:table-cell>
          <table:table-cell>
            <text:p>analysis</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item>
                <text:p text:style-name="P1">att.segLike</text:p>
                <text:list text:style-name="L1">
                  <text:list-item>
                    <text:p text:style-name="P1"><text:span text:style-name="Emphasis">@function</text:span></text:p>
                  </text:list-item>
                </text:list>
                <text:list text:style-name="L1">
                  <text:list-item>
                    <text:p text:style-name="P1">att.datcat</text:p>
                    <text:list text:style-name="L1">
                      <text:list-item>
                        <text:p text:style-name="P1"><text:span text:style-name="Emphasis">@datcat</text:span></text:p>
                      </text:list-item>
                      <text:list-item>
                        <text:p text:style-name="P1"><text:span text:style-name="Emphasis">@valueDatcat</text:span></text:p>
                      </text:list-item>
                      <text:list-item>
                        <text:p text:style-name="P1"><text:span text:style-name="Emphasis">@targetDatcat</text:span></text:p>
                      </text:list-item>
                    </text:list>
                  </text:list-item>
                  <text:list-item>
                    <text:p text:style-name="P1">att.fragmentable</text:p>
                    <text:list text:style-name="L1">
                      <text:list-item>
                        <text:p text:style-name="P1"><text:span text:style-name="Emphasis">@part</text:span></text:p>
                      </text:list-item>
                    </text:list>
                  </text:list-item>
                </text:list>
              </text:list-item>
              <text:list-item>
                <text:p text:style-name="P1">att.typed</text:p>
                <text:list text:style-name="L1">
                  <text:list-item>
                    <text:p text:style-name="P1"><text:span text:style-name="Emphasis">@type</text:span></text:p>
                  </text:list-item>
                  <text:list-item>
                    <text:p text:style-name="P1"><text:span text:style-name="Emphasis">@subtype</text:span></text:p>
                  </text:list-item>
                </text:list>
              </text:list-item>
              <text:list-item>
                <text:p text:style-name="P1">att.notated</text:p>
                <text:list text:style-name="L1">
                  <text:list-item>
                    <text:p text:style-name="P1"><text:span text:style-name="Emphasis">@notation</text:span></text:p>
                  </text:list-item>
                </text:list>
              </text:list-item>
            </text:list>
          </table:table-cell>
        </table:table-row>
        <table:table-row>
          <table:table-cell>
            <text:p><text:span text:style-name="Highlight">Member of</text:span></text:p>
          </table:table-cell>
          <table:table-cell>
            <text:p>model.segLike</text:p>
          </table:table-cell>
        </table:table-row>
        <table:table-row>
          <table:table-cell>
            <text:p><text:span text:style-name="Highlight">Contained by</text:span></text:p>
          </table:table-cell>
          <table:table-cell>
            <text:p><text:span>core: </text:span><text:span>add author corr date del head hi l name note num orig p publisher quote ref reg rs said sic textLang title unclear</text:span></text:p>
            <text:p><text:span>header: </text:span><text:span>change edition extent handNote licence</text:span></text:p>
            <text:p><text:span>linking: </text:span><text:span>seg</text:span></text:p>
            <text:p><text:span>msdescription: </text:span><text:span>acquisition condition decoNote explicit foliation incipit layout origin rubric support</text:span></text:p>
            <text:p><text:span>namesdates: </text:span><text:span>country persName placeName settlement</text:span></text:p>
            <text:p><text:span>textcrit: </text:span><text:span>lem rdg</text:span></text:p>
            <text:p><text:span>transcr: </text:span><text:span>damage supplied surplus</text:span></text:p>
          </table:table-cell>
        </table:table-row>
        <table:table-row>
          <table:table-cell>
            <text:p><text:span text:style-name="Highlight">May contain</text:span></text:p>
          </table:table-cell>
          <table:table-cell>
            <text:p><text:span>Character data only</text:span></text:p>
          </table:table-cell>
        </table:table-row>
        <table:table-row>
          <table:table-cell>
            <text:p><text:span text:style-name="Highlight">Note</text:span></text:p>
          </table:table-cell>
          <table:table-cell>
            <text:p text:style-name="Text_20_body">Contains a single character, a &lt;g&gt; element, or a sequence of graphemes to be treated as a single character. The <text:span text:style-name="Emphasis">type</text:span> attribute is used to indicate the function of this segmentation, taking values such as <text:span text:style-name="Emphasis">letter</text:span>, <text:span text:style-name="Emphasis">punctuation</text:span>, or <text:span text:style-name="Emphasis">digit</text:span> etc.</text:p>
          </table:table-cell>
        </table:table-row>
        <table:table-row>
          <table:table-cell>
            <text:p><text:span text:style-name="Highlight">Example</text:span></text:p>
          </table:table-cell>
          <table:table-cell>
            <text:p text:style-name="Preformatted_20_Text">&lt;phr&gt;</text:p>
            <text:p text:style-name="Preformatted_20_Text"> &lt;c&gt;M&lt;/c&gt;</text:p>
            <text:p text:style-name="Preformatted_20_Text"> &lt;c&gt;O&lt;/c&gt;</text:p>
            <text:p text:style-name="Preformatted_20_Text"> &lt;c&gt;A&lt;/c&gt;</text:p>
            <text:p text:style-name="Preformatted_20_Text"> &lt;c&gt;I&lt;/c&gt;</text:p>
            <text:p text:style-name="Preformatted_20_Text"> &lt;w&gt;doth&lt;/w&gt;</text:p>
            <text:p text:style-name="Preformatted_20_Text"> &lt;w&gt;sway&lt;/w&gt;</text:p>
            <text:p text:style-name="Preformatted_20_Text"> &lt;w&gt;my&lt;/w&gt;</text:p>
            <text:p text:style-name="Preformatted_20_Text"> &lt;w&gt;life&lt;/w&gt;</text:p>
            <text:p text:style-name="Preformatted_20_Text">&lt;/phr&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macroRef key="macro.xtext"/&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c</text:p>
            <text:p text:style-name="Preformatted_20_Text">{</text:p>
            <text:p text:style-name="Preformatted_20_Text">   att.global.attributes,</text:p>
            <text:p text:style-name="Preformatted_20_Text">   att.segLike.attributes,</text:p>
            <text:p text:style-name="Preformatted_20_Text">   att.typed.attributes,</text:p>
            <text:p text:style-name="Preformatted_20_Text">   att.notated.attributes,</text:p>
            <text:p text:style-name="Preformatted_20_Text">   macro.xtext</text:p>
            <text:p text:style-name="Preformatted_20_Text">}</text:p>
          </table:table-cell>
        </table:table-row>
      </table:table>
      <text:h text:outline-level="3"><text:bookmark text:name="TEI.cb"/>&lt;cb&gt;</text:h>
      <table:table table:name="table35" table:style-name="Table1">
        <table:table-column table:style-name="Table1.col1"/>
        <table:table-column table:style-name="Table2.col2"/>
        <table:table-row>
          <table:table-cell table:number-columns-spanned="2">
            <text:p><text:span text:style-name="Highlight">&lt;cb&gt; </text:span>(<text:span>column beginning</text:span>) <text:span>marks the beginning of a new column of a text on a multi-column page.</text:span> [<text:a xlink:type="simple" xlink:href="https://www.tei-c.org/release/doc/tei-p5-doc/en/html/CO.html#CORS5">3.11.3. Milestone Element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list text:style-name="L1">
              <text:list-item>
                <text:p text:style-name="P1">att.edition</text:p>
                <text:list text:style-name="L1">
                  <text:list-item>
                    <text:p text:style-name="P1"><text:span text:style-name="Emphasis">@ed</text:span></text:p>
                  </text:list-item>
                  <text:list-item>
                    <text:p text:style-name="P1"><text:span text:style-name="Emphasis">@edRef</text:span></text:p>
                  </text:list-item>
                </text:list>
              </text:list-item>
              <text:list-item>
                <text:p text:style-name="P1">att.spanning</text:p>
                <text:list text:style-name="L1">
                  <text:list-item>
                    <text:p text:style-name="P1"><text:span text:style-name="Emphasis">@spanTo</text:span></text:p>
                  </text:list-item>
                </text:list>
              </text:list-item>
              <text:list-item>
                <text:p text:style-name="P1">att.breaking</text:p>
                <text:list text:style-name="L1">
                  <text:list-item>
                    <text:p text:style-name="P1"><text:span text:style-name="Emphasis">@break</text:span></text:p>
                  </text:list-item>
                </text:list>
              </text:list-item>
              <text:list-item>
                <text:p text:style-name="P1">att.global</text:p>
                <text:list text:style-name="L1">
                  <text:list-item>
                    <text:p text:style-name="P1"><text:span>n</text:span></text:p>
                  </text:list-item>
                  <text:list-item>
                    <text:p text:style-name="P1"><text:span>@xml:id</text:span></text:p>
                  </text:list-item>
                  <text:list-item>
                    <text:p text:style-name="P1"><text:span>@xml:lang</text:span></text:p>
                  </text:list-item>
                  <text:list-item>
                    <text:p text:style-name="P1"><text:span>@xml:base</text:span></text:p>
                  </text:list-item>
                  <text:list-item>
                    <text:p text:style-name="P1"><text:span>@xml:space</text:span></text:p>
                  </text:list-item>
                </text:list>
              </text:list-item>
              <text:list-item>
                <text:p text:style-name="P1">att.global.rendition</text:p>
                <text:list text:style-name="L1">
                  <text:list-item>
                    <text:p text:style-name="P1"><text:span>@rend</text:span></text:p>
                  </text:list-item>
                  <text:list-item>
                    <text:p text:style-name="P1"><text:span>@style</text:span></text:p>
                  </text:list-item>
                  <text:list-item>
                    <text:p text:style-name="P1"><text:span>@rendition</text:span></text:p>
                  </text:list-item>
                </text:list>
              </text:list-item>
              <text:list-item>
                <text:p text:style-name="P1">att.global.linking</text:p>
                <text:list text:style-name="L1">
                  <text:list-item>
                    <text:p text:style-name="P1"><text:span>corresp</text:span></text:p>
                  </text:list-item>
                  <text:list-item>
                    <text:p text:style-name="P1"><text:span>@synch</text:span></text:p>
                  </text:list-item>
                  <text:list-item>
                    <text:p text:style-name="P1"><text:span>@sameAs</text:span></text:p>
                  </text:list-item>
                  <text:list-item>
                    <text:p text:style-name="P1"><text:span>@copyOf</text:span></text:p>
                  </text:list-item>
                  <text:list-item>
                    <text:p text:style-name="P1"><text:span>@next</text:span></text:p>
                  </text:list-item>
                  <text:list-item>
                    <text:p text:style-name="P1"><text:span>@prev</text:span></text:p>
                  </text:list-item>
                  <text:list-item>
                    <text:p text:style-name="P1"><text:span>@exclude</text:span></text:p>
                  </text:list-item>
                  <text:list-item>
                    <text:p text:style-name="P1"><text:span>@select</text:span></text:p>
                  </text:list-item>
                </text:list>
              </text:list-item>
              <text:list-item>
                <text:p text:style-name="P1">att.global.change</text:p>
                <text:list text:style-name="L1">
                  <text:list-item>
                    <text:p text:style-name="P1"><text:span>@change</text:span></text:p>
                  </text:list-item>
                </text:list>
              </text:list-item>
              <text:list-item>
                <text:p text:style-name="P1">att.global.responsibility</text:p>
                <text:list text:style-name="L1">
                  <text:list-item>
                    <text:p text:style-name="P1"><text:span>@cert</text:span></text:p>
                  </text:list-item>
                  <text:list-item>
                    <text:p text:style-name="P1"><text:span>@resp</text:span></text:p>
                  </text:list-item>
                </text:list>
              </text:list-item>
              <text:list-item>
                <text:p text:style-name="P1">att.global.source</text:p>
                <text:list text:style-name="L1">
                  <text:list-item>
                    <text:p text:style-name="P1"><text:span>@source</text:span></text:p>
                  </text:list-item>
                </text:list>
              </text:list-item>
              <text:list-item>
                <text:p text:style-name="P1">att.typed</text:p>
                <text:list text:style-name="L1">
                  <text:list-item>
                    <text:p text:style-name="P1"><text:span>type</text:span></text:p>
                  </text:list-item>
                  <text:list-item>
                    <text:p text:style-name="P1"><text:span>@subtype</text:span></text:p>
                  </text:list-item>
                </text:list>
              </text:list-item>
            </text:list>
            <table:table table:name="table36" table:style-name="Table1">
              <table:table-column table:style-name="Table1.col1"/>
              <table:table-column table:style-name="Table2.col2"/>
              <table:table-row>
                <table:table-cell>
                  <text:p>n</text:p>
                </table:table-cell>
                <table:table-cell>
                  <text:p>(<text:span>number</text:span>) <text:span>gives a number (or other label) for an element, which is not necessarily unique within the document.</text:span></text:p>
                  <table:table table:name="table37" table:style-name="Table1">
                    <table:table-column table:style-name="Table1.col1"/>
                    <table:table-column table:style-name="Table2.col2"/>
                    <table:table-row>
                      <table:table-cell>
                        <text:p><text:span text:style-name="Highlight">Derived from</text:span></text:p>
                      </table:table-cell>
                      <table:table-cell>
                        <text:p>att.global</text:p>
                      </table:table-cell>
                    </table:table-row>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Datatype</text:span></text:p>
                      </table:table-cell>
                      <table:table-cell>
                        <text:p>teidata.text</text:p>
                      </table:table-cell>
                    </table:table-row>
                  </table:table>
                </table:table-cell>
              </table:table-row>
            </table:table>
          </table:table-cell>
        </table:table-row>
        <table:table-row>
          <table:table-cell>
            <text:p><text:span text:style-name="Highlight">Member of</text:span></text:p>
          </table:table-cell>
          <table:table-cell>
            <text:p>model.milestoneLike</text:p>
          </table:table-cell>
        </table:table-row>
        <table:table-row>
          <table:table-cell>
            <text:p><text:span text:style-name="Highlight">Contained by</text:span></text:p>
          </table:table-cell>
          <table:table-cell>
            <text:p><text:span>core: </text:span><text:span>add author corr date del head hi l lg name note num orig p publisher quote ref reg resp rs said sic textLang title unclear</text:span></text:p>
            <text:p><text:span>figures: </text:span><text:span>figure</text:span></text:p>
            <text:p><text:span>header: </text:span><text:span>authority change edition extent handNote language licence</text:span></text:p>
            <text:p><text:span>linking: </text:span><text:span>seg</text:span></text:p>
            <text:p><text:span>msdescription: </text:span><text:span>acquisition condition decoNote explicit foliation incipit layout msItem origin repository rubric support</text:span></text:p>
            <text:p><text:span>namesdates: </text:span><text:span>country persName placeName settlement</text:span></text:p>
            <text:p><text:span>textcrit: </text:span><text:span>lem rdg</text:span></text:p>
            <text:p><text:span>textstructure: </text:span><text:span>body div text</text:span></text:p>
            <text:p><text:span>transcr: </text:span><text:span>damage subst supplied surplus</text:span></text:p>
          </table:table-cell>
        </table:table-row>
        <table:table-row>
          <table:table-cell>
            <text:p><text:span text:style-name="Highlight">May contain</text:span></text:p>
          </table:table-cell>
          <table:table-cell>
            <text:p><text:span>Empty element</text:span></text:p>
          </table:table-cell>
        </table:table-row>
        <table:table-row>
          <table:table-cell>
            <text:p><text:span text:style-name="Highlight">Note</text:span></text:p>
          </table:table-cell>
          <table:table-cell>
            <text:p text:style-name="Text_20_body">On this element, the global <text:span text:style-name="Emphasis">n</text:span> attribute indicates the number or other value associated with the column which follows the point of insertion of this &lt;cb&gt; element. Encoders should adopt a clear and consistent policy as to whether the numbers associated with column breaks relate to the physical sequence number of the column in the whole text, or whether columns are numbered within the page. The &lt;cb&gt; element is placed at the head of the column to which it refers.</text:p>
          </table:table-cell>
        </table:table-row>
        <table:table-row>
          <table:table-cell>
            <text:p><text:span text:style-name="Highlight">Example</text:span></text:p>
          </table:table-cell>
          <table:table-cell>
            <text:p>Markup of an early English dictionary printed in two columns:</text:p>
            <text:p text:style-name="Preformatted_20_Text">&lt;pb/&gt;</text:p>
            <text:p text:style-name="Preformatted_20_Text">&lt;cb n="1"/&gt;</text:p>
            <text:p text:style-name="Preformatted_20_Text">&lt;entryFree&gt;</text:p>
            <text:p text:style-name="Preformatted_20_Text"> &lt;form&gt;Well&lt;/form&gt;, &lt;sense&gt;a Pit to hold Spring-Water&lt;/sense&gt;:</text:p>
            <text:p text:style-name="Preformatted_20_Text">&lt;sense&gt;In the Art of &lt;hi rend="italic"&gt;War&lt;/hi&gt;, a Depth the Miner</text:p>
            <text:p text:style-name="Preformatted_20_Text">   sinks into the Ground, to find out and disappoint the Enemies Mines,</text:p>
            <text:p text:style-name="Preformatted_20_Text">   or to prepare one&lt;/sense&gt;.</text:p>
            <text:p text:style-name="Preformatted_20_Text">&lt;/entryFree&gt;</text:p>
            <text:p text:style-name="Preformatted_20_Text">&lt;entryFree&gt;To &lt;form&gt;Welter&lt;/form&gt;, &lt;sense&gt;to wallow&lt;/sense&gt;, or</text:p>
            <text:p text:style-name="Preformatted_20_Text">&lt;sense&gt;lie groveling&lt;/sense&gt;.&lt;/entryFree&gt;</text:p>
            <text:p text:style-name="Preformatted_20_Text">&lt;!-- remainder of column --&gt;</text:p>
            <text:p text:style-name="Preformatted_20_Text">&lt;cb n="2"/&gt;</text:p>
            <text:p text:style-name="Preformatted_20_Text">&lt;entryFree&gt;</text:p>
            <text:p text:style-name="Preformatted_20_Text"> &lt;form&gt;Wey&lt;/form&gt;, &lt;sense&gt;the greatest Measure for dry Things,</text:p>
            <text:p text:style-name="Preformatted_20_Text">   containing five Chaldron&lt;/sense&gt;.</text:p>
            <text:p text:style-name="Preformatted_20_Text">&lt;/entryFree&gt;</text:p>
            <text:p text:style-name="Preformatted_20_Text">&lt;entryFree&gt;</text:p>
            <text:p text:style-name="Preformatted_20_Text"> &lt;form&gt;Whale&lt;/form&gt;, &lt;sense&gt;the greatest of</text:p>
            <text:p text:style-name="Preformatted_20_Text">   Sea-Fishes&lt;/sense&gt;.</text:p>
            <text:p text:style-name="Preformatted_20_Text">&lt;/entryFree&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empty/&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cb</text:p>
            <text:p text:style-name="Preformatted_20_Text">{</text:p>
            <text:p text:style-name="Preformatted_20_Text">   att.global.attribute.xmlid,</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linking.attribute.synch,</text:p>
            <text:p text:style-name="Preformatted_20_Text">   att.global.linking.attribute.sameAs,</text:p>
            <text:p text:style-name="Preformatted_20_Text">   att.global.linking.attribute.copyOf,</text:p>
            <text:p text:style-name="Preformatted_20_Text">   att.global.linking.attribute.next,</text:p>
            <text:p text:style-name="Preformatted_20_Text">   att.global.linking.attribute.prev,</text:p>
            <text:p text:style-name="Preformatted_20_Text">   att.global.linking.attribute.exclude,</text:p>
            <text:p text:style-name="Preformatted_20_Text">   att.global.linking.attribute.select,</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global.source.attribute.source,</text:p>
            <text:p text:style-name="Preformatted_20_Text">   att.typed.attribute.subtype,</text:p>
            <text:p text:style-name="Preformatted_20_Text">   att.edition.attributes,</text:p>
            <text:p text:style-name="Preformatted_20_Text">   att.spanning.attributes,</text:p>
            <text:p text:style-name="Preformatted_20_Text">   att.breaking.attributes,</text:p>
            <text:p text:style-name="Preformatted_20_Text">   attribute n { text },</text:p>
            <text:p text:style-name="Preformatted_20_Text">   empty</text:p>
            <text:p text:style-name="Preformatted_20_Text">}</text:p>
          </table:table-cell>
        </table:table-row>
      </table:table>
      <text:h text:outline-level="3"><text:bookmark text:name="TEI.change"/>&lt;change&gt;</text:h>
      <table:table table:name="table38" table:style-name="Table1">
        <table:table-column table:style-name="Table1.col1"/>
        <table:table-column table:style-name="Table2.col2"/>
        <table:table-row>
          <table:table-cell table:number-columns-spanned="2">
            <text:p><text:span text:style-name="Highlight">&lt;change&gt; </text:span>(<text:span>change</text:span>) <text:span>documents a change or set of changes made during the production of a source document, or during the revision of an electronic file.</text:span> [<text:a xlink:type="simple" xlink:href="https://www.tei-c.org/release/doc/tei-p5-doc/en/html/HD.html#HD6">2.6. The Revision Description</text:a> <text:a xlink:type="simple" xlink:href="https://www.tei-c.org/release/doc/tei-p5-doc/en/html/HD.html#HD4C">2.4.1. Creation</text:a> <text:a xlink:type="simple" xlink:href="https://www.tei-c.org/release/doc/tei-p5-doc/en/html/PH.html#PH-changes">11.7. Identifying Changes and Revisions</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list text:style-name="L1">
              <text:list-item>
                <text:p text:style-name="P1">att.ascribed</text:p>
                <text:list text:style-name="L1">
                  <text:list-item>
                    <text:p text:style-name="P1"><text:span text:style-name="Emphasis">@who</text:span></text:p>
                  </text:list-item>
                </text:list>
              </text:list-item>
              <text:list-item>
                <text:p text:style-name="P1">att.datable</text:p>
                <text:list text:style-name="L1">
                  <text:list-item>
                    <text:p text:style-name="P1"><text:span text:style-name="Emphasis">@period</text:span></text:p>
                  </text:list-item>
                </text:list>
                <text:list text:style-name="L1">
                  <text:list-item>
                    <text:p text:style-name="P1">att.datable.w3c</text:p>
                    <text:list text:style-name="L1">
                      <text:list-item>
                        <text:p text:style-name="P1"><text:span text:style-name="Emphasis">@when</text:span></text:p>
                      </text:list-item>
                      <text:list-item>
                        <text:p text:style-name="P1"><text:span text:style-name="Emphasis">@notBefore</text:span></text:p>
                      </text:list-item>
                      <text:list-item>
                        <text:p text:style-name="P1"><text:span text:style-name="Emphasis">@notAfter</text:span></text:p>
                      </text:list-item>
                      <text:list-item>
                        <text:p text:style-name="P1"><text:span text:style-name="Emphasis">@from</text:span></text:p>
                      </text:list-item>
                      <text:list-item>
                        <text:p text:style-name="P1"><text:span text:style-name="Emphasis">@to</text:span></text:p>
                      </text:list-item>
                    </text:list>
                  </text:list-item>
                  <text:list-item>
                    <text:p text:style-name="P1">att.datable.iso</text:p>
                    <text:list text:style-name="L1">
                      <text:list-item>
                        <text:p text:style-name="P1"><text:span text:style-name="Emphasis">@when-iso</text:span></text:p>
                      </text:list-item>
                      <text:list-item>
                        <text:p text:style-name="P1"><text:span text:style-name="Emphasis">@notBefore-iso</text:span></text:p>
                      </text:list-item>
                      <text:list-item>
                        <text:p text:style-name="P1"><text:span text:style-name="Emphasis">@notAfter-iso</text:span></text:p>
                      </text:list-item>
                      <text:list-item>
                        <text:p text:style-name="P1"><text:span text:style-name="Emphasis">@from-iso</text:span></text:p>
                      </text:list-item>
                      <text:list-item>
                        <text:p text:style-name="P1"><text:span text:style-name="Emphasis">@to-iso</text:span></text:p>
                      </text:list-item>
                    </text:list>
                  </text:list-item>
                  <text:list-item>
                    <text:p text:style-name="P1">att.datable.custom</text:p>
                    <text:list text:style-name="L1">
                      <text:list-item>
                        <text:p text:style-name="P1"><text:span text:style-name="Emphasis">@when-custom</text:span></text:p>
                      </text:list-item>
                      <text:list-item>
                        <text:p text:style-name="P1"><text:span text:style-name="Emphasis">@notBefore-custom</text:span></text:p>
                      </text:list-item>
                      <text:list-item>
                        <text:p text:style-name="P1"><text:span text:style-name="Emphasis">@notAfter-custom</text:span></text:p>
                      </text:list-item>
                      <text:list-item>
                        <text:p text:style-name="P1"><text:span text:style-name="Emphasis">@from-custom</text:span></text:p>
                      </text:list-item>
                      <text:list-item>
                        <text:p text:style-name="P1"><text:span text:style-name="Emphasis">@to-custom</text:span></text:p>
                      </text:list-item>
                      <text:list-item>
                        <text:p text:style-name="P1"><text:span text:style-name="Emphasis">@datingPoint</text:span></text:p>
                      </text:list-item>
                      <text:list-item>
                        <text:p text:style-name="P1"><text:span text:style-name="Emphasis">@datingMethod</text:span></text:p>
                      </text:list-item>
                    </text:list>
                  </text:list-item>
                </text:list>
              </text:list-item>
              <text:list-item>
                <text:p text:style-name="P1">att.docStatus</text:p>
                <text:list text:style-name="L1">
                  <text:list-item>
                    <text:p text:style-name="P1"><text:span text:style-name="Emphasis">@status</text:span></text:p>
                  </text:list-item>
                </text:list>
              </text:list-item>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item>
                <text:p text:style-name="P1">att.typed</text:p>
                <text:list text:style-name="L1">
                  <text:list-item>
                    <text:p text:style-name="P1"><text:span text:style-name="Emphasis">@type</text:span></text:p>
                  </text:list-item>
                  <text:list-item>
                    <text:p text:style-name="P1"><text:span text:style-name="Emphasis">@subtype</text:span></text:p>
                  </text:list-item>
                </text:list>
              </text:list-item>
            </text:list>
            <table:table table:name="table39" table:style-name="Table1">
              <table:table-column table:style-name="Table1.col1"/>
              <table:table-column table:style-name="Table2.col2"/>
              <table:table-row>
                <table:table-cell>
                  <text:p>calendar</text:p>
                </table:table-cell>
                <table:table-cell>
                  <text:p><text:span>indicates one or more systems or calendars to which the date represented by the content of this element belongs.</text:span></text:p>
                  <table:table table:name="table40" table:style-name="Table1">
                    <table:table-column table:style-name="Table1.col1"/>
                    <table:table-column table:style-name="Table2.col2"/>
                    <table:table-row>
                      <table:table-cell>
                        <text:p><text:span><text:a xlink:type="simple" xlink:href="http://www.tei-c.org/Activities/Council/Working/tcw27.xml"><text:span>Deprecated</text:span></text:a></text:span></text:p>
                      </table:table-cell>
                      <table:table-cell table:number-columns-spanned="1">
                        <text:p><text:span>will be removed on 2024-11-11</text:span></text:p>
                      </table:table-cell>
                    </table:table-row>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idata.pointer <text:span>separated by whitespace</text:span></text:p>
                      </table:table-cell>
                    </table:table-row>
                    <table:table-row>
                      <table:table-cell>
                        <text:p><text:span text:style-name="Highlight">Schematron</text:span></text:p>
                      </table:table-cell>
                      <table:table-cell>
                        <text:p>
&lt;sch:rule context="tei:*[@calendar]"&gt;
&lt;sch:assert test="string-length( normalize-space(.) ) gt 0"&gt; @calendar indicates one or more
 systems or calendars to which the date represented by the content of this element belongs,
 but this &lt;sch:name/&gt; element has no textual content.&lt;/sch:assert&gt;
&lt;/sch:rule&gt;</text:p>
                      </table:table-cell>
                    </table:table-row>
                  </table:table>
                </table:table-cell>
              </table:table-row>
              <table:table-row>
                <table:table-cell>
                  <text:p>target</text:p>
                </table:table-cell>
                <table:table-cell>
                  <text:p>(<text:span>target</text:span>) <text:span>points to one or more elements that belong to this change.</text:span></text:p>
                  <table:table table:name="table41"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idata.pointer <text:span>separated by whitespace</text:span></text:p>
                      </table:table-cell>
                    </table:table-row>
                  </table:table>
                </table:table-cell>
              </table:table-row>
            </table:table>
          </table:table-cell>
        </table:table-row>
        <table:table-row>
          <table:table-cell>
            <text:p><text:span text:style-name="Highlight">Contained by</text:span></text:p>
          </table:table-cell>
          <table:table-cell>
            <text:p><text:span>header: </text:span><text:span>revisionDesc</text:span></text:p>
          </table:table-cell>
        </table:table-row>
        <table:table-row>
          <table:table-cell>
            <text:p><text:span text:style-name="Highlight">May contain</text:span></text:p>
          </table:table-cell>
          <table:table-cell>
            <text:p><text:span>analysis: </text:span><text:span>c</text:span></text:p>
            <text:p><text:span>core: </text:span><text:span>add cb choice corr date del gap hi l lg name note num orig p pb quote ref reg rs said sic title unclear</text:span></text:p>
            <text:p><text:span>figures: </text:span><text:span>figure</text:span></text:p>
            <text:p><text:span>header: </text:span><text:span>idno</text:span></text:p>
            <text:p><text:span>linking: </text:span><text:span>anchor seg</text:span></text:p>
            <text:p><text:span>msdescription: </text:span><text:span>dimensions height locus locusGrp msDesc width</text:span></text:p>
            <text:p><text:span>namesdates: </text:span><text:span>country persName placeName settlement</text:span></text:p>
            <text:p><text:span>textcrit: </text:span><text:span>app listWit</text:span></text:p>
            <text:p><text:span>transcr: </text:span><text:span>damage handShift subst supplied surplus</text:span></text:p>
            <text:p>character data</text:p>
          </table:table-cell>
        </table:table-row>
        <table:table-row>
          <table:table-cell>
            <text:p><text:span text:style-name="Highlight">Note</text:span></text:p>
          </table:table-cell>
          <table:table-cell>
            <text:p text:style-name="Text_20_body">The <text:span text:style-name="Emphasis">who</text:span> attribute may be used to point to any other element, but will typically specify a &lt;respStmt&gt; or &lt;person&gt; element elsewhere in the header, identifying the person responsible for the change and their role in making it.</text:p>
            <text:p text:style-name="Text_20_body">It is recommended that changes be recorded with the most recent first. The <text:span text:style-name="Emphasis">status</text:span> attribute may be used to indicate the status of a document following the change documented.</text:p>
          </table:table-cell>
        </table:table-row>
        <table:table-row>
          <table:table-cell>
            <text:p><text:span text:style-name="Highlight">Example</text:span></text:p>
          </table:table-cell>
          <table:table-cell>
            <text:p text:style-name="Preformatted_20_Text">&lt;titleStmt&gt;</text:p>
            <text:p text:style-name="Preformatted_20_Text"> &lt;title&gt; ... &lt;/title&gt;</text:p>
            <text:p text:style-name="Preformatted_20_Text"> &lt;editor xml:id="LDB"&gt;Lou Burnard&lt;/editor&gt;</text:p>
            <text:p text:style-name="Preformatted_20_Text"> &lt;respStmt xml:id="BZ"&gt;</text:p>
            <text:p text:style-name="Preformatted_20_Text">  &lt;resp&gt;copy editing&lt;/resp&gt;</text:p>
            <text:p text:style-name="Preformatted_20_Text">  &lt;name&gt;Brett Zamir&lt;/name&gt;</text:p>
            <text:p text:style-name="Preformatted_20_Text"> &lt;/respStmt&gt;</text:p>
            <text:p text:style-name="Preformatted_20_Text">&lt;/titleStmt&gt;</text:p>
            <text:p text:style-name="Preformatted_20_Text">&lt;!-- ... --&gt;</text:p>
            <text:p text:style-name="Preformatted_20_Text">&lt;revisionDesc status="published"&gt;</text:p>
            <text:p text:style-name="Preformatted_20_Text"> &lt;change who="#BZ" when="2008-02-02"</text:p>
            <text:p text:style-name="Preformatted_20_Text">  status="public"&gt;Finished chapter 23&lt;/change&gt;</text:p>
            <text:p text:style-name="Preformatted_20_Text"> &lt;change who="#BZ" when="2008-01-02"</text:p>
            <text:p text:style-name="Preformatted_20_Text">  status="draft"&gt;Finished chapter 2&lt;/change&gt;</text:p>
            <text:p text:style-name="Preformatted_20_Text"> &lt;change n="P2.2" when="1991-12-21"</text:p>
            <text:p text:style-name="Preformatted_20_Text">  who="#LDB"&gt;Added examples to section 3&lt;/change&gt;</text:p>
            <text:p text:style-name="Preformatted_20_Text"> &lt;change when="1991-11-11" who="#MSM"&gt;Deleted chapter 10&lt;/change&gt;</text:p>
            <text:p text:style-name="Preformatted_20_Text">&lt;/revisionDesc&gt;</text:p>
          </table:table-cell>
        </table:table-row>
        <table:table-row>
          <table:table-cell>
            <text:p><text:span text:style-name="Highlight">Example</text:span></text:p>
          </table:table-cell>
          <table:table-cell>
            <text:p text:style-name="Preformatted_20_Text">&lt;profileDesc&gt;</text:p>
            <text:p text:style-name="Preformatted_20_Text"> &lt;creation&gt;</text:p>
            <text:p text:style-name="Preformatted_20_Text">  &lt;listChange&gt;</text:p>
            <text:p text:style-name="Preformatted_20_Text">   &lt;change xml:id="DRAFT1"&gt;First draft in pencil&lt;/change&gt;</text:p>
            <text:p text:style-name="Preformatted_20_Text">   &lt;change xml:id="DRAFT2"</text:p>
            <text:p text:style-name="Preformatted_20_Text">    notBefore="1880-12-09"&gt;First revision, mostly</text:p>
            <text:p text:style-name="Preformatted_20_Text">       using green ink&lt;/change&gt;</text:p>
            <text:p text:style-name="Preformatted_20_Text">   &lt;change xml:id="DRAFT3"</text:p>
            <text:p text:style-name="Preformatted_20_Text">    notBefore="1881-02-13"&gt;Final corrections as</text:p>
            <text:p text:style-name="Preformatted_20_Text">       supplied to printer.&lt;/change&gt;</text:p>
            <text:p text:style-name="Preformatted_20_Text">  &lt;/listChange&gt;</text:p>
            <text:p text:style-name="Preformatted_20_Text"> &lt;/creation&gt;</text:p>
            <text:p text:style-name="Preformatted_20_Text">&lt;/profileDesc&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macroRef key="macro.specialPara"/&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change</text:p>
            <text:p text:style-name="Preformatted_20_Text">{</text:p>
            <text:p text:style-name="Preformatted_20_Text">   att.ascribed.attributes,</text:p>
            <text:p text:style-name="Preformatted_20_Text">   att.datable.attributes,</text:p>
            <text:p text:style-name="Preformatted_20_Text">   att.docStatus.attributes,</text:p>
            <text:p text:style-name="Preformatted_20_Text">   att.global.attributes,</text:p>
            <text:p text:style-name="Preformatted_20_Text">   att.typed.attributes,</text:p>
            <text:p text:style-name="Preformatted_20_Text">   attribute calendar { list { + } }?,</text:p>
            <text:p text:style-name="Preformatted_20_Text">   attribute target { list { + } }?,</text:p>
            <text:p text:style-name="Preformatted_20_Text">   macro.specialPara</text:p>
            <text:p text:style-name="Preformatted_20_Text">}</text:p>
          </table:table-cell>
        </table:table-row>
      </table:table>
      <text:h text:outline-level="3"><text:bookmark text:name="TEI.choice"/>&lt;choice&gt;</text:h>
      <table:table table:name="table42" table:style-name="Table1">
        <table:table-column table:style-name="Table1.col1"/>
        <table:table-column table:style-name="Table2.col2"/>
        <table:table-row>
          <table:table-cell table:number-columns-spanned="2">
            <text:p><text:span text:style-name="Highlight">&lt;choice&gt; </text:span>(<text:span>choice</text:span>) <text:span>groups a number of alternative encodings for the same point in a text.</text:span> [<text:a xlink:type="simple" xlink:href="https://www.tei-c.org/release/doc/tei-p5-doc/en/html/CO.html#COED">3.5. Simple Editorial Change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
          </table:table-cell>
        </table:table-row>
        <table:table-row>
          <table:table-cell>
            <text:p><text:span text:style-name="Highlight">Member of</text:span></text:p>
          </table:table-cell>
          <table:table-cell>
            <text:p>model.pPart.editorial</text:p>
          </table:table-cell>
        </table:table-row>
        <table:table-row>
          <table:table-cell>
            <text:p><text:span text:style-name="Highlight">Contained by</text:span></text:p>
          </table:table-cell>
          <table:table-cell>
            <text:p><text:span>core: </text:span><text:span>add author choice corr date del head hi l name note num orig p publisher quote ref reg resp rs said sic textLang title unclear</text:span></text:p>
            <text:p><text:span>figures: </text:span><text:span>figDesc</text:span></text:p>
            <text:p><text:span>header: </text:span><text:span>authority change edition extent handNote language licence</text:span></text:p>
            <text:p><text:span>linking: </text:span><text:span>seg</text:span></text:p>
            <text:p><text:span>msdescription: </text:span><text:span>acquisition condition decoNote explicit foliation incipit layout origin repository rubric support</text:span></text:p>
            <text:p><text:span>namesdates: </text:span><text:span>country persName placeName settlement</text:span></text:p>
            <text:p><text:span>textcrit: </text:span><text:span>lem rdg witness</text:span></text:p>
            <text:p><text:span>transcr: </text:span><text:span>damage supplied surplus</text:span></text:p>
          </table:table-cell>
        </table:table-row>
        <table:table-row>
          <table:table-cell>
            <text:p><text:span text:style-name="Highlight">May contain</text:span></text:p>
          </table:table-cell>
          <table:table-cell>
            <text:p><text:span>core: </text:span><text:span>choice corr orig reg sic unclear</text:span></text:p>
            <text:p><text:span>linking: </text:span><text:span>seg</text:span></text:p>
            <text:p><text:span>transcr: </text:span><text:span>supplied</text:span></text:p>
          </table:table-cell>
        </table:table-row>
        <table:table-row>
          <table:table-cell>
            <text:p><text:span text:style-name="Highlight">Note</text:span></text:p>
          </table:table-cell>
          <table:table-cell>
            <text:p text:style-name="Text_20_body">Because the children of a &lt;choice&gt; element all represent alternative ways of encoding the same sequence, it is natural to think of them as mutually exclusive. However, there may be cases where a full representation of a text requires the alternative encodings to be considered as parallel.</text:p>
            <text:p text:style-name="Text_20_body">Note also that &lt;choice&gt; elements may self-nest.</text:p>
            <text:p text:style-name="Text_20_body">Where the purpose of an encoding is to record multiple witnesses of a single work, rather than to identify multiple possible encoding decisions at a given point, the &lt;app&gt; element and associated elements discussed in section <text:a xlink:type="simple" xlink:href="https://www.tei-c.org/release/doc/tei-p5-doc/en/html/TC.html#TCAPLL">12.1. The Apparatus Entry, Readings, and Witnesses</text:a> should be preferred.</text:p>
          </table:table-cell>
        </table:table-row>
        <table:table-row>
          <table:table-cell>
            <text:p><text:span text:style-name="Highlight">Example</text:span></text:p>
          </table:table-cell>
          <table:table-cell>
            <text:p>An American encoding of <text:span text:style-name="Emphasis">Gulliver's Travels</text:span> which retains the British spelling but also provides a version regularized to American spelling might be encoded as follows.</text:p>
            <text:p text:style-name="Preformatted_20_Text">&lt;p&gt;Lastly, That, upon his solemn oath to observe all the above</text:p>
            <text:p text:style-name="Preformatted_20_Text"> articles, the said man-mountain shall have a daily allowance of</text:p>
            <text:p text:style-name="Preformatted_20_Text"> meat and drink sufficient for the support of &lt;choice&gt;</text:p>
            <text:p text:style-name="Preformatted_20_Text">  &lt;sic&gt;1724&lt;/sic&gt;</text:p>
            <text:p text:style-name="Preformatted_20_Text">  &lt;corr&gt;1728&lt;/corr&gt;</text:p>
            <text:p text:style-name="Preformatted_20_Text"> &lt;/choice&gt; of our subjects,</text:p>
            <text:p text:style-name="Preformatted_20_Text"> with free access to our royal person, and other marks of our</text:p>
            <text:p text:style-name="Preformatted_20_Text">&lt;choice&gt;</text:p>
            <text:p text:style-name="Preformatted_20_Text">  &lt;orig&gt;favour&lt;/orig&gt;</text:p>
            <text:p text:style-name="Preformatted_20_Text">  &lt;reg&gt;favor&lt;/reg&gt;</text:p>
            <text:p text:style-name="Preformatted_20_Text"> &lt;/choice&gt;.&lt;/p&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alternate minOccurs="2"</text:p>
            <text:p text:style-name="Preformatted_20_Text">  maxOccurs="unbounded"&gt;</text:p>
            <text:p text:style-name="Preformatted_20_Text">  &lt;classRef key="model.choicePart"/&gt;</text:p>
            <text:p text:style-name="Preformatted_20_Text">  &lt;elementRef key="choice"/&gt;</text:p>
            <text:p text:style-name="Preformatted_20_Text"> &lt;/alternat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choice { att.global.attributes, ( model.choicePart | choice )+ }</text:p>
          </table:table-cell>
        </table:table-row>
        <table:table-row>
          <table:table-cell>
            <text:p><text:span text:style-name="Highlight">Processing Model</text:span></text:p>
          </table:table-cell>
          <table:table-cell>
            <text:p text:style-name="Preformatted_20_Text"/>
            <text:p text:style-name="Preformatted_20_Text">&lt;model predicate="sic and corr"</text:p>
            <text:p text:style-name="Preformatted_20_Text"> behaviour="alternate"&gt;</text:p>
            <text:p text:style-name="Preformatted_20_Text">&lt;param name="default"</text:p>
            <text:p text:style-name="Preformatted_20_Text"> value="corr[@cert='low']"/&gt;</text:p>
            <text:p text:style-name="Preformatted_20_Text">&lt;param name="alternate" value="sic"/&gt;</text:p>
            <text:p text:style-name="Preformatted_20_Text">&lt;/model&gt;</text:p>
            <text:p text:style-name="Preformatted_20_Text">&lt;model predicate="orig and reg"</text:p>
            <text:p text:style-name="Preformatted_20_Text"> behaviour="alternate"&gt;</text:p>
            <text:p text:style-name="Preformatted_20_Text">&lt;param name="default" value="reg"/&gt;</text:p>
            <text:p text:style-name="Preformatted_20_Text">&lt;param name="alternate" value="orig"/&gt;</text:p>
            <text:p text:style-name="Preformatted_20_Text">&lt;/model&gt;</text:p>
            <text:p text:style-name="Preformatted_20_Text">    </text:p>
          </table:table-cell>
        </table:table-row>
      </table:table>
      <text:h text:outline-level="3"><text:bookmark text:name="TEI.condition"/>&lt;condition&gt;</text:h>
      <table:table table:name="table43" table:style-name="Table1">
        <table:table-column table:style-name="Table1.col1"/>
        <table:table-column table:style-name="Table2.col2"/>
        <table:table-row>
          <table:table-cell table:number-columns-spanned="2">
            <text:p><text:span text:style-name="Highlight">&lt;condition&gt; </text:span>(<text:span>condition</text:span>) <text:span>contains a description of the physical condition of the manuscript or object.</text:span> [<text:a xlink:type="simple" xlink:href="https://www.tei-c.org/release/doc/tei-p5-doc/en/html/MS.html#msphco">10.7.1.5. Condition</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
          </table:table-cell>
        </table:table-row>
        <table:table-row>
          <table:table-cell>
            <text:p><text:span text:style-name="Highlight">Contained by</text:span></text:p>
          </table:table-cell>
          <table:table-cell>
            <text:p><text:span>msdescription: </text:span><text:span>binding bindingDesc supportDesc</text:span></text:p>
          </table:table-cell>
        </table:table-row>
        <table:table-row>
          <table:table-cell>
            <text:p><text:span text:style-name="Highlight">May contain</text:span></text:p>
          </table:table-cell>
          <table:table-cell>
            <text:p><text:span>analysis: </text:span><text:span>c</text:span></text:p>
            <text:p><text:span>core: </text:span><text:span>add cb choice corr date del gap hi l lg name note num orig p pb quote ref reg rs said sic title unclear</text:span></text:p>
            <text:p><text:span>figures: </text:span><text:span>figure</text:span></text:p>
            <text:p><text:span>header: </text:span><text:span>idno</text:span></text:p>
            <text:p><text:span>linking: </text:span><text:span>anchor seg</text:span></text:p>
            <text:p><text:span>msdescription: </text:span><text:span>dimensions height locus locusGrp msDesc width</text:span></text:p>
            <text:p><text:span>namesdates: </text:span><text:span>country persName placeName settlement</text:span></text:p>
            <text:p><text:span>textcrit: </text:span><text:span>app listWit</text:span></text:p>
            <text:p><text:span>transcr: </text:span><text:span>damage handShift subst supplied surplus</text:span></text:p>
            <text:p>character data</text:p>
          </table:table-cell>
        </table:table-row>
        <table:table-row>
          <table:table-cell>
            <text:p><text:span text:style-name="Highlight">Example</text:span></text:p>
          </table:table-cell>
          <table:table-cell>
            <text:p text:style-name="Preformatted_20_Text">&lt;condition&gt;</text:p>
            <text:p text:style-name="Preformatted_20_Text"> &lt;p&gt;There are lacunae in three places in this</text:p>
            <text:p text:style-name="Preformatted_20_Text">   manuscript. After 14v two</text:p>
            <text:p text:style-name="Preformatted_20_Text">   leaves has been cut out and narrow strips leaves remains in the spine. After</text:p>
            <text:p text:style-name="Preformatted_20_Text">   68v one gathering is missing and after 101v at least one gathering of 8 leaves</text:p>
            <text:p text:style-name="Preformatted_20_Text">   has been lost. &lt;/p&gt;</text:p>
            <text:p text:style-name="Preformatted_20_Text"> &lt;p&gt;Several leaves are damaged with tears or holes or have a</text:p>
            <text:p text:style-name="Preformatted_20_Text">   irregular shape. Some of the damages do not allow the lines to be of full</text:p>
            <text:p text:style-name="Preformatted_20_Text">   length and they are apparently older than the script. There are tears on fol.</text:p>
            <text:p text:style-name="Preformatted_20_Text">   2r-v, 9r-v, 10r-v, 15r-18v, 19r-v, 20r-22v, 23r-v, 24r-28v, 30r-v, 32r-35v,</text:p>
            <text:p text:style-name="Preformatted_20_Text">   37r-v, 38r-v, 40r-43v, 45r-47v, 49r-v, 51r-v, 53r-60v, 67r-v, 68r-v, 70r-v,</text:p>
            <text:p text:style-name="Preformatted_20_Text">   74r-80v, 82r-v, 86r-v, 88r-v, 89r-v, 95r-v, 97r-98v 99r-v, 100r-v. On fol. 98</text:p>
            <text:p text:style-name="Preformatted_20_Text">   the corner has been torn off. Several leaves are in a bad condition due to</text:p>
            <text:p text:style-name="Preformatted_20_Text">   moist and wear, and have become dark, bleached or</text:p>
            <text:p text:style-name="Preformatted_20_Text">   wrinkled. &lt;/p&gt;</text:p>
            <text:p text:style-name="Preformatted_20_Text"> &lt;p&gt;The script has been</text:p>
            <text:p text:style-name="Preformatted_20_Text">   touched up in the 17th century with black ink. The touching up on the following</text:p>
            <text:p text:style-name="Preformatted_20_Text">   fols. was done by</text:p>
            <text:p text:style-name="Preformatted_20_Text"> &lt;name&gt;Bishop Brynjólf Sveinsson&lt;/name&gt;: 1v, 3r, 4r, 5r,</text:p>
            <text:p text:style-name="Preformatted_20_Text">   6v, 8v,9r, 10r, 14r, 14v, 22r,30v, 36r-52v, 72v, 77r,78r,103r, 104r,. An</text:p>
            <text:p text:style-name="Preformatted_20_Text">   AM-note says according to the lawman</text:p>
            <text:p text:style-name="Preformatted_20_Text"> &lt;name&gt;Sigurður Björnsson&lt;/name&gt; that the rest of the</text:p>
            <text:p text:style-name="Preformatted_20_Text">   touching up was done by himself and another lawman</text:p>
            <text:p text:style-name="Preformatted_20_Text"> &lt;name&gt;Sigurður Jónsson&lt;/name&gt;.</text:p>
            <text:p text:style-name="Preformatted_20_Text"> &lt;name&gt;Sigurður Björnsson&lt;/name&gt; did the touching up</text:p>
            <text:p text:style-name="Preformatted_20_Text">   on the following fols.: 46v, 47r, 48r, 49r-v, 50r, 52r-v.</text:p>
            <text:p text:style-name="Preformatted_20_Text"> &lt;name&gt;Sigurður Jónsson&lt;/name&gt; did the rest of the</text:p>
            <text:p text:style-name="Preformatted_20_Text">   touching up in the section 36r-59r containing</text:p>
            <text:p text:style-name="Preformatted_20_Text"> &lt;title&gt;Bretasögur&lt;/title&gt;</text:p>
            <text:p text:style-name="Preformatted_20_Text"> &lt;/p&gt;</text:p>
            <text:p text:style-name="Preformatted_20_Text">&lt;/condition&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macroRef key="macro.specialPara"/&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condition { att.global.attributes, macro.specialPara }</text:p>
          </table:table-cell>
        </table:table-row>
      </table:table>
      <text:h text:outline-level="3"><text:bookmark text:name="TEI.corr"/>&lt;corr&gt;</text:h>
      <table:table table:name="table44" table:style-name="Table1">
        <table:table-column table:style-name="Table1.col1"/>
        <table:table-column table:style-name="Table2.col2"/>
        <table:table-row>
          <table:table-cell table:number-columns-spanned="2">
            <text:p><text:span text:style-name="Highlight">&lt;corr&gt; </text:span>(<text:span>correction</text:span>) <text:span>contains the correct form of a passage apparently erroneous in the copy text.</text:span> [<text:a xlink:type="simple" xlink:href="https://www.tei-c.org/release/doc/tei-p5-doc/en/html/CO.html#COEDCOR">3.5.1. Apparent Error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list text:style-name="L1">
              <text:list-item>
                <text:p text:style-name="P1">att.editLike</text:p>
                <text:list text:style-name="L1">
                  <text:list-item>
                    <text:p text:style-name="P1"><text:span text:style-name="Emphasis">@evidence</text:span></text:p>
                  </text:list-item>
                  <text:list-item>
                    <text:p text:style-name="P1"><text:span text:style-name="Emphasis">@instant</text:span></text:p>
                  </text:list-item>
                </text:list>
              </text:list-item>
              <text:list-item>
                <text:p text:style-name="P1">att.typed</text:p>
                <text:list text:style-name="L1">
                  <text:list-item>
                    <text:p text:style-name="P1"><text:span text:style-name="Emphasis">@type</text:span></text:p>
                  </text:list-item>
                  <text:list-item>
                    <text:p text:style-name="P1"><text:span text:style-name="Emphasis">@subtype</text:span></text:p>
                  </text:list-item>
                </text:list>
              </text:list-item>
              <text:list-item>
                <text:p text:style-name="P1">att.global</text:p>
                <text:list text:style-name="L1">
                  <text:list-item>
                    <text:p text:style-name="P1"><text:span>@xml:id</text:span></text:p>
                  </text:list-item>
                  <text:list-item>
                    <text:p text:style-name="P1"><text:span>@n</text:span></text:p>
                  </text:list-item>
                  <text:list-item>
                    <text:p text:style-name="P1"><text:span>@xml:lang</text:span></text:p>
                  </text:list-item>
                  <text:list-item>
                    <text:p text:style-name="P1"><text:span>@xml:base</text:span></text:p>
                  </text:list-item>
                  <text:list-item>
                    <text:p text:style-name="P1"><text:span>@xml:space</text:span></text:p>
                  </text:list-item>
                </text:list>
              </text:list-item>
              <text:list-item>
                <text:p text:style-name="P1">att.global.rendition</text:p>
                <text:list text:style-name="L1">
                  <text:list-item>
                    <text:p text:style-name="P1"><text:span>@rend</text:span></text:p>
                  </text:list-item>
                  <text:list-item>
                    <text:p text:style-name="P1"><text:span>@style</text:span></text:p>
                  </text:list-item>
                  <text:list-item>
                    <text:p text:style-name="P1"><text:span>@rendition</text:span></text:p>
                  </text:list-item>
                </text:list>
              </text:list-item>
              <text:list-item>
                <text:p text:style-name="P1">att.global.linking</text:p>
                <text:list text:style-name="L1">
                  <text:list-item>
                    <text:p text:style-name="P1"><text:span>@corresp</text:span></text:p>
                  </text:list-item>
                  <text:list-item>
                    <text:p text:style-name="P1"><text:span>@synch</text:span></text:p>
                  </text:list-item>
                  <text:list-item>
                    <text:p text:style-name="P1"><text:span>@sameAs</text:span></text:p>
                  </text:list-item>
                  <text:list-item>
                    <text:p text:style-name="P1"><text:span>@copyOf</text:span></text:p>
                  </text:list-item>
                  <text:list-item>
                    <text:p text:style-name="P1"><text:span>@next</text:span></text:p>
                  </text:list-item>
                  <text:list-item>
                    <text:p text:style-name="P1"><text:span>@prev</text:span></text:p>
                  </text:list-item>
                  <text:list-item>
                    <text:p text:style-name="P1"><text:span>@exclude</text:span></text:p>
                  </text:list-item>
                  <text:list-item>
                    <text:p text:style-name="P1"><text:span>@select</text:span></text:p>
                  </text:list-item>
                </text:list>
              </text:list-item>
              <text:list-item>
                <text:p text:style-name="P1">att.global.analytic</text:p>
                <text:list text:style-name="L1">
                  <text:list-item>
                    <text:p text:style-name="P1"><text:span>@ana</text:span></text:p>
                  </text:list-item>
                </text:list>
              </text:list-item>
              <text:list-item>
                <text:p text:style-name="P1">att.global.facs</text:p>
                <text:list text:style-name="L1">
                  <text:list-item>
                    <text:p text:style-name="P1"><text:span>@facs</text:span></text:p>
                  </text:list-item>
                </text:list>
              </text:list-item>
              <text:list-item>
                <text:p text:style-name="P1">att.global.change</text:p>
                <text:list text:style-name="L1">
                  <text:list-item>
                    <text:p text:style-name="P1"><text:span>@change</text:span></text:p>
                  </text:list-item>
                </text:list>
              </text:list-item>
              <text:list-item>
                <text:p text:style-name="P1">att.global.source</text:p>
                <text:list text:style-name="L1">
                  <text:list-item>
                    <text:p text:style-name="P1"><text:span>@source</text:span></text:p>
                  </text:list-item>
                </text:list>
              </text:list-item>
            </text:list>
            <table:table table:name="table45" table:style-name="Table1">
              <table:table-column table:style-name="Table1.col1"/>
              <table:table-column table:style-name="Table2.col2"/>
              <table:table-row>
                <table:table-cell>
                  <text:p>cert</text:p>
                </table:table-cell>
                <table:table-cell>
                  <table:table table:name="table46" table:style-name="Table1">
                    <table:table-column table:style-name="Table1.col1"/>
                    <table:table-column table:style-name="Table2.col2"/>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Legal values are:</text:span></text:p>
                      </table:table-cell>
                      <table:table-cell>
                        <text:p text:style-name="List_20_Heading">high</text:p>
                        <text:p text:style-name="List_20_Contents"/>
                        <text:p text:style-name="List_20_Heading">low</text:p>
                        <text:p text:style-name="List_20_Contents"/>
                      </table:table-cell>
                    </table:table-row>
                  </table:table>
                </table:table-cell>
              </table:table-row>
              <table:table-row>
                <table:table-cell>
                  <text:p>resp</text:p>
                </table:table-cell>
                <table:table-cell>
                  <table:table table:name="table47" table:style-name="Table1">
                    <table:table-column table:style-name="Table1.col1"/>
                    <table:table-column table:style-name="Table2.col2"/>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Legal values are:</text:span></text:p>
                      </table:table-cell>
                      <table:table-cell>
                        <text:p text:style-name="List_20_Heading">#FPZ</text:p>
                        <text:p text:style-name="List_20_Contents"/>
                      </table:table-cell>
                    </table:table-row>
                  </table:table>
                </table:table-cell>
              </table:table-row>
            </table:table>
          </table:table-cell>
        </table:table-row>
        <table:table-row>
          <table:table-cell>
            <text:p><text:span text:style-name="Highlight">Member of</text:span></text:p>
          </table:table-cell>
          <table:table-cell>
            <text:p>model.choicePart model.pPart.transcriptional</text:p>
          </table:table-cell>
        </table:table-row>
        <table:table-row>
          <table:table-cell>
            <text:p><text:span text:style-name="Highlight">Contained by</text:span></text:p>
          </table:table-cell>
          <table:table-cell>
            <text:p><text:span>core: </text:span><text:span>add author choice corr date del head hi l lg name note num orig p publisher quote ref reg rs said sic textLang title unclear</text:span></text:p>
            <text:p><text:span>header: </text:span><text:span>change edition extent handNote licence</text:span></text:p>
            <text:p><text:span>linking: </text:span><text:span>seg</text:span></text:p>
            <text:p><text:span>msdescription: </text:span><text:span>acquisition condition decoNote explicit foliation incipit layout origin rubric support</text:span></text:p>
            <text:p><text:span>namesdates: </text:span><text:span>country persName placeName settlement</text:span></text:p>
            <text:p><text:span>textcrit: </text:span><text:span>lem rdg</text:span></text:p>
            <text:p><text:span>transcr: </text:span><text:span>damage supplied surplus</text:span></text:p>
          </table:table-cell>
        </table:table-row>
        <table:table-row>
          <table:table-cell>
            <text:p><text:span text:style-name="Highlight">May contain</text:span></text:p>
          </table:table-cell>
          <table:table-cell>
            <text:p><text:span>analysis: </text:span><text:span>c</text:span></text:p>
            <text:p><text:span>core: </text:span><text:span>add cb choice corr date del gap hi l lg name note num orig pb quote ref reg rs said sic title unclear</text:span></text:p>
            <text:p><text:span>figures: </text:span><text:span>figure</text:span></text:p>
            <text:p><text:span>header: </text:span><text:span>idno</text:span></text:p>
            <text:p><text:span>linking: </text:span><text:span>anchor seg</text:span></text:p>
            <text:p><text:span>msdescription: </text:span><text:span>dimensions height locus locusGrp msDesc width</text:span></text:p>
            <text:p><text:span>namesdates: </text:span><text:span>country persName placeName settlement</text:span></text:p>
            <text:p><text:span>textcrit: </text:span><text:span>app listWit</text:span></text:p>
            <text:p><text:span>transcr: </text:span><text:span>damage handShift subst supplied surplus</text:span></text:p>
            <text:p>character data</text:p>
          </table:table-cell>
        </table:table-row>
        <table:table-row>
          <table:table-cell>
            <text:p><text:span text:style-name="Highlight">Example</text:span></text:p>
          </table:table-cell>
          <table:table-cell>
            <text:p>If all that is desired is to call attention to the fact that the copy text has been corrected, &lt;corr&gt; may be used alone:</text:p>
            <text:p text:style-name="Preformatted_20_Text">I don't know,</text:p>
            <text:p text:style-name="Preformatted_20_Text"> Juan. It's so far in the past now — how &lt;corr&gt;can we&lt;/corr&gt; prove</text:p>
            <text:p text:style-name="Preformatted_20_Text"> or disprove anyone's theories?</text:p>
          </table:table-cell>
        </table:table-row>
        <table:table-row>
          <table:table-cell>
            <text:p><text:span text:style-name="Highlight">Example</text:span></text:p>
          </table:table-cell>
          <table:table-cell>
            <text:p>It is also possible, using the &lt;choice&gt; and &lt;sic&gt; elements, to provide an uncorrected reading:</text:p>
            <text:p text:style-name="Preformatted_20_Text">I don't know, Juan. It's so far in the past now —</text:p>
            <text:p text:style-name="Preformatted_20_Text"> how &lt;choice&gt;</text:p>
            <text:p text:style-name="Preformatted_20_Text"> &lt;sic&gt;we can&lt;/sic&gt;</text:p>
            <text:p text:style-name="Preformatted_20_Text"> &lt;corr&gt;can we&lt;/corr&gt;</text:p>
            <text:p text:style-name="Preformatted_20_Text">&lt;/choice&gt; prove or</text:p>
            <text:p text:style-name="Preformatted_20_Text"> disprove anyone's theories?</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macroRef key="macro.paraContent"/&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corr</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linking.attribute.corresp,</text:p>
            <text:p text:style-name="Preformatted_20_Text">   att.global.linking.attribute.synch,</text:p>
            <text:p text:style-name="Preformatted_20_Text">   att.global.linking.attribute.sameAs,</text:p>
            <text:p text:style-name="Preformatted_20_Text">   att.global.linking.attribute.copyOf,</text:p>
            <text:p text:style-name="Preformatted_20_Text">   att.global.linking.attribute.next,</text:p>
            <text:p text:style-name="Preformatted_20_Text">   att.global.linking.attribute.prev,</text:p>
            <text:p text:style-name="Preformatted_20_Text">   att.global.linking.attribute.exclude,</text:p>
            <text:p text:style-name="Preformatted_20_Text">   att.global.linking.attribute.select,</text:p>
            <text:p text:style-name="Preformatted_20_Text">   att.global.analytic.attribute.ana,</text:p>
            <text:p text:style-name="Preformatted_20_Text">   att.global.facs.attribute.facs,</text:p>
            <text:p text:style-name="Preformatted_20_Text">   att.global.change.attribute.change,</text:p>
            <text:p text:style-name="Preformatted_20_Text">   att.global.source.attribute.source,</text:p>
            <text:p text:style-name="Preformatted_20_Text">   att.editLike.attributes,</text:p>
            <text:p text:style-name="Preformatted_20_Text">   att.typed.attributes,</text:p>
            <text:p text:style-name="Preformatted_20_Text">   attribute cert { "high" | "low" },</text:p>
            <text:p text:style-name="Preformatted_20_Text">   attribute resp { "#FPZ" },</text:p>
            <text:p text:style-name="Preformatted_20_Text">   macro.paraContent</text:p>
            <text:p text:style-name="Preformatted_20_Text">}</text:p>
          </table:table-cell>
        </table:table-row>
      </table:table>
      <text:h text:outline-level="3"><text:bookmark text:name="TEI.correction"/>&lt;correction&gt;</text:h>
      <table:table table:name="table48" table:style-name="Table1">
        <table:table-column table:style-name="Table1.col1"/>
        <table:table-column table:style-name="Table2.col2"/>
        <table:table-row>
          <table:table-cell table:number-columns-spanned="2">
            <text:p><text:span text:style-name="Highlight">&lt;correction&gt; </text:span>(<text:span>correction principles</text:span>) <text:span>states how and under what circumstances corrections have been made in the text.</text:span> [<text:a xlink:type="simple" xlink:href="https://www.tei-c.org/release/doc/tei-p5-doc/en/html/HD.html#HD53">2.3.3. The Editorial Practices Declaration</text:a> <text:a xlink:type="simple" xlink:href="https://www.tei-c.org/release/doc/tei-p5-doc/en/html/CC.html#CCAS2">15.3.2. Declarable Elements</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item>
                <text:p text:style-name="P1">att.declarable</text:p>
                <text:list text:style-name="L1">
                  <text:list-item>
                    <text:p text:style-name="P1"><text:span text:style-name="Emphasis">@default</text:span></text:p>
                  </text:list-item>
                </text:list>
              </text:list-item>
            </text:list>
            <table:table table:name="table49" table:style-name="Table1">
              <table:table-column table:style-name="Table1.col1"/>
              <table:table-column table:style-name="Table2.col2"/>
              <table:table-row>
                <table:table-cell>
                  <text:p>status</text:p>
                </table:table-cell>
                <table:table-cell>
                  <text:p><text:span>indicates the degree of correction applied to the text.</text:span></text:p>
                  <table:table table:name="table50"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enumerated</text:p>
                      </table:table-cell>
                    </table:table-row>
                    <table:table-row>
                      <table:table-cell>
                        <text:p><text:span text:style-name="Highlight">Legal values are:</text:span></text:p>
                      </table:table-cell>
                      <table:table-cell>
                        <text:p text:style-name="List_20_Heading">high</text:p>
                        <text:p text:style-name="List_20_Contents"><text:span>the text has been thoroughly checked and proofread.</text:span></text:p>
                        <text:p text:style-name="List_20_Heading">medium</text:p>
                        <text:p text:style-name="List_20_Contents"><text:span>the text has been checked at least once.</text:span></text:p>
                        <text:p text:style-name="List_20_Heading">low</text:p>
                        <text:p text:style-name="List_20_Contents"><text:span>the text has not been checked.</text:span></text:p>
                        <text:p text:style-name="List_20_Heading">unknown</text:p>
                        <text:p text:style-name="List_20_Contents"><text:span>the correction status of the text is unknown.</text:span></text:p>
                      </table:table-cell>
                    </table:table-row>
                  </table:table>
                </table:table-cell>
              </table:table-row>
              <table:table-row>
                <table:table-cell>
                  <text:p>method</text:p>
                </table:table-cell>
                <table:table-cell>
                  <text:p><text:span>indicates the method adopted to indicate corrections within the text.</text:span></text:p>
                  <table:table table:name="table51"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enumerated</text:p>
                      </table:table-cell>
                    </table:table-row>
                    <table:table-row>
                      <table:table-cell>
                        <text:p><text:span text:style-name="Highlight">Legal values are:</text:span></text:p>
                      </table:table-cell>
                      <table:table-cell>
                        <text:p text:style-name="List_20_Heading">silent</text:p>
                        <text:p text:style-name="List_20_Contents"><text:span>corrections have been made silently</text:span><text:span text:style-name="Emphasis">[Default] </text:span></text:p>
                        <text:p text:style-name="List_20_Heading">markup</text:p>
                        <text:p text:style-name="List_20_Contents"><text:span>corrections have been represented using markup</text:span></text:p>
                      </table:table-cell>
                    </table:table-row>
                  </table:table>
                </table:table-cell>
              </table:table-row>
            </table:table>
          </table:table-cell>
        </table:table-row>
        <table:table-row>
          <table:table-cell>
            <text:p><text:span text:style-name="Highlight">Member of</text:span></text:p>
          </table:table-cell>
          <table:table-cell>
            <text:p>model.editorialDeclPart</text:p>
          </table:table-cell>
        </table:table-row>
        <table:table-row>
          <table:table-cell>
            <text:p><text:span text:style-name="Highlight">Contained by</text:span></text:p>
          </table:table-cell>
          <table:table-cell>
            <text:p><text:span>header: </text:span><text:span>editorialDecl</text:span></text:p>
          </table:table-cell>
        </table:table-row>
        <table:table-row>
          <table:table-cell>
            <text:p><text:span text:style-name="Highlight">May contain</text:span></text:p>
          </table:table-cell>
          <table:table-cell>
            <text:p><text:span>core: </text:span><text:span>p</text:span></text:p>
          </table:table-cell>
        </table:table-row>
        <table:table-row>
          <table:table-cell>
            <text:p><text:span text:style-name="Highlight">Note</text:span></text:p>
          </table:table-cell>
          <table:table-cell>
            <text:p text:style-name="Text_20_body">May be used to note the results of proof reading the text against its original, indicating (for example) whether discrepancies have been silently rectified, or recorded using the editorial tags described in section <text:a xlink:type="simple" xlink:href="https://www.tei-c.org/release/doc/tei-p5-doc/en/html/CO.html#COED">3.5. Simple Editorial Changes</text:a>.</text:p>
          </table:table-cell>
        </table:table-row>
        <table:table-row>
          <table:table-cell>
            <text:p><text:span text:style-name="Highlight">Example</text:span></text:p>
          </table:table-cell>
          <table:table-cell>
            <text:p text:style-name="Preformatted_20_Text">&lt;correction&gt;</text:p>
            <text:p text:style-name="Preformatted_20_Text"> &lt;p&gt;Errors in transcription controlled by using the WordPerfect spelling checker, with a user</text:p>
            <text:p text:style-name="Preformatted_20_Text">   defined dictionary of 500 extra words taken from Chambers Twentieth Century</text:p>
            <text:p text:style-name="Preformatted_20_Text">   Dictionary.&lt;/p&gt;</text:p>
            <text:p text:style-name="Preformatted_20_Text">&lt;/correction&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classRef key="model.pLike" minOccurs="1"</text:p>
            <text:p text:style-name="Preformatted_20_Text">  maxOccurs="unbounded"/&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correction</text:p>
            <text:p text:style-name="Preformatted_20_Text">{</text:p>
            <text:p text:style-name="Preformatted_20_Text">   att.global.attributes,</text:p>
            <text:p text:style-name="Preformatted_20_Text">   att.declarable.attributes,</text:p>
            <text:p text:style-name="Preformatted_20_Text">   attribute status { "high" | "medium" | "low" | "unknown" }?,</text:p>
            <text:p text:style-name="Preformatted_20_Text">   attribute method { "silent" | "markup" }?,</text:p>
            <text:p text:style-name="Preformatted_20_Text">   model.pLike+</text:p>
            <text:p text:style-name="Preformatted_20_Text">}</text:p>
          </table:table-cell>
        </table:table-row>
      </table:table>
      <text:h text:outline-level="3"><text:bookmark text:name="TEI.country"/>&lt;country&gt;</text:h>
      <table:table table:name="table52" table:style-name="Table1">
        <table:table-column table:style-name="Table1.col1"/>
        <table:table-column table:style-name="Table2.col2"/>
        <table:table-row>
          <table:table-cell table:number-columns-spanned="2">
            <text:p><text:span text:style-name="Highlight">&lt;country&gt; </text:span>(<text:span>country</text:span>) <text:span>contains the name of a geo-political unit, such as a nation, country, colony, or commonwealth, larger than or administratively superior to a region and smaller than a bloc.</text:span> [<text:a xlink:type="simple" xlink:href="https://www.tei-c.org/release/doc/tei-p5-doc/en/html/ND.html#NDPLAC">13.2.3. Place Nam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item>
                <text:p text:style-name="P1">att.naming</text:p>
                <text:list text:style-name="L1">
                  <text:list-item>
                    <text:p text:style-name="P1"><text:span text:style-name="Emphasis">@role</text:span></text:p>
                  </text:list-item>
                  <text:list-item>
                    <text:p text:style-name="P1"><text:span text:style-name="Emphasis">@nymRef</text:span></text:p>
                  </text:list-item>
                </text:list>
                <text:list text:style-name="L1">
                  <text:list-item>
                    <text:p text:style-name="P1">att.canonical</text:p>
                    <text:list text:style-name="L1">
                      <text:list-item>
                        <text:p text:style-name="P1"><text:span text:style-name="Emphasis">@key</text:span></text:p>
                      </text:list-item>
                      <text:list-item>
                        <text:p text:style-name="P1"><text:span text:style-name="Emphasis">@ref</text:span></text:p>
                      </text:list-item>
                    </text:list>
                  </text:list-item>
                </text:list>
              </text:list-item>
              <text:list-item>
                <text:p text:style-name="P1">att.typed</text:p>
                <text:list text:style-name="L1">
                  <text:list-item>
                    <text:p text:style-name="P1"><text:span text:style-name="Emphasis">@type</text:span></text:p>
                  </text:list-item>
                  <text:list-item>
                    <text:p text:style-name="P1"><text:span text:style-name="Emphasis">@subtype</text:span></text:p>
                  </text:list-item>
                </text:list>
              </text:list-item>
              <text:list-item>
                <text:p text:style-name="P1">att.datable</text:p>
                <text:list text:style-name="L1">
                  <text:list-item>
                    <text:p text:style-name="P1"><text:span text:style-name="Emphasis">@period</text:span></text:p>
                  </text:list-item>
                </text:list>
                <text:list text:style-name="L1">
                  <text:list-item>
                    <text:p text:style-name="P1">att.datable.w3c</text:p>
                    <text:list text:style-name="L1">
                      <text:list-item>
                        <text:p text:style-name="P1"><text:span text:style-name="Emphasis">@when</text:span></text:p>
                      </text:list-item>
                      <text:list-item>
                        <text:p text:style-name="P1"><text:span text:style-name="Emphasis">@notBefore</text:span></text:p>
                      </text:list-item>
                      <text:list-item>
                        <text:p text:style-name="P1"><text:span text:style-name="Emphasis">@notAfter</text:span></text:p>
                      </text:list-item>
                      <text:list-item>
                        <text:p text:style-name="P1"><text:span text:style-name="Emphasis">@from</text:span></text:p>
                      </text:list-item>
                      <text:list-item>
                        <text:p text:style-name="P1"><text:span text:style-name="Emphasis">@to</text:span></text:p>
                      </text:list-item>
                    </text:list>
                  </text:list-item>
                  <text:list-item>
                    <text:p text:style-name="P1">att.datable.iso</text:p>
                    <text:list text:style-name="L1">
                      <text:list-item>
                        <text:p text:style-name="P1"><text:span text:style-name="Emphasis">@when-iso</text:span></text:p>
                      </text:list-item>
                      <text:list-item>
                        <text:p text:style-name="P1"><text:span text:style-name="Emphasis">@notBefore-iso</text:span></text:p>
                      </text:list-item>
                      <text:list-item>
                        <text:p text:style-name="P1"><text:span text:style-name="Emphasis">@notAfter-iso</text:span></text:p>
                      </text:list-item>
                      <text:list-item>
                        <text:p text:style-name="P1"><text:span text:style-name="Emphasis">@from-iso</text:span></text:p>
                      </text:list-item>
                      <text:list-item>
                        <text:p text:style-name="P1"><text:span text:style-name="Emphasis">@to-iso</text:span></text:p>
                      </text:list-item>
                    </text:list>
                  </text:list-item>
                  <text:list-item>
                    <text:p text:style-name="P1">att.datable.custom</text:p>
                    <text:list text:style-name="L1">
                      <text:list-item>
                        <text:p text:style-name="P1"><text:span text:style-name="Emphasis">@when-custom</text:span></text:p>
                      </text:list-item>
                      <text:list-item>
                        <text:p text:style-name="P1"><text:span text:style-name="Emphasis">@notBefore-custom</text:span></text:p>
                      </text:list-item>
                      <text:list-item>
                        <text:p text:style-name="P1"><text:span text:style-name="Emphasis">@notAfter-custom</text:span></text:p>
                      </text:list-item>
                      <text:list-item>
                        <text:p text:style-name="P1"><text:span text:style-name="Emphasis">@from-custom</text:span></text:p>
                      </text:list-item>
                      <text:list-item>
                        <text:p text:style-name="P1"><text:span text:style-name="Emphasis">@to-custom</text:span></text:p>
                      </text:list-item>
                      <text:list-item>
                        <text:p text:style-name="P1"><text:span text:style-name="Emphasis">@datingPoint</text:span></text:p>
                      </text:list-item>
                      <text:list-item>
                        <text:p text:style-name="P1"><text:span text:style-name="Emphasis">@datingMethod</text:span></text:p>
                      </text:list-item>
                    </text:list>
                  </text:list-item>
                </text:list>
              </text:list-item>
            </text:list>
            <table:table table:name="table53" table:style-name="Table1">
              <table:table-column table:style-name="Table1.col1"/>
              <table:table-column table:style-name="Table2.col2"/>
              <table:table-row>
                <table:table-cell>
                  <text:p>calendar</text:p>
                </table:table-cell>
                <table:table-cell>
                  <text:p><text:span>indicates one or more systems or calendars to which the date represented by the content of this element belongs.</text:span></text:p>
                  <table:table table:name="table54" table:style-name="Table1">
                    <table:table-column table:style-name="Table1.col1"/>
                    <table:table-column table:style-name="Table2.col2"/>
                    <table:table-row>
                      <table:table-cell>
                        <text:p><text:span><text:a xlink:type="simple" xlink:href="http://www.tei-c.org/Activities/Council/Working/tcw27.xml"><text:span>Deprecated</text:span></text:a></text:span></text:p>
                      </table:table-cell>
                      <table:table-cell table:number-columns-spanned="1">
                        <text:p><text:span>will be removed on 2024-11-11</text:span></text:p>
                      </table:table-cell>
                    </table:table-row>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idata.pointer <text:span>separated by whitespace</text:span></text:p>
                      </table:table-cell>
                    </table:table-row>
                    <table:table-row>
                      <table:table-cell>
                        <text:p><text:span text:style-name="Highlight">Schematron</text:span></text:p>
                      </table:table-cell>
                      <table:table-cell>
                        <text:p>
&lt;sch:rule context="tei:*[@calendar]"&gt;
&lt;sch:assert test="string-length( normalize-space(.) ) gt 0"&gt; @calendar indicates one or more
 systems or calendars to which the date represented by the content of this element belongs,
 but this &lt;sch:name/&gt; element has no textual content.&lt;/sch:assert&gt;
&lt;/sch:rule&gt;</text:p>
                      </table:table-cell>
                    </table:table-row>
                  </table:table>
                </table:table-cell>
              </table:table-row>
            </table:table>
          </table:table-cell>
        </table:table-row>
        <table:table-row>
          <table:table-cell>
            <text:p><text:span text:style-name="Highlight">Member of</text:span></text:p>
          </table:table-cell>
          <table:table-cell>
            <text:p>model.placeNamePart</text:p>
          </table:table-cell>
        </table:table-row>
        <table:table-row>
          <table:table-cell>
            <text:p><text:span text:style-name="Highlight">Contained by</text:span></text:p>
          </table:table-cell>
          <table:table-cell>
            <text:p><text:span>core: </text:span><text:span>add author corr date del head hi l name note num orig p publisher quote ref reg resp rs said sic textLang title unclear</text:span></text:p>
            <text:p><text:span>figures: </text:span><text:span>figDesc</text:span></text:p>
            <text:p><text:span>header: </text:span><text:span>authority change edition extent handNote language licence</text:span></text:p>
            <text:p><text:span>linking: </text:span><text:span>seg</text:span></text:p>
            <text:p><text:span>msdescription: </text:span><text:span>acquisition condition decoNote explicit foliation incipit layout msIdentifier origin repository rubric support</text:span></text:p>
            <text:p><text:span>namesdates: </text:span><text:span>country persName placeName settlement</text:span></text:p>
            <text:p><text:span>textcrit: </text:span><text:span>lem rdg witness</text:span></text:p>
            <text:p><text:span>transcr: </text:span><text:span>damage supplied surplus</text:span></text:p>
          </table:table-cell>
        </table:table-row>
        <table:table-row>
          <table:table-cell>
            <text:p><text:span text:style-name="Highlight">May contain</text:span></text:p>
          </table:table-cell>
          <table:table-cell>
            <text:p><text:span>analysis: </text:span><text:span>c</text:span></text:p>
            <text:p><text:span>core: </text:span><text:span>add cb choice corr date del gap hi name note num orig pb quote ref reg rs said sic title unclear</text:span></text:p>
            <text:p><text:span>figures: </text:span><text:span>figure</text:span></text:p>
            <text:p><text:span>header: </text:span><text:span>idno</text:span></text:p>
            <text:p><text:span>linking: </text:span><text:span>anchor seg</text:span></text:p>
            <text:p><text:span>msdescription: </text:span><text:span>dimensions height locus locusGrp width</text:span></text:p>
            <text:p><text:span>namesdates: </text:span><text:span>country persName placeName settlement</text:span></text:p>
            <text:p><text:span>textcrit: </text:span><text:span>app</text:span></text:p>
            <text:p><text:span>transcr: </text:span><text:span>damage handShift subst supplied surplus</text:span></text:p>
            <text:p>character data</text:p>
          </table:table-cell>
        </table:table-row>
        <table:table-row>
          <table:table-cell>
            <text:p><text:span text:style-name="Highlight">Note</text:span></text:p>
          </table:table-cell>
          <table:table-cell>
            <text:p text:style-name="Text_20_body">The recommended source for codes to represent coded country names is ISO 3166.</text:p>
          </table:table-cell>
        </table:table-row>
        <table:table-row>
          <table:table-cell>
            <text:p><text:span text:style-name="Highlight">Example</text:span></text:p>
          </table:table-cell>
          <table:table-cell>
            <text:p text:style-name="Preformatted_20_Text">&lt;country key="DK"&gt;Denmark&lt;/country&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macroRef key="macro.phraseSeq"/&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country</text:p>
            <text:p text:style-name="Preformatted_20_Text">{</text:p>
            <text:p text:style-name="Preformatted_20_Text">   att.global.attributes,</text:p>
            <text:p text:style-name="Preformatted_20_Text">   att.naming.attributes,</text:p>
            <text:p text:style-name="Preformatted_20_Text">   att.typed.attributes,</text:p>
            <text:p text:style-name="Preformatted_20_Text">   att.datable.attributes,</text:p>
            <text:p text:style-name="Preformatted_20_Text">   attribute calendar { list { + } }?,</text:p>
            <text:p text:style-name="Preformatted_20_Text">   macro.phraseSeq</text:p>
            <text:p text:style-name="Preformatted_20_Text">}</text:p>
          </table:table-cell>
        </table:table-row>
      </table:table>
      <text:h text:outline-level="3"><text:bookmark text:name="TEI.damage"/>&lt;damage&gt;</text:h>
      <table:table table:name="table55" table:style-name="Table1">
        <table:table-column table:style-name="Table1.col1"/>
        <table:table-column table:style-name="Table2.col2"/>
        <table:table-row>
          <table:table-cell table:number-columns-spanned="2">
            <text:p><text:span text:style-name="Highlight">&lt;damage&gt; </text:span>(<text:span>damage</text:span>) <text:span>contains an area of damage to the text witness.</text:span> [<text:a xlink:type="simple" xlink:href="https://www.tei-c.org/release/doc/tei-p5-doc/en/html/PH.html#PHDA">11.3.3.1. Damage, Illegibility, and Supplied Text</text:a>]</text:p>
          </table:table-cell>
          <table:covered-table-cell/>
        </table:table-row>
        <table:table-row>
          <table:table-cell>
            <text:p><text:span text:style-name="Highlight">Module</text:span></text:p>
          </table:table-cell>
          <table:table-cell>
            <text:p>transcr</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item>
                <text:p text:style-name="P1">att.typed</text:p>
                <text:list text:style-name="L1">
                  <text:list-item>
                    <text:p text:style-name="P1"><text:span text:style-name="Emphasis">@type</text:span></text:p>
                  </text:list-item>
                  <text:list-item>
                    <text:p text:style-name="P1"><text:span text:style-name="Emphasis">@subtype</text:span></text:p>
                  </text:list-item>
                </text:list>
              </text:list-item>
              <text:list-item>
                <text:p text:style-name="P1">att.damaged</text:p>
                <text:list text:style-name="L1">
                  <text:list-item>
                    <text:p text:style-name="P1"><text:span text:style-name="Emphasis">@agent</text:span></text:p>
                  </text:list-item>
                  <text:list-item>
                    <text:p text:style-name="P1"><text:span text:style-name="Emphasis">@degree</text:span></text:p>
                  </text:list-item>
                  <text:list-item>
                    <text:p text:style-name="P1"><text:span text:style-name="Emphasis">@group</text:span></text:p>
                  </text:list-item>
                </text:list>
                <text:list text:style-name="L1">
                  <text:list-item>
                    <text:p text:style-name="P1">att.dimensions</text:p>
                    <text:list text:style-name="L1">
                      <text:list-item>
                        <text:p text:style-name="P1"><text:span text:style-name="Emphasis">@unit</text:span></text:p>
                      </text:list-item>
                      <text:list-item>
                        <text:p text:style-name="P1"><text:span text:style-name="Emphasis">@quantity</text:span></text:p>
                      </text:list-item>
                      <text:list-item>
                        <text:p text:style-name="P1"><text:span text:style-name="Emphasis">@extent</text:span></text:p>
                      </text:list-item>
                      <text:list-item>
                        <text:p text:style-name="P1"><text:span text:style-name="Emphasis">@precision</text:span></text:p>
                      </text:list-item>
                      <text:list-item>
                        <text:p text:style-name="P1"><text:span text:style-name="Emphasis">@scope</text:span></text:p>
                      </text:list-item>
                    </text:list>
                    <text:list text:style-name="L1">
                      <text:list-item>
                        <text:p text:style-name="P1">att.ranging</text:p>
                        <text:list text:style-name="L1">
                          <text:list-item>
                            <text:p text:style-name="P1"><text:span text:style-name="Emphasis">@atLeast</text:span></text:p>
                          </text:list-item>
                          <text:list-item>
                            <text:p text:style-name="P1"><text:span text:style-name="Emphasis">@atMost</text:span></text:p>
                          </text:list-item>
                          <text:list-item>
                            <text:p text:style-name="P1"><text:span text:style-name="Emphasis">@min</text:span></text:p>
                          </text:list-item>
                          <text:list-item>
                            <text:p text:style-name="P1"><text:span text:style-name="Emphasis">@max</text:span></text:p>
                          </text:list-item>
                          <text:list-item>
                            <text:p text:style-name="P1"><text:span text:style-name="Emphasis">@confidence</text:span></text:p>
                          </text:list-item>
                        </text:list>
                      </text:list-item>
                    </text:list>
                  </text:list-item>
                  <text:list-item>
                    <text:p text:style-name="P1">att.written</text:p>
                    <text:list text:style-name="L1">
                      <text:list-item>
                        <text:p text:style-name="P1"><text:span text:style-name="Emphasis">@hand</text:span></text:p>
                      </text:list-item>
                    </text:list>
                  </text:list-item>
                </text:list>
              </text:list-item>
            </text:list>
          </table:table-cell>
        </table:table-row>
        <table:table-row>
          <table:table-cell>
            <text:p><text:span text:style-name="Highlight">Member of</text:span></text:p>
          </table:table-cell>
          <table:table-cell>
            <text:p>model.pPart.transcriptional</text:p>
          </table:table-cell>
        </table:table-row>
        <table:table-row>
          <table:table-cell>
            <text:p><text:span text:style-name="Highlight">Contained by</text:span></text:p>
          </table:table-cell>
          <table:table-cell>
            <text:p><text:span>core: </text:span><text:span>add author corr date del head hi l lg name note num orig p publisher quote ref reg rs said sic textLang title unclear</text:span></text:p>
            <text:p><text:span>header: </text:span><text:span>change edition extent handNote licence</text:span></text:p>
            <text:p><text:span>linking: </text:span><text:span>seg</text:span></text:p>
            <text:p><text:span>msdescription: </text:span><text:span>acquisition condition decoNote explicit foliation incipit layout origin rubric support</text:span></text:p>
            <text:p><text:span>namesdates: </text:span><text:span>country persName placeName settlement</text:span></text:p>
            <text:p><text:span>textcrit: </text:span><text:span>lem rdg</text:span></text:p>
            <text:p><text:span>transcr: </text:span><text:span>damage supplied surplus</text:span></text:p>
          </table:table-cell>
        </table:table-row>
        <table:table-row>
          <table:table-cell>
            <text:p><text:span text:style-name="Highlight">May contain</text:span></text:p>
          </table:table-cell>
          <table:table-cell>
            <text:p><text:span>analysis: </text:span><text:span>c</text:span></text:p>
            <text:p><text:span>core: </text:span><text:span>add cb choice corr date del gap hi l lg name note num orig pb quote ref reg rs said sic title unclear</text:span></text:p>
            <text:p><text:span>figures: </text:span><text:span>figure</text:span></text:p>
            <text:p><text:span>header: </text:span><text:span>idno</text:span></text:p>
            <text:p><text:span>linking: </text:span><text:span>anchor seg</text:span></text:p>
            <text:p><text:span>msdescription: </text:span><text:span>dimensions height locus locusGrp msDesc width</text:span></text:p>
            <text:p><text:span>namesdates: </text:span><text:span>country persName placeName settlement</text:span></text:p>
            <text:p><text:span>textcrit: </text:span><text:span>app listWit</text:span></text:p>
            <text:p><text:span>transcr: </text:span><text:span>damage handShift subst supplied surplus</text:span></text:p>
            <text:p>character data</text:p>
          </table:table-cell>
        </table:table-row>
        <table:table-row>
          <table:table-cell>
            <text:p><text:span text:style-name="Highlight">Note</text:span></text:p>
          </table:table-cell>
          <table:table-cell>
            <text:p text:style-name="Text_20_body">Since damage to text witnesses frequently makes them harder to read, the &lt;damage&gt; element will often contain an &lt;unclear&gt; element. If the damaged area is not continuous (e.g. a stain affecting several strings of text), the <text:span text:style-name="Emphasis">group</text:span> attribute may be used to group together several related &lt;damage&gt; elements; alternatively the &lt;join&gt; element may be used to indicate which &lt;damage&gt; and &lt;unclear&gt; elements are part of the same physical phenomenon.</text:p>
            <text:p text:style-name="Text_20_body">The &lt;damage&gt;, &lt;gap&gt;, &lt;del&gt;, &lt;unclear&gt; and &lt;supplied&gt; elements may be closely allied in use. See section <text:a xlink:type="simple" xlink:href="https://www.tei-c.org/release/doc/tei-p5-doc/en/html/PH.html#PHCOMB">11.3.3.2. Use of the gap, del, damage, unclear, and supplied Elements in Combination</text:a> for discussion of which element is appropriate for which circumstance.</text:p>
          </table:table-cell>
        </table:table-row>
        <table:table-row>
          <table:table-cell>
            <text:p><text:span text:style-name="Highlight">Example</text:span></text:p>
          </table:table-cell>
          <table:table-cell>
            <text:p text:style-name="Preformatted_20_Text">&lt;l&gt;The Moving Finger wri&lt;damage agent="water" group="1"&gt;es; and&lt;/damage&gt; having writ,&lt;/l&gt;</text:p>
            <text:p text:style-name="Preformatted_20_Text">&lt;l&gt;Moves &lt;damage agent="water" group="1"&gt;</text:p>
            <text:p text:style-name="Preformatted_20_Text">  &lt;supplied&gt;on: nor all your&lt;/supplied&gt;</text:p>
            <text:p text:style-name="Preformatted_20_Text"> &lt;/damage&gt; Piety nor Wit&lt;/l&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macroRef key="macro.paraContent"/&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damage</text:p>
            <text:p text:style-name="Preformatted_20_Text">{</text:p>
            <text:p text:style-name="Preformatted_20_Text">   att.global.attributes,</text:p>
            <text:p text:style-name="Preformatted_20_Text">   att.typed.attributes,</text:p>
            <text:p text:style-name="Preformatted_20_Text">   att.damaged.attributes,</text:p>
            <text:p text:style-name="Preformatted_20_Text">   macro.paraContent</text:p>
            <text:p text:style-name="Preformatted_20_Text">}</text:p>
          </table:table-cell>
        </table:table-row>
      </table:table>
      <text:h text:outline-level="3"><text:bookmark text:name="TEI.date"/>&lt;date&gt;</text:h>
      <table:table table:name="table56" table:style-name="Table1">
        <table:table-column table:style-name="Table1.col1"/>
        <table:table-column table:style-name="Table2.col2"/>
        <table:table-row>
          <table:table-cell table:number-columns-spanned="2">
            <text:p><text:span text:style-name="Highlight">&lt;date&gt; </text:span>(<text:span>date</text:span>) <text:span>contains a date in any format.</text:span> [<text:a xlink:type="simple" xlink:href="https://www.tei-c.org/release/doc/tei-p5-doc/en/html/CO.html#CONADA">3.6.4. Dates and Times</text:a> <text:a xlink:type="simple" xlink:href="https://www.tei-c.org/release/doc/tei-p5-doc/en/html/HD.html#HD24">2.2.4. Publication, Distribution, Licensing, etc.</text:a> <text:a xlink:type="simple" xlink:href="https://www.tei-c.org/release/doc/tei-p5-doc/en/html/HD.html#HD6">2.6. The Revision Description</text:a> <text:a xlink:type="simple" xlink:href="https://www.tei-c.org/release/doc/tei-p5-doc/en/html/CO.html#COBICOI">3.12.2.4. Imprint, Size of a Document, and Reprint Information</text:a> <text:a xlink:type="simple" xlink:href="https://www.tei-c.org/release/doc/tei-p5-doc/en/html/CC.html#CCAHSE">15.2.3. The Setting Description</text:a> <text:a xlink:type="simple" xlink:href="https://www.tei-c.org/release/doc/tei-p5-doc/en/html/ND.html#NDDATE">13.4. Date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item>
                <text:p text:style-name="P1">att.canonical</text:p>
                <text:list text:style-name="L1">
                  <text:list-item>
                    <text:p text:style-name="P1"><text:span text:style-name="Emphasis">@key</text:span></text:p>
                  </text:list-item>
                  <text:list-item>
                    <text:p text:style-name="P1"><text:span text:style-name="Emphasis">@ref</text:span></text:p>
                  </text:list-item>
                </text:list>
              </text:list-item>
              <text:list-item>
                <text:p text:style-name="P1">att.datable</text:p>
                <text:list text:style-name="L1">
                  <text:list-item>
                    <text:p text:style-name="P1"><text:span text:style-name="Emphasis">@period</text:span></text:p>
                  </text:list-item>
                </text:list>
                <text:list text:style-name="L1">
                  <text:list-item>
                    <text:p text:style-name="P1">att.datable.w3c</text:p>
                    <text:list text:style-name="L1">
                      <text:list-item>
                        <text:p text:style-name="P1"><text:span text:style-name="Emphasis">@when</text:span></text:p>
                      </text:list-item>
                      <text:list-item>
                        <text:p text:style-name="P1"><text:span text:style-name="Emphasis">@notBefore</text:span></text:p>
                      </text:list-item>
                      <text:list-item>
                        <text:p text:style-name="P1"><text:span text:style-name="Emphasis">@notAfter</text:span></text:p>
                      </text:list-item>
                      <text:list-item>
                        <text:p text:style-name="P1"><text:span text:style-name="Emphasis">@from</text:span></text:p>
                      </text:list-item>
                      <text:list-item>
                        <text:p text:style-name="P1"><text:span text:style-name="Emphasis">@to</text:span></text:p>
                      </text:list-item>
                    </text:list>
                  </text:list-item>
                  <text:list-item>
                    <text:p text:style-name="P1">att.datable.iso</text:p>
                    <text:list text:style-name="L1">
                      <text:list-item>
                        <text:p text:style-name="P1"><text:span text:style-name="Emphasis">@when-iso</text:span></text:p>
                      </text:list-item>
                      <text:list-item>
                        <text:p text:style-name="P1"><text:span text:style-name="Emphasis">@notBefore-iso</text:span></text:p>
                      </text:list-item>
                      <text:list-item>
                        <text:p text:style-name="P1"><text:span text:style-name="Emphasis">@notAfter-iso</text:span></text:p>
                      </text:list-item>
                      <text:list-item>
                        <text:p text:style-name="P1"><text:span text:style-name="Emphasis">@from-iso</text:span></text:p>
                      </text:list-item>
                      <text:list-item>
                        <text:p text:style-name="P1"><text:span text:style-name="Emphasis">@to-iso</text:span></text:p>
                      </text:list-item>
                    </text:list>
                  </text:list-item>
                  <text:list-item>
                    <text:p text:style-name="P1">att.datable.custom</text:p>
                    <text:list text:style-name="L1">
                      <text:list-item>
                        <text:p text:style-name="P1"><text:span text:style-name="Emphasis">@when-custom</text:span></text:p>
                      </text:list-item>
                      <text:list-item>
                        <text:p text:style-name="P1"><text:span text:style-name="Emphasis">@notBefore-custom</text:span></text:p>
                      </text:list-item>
                      <text:list-item>
                        <text:p text:style-name="P1"><text:span text:style-name="Emphasis">@notAfter-custom</text:span></text:p>
                      </text:list-item>
                      <text:list-item>
                        <text:p text:style-name="P1"><text:span text:style-name="Emphasis">@from-custom</text:span></text:p>
                      </text:list-item>
                      <text:list-item>
                        <text:p text:style-name="P1"><text:span text:style-name="Emphasis">@to-custom</text:span></text:p>
                      </text:list-item>
                      <text:list-item>
                        <text:p text:style-name="P1"><text:span text:style-name="Emphasis">@datingPoint</text:span></text:p>
                      </text:list-item>
                      <text:list-item>
                        <text:p text:style-name="P1"><text:span text:style-name="Emphasis">@datingMethod</text:span></text:p>
                      </text:list-item>
                    </text:list>
                  </text:list-item>
                </text:list>
              </text:list-item>
              <text:list-item>
                <text:p text:style-name="P1">att.calendarSystem</text:p>
                <text:list text:style-name="L1">
                  <text:list-item>
                    <text:p text:style-name="P1"><text:span text:style-name="Emphasis">@calendar</text:span></text:p>
                  </text:list-item>
                </text:list>
              </text:list-item>
              <text:list-item>
                <text:p text:style-name="P1">att.editLike</text:p>
                <text:list text:style-name="L1">
                  <text:list-item>
                    <text:p text:style-name="P1"><text:span text:style-name="Emphasis">@evidence</text:span></text:p>
                  </text:list-item>
                  <text:list-item>
                    <text:p text:style-name="P1"><text:span text:style-name="Emphasis">@instant</text:span></text:p>
                  </text:list-item>
                </text:list>
              </text:list-item>
              <text:list-item>
                <text:p text:style-name="P1">att.dimensions</text:p>
                <text:list text:style-name="L1">
                  <text:list-item>
                    <text:p text:style-name="P1"><text:span text:style-name="Emphasis">@unit</text:span></text:p>
                  </text:list-item>
                  <text:list-item>
                    <text:p text:style-name="P1"><text:span text:style-name="Emphasis">@quantity</text:span></text:p>
                  </text:list-item>
                  <text:list-item>
                    <text:p text:style-name="P1"><text:span text:style-name="Emphasis">@extent</text:span></text:p>
                  </text:list-item>
                  <text:list-item>
                    <text:p text:style-name="P1"><text:span text:style-name="Emphasis">@precision</text:span></text:p>
                  </text:list-item>
                  <text:list-item>
                    <text:p text:style-name="P1"><text:span text:style-name="Emphasis">@scope</text:span></text:p>
                  </text:list-item>
                </text:list>
                <text:list text:style-name="L1">
                  <text:list-item>
                    <text:p text:style-name="P1">att.ranging</text:p>
                    <text:list text:style-name="L1">
                      <text:list-item>
                        <text:p text:style-name="P1"><text:span text:style-name="Emphasis">@atLeast</text:span></text:p>
                      </text:list-item>
                      <text:list-item>
                        <text:p text:style-name="P1"><text:span text:style-name="Emphasis">@atMost</text:span></text:p>
                      </text:list-item>
                      <text:list-item>
                        <text:p text:style-name="P1"><text:span text:style-name="Emphasis">@min</text:span></text:p>
                      </text:list-item>
                      <text:list-item>
                        <text:p text:style-name="P1"><text:span text:style-name="Emphasis">@max</text:span></text:p>
                      </text:list-item>
                      <text:list-item>
                        <text:p text:style-name="P1"><text:span text:style-name="Emphasis">@confidence</text:span></text:p>
                      </text:list-item>
                    </text:list>
                  </text:list-item>
                </text:list>
              </text:list-item>
              <text:list-item>
                <text:p text:style-name="P1">att.typed</text:p>
                <text:list text:style-name="L1">
                  <text:list-item>
                    <text:p text:style-name="P1"><text:span text:style-name="Emphasis">@type</text:span></text:p>
                  </text:list-item>
                  <text:list-item>
                    <text:p text:style-name="P1"><text:span text:style-name="Emphasis">@subtype</text:span></text:p>
                  </text:list-item>
                </text:list>
              </text:list-item>
            </text:list>
          </table:table-cell>
        </table:table-row>
        <table:table-row>
          <table:table-cell>
            <text:p><text:span text:style-name="Highlight">Member of</text:span></text:p>
          </table:table-cell>
          <table:table-cell>
            <text:p>model.dateLike </text:p>
          </table:table-cell>
        </table:table-row>
        <table:table-row>
          <table:table-cell>
            <text:p><text:span text:style-name="Highlight">Contained by</text:span></text:p>
          </table:table-cell>
          <table:table-cell>
            <text:p><text:span>core: </text:span><text:span>add author corr date del head hi l name note num orig p publisher quote ref reg resp rs said sic textLang title unclear</text:span></text:p>
            <text:p><text:span>figures: </text:span><text:span>figDesc</text:span></text:p>
            <text:p><text:span>header: </text:span><text:span>authority change edition extent handNote language licence publicationStmt</text:span></text:p>
            <text:p><text:span>linking: </text:span><text:span>seg</text:span></text:p>
            <text:p><text:span>msdescription: </text:span><text:span>acquisition condition decoNote explicit foliation incipit layout origin repository rubric support</text:span></text:p>
            <text:p><text:span>namesdates: </text:span><text:span>country persName placeName settlement</text:span></text:p>
            <text:p><text:span>textcrit: </text:span><text:span>lem rdg witness</text:span></text:p>
            <text:p><text:span>transcr: </text:span><text:span>damage supplied surplus</text:span></text:p>
          </table:table-cell>
        </table:table-row>
        <table:table-row>
          <table:table-cell>
            <text:p><text:span text:style-name="Highlight">May contain</text:span></text:p>
          </table:table-cell>
          <table:table-cell>
            <text:p><text:span>analysis: </text:span><text:span>c</text:span></text:p>
            <text:p><text:span>core: </text:span><text:span>add cb choice corr date del gap hi name note num orig pb ref reg rs sic title unclear</text:span></text:p>
            <text:p><text:span>figures: </text:span><text:span>figure</text:span></text:p>
            <text:p><text:span>header: </text:span><text:span>idno</text:span></text:p>
            <text:p><text:span>linking: </text:span><text:span>anchor seg</text:span></text:p>
            <text:p><text:span>msdescription: </text:span><text:span>dimensions height locus locusGrp width</text:span></text:p>
            <text:p><text:span>namesdates: </text:span><text:span>country persName placeName settlement</text:span></text:p>
            <text:p><text:span>textcrit: </text:span><text:span>app</text:span></text:p>
            <text:p><text:span>transcr: </text:span><text:span>damage handShift subst supplied surplus</text:span></text:p>
            <text:p>character data</text:p>
          </table:table-cell>
        </table:table-row>
        <table:table-row>
          <table:table-cell>
            <text:p><text:span text:style-name="Highlight">Example</text:span></text:p>
          </table:table-cell>
          <table:table-cell>
            <text:p text:style-name="Preformatted_20_Text">&lt;date when="1980-02"&gt;early February 1980&lt;/date&gt;</text:p>
          </table:table-cell>
        </table:table-row>
        <table:table-row>
          <table:table-cell>
            <text:p><text:span text:style-name="Highlight">Example</text:span></text:p>
          </table:table-cell>
          <table:table-cell>
            <text:p text:style-name="Preformatted_20_Text">Given on the &lt;date when="1977-06-12"&gt;Twelfth Day</text:p>
            <text:p text:style-name="Preformatted_20_Text"> of June in the Year of Our Lord One Thousand Nine Hundred and Seventy-seven of the Republic</text:p>
            <text:p text:style-name="Preformatted_20_Text"> the Two Hundredth and first and of the University the Eighty-Sixth.&lt;/date&gt;</text:p>
          </table:table-cell>
        </table:table-row>
        <table:table-row>
          <table:table-cell>
            <text:p><text:span text:style-name="Highlight">Example</text:span></text:p>
          </table:table-cell>
          <table:table-cell>
            <text:p text:style-name="Preformatted_20_Text">&lt;date when="1990-09"&gt;September 1990&lt;/date&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alternate minOccurs="0"</text:p>
            <text:p text:style-name="Preformatted_20_Text">  maxOccurs="unbounded"&gt;</text:p>
            <text:p text:style-name="Preformatted_20_Text">  &lt;textNode/&gt;</text:p>
            <text:p text:style-name="Preformatted_20_Text">  &lt;classRef key="model.gLike"/&gt;</text:p>
            <text:p text:style-name="Preformatted_20_Text">  &lt;classRef key="model.phrase"/&gt;</text:p>
            <text:p text:style-name="Preformatted_20_Text">  &lt;classRef key="model.global"/&gt;</text:p>
            <text:p text:style-name="Preformatted_20_Text"> &lt;/alternat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date</text:p>
            <text:p text:style-name="Preformatted_20_Text">{</text:p>
            <text:p text:style-name="Preformatted_20_Text">   att.global.attributes,</text:p>
            <text:p text:style-name="Preformatted_20_Text">   att.canonical.attributes,</text:p>
            <text:p text:style-name="Preformatted_20_Text">   att.datable.attributes,</text:p>
            <text:p text:style-name="Preformatted_20_Text">   att.calendarSystem.attributes,</text:p>
            <text:p text:style-name="Preformatted_20_Text">   att.editLike.attributes,</text:p>
            <text:p text:style-name="Preformatted_20_Text">   att.dimensions.attributes,</text:p>
            <text:p text:style-name="Preformatted_20_Text">   att.typed.attributes,</text:p>
            <text:p text:style-name="Preformatted_20_Text">   ( text | model.gLike | model.phrase | model.global )*</text:p>
            <text:p text:style-name="Preformatted_20_Text">}</text:p>
          </table:table-cell>
        </table:table-row>
      </table:table>
      <text:h text:outline-level="3"><text:bookmark text:name="TEI.decoDesc"/>&lt;decoDesc&gt;</text:h>
      <table:table table:name="table57" table:style-name="Table1">
        <table:table-column table:style-name="Table1.col1"/>
        <table:table-column table:style-name="Table2.col2"/>
        <table:table-row>
          <table:table-cell table:number-columns-spanned="2">
            <text:p><text:span text:style-name="Highlight">&lt;decoDesc&gt; </text:span>(<text:span>decoration description</text:span>) <text:span>contains a description of the decoration of a manuscript or other object, either as in paragraphs, or as one or more &lt;decoNote&gt; elements.</text:span> [<text:a xlink:type="simple" xlink:href="https://www.tei-c.org/release/doc/tei-p5-doc/en/html/MS.html#msph3">10.7.3. Bindings, Seals, and Additional Material</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
          </table:table-cell>
        </table:table-row>
        <table:table-row>
          <table:table-cell>
            <text:p><text:span text:style-name="Highlight">Member of</text:span></text:p>
          </table:table-cell>
          <table:table-cell>
            <text:p>model.physDescPart</text:p>
          </table:table-cell>
        </table:table-row>
        <table:table-row>
          <table:table-cell>
            <text:p><text:span text:style-name="Highlight">Contained by</text:span></text:p>
          </table:table-cell>
          <table:table-cell>
            <text:p><text:span>msdescription: </text:span><text:span>physDesc</text:span></text:p>
          </table:table-cell>
        </table:table-row>
        <table:table-row>
          <table:table-cell>
            <text:p><text:span text:style-name="Highlight">May contain</text:span></text:p>
          </table:table-cell>
          <table:table-cell>
            <text:p><text:span>core: </text:span><text:span>p</text:span></text:p>
            <text:p><text:span>msdescription: </text:span><text:span>decoNote</text:span></text:p>
          </table:table-cell>
        </table:table-row>
        <table:table-row>
          <table:table-cell>
            <text:p><text:span text:style-name="Highlight">Example</text:span></text:p>
          </table:table-cell>
          <table:table-cell>
            <text:p text:style-name="Preformatted_20_Text">&lt;decoDesc&gt;</text:p>
            <text:p text:style-name="Preformatted_20_Text"> &lt;p&gt;The start of each book of the Bible with a 10-line historiated</text:p>
            <text:p text:style-name="Preformatted_20_Text">   illuminated initial; prefaces decorated with 6-line blue initials with red</text:p>
            <text:p text:style-name="Preformatted_20_Text">   penwork flourishing; chapters marked by 3-line plain red initials; verses</text:p>
            <text:p text:style-name="Preformatted_20_Text">   with 1-line initials, alternately blue or red.&lt;/p&gt;</text:p>
            <text:p text:style-name="Preformatted_20_Text">&lt;/decoDesc&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alternate&gt;</text:p>
            <text:p text:style-name="Preformatted_20_Text">  &lt;classRef key="model.pLike" minOccurs="1"</text:p>
            <text:p text:style-name="Preformatted_20_Text">   maxOccurs="unbounded"/&gt;</text:p>
            <text:p text:style-name="Preformatted_20_Text">  &lt;sequence&gt;</text:p>
            <text:p text:style-name="Preformatted_20_Text">   &lt;elementRef key="summary" minOccurs="0"/&gt;</text:p>
            <text:p text:style-name="Preformatted_20_Text">   &lt;elementRef key="decoNote" minOccurs="1"</text:p>
            <text:p text:style-name="Preformatted_20_Text">    maxOccurs="unbounded"/&gt;</text:p>
            <text:p text:style-name="Preformatted_20_Text">  &lt;/sequence&gt;</text:p>
            <text:p text:style-name="Preformatted_20_Text"> &lt;/alternat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decoDesc</text:p>
            <text:p text:style-name="Preformatted_20_Text">{</text:p>
            <text:p text:style-name="Preformatted_20_Text">   att.global.attributes,</text:p>
            <text:p text:style-name="Preformatted_20_Text">   ( model.pLike+ | ( summary?, decoNote+ ) )</text:p>
            <text:p text:style-name="Preformatted_20_Text">}</text:p>
          </table:table-cell>
        </table:table-row>
      </table:table>
      <text:h text:outline-level="3"><text:bookmark text:name="TEI.decoNote"/>&lt;decoNote&gt;</text:h>
      <table:table table:name="table58" table:style-name="Table1">
        <table:table-column table:style-name="Table1.col1"/>
        <table:table-column table:style-name="Table2.col2"/>
        <table:table-row>
          <table:table-cell table:number-columns-spanned="2">
            <text:p><text:span text:style-name="Highlight">&lt;decoNote&gt; </text:span>(<text:span>note on decoration</text:span>) <text:span>contains a note describing either a decorative component of a manuscript or other object, or a fairly homogenous class of such components.</text:span> [<text:a xlink:type="simple" xlink:href="https://www.tei-c.org/release/doc/tei-p5-doc/en/html/MS.html#msph3">10.7.3. Bindings, Seals, and Additional Material</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item>
                <text:p text:style-name="P1">att.typed</text:p>
                <text:list text:style-name="L1">
                  <text:list-item>
                    <text:p text:style-name="P1"><text:span text:style-name="Emphasis">@type</text:span></text:p>
                  </text:list-item>
                  <text:list-item>
                    <text:p text:style-name="P1"><text:span text:style-name="Emphasis">@subtype</text:span></text:p>
                  </text:list-item>
                </text:list>
              </text:list-item>
            </text:list>
          </table:table-cell>
        </table:table-row>
        <table:table-row>
          <table:table-cell>
            <text:p><text:span text:style-name="Highlight">Member of</text:span></text:p>
          </table:table-cell>
          <table:table-cell>
            <text:p>model.msItemPart </text:p>
          </table:table-cell>
        </table:table-row>
        <table:table-row>
          <table:table-cell>
            <text:p><text:span text:style-name="Highlight">Contained by</text:span></text:p>
          </table:table-cell>
          <table:table-cell>
            <text:p><text:span>msdescription: </text:span><text:span>binding bindingDesc decoDesc msItem msItemStruct</text:span></text:p>
          </table:table-cell>
        </table:table-row>
        <table:table-row>
          <table:table-cell>
            <text:p><text:span text:style-name="Highlight">May contain</text:span></text:p>
          </table:table-cell>
          <table:table-cell>
            <text:p><text:span>analysis: </text:span><text:span>c</text:span></text:p>
            <text:p><text:span>core: </text:span><text:span>add cb choice corr date del gap hi l lg name note num orig p pb quote ref reg rs said sic title unclear</text:span></text:p>
            <text:p><text:span>figures: </text:span><text:span>figure</text:span></text:p>
            <text:p><text:span>header: </text:span><text:span>idno</text:span></text:p>
            <text:p><text:span>linking: </text:span><text:span>anchor seg</text:span></text:p>
            <text:p><text:span>msdescription: </text:span><text:span>dimensions height locus locusGrp msDesc width</text:span></text:p>
            <text:p><text:span>namesdates: </text:span><text:span>country persName placeName settlement</text:span></text:p>
            <text:p><text:span>textcrit: </text:span><text:span>app listWit</text:span></text:p>
            <text:p><text:span>transcr: </text:span><text:span>damage handShift subst supplied surplus</text:span></text:p>
            <text:p>character data</text:p>
          </table:table-cell>
        </table:table-row>
        <table:table-row>
          <table:table-cell>
            <text:p><text:span text:style-name="Highlight">Example</text:span></text:p>
          </table:table-cell>
          <table:table-cell>
            <text:p text:style-name="Preformatted_20_Text">&lt;decoDesc&gt;</text:p>
            <text:p text:style-name="Preformatted_20_Text"> &lt;decoNote type="initial"&gt;</text:p>
            <text:p text:style-name="Preformatted_20_Text">  &lt;p&gt;The start of each book of the Bible with</text:p>
            <text:p text:style-name="Preformatted_20_Text">     a 10-line historiated illuminated initial;</text:p>
            <text:p text:style-name="Preformatted_20_Text">     prefaces decorated with 6-line blue initials</text:p>
            <text:p text:style-name="Preformatted_20_Text">     with red penwork flourishing; chapters marked by</text:p>
            <text:p text:style-name="Preformatted_20_Text">     3-line plain red initials; verses with 1-line initials,</text:p>
            <text:p text:style-name="Preformatted_20_Text">     alternately blue or red.&lt;/p&gt;</text:p>
            <text:p text:style-name="Preformatted_20_Text"> &lt;/decoNote&gt;</text:p>
            <text:p text:style-name="Preformatted_20_Text">&lt;/decoDesc&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macroRef key="macro.specialPara"/&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decoNote</text:p>
            <text:p text:style-name="Preformatted_20_Text">{</text:p>
            <text:p text:style-name="Preformatted_20_Text">   att.global.attributes,</text:p>
            <text:p text:style-name="Preformatted_20_Text">   att.typed.attributes,</text:p>
            <text:p text:style-name="Preformatted_20_Text">   macro.specialPara</text:p>
            <text:p text:style-name="Preformatted_20_Text">}</text:p>
          </table:table-cell>
        </table:table-row>
      </table:table>
      <text:h text:outline-level="3"><text:bookmark text:name="TEI.del"/>&lt;del&gt;</text:h>
      <table:table table:name="table59" table:style-name="Table1">
        <table:table-column table:style-name="Table1.col1"/>
        <table:table-column table:style-name="Table2.col2"/>
        <table:table-row>
          <table:table-cell table:number-columns-spanned="2">
            <text:p><text:span text:style-name="Highlight">&lt;del&gt; </text:span>(<text:span>deletion</text:span>) <text:span>contains a letter, word, or passage deleted, marked as deleted, or otherwise indicated as superfluous or spurious in the copy text by an author, scribe, or a previous annotator or corrector.</text:span> [<text:a xlink:type="simple" xlink:href="https://www.tei-c.org/release/doc/tei-p5-doc/en/html/CO.html#COEDADD">3.5.3. Additions, Deletions, and Omission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item>
                <text:p text:style-name="P1">att.dimensions</text:p>
                <text:list text:style-name="L1">
                  <text:list-item>
                    <text:p text:style-name="P1"><text:span text:style-name="Emphasis">@unit</text:span></text:p>
                  </text:list-item>
                  <text:list-item>
                    <text:p text:style-name="P1"><text:span text:style-name="Emphasis">@quantity</text:span></text:p>
                  </text:list-item>
                  <text:list-item>
                    <text:p text:style-name="P1"><text:span text:style-name="Emphasis">@extent</text:span></text:p>
                  </text:list-item>
                  <text:list-item>
                    <text:p text:style-name="P1"><text:span text:style-name="Emphasis">@precision</text:span></text:p>
                  </text:list-item>
                  <text:list-item>
                    <text:p text:style-name="P1"><text:span text:style-name="Emphasis">@scope</text:span></text:p>
                  </text:list-item>
                </text:list>
                <text:list text:style-name="L1">
                  <text:list-item>
                    <text:p text:style-name="P1">att.ranging</text:p>
                    <text:list text:style-name="L1">
                      <text:list-item>
                        <text:p text:style-name="P1"><text:span text:style-name="Emphasis">@atLeast</text:span></text:p>
                      </text:list-item>
                      <text:list-item>
                        <text:p text:style-name="P1"><text:span text:style-name="Emphasis">@atMost</text:span></text:p>
                      </text:list-item>
                      <text:list-item>
                        <text:p text:style-name="P1"><text:span text:style-name="Emphasis">@min</text:span></text:p>
                      </text:list-item>
                      <text:list-item>
                        <text:p text:style-name="P1"><text:span text:style-name="Emphasis">@max</text:span></text:p>
                      </text:list-item>
                      <text:list-item>
                        <text:p text:style-name="P1"><text:span text:style-name="Emphasis">@confidence</text:span></text:p>
                      </text:list-item>
                    </text:list>
                  </text:list-item>
                </text:list>
              </text:list-item>
              <text:list-item>
                <text:p text:style-name="P1">att.transcriptional</text:p>
                <text:list text:style-name="L1">
                  <text:list-item>
                    <text:p text:style-name="P1"><text:span>@status</text:span></text:p>
                  </text:list-item>
                  <text:list-item>
                    <text:p text:style-name="P1"><text:span>@cause</text:span></text:p>
                  </text:list-item>
                  <text:list-item>
                    <text:p text:style-name="P1"><text:span>@seq</text:span></text:p>
                  </text:list-item>
                </text:list>
              </text:list-item>
              <text:list-item>
                <text:p text:style-name="P1">att.editLike</text:p>
                <text:list text:style-name="L1">
                  <text:list-item>
                    <text:p text:style-name="P1"><text:span>@evidence</text:span></text:p>
                  </text:list-item>
                  <text:list-item>
                    <text:p text:style-name="P1"><text:span>@instant</text:span></text:p>
                  </text:list-item>
                </text:list>
              </text:list-item>
              <text:list-item>
                <text:p text:style-name="P1">att.typed</text:p>
                <text:list text:style-name="L1">
                  <text:list-item>
                    <text:p text:style-name="P1"><text:span>type</text:span></text:p>
                  </text:list-item>
                  <text:list-item>
                    <text:p text:style-name="P1"><text:span>@subtype</text:span></text:p>
                  </text:list-item>
                </text:list>
              </text:list-item>
            </text:list>
            <table:table table:name="table60" table:style-name="Table1">
              <table:table-column table:style-name="Table1.col1"/>
              <table:table-column table:style-name="Table2.col2"/>
              <table:table-row>
                <table:table-cell>
                  <text:p>hand</text:p>
                </table:table-cell>
                <table:table-cell>
                  <table:table table:name="table61" table:style-name="Table1">
                    <table:table-column table:style-name="Table1.col1"/>
                    <table:table-column table:style-name="Table2.col2"/>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Legal values are:</text:span></text:p>
                      </table:table-cell>
                      <table:table-cell>
                        <text:p text:style-name="List_20_Heading">#hand1</text:p>
                        <text:p text:style-name="List_20_Contents"/>
                        <text:p text:style-name="List_20_Heading">#hand2</text:p>
                        <text:p text:style-name="List_20_Contents"/>
                        <text:p text:style-name="List_20_Heading">#hand3</text:p>
                        <text:p text:style-name="List_20_Contents"/>
                      </table:table-cell>
                    </table:table-row>
                  </table:table>
                </table:table-cell>
              </table:table-row>
              <table:table-row>
                <table:table-cell>
                  <text:p>type</text:p>
                </table:table-cell>
                <table:table-cell>
                  <table:table table:name="table62" table:style-name="Table1">
                    <table:table-column table:style-name="Table1.col1"/>
                    <table:table-column table:style-name="Table2.col2"/>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Legal values are:</text:span></text:p>
                      </table:table-cell>
                      <table:table-cell>
                        <text:p text:style-name="List_20_Heading">exponctuation</text:p>
                        <text:p text:style-name="List_20_Contents"/>
                        <text:p text:style-name="List_20_Heading">scraped</text:p>
                        <text:p text:style-name="List_20_Contents"/>
                      </table:table-cell>
                    </table:table-row>
                  </table:table>
                </table:table-cell>
              </table:table-row>
            </table:table>
          </table:table-cell>
        </table:table-row>
        <table:table-row>
          <table:table-cell>
            <text:p><text:span text:style-name="Highlight">Member of</text:span></text:p>
          </table:table-cell>
          <table:table-cell>
            <text:p>model.pPart.transcriptional </text:p>
          </table:table-cell>
        </table:table-row>
        <table:table-row>
          <table:table-cell>
            <text:p><text:span text:style-name="Highlight">Contained by</text:span></text:p>
          </table:table-cell>
          <table:table-cell>
            <text:p><text:span>core: </text:span><text:span>add author corr date del head hi l lg name note num orig p publisher quote ref reg rs said sic textLang title unclear</text:span></text:p>
            <text:p><text:span>header: </text:span><text:span>change edition extent handNote licence</text:span></text:p>
            <text:p><text:span>linking: </text:span><text:span>seg</text:span></text:p>
            <text:p><text:span>msdescription: </text:span><text:span>acquisition condition decoNote explicit foliation incipit layout origin rubric support</text:span></text:p>
            <text:p><text:span>namesdates: </text:span><text:span>country persName placeName settlement</text:span></text:p>
            <text:p><text:span>textcrit: </text:span><text:span>lem rdg</text:span></text:p>
            <text:p><text:span>transcr: </text:span><text:span>damage subst supplied surplus</text:span></text:p>
          </table:table-cell>
        </table:table-row>
        <table:table-row>
          <table:table-cell>
            <text:p><text:span text:style-name="Highlight">May contain</text:span></text:p>
          </table:table-cell>
          <table:table-cell>
            <text:p><text:span>analysis: </text:span><text:span>c</text:span></text:p>
            <text:p><text:span>core: </text:span><text:span>add cb choice corr date del gap hi l lg name note num orig pb quote ref reg rs said sic title unclear</text:span></text:p>
            <text:p><text:span>figures: </text:span><text:span>figure</text:span></text:p>
            <text:p><text:span>header: </text:span><text:span>idno</text:span></text:p>
            <text:p><text:span>linking: </text:span><text:span>anchor seg</text:span></text:p>
            <text:p><text:span>msdescription: </text:span><text:span>dimensions height locus locusGrp msDesc width</text:span></text:p>
            <text:p><text:span>namesdates: </text:span><text:span>country persName placeName settlement</text:span></text:p>
            <text:p><text:span>textcrit: </text:span><text:span>app listWit</text:span></text:p>
            <text:p><text:span>transcr: </text:span><text:span>damage handShift subst supplied surplus</text:span></text:p>
            <text:p>character data</text:p>
          </table:table-cell>
        </table:table-row>
        <table:table-row>
          <table:table-cell>
            <text:p><text:span text:style-name="Highlight">Note</text:span></text:p>
          </table:table-cell>
          <table:table-cell>
            <text:p text:style-name="Text_20_body">This element should be used for deletion of shorter sequences of text, typically single words or phrases. The &lt;delSpan&gt; element should be used for longer sequences of text, for those containing structural subdivisions, and for those containing overlapping additions and deletions.</text:p>
            <text:p text:style-name="Text_20_body">The text deleted must be at least partially legible in order for the encoder to be able to transcribe it (unless it is restored in a &lt;supplied&gt; tag). Illegible or lost text within a deletion may be marked using the &lt;gap&gt; tag to signal that text is present but has not been transcribed, or is no longer visible. Attributes on the &lt;gap&gt; element may be used to indicate how much text is omitted, the reason for omitting it, etc. If text is not fully legible, the &lt;unclear&gt; element (available when using the additional tagset for transcription of primary sources) should be used to signal the areas of text which cannot be read with confidence in a similar way.</text:p>
            <text:p text:style-name="Text_20_body">Degrees of uncertainty over what can still be read, or whether a deletion was intended may be indicated by use of the &lt;certainty&gt; element (see <text:a xlink:type="simple" xlink:href="https://www.tei-c.org/release/doc/tei-p5-doc/en/html/CE.html#CE">21. Certainty, Precision, and Responsibility</text:a>).</text:p>
            <text:p text:style-name="Text_20_body">There is a clear distinction in the TEI between &lt;del&gt; and &lt;surplus&gt; on the one hand and &lt;gap&gt; or &lt;unclear&gt; on the other. &lt;del&gt; indicates a deletion present in the source being transcribed, which states the author's or a later scribe's intent to cancel or remove text. &lt;surplus&gt; indicates material present in the source being transcribed which should have been so deleted, but which is not in fact. &lt;gap&gt; or &lt;unclear&gt;, by contrast, signal an editor's or encoder's decision to omit something or their inability to read the source text. See sections <text:a xlink:type="simple" xlink:href="https://www.tei-c.org/release/doc/tei-p5-doc/en/html/PH.html#PHOM">11.3.1.7. Text Omitted from or Supplied in the Transcription</text:a> and <text:a xlink:type="simple" xlink:href="https://www.tei-c.org/release/doc/tei-p5-doc/en/html/PH.html#PHCOMB">11.3.3.2. Use of the gap, del, damage, unclear, and supplied Elements in Combination</text:a> for the relationship between these and other related elements used in detailed transcription.</text:p>
          </table:table-cell>
        </table:table-row>
        <table:table-row>
          <table:table-cell>
            <text:p><text:span text:style-name="Highlight">Example</text:span></text:p>
          </table:table-cell>
          <table:table-cell>
            <text:p text:style-name="Preformatted_20_Text">&lt;l&gt;</text:p>
            <text:p text:style-name="Preformatted_20_Text"> &lt;del rend="overtyped"&gt;Mein&lt;/del&gt; Frisch &lt;del rend="overstrike" type="primary"&gt;schwebt&lt;/del&gt;</text:p>
            <text:p text:style-name="Preformatted_20_Text"> weht der Wind</text:p>
            <text:p text:style-name="Preformatted_20_Text">&lt;/l&gt;</text:p>
          </table:table-cell>
        </table:table-row>
        <table:table-row>
          <table:table-cell>
            <text:p><text:span text:style-name="Highlight">Example</text:span></text:p>
          </table:table-cell>
          <table:table-cell>
            <text:p text:style-name="Preformatted_20_Text">&lt;del rend="overstrike"&gt;</text:p>
            <text:p text:style-name="Preformatted_20_Text"> &lt;gap reason="illegible" quantity="5"</text:p>
            <text:p text:style-name="Preformatted_20_Text">  unit="character"/&gt;</text:p>
            <text:p text:style-name="Preformatted_20_Text">&lt;/del&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macroRef key="macro.paraContent"/&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del</text:p>
            <text:p text:style-name="Preformatted_20_Text">{</text:p>
            <text:p text:style-name="Preformatted_20_Text">   att.global.attributes,</text:p>
            <text:p text:style-name="Preformatted_20_Text">   att.transcriptional.attribute.status,</text:p>
            <text:p text:style-name="Preformatted_20_Text">   att.transcriptional.attribute.cause,</text:p>
            <text:p text:style-name="Preformatted_20_Text">   att.transcriptional.attribute.seq,</text:p>
            <text:p text:style-name="Preformatted_20_Text">   att.editLike.attribute.evidence,</text:p>
            <text:p text:style-name="Preformatted_20_Text">   att.editLike.attribute.instant,</text:p>
            <text:p text:style-name="Preformatted_20_Text">   att.typed.attribute.subtype,</text:p>
            <text:p text:style-name="Preformatted_20_Text">   att.dimensions.attributes,</text:p>
            <text:p text:style-name="Preformatted_20_Text">   attribute hand { "#hand1" | "#hand2" | "#hand3" },</text:p>
            <text:p text:style-name="Preformatted_20_Text">   attribute type { "exponctuation" | "scraped" },</text:p>
            <text:p text:style-name="Preformatted_20_Text">   macro.paraContent</text:p>
            <text:p text:style-name="Preformatted_20_Text">}</text:p>
          </table:table-cell>
        </table:table-row>
      </table:table>
      <text:h text:outline-level="3"><text:bookmark text:name="TEI.dimensions"/>&lt;dimensions&gt;</text:h>
      <table:table table:name="table63" table:style-name="Table1">
        <table:table-column table:style-name="Table1.col1"/>
        <table:table-column table:style-name="Table2.col2"/>
        <table:table-row>
          <table:table-cell table:number-columns-spanned="2">
            <text:p><text:span text:style-name="Highlight">&lt;dimensions&gt; </text:span>(<text:span>dimensions</text:span>) <text:span>contains a dimensional specification.</text:span> [<text:a xlink:type="simple" xlink:href="https://www.tei-c.org/release/doc/tei-p5-doc/en/html/MS.html#msdim">10.3.4. Dimensions</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item>
                <text:p text:style-name="P1">att.dimensions</text:p>
                <text:list text:style-name="L1">
                  <text:list-item>
                    <text:p text:style-name="P1"><text:span text:style-name="Emphasis">@unit</text:span></text:p>
                  </text:list-item>
                  <text:list-item>
                    <text:p text:style-name="P1"><text:span text:style-name="Emphasis">@quantity</text:span></text:p>
                  </text:list-item>
                  <text:list-item>
                    <text:p text:style-name="P1"><text:span text:style-name="Emphasis">@extent</text:span></text:p>
                  </text:list-item>
                  <text:list-item>
                    <text:p text:style-name="P1"><text:span text:style-name="Emphasis">@precision</text:span></text:p>
                  </text:list-item>
                  <text:list-item>
                    <text:p text:style-name="P1"><text:span text:style-name="Emphasis">@scope</text:span></text:p>
                  </text:list-item>
                </text:list>
                <text:list text:style-name="L1">
                  <text:list-item>
                    <text:p text:style-name="P1">att.ranging</text:p>
                    <text:list text:style-name="L1">
                      <text:list-item>
                        <text:p text:style-name="P1"><text:span text:style-name="Emphasis">@atLeast</text:span></text:p>
                      </text:list-item>
                      <text:list-item>
                        <text:p text:style-name="P1"><text:span text:style-name="Emphasis">@atMost</text:span></text:p>
                      </text:list-item>
                      <text:list-item>
                        <text:p text:style-name="P1"><text:span text:style-name="Emphasis">@min</text:span></text:p>
                      </text:list-item>
                      <text:list-item>
                        <text:p text:style-name="P1"><text:span text:style-name="Emphasis">@max</text:span></text:p>
                      </text:list-item>
                      <text:list-item>
                        <text:p text:style-name="P1"><text:span text:style-name="Emphasis">@confidence</text:span></text:p>
                      </text:list-item>
                    </text:list>
                  </text:list-item>
                </text:list>
              </text:list-item>
              <text:list-item>
                <text:p text:style-name="P1">att.typed</text:p>
                <text:list text:style-name="L1">
                  <text:list-item>
                    <text:p text:style-name="P1"><text:span>type</text:span></text:p>
                  </text:list-item>
                  <text:list-item>
                    <text:p text:style-name="P1"><text:span>@subtype</text:span></text:p>
                  </text:list-item>
                </text:list>
              </text:list-item>
            </text:list>
            <table:table table:name="table64" table:style-name="Table1">
              <table:table-column table:style-name="Table1.col1"/>
              <table:table-column table:style-name="Table2.col2"/>
              <table:table-row>
                <table:table-cell>
                  <text:p>type</text:p>
                </table:table-cell>
                <table:table-cell>
                  <text:p><text:span>indicates which aspect of the object is being measured.</text:span></text:p>
                  <table:table table:name="table65" table:style-name="Table1">
                    <table:table-column table:style-name="Table1.col1"/>
                    <table:table-column table:style-name="Table2.col2"/>
                    <table:table-row>
                      <table:table-cell>
                        <text:p><text:span text:style-name="Highlight">Derived from</text:span></text:p>
                      </table:table-cell>
                      <table:table-cell>
                        <text:p>att.typed</text:p>
                      </table:table-cell>
                    </table:table-row>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enumerated</text:p>
                      </table:table-cell>
                    </table:table-row>
                    <table:table-row>
                      <table:table-cell>
                        <text:p><text:span text:style-name="Highlight">Sample values include:</text:span></text:p>
                      </table:table-cell>
                      <table:table-cell>
                        <text:p text:style-name="List_20_Heading">leaves</text:p>
                        <text:p text:style-name="List_20_Contents"><text:span>dimensions relate to one or more leaves (e.g. a single leaf, a gathering, or a separately bound part)</text:span></text:p>
                        <text:p text:style-name="List_20_Heading">ruled</text:p>
                        <text:p text:style-name="List_20_Contents"><text:span>dimensions relate to the area of a leaf which has been ruled in preparation for writing.</text:span></text:p>
                        <text:p text:style-name="List_20_Heading">pricked</text:p>
                        <text:p text:style-name="List_20_Contents"><text:span>dimensions relate to the area of a leaf which has been pricked out in preparation for ruling (used where this differs significantly from the ruled area, or where the ruling is not measurable).</text:span></text:p>
                        <text:p text:style-name="List_20_Heading">written</text:p>
                        <text:p text:style-name="List_20_Contents"><text:span>dimensions relate to the area of a leaf which has been written, with the height measured from the top of the minims on the top line of writing, to the bottom of the minims on the bottom line of writing.</text:span></text:p>
                        <text:p text:style-name="List_20_Heading">miniatures</text:p>
                        <text:p text:style-name="List_20_Contents"><text:span>dimensions relate to the miniatures within the manuscript</text:span></text:p>
                        <text:p text:style-name="List_20_Heading">binding</text:p>
                        <text:p text:style-name="List_20_Contents"><text:span>dimensions relate to the binding in which the codex or manuscript is contained</text:span></text:p>
                        <text:p text:style-name="List_20_Heading">box</text:p>
                        <text:p text:style-name="List_20_Contents"><text:span>dimensions relate to the box or other container in which the manuscript is stored.</text:span></text:p>
                      </table:table-cell>
                    </table:table-row>
                  </table:table>
                </table:table-cell>
              </table:table-row>
            </table:table>
          </table:table-cell>
        </table:table-row>
        <table:table-row>
          <table:table-cell>
            <text:p><text:span text:style-name="Highlight">Member of</text:span></text:p>
          </table:table-cell>
          <table:table-cell>
            <text:p>model.pPart.msdesc</text:p>
          </table:table-cell>
        </table:table-row>
        <table:table-row>
          <table:table-cell>
            <text:p><text:span text:style-name="Highlight">Contained by</text:span></text:p>
          </table:table-cell>
          <table:table-cell>
            <text:p><text:span>core: </text:span><text:span>add author corr date del head hi l name note num orig p publisher quote ref reg resp rs said sic textLang title unclear</text:span></text:p>
            <text:p><text:span>figures: </text:span><text:span>figDesc</text:span></text:p>
            <text:p><text:span>header: </text:span><text:span>authority change edition extent handNote language licence</text:span></text:p>
            <text:p><text:span>linking: </text:span><text:span>seg</text:span></text:p>
            <text:p><text:span>msdescription: </text:span><text:span>acquisition condition decoNote explicit foliation incipit layout origin repository rubric support</text:span></text:p>
            <text:p><text:span>namesdates: </text:span><text:span>country persName placeName settlement</text:span></text:p>
            <text:p><text:span>textcrit: </text:span><text:span>lem rdg witness</text:span></text:p>
            <text:p><text:span>transcr: </text:span><text:span>damage supplied surplus</text:span></text:p>
          </table:table-cell>
        </table:table-row>
        <table:table-row>
          <table:table-cell>
            <text:p><text:span text:style-name="Highlight">May contain</text:span></text:p>
          </table:table-cell>
          <table:table-cell>
            <text:p><text:span>msdescription: </text:span><text:span>height width</text:span></text:p>
          </table:table-cell>
        </table:table-row>
        <table:table-row>
          <table:table-cell>
            <text:p><text:span text:style-name="Highlight">Note</text:span></text:p>
          </table:table-cell>
          <table:table-cell>
            <text:p text:style-name="Text_20_body">Contains no more than one of each of the specialized elements used to express a three-dimensional object's height, width, and depth, combined with any number of other kinds of dimensional specification.</text:p>
          </table:table-cell>
        </table:table-row>
        <table:table-row>
          <table:table-cell>
            <text:p><text:span text:style-name="Highlight">Example</text:span></text:p>
          </table:table-cell>
          <table:table-cell>
            <text:p text:style-name="Preformatted_20_Text">&lt;dimensions type="leaves"&gt;</text:p>
            <text:p text:style-name="Preformatted_20_Text"> &lt;height scope="range"&gt;157-160&lt;/height&gt;</text:p>
            <text:p text:style-name="Preformatted_20_Text"> &lt;width&gt;105&lt;/width&gt;</text:p>
            <text:p text:style-name="Preformatted_20_Text">&lt;/dimensions&gt;</text:p>
            <text:p text:style-name="Preformatted_20_Text">&lt;dimensions type="ruled"&gt;</text:p>
            <text:p text:style-name="Preformatted_20_Text"> &lt;height scope="most"&gt;90&lt;/height&gt;</text:p>
            <text:p text:style-name="Preformatted_20_Text"> &lt;width scope="most"&gt;48&lt;/width&gt;</text:p>
            <text:p text:style-name="Preformatted_20_Text">&lt;/dimensions&gt;</text:p>
            <text:p text:style-name="Preformatted_20_Text">&lt;dimensions unit="in"&gt;</text:p>
            <text:p text:style-name="Preformatted_20_Text"> &lt;height&gt;12&lt;/height&gt;</text:p>
            <text:p text:style-name="Preformatted_20_Text"> &lt;width&gt;10&lt;/width&gt;</text:p>
            <text:p text:style-name="Preformatted_20_Text">&lt;/dimensions&gt;</text:p>
          </table:table-cell>
        </table:table-row>
        <table:table-row>
          <table:table-cell>
            <text:p><text:span text:style-name="Highlight">Example</text:span></text:p>
          </table:table-cell>
          <table:table-cell>
            <text:p>This element may be used to record the dimensions of any text-bearing object, not necessarily a codex. For example:</text:p>
            <text:p text:style-name="Preformatted_20_Text">&lt;dimensions type="panels"&gt;</text:p>
            <text:p text:style-name="Preformatted_20_Text"> &lt;height scope="all"&gt;7004&lt;/height&gt;</text:p>
            <text:p text:style-name="Preformatted_20_Text"> &lt;width scope="all"&gt;1803&lt;/width&gt;</text:p>
            <text:p text:style-name="Preformatted_20_Text"> &lt;dim type="relief" unit="mm"&gt;345&lt;/dim&gt;</text:p>
            <text:p text:style-name="Preformatted_20_Text">&lt;/dimensions&gt;</text:p>
            <text:p>This might be used to show that the inscribed panels on some (imaginary) monument are all the same size (7004 by 1803 cm) and stand out from the rest of the monument by 345 mm.</text:p>
          </table:table-cell>
        </table:table-row>
        <table:table-row>
          <table:table-cell>
            <text:p><text:span text:style-name="Highlight">Example</text:span></text:p>
          </table:table-cell>
          <table:table-cell>
            <text:p>When simple numeric quantities are involved, they may be expressed on the <text:span text:style-name="Emphasis">quantity</text:span> attribute of any or all of the child elements, as in the following example:</text:p>
            <text:p text:style-name="Preformatted_20_Text">&lt;dimensions type="leaves"&gt;</text:p>
            <text:p text:style-name="Preformatted_20_Text"> &lt;height scope="range"&gt;157-160&lt;/height&gt;</text:p>
            <text:p text:style-name="Preformatted_20_Text"> &lt;width quantity="105"/&gt;</text:p>
            <text:p text:style-name="Preformatted_20_Text">&lt;/dimensions&gt;</text:p>
            <text:p text:style-name="Preformatted_20_Text">&lt;dimensions type="ruled"&gt;</text:p>
            <text:p text:style-name="Preformatted_20_Text"> &lt;height unit="cm" scope="most"</text:p>
            <text:p text:style-name="Preformatted_20_Text">  quantity="90"/&gt;</text:p>
            <text:p text:style-name="Preformatted_20_Text"> &lt;width unit="cm" scope="most" quantity="48"/&gt;</text:p>
            <text:p text:style-name="Preformatted_20_Text">&lt;/dimensions&gt;</text:p>
            <text:p text:style-name="Preformatted_20_Text">&lt;dimensions unit="in"&gt;</text:p>
            <text:p text:style-name="Preformatted_20_Text"> &lt;height quantity="12"/&gt;</text:p>
            <text:p text:style-name="Preformatted_20_Text"> &lt;width quantity="10"/&gt;</text:p>
            <text:p text:style-name="Preformatted_20_Text">&lt;/dimensions&gt;</text:p>
          </table:table-cell>
        </table:table-row>
        <table:table-row>
          <table:table-cell>
            <text:p><text:span text:style-name="Highlight">Schematron</text:span></text:p>
          </table:table-cell>
          <table:table-cell>
            <text:p>
&lt;sch:report test="count(tei:width)&gt; 1"&gt; The element &lt;sch:name/&gt; may appear once only
&lt;/sch:report&gt;
&lt;sch:report test="count(tei:height)&gt; 1"&gt; The element &lt;sch:name/&gt; may appear once only
&lt;/sch:report&gt;
&lt;sch:report test="count(tei:depth)&gt; 1"&gt; The element &lt;sch:name/&gt; may appear once only
&lt;/sch:report&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alternate minOccurs="0"</text:p>
            <text:p text:style-name="Preformatted_20_Text">  maxOccurs="unbounded"&gt;</text:p>
            <text:p text:style-name="Preformatted_20_Text">  &lt;elementRef key="dim"/&gt;</text:p>
            <text:p text:style-name="Preformatted_20_Text">  &lt;classRef key="model.dimLike"/&gt;</text:p>
            <text:p text:style-name="Preformatted_20_Text"> &lt;/alternat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dimensions</text:p>
            <text:p text:style-name="Preformatted_20_Text">{</text:p>
            <text:p text:style-name="Preformatted_20_Text">   att.global.attributes,</text:p>
            <text:p text:style-name="Preformatted_20_Text">   att.dimensions.attributes,</text:p>
            <text:p text:style-name="Preformatted_20_Text">   att.typed.attribute.subtype,</text:p>
            <text:p text:style-name="Preformatted_20_Text">   attribute type { text }?,</text:p>
            <text:p text:style-name="Preformatted_20_Text">   ( dim | model.dimLike )*</text:p>
            <text:p text:style-name="Preformatted_20_Text">}</text:p>
          </table:table-cell>
        </table:table-row>
      </table:table>
      <text:h text:outline-level="3"><text:bookmark text:name="TEI.div"/>&lt;div&gt;</text:h>
      <table:table table:name="table66" table:style-name="Table1">
        <table:table-column table:style-name="Table1.col1"/>
        <table:table-column table:style-name="Table2.col2"/>
        <table:table-row>
          <table:table-cell table:number-columns-spanned="2">
            <text:p><text:span text:style-name="Highlight">&lt;div&gt; </text:span>(<text:span>text division</text:span>) <text:span>contains a subdivision of the front, body, or back of a text.</text:span> [<text:a xlink:type="simple" xlink:href="https://www.tei-c.org/release/doc/tei-p5-doc/en/html/DS.html#DSDIV">4.1. Divisions of the Body</text:a>]</text:p>
          </table:table-cell>
          <table:covered-table-cell/>
        </table:table-row>
        <table:table-row>
          <table:table-cell>
            <text:p><text:span text:style-name="Highlight">Module</text:span></text:p>
          </table:table-cell>
          <table:table-cell>
            <text:p>textstructure</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item>
                <text:p text:style-name="P1">att.divLike</text:p>
                <text:list text:style-name="L1">
                  <text:list-item>
                    <text:p text:style-name="P1"><text:span text:style-name="Emphasis">@org</text:span></text:p>
                  </text:list-item>
                  <text:list-item>
                    <text:p text:style-name="P1"><text:span text:style-name="Emphasis">@sample</text:span></text:p>
                  </text:list-item>
                </text:list>
                <text:list text:style-name="L1">
                  <text:list-item>
                    <text:p text:style-name="P1">att.fragmentable</text:p>
                    <text:list text:style-name="L1">
                      <text:list-item>
                        <text:p text:style-name="P1"><text:span text:style-name="Emphasis">@part</text:span></text:p>
                      </text:list-item>
                    </text:list>
                  </text:list-item>
                </text:list>
              </text:list-item>
              <text:list-item>
                <text:p text:style-name="P1">att.typed</text:p>
                <text:list text:style-name="L1">
                  <text:list-item>
                    <text:p text:style-name="P1"><text:span text:style-name="Emphasis">@type</text:span></text:p>
                  </text:list-item>
                  <text:list-item>
                    <text:p text:style-name="P1"><text:span text:style-name="Emphasis">@subtype</text:span></text:p>
                  </text:list-item>
                </text:list>
              </text:list-item>
              <text:list-item>
                <text:p text:style-name="P1">att.declaring</text:p>
                <text:list text:style-name="L1">
                  <text:list-item>
                    <text:p text:style-name="P1"><text:span text:style-name="Emphasis">@decls</text:span></text:p>
                  </text:list-item>
                </text:list>
              </text:list-item>
              <text:list-item>
                <text:p text:style-name="P1">att.written</text:p>
                <text:list text:style-name="L1">
                  <text:list-item>
                    <text:p text:style-name="P1"><text:span text:style-name="Emphasis">@hand</text:span></text:p>
                  </text:list-item>
                </text:list>
              </text:list-item>
            </text:list>
          </table:table-cell>
        </table:table-row>
        <table:table-row>
          <table:table-cell>
            <text:p><text:span text:style-name="Highlight">Member of</text:span></text:p>
          </table:table-cell>
          <table:table-cell>
            <text:p>model.divLike</text:p>
          </table:table-cell>
        </table:table-row>
        <table:table-row>
          <table:table-cell>
            <text:p><text:span text:style-name="Highlight">Contained by</text:span></text:p>
          </table:table-cell>
          <table:table-cell>
            <text:p><text:span>textcrit: </text:span><text:span>lem rdg</text:span></text:p>
            <text:p><text:span>textstructure: </text:span><text:span>body div</text:span></text:p>
          </table:table-cell>
        </table:table-row>
        <table:table-row>
          <table:table-cell>
            <text:p><text:span text:style-name="Highlight">May contain</text:span></text:p>
          </table:table-cell>
          <table:table-cell>
            <text:p><text:span>core: </text:span><text:span>cb gap head l lg note p pb quote said</text:span></text:p>
            <text:p><text:span>figures: </text:span><text:span>figure</text:span></text:p>
            <text:p><text:span>linking: </text:span><text:span>anchor</text:span></text:p>
            <text:p><text:span>msdescription: </text:span><text:span>msDesc</text:span></text:p>
            <text:p><text:span>textcrit: </text:span><text:span>app listWit</text:span></text:p>
            <text:p><text:span>textstructure: </text:span><text:span>div</text:span></text:p>
          </table:table-cell>
        </table:table-row>
        <table:table-row>
          <table:table-cell>
            <text:p><text:span text:style-name="Highlight">Example</text:span></text:p>
          </table:table-cell>
          <table:table-cell>
            <text:p text:style-name="Preformatted_20_Text">&lt;body&gt;</text:p>
            <text:p text:style-name="Preformatted_20_Text"> &lt;div type="part"&gt;</text:p>
            <text:p text:style-name="Preformatted_20_Text">  &lt;head&gt;Fallacies of Authority&lt;/head&gt;</text:p>
            <text:p text:style-name="Preformatted_20_Text">  &lt;p&gt;The subject of which is Authority in various shapes, and the object, to repress all</text:p>
            <text:p text:style-name="Preformatted_20_Text">     exercise of the reasoning faculty.&lt;/p&gt;</text:p>
            <text:p text:style-name="Preformatted_20_Text">  &lt;div n="1" type="chapter"&gt;</text:p>
            <text:p text:style-name="Preformatted_20_Text">   &lt;head&gt;The Nature of Authority&lt;/head&gt;</text:p>
            <text:p text:style-name="Preformatted_20_Text">   &lt;p&gt;With reference to any proposed measures having for their object the greatest</text:p>
            <text:p text:style-name="Preformatted_20_Text">       happiness of the greatest number [...]&lt;/p&gt;</text:p>
            <text:p text:style-name="Preformatted_20_Text">   &lt;div n="1.1" type="section"&gt;</text:p>
            <text:p text:style-name="Preformatted_20_Text">    &lt;head&gt;Analysis of Authority&lt;/head&gt;</text:p>
            <text:p text:style-name="Preformatted_20_Text">    &lt;p&gt;What on any given occasion is the legitimate weight or influence to be attached to</text:p>
            <text:p text:style-name="Preformatted_20_Text">         authority [...] &lt;/p&gt;</text:p>
            <text:p text:style-name="Preformatted_20_Text">   &lt;/div&gt;</text:p>
            <text:p text:style-name="Preformatted_20_Text">   &lt;div n="1.2" type="section"&gt;</text:p>
            <text:p text:style-name="Preformatted_20_Text">    &lt;head&gt;Appeal to Authority, in What Cases Fallacious.&lt;/head&gt;</text:p>
            <text:p text:style-name="Preformatted_20_Text">    &lt;p&gt;Reference to authority is open to the charge of fallacy when [...] &lt;/p&gt;</text:p>
            <text:p text:style-name="Preformatted_20_Text">   &lt;/div&gt;</text:p>
            <text:p text:style-name="Preformatted_20_Text">  &lt;/div&gt;</text:p>
            <text:p text:style-name="Preformatted_20_Text"> &lt;/div&gt;</text:p>
            <text:p text:style-name="Preformatted_20_Text">&lt;/body&gt;</text:p>
          </table:table-cell>
        </table:table-row>
        <table:table-row>
          <table:table-cell>
            <text:p><text:span text:style-name="Highlight">Schematron</text:span></text:p>
          </table:table-cell>
          <table:table-cell>
            <text:p>
&lt;sch:report test="(ancestor::tei:l or ancestor::tei:lg) and not(ancestor::tei:floatingText)"&gt; Abstract model violation: Lines may not contain higher-level structural elements such as div, unless div is a descendant of floatingText.
&lt;/sch:report&gt;</text:p>
          </table:table-cell>
        </table:table-row>
        <table:table-row>
          <table:table-cell>
            <text:p><text:span text:style-name="Highlight">Schematron</text:span></text:p>
          </table:table-cell>
          <table:table-cell>
            <text:p>
&lt;sch:report test="(ancestor::tei:p or ancestor::tei:ab) and not(ancestor::tei:floatingText)"&gt; Abstract model violation: p and ab may not contain higher-level structural elements such as div, unless div is a descendant of floatingText.
&lt;/sch:report&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sequence&gt;</text:p>
            <text:p text:style-name="Preformatted_20_Text">  &lt;alternate minOccurs="0"</text:p>
            <text:p text:style-name="Preformatted_20_Text">   maxOccurs="unbounded"&gt;</text:p>
            <text:p text:style-name="Preformatted_20_Text">   &lt;classRef key="model.divTop"/&gt;</text:p>
            <text:p text:style-name="Preformatted_20_Text">   &lt;classRef key="model.global"/&gt;</text:p>
            <text:p text:style-name="Preformatted_20_Text">  &lt;/alternate&gt;</text:p>
            <text:p text:style-name="Preformatted_20_Text">  &lt;sequence minOccurs="0"&gt;</text:p>
            <text:p text:style-name="Preformatted_20_Text">   &lt;alternate&gt;</text:p>
            <text:p text:style-name="Preformatted_20_Text">    &lt;sequence minOccurs="1"</text:p>
            <text:p text:style-name="Preformatted_20_Text">     maxOccurs="unbounded"&gt;</text:p>
            <text:p text:style-name="Preformatted_20_Text">     &lt;alternate&gt;</text:p>
            <text:p text:style-name="Preformatted_20_Text">      &lt;classRef key="model.divLike"/&gt;</text:p>
            <text:p text:style-name="Preformatted_20_Text">      &lt;classRef key="model.divGenLike"/&gt;</text:p>
            <text:p text:style-name="Preformatted_20_Text">     &lt;/alternate&gt;</text:p>
            <text:p text:style-name="Preformatted_20_Text">     &lt;classRef key="model.global"</text:p>
            <text:p text:style-name="Preformatted_20_Text">      minOccurs="0" maxOccurs="unbounded"/&gt;</text:p>
            <text:p text:style-name="Preformatted_20_Text">    &lt;/sequence&gt;</text:p>
            <text:p text:style-name="Preformatted_20_Text">    &lt;sequence&gt;</text:p>
            <text:p text:style-name="Preformatted_20_Text">     &lt;sequence minOccurs="1"</text:p>
            <text:p text:style-name="Preformatted_20_Text">      maxOccurs="unbounded"&gt;</text:p>
            <text:p text:style-name="Preformatted_20_Text">      &lt;alternate minOccurs="1"</text:p>
            <text:p text:style-name="Preformatted_20_Text">       maxOccurs="1"&gt;</text:p>
            <text:p text:style-name="Preformatted_20_Text">       &lt;elementRef key="schemaSpec"/&gt;</text:p>
            <text:p text:style-name="Preformatted_20_Text">       &lt;classRef key="model.common"/&gt;</text:p>
            <text:p text:style-name="Preformatted_20_Text">      &lt;/alternate&gt;</text:p>
            <text:p text:style-name="Preformatted_20_Text">      &lt;classRef key="model.global"</text:p>
            <text:p text:style-name="Preformatted_20_Text">       minOccurs="0" maxOccurs="unbounded"/&gt;</text:p>
            <text:p text:style-name="Preformatted_20_Text">     &lt;/sequence&gt;</text:p>
            <text:p text:style-name="Preformatted_20_Text">     &lt;sequence minOccurs="0"</text:p>
            <text:p text:style-name="Preformatted_20_Text">      maxOccurs="unbounded"&gt;</text:p>
            <text:p text:style-name="Preformatted_20_Text">      &lt;alternate&gt;</text:p>
            <text:p text:style-name="Preformatted_20_Text">       &lt;classRef key="model.divLike"/&gt;</text:p>
            <text:p text:style-name="Preformatted_20_Text">       &lt;classRef key="model.divGenLike"/&gt;</text:p>
            <text:p text:style-name="Preformatted_20_Text">      &lt;/alternate&gt;</text:p>
            <text:p text:style-name="Preformatted_20_Text">      &lt;classRef key="model.global"</text:p>
            <text:p text:style-name="Preformatted_20_Text">       minOccurs="0" maxOccurs="unbounded"/&gt;</text:p>
            <text:p text:style-name="Preformatted_20_Text">     &lt;/sequence&gt;</text:p>
            <text:p text:style-name="Preformatted_20_Text">    &lt;/sequence&gt;</text:p>
            <text:p text:style-name="Preformatted_20_Text">   &lt;/alternate&gt;</text:p>
            <text:p text:style-name="Preformatted_20_Text">   &lt;sequence minOccurs="0"</text:p>
            <text:p text:style-name="Preformatted_20_Text">    maxOccurs="unbounded"&gt;</text:p>
            <text:p text:style-name="Preformatted_20_Text">    &lt;classRef key="model.divBottom"/&gt;</text:p>
            <text:p text:style-name="Preformatted_20_Text">    &lt;classRef key="model.global"</text:p>
            <text:p text:style-name="Preformatted_20_Text">     minOccurs="0" maxOccurs="unbounded"/&gt;</text:p>
            <text:p text:style-name="Preformatted_20_Text">   &lt;/sequence&gt;</text:p>
            <text:p text:style-name="Preformatted_20_Text">  &lt;/sequence&gt;</text:p>
            <text:p text:style-name="Preformatted_20_Text"> &lt;/sequenc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div</text:p>
            <text:p text:style-name="Preformatted_20_Text">{</text:p>
            <text:p text:style-name="Preformatted_20_Text">   att.global.attributes,</text:p>
            <text:p text:style-name="Preformatted_20_Text">   att.divLike.attributes,</text:p>
            <text:p text:style-name="Preformatted_20_Text">   att.typed.attributes,</text:p>
            <text:p text:style-name="Preformatted_20_Text">   att.declaring.attributes,</text:p>
            <text:p text:style-name="Preformatted_20_Text">   att.written.attributes,</text:p>
            <text:p text:style-name="Preformatted_20_Text">   (</text:p>
            <text:p text:style-name="Preformatted_20_Text">      ( model.divTop | model.global )*,</text:p>
            <text:p text:style-name="Preformatted_20_Text">      (</text:p>
            <text:p text:style-name="Preformatted_20_Text">         (</text:p>
            <text:p text:style-name="Preformatted_20_Text">            ( ( model.divLike | model.divGenLike ), model.global* )+</text:p>
            <text:p text:style-name="Preformatted_20_Text">          | (</text:p>
            <text:p text:style-name="Preformatted_20_Text">               ( ( schemaSpec | model.common ), model.global* )+,</text:p>
            <text:p text:style-name="Preformatted_20_Text">               ( ( model.divLike | model.divGenLike ), model.global* )*</text:p>
            <text:p text:style-name="Preformatted_20_Text">            )</text:p>
            <text:p text:style-name="Preformatted_20_Text">         ),</text:p>
            <text:p text:style-name="Preformatted_20_Text">         ( model.divBottom, model.global* )*</text:p>
            <text:p text:style-name="Preformatted_20_Text">      )?</text:p>
            <text:p text:style-name="Preformatted_20_Text">   )</text:p>
            <text:p text:style-name="Preformatted_20_Text">}</text:p>
          </table:table-cell>
        </table:table-row>
      </table:table>
      <text:h text:outline-level="3"><text:bookmark text:name="TEI.edition"/>&lt;edition&gt;</text:h>
      <table:table table:name="table67" table:style-name="Table1">
        <table:table-column table:style-name="Table1.col1"/>
        <table:table-column table:style-name="Table2.col2"/>
        <table:table-row>
          <table:table-cell table:number-columns-spanned="2">
            <text:p><text:span text:style-name="Highlight">&lt;edition&gt; </text:span>(<text:span>edition</text:span>) <text:span>describes the particularities of one edition of a text.</text:span> [<text:a xlink:type="simple" xlink:href="https://www.tei-c.org/release/doc/tei-p5-doc/en/html/HD.html#HD22">2.2.2. The Edition Statement</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
          </table:table-cell>
        </table:table-row>
        <table:table-row>
          <table:table-cell>
            <text:p><text:span text:style-name="Highlight">Contained by</text:span></text:p>
          </table:table-cell>
          <table:table-cell>
            <text:p><text:span>header: </text:span><text:span>editionStmt</text:span></text:p>
          </table:table-cell>
        </table:table-row>
        <table:table-row>
          <table:table-cell>
            <text:p><text:span text:style-name="Highlight">May contain</text:span></text:p>
          </table:table-cell>
          <table:table-cell>
            <text:p><text:span>analysis: </text:span><text:span>c</text:span></text:p>
            <text:p><text:span>core: </text:span><text:span>add cb choice corr date del gap hi name note num orig pb quote ref reg rs said sic title unclear</text:span></text:p>
            <text:p><text:span>figures: </text:span><text:span>figure</text:span></text:p>
            <text:p><text:span>header: </text:span><text:span>idno</text:span></text:p>
            <text:p><text:span>linking: </text:span><text:span>anchor seg</text:span></text:p>
            <text:p><text:span>msdescription: </text:span><text:span>dimensions height locus locusGrp width</text:span></text:p>
            <text:p><text:span>namesdates: </text:span><text:span>country persName placeName settlement</text:span></text:p>
            <text:p><text:span>textcrit: </text:span><text:span>app</text:span></text:p>
            <text:p><text:span>transcr: </text:span><text:span>damage handShift subst supplied surplus</text:span></text:p>
            <text:p>character data</text:p>
          </table:table-cell>
        </table:table-row>
        <table:table-row>
          <table:table-cell>
            <text:p><text:span text:style-name="Highlight">Example</text:span></text:p>
          </table:table-cell>
          <table:table-cell>
            <text:p text:style-name="Preformatted_20_Text">&lt;edition&gt;First edition &lt;date&gt;Oct 1990&lt;/date&gt;</text:p>
            <text:p text:style-name="Preformatted_20_Text">&lt;/edition&gt;</text:p>
            <text:p text:style-name="Preformatted_20_Text">&lt;edition n="S2"&gt;Students' edition&lt;/edition&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macroRef key="macro.phraseSeq"/&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edition { att.global.attributes, macro.phraseSeq }</text:p>
          </table:table-cell>
        </table:table-row>
      </table:table>
      <text:h text:outline-level="3"><text:bookmark text:name="TEI.editionStmt"/>&lt;editionStmt&gt;</text:h>
      <table:table table:name="table68" table:style-name="Table1">
        <table:table-column table:style-name="Table1.col1"/>
        <table:table-column table:style-name="Table2.col2"/>
        <table:table-row>
          <table:table-cell table:number-columns-spanned="2">
            <text:p><text:span text:style-name="Highlight">&lt;editionStmt&gt; </text:span>(<text:span>edition statement</text:span>) <text:span>groups information relating to one edition of a text.</text:span> [<text:a xlink:type="simple" xlink:href="https://www.tei-c.org/release/doc/tei-p5-doc/en/html/HD.html#HD22">2.2.2. The Edition Statement</text:a> <text:a xlink:type="simple" xlink:href="https://www.tei-c.org/release/doc/tei-p5-doc/en/html/HD.html#HD2">2.2. The File Description</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
          </table:table-cell>
        </table:table-row>
        <table:table-row>
          <table:table-cell>
            <text:p><text:span text:style-name="Highlight">Contained by</text:span></text:p>
          </table:table-cell>
          <table:table-cell>
            <text:p><text:span>header: </text:span><text:span>fileDesc</text:span></text:p>
          </table:table-cell>
        </table:table-row>
        <table:table-row>
          <table:table-cell>
            <text:p><text:span text:style-name="Highlight">May contain</text:span></text:p>
          </table:table-cell>
          <table:table-cell>
            <text:p><text:span>core: </text:span><text:span>respStmt</text:span></text:p>
            <text:p><text:span>header: </text:span><text:span>edition</text:span></text:p>
          </table:table-cell>
        </table:table-row>
        <table:table-row>
          <table:table-cell>
            <text:p><text:span text:style-name="Highlight">Example</text:span></text:p>
          </table:table-cell>
          <table:table-cell>
            <text:p text:style-name="Preformatted_20_Text">&lt;editionStmt&gt;</text:p>
            <text:p text:style-name="Preformatted_20_Text"> &lt;edition n="S2"&gt;Students' edition&lt;/edition&gt;</text:p>
            <text:p text:style-name="Preformatted_20_Text"> &lt;respStmt&gt;</text:p>
            <text:p text:style-name="Preformatted_20_Text">  &lt;resp&gt;Adapted by &lt;/resp&gt;</text:p>
            <text:p text:style-name="Preformatted_20_Text">  &lt;name&gt;Elizabeth Kirk&lt;/name&gt;</text:p>
            <text:p text:style-name="Preformatted_20_Text"> &lt;/respStmt&gt;</text:p>
            <text:p text:style-name="Preformatted_20_Text">&lt;/editionStmt&gt;</text:p>
          </table:table-cell>
        </table:table-row>
        <table:table-row>
          <table:table-cell>
            <text:p><text:span text:style-name="Highlight">Example</text:span></text:p>
          </table:table-cell>
          <table:table-cell>
            <text:p text:style-name="Preformatted_20_Text">&lt;editionStmt&gt;</text:p>
            <text:p text:style-name="Preformatted_20_Text"> &lt;p&gt;First edition, &lt;date&gt;Michaelmas Term, 1991.&lt;/date&gt;</text:p>
            <text:p text:style-name="Preformatted_20_Text"> &lt;/p&gt;</text:p>
            <text:p text:style-name="Preformatted_20_Text">&lt;/editionStmt&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sequence minOccurs="1" maxOccurs="1"&gt;</text:p>
            <text:p text:style-name="Preformatted_20_Text">  &lt;elementRef key="edition" minOccurs="1"</text:p>
            <text:p text:style-name="Preformatted_20_Text">   maxOccurs="1"/&gt;</text:p>
            <text:p text:style-name="Preformatted_20_Text">  &lt;elementRef key="respStmt" minOccurs="5"</text:p>
            <text:p text:style-name="Preformatted_20_Text">   maxOccurs="15"/&gt;</text:p>
            <text:p text:style-name="Preformatted_20_Text"> &lt;/sequenc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editionStmt</text:p>
            <text:p text:style-name="Preformatted_20_Text">{</text:p>
            <text:p text:style-name="Preformatted_20_Text">   att.global.attributes,</text:p>
            <text:p text:style-name="Preformatted_20_Text">   (</text:p>
            <text:p text:style-name="Preformatted_20_Text">      edition,</text:p>
            <text:p text:style-name="Preformatted_20_Text">      (</text:p>
            <text:p text:style-name="Preformatted_20_Text">         respStmt,</text:p>
            <text:p text:style-name="Preformatted_20_Text">         respStmt,</text:p>
            <text:p text:style-name="Preformatted_20_Text">         respStmt,</text:p>
            <text:p text:style-name="Preformatted_20_Text">         respStmt,</text:p>
            <text:p text:style-name="Preformatted_20_Text">         respStmt,</text:p>
            <text:p text:style-name="Preformatted_20_Text">         (</text:p>
            <text:p text:style-name="Preformatted_20_Text">            respStmt,</text:p>
            <text:p text:style-name="Preformatted_20_Text">            (</text:p>
            <text:p text:style-name="Preformatted_20_Text">               respStmt,</text:p>
            <text:p text:style-name="Preformatted_20_Text">               (</text:p>
            <text:p text:style-name="Preformatted_20_Text">                  respStmt,</text:p>
            <text:p text:style-name="Preformatted_20_Text">                  (</text:p>
            <text:p text:style-name="Preformatted_20_Text">                     respStmt,</text:p>
            <text:p text:style-name="Preformatted_20_Text">                     (</text:p>
            <text:p text:style-name="Preformatted_20_Text">                        respStmt,</text:p>
            <text:p text:style-name="Preformatted_20_Text">                        (</text:p>
            <text:p text:style-name="Preformatted_20_Text">                           respStmt,</text:p>
            <text:p text:style-name="Preformatted_20_Text">                           (</text:p>
            <text:p text:style-name="Preformatted_20_Text">                              respStmt,</text:p>
            <text:p text:style-name="Preformatted_20_Text">                              ( respStmt, ( respStmt, respStmt? )? )?</text:p>
            <text:p text:style-name="Preformatted_20_Text">                           )?</text:p>
            <text:p text:style-name="Preformatted_20_Text">                        )?</text:p>
            <text:p text:style-name="Preformatted_20_Text">                     )?</text:p>
            <text:p text:style-name="Preformatted_20_Text">                  )?</text:p>
            <text:p text:style-name="Preformatted_20_Text">               )?</text:p>
            <text:p text:style-name="Preformatted_20_Text">            )?</text:p>
            <text:p text:style-name="Preformatted_20_Text">         )?</text:p>
            <text:p text:style-name="Preformatted_20_Text">      )</text:p>
            <text:p text:style-name="Preformatted_20_Text">   )</text:p>
            <text:p text:style-name="Preformatted_20_Text">}</text:p>
          </table:table-cell>
        </table:table-row>
      </table:table>
      <text:h text:outline-level="3"><text:bookmark text:name="TEI.editorialDecl"/>&lt;editorialDecl&gt;</text:h>
      <table:table table:name="table69" table:style-name="Table1">
        <table:table-column table:style-name="Table1.col1"/>
        <table:table-column table:style-name="Table2.col2"/>
        <table:table-row>
          <table:table-cell table:number-columns-spanned="2">
            <text:p><text:span text:style-name="Highlight">&lt;editorialDecl&gt; </text:span>(<text:span>editorial practice declaration</text:span>) <text:span>provides details of editorial principles and practices applied during the encoding of a text.</text:span> [<text:a xlink:type="simple" xlink:href="https://www.tei-c.org/release/doc/tei-p5-doc/en/html/HD.html#HD53">2.3.3. The Editorial Practices Declaration</text:a> <text:a xlink:type="simple" xlink:href="https://www.tei-c.org/release/doc/tei-p5-doc/en/html/HD.html#HD5">2.3. The Encoding Description</text:a> <text:a xlink:type="simple" xlink:href="https://www.tei-c.org/release/doc/tei-p5-doc/en/html/CC.html#CCAS2">15.3.2. Declarable Elements</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item>
                <text:p text:style-name="P1">att.declarable</text:p>
                <text:list text:style-name="L1">
                  <text:list-item>
                    <text:p text:style-name="P1"><text:span text:style-name="Emphasis">@default</text:span></text:p>
                  </text:list-item>
                </text:list>
              </text:list-item>
            </text:list>
          </table:table-cell>
        </table:table-row>
        <table:table-row>
          <table:table-cell>
            <text:p><text:span text:style-name="Highlight">Member of</text:span></text:p>
          </table:table-cell>
          <table:table-cell>
            <text:p>model.encodingDescPart</text:p>
          </table:table-cell>
        </table:table-row>
        <table:table-row>
          <table:table-cell>
            <text:p><text:span text:style-name="Highlight">Contained by</text:span></text:p>
          </table:table-cell>
          <table:table-cell>
            <text:p><text:span>header: </text:span><text:span>encodingDesc</text:span></text:p>
          </table:table-cell>
        </table:table-row>
        <table:table-row>
          <table:table-cell>
            <text:p><text:span text:style-name="Highlight">May contain</text:span></text:p>
          </table:table-cell>
          <table:table-cell>
            <text:p><text:span>core: </text:span><text:span>p</text:span></text:p>
            <text:p><text:span>header: </text:span><text:span>correction hyphenation normalization punctuation segmentation</text:span></text:p>
          </table:table-cell>
        </table:table-row>
        <table:table-row>
          <table:table-cell>
            <text:p><text:span text:style-name="Highlight">Example</text:span></text:p>
          </table:table-cell>
          <table:table-cell>
            <text:p text:style-name="Preformatted_20_Text">&lt;editorialDecl&gt;</text:p>
            <text:p text:style-name="Preformatted_20_Text"> &lt;normalization&gt;</text:p>
            <text:p text:style-name="Preformatted_20_Text">  &lt;p&gt;All words converted to Modern American spelling using</text:p>
            <text:p text:style-name="Preformatted_20_Text">     Websters 9th Collegiate dictionary</text:p>
            <text:p text:style-name="Preformatted_20_Text">  &lt;/p&gt;</text:p>
            <text:p text:style-name="Preformatted_20_Text"> &lt;/normalization&gt;</text:p>
            <text:p text:style-name="Preformatted_20_Text"> &lt;quotation marks="all"&gt;</text:p>
            <text:p text:style-name="Preformatted_20_Text">  &lt;p&gt;All opening quotation marks converted to “ all closing</text:p>
            <text:p text:style-name="Preformatted_20_Text">     quotation marks converted to &amp;amp;cdq;.&lt;/p&gt;</text:p>
            <text:p text:style-name="Preformatted_20_Text"> &lt;/quotation&gt;</text:p>
            <text:p text:style-name="Preformatted_20_Text">&lt;/editorialDecl&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alternate minOccurs="1"</text:p>
            <text:p text:style-name="Preformatted_20_Text">  maxOccurs="unbounded"&gt;</text:p>
            <text:p text:style-name="Preformatted_20_Text">  &lt;classRef key="model.pLike"/&gt;</text:p>
            <text:p text:style-name="Preformatted_20_Text">  &lt;classRef key="model.editorialDeclPart"/&gt;</text:p>
            <text:p text:style-name="Preformatted_20_Text"> &lt;/alternat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editorialDecl</text:p>
            <text:p text:style-name="Preformatted_20_Text">{</text:p>
            <text:p text:style-name="Preformatted_20_Text">   att.global.attributes,</text:p>
            <text:p text:style-name="Preformatted_20_Text">   att.declarable.attributes,</text:p>
            <text:p text:style-name="Preformatted_20_Text">   ( model.pLike | model.editorialDeclPart )+</text:p>
            <text:p text:style-name="Preformatted_20_Text">}</text:p>
          </table:table-cell>
        </table:table-row>
      </table:table>
      <text:h text:outline-level="3"><text:bookmark text:name="TEI.encodingDesc"/>&lt;encodingDesc&gt;</text:h>
      <table:table table:name="table70" table:style-name="Table1">
        <table:table-column table:style-name="Table1.col1"/>
        <table:table-column table:style-name="Table2.col2"/>
        <table:table-row>
          <table:table-cell table:number-columns-spanned="2">
            <text:p><text:span text:style-name="Highlight">&lt;encodingDesc&gt; </text:span>(<text:span>encoding description</text:span>) <text:span>documents the relationship between an electronic text and the source or sources from which it was derived.</text:span> [<text:a xlink:type="simple" xlink:href="https://www.tei-c.org/release/doc/tei-p5-doc/en/html/HD.html#HD5">2.3. The Encoding Description</text:a> <text:a xlink:type="simple" xlink:href="https://www.tei-c.org/release/doc/tei-p5-doc/en/html/HD.html#HD11">2.1.1. The TEI Header and Its Components</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
          </table:table-cell>
        </table:table-row>
        <table:table-row>
          <table:table-cell>
            <text:p><text:span text:style-name="Highlight">Member of</text:span></text:p>
          </table:table-cell>
          <table:table-cell>
            <text:p>model.teiHeaderPart</text:p>
          </table:table-cell>
        </table:table-row>
        <table:table-row>
          <table:table-cell>
            <text:p><text:span text:style-name="Highlight">Contained by</text:span></text:p>
          </table:table-cell>
          <table:table-cell>
            <text:p><text:span>header: </text:span><text:span>teiHeader</text:span></text:p>
          </table:table-cell>
        </table:table-row>
        <table:table-row>
          <table:table-cell>
            <text:p><text:span text:style-name="Highlight">May contain</text:span></text:p>
          </table:table-cell>
          <table:table-cell>
            <text:p><text:span>core: </text:span><text:span>p</text:span></text:p>
            <text:p><text:span>header: </text:span><text:span>editorialDecl projectDesc</text:span></text:p>
          </table:table-cell>
        </table:table-row>
        <table:table-row>
          <table:table-cell>
            <text:p><text:span text:style-name="Highlight">Example</text:span></text:p>
          </table:table-cell>
          <table:table-cell>
            <text:p text:style-name="Preformatted_20_Text">&lt;encodingDesc&gt;</text:p>
            <text:p text:style-name="Preformatted_20_Text"> &lt;p&gt;Basic encoding, capturing lexical information only. All</text:p>
            <text:p text:style-name="Preformatted_20_Text">   hyphenation, punctuation, and variant spellings normalized. No</text:p>
            <text:p text:style-name="Preformatted_20_Text">   formatting or layout information preserved.&lt;/p&gt;</text:p>
            <text:p text:style-name="Preformatted_20_Text">&lt;/encodingDesc&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alternate minOccurs="1"</text:p>
            <text:p text:style-name="Preformatted_20_Text">  maxOccurs="unbounded"&gt;</text:p>
            <text:p text:style-name="Preformatted_20_Text">  &lt;classRef key="model.encodingDescPart"/&gt;</text:p>
            <text:p text:style-name="Preformatted_20_Text">  &lt;classRef key="model.pLike"/&gt;</text:p>
            <text:p text:style-name="Preformatted_20_Text"> &lt;/alternat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encodingDesc</text:p>
            <text:p text:style-name="Preformatted_20_Text">{</text:p>
            <text:p text:style-name="Preformatted_20_Text">   att.global.attributes,</text:p>
            <text:p text:style-name="Preformatted_20_Text">   ( model.encodingDescPart | model.pLike )+</text:p>
            <text:p text:style-name="Preformatted_20_Text">}</text:p>
          </table:table-cell>
        </table:table-row>
      </table:table>
      <text:h text:outline-level="3"><text:bookmark text:name="TEI.explicit"/>&lt;explicit&gt;</text:h>
      <table:table table:name="table71" table:style-name="Table1">
        <table:table-column table:style-name="Table1.col1"/>
        <table:table-column table:style-name="Table2.col2"/>
        <table:table-row>
          <table:table-cell table:number-columns-spanned="2">
            <text:p><text:span text:style-name="Highlight">&lt;explicit&gt; </text:span>(<text:span>explicit</text:span>) <text:span>contains the <text:span text:style-name="Emphasis">explicit</text:span> of a item, that is, the closing words of the text proper, exclusive of any rubric or colophon which might follow it.</text:span> [<text:a xlink:type="simple" xlink:href="https://www.tei-c.org/release/doc/tei-p5-doc/en/html/MS.html#mscoit">10.6.1. The msItem and msItemStruct Elements</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item>
                <text:p text:style-name="P1">att.typed</text:p>
                <text:list text:style-name="L1">
                  <text:list-item>
                    <text:p text:style-name="P1"><text:span text:style-name="Emphasis">@type</text:span></text:p>
                  </text:list-item>
                  <text:list-item>
                    <text:p text:style-name="P1"><text:span text:style-name="Emphasis">@subtype</text:span></text:p>
                  </text:list-item>
                </text:list>
              </text:list-item>
              <text:list-item>
                <text:p text:style-name="P1">att.msExcerpt</text:p>
                <text:list text:style-name="L1">
                  <text:list-item>
                    <text:p text:style-name="P1"><text:span text:style-name="Emphasis">@defective</text:span></text:p>
                  </text:list-item>
                </text:list>
              </text:list-item>
            </text:list>
          </table:table-cell>
        </table:table-row>
        <table:table-row>
          <table:table-cell>
            <text:p><text:span text:style-name="Highlight">Member of</text:span></text:p>
          </table:table-cell>
          <table:table-cell>
            <text:p>model.msQuoteLike </text:p>
          </table:table-cell>
        </table:table-row>
        <table:table-row>
          <table:table-cell>
            <text:p><text:span text:style-name="Highlight">Contained by</text:span></text:p>
          </table:table-cell>
          <table:table-cell>
            <text:p><text:span>msdescription: </text:span><text:span>msItem msItemStruct</text:span></text:p>
          </table:table-cell>
        </table:table-row>
        <table:table-row>
          <table:table-cell>
            <text:p><text:span text:style-name="Highlight">May contain</text:span></text:p>
          </table:table-cell>
          <table:table-cell>
            <text:p><text:span>analysis: </text:span><text:span>c</text:span></text:p>
            <text:p><text:span>core: </text:span><text:span>add cb choice corr date del gap hi name note num orig pb quote ref reg rs said sic title unclear</text:span></text:p>
            <text:p><text:span>figures: </text:span><text:span>figure</text:span></text:p>
            <text:p><text:span>header: </text:span><text:span>idno</text:span></text:p>
            <text:p><text:span>linking: </text:span><text:span>anchor seg</text:span></text:p>
            <text:p><text:span>msdescription: </text:span><text:span>dimensions height locus locusGrp width</text:span></text:p>
            <text:p><text:span>namesdates: </text:span><text:span>country persName placeName settlement</text:span></text:p>
            <text:p><text:span>textcrit: </text:span><text:span>app</text:span></text:p>
            <text:p><text:span>transcr: </text:span><text:span>damage handShift subst supplied surplus</text:span></text:p>
            <text:p>character data</text:p>
          </table:table-cell>
        </table:table-row>
        <table:table-row>
          <table:table-cell>
            <text:p><text:span text:style-name="Highlight">Example</text:span></text:p>
          </table:table-cell>
          <table:table-cell>
            <text:p text:style-name="Preformatted_20_Text">&lt;explicit&gt;sed libera nos a malo.&lt;/explicit&gt;</text:p>
            <text:p text:style-name="Preformatted_20_Text">&lt;rubric&gt;Hic explicit oratio qui dicitur dominica.&lt;/rubric&gt;</text:p>
            <text:p text:style-name="Preformatted_20_Text">&lt;explicit type="defective"&gt;ex materia quasi et forma sibi</text:p>
            <text:p text:style-name="Preformatted_20_Text"> proporti&lt;gap/&gt;</text:p>
            <text:p text:style-name="Preformatted_20_Text">&lt;/explicit&gt;</text:p>
            <text:p text:style-name="Preformatted_20_Text">&lt;explicit type="reverse"&gt;saued be shulle that doome of day the at</text:p>
            <text:p text:style-name="Preformatted_20_Text">&lt;/explicit&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macroRef key="macro.phraseSeq"/&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explicit</text:p>
            <text:p text:style-name="Preformatted_20_Text">{</text:p>
            <text:p text:style-name="Preformatted_20_Text">   att.global.attributes,</text:p>
            <text:p text:style-name="Preformatted_20_Text">   att.typed.attributes,</text:p>
            <text:p text:style-name="Preformatted_20_Text">   att.msExcerpt.attributes,</text:p>
            <text:p text:style-name="Preformatted_20_Text">   macro.phraseSeq</text:p>
            <text:p text:style-name="Preformatted_20_Text">}</text:p>
          </table:table-cell>
        </table:table-row>
      </table:table>
      <text:h text:outline-level="3"><text:bookmark text:name="TEI.extent"/>&lt;extent&gt;</text:h>
      <table:table table:name="table72" table:style-name="Table1">
        <table:table-column table:style-name="Table1.col1"/>
        <table:table-column table:style-name="Table2.col2"/>
        <table:table-row>
          <table:table-cell table:number-columns-spanned="2">
            <text:p><text:span text:style-name="Highlight">&lt;extent&gt; </text:span>(<text:span>extent</text:span>) <text:span>describes the approximate size of a text stored on some carrier medium or of some other object, digital or non-digital, specified in any convenient units.</text:span> [<text:a xlink:type="simple" xlink:href="https://www.tei-c.org/release/doc/tei-p5-doc/en/html/HD.html#HD23">2.2.3. Type and Extent of File</text:a> <text:a xlink:type="simple" xlink:href="https://www.tei-c.org/release/doc/tei-p5-doc/en/html/HD.html#HD2">2.2. The File Description</text:a> <text:a xlink:type="simple" xlink:href="https://www.tei-c.org/release/doc/tei-p5-doc/en/html/CO.html#COBICOI">3.12.2.4. Imprint, Size of a Document, and Reprint Information</text:a> <text:a xlink:type="simple" xlink:href="https://www.tei-c.org/release/doc/tei-p5-doc/en/html/MS.html#msph1">10.7.1. Object Description</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
          </table:table-cell>
        </table:table-row>
        <table:table-row>
          <table:table-cell>
            <text:p><text:span text:style-name="Highlight">Contained by</text:span></text:p>
          </table:table-cell>
          <table:table-cell>
            <text:p><text:span>header: </text:span><text:span>fileDesc publicationStmt</text:span></text:p>
            <text:p><text:span>msdescription: </text:span><text:span>supportDesc</text:span></text:p>
          </table:table-cell>
        </table:table-row>
        <table:table-row>
          <table:table-cell>
            <text:p><text:span text:style-name="Highlight">May contain</text:span></text:p>
          </table:table-cell>
          <table:table-cell>
            <text:p><text:span>analysis: </text:span><text:span>c</text:span></text:p>
            <text:p><text:span>core: </text:span><text:span>add cb choice corr date del gap hi name note num orig pb quote ref reg rs said sic title unclear</text:span></text:p>
            <text:p><text:span>figures: </text:span><text:span>figure</text:span></text:p>
            <text:p><text:span>header: </text:span><text:span>idno</text:span></text:p>
            <text:p><text:span>linking: </text:span><text:span>anchor seg</text:span></text:p>
            <text:p><text:span>msdescription: </text:span><text:span>dimensions height locus locusGrp width</text:span></text:p>
            <text:p><text:span>namesdates: </text:span><text:span>country persName placeName settlement</text:span></text:p>
            <text:p><text:span>textcrit: </text:span><text:span>app</text:span></text:p>
            <text:p><text:span>transcr: </text:span><text:span>damage handShift subst supplied surplus</text:span></text:p>
            <text:p>character data</text:p>
          </table:table-cell>
        </table:table-row>
        <table:table-row>
          <table:table-cell>
            <text:p><text:span text:style-name="Highlight">Example</text:span></text:p>
          </table:table-cell>
          <table:table-cell>
            <text:p text:style-name="Preformatted_20_Text">&lt;extent&gt;3200 sentences&lt;/extent&gt;</text:p>
            <text:p text:style-name="Preformatted_20_Text">&lt;extent&gt;between 10 and 20 Mb&lt;/extent&gt;</text:p>
            <text:p text:style-name="Preformatted_20_Text">&lt;extent&gt;ten 3.5 inch high density diskettes&lt;/extent&gt;</text:p>
          </table:table-cell>
        </table:table-row>
        <table:table-row>
          <table:table-cell>
            <text:p><text:span text:style-name="Highlight">Example</text:span></text:p>
          </table:table-cell>
          <table:table-cell>
            <text:p>The &lt;measure&gt; element may be used to supply normalized or machine tractable versions of the size or sizes concerned.</text:p>
            <text:p text:style-name="Preformatted_20_Text">&lt;extent&gt;</text:p>
            <text:p text:style-name="Preformatted_20_Text"> &lt;measure unit="MiB" quantity="4.2"&gt;About four megabytes&lt;/measure&gt;</text:p>
            <text:p text:style-name="Preformatted_20_Text"> &lt;measure unit="pages" quantity="245"&gt;245 pages of source</text:p>
            <text:p text:style-name="Preformatted_20_Text">   material&lt;/measure&gt;</text:p>
            <text:p text:style-name="Preformatted_20_Text">&lt;/extent&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macroRef key="macro.phraseSeq"/&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extent { att.global.attributes, macro.phraseSeq }</text:p>
          </table:table-cell>
        </table:table-row>
      </table:table>
      <text:h text:outline-level="3"><text:bookmark text:name="TEI.figDesc"/>&lt;figDesc&gt;</text:h>
      <table:table table:name="table73" table:style-name="Table1">
        <table:table-column table:style-name="Table1.col1"/>
        <table:table-column table:style-name="Table2.col2"/>
        <table:table-row>
          <table:table-cell table:number-columns-spanned="2">
            <text:p><text:span text:style-name="Highlight">&lt;figDesc&gt; </text:span>(<text:span>description of figure</text:span>) <text:span>contains a brief prose description of the appearance or content of a graphic figure, for use when documenting an image without displaying it.</text:span> [<text:a xlink:type="simple" xlink:href="https://www.tei-c.org/release/doc/tei-p5-doc/en/html/FT.html#FTGRA">14.4. Specific Elements for Graphic Images</text:a>]</text:p>
          </table:table-cell>
          <table:covered-table-cell/>
        </table:table-row>
        <table:table-row>
          <table:table-cell>
            <text:p><text:span text:style-name="Highlight">Module</text:span></text:p>
          </table:table-cell>
          <table:table-cell>
            <text:p>figures</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
          </table:table-cell>
        </table:table-row>
        <table:table-row>
          <table:table-cell>
            <text:p><text:span text:style-name="Highlight">Contained by</text:span></text:p>
          </table:table-cell>
          <table:table-cell>
            <text:p><text:span>figures: </text:span><text:span>figure</text:span></text:p>
          </table:table-cell>
        </table:table-row>
        <table:table-row>
          <table:table-cell>
            <text:p><text:span text:style-name="Highlight">May contain</text:span></text:p>
          </table:table-cell>
          <table:table-cell>
            <text:p><text:span>core: </text:span><text:span>choice date hi name num quote ref rs said title</text:span></text:p>
            <text:p><text:span>header: </text:span><text:span>idno</text:span></text:p>
            <text:p><text:span>msdescription: </text:span><text:span>dimensions height locus locusGrp msDesc width</text:span></text:p>
            <text:p><text:span>namesdates: </text:span><text:span>country persName placeName settlement</text:span></text:p>
            <text:p><text:span>textcrit: </text:span><text:span>listWit</text:span></text:p>
            <text:p><text:span>transcr: </text:span><text:span>subst</text:span></text:p>
            <text:p>character data</text:p>
          </table:table-cell>
        </table:table-row>
        <table:table-row>
          <table:table-cell>
            <text:p><text:span text:style-name="Highlight">Note</text:span></text:p>
          </table:table-cell>
          <table:table-cell>
            <text:p text:style-name="Text_20_body">This element is intended for use as an alternative to the content of its parent &lt;figure&gt; element ; for example, to display when the image is required but the equipment in use cannot display graphic images. It may also be used for indexing or documentary purposes.</text:p>
          </table:table-cell>
        </table:table-row>
        <table:table-row>
          <table:table-cell>
            <text:p><text:span text:style-name="Highlight">Example</text:span></text:p>
          </table:table-cell>
          <table:table-cell>
            <text:p text:style-name="Preformatted_20_Text">&lt;figure&gt;</text:p>
            <text:p text:style-name="Preformatted_20_Text"> &lt;graphic url="emblem1.png"/&gt;</text:p>
            <text:p text:style-name="Preformatted_20_Text"> &lt;head&gt;Emblemi d'Amore&lt;/head&gt;</text:p>
            <text:p text:style-name="Preformatted_20_Text"> &lt;figDesc&gt;A pair of naked winged cupids, each holding a</text:p>
            <text:p text:style-name="Preformatted_20_Text">   flaming torch, in a rural setting.&lt;/figDesc&gt;</text:p>
            <text:p text:style-name="Preformatted_20_Text">&lt;/figure&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macroRef key="macro.limitedContent"/&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figDesc { att.global.attributes, macro.limitedContent }</text:p>
          </table:table-cell>
        </table:table-row>
      </table:table>
      <text:h text:outline-level="3"><text:bookmark text:name="TEI.figure"/>&lt;figure&gt;</text:h>
      <table:table table:name="table74" table:style-name="Table1">
        <table:table-column table:style-name="Table1.col1"/>
        <table:table-column table:style-name="Table2.col2"/>
        <table:table-row>
          <table:table-cell table:number-columns-spanned="2">
            <text:p><text:span text:style-name="Highlight">&lt;figure&gt; </text:span>(<text:span>figure</text:span>) <text:span>groups elements representing or containing graphic information such as an illustration, formula, or figure.</text:span> [<text:a xlink:type="simple" xlink:href="https://www.tei-c.org/release/doc/tei-p5-doc/en/html/FT.html#FTGRA">14.4. Specific Elements for Graphic Images</text:a>]</text:p>
          </table:table-cell>
          <table:covered-table-cell/>
        </table:table-row>
        <table:table-row>
          <table:table-cell>
            <text:p><text:span text:style-name="Highlight">Module</text:span></text:p>
          </table:table-cell>
          <table:table-cell>
            <text:p>figures</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item>
                <text:p text:style-name="P1">att.placement</text:p>
                <text:list text:style-name="L1">
                  <text:list-item>
                    <text:p text:style-name="P1"><text:span text:style-name="Emphasis">@place</text:span></text:p>
                  </text:list-item>
                </text:list>
              </text:list-item>
              <text:list-item>
                <text:p text:style-name="P1">att.typed</text:p>
                <text:list text:style-name="L1">
                  <text:list-item>
                    <text:p text:style-name="P1"><text:span text:style-name="Emphasis">@type</text:span></text:p>
                  </text:list-item>
                  <text:list-item>
                    <text:p text:style-name="P1"><text:span text:style-name="Emphasis">@subtype</text:span></text:p>
                  </text:list-item>
                </text:list>
              </text:list-item>
              <text:list-item>
                <text:p text:style-name="P1">att.written</text:p>
                <text:list text:style-name="L1">
                  <text:list-item>
                    <text:p text:style-name="P1"><text:span text:style-name="Emphasis">@hand</text:span></text:p>
                  </text:list-item>
                </text:list>
              </text:list-item>
            </text:list>
          </table:table-cell>
        </table:table-row>
        <table:table-row>
          <table:table-cell>
            <text:p><text:span text:style-name="Highlight">Member of</text:span></text:p>
          </table:table-cell>
          <table:table-cell>
            <text:p>model.global</text:p>
          </table:table-cell>
        </table:table-row>
        <table:table-row>
          <table:table-cell>
            <text:p><text:span text:style-name="Highlight">Contained by</text:span></text:p>
          </table:table-cell>
          <table:table-cell>
            <text:p><text:span>core: </text:span><text:span>add author corr date del head hi l lg name note num orig p publisher quote ref reg resp rs said sic textLang title unclear</text:span></text:p>
            <text:p><text:span>figures: </text:span><text:span>figure</text:span></text:p>
            <text:p><text:span>header: </text:span><text:span>authority change edition extent handNote language licence</text:span></text:p>
            <text:p><text:span>linking: </text:span><text:span>seg</text:span></text:p>
            <text:p><text:span>msdescription: </text:span><text:span>acquisition condition decoNote explicit foliation incipit layout msItem origin repository rubric support</text:span></text:p>
            <text:p><text:span>namesdates: </text:span><text:span>country persName placeName settlement</text:span></text:p>
            <text:p><text:span>textcrit: </text:span><text:span>lem rdg</text:span></text:p>
            <text:p><text:span>textstructure: </text:span><text:span>body div text</text:span></text:p>
            <text:p><text:span>transcr: </text:span><text:span>damage supplied surplus</text:span></text:p>
          </table:table-cell>
        </table:table-row>
        <table:table-row>
          <table:table-cell>
            <text:p><text:span text:style-name="Highlight">May contain</text:span></text:p>
          </table:table-cell>
          <table:table-cell>
            <text:p><text:span>core: </text:span><text:span>cb gap head l lg note p pb quote said</text:span></text:p>
            <text:p><text:span>figures: </text:span><text:span>figDesc figure</text:span></text:p>
            <text:p><text:span>linking: </text:span><text:span>anchor</text:span></text:p>
            <text:p><text:span>msdescription: </text:span><text:span>msDesc</text:span></text:p>
            <text:p><text:span>textcrit: </text:span><text:span>app listWit</text:span></text:p>
          </table:table-cell>
        </table:table-row>
        <table:table-row>
          <table:table-cell>
            <text:p><text:span text:style-name="Highlight">Example</text:span></text:p>
          </table:table-cell>
          <table:table-cell>
            <text:p text:style-name="Preformatted_20_Text">&lt;figure&gt;</text:p>
            <text:p text:style-name="Preformatted_20_Text"> &lt;head&gt;The View from the Bridge&lt;/head&gt;</text:p>
            <text:p text:style-name="Preformatted_20_Text"> &lt;figDesc&gt;A Whistleresque view showing four or five sailing boats in the foreground, and a</text:p>
            <text:p text:style-name="Preformatted_20_Text">   series of buoys strung out between them.&lt;/figDesc&gt;</text:p>
            <text:p text:style-name="Preformatted_20_Text"> &lt;graphic url="http://www.example.org/fig1.png"</text:p>
            <text:p text:style-name="Preformatted_20_Text">  scale="0.5"/&gt;</text:p>
            <text:p text:style-name="Preformatted_20_Text">&lt;/figure&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alternate minOccurs="0"</text:p>
            <text:p text:style-name="Preformatted_20_Text">  maxOccurs="unbounded"&gt;</text:p>
            <text:p text:style-name="Preformatted_20_Text">  &lt;classRef key="model.headLike"/&gt;</text:p>
            <text:p text:style-name="Preformatted_20_Text">  &lt;classRef key="model.common"/&gt;</text:p>
            <text:p text:style-name="Preformatted_20_Text">  &lt;elementRef key="figDesc"/&gt;</text:p>
            <text:p text:style-name="Preformatted_20_Text">  &lt;classRef key="model.graphicLike"/&gt;</text:p>
            <text:p text:style-name="Preformatted_20_Text">  &lt;classRef key="model.global"/&gt;</text:p>
            <text:p text:style-name="Preformatted_20_Text">  &lt;classRef key="model.divBottom"/&gt;</text:p>
            <text:p text:style-name="Preformatted_20_Text"> &lt;/alternat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figure</text:p>
            <text:p text:style-name="Preformatted_20_Text">{</text:p>
            <text:p text:style-name="Preformatted_20_Text">   att.global.attributes,</text:p>
            <text:p text:style-name="Preformatted_20_Text">   att.placement.attributes,</text:p>
            <text:p text:style-name="Preformatted_20_Text">   att.typed.attributes,</text:p>
            <text:p text:style-name="Preformatted_20_Text">   att.written.attributes,</text:p>
            <text:p text:style-name="Preformatted_20_Text">   (</text:p>
            <text:p text:style-name="Preformatted_20_Text">      model.headLike</text:p>
            <text:p text:style-name="Preformatted_20_Text">    | model.common</text:p>
            <text:p text:style-name="Preformatted_20_Text">    | figDesc</text:p>
            <text:p text:style-name="Preformatted_20_Text">    | model.graphicLike</text:p>
            <text:p text:style-name="Preformatted_20_Text">    | model.global</text:p>
            <text:p text:style-name="Preformatted_20_Text">    | model.divBottom</text:p>
            <text:p text:style-name="Preformatted_20_Text">   )*</text:p>
            <text:p text:style-name="Preformatted_20_Text">}</text:p>
          </table:table-cell>
        </table:table-row>
      </table:table>
      <text:h text:outline-level="3"><text:bookmark text:name="TEI.fileDesc"/>&lt;fileDesc&gt;</text:h>
      <table:table table:name="table75" table:style-name="Table1">
        <table:table-column table:style-name="Table1.col1"/>
        <table:table-column table:style-name="Table2.col2"/>
        <table:table-row>
          <table:table-cell table:number-columns-spanned="2">
            <text:p><text:span text:style-name="Highlight">&lt;fileDesc&gt; </text:span>(<text:span>file description</text:span>) <text:span>contains a full bibliographic description of an electronic file.</text:span> [<text:a xlink:type="simple" xlink:href="https://www.tei-c.org/release/doc/tei-p5-doc/en/html/HD.html#HD2">2.2. The File Description</text:a> <text:a xlink:type="simple" xlink:href="https://www.tei-c.org/release/doc/tei-p5-doc/en/html/HD.html#HD11">2.1.1. The TEI Header and Its Components</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
          </table:table-cell>
        </table:table-row>
        <table:table-row>
          <table:table-cell>
            <text:p><text:span text:style-name="Highlight">Contained by</text:span></text:p>
          </table:table-cell>
          <table:table-cell>
            <text:p><text:span>header: </text:span><text:span>teiHeader</text:span></text:p>
          </table:table-cell>
        </table:table-row>
        <table:table-row>
          <table:table-cell>
            <text:p><text:span text:style-name="Highlight">May contain</text:span></text:p>
          </table:table-cell>
          <table:table-cell>
            <text:p><text:span>header: </text:span><text:span>editionStmt extent publicationStmt sourceDesc titleStmt</text:span></text:p>
          </table:table-cell>
        </table:table-row>
        <table:table-row>
          <table:table-cell>
            <text:p><text:span text:style-name="Highlight">Note</text:span></text:p>
          </table:table-cell>
          <table:table-cell>
            <text:p text:style-name="Text_20_body">The major source of information for those seeking to create a catalogue entry or bibliographic citation for an electronic file. As such, it provides a title and statements of responsibility together with details of the publication or distribution of the file, of any series to which it belongs, and detailed bibliographic notes for matters not addressed elsewhere in the header. It also contains a full bibliographic description for the source or sources from which the electronic text was derived.</text:p>
          </table:table-cell>
        </table:table-row>
        <table:table-row>
          <table:table-cell>
            <text:p><text:span text:style-name="Highlight">Example</text:span></text:p>
          </table:table-cell>
          <table:table-cell>
            <text:p text:style-name="Preformatted_20_Text">&lt;fileDesc&gt;</text:p>
            <text:p text:style-name="Preformatted_20_Text"> &lt;titleStmt&gt;</text:p>
            <text:p text:style-name="Preformatted_20_Text">  &lt;title&gt;The shortest possible TEI document&lt;/title&gt;</text:p>
            <text:p text:style-name="Preformatted_20_Text"> &lt;/titleStmt&gt;</text:p>
            <text:p text:style-name="Preformatted_20_Text"> &lt;publicationStmt&gt;</text:p>
            <text:p text:style-name="Preformatted_20_Text">  &lt;p&gt;Distributed as part of TEI P5&lt;/p&gt;</text:p>
            <text:p text:style-name="Preformatted_20_Text"> &lt;/publicationStmt&gt;</text:p>
            <text:p text:style-name="Preformatted_20_Text"> &lt;sourceDesc&gt;</text:p>
            <text:p text:style-name="Preformatted_20_Text">  &lt;p&gt;No print source exists: this is an original digital text&lt;/p&gt;</text:p>
            <text:p text:style-name="Preformatted_20_Text"> &lt;/sourceDesc&gt;</text:p>
            <text:p text:style-name="Preformatted_20_Text">&lt;/fileDesc&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sequence&gt;</text:p>
            <text:p text:style-name="Preformatted_20_Text">  &lt;sequence&gt;</text:p>
            <text:p text:style-name="Preformatted_20_Text">   &lt;elementRef key="titleStmt"/&gt;</text:p>
            <text:p text:style-name="Preformatted_20_Text">   &lt;elementRef key="editionStmt"</text:p>
            <text:p text:style-name="Preformatted_20_Text">    minOccurs="0"/&gt;</text:p>
            <text:p text:style-name="Preformatted_20_Text">   &lt;elementRef key="extent" minOccurs="0"/&gt;</text:p>
            <text:p text:style-name="Preformatted_20_Text">   &lt;elementRef key="publicationStmt"/&gt;</text:p>
            <text:p text:style-name="Preformatted_20_Text">   &lt;elementRef key="seriesStmt"</text:p>
            <text:p text:style-name="Preformatted_20_Text">    minOccurs="0" maxOccurs="unbounded"/&gt;</text:p>
            <text:p text:style-name="Preformatted_20_Text">   &lt;elementRef key="notesStmt"</text:p>
            <text:p text:style-name="Preformatted_20_Text">    minOccurs="0"/&gt;</text:p>
            <text:p text:style-name="Preformatted_20_Text">  &lt;/sequence&gt;</text:p>
            <text:p text:style-name="Preformatted_20_Text">  &lt;elementRef key="sourceDesc"</text:p>
            <text:p text:style-name="Preformatted_20_Text">   minOccurs="1" maxOccurs="unbounded"/&gt;</text:p>
            <text:p text:style-name="Preformatted_20_Text"> &lt;/sequenc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fileDesc</text:p>
            <text:p text:style-name="Preformatted_20_Text">{</text:p>
            <text:p text:style-name="Preformatted_20_Text">   att.global.attributes,</text:p>
            <text:p text:style-name="Preformatted_20_Text">   (</text:p>
            <text:p text:style-name="Preformatted_20_Text">      (</text:p>
            <text:p text:style-name="Preformatted_20_Text">         titleStmt,</text:p>
            <text:p text:style-name="Preformatted_20_Text">         editionStmt?,</text:p>
            <text:p text:style-name="Preformatted_20_Text">         extent?,</text:p>
            <text:p text:style-name="Preformatted_20_Text">         publicationStmt,</text:p>
            <text:p text:style-name="Preformatted_20_Text">         seriesStmt*,</text:p>
            <text:p text:style-name="Preformatted_20_Text">         notesStmt?</text:p>
            <text:p text:style-name="Preformatted_20_Text">      ),</text:p>
            <text:p text:style-name="Preformatted_20_Text">      sourceDesc+</text:p>
            <text:p text:style-name="Preformatted_20_Text">   )</text:p>
            <text:p text:style-name="Preformatted_20_Text">}</text:p>
          </table:table-cell>
        </table:table-row>
      </table:table>
      <text:h text:outline-level="3"><text:bookmark text:name="TEI.foliation"/>&lt;foliation&gt;</text:h>
      <table:table table:name="table76" table:style-name="Table1">
        <table:table-column table:style-name="Table1.col1"/>
        <table:table-column table:style-name="Table2.col2"/>
        <table:table-row>
          <table:table-cell table:number-columns-spanned="2">
            <text:p><text:span text:style-name="Highlight">&lt;foliation&gt; </text:span>(<text:span>foliation</text:span>) <text:span>describes the numbering system or systems used to count the leaves or pages in a codex or similar object.</text:span> [<text:a xlink:type="simple" xlink:href="https://www.tei-c.org/release/doc/tei-p5-doc/en/html/MS.html#msphfo">10.7.1.4. Foliation</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
          </table:table-cell>
        </table:table-row>
        <table:table-row>
          <table:table-cell>
            <text:p><text:span text:style-name="Highlight">Contained by</text:span></text:p>
          </table:table-cell>
          <table:table-cell>
            <text:p><text:span>msdescription: </text:span><text:span>supportDesc</text:span></text:p>
          </table:table-cell>
        </table:table-row>
        <table:table-row>
          <table:table-cell>
            <text:p><text:span text:style-name="Highlight">May contain</text:span></text:p>
          </table:table-cell>
          <table:table-cell>
            <text:p><text:span>analysis: </text:span><text:span>c</text:span></text:p>
            <text:p><text:span>core: </text:span><text:span>add cb choice corr date del gap hi l lg name note num orig p pb quote ref reg rs said sic title unclear</text:span></text:p>
            <text:p><text:span>figures: </text:span><text:span>figure</text:span></text:p>
            <text:p><text:span>header: </text:span><text:span>idno</text:span></text:p>
            <text:p><text:span>linking: </text:span><text:span>anchor seg</text:span></text:p>
            <text:p><text:span>msdescription: </text:span><text:span>dimensions height locus locusGrp msDesc width</text:span></text:p>
            <text:p><text:span>namesdates: </text:span><text:span>country persName placeName settlement</text:span></text:p>
            <text:p><text:span>textcrit: </text:span><text:span>app listWit</text:span></text:p>
            <text:p><text:span>transcr: </text:span><text:span>damage handShift subst supplied surplus</text:span></text:p>
            <text:p>character data</text:p>
          </table:table-cell>
        </table:table-row>
        <table:table-row>
          <table:table-cell>
            <text:p><text:span text:style-name="Highlight">Example</text:span></text:p>
          </table:table-cell>
          <table:table-cell>
            <text:p text:style-name="Preformatted_20_Text">&lt;foliation&gt;Contemporary foliation in red</text:p>
            <text:p text:style-name="Preformatted_20_Text"> roman numerals in the centre</text:p>
            <text:p text:style-name="Preformatted_20_Text"> of the outer margin.&lt;/foliation&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macroRef key="macro.specialPara"/&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foliation { att.global.attributes, macro.specialPara }</text:p>
          </table:table-cell>
        </table:table-row>
      </table:table>
      <text:h text:outline-level="3"><text:bookmark text:name="TEI.gap"/>&lt;gap&gt;</text:h>
      <table:table table:name="table77" table:style-name="Table1">
        <table:table-column table:style-name="Table1.col1"/>
        <table:table-column table:style-name="Table2.col2"/>
        <table:table-row>
          <table:table-cell table:number-columns-spanned="2">
            <text:p><text:span text:style-name="Highlight">&lt;gap&gt; </text:span>(<text:span>gap</text:span>) <text:span>indicates a point where material has been omitted in a transcription, whether for editorial reasons described in the TEI header, as part of sampling practice, or because the material is illegible, invisible, or inaudible.</text:span> [<text:a xlink:type="simple" xlink:href="https://www.tei-c.org/release/doc/tei-p5-doc/en/html/CO.html#COEDADD">3.5.3. Additions, Deletions, and Omission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item>
                <text:p text:style-name="P1">att.timed</text:p>
                <text:list text:style-name="L1">
                  <text:list-item>
                    <text:p text:style-name="P1"><text:span text:style-name="Emphasis">@start</text:span></text:p>
                  </text:list-item>
                  <text:list-item>
                    <text:p text:style-name="P1"><text:span text:style-name="Emphasis">@end</text:span></text:p>
                  </text:list-item>
                </text:list>
              </text:list-item>
              <text:list-item>
                <text:p text:style-name="P1">att.editLike</text:p>
                <text:list text:style-name="L1">
                  <text:list-item>
                    <text:p text:style-name="P1"><text:span text:style-name="Emphasis">@evidence</text:span></text:p>
                  </text:list-item>
                  <text:list-item>
                    <text:p text:style-name="P1"><text:span text:style-name="Emphasis">@instant</text:span></text:p>
                  </text:list-item>
                </text:list>
              </text:list-item>
              <text:list-item>
                <text:p text:style-name="P1">att.dimensions</text:p>
                <text:list text:style-name="L1">
                  <text:list-item>
                    <text:p text:style-name="P1"><text:span>extent</text:span></text:p>
                  </text:list-item>
                  <text:list-item>
                    <text:p text:style-name="P1"><text:span>@unit</text:span></text:p>
                  </text:list-item>
                  <text:list-item>
                    <text:p text:style-name="P1"><text:span>@quantity</text:span></text:p>
                  </text:list-item>
                  <text:list-item>
                    <text:p text:style-name="P1"><text:span>@precision</text:span></text:p>
                  </text:list-item>
                  <text:list-item>
                    <text:p text:style-name="P1"><text:span>@scope</text:span></text:p>
                  </text:list-item>
                </text:list>
              </text:list-item>
              <text:list-item>
                <text:p text:style-name="P1">att.ranging</text:p>
                <text:list text:style-name="L1">
                  <text:list-item>
                    <text:p text:style-name="P1"><text:span>@atLeast</text:span></text:p>
                  </text:list-item>
                  <text:list-item>
                    <text:p text:style-name="P1"><text:span>@atMost</text:span></text:p>
                  </text:list-item>
                  <text:list-item>
                    <text:p text:style-name="P1"><text:span>@min</text:span></text:p>
                  </text:list-item>
                  <text:list-item>
                    <text:p text:style-name="P1"><text:span>@max</text:span></text:p>
                  </text:list-item>
                  <text:list-item>
                    <text:p text:style-name="P1"><text:span>@confidence</text:span></text:p>
                  </text:list-item>
                </text:list>
              </text:list-item>
            </text:list>
            <table:table table:name="table78" table:style-name="Table1">
              <table:table-column table:style-name="Table1.col1"/>
              <table:table-column table:style-name="Table2.col2"/>
              <table:table-row>
                <table:table-cell>
                  <text:p>extent</text:p>
                </table:table-cell>
                <table:table-cell>
                  <text:p><text:span>indicates the size of the object concerned using a project-specific vocabulary combining quantity and units in a single string of words.</text:span></text:p>
                  <table:table table:name="table79" table:style-name="Table1">
                    <table:table-column table:style-name="Table1.col1"/>
                    <table:table-column table:style-name="Table2.col2"/>
                    <table:table-row>
                      <table:table-cell>
                        <text:p><text:span text:style-name="Highlight">Derived from</text:span></text:p>
                      </table:table-cell>
                      <table:table-cell>
                        <text:p>att.dimensions</text:p>
                      </table:table-cell>
                    </table:table-row>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Datatype</text:span></text:p>
                      </table:table-cell>
                      <table:table-cell>
                        <text:p>teidata.text</text:p>
                      </table:table-cell>
                    </table:table-row>
                  </table:table>
                </table:table-cell>
              </table:table-row>
              <table:table-row>
                <table:table-cell>
                  <text:p>reason</text:p>
                </table:table-cell>
                <table:table-cell>
                  <table:table table:name="table80" table:style-name="Table1">
                    <table:table-column table:style-name="Table1.col1"/>
                    <table:table-column table:style-name="Table2.col2"/>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Legal values are:</text:span></text:p>
                      </table:table-cell>
                      <table:table-cell>
                        <text:p text:style-name="List_20_Heading">lost</text:p>
                        <text:p text:style-name="List_20_Contents"><text:span>The material is entirely gone, i.e. there is no physical carrier to bear text information any more. </text:span></text:p>
                        <text:p text:style-name="List_20_Heading">effaced</text:p>
                        <text:p text:style-name="List_20_Contents"><text:span>Any physical harm to the surface that entirely ereases information </text:span></text:p>
                        <text:p text:style-name="List_20_Heading">illegible</text:p>
                        <text:p text:style-name="List_20_Contents"/>
                        <text:p text:style-name="List_20_Heading">unknown</text:p>
                        <text:p text:style-name="List_20_Contents"><text:span>Where the type of gap is unknown.</text:span></text:p>
                      </table:table-cell>
                    </table:table-row>
                  </table:table>
                </table:table-cell>
              </table:table-row>
              <table:table-row>
                <table:table-cell>
                  <text:p>agent</text:p>
                </table:table-cell>
                <table:table-cell>
                  <text:p>(<text:span>agent</text:span>) <text:span>in the case of text omitted because of damage, categorizes the cause of the damage, if it can be identified.</text:span></text:p>
                  <table:table table:name="table81"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enumerated</text:p>
                      </table:table-cell>
                    </table:table-row>
                    <table:table-row>
                      <table:table-cell>
                        <text:p><text:span text:style-name="Highlight">Sample values include:</text:span></text:p>
                      </table:table-cell>
                      <table:table-cell>
                        <text:p text:style-name="List_20_Heading">rubbing</text:p>
                        <text:p text:style-name="List_20_Contents">(<text:span>rubbing</text:span>) <text:span>damage results from rubbing of the leaf edges</text:span></text:p>
                        <text:p text:style-name="List_20_Heading">mildew</text:p>
                        <text:p text:style-name="List_20_Contents">(<text:span>mildew</text:span>) <text:span>damage results from mildew on the leaf surface</text:span></text:p>
                        <text:p text:style-name="List_20_Heading">smoke</text:p>
                        <text:p text:style-name="List_20_Contents">(<text:span>smoke</text:span>) <text:span>damage results from smoke</text:span></text:p>
                      </table:table-cell>
                    </table:table-row>
                  </table:table>
                </table:table-cell>
              </table:table-row>
            </table:table>
          </table:table-cell>
        </table:table-row>
        <table:table-row>
          <table:table-cell>
            <text:p><text:span text:style-name="Highlight">Member of</text:span></text:p>
          </table:table-cell>
          <table:table-cell>
            <text:p>model.global.edit</text:p>
          </table:table-cell>
        </table:table-row>
        <table:table-row>
          <table:table-cell>
            <text:p><text:span text:style-name="Highlight">Contained by</text:span></text:p>
          </table:table-cell>
          <table:table-cell>
            <text:p><text:span>core: </text:span><text:span>add author corr date del head hi l lg name note num orig p publisher quote ref reg resp rs said sic textLang title unclear</text:span></text:p>
            <text:p><text:span>figures: </text:span><text:span>figure</text:span></text:p>
            <text:p><text:span>header: </text:span><text:span>authority change edition extent handNote language licence</text:span></text:p>
            <text:p><text:span>linking: </text:span><text:span>seg</text:span></text:p>
            <text:p><text:span>msdescription: </text:span><text:span>acquisition condition decoNote explicit foliation incipit layout msItem origin repository rubric support</text:span></text:p>
            <text:p><text:span>namesdates: </text:span><text:span>country persName placeName settlement</text:span></text:p>
            <text:p><text:span>textcrit: </text:span><text:span>lem rdg</text:span></text:p>
            <text:p><text:span>textstructure: </text:span><text:span>body div text</text:span></text:p>
            <text:p><text:span>transcr: </text:span><text:span>damage supplied surplus</text:span></text:p>
          </table:table-cell>
        </table:table-row>
        <table:table-row>
          <table:table-cell>
            <text:p><text:span text:style-name="Highlight">May contain</text:span></text:p>
          </table:table-cell>
          <table:table-cell>
            <text:p><text:span>Empty element</text:span></text:p>
          </table:table-cell>
        </table:table-row>
        <table:table-row>
          <table:table-cell>
            <text:p><text:span text:style-name="Highlight">Note</text:span></text:p>
          </table:table-cell>
          <table:table-cell>
            <text:p text:style-name="Text_20_body">The &lt;gap&gt;, &lt;unclear&gt;, and &lt;del&gt; core tag elements may be closely allied in use with the &lt;damage&gt; and &lt;supplied&gt; elements, available when using the additional tagset for transcription of primary sources. See section <text:a xlink:type="simple" xlink:href="https://www.tei-c.org/release/doc/tei-p5-doc/en/html/PH.html#PHCOMB">11.3.3.2. Use of the gap, del, damage, unclear, and supplied Elements in Combination</text:a> for discussion of which element is appropriate for which circumstance.</text:p>
            <text:p text:style-name="Text_20_body">The &lt;gap&gt; tag simply signals the editors decision to omit or inability to transcribe a span of text. Other information, such as the interpretation that text was deliberately erased or covered, should be indicated using the relevant tags, such as &lt;del&gt; in the case of deliberate deletion.</text:p>
          </table:table-cell>
        </table:table-row>
        <table:table-row>
          <table:table-cell>
            <text:p><text:span text:style-name="Highlight">Example</text:span></text:p>
          </table:table-cell>
          <table:table-cell>
            <text:p text:style-name="Preformatted_20_Text">&lt;gap quantity="4" unit="chars"</text:p>
            <text:p text:style-name="Preformatted_20_Text"> reason="illegible"/&gt;</text:p>
          </table:table-cell>
        </table:table-row>
        <table:table-row>
          <table:table-cell>
            <text:p><text:span text:style-name="Highlight">Example</text:span></text:p>
          </table:table-cell>
          <table:table-cell>
            <text:p text:style-name="Preformatted_20_Text">&lt;gap quantity="1" unit="essay"</text:p>
            <text:p text:style-name="Preformatted_20_Text"> reason="sampling"/&gt;</text:p>
          </table:table-cell>
        </table:table-row>
        <table:table-row>
          <table:table-cell>
            <text:p><text:span text:style-name="Highlight">Example</text:span></text:p>
          </table:table-cell>
          <table:table-cell>
            <text:p text:style-name="Preformatted_20_Text">&lt;del&gt;</text:p>
            <text:p text:style-name="Preformatted_20_Text"> &lt;gap atLeast="4" atMost="8" unit="chars"</text:p>
            <text:p text:style-name="Preformatted_20_Text">  reason="illegible"/&gt;</text:p>
            <text:p text:style-name="Preformatted_20_Text">&lt;/del&gt;</text:p>
          </table:table-cell>
        </table:table-row>
        <table:table-row>
          <table:table-cell>
            <text:p><text:span text:style-name="Highlight">Example</text:span></text:p>
          </table:table-cell>
          <table:table-cell>
            <text:p text:style-name="Preformatted_20_Text">&lt;gap extent="several lines" reason="lost"/&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alternate minOccurs="0"</text:p>
            <text:p text:style-name="Preformatted_20_Text">  maxOccurs="unbounded"&gt;</text:p>
            <text:p text:style-name="Preformatted_20_Text">  &lt;classRef key="model.descLike"/&gt;</text:p>
            <text:p text:style-name="Preformatted_20_Text">  &lt;classRef key="model.certLike"/&gt;</text:p>
            <text:p text:style-name="Preformatted_20_Text"> &lt;/alternat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gap</text:p>
            <text:p text:style-name="Preformatted_20_Text">{</text:p>
            <text:p text:style-name="Preformatted_20_Text">   att.global.attributes,</text:p>
            <text:p text:style-name="Preformatted_20_Text">   att.timed.attributes,</text:p>
            <text:p text:style-name="Preformatted_20_Text">   att.editLike.attributes,</text:p>
            <text:p text:style-name="Preformatted_20_Text">   att.dimensions.attribute.unit,</text:p>
            <text:p text:style-name="Preformatted_20_Text">   att.dimensions.attribute.quantity,</text:p>
            <text:p text:style-name="Preformatted_20_Text">   att.dimensions.attribute.precision,</text:p>
            <text:p text:style-name="Preformatted_20_Text">   att.dimensions.attribute.scope,</text:p>
            <text:p text:style-name="Preformatted_20_Text">   att.ranging.attribute.atLeast,</text:p>
            <text:p text:style-name="Preformatted_20_Text">   att.ranging.attribute.atMost,</text:p>
            <text:p text:style-name="Preformatted_20_Text">   att.ranging.attribute.min,</text:p>
            <text:p text:style-name="Preformatted_20_Text">   att.ranging.attribute.max,</text:p>
            <text:p text:style-name="Preformatted_20_Text">   att.ranging.attribute.confidence,</text:p>
            <text:p text:style-name="Preformatted_20_Text">   attribute extent { text },</text:p>
            <text:p text:style-name="Preformatted_20_Text">   attribute reason { "lost" | "effaced" | "illegible" | "unknown" },</text:p>
            <text:p text:style-name="Preformatted_20_Text">   attribute agent { text }?,</text:p>
            <text:p text:style-name="Preformatted_20_Text">   ( model.descLike | model.certLike )*</text:p>
            <text:p text:style-name="Preformatted_20_Text">}</text:p>
          </table:table-cell>
        </table:table-row>
      </table:table>
      <text:h text:outline-level="3"><text:bookmark text:name="TEI.handDesc"/>&lt;handDesc&gt;</text:h>
      <table:table table:name="table82" table:style-name="Table1">
        <table:table-column table:style-name="Table1.col1"/>
        <table:table-column table:style-name="Table2.col2"/>
        <table:table-row>
          <table:table-cell table:number-columns-spanned="2">
            <text:p><text:span text:style-name="Highlight">&lt;handDesc&gt; </text:span>(<text:span>description of hands</text:span>) <text:span>contains a description of all the different hands used in a manuscript or other object.</text:span> [<text:a xlink:type="simple" xlink:href="https://www.tei-c.org/release/doc/tei-p5-doc/en/html/MS.html#msph2">10.7.2. Writing, Decoration, and Other Notations</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
            <table:table table:name="table83" table:style-name="Table1">
              <table:table-column table:style-name="Table1.col1"/>
              <table:table-column table:style-name="Table2.col2"/>
              <table:table-row>
                <table:table-cell>
                  <text:p>hands</text:p>
                </table:table-cell>
                <table:table-cell>
                  <text:p>(<text:span>hands</text:span>) <text:span>specifies the number of distinct hands identified within the manuscript</text:span></text:p>
                  <table:table table:name="table84"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count</text:p>
                      </table:table-cell>
                    </table:table-row>
                  </table:table>
                </table:table-cell>
              </table:table-row>
            </table:table>
          </table:table-cell>
        </table:table-row>
        <table:table-row>
          <table:table-cell>
            <text:p><text:span text:style-name="Highlight">Member of</text:span></text:p>
          </table:table-cell>
          <table:table-cell>
            <text:p>model.physDescPart</text:p>
          </table:table-cell>
        </table:table-row>
        <table:table-row>
          <table:table-cell>
            <text:p><text:span text:style-name="Highlight">Contained by</text:span></text:p>
          </table:table-cell>
          <table:table-cell>
            <text:p><text:span>msdescription: </text:span><text:span>physDesc</text:span></text:p>
          </table:table-cell>
        </table:table-row>
        <table:table-row>
          <table:table-cell>
            <text:p><text:span text:style-name="Highlight">May contain</text:span></text:p>
          </table:table-cell>
          <table:table-cell>
            <text:p><text:span>core: </text:span><text:span>p</text:span></text:p>
            <text:p><text:span>header: </text:span><text:span>handNote</text:span></text:p>
          </table:table-cell>
        </table:table-row>
        <table:table-row>
          <table:table-cell>
            <text:p><text:span text:style-name="Highlight">Example</text:span></text:p>
          </table:table-cell>
          <table:table-cell>
            <text:p text:style-name="Preformatted_20_Text">&lt;handDesc&gt;</text:p>
            <text:p text:style-name="Preformatted_20_Text"> &lt;handNote scope="major"&gt;Written throughout in &lt;term&gt;angelicana formata&lt;/term&gt;.&lt;/handNote&gt;</text:p>
            <text:p text:style-name="Preformatted_20_Text">&lt;/handDesc&gt;</text:p>
          </table:table-cell>
        </table:table-row>
        <table:table-row>
          <table:table-cell>
            <text:p><text:span text:style-name="Highlight">Example</text:span></text:p>
          </table:table-cell>
          <table:table-cell>
            <text:p text:style-name="Preformatted_20_Text">&lt;handDesc hands="2"&gt;</text:p>
            <text:p text:style-name="Preformatted_20_Text"> &lt;p&gt;The manuscript is written in two contemporary hands, otherwise</text:p>
            <text:p text:style-name="Preformatted_20_Text">   unknown, but clearly those of practised scribes. Hand I writes</text:p>
            <text:p text:style-name="Preformatted_20_Text">   ff. 1r-22v and hand II ff. 23 and 24. Some scholars, notably</text:p>
            <text:p text:style-name="Preformatted_20_Text">   Verner Dahlerup and Hreinn Benediktsson, have argued for a third hand</text:p>
            <text:p text:style-name="Preformatted_20_Text">   on f. 24, but the evidence for this is insubstantial.&lt;/p&gt;</text:p>
            <text:p text:style-name="Preformatted_20_Text">&lt;/handDesc&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sequence minOccurs="1" maxOccurs="1"&gt;</text:p>
            <text:p text:style-name="Preformatted_20_Text">  &lt;elementRef key="p"/&gt;</text:p>
            <text:p text:style-name="Preformatted_20_Text">  &lt;elementRef key="handNote" minOccurs="3"</text:p>
            <text:p text:style-name="Preformatted_20_Text">   maxOccurs="3"/&gt;</text:p>
            <text:p text:style-name="Preformatted_20_Text"> &lt;/sequenc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handDesc</text:p>
            <text:p text:style-name="Preformatted_20_Text">{</text:p>
            <text:p text:style-name="Preformatted_20_Text">   att.global.attributes,</text:p>
            <text:p text:style-name="Preformatted_20_Text">   attribute hands { text }?,</text:p>
            <text:p text:style-name="Preformatted_20_Text">   ( p, ( handNote, handNote, handNote ) )</text:p>
            <text:p text:style-name="Preformatted_20_Text">}</text:p>
          </table:table-cell>
        </table:table-row>
      </table:table>
      <text:h text:outline-level="3"><text:bookmark text:name="TEI.handNote"/>&lt;handNote&gt;</text:h>
      <table:table table:name="table85" table:style-name="Table1">
        <table:table-column table:style-name="Table1.col1"/>
        <table:table-column table:style-name="Table2.col2"/>
        <table:table-row>
          <table:table-cell table:number-columns-spanned="2">
            <text:p><text:span text:style-name="Highlight">&lt;handNote&gt; </text:span>(<text:span>note on hand</text:span>) <text:span>describes a particular style or hand distinguished within a manuscript.</text:span> [<text:a xlink:type="simple" xlink:href="https://www.tei-c.org/release/doc/tei-p5-doc/en/html/MS.html#msph2">10.7.2. Writing, Decoration, and Other Notations</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item>
                <text:p text:style-name="P1">att.handFeatures</text:p>
                <text:list text:style-name="L1">
                  <text:list-item>
                    <text:p text:style-name="P1"><text:span text:style-name="Emphasis">@scribe</text:span></text:p>
                  </text:list-item>
                  <text:list-item>
                    <text:p text:style-name="P1"><text:span text:style-name="Emphasis">@scribeRef</text:span></text:p>
                  </text:list-item>
                  <text:list-item>
                    <text:p text:style-name="P1"><text:span text:style-name="Emphasis">@script</text:span></text:p>
                  </text:list-item>
                  <text:list-item>
                    <text:p text:style-name="P1"><text:span text:style-name="Emphasis">@scriptRef</text:span></text:p>
                  </text:list-item>
                  <text:list-item>
                    <text:p text:style-name="P1"><text:span text:style-name="Emphasis">@medium</text:span></text:p>
                  </text:list-item>
                  <text:list-item>
                    <text:p text:style-name="P1"><text:span text:style-name="Emphasis">@scope</text:span></text:p>
                  </text:list-item>
                </text:list>
              </text:list-item>
            </text:list>
          </table:table-cell>
        </table:table-row>
        <table:table-row>
          <table:table-cell>
            <text:p><text:span text:style-name="Highlight">Contained by</text:span></text:p>
          </table:table-cell>
          <table:table-cell>
            <text:p><text:span>msdescription: </text:span><text:span>handDesc</text:span></text:p>
            <text:p><text:span>transcr: </text:span><text:span>handNotes</text:span></text:p>
          </table:table-cell>
        </table:table-row>
        <table:table-row>
          <table:table-cell>
            <text:p><text:span text:style-name="Highlight">May contain</text:span></text:p>
          </table:table-cell>
          <table:table-cell>
            <text:p><text:span>analysis: </text:span><text:span>c</text:span></text:p>
            <text:p><text:span>core: </text:span><text:span>add cb choice corr date del gap hi l lg name note num orig p pb quote ref reg rs said sic title unclear</text:span></text:p>
            <text:p><text:span>figures: </text:span><text:span>figure</text:span></text:p>
            <text:p><text:span>header: </text:span><text:span>idno</text:span></text:p>
            <text:p><text:span>linking: </text:span><text:span>anchor seg</text:span></text:p>
            <text:p><text:span>msdescription: </text:span><text:span>dimensions height locus locusGrp msDesc width</text:span></text:p>
            <text:p><text:span>namesdates: </text:span><text:span>country persName placeName settlement</text:span></text:p>
            <text:p><text:span>textcrit: </text:span><text:span>app listWit</text:span></text:p>
            <text:p><text:span>transcr: </text:span><text:span>damage handShift subst supplied surplus</text:span></text:p>
            <text:p>character data</text:p>
          </table:table-cell>
        </table:table-row>
        <table:table-row>
          <table:table-cell>
            <text:p><text:span text:style-name="Highlight">Example</text:span></text:p>
          </table:table-cell>
          <table:table-cell>
            <text:p text:style-name="Preformatted_20_Text">&lt;handNote scope="sole"&gt;</text:p>
            <text:p text:style-name="Preformatted_20_Text"> &lt;p&gt;Written in insular</text:p>
            <text:p text:style-name="Preformatted_20_Text">   phase II half-uncial with interlinear Old English gloss in an Anglo-Saxon pointed</text:p>
            <text:p text:style-name="Preformatted_20_Text">   minuscule.&lt;/p&gt;</text:p>
            <text:p text:style-name="Preformatted_20_Text">&lt;/handNote&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macroRef key="macro.specialPara"/&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handNote</text:p>
            <text:p text:style-name="Preformatted_20_Text">{</text:p>
            <text:p text:style-name="Preformatted_20_Text">   att.global.attributes,</text:p>
            <text:p text:style-name="Preformatted_20_Text">   att.handFeatures.attributes,</text:p>
            <text:p text:style-name="Preformatted_20_Text">   macro.specialPara</text:p>
            <text:p text:style-name="Preformatted_20_Text">}</text:p>
          </table:table-cell>
        </table:table-row>
      </table:table>
      <text:h text:outline-level="3"><text:bookmark text:name="TEI.handNotes"/>&lt;handNotes&gt;</text:h>
      <table:table table:name="table86" table:style-name="Table1">
        <table:table-column table:style-name="Table1.col1"/>
        <table:table-column table:style-name="Table2.col2"/>
        <table:table-row>
          <table:table-cell table:number-columns-spanned="2">
            <text:p><text:span text:style-name="Highlight">&lt;handNotes&gt; </text:span><text:span>contains one or more &lt;handNote&gt; elements documenting the different hands identified within the source texts.</text:span> [<text:a xlink:type="simple" xlink:href="https://www.tei-c.org/release/doc/tei-p5-doc/en/html/PH.html#PHDH">11.3.2.1. Document Hands</text:a>]</text:p>
          </table:table-cell>
          <table:covered-table-cell/>
        </table:table-row>
        <table:table-row>
          <table:table-cell>
            <text:p><text:span text:style-name="Highlight">Module</text:span></text:p>
          </table:table-cell>
          <table:table-cell>
            <text:p>transcr</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
          </table:table-cell>
        </table:table-row>
        <table:table-row>
          <table:table-cell>
            <text:p><text:span text:style-name="Highlight">Member of</text:span></text:p>
          </table:table-cell>
          <table:table-cell>
            <text:p>model.profileDescPart</text:p>
          </table:table-cell>
        </table:table-row>
        <table:table-row>
          <table:table-cell>
            <text:p><text:span text:style-name="Highlight">Contained by</text:span></text:p>
          </table:table-cell>
          <table:table-cell>
            <text:p><text:span>header: </text:span><text:span>profileDesc</text:span></text:p>
          </table:table-cell>
        </table:table-row>
        <table:table-row>
          <table:table-cell>
            <text:p><text:span text:style-name="Highlight">May contain</text:span></text:p>
          </table:table-cell>
          <table:table-cell>
            <text:p><text:span>header: </text:span><text:span>handNote</text:span></text:p>
          </table:table-cell>
        </table:table-row>
        <table:table-row>
          <table:table-cell>
            <text:p><text:span text:style-name="Highlight">Example</text:span></text:p>
          </table:table-cell>
          <table:table-cell>
            <text:p text:style-name="Preformatted_20_Text">&lt;handNotes&gt;</text:p>
            <text:p text:style-name="Preformatted_20_Text"> &lt;handNote xml:id="H1" script="copperplate"</text:p>
            <text:p text:style-name="Preformatted_20_Text">  medium="brown-ink"&gt;Carefully written with regular descenders&lt;/handNote&gt;</text:p>
            <text:p text:style-name="Preformatted_20_Text"> &lt;handNote xml:id="H2" script="print"</text:p>
            <text:p text:style-name="Preformatted_20_Text">  medium="pencil"&gt;Unschooled scrawl&lt;/handNote&gt;</text:p>
            <text:p text:style-name="Preformatted_20_Text">&lt;/handNotes&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elementRef key="handNote" minOccurs="1"</text:p>
            <text:p text:style-name="Preformatted_20_Text">  maxOccurs="unbounded"/&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handNotes { att.global.attributes, handNote+ }</text:p>
          </table:table-cell>
        </table:table-row>
      </table:table>
      <text:h text:outline-level="3"><text:bookmark text:name="TEI.handShift"/>&lt;handShift&gt;</text:h>
      <table:table table:name="table87" table:style-name="Table1">
        <table:table-column table:style-name="Table1.col1"/>
        <table:table-column table:style-name="Table2.col2"/>
        <table:table-row>
          <table:table-cell table:number-columns-spanned="2">
            <text:p><text:span text:style-name="Highlight">&lt;handShift&gt; </text:span>(<text:span>handwriting shift</text:span>) <text:span>marks the beginning of a sequence of text written in a new hand, or the beginning of a scribal stint.</text:span> [<text:a xlink:type="simple" xlink:href="https://www.tei-c.org/release/doc/tei-p5-doc/en/html/PH.html#PHDH">11.3.2.1. Document Hands</text:a>]</text:p>
          </table:table-cell>
          <table:covered-table-cell/>
        </table:table-row>
        <table:table-row>
          <table:table-cell>
            <text:p><text:span text:style-name="Highlight">Module</text:span></text:p>
          </table:table-cell>
          <table:table-cell>
            <text:p>transcr</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item>
                <text:p text:style-name="P1">att.handFeatures</text:p>
                <text:list text:style-name="L1">
                  <text:list-item>
                    <text:p text:style-name="P1"><text:span text:style-name="Emphasis">@scribe</text:span></text:p>
                  </text:list-item>
                  <text:list-item>
                    <text:p text:style-name="P1"><text:span text:style-name="Emphasis">@scribeRef</text:span></text:p>
                  </text:list-item>
                  <text:list-item>
                    <text:p text:style-name="P1"><text:span text:style-name="Emphasis">@script</text:span></text:p>
                  </text:list-item>
                  <text:list-item>
                    <text:p text:style-name="P1"><text:span text:style-name="Emphasis">@scriptRef</text:span></text:p>
                  </text:list-item>
                  <text:list-item>
                    <text:p text:style-name="P1"><text:span text:style-name="Emphasis">@medium</text:span></text:p>
                  </text:list-item>
                  <text:list-item>
                    <text:p text:style-name="P1"><text:span text:style-name="Emphasis">@scope</text:span></text:p>
                  </text:list-item>
                </text:list>
              </text:list-item>
            </text:list>
            <table:table table:name="table88" table:style-name="Table1">
              <table:table-column table:style-name="Table1.col1"/>
              <table:table-column table:style-name="Table2.col2"/>
              <table:table-row>
                <table:table-cell>
                  <text:p>new</text:p>
                </table:table-cell>
                <table:table-cell>
                  <text:p><text:span>indicates a &lt;handNote&gt; element describing the hand concerned.</text:span></text:p>
                  <table:table table:name="table89" table:style-name="Table1">
                    <table:table-column table:style-name="Table1.col1"/>
                    <table:table-column table:style-name="Table2.col2"/>
                    <table:table-row>
                      <table:table-cell>
                        <text:p><text:span text:style-name="Highlight">Status</text:span></text:p>
                      </table:table-cell>
                      <table:table-cell>
                        <text:p><text:span>Recommended</text:span></text:p>
                      </table:table-cell>
                    </table:table-row>
                    <table:table-row>
                      <table:table-cell>
                        <text:p><text:span text:style-name="Highlight">Datatype</text:span></text:p>
                      </table:table-cell>
                      <table:table-cell>
                        <text:p>teidata.pointer</text:p>
                      </table:table-cell>
                    </table:table-row>
                    <table:table-row>
                      <table:table-cell>
                        <text:p><text:span text:style-name="Highlight">Note</text:span></text:p>
                      </table:table-cell>
                      <table:table-cell>
                        <text:p text:style-name="Text_20_body">This attribute serves the same function as the <text:span text:style-name="Emphasis">hand</text:span> attribute provided for those elements which are members of the <text:span>att.transcriptional</text:span> class. It may be renamed at a subsequent major release.</text:p>
                      </table:table-cell>
                    </table:table-row>
                  </table:table>
                </table:table-cell>
              </table:table-row>
            </table:table>
          </table:table-cell>
        </table:table-row>
        <table:table-row>
          <table:table-cell>
            <text:p><text:span text:style-name="Highlight">Member of</text:span></text:p>
          </table:table-cell>
          <table:table-cell>
            <text:p>model.pPart.transcriptional</text:p>
          </table:table-cell>
        </table:table-row>
        <table:table-row>
          <table:table-cell>
            <text:p><text:span text:style-name="Highlight">Contained by</text:span></text:p>
          </table:table-cell>
          <table:table-cell>
            <text:p><text:span>core: </text:span><text:span>add author corr date del head hi l lg name note num orig p publisher quote ref reg rs said sic textLang title unclear</text:span></text:p>
            <text:p><text:span>header: </text:span><text:span>change edition extent handNote licence</text:span></text:p>
            <text:p><text:span>linking: </text:span><text:span>seg</text:span></text:p>
            <text:p><text:span>msdescription: </text:span><text:span>acquisition condition decoNote explicit foliation incipit layout origin rubric support</text:span></text:p>
            <text:p><text:span>namesdates: </text:span><text:span>country persName placeName settlement</text:span></text:p>
            <text:p><text:span>textcrit: </text:span><text:span>lem rdg</text:span></text:p>
            <text:p><text:span>transcr: </text:span><text:span>damage supplied surplus</text:span></text:p>
          </table:table-cell>
        </table:table-row>
        <table:table-row>
          <table:table-cell>
            <text:p><text:span text:style-name="Highlight">May contain</text:span></text:p>
          </table:table-cell>
          <table:table-cell>
            <text:p><text:span>Empty element</text:span></text:p>
          </table:table-cell>
        </table:table-row>
        <table:table-row>
          <table:table-cell>
            <text:p><text:span text:style-name="Highlight">Note</text:span></text:p>
          </table:table-cell>
          <table:table-cell>
            <text:p text:style-name="Text_20_body">The &lt;handShift&gt; element may be used either to denote a shift in the document hand (as from one scribe to another, on one writing style to another). Or, it may indicate a shift within a document hand, as a change of writing style, character or ink. Like other milestone elements, it should appear at the point of transition from some other state to the state which it describes.</text:p>
          </table:table-cell>
        </table:table-row>
        <table:table-row>
          <table:table-cell>
            <text:p><text:span text:style-name="Highlight">Example</text:span></text:p>
          </table:table-cell>
          <table:table-cell>
            <text:p text:style-name="Preformatted_20_Text">&lt;l&gt;When wolde the cat dwelle in his ynne&lt;/l&gt;</text:p>
            <text:p text:style-name="Preformatted_20_Text">&lt;handShift medium="greenish-ink"/&gt;</text:p>
            <text:p text:style-name="Preformatted_20_Text">&lt;l&gt;And if the cattes skynne be slyk &lt;handShift medium="black-ink"/&gt; and gaye&lt;/l&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empty/&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handShift</text:p>
            <text:p text:style-name="Preformatted_20_Text">{</text:p>
            <text:p text:style-name="Preformatted_20_Text">   att.global.attributes,</text:p>
            <text:p text:style-name="Preformatted_20_Text">   att.handFeatures.attributes,</text:p>
            <text:p text:style-name="Preformatted_20_Text">   attribute new { text }?,</text:p>
            <text:p text:style-name="Preformatted_20_Text">   empty</text:p>
            <text:p text:style-name="Preformatted_20_Text">}</text:p>
          </table:table-cell>
        </table:table-row>
      </table:table>
      <text:h text:outline-level="3"><text:bookmark text:name="TEI.head"/>&lt;head&gt;</text:h>
      <table:table table:name="table90" table:style-name="Table1">
        <table:table-column table:style-name="Table1.col1"/>
        <table:table-column table:style-name="Table2.col2"/>
        <table:table-row>
          <table:table-cell table:number-columns-spanned="2">
            <text:p><text:span text:style-name="Highlight">&lt;head&gt; </text:span>(<text:span>heading</text:span>) <text:span>contains any type of heading, for example the title of a section, or the heading of a list, glossary, manuscript description, etc.</text:span> [<text:a xlink:type="simple" xlink:href="https://www.tei-c.org/release/doc/tei-p5-doc/en/html/DS.html#DSHD">4.2.1. Headings and Trailer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list text:style-name="L1">
              <text:list-item>
                <text:p text:style-name="P1">att.placement</text:p>
                <text:list text:style-name="L1">
                  <text:list-item>
                    <text:p text:style-name="P1"><text:span text:style-name="Emphasis">@place</text:span></text:p>
                  </text:list-item>
                </text:list>
              </text:list-item>
              <text:list-item>
                <text:p text:style-name="P1">att.written</text:p>
                <text:list text:style-name="L1">
                  <text:list-item>
                    <text:p text:style-name="P1"><text:span text:style-name="Emphasis">@hand</text:span></text:p>
                  </text:list-item>
                </text:list>
              </text:list-item>
              <text:list-item>
                <text:p text:style-name="P1">att.global</text:p>
                <text:list text:style-name="L1">
                  <text:list-item>
                    <text:p text:style-name="P1"><text:span>n</text:span></text:p>
                  </text:list-item>
                  <text:list-item>
                    <text:p text:style-name="P1"><text:span>@xml:id</text:span></text:p>
                  </text:list-item>
                  <text:list-item>
                    <text:p text:style-name="P1"><text:span>@xml:lang</text:span></text:p>
                  </text:list-item>
                  <text:list-item>
                    <text:p text:style-name="P1"><text:span>@xml:base</text:span></text:p>
                  </text:list-item>
                  <text:list-item>
                    <text:p text:style-name="P1"><text:span>@xml:space</text:span></text:p>
                  </text:list-item>
                </text:list>
              </text:list-item>
              <text:list-item>
                <text:p text:style-name="P1">att.global.rendition</text:p>
                <text:list text:style-name="L1">
                  <text:list-item>
                    <text:p text:style-name="P1"><text:span>@rend</text:span></text:p>
                  </text:list-item>
                  <text:list-item>
                    <text:p text:style-name="P1"><text:span>@style</text:span></text:p>
                  </text:list-item>
                  <text:list-item>
                    <text:p text:style-name="P1"><text:span>@rendition</text:span></text:p>
                  </text:list-item>
                </text:list>
              </text:list-item>
              <text:list-item>
                <text:p text:style-name="P1">att.global.linking</text:p>
                <text:list text:style-name="L1">
                  <text:list-item>
                    <text:p text:style-name="P1"><text:span>@corresp</text:span></text:p>
                  </text:list-item>
                  <text:list-item>
                    <text:p text:style-name="P1"><text:span>@synch</text:span></text:p>
                  </text:list-item>
                  <text:list-item>
                    <text:p text:style-name="P1"><text:span>@sameAs</text:span></text:p>
                  </text:list-item>
                  <text:list-item>
                    <text:p text:style-name="P1"><text:span>@copyOf</text:span></text:p>
                  </text:list-item>
                  <text:list-item>
                    <text:p text:style-name="P1"><text:span>@next</text:span></text:p>
                  </text:list-item>
                  <text:list-item>
                    <text:p text:style-name="P1"><text:span>@prev</text:span></text:p>
                  </text:list-item>
                  <text:list-item>
                    <text:p text:style-name="P1"><text:span>@exclude</text:span></text:p>
                  </text:list-item>
                  <text:list-item>
                    <text:p text:style-name="P1"><text:span>@select</text:span></text:p>
                  </text:list-item>
                </text:list>
              </text:list-item>
              <text:list-item>
                <text:p text:style-name="P1">att.global.analytic</text:p>
                <text:list text:style-name="L1">
                  <text:list-item>
                    <text:p text:style-name="P1"><text:span>@ana</text:span></text:p>
                  </text:list-item>
                </text:list>
              </text:list-item>
              <text:list-item>
                <text:p text:style-name="P1">att.global.facs</text:p>
                <text:list text:style-name="L1">
                  <text:list-item>
                    <text:p text:style-name="P1"><text:span>@facs</text:span></text:p>
                  </text:list-item>
                </text:list>
              </text:list-item>
              <text:list-item>
                <text:p text:style-name="P1">att.global.change</text:p>
                <text:list text:style-name="L1">
                  <text:list-item>
                    <text:p text:style-name="P1"><text:span>@change</text:span></text:p>
                  </text:list-item>
                </text:list>
              </text:list-item>
              <text:list-item>
                <text:p text:style-name="P1">att.global.responsibility</text:p>
                <text:list text:style-name="L1">
                  <text:list-item>
                    <text:p text:style-name="P1"><text:span>@cert</text:span></text:p>
                  </text:list-item>
                  <text:list-item>
                    <text:p text:style-name="P1"><text:span>@resp</text:span></text:p>
                  </text:list-item>
                </text:list>
              </text:list-item>
              <text:list-item>
                <text:p text:style-name="P1">att.global.source</text:p>
                <text:list text:style-name="L1">
                  <text:list-item>
                    <text:p text:style-name="P1"><text:span>@source</text:span></text:p>
                  </text:list-item>
                </text:list>
              </text:list-item>
              <text:list-item>
                <text:p text:style-name="P1">att.typed</text:p>
                <text:list text:style-name="L1">
                  <text:list-item>
                    <text:p text:style-name="P1"><text:span>type</text:span></text:p>
                  </text:list-item>
                  <text:list-item>
                    <text:p text:style-name="P1"><text:span>@subtype</text:span></text:p>
                  </text:list-item>
                </text:list>
              </text:list-item>
            </text:list>
            <table:table table:name="table91" table:style-name="Table1">
              <table:table-column table:style-name="Table1.col1"/>
              <table:table-column table:style-name="Table2.col2"/>
              <table:table-row>
                <table:table-cell>
                  <text:p>n</text:p>
                </table:table-cell>
                <table:table-cell>
                  <text:p>(<text:span>number</text:span>) <text:span>gives a number (or other label) for an element, which is not necessarily unique within the document.</text:span></text:p>
                  <table:table table:name="table92" table:style-name="Table1">
                    <table:table-column table:style-name="Table1.col1"/>
                    <table:table-column table:style-name="Table2.col2"/>
                    <table:table-row>
                      <table:table-cell>
                        <text:p><text:span text:style-name="Highlight">Derived from</text:span></text:p>
                      </table:table-cell>
                      <table:table-cell>
                        <text:p>att.global</text:p>
                      </table:table-cell>
                    </table:table-row>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text</text:p>
                      </table:table-cell>
                    </table:table-row>
                  </table:table>
                </table:table-cell>
              </table:table-row>
              <table:table-row>
                <table:table-cell>
                  <text:p>type</text:p>
                </table:table-cell>
                <table:table-cell>
                  <table:table table:name="table93"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Legal values are:</text:span></text:p>
                      </table:table-cell>
                      <table:table-cell>
                        <text:p text:style-name="List_20_Heading">rubrique</text:p>
                        <text:p text:style-name="List_20_Contents"/>
                        <text:p text:style-name="List_20_Heading">explicit</text:p>
                        <text:p text:style-name="List_20_Contents"/>
                      </table:table-cell>
                    </table:table-row>
                  </table:table>
                </table:table-cell>
              </table:table-row>
            </table:table>
          </table:table-cell>
        </table:table-row>
        <table:table-row>
          <table:table-cell>
            <text:p><text:span text:style-name="Highlight">Member of</text:span></text:p>
          </table:table-cell>
          <table:table-cell>
            <text:p>model.headLike </text:p>
          </table:table-cell>
        </table:table-row>
        <table:table-row>
          <table:table-cell>
            <text:p><text:span text:style-name="Highlight">Contained by</text:span></text:p>
          </table:table-cell>
          <table:table-cell>
            <text:p><text:span>core: </text:span><text:span>lg</text:span></text:p>
            <text:p><text:span>figures: </text:span><text:span>figure</text:span></text:p>
            <text:p><text:span>msdescription: </text:span><text:span>msDesc</text:span></text:p>
            <text:p><text:span>textcrit: </text:span><text:span>listWit</text:span></text:p>
            <text:p><text:span>textstructure: </text:span><text:span>body div</text:span></text:p>
          </table:table-cell>
        </table:table-row>
        <table:table-row>
          <table:table-cell>
            <text:p><text:span text:style-name="Highlight">May contain</text:span></text:p>
          </table:table-cell>
          <table:table-cell>
            <text:p><text:span>analysis: </text:span><text:span>c</text:span></text:p>
            <text:p><text:span>core: </text:span><text:span>add cb choice corr date del gap hi l lg name note num orig pb quote ref reg rs said sic title unclear</text:span></text:p>
            <text:p><text:span>figures: </text:span><text:span>figure</text:span></text:p>
            <text:p><text:span>header: </text:span><text:span>idno</text:span></text:p>
            <text:p><text:span>linking: </text:span><text:span>anchor seg</text:span></text:p>
            <text:p><text:span>msdescription: </text:span><text:span>dimensions height locus locusGrp msDesc width</text:span></text:p>
            <text:p><text:span>namesdates: </text:span><text:span>country persName placeName settlement</text:span></text:p>
            <text:p><text:span>textcrit: </text:span><text:span>app listWit</text:span></text:p>
            <text:p><text:span>transcr: </text:span><text:span>damage handShift subst supplied surplus</text:span></text:p>
            <text:p>character data</text:p>
          </table:table-cell>
        </table:table-row>
        <table:table-row>
          <table:table-cell>
            <text:p><text:span text:style-name="Highlight">Note</text:span></text:p>
          </table:table-cell>
          <table:table-cell>
            <text:p text:style-name="Text_20_body">The &lt;head&gt; element is used for headings at all levels; software which treats (e.g.) chapter headings, section headings, and list titles differently must determine the proper processing of a &lt;head&gt; element based on its structural position. A &lt;head&gt; occurring as the first element of a list is the title of that list; one occurring as the first element of a &lt;div1&gt; is the title of that chapter or section.</text:p>
          </table:table-cell>
        </table:table-row>
        <table:table-row>
          <table:table-cell>
            <text:p><text:span text:style-name="Highlight">Example</text:span></text:p>
          </table:table-cell>
          <table:table-cell>
            <text:p>The most common use for the &lt;head&gt; element is to mark the headings of sections. In older writings, the headings or <text:span text:style-name="Emphasis">incipits</text:span> may be rather longer than usual in modern works. If a section has an explicit ending as well as a heading, it should be marked as a &lt;trailer&gt;, as in this example:</text:p>
            <text:p text:style-name="Preformatted_20_Text">&lt;div1 n="I" type="book"&gt;</text:p>
            <text:p text:style-name="Preformatted_20_Text"> &lt;head&gt;In the name of Christ here begins the first book of the ecclesiastical history of</text:p>
            <text:p text:style-name="Preformatted_20_Text">   Georgius Florentinus, known as Gregory, Bishop of Tours.&lt;/head&gt;</text:p>
            <text:p text:style-name="Preformatted_20_Text"> &lt;div2 type="section"&gt;</text:p>
            <text:p text:style-name="Preformatted_20_Text">  &lt;head&gt;In the name of Christ here begins Book I of the history.&lt;/head&gt;</text:p>
            <text:p text:style-name="Preformatted_20_Text">  &lt;p&gt;Proposing as I do ...&lt;/p&gt;</text:p>
            <text:p text:style-name="Preformatted_20_Text">  &lt;p&gt;From the Passion of our Lord until the death of Saint Martin four hundred and twelve</text:p>
            <text:p text:style-name="Preformatted_20_Text">     years passed.&lt;/p&gt;</text:p>
            <text:p text:style-name="Preformatted_20_Text">  &lt;trailer&gt;Here ends the first Book, which covers five thousand, five hundred and ninety-six</text:p>
            <text:p text:style-name="Preformatted_20_Text">     years from the beginning of the world down to the death of Saint Martin.&lt;/trailer&gt;</text:p>
            <text:p text:style-name="Preformatted_20_Text"> &lt;/div2&gt;</text:p>
            <text:p text:style-name="Preformatted_20_Text">&lt;/div1&gt;</text:p>
          </table:table-cell>
        </table:table-row>
        <table:table-row>
          <table:table-cell>
            <text:p><text:span text:style-name="Highlight">Example</text:span></text:p>
          </table:table-cell>
          <table:table-cell>
            <text:p>When headings are not inline with the running text (see e.g. <text:a xlink:type="simple" xlink:href="http://diglib.hab.de/show_image.php?dir=drucke/ed000364&amp;pointer=34">the heading "Secunda conclusio"</text:a>) they might however be encoded as if. The actual placement in the source document can be captured with the <text:span text:style-name="Emphasis">place</text:span> attribute.</text:p>
            <text:p text:style-name="Preformatted_20_Text">&lt;div type="subsection"&gt;</text:p>
            <text:p text:style-name="Preformatted_20_Text"> &lt;head place="margin"&gt;Secunda conclusio&lt;/head&gt;</text:p>
            <text:p text:style-name="Preformatted_20_Text"> &lt;p&gt;</text:p>
            <text:p text:style-name="Preformatted_20_Text">  &lt;lb n="1251"/&gt;</text:p>
            <text:p text:style-name="Preformatted_20_Text">  &lt;hi rend="large"&gt;Potencia: habitus: et actus: recipiunt speciem ab obiectis&lt;supplied&gt;.&lt;/supplied&gt;</text:p>
            <text:p text:style-name="Preformatted_20_Text">  &lt;/hi&gt;</text:p>
            <text:p text:style-name="Preformatted_20_Text">  &lt;lb n="1252"/&gt;Probatur sic. Omne importans necessariam habitudinem ad proprium</text:p>
            <text:p text:style-name="Preformatted_20_Text">   [...]</text:p>
            <text:p text:style-name="Preformatted_20_Text"> &lt;/p&gt;</text:p>
            <text:p text:style-name="Preformatted_20_Text">&lt;/div&gt;</text:p>
          </table:table-cell>
        </table:table-row>
        <table:table-row>
          <table:table-cell>
            <text:p><text:span text:style-name="Highlight">Example</text:span></text:p>
          </table:table-cell>
          <table:table-cell>
            <text:p>The &lt;head&gt; element is also used to mark headings of other units, such as lists:</text:p>
            <text:p text:style-name="Preformatted_20_Text">With a few exceptions, connectives are equally</text:p>
            <text:p text:style-name="Preformatted_20_Text"> useful in all kinds of discourse: description, narration, exposition, argument. &lt;list rend="bulleted"&gt;</text:p>
            <text:p text:style-name="Preformatted_20_Text"> &lt;head&gt;Connectives&lt;/head&gt;</text:p>
            <text:p text:style-name="Preformatted_20_Text"> &lt;item&gt;above&lt;/item&gt;</text:p>
            <text:p text:style-name="Preformatted_20_Text"> &lt;item&gt;accordingly&lt;/item&gt;</text:p>
            <text:p text:style-name="Preformatted_20_Text"> &lt;item&gt;across from&lt;/item&gt;</text:p>
            <text:p text:style-name="Preformatted_20_Text"> &lt;item&gt;adjacent to&lt;/item&gt;</text:p>
            <text:p text:style-name="Preformatted_20_Text"> &lt;item&gt;again&lt;/item&gt;</text:p>
            <text:p text:style-name="Preformatted_20_Text"> &lt;item&gt;</text:p>
            <text:p text:style-name="Preformatted_20_Text">&lt;!-- ... --&gt;</text:p>
            <text:p text:style-name="Preformatted_20_Text"> &lt;/item&gt;</text:p>
            <text:p text:style-name="Preformatted_20_Text">&lt;/list&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alternate minOccurs="0"</text:p>
            <text:p text:style-name="Preformatted_20_Text">  maxOccurs="unbounded"&gt;</text:p>
            <text:p text:style-name="Preformatted_20_Text">  &lt;textNode/&gt;</text:p>
            <text:p text:style-name="Preformatted_20_Text">  &lt;elementRef key="lg"/&gt;</text:p>
            <text:p text:style-name="Preformatted_20_Text">  &lt;classRef key="model.gLike"/&gt;</text:p>
            <text:p text:style-name="Preformatted_20_Text">  &lt;classRef key="model.phrase"/&gt;</text:p>
            <text:p text:style-name="Preformatted_20_Text">  &lt;classRef key="model.inter"/&gt;</text:p>
            <text:p text:style-name="Preformatted_20_Text">  &lt;classRef key="model.lLike"/&gt;</text:p>
            <text:p text:style-name="Preformatted_20_Text">  &lt;classRef key="model.global"/&gt;</text:p>
            <text:p text:style-name="Preformatted_20_Text"> &lt;/alternat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head</text:p>
            <text:p text:style-name="Preformatted_20_Text">{</text:p>
            <text:p text:style-name="Preformatted_20_Text">   att.global.attribute.xmlid,</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linking.attribute.corresp,</text:p>
            <text:p text:style-name="Preformatted_20_Text">   att.global.linking.attribute.synch,</text:p>
            <text:p text:style-name="Preformatted_20_Text">   att.global.linking.attribute.sameAs,</text:p>
            <text:p text:style-name="Preformatted_20_Text">   att.global.linking.attribute.copyOf,</text:p>
            <text:p text:style-name="Preformatted_20_Text">   att.global.linking.attribute.next,</text:p>
            <text:p text:style-name="Preformatted_20_Text">   att.global.linking.attribute.prev,</text:p>
            <text:p text:style-name="Preformatted_20_Text">   att.global.linking.attribute.exclude,</text:p>
            <text:p text:style-name="Preformatted_20_Text">   att.global.linking.attribute.select,</text:p>
            <text:p text:style-name="Preformatted_20_Text">   att.global.analytic.attribute.ana,</text:p>
            <text:p text:style-name="Preformatted_20_Text">   att.global.facs.attribute.facs,</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global.source.attribute.source,</text:p>
            <text:p text:style-name="Preformatted_20_Text">   att.typed.attribute.subtype,</text:p>
            <text:p text:style-name="Preformatted_20_Text">   att.placement.attributes,</text:p>
            <text:p text:style-name="Preformatted_20_Text">   att.written.attributes,</text:p>
            <text:p text:style-name="Preformatted_20_Text">   attribute n { text }?,</text:p>
            <text:p text:style-name="Preformatted_20_Text">   attribute type { "rubrique" | "explicit" }?,</text:p>
            <text:p text:style-name="Preformatted_20_Text">   (</text:p>
            <text:p text:style-name="Preformatted_20_Text">      text</text:p>
            <text:p text:style-name="Preformatted_20_Text">    | lg</text:p>
            <text:p text:style-name="Preformatted_20_Text">    | model.gLike</text:p>
            <text:p text:style-name="Preformatted_20_Text">    | model.phrase</text:p>
            <text:p text:style-name="Preformatted_20_Text">    | model.inter</text:p>
            <text:p text:style-name="Preformatted_20_Text">    | model.lLike</text:p>
            <text:p text:style-name="Preformatted_20_Text">    | model.global</text:p>
            <text:p text:style-name="Preformatted_20_Text">   )*</text:p>
            <text:p text:style-name="Preformatted_20_Text">}</text:p>
          </table:table-cell>
        </table:table-row>
      </table:table>
      <text:h text:outline-level="3"><text:bookmark text:name="TEI.height"/>&lt;height&gt;</text:h>
      <table:table table:name="table94" table:style-name="Table1">
        <table:table-column table:style-name="Table1.col1"/>
        <table:table-column table:style-name="Table2.col2"/>
        <table:table-row>
          <table:table-cell table:number-columns-spanned="2">
            <text:p><text:span text:style-name="Highlight">&lt;height&gt; </text:span>(<text:span>height</text:span>) <text:span>contains a measurement measured along the axis at a right angle to the bottom of the object.</text:span> [<text:a xlink:type="simple" xlink:href="https://www.tei-c.org/release/doc/tei-p5-doc/en/html/MS.html#msdim">10.3.4. Dimensions</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item>
                <text:p text:style-name="P1">att.dimensions</text:p>
                <text:list text:style-name="L1">
                  <text:list-item>
                    <text:p text:style-name="P1"><text:span text:style-name="Emphasis">@unit</text:span></text:p>
                  </text:list-item>
                  <text:list-item>
                    <text:p text:style-name="P1"><text:span text:style-name="Emphasis">@quantity</text:span></text:p>
                  </text:list-item>
                  <text:list-item>
                    <text:p text:style-name="P1"><text:span text:style-name="Emphasis">@extent</text:span></text:p>
                  </text:list-item>
                  <text:list-item>
                    <text:p text:style-name="P1"><text:span text:style-name="Emphasis">@precision</text:span></text:p>
                  </text:list-item>
                  <text:list-item>
                    <text:p text:style-name="P1"><text:span text:style-name="Emphasis">@scope</text:span></text:p>
                  </text:list-item>
                </text:list>
                <text:list text:style-name="L1">
                  <text:list-item>
                    <text:p text:style-name="P1">att.ranging</text:p>
                    <text:list text:style-name="L1">
                      <text:list-item>
                        <text:p text:style-name="P1"><text:span text:style-name="Emphasis">@atLeast</text:span></text:p>
                      </text:list-item>
                      <text:list-item>
                        <text:p text:style-name="P1"><text:span text:style-name="Emphasis">@atMost</text:span></text:p>
                      </text:list-item>
                      <text:list-item>
                        <text:p text:style-name="P1"><text:span text:style-name="Emphasis">@min</text:span></text:p>
                      </text:list-item>
                      <text:list-item>
                        <text:p text:style-name="P1"><text:span text:style-name="Emphasis">@max</text:span></text:p>
                      </text:list-item>
                      <text:list-item>
                        <text:p text:style-name="P1"><text:span text:style-name="Emphasis">@confidence</text:span></text:p>
                      </text:list-item>
                    </text:list>
                  </text:list-item>
                </text:list>
              </text:list-item>
            </text:list>
          </table:table-cell>
        </table:table-row>
        <table:table-row>
          <table:table-cell>
            <text:p><text:span text:style-name="Highlight">Member of</text:span></text:p>
          </table:table-cell>
          <table:table-cell>
            <text:p>model.dimLike model.measureLike</text:p>
          </table:table-cell>
        </table:table-row>
        <table:table-row>
          <table:table-cell>
            <text:p><text:span text:style-name="Highlight">Contained by</text:span></text:p>
          </table:table-cell>
          <table:table-cell>
            <text:p><text:span>core: </text:span><text:span>add author corr date del head hi l name note num orig p publisher quote ref reg resp rs said sic textLang title unclear</text:span></text:p>
            <text:p><text:span>figures: </text:span><text:span>figDesc</text:span></text:p>
            <text:p><text:span>header: </text:span><text:span>authority change edition extent handNote language licence</text:span></text:p>
            <text:p><text:span>linking: </text:span><text:span>seg</text:span></text:p>
            <text:p><text:span>msdescription: </text:span><text:span>acquisition condition decoNote dimensions explicit foliation incipit layout origin repository rubric support</text:span></text:p>
            <text:p><text:span>namesdates: </text:span><text:span>country persName placeName settlement</text:span></text:p>
            <text:p><text:span>textcrit: </text:span><text:span>lem rdg witness</text:span></text:p>
            <text:p><text:span>transcr: </text:span><text:span>damage supplied surplus</text:span></text:p>
          </table:table-cell>
        </table:table-row>
        <table:table-row>
          <table:table-cell>
            <text:p><text:span text:style-name="Highlight">May contain</text:span></text:p>
          </table:table-cell>
          <table:table-cell>
            <text:p><text:span>Character data only</text:span></text:p>
          </table:table-cell>
        </table:table-row>
        <table:table-row>
          <table:table-cell>
            <text:p><text:span text:style-name="Highlight">Example</text:span></text:p>
          </table:table-cell>
          <table:table-cell>
            <text:p text:style-name="Preformatted_20_Text">&lt;height unit="in" quantity="7"/&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macroRef key="macro.xtext"/&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height</text:p>
            <text:p text:style-name="Preformatted_20_Text">{</text:p>
            <text:p text:style-name="Preformatted_20_Text">   att.global.attributes,</text:p>
            <text:p text:style-name="Preformatted_20_Text">   att.dimensions.attributes,</text:p>
            <text:p text:style-name="Preformatted_20_Text">   macro.xtext</text:p>
            <text:p text:style-name="Preformatted_20_Text">}</text:p>
          </table:table-cell>
        </table:table-row>
      </table:table>
      <text:h text:outline-level="3"><text:bookmark text:name="TEI.hi"/>&lt;hi&gt;</text:h>
      <table:table table:name="table95" table:style-name="Table1">
        <table:table-column table:style-name="Table1.col1"/>
        <table:table-column table:style-name="Table2.col2"/>
        <table:table-row>
          <table:table-cell table:number-columns-spanned="2">
            <text:p><text:span text:style-name="Highlight">&lt;hi&gt; </text:span>(<text:span>highlighted</text:span>) <text:span>marks a word or phrase as graphically distinct from the surrounding text, for reasons concerning which no claim is made.</text:span> [<text:a xlink:type="simple" xlink:href="https://www.tei-c.org/release/doc/tei-p5-doc/en/html/CO.html#COHQHE">3.3.2.2. Emphatic Words and Phrases</text:a> <text:a xlink:type="simple" xlink:href="https://www.tei-c.org/release/doc/tei-p5-doc/en/html/CO.html#COHQH">3.3.2. Emphasis, Foreign Words, and Unusual Language</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list text:style-name="L1">
              <text:list-item>
                <text:p text:style-name="P1">att.written</text:p>
                <text:list text:style-name="L1">
                  <text:list-item>
                    <text:p text:style-name="P1"><text:span text:style-name="Emphasis">@hand</text:span></text:p>
                  </text:list-item>
                </text:list>
              </text:list-item>
              <text:list-item>
                <text:p text:style-name="P1">att.global</text:p>
                <text:list text:style-name="L1">
                  <text:list-item>
                    <text:p text:style-name="P1"><text:span>@xml:id</text:span></text:p>
                  </text:list-item>
                  <text:list-item>
                    <text:p text:style-name="P1"><text:span>@n</text:span></text:p>
                  </text:list-item>
                  <text:list-item>
                    <text:p text:style-name="P1"><text:span>@xml:lang</text:span></text:p>
                  </text:list-item>
                  <text:list-item>
                    <text:p text:style-name="P1"><text:span>@xml:base</text:span></text:p>
                  </text:list-item>
                  <text:list-item>
                    <text:p text:style-name="P1"><text:span>@xml:space</text:span></text:p>
                  </text:list-item>
                </text:list>
              </text:list-item>
              <text:list-item>
                <text:p text:style-name="P1">att.global.rendition</text:p>
                <text:list text:style-name="L1">
                  <text:list-item>
                    <text:p text:style-name="P1"><text:span>rend</text:span></text:p>
                  </text:list-item>
                  <text:list-item>
                    <text:p text:style-name="P1"><text:span>@style</text:span></text:p>
                  </text:list-item>
                  <text:list-item>
                    <text:p text:style-name="P1"><text:span>@rendition</text:span></text:p>
                  </text:list-item>
                </text:list>
              </text:list-item>
              <text:list-item>
                <text:p text:style-name="P1">att.global.linking</text:p>
                <text:list text:style-name="L1">
                  <text:list-item>
                    <text:p text:style-name="P1"><text:span>corresp</text:span></text:p>
                  </text:list-item>
                  <text:list-item>
                    <text:p text:style-name="P1"><text:span>@synch</text:span></text:p>
                  </text:list-item>
                  <text:list-item>
                    <text:p text:style-name="P1"><text:span>@sameAs</text:span></text:p>
                  </text:list-item>
                  <text:list-item>
                    <text:p text:style-name="P1"><text:span>@copyOf</text:span></text:p>
                  </text:list-item>
                  <text:list-item>
                    <text:p text:style-name="P1"><text:span>@next</text:span></text:p>
                  </text:list-item>
                  <text:list-item>
                    <text:p text:style-name="P1"><text:span>@prev</text:span></text:p>
                  </text:list-item>
                  <text:list-item>
                    <text:p text:style-name="P1"><text:span>@exclude</text:span></text:p>
                  </text:list-item>
                  <text:list-item>
                    <text:p text:style-name="P1"><text:span>@select</text:span></text:p>
                  </text:list-item>
                </text:list>
              </text:list-item>
              <text:list-item>
                <text:p text:style-name="P1">att.global.change</text:p>
                <text:list text:style-name="L1">
                  <text:list-item>
                    <text:p text:style-name="P1"><text:span>@change</text:span></text:p>
                  </text:list-item>
                </text:list>
              </text:list-item>
              <text:list-item>
                <text:p text:style-name="P1">att.global.responsibility</text:p>
                <text:list text:style-name="L1">
                  <text:list-item>
                    <text:p text:style-name="P1"><text:span>@cert</text:span></text:p>
                  </text:list-item>
                  <text:list-item>
                    <text:p text:style-name="P1"><text:span>@resp</text:span></text:p>
                  </text:list-item>
                </text:list>
              </text:list-item>
              <text:list-item>
                <text:p text:style-name="P1">att.global.source</text:p>
                <text:list text:style-name="L1">
                  <text:list-item>
                    <text:p text:style-name="P1"><text:span>@source</text:span></text:p>
                  </text:list-item>
                </text:list>
              </text:list-item>
            </text:list>
            <table:table table:name="table96" table:style-name="Table1">
              <table:table-column table:style-name="Table1.col1"/>
              <table:table-column table:style-name="Table2.col2"/>
              <table:table-row>
                <table:table-cell>
                  <text:p>rend</text:p>
                </table:table-cell>
                <table:table-cell>
                  <table:table table:name="table97" table:style-name="Table1">
                    <table:table-column table:style-name="Table1.col1"/>
                    <table:table-column table:style-name="Table2.col2"/>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Legal values are:</text:span></text:p>
                      </table:table-cell>
                      <table:table-cell>
                        <text:p text:style-name="List_20_Heading">rubricated</text:p>
                        <text:p text:style-name="List_20_Contents"/>
                        <text:p text:style-name="List_20_Heading">decorated-initial 2 red</text:p>
                        <text:p text:style-name="List_20_Contents"/>
                        <text:p text:style-name="List_20_Heading">decorated-initial 3 red</text:p>
                        <text:p text:style-name="List_20_Contents"/>
                        <text:p text:style-name="List_20_Heading">decorated-initial 4 red</text:p>
                        <text:p text:style-name="List_20_Contents"/>
                        <text:p text:style-name="List_20_Heading">decorated-initial 5 red</text:p>
                        <text:p text:style-name="List_20_Contents"/>
                        <text:p text:style-name="List_20_Heading">decorated-initial 6 red</text:p>
                        <text:p text:style-name="List_20_Contents"/>
                        <text:p text:style-name="List_20_Heading">decorated-initial 7 red</text:p>
                        <text:p text:style-name="List_20_Contents"/>
                        <text:p text:style-name="List_20_Heading">decorated-initial 8 red</text:p>
                        <text:p text:style-name="List_20_Contents"/>
                        <text:p text:style-name="List_20_Heading">decorated-initial 9 red</text:p>
                        <text:p text:style-name="List_20_Contents"/>
                        <text:p text:style-name="List_20_Heading">decorated-initial 2 blue</text:p>
                        <text:p text:style-name="List_20_Contents"/>
                        <text:p text:style-name="List_20_Heading">decorated-initial 3 blue</text:p>
                        <text:p text:style-name="List_20_Contents"/>
                        <text:p text:style-name="List_20_Heading">decorated-initial 4 blue</text:p>
                        <text:p text:style-name="List_20_Contents"/>
                        <text:p text:style-name="List_20_Heading">decorated-initial 5 blue</text:p>
                        <text:p text:style-name="List_20_Contents"/>
                        <text:p text:style-name="List_20_Heading">decorated-initial 6 blue</text:p>
                        <text:p text:style-name="List_20_Contents"/>
                        <text:p text:style-name="List_20_Heading">decorated-initial 7 blue</text:p>
                        <text:p text:style-name="List_20_Contents"/>
                        <text:p text:style-name="List_20_Heading">decorated-initial 8 blue</text:p>
                        <text:p text:style-name="List_20_Contents"/>
                        <text:p text:style-name="List_20_Heading">decorated-initial 9 blue</text:p>
                        <text:p text:style-name="List_20_Contents"/>
                        <text:p text:style-name="List_20_Heading">decorated-initial 11 red</text:p>
                        <text:p text:style-name="List_20_Contents"/>
                        <text:p text:style-name="List_20_Heading">italic</text:p>
                        <text:p text:style-name="List_20_Contents"/>
                        <text:p text:style-name="List_20_Heading">title</text:p>
                        <text:p text:style-name="List_20_Contents"/>
                        <text:p text:style-name="List_20_Heading">exp</text:p>
                        <text:p text:style-name="List_20_Contents"/>
                      </table:table-cell>
                    </table:table-row>
                  </table:table>
                </table:table-cell>
              </table:table-row>
            </table:table>
          </table:table-cell>
        </table:table-row>
        <table:table-row>
          <table:table-cell>
            <text:p><text:span text:style-name="Highlight">Member of</text:span></text:p>
          </table:table-cell>
          <table:table-cell>
            <text:p>model.hiLike</text:p>
          </table:table-cell>
        </table:table-row>
        <table:table-row>
          <table:table-cell>
            <text:p><text:span text:style-name="Highlight">Contained by</text:span></text:p>
          </table:table-cell>
          <table:table-cell>
            <text:p><text:span>core: </text:span><text:span>add author corr date del head hi l name note num orig p publisher quote ref reg resp rs said sic textLang title unclear</text:span></text:p>
            <text:p><text:span>figures: </text:span><text:span>figDesc</text:span></text:p>
            <text:p><text:span>header: </text:span><text:span>authority change edition extent handNote language licence</text:span></text:p>
            <text:p><text:span>linking: </text:span><text:span>seg</text:span></text:p>
            <text:p><text:span>msdescription: </text:span><text:span>acquisition condition decoNote explicit foliation incipit layout locus origin repository rubric support</text:span></text:p>
            <text:p><text:span>namesdates: </text:span><text:span>country persName placeName settlement</text:span></text:p>
            <text:p><text:span>textcrit: </text:span><text:span>lem rdg witness</text:span></text:p>
            <text:p><text:span>transcr: </text:span><text:span>damage supplied surplus</text:span></text:p>
          </table:table-cell>
        </table:table-row>
        <table:table-row>
          <table:table-cell>
            <text:p><text:span text:style-name="Highlight">May contain</text:span></text:p>
          </table:table-cell>
          <table:table-cell>
            <text:p><text:span>analysis: </text:span><text:span>c</text:span></text:p>
            <text:p><text:span>core: </text:span><text:span>add cb choice corr date del gap hi l lg name note num orig pb quote ref reg rs said sic title unclear</text:span></text:p>
            <text:p><text:span>figures: </text:span><text:span>figure</text:span></text:p>
            <text:p><text:span>header: </text:span><text:span>idno</text:span></text:p>
            <text:p><text:span>linking: </text:span><text:span>anchor seg</text:span></text:p>
            <text:p><text:span>msdescription: </text:span><text:span>dimensions height locus locusGrp msDesc width</text:span></text:p>
            <text:p><text:span>namesdates: </text:span><text:span>country persName placeName settlement</text:span></text:p>
            <text:p><text:span>textcrit: </text:span><text:span>app listWit</text:span></text:p>
            <text:p><text:span>transcr: </text:span><text:span>damage handShift subst supplied surplus</text:span></text:p>
            <text:p>character data</text:p>
          </table:table-cell>
        </table:table-row>
        <table:table-row>
          <table:table-cell>
            <text:p><text:span text:style-name="Highlight">Example</text:span></text:p>
          </table:table-cell>
          <table:table-cell>
            <text:p text:style-name="Preformatted_20_Text">&lt;hi rend="gothic"&gt;And this Indenture further witnesseth&lt;/hi&gt;</text:p>
            <text:p text:style-name="Preformatted_20_Text"> that the said &lt;hi rend="italic"&gt;Walter Shandy&lt;/hi&gt;, merchant,</text:p>
            <text:p text:style-name="Preformatted_20_Text"> in consideration of the said intended marriage ...</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macroRef key="macro.paraContent"/&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hi</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style,</text:p>
            <text:p text:style-name="Preformatted_20_Text">   att.global.rendition.attribute.rendition,</text:p>
            <text:p text:style-name="Preformatted_20_Text">   att.global.linking.attribute.synch,</text:p>
            <text:p text:style-name="Preformatted_20_Text">   att.global.linking.attribute.sameAs,</text:p>
            <text:p text:style-name="Preformatted_20_Text">   att.global.linking.attribute.copyOf,</text:p>
            <text:p text:style-name="Preformatted_20_Text">   att.global.linking.attribute.next,</text:p>
            <text:p text:style-name="Preformatted_20_Text">   att.global.linking.attribute.prev,</text:p>
            <text:p text:style-name="Preformatted_20_Text">   att.global.linking.attribute.exclude,</text:p>
            <text:p text:style-name="Preformatted_20_Text">   att.global.linking.attribute.select,</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global.source.attribute.source,</text:p>
            <text:p text:style-name="Preformatted_20_Text">   att.written.attributes,</text:p>
            <text:p text:style-name="Preformatted_20_Text">   attribute rend</text:p>
            <text:p text:style-name="Preformatted_20_Text">   {</text:p>
            <text:p text:style-name="Preformatted_20_Text">      "rubricated"</text:p>
            <text:p text:style-name="Preformatted_20_Text">    | "decorated-initial 2 red"</text:p>
            <text:p text:style-name="Preformatted_20_Text">    | "decorated-initial 3 red"</text:p>
            <text:p text:style-name="Preformatted_20_Text">    | "decorated-initial 4 red"</text:p>
            <text:p text:style-name="Preformatted_20_Text">    | "decorated-initial 5 red"</text:p>
            <text:p text:style-name="Preformatted_20_Text">    | "decorated-initial 6 red"</text:p>
            <text:p text:style-name="Preformatted_20_Text">    | "decorated-initial 7 red"</text:p>
            <text:p text:style-name="Preformatted_20_Text">    | "decorated-initial 8 red"</text:p>
            <text:p text:style-name="Preformatted_20_Text">    | "decorated-initial 9 red"</text:p>
            <text:p text:style-name="Preformatted_20_Text">    | "decorated-initial 2 blue"</text:p>
            <text:p text:style-name="Preformatted_20_Text">    | "decorated-initial 3 blue"</text:p>
            <text:p text:style-name="Preformatted_20_Text">    | "decorated-initial 4 blue"</text:p>
            <text:p text:style-name="Preformatted_20_Text">    | "decorated-initial 5 blue"</text:p>
            <text:p text:style-name="Preformatted_20_Text">    | "decorated-initial 6 blue"</text:p>
            <text:p text:style-name="Preformatted_20_Text">    | "decorated-initial 7 blue"</text:p>
            <text:p text:style-name="Preformatted_20_Text">    | "decorated-initial 8 blue"</text:p>
            <text:p text:style-name="Preformatted_20_Text">    | "decorated-initial 9 blue"</text:p>
            <text:p text:style-name="Preformatted_20_Text">    | "decorated-initial 11 red"</text:p>
            <text:p text:style-name="Preformatted_20_Text">    | "italic"</text:p>
            <text:p text:style-name="Preformatted_20_Text">    | "title"</text:p>
            <text:p text:style-name="Preformatted_20_Text">    | "exp"</text:p>
            <text:p text:style-name="Preformatted_20_Text">   },</text:p>
            <text:p text:style-name="Preformatted_20_Text">   macro.paraContent</text:p>
            <text:p text:style-name="Preformatted_20_Text">}</text:p>
          </table:table-cell>
        </table:table-row>
      </table:table>
      <text:h text:outline-level="3"><text:bookmark text:name="TEI.history"/>&lt;history&gt;</text:h>
      <table:table table:name="table98" table:style-name="Table1">
        <table:table-column table:style-name="Table1.col1"/>
        <table:table-column table:style-name="Table2.col2"/>
        <table:table-row>
          <table:table-cell table:number-columns-spanned="2">
            <text:p><text:span text:style-name="Highlight">&lt;history&gt; </text:span>(<text:span>history</text:span>) <text:span>groups elements describing the full history of a manuscript, manuscript part, or other object.</text:span> [<text:a xlink:type="simple" xlink:href="https://www.tei-c.org/release/doc/tei-p5-doc/en/html/MS.html#mshy">10.8. History</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
          </table:table-cell>
        </table:table-row>
        <table:table-row>
          <table:table-cell>
            <text:p><text:span text:style-name="Highlight">Contained by</text:span></text:p>
          </table:table-cell>
          <table:table-cell>
            <text:p><text:span>msdescription: </text:span><text:span>msDesc</text:span></text:p>
          </table:table-cell>
        </table:table-row>
        <table:table-row>
          <table:table-cell>
            <text:p><text:span text:style-name="Highlight">May contain</text:span></text:p>
          </table:table-cell>
          <table:table-cell>
            <text:p><text:span>core: </text:span><text:span>p</text:span></text:p>
            <text:p><text:span>msdescription: </text:span><text:span>acquisition origin</text:span></text:p>
          </table:table-cell>
        </table:table-row>
        <table:table-row>
          <table:table-cell>
            <text:p><text:span text:style-name="Highlight">Example</text:span></text:p>
          </table:table-cell>
          <table:table-cell>
            <text:p text:style-name="Preformatted_20_Text">&lt;history&gt;</text:p>
            <text:p text:style-name="Preformatted_20_Text"> &lt;origin&gt;</text:p>
            <text:p text:style-name="Preformatted_20_Text">  &lt;p&gt;Written in Durham during the mid twelfth</text:p>
            <text:p text:style-name="Preformatted_20_Text">     century.&lt;/p&gt;</text:p>
            <text:p text:style-name="Preformatted_20_Text"> &lt;/origin&gt;</text:p>
            <text:p text:style-name="Preformatted_20_Text"> &lt;provenance&gt;</text:p>
            <text:p text:style-name="Preformatted_20_Text">  &lt;p&gt;Recorded in two medieval</text:p>
            <text:p text:style-name="Preformatted_20_Text">     catalogues of the books belonging to Durham Priory, made in 1391 and</text:p>
            <text:p text:style-name="Preformatted_20_Text">     1405.&lt;/p&gt;</text:p>
            <text:p text:style-name="Preformatted_20_Text"> &lt;/provenance&gt;</text:p>
            <text:p text:style-name="Preformatted_20_Text"> &lt;provenance&gt;</text:p>
            <text:p text:style-name="Preformatted_20_Text">  &lt;p&gt;Given to W. Olleyf by William Ebchester, Prior (1446-56)</text:p>
            <text:p text:style-name="Preformatted_20_Text">     and later belonged to Henry Dalton, Prior of Holy Island (Lindisfarne)</text:p>
            <text:p text:style-name="Preformatted_20_Text">     according to inscriptions on ff. 4v and 5.&lt;/p&gt;</text:p>
            <text:p text:style-name="Preformatted_20_Text"> &lt;/provenance&gt;</text:p>
            <text:p text:style-name="Preformatted_20_Text"> &lt;acquisition&gt;</text:p>
            <text:p text:style-name="Preformatted_20_Text">  &lt;p&gt;Presented to Trinity College in 1738 by</text:p>
            <text:p text:style-name="Preformatted_20_Text">     Thomas Gale and his son Roger.&lt;/p&gt;</text:p>
            <text:p text:style-name="Preformatted_20_Text"> &lt;/acquisition&gt;</text:p>
            <text:p text:style-name="Preformatted_20_Text">&lt;/history&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alternate&gt;</text:p>
            <text:p text:style-name="Preformatted_20_Text">  &lt;classRef key="model.pLike" minOccurs="1"</text:p>
            <text:p text:style-name="Preformatted_20_Text">   maxOccurs="unbounded"/&gt;</text:p>
            <text:p text:style-name="Preformatted_20_Text">  &lt;sequence&gt;</text:p>
            <text:p text:style-name="Preformatted_20_Text">   &lt;elementRef key="summary" minOccurs="0"/&gt;</text:p>
            <text:p text:style-name="Preformatted_20_Text">   &lt;elementRef key="origin" minOccurs="0"/&gt;</text:p>
            <text:p text:style-name="Preformatted_20_Text">   &lt;elementRef key="provenance"</text:p>
            <text:p text:style-name="Preformatted_20_Text">    minOccurs="0" maxOccurs="unbounded"/&gt;</text:p>
            <text:p text:style-name="Preformatted_20_Text">   &lt;elementRef key="acquisition"</text:p>
            <text:p text:style-name="Preformatted_20_Text">    minOccurs="0"/&gt;</text:p>
            <text:p text:style-name="Preformatted_20_Text">  &lt;/sequence&gt;</text:p>
            <text:p text:style-name="Preformatted_20_Text"> &lt;/alternat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history</text:p>
            <text:p text:style-name="Preformatted_20_Text">{</text:p>
            <text:p text:style-name="Preformatted_20_Text">   att.global.attributes,</text:p>
            <text:p text:style-name="Preformatted_20_Text">   ( model.pLike+ | ( summary?, origin?, provenance*, acquisition? ) )</text:p>
            <text:p text:style-name="Preformatted_20_Text">}</text:p>
          </table:table-cell>
        </table:table-row>
      </table:table>
      <text:h text:outline-level="3"><text:bookmark text:name="TEI.hyphenation"/>&lt;hyphenation&gt;</text:h>
      <table:table table:name="table99" table:style-name="Table1">
        <table:table-column table:style-name="Table1.col1"/>
        <table:table-column table:style-name="Table2.col2"/>
        <table:table-row>
          <table:table-cell table:number-columns-spanned="2">
            <text:p><text:span text:style-name="Highlight">&lt;hyphenation&gt; </text:span>(<text:span>hyphenation</text:span>) <text:span>summarizes the way in which hyphenation in a source text has been treated in an encoded version of it.</text:span> [<text:a xlink:type="simple" xlink:href="https://www.tei-c.org/release/doc/tei-p5-doc/en/html/HD.html#HD53">2.3.3. The Editorial Practices Declaration</text:a> <text:a xlink:type="simple" xlink:href="https://www.tei-c.org/release/doc/tei-p5-doc/en/html/CC.html#CCAS2">15.3.2. Declarable Elements</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item>
                <text:p text:style-name="P1">att.declarable</text:p>
                <text:list text:style-name="L1">
                  <text:list-item>
                    <text:p text:style-name="P1"><text:span text:style-name="Emphasis">@default</text:span></text:p>
                  </text:list-item>
                </text:list>
              </text:list-item>
            </text:list>
            <table:table table:name="table100" table:style-name="Table1">
              <table:table-column table:style-name="Table1.col1"/>
              <table:table-column table:style-name="Table2.col2"/>
              <table:table-row>
                <table:table-cell>
                  <text:p>eol</text:p>
                </table:table-cell>
                <table:table-cell>
                  <text:p>(<text:span>end-of-line</text:span>) <text:span>indicates whether or not end-of-line hyphenation has been retained in a text.</text:span></text:p>
                  <table:table table:name="table101"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enumerated</text:p>
                      </table:table-cell>
                    </table:table-row>
                    <table:table-row>
                      <table:table-cell>
                        <text:p><text:span text:style-name="Highlight">Legal values are:</text:span></text:p>
                      </table:table-cell>
                      <table:table-cell>
                        <text:p text:style-name="List_20_Heading">all</text:p>
                        <text:p text:style-name="List_20_Contents"><text:span>all end-of-line hyphenation has been retained, even though the lineation of the original may not have been.</text:span></text:p>
                        <text:p text:style-name="List_20_Heading">some</text:p>
                        <text:p text:style-name="List_20_Contents"><text:span>end-of-line hyphenation has been retained in some cases.</text:span><text:span text:style-name="Emphasis">[Default] </text:span></text:p>
                        <text:p text:style-name="List_20_Heading">hard</text:p>
                        <text:p text:style-name="List_20_Contents"><text:span>all soft end-of-line hyphenation has been removed: any remaining end-of-line hyphenation should be retained.</text:span></text:p>
                        <text:p text:style-name="List_20_Heading">none</text:p>
                        <text:p text:style-name="List_20_Contents"><text:span>all end-of-line hyphenation has been removed: any remaining hyphenation occurred within the line.</text:span></text:p>
                      </table:table-cell>
                    </table:table-row>
                  </table:table>
                </table:table-cell>
              </table:table-row>
            </table:table>
          </table:table-cell>
        </table:table-row>
        <table:table-row>
          <table:table-cell>
            <text:p><text:span text:style-name="Highlight">Member of</text:span></text:p>
          </table:table-cell>
          <table:table-cell>
            <text:p>model.editorialDeclPart</text:p>
          </table:table-cell>
        </table:table-row>
        <table:table-row>
          <table:table-cell>
            <text:p><text:span text:style-name="Highlight">Contained by</text:span></text:p>
          </table:table-cell>
          <table:table-cell>
            <text:p><text:span>header: </text:span><text:span>editorialDecl</text:span></text:p>
          </table:table-cell>
        </table:table-row>
        <table:table-row>
          <table:table-cell>
            <text:p><text:span text:style-name="Highlight">May contain</text:span></text:p>
          </table:table-cell>
          <table:table-cell>
            <text:p><text:span>core: </text:span><text:span>p</text:span></text:p>
          </table:table-cell>
        </table:table-row>
        <table:table-row>
          <table:table-cell>
            <text:p><text:span text:style-name="Highlight">Example</text:span></text:p>
          </table:table-cell>
          <table:table-cell>
            <text:p text:style-name="Preformatted_20_Text">&lt;hyphenation eol="some"&gt;</text:p>
            <text:p text:style-name="Preformatted_20_Text"> &lt;p&gt;End-of-line hyphenation silently removed where appropriate&lt;/p&gt;</text:p>
            <text:p text:style-name="Preformatted_20_Text">&lt;/hyphenation&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classRef key="model.pLike" minOccurs="1"</text:p>
            <text:p text:style-name="Preformatted_20_Text">  maxOccurs="unbounded"/&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hyphenation</text:p>
            <text:p text:style-name="Preformatted_20_Text">{</text:p>
            <text:p text:style-name="Preformatted_20_Text">   att.global.attributes,</text:p>
            <text:p text:style-name="Preformatted_20_Text">   att.declarable.attributes,</text:p>
            <text:p text:style-name="Preformatted_20_Text">   attribute eol { "all" | "some" | "hard" | "none" }?,</text:p>
            <text:p text:style-name="Preformatted_20_Text">   model.pLike+</text:p>
            <text:p text:style-name="Preformatted_20_Text">}</text:p>
          </table:table-cell>
        </table:table-row>
      </table:table>
      <text:h text:outline-level="3"><text:bookmark text:name="TEI.idno"/>&lt;idno&gt;</text:h>
      <table:table table:name="table102" table:style-name="Table1">
        <table:table-column table:style-name="Table1.col1"/>
        <table:table-column table:style-name="Table2.col2"/>
        <table:table-row>
          <table:table-cell table:number-columns-spanned="2">
            <text:p><text:span text:style-name="Highlight">&lt;idno&gt; </text:span>(<text:span>identifier</text:span>) <text:span>supplies any form of identifier used to identify some object, such as a bibliographic item, a person, a title, an organization, etc. in a standardized way.</text:span> [<text:a xlink:type="simple" xlink:href="https://www.tei-c.org/release/doc/tei-p5-doc/en/html/ND.html#NDPERSbp">13.3.1. Basic Principles</text:a> <text:a xlink:type="simple" xlink:href="https://www.tei-c.org/release/doc/tei-p5-doc/en/html/HD.html#HD24">2.2.4. Publication, Distribution, Licensing, etc.</text:a> <text:a xlink:type="simple" xlink:href="https://www.tei-c.org/release/doc/tei-p5-doc/en/html/HD.html#HD26">2.2.5. The Series Statement</text:a> <text:a xlink:type="simple" xlink:href="https://www.tei-c.org/release/doc/tei-p5-doc/en/html/CO.html#COBICOI">3.12.2.4. Imprint, Size of a Document, and Reprint Information</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item>
                <text:p text:style-name="P1">att.sortable</text:p>
                <text:list text:style-name="L1">
                  <text:list-item>
                    <text:p text:style-name="P1"><text:span text:style-name="Emphasis">@sortKey</text:span></text:p>
                  </text:list-item>
                </text:list>
              </text:list-item>
              <text:list-item>
                <text:p text:style-name="P1">att.datable</text:p>
                <text:list text:style-name="L1">
                  <text:list-item>
                    <text:p text:style-name="P1"><text:span text:style-name="Emphasis">@period</text:span></text:p>
                  </text:list-item>
                </text:list>
                <text:list text:style-name="L1">
                  <text:list-item>
                    <text:p text:style-name="P1">att.datable.w3c</text:p>
                    <text:list text:style-name="L1">
                      <text:list-item>
                        <text:p text:style-name="P1"><text:span text:style-name="Emphasis">@when</text:span></text:p>
                      </text:list-item>
                      <text:list-item>
                        <text:p text:style-name="P1"><text:span text:style-name="Emphasis">@notBefore</text:span></text:p>
                      </text:list-item>
                      <text:list-item>
                        <text:p text:style-name="P1"><text:span text:style-name="Emphasis">@notAfter</text:span></text:p>
                      </text:list-item>
                      <text:list-item>
                        <text:p text:style-name="P1"><text:span text:style-name="Emphasis">@from</text:span></text:p>
                      </text:list-item>
                      <text:list-item>
                        <text:p text:style-name="P1"><text:span text:style-name="Emphasis">@to</text:span></text:p>
                      </text:list-item>
                    </text:list>
                  </text:list-item>
                  <text:list-item>
                    <text:p text:style-name="P1">att.datable.iso</text:p>
                    <text:list text:style-name="L1">
                      <text:list-item>
                        <text:p text:style-name="P1"><text:span text:style-name="Emphasis">@when-iso</text:span></text:p>
                      </text:list-item>
                      <text:list-item>
                        <text:p text:style-name="P1"><text:span text:style-name="Emphasis">@notBefore-iso</text:span></text:p>
                      </text:list-item>
                      <text:list-item>
                        <text:p text:style-name="P1"><text:span text:style-name="Emphasis">@notAfter-iso</text:span></text:p>
                      </text:list-item>
                      <text:list-item>
                        <text:p text:style-name="P1"><text:span text:style-name="Emphasis">@from-iso</text:span></text:p>
                      </text:list-item>
                      <text:list-item>
                        <text:p text:style-name="P1"><text:span text:style-name="Emphasis">@to-iso</text:span></text:p>
                      </text:list-item>
                    </text:list>
                  </text:list-item>
                  <text:list-item>
                    <text:p text:style-name="P1">att.datable.custom</text:p>
                    <text:list text:style-name="L1">
                      <text:list-item>
                        <text:p text:style-name="P1"><text:span text:style-name="Emphasis">@when-custom</text:span></text:p>
                      </text:list-item>
                      <text:list-item>
                        <text:p text:style-name="P1"><text:span text:style-name="Emphasis">@notBefore-custom</text:span></text:p>
                      </text:list-item>
                      <text:list-item>
                        <text:p text:style-name="P1"><text:span text:style-name="Emphasis">@notAfter-custom</text:span></text:p>
                      </text:list-item>
                      <text:list-item>
                        <text:p text:style-name="P1"><text:span text:style-name="Emphasis">@from-custom</text:span></text:p>
                      </text:list-item>
                      <text:list-item>
                        <text:p text:style-name="P1"><text:span text:style-name="Emphasis">@to-custom</text:span></text:p>
                      </text:list-item>
                      <text:list-item>
                        <text:p text:style-name="P1"><text:span text:style-name="Emphasis">@datingPoint</text:span></text:p>
                      </text:list-item>
                      <text:list-item>
                        <text:p text:style-name="P1"><text:span text:style-name="Emphasis">@datingMethod</text:span></text:p>
                      </text:list-item>
                    </text:list>
                  </text:list-item>
                </text:list>
              </text:list-item>
              <text:list-item>
                <text:p text:style-name="P1">att.typed</text:p>
                <text:list text:style-name="L1">
                  <text:list-item>
                    <text:p text:style-name="P1"><text:span>type</text:span></text:p>
                  </text:list-item>
                  <text:list-item>
                    <text:p text:style-name="P1"><text:span>@subtype</text:span></text:p>
                  </text:list-item>
                </text:list>
              </text:list-item>
            </text:list>
            <table:table table:name="table103" table:style-name="Table1">
              <table:table-column table:style-name="Table1.col1"/>
              <table:table-column table:style-name="Table2.col2"/>
              <table:table-row>
                <table:table-cell>
                  <text:p>type</text:p>
                </table:table-cell>
                <table:table-cell>
                  <text:p><text:span>categorizes the identifier, for example as an ISBN, Social Security number, etc.</text:span></text:p>
                  <table:table table:name="table104" table:style-name="Table1">
                    <table:table-column table:style-name="Table1.col1"/>
                    <table:table-column table:style-name="Table2.col2"/>
                    <table:table-row>
                      <table:table-cell>
                        <text:p><text:span text:style-name="Highlight">Derived from</text:span></text:p>
                      </table:table-cell>
                      <table:table-cell>
                        <text:p>att.typed</text:p>
                      </table:table-cell>
                    </table:table-row>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enumerated</text:p>
                      </table:table-cell>
                    </table:table-row>
                    <table:table-row>
                      <table:table-cell>
                        <text:p><text:span text:style-name="Highlight">Suggested values include:</text:span></text:p>
                      </table:table-cell>
                      <table:table-cell>
                        <text:p text:style-name="List_20_Heading">ISBN</text:p>
                        <text:p text:style-name="List_20_Contents"><text:span>International Standard Book Number: a 13- or (if assigned prior to 2007) 10-digit identifying number assigned by the publishing industry to a published book or similar item, registered with the <text:a xlink:type="simple" xlink:href="https://www.isbn-international.org">International ISBN Agency.</text:a></text:span></text:p>
                        <text:p text:style-name="List_20_Heading">ISSN</text:p>
                        <text:p text:style-name="List_20_Contents"><text:span>International Standard Serial Number: an eight-digit number to uniquely identify a serial publication.</text:span></text:p>
                        <text:p text:style-name="List_20_Heading">DOI</text:p>
                        <text:p text:style-name="List_20_Contents"><text:span>Digital Object Identifier: a unique string of letters and numbers assigned to an electronic document.</text:span></text:p>
                        <text:p text:style-name="List_20_Heading">URI</text:p>
                        <text:p text:style-name="List_20_Contents"><text:span>Uniform Resource Identifier: a string of characters to uniquely identify a resource, following the syntax of <text:a xlink:type="simple" xlink:href="https://datatracker.ietf.org/doc/html/rfc3986">RFC 3986</text:a>.</text:span></text:p>
                        <text:p text:style-name="List_20_Heading">VIAF</text:p>
                        <text:p text:style-name="List_20_Contents"><text:span>A data number in the Virtual Internet Authority File assigned to link different names in catalogs around the world for the same entity.</text:span></text:p>
                        <text:p text:style-name="List_20_Heading">ESTC</text:p>
                        <text:p text:style-name="List_20_Contents"><text:span>English Short-Title Catalogue number: an identifying number assigned to a document in English printed in the British Isles or North America before 1801.</text:span></text:p>
                        <text:p text:style-name="List_20_Heading">OCLC</text:p>
                        <text:p text:style-name="List_20_Contents"><text:span>OCLC control number (record number) for the union catalog record in WorldCat, a union catalog for member libraries in the Online Computer Library Center global cooperative.</text:span></text:p>
                      </table:table-cell>
                    </table:table-row>
                  </table:table>
                </table:table-cell>
              </table:table-row>
              <table:table-row>
                <table:table-cell>
                  <text:p>calendar</text:p>
                </table:table-cell>
                <table:table-cell>
                  <text:p><text:span>indicates one or more systems or calendars to which the date represented by the content of this element belongs.</text:span></text:p>
                  <table:table table:name="table105" table:style-name="Table1">
                    <table:table-column table:style-name="Table1.col1"/>
                    <table:table-column table:style-name="Table2.col2"/>
                    <table:table-row>
                      <table:table-cell>
                        <text:p><text:span><text:a xlink:type="simple" xlink:href="http://www.tei-c.org/Activities/Council/Working/tcw27.xml"><text:span>Deprecated</text:span></text:a></text:span></text:p>
                      </table:table-cell>
                      <table:table-cell table:number-columns-spanned="1">
                        <text:p><text:span>will be removed on 2024-11-11</text:span></text:p>
                      </table:table-cell>
                    </table:table-row>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idata.pointer <text:span>separated by whitespace</text:span></text:p>
                      </table:table-cell>
                    </table:table-row>
                    <table:table-row>
                      <table:table-cell>
                        <text:p><text:span text:style-name="Highlight">Schematron</text:span></text:p>
                      </table:table-cell>
                      <table:table-cell>
                        <text:p>
&lt;sch:rule context="tei:*[@calendar]"&gt;
&lt;sch:assert test="string-length( normalize-space(.) ) gt 0"&gt; @calendar indicates one or more
 systems or calendars to which the date represented by the content of this element belongs,
 but this &lt;sch:name/&gt; element has no textual content.&lt;/sch:assert&gt;
&lt;/sch:rule&gt;</text:p>
                      </table:table-cell>
                    </table:table-row>
                  </table:table>
                </table:table-cell>
              </table:table-row>
            </table:table>
          </table:table-cell>
        </table:table-row>
        <table:table-row>
          <table:table-cell>
            <text:p><text:span text:style-name="Highlight">Member of</text:span></text:p>
          </table:table-cell>
          <table:table-cell>
            <text:p>model.msItemPart model.nameLike </text:p>
          </table:table-cell>
        </table:table-row>
        <table:table-row>
          <table:table-cell>
            <text:p><text:span text:style-name="Highlight">Contained by</text:span></text:p>
          </table:table-cell>
          <table:table-cell>
            <text:p><text:span>core: </text:span><text:span>add author corr date del head hi l name note num orig p publisher quote ref reg resp rs said sic textLang title unclear</text:span></text:p>
            <text:p><text:span>figures: </text:span><text:span>figDesc</text:span></text:p>
            <text:p><text:span>header: </text:span><text:span>authority change edition extent handNote idno language licence</text:span></text:p>
            <text:p><text:span>linking: </text:span><text:span>seg</text:span></text:p>
            <text:p><text:span>msdescription: </text:span><text:span>acquisition altIdentifier condition decoNote explicit foliation incipit layout msIdentifier msItem origin repository rubric support</text:span></text:p>
            <text:p><text:span>namesdates: </text:span><text:span>country persName placeName settlement</text:span></text:p>
            <text:p><text:span>textcrit: </text:span><text:span>lem rdg witness</text:span></text:p>
            <text:p><text:span>transcr: </text:span><text:span>damage supplied surplus</text:span></text:p>
          </table:table-cell>
        </table:table-row>
        <table:table-row>
          <table:table-cell>
            <text:p><text:span text:style-name="Highlight">May contain</text:span></text:p>
          </table:table-cell>
          <table:table-cell>
            <text:p><text:span>header: </text:span><text:span>idno</text:span></text:p>
            <text:p>character data</text:p>
          </table:table-cell>
        </table:table-row>
        <table:table-row>
          <table:table-cell>
            <text:p><text:span text:style-name="Highlight">Note</text:span></text:p>
          </table:table-cell>
          <table:table-cell>
            <text:p text:style-name="Text_20_body">&lt;idno&gt; should be used for labels which identify an object or concept in a formal cataloguing system such as a database or an RDF store, or in a distributed system such as the World Wide Web. Some suggested values for <text:span text:style-name="Emphasis">type</text:span> on &lt;idno&gt; are <text:span text:style-name="Emphasis">ISBN</text:span>, <text:span text:style-name="Emphasis">ISSN</text:span>, <text:span text:style-name="Emphasis">DOI</text:span>, and <text:span text:style-name="Emphasis">URI</text:span>.</text:p>
          </table:table-cell>
        </table:table-row>
        <table:table-row>
          <table:table-cell>
            <text:p><text:span text:style-name="Highlight">Example</text:span></text:p>
          </table:table-cell>
          <table:table-cell>
            <text:p text:style-name="Preformatted_20_Text">&lt;idno type="ISBN"&gt;978-1-906964-22-1&lt;/idno&gt;</text:p>
            <text:p text:style-name="Preformatted_20_Text">&lt;idno type="ISSN"&gt;0143-3385&lt;/idno&gt;</text:p>
            <text:p text:style-name="Preformatted_20_Text">&lt;idno type="DOI"&gt;10.1000/123&lt;/idno&gt;</text:p>
            <text:p text:style-name="Preformatted_20_Text">&lt;idno type="URI"&gt;http://www.worldcat.org/oclc/185922478&lt;/idno&gt;</text:p>
            <text:p text:style-name="Preformatted_20_Text">&lt;idno type="URI"&gt;http://authority.nzetc.org/463/&lt;/idno&gt;</text:p>
            <text:p text:style-name="Preformatted_20_Text">&lt;idno type="LT"&gt;Thomason Tract E.537(17)&lt;/idno&gt;</text:p>
            <text:p text:style-name="Preformatted_20_Text">&lt;idno type="Wing"&gt;C695&lt;/idno&gt;</text:p>
            <text:p text:style-name="Preformatted_20_Text">&lt;idno type="oldCat"&gt;</text:p>
            <text:p text:style-name="Preformatted_20_Text"> &lt;g ref="#sym"/&gt;345</text:p>
            <text:p text:style-name="Preformatted_20_Text">&lt;/idno&gt;</text:p>
            <text:p>In the last case, the identifier includes a non-Unicode character which is defined elsewhere by means of a &lt;glyph&gt; or &lt;char&gt; element referenced here as <text:span text:style-name="User_20_Entry">#sym</text:span>.</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alternate minOccurs="0"</text:p>
            <text:p text:style-name="Preformatted_20_Text">  maxOccurs="unbounded"&gt;</text:p>
            <text:p text:style-name="Preformatted_20_Text">  &lt;textNode/&gt;</text:p>
            <text:p text:style-name="Preformatted_20_Text">  &lt;classRef key="model.gLike"/&gt;</text:p>
            <text:p text:style-name="Preformatted_20_Text">  &lt;elementRef key="idno"/&gt;</text:p>
            <text:p text:style-name="Preformatted_20_Text"> &lt;/alternat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idno</text:p>
            <text:p text:style-name="Preformatted_20_Text">{</text:p>
            <text:p text:style-name="Preformatted_20_Text">   att.global.attributes,</text:p>
            <text:p text:style-name="Preformatted_20_Text">   att.sortable.attributes,</text:p>
            <text:p text:style-name="Preformatted_20_Text">   att.datable.attributes,</text:p>
            <text:p text:style-name="Preformatted_20_Text">   att.typed.attribute.subtype,</text:p>
            <text:p text:style-name="Preformatted_20_Text">   attribute type</text:p>
            <text:p text:style-name="Preformatted_20_Text">   {</text:p>
            <text:p text:style-name="Preformatted_20_Text">      "ISBN" | "ISSN" | "DOI" | "URI" | "VIAF" | "ESTC" | "OCLC"</text:p>
            <text:p text:style-name="Preformatted_20_Text">   }?,</text:p>
            <text:p text:style-name="Preformatted_20_Text">   attribute calendar { list { + } }?,</text:p>
            <text:p text:style-name="Preformatted_20_Text">   ( text | model.gLike | idno )*</text:p>
            <text:p text:style-name="Preformatted_20_Text">}</text:p>
          </table:table-cell>
        </table:table-row>
      </table:table>
      <text:h text:outline-level="3"><text:bookmark text:name="TEI.incipit"/>&lt;incipit&gt;</text:h>
      <table:table table:name="table106" table:style-name="Table1">
        <table:table-column table:style-name="Table1.col1"/>
        <table:table-column table:style-name="Table2.col2"/>
        <table:table-row>
          <table:table-cell table:number-columns-spanned="2">
            <text:p><text:span text:style-name="Highlight">&lt;incipit&gt; </text:span><text:span>contains the <text:span text:style-name="Emphasis">incipit</text:span> of a manuscript or similar object item, that is the opening words of the text proper, exclusive of any <text:span text:style-name="Emphasis">rubric</text:span> which might precede it, of sufficient length to identify the work uniquely; such incipits were, in former times, frequently used a means of reference to a work, in place of a title.</text:span> [<text:a xlink:type="simple" xlink:href="https://www.tei-c.org/release/doc/tei-p5-doc/en/html/MS.html#mscoit">10.6.1. The msItem and msItemStruct Elements</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item>
                <text:p text:style-name="P1">att.typed</text:p>
                <text:list text:style-name="L1">
                  <text:list-item>
                    <text:p text:style-name="P1"><text:span text:style-name="Emphasis">@type</text:span></text:p>
                  </text:list-item>
                  <text:list-item>
                    <text:p text:style-name="P1"><text:span text:style-name="Emphasis">@subtype</text:span></text:p>
                  </text:list-item>
                </text:list>
              </text:list-item>
              <text:list-item>
                <text:p text:style-name="P1">att.msExcerpt</text:p>
                <text:list text:style-name="L1">
                  <text:list-item>
                    <text:p text:style-name="P1"><text:span text:style-name="Emphasis">@defective</text:span></text:p>
                  </text:list-item>
                </text:list>
              </text:list-item>
            </text:list>
          </table:table-cell>
        </table:table-row>
        <table:table-row>
          <table:table-cell>
            <text:p><text:span text:style-name="Highlight">Member of</text:span></text:p>
          </table:table-cell>
          <table:table-cell>
            <text:p>model.msQuoteLike </text:p>
          </table:table-cell>
        </table:table-row>
        <table:table-row>
          <table:table-cell>
            <text:p><text:span text:style-name="Highlight">Contained by</text:span></text:p>
          </table:table-cell>
          <table:table-cell>
            <text:p><text:span>msdescription: </text:span><text:span>msItem msItemStruct</text:span></text:p>
          </table:table-cell>
        </table:table-row>
        <table:table-row>
          <table:table-cell>
            <text:p><text:span text:style-name="Highlight">May contain</text:span></text:p>
          </table:table-cell>
          <table:table-cell>
            <text:p><text:span>analysis: </text:span><text:span>c</text:span></text:p>
            <text:p><text:span>core: </text:span><text:span>add cb choice corr date del gap hi name note num orig pb quote ref reg rs said sic title unclear</text:span></text:p>
            <text:p><text:span>figures: </text:span><text:span>figure</text:span></text:p>
            <text:p><text:span>header: </text:span><text:span>idno</text:span></text:p>
            <text:p><text:span>linking: </text:span><text:span>anchor seg</text:span></text:p>
            <text:p><text:span>msdescription: </text:span><text:span>dimensions height locus locusGrp width</text:span></text:p>
            <text:p><text:span>namesdates: </text:span><text:span>country persName placeName settlement</text:span></text:p>
            <text:p><text:span>textcrit: </text:span><text:span>app</text:span></text:p>
            <text:p><text:span>transcr: </text:span><text:span>damage handShift subst supplied surplus</text:span></text:p>
            <text:p>character data</text:p>
          </table:table-cell>
        </table:table-row>
        <table:table-row>
          <table:table-cell>
            <text:p><text:span text:style-name="Highlight">Example</text:span></text:p>
          </table:table-cell>
          <table:table-cell>
            <text:p text:style-name="Preformatted_20_Text">&lt;incipit&gt;Pater noster qui es in celis&lt;/incipit&gt;</text:p>
            <text:p text:style-name="Preformatted_20_Text">&lt;incipit defective="true"&gt;tatem dedit hominibus alleluia.&lt;/incipit&gt;</text:p>
            <text:p text:style-name="Preformatted_20_Text">&lt;incipit type="biblical"&gt;Ghif ons huden onse dagelix broet&lt;/incipit&gt;</text:p>
            <text:p text:style-name="Preformatted_20_Text">&lt;incipit&gt;O ongehoerde gewerdighe christi&lt;/incipit&gt;</text:p>
            <text:p text:style-name="Preformatted_20_Text">&lt;incipit type="lemma"&gt;Firmiter&lt;/incipit&gt;</text:p>
            <text:p text:style-name="Preformatted_20_Text">&lt;incipit&gt;Ideo dicit firmiter quia ordo fidei nostre probari non potest&lt;/incipit&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macroRef key="macro.phraseSeq"/&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incipit</text:p>
            <text:p text:style-name="Preformatted_20_Text">{</text:p>
            <text:p text:style-name="Preformatted_20_Text">   att.global.attributes,</text:p>
            <text:p text:style-name="Preformatted_20_Text">   att.typed.attributes,</text:p>
            <text:p text:style-name="Preformatted_20_Text">   att.msExcerpt.attributes,</text:p>
            <text:p text:style-name="Preformatted_20_Text">   macro.phraseSeq</text:p>
            <text:p text:style-name="Preformatted_20_Text">}</text:p>
          </table:table-cell>
        </table:table-row>
      </table:table>
      <text:h text:outline-level="3"><text:bookmark text:name="TEI.l"/>&lt;l&gt;</text:h>
      <table:table table:name="table107" table:style-name="Table1">
        <table:table-column table:style-name="Table1.col1"/>
        <table:table-column table:style-name="Table2.col2"/>
        <table:table-row>
          <table:table-cell table:number-columns-spanned="2">
            <text:p><text:span text:style-name="Highlight">&lt;l&gt; </text:span>(<text:span>verse line</text:span>) <text:span>contains a single, possibly incomplete, line of verse.</text:span> [<text:a xlink:type="simple" xlink:href="https://www.tei-c.org/release/doc/tei-p5-doc/en/html/CO.html#COVE">3.13.1. Core Tags for Verse</text:a> <text:a xlink:type="simple" xlink:href="https://www.tei-c.org/release/doc/tei-p5-doc/en/html/CO.html#CODV">3.13. Passages of Verse or Drama</text:a> <text:a xlink:type="simple" xlink:href="https://www.tei-c.org/release/doc/tei-p5-doc/en/html/DR.html#DRPAL">7.2.5. Speech Content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item>
                <text:p text:style-name="P1">att.fragmentable</text:p>
                <text:list text:style-name="L1">
                  <text:list-item>
                    <text:p text:style-name="P1"><text:span text:style-name="Emphasis">@part</text:span></text:p>
                  </text:list-item>
                </text:list>
              </text:list-item>
            </text:list>
          </table:table-cell>
        </table:table-row>
        <table:table-row>
          <table:table-cell>
            <text:p><text:span text:style-name="Highlight">Member of</text:span></text:p>
          </table:table-cell>
          <table:table-cell>
            <text:p>model.lLike</text:p>
          </table:table-cell>
        </table:table-row>
        <table:table-row>
          <table:table-cell>
            <text:p><text:span text:style-name="Highlight">Contained by</text:span></text:p>
          </table:table-cell>
          <table:table-cell>
            <text:p><text:span>core: </text:span><text:span>add corr del head hi lg note orig p quote ref reg said sic textLang title unclear</text:span></text:p>
            <text:p><text:span>figures: </text:span><text:span>figure</text:span></text:p>
            <text:p><text:span>header: </text:span><text:span>change handNote licence</text:span></text:p>
            <text:p><text:span>linking: </text:span><text:span>seg</text:span></text:p>
            <text:p><text:span>msdescription: </text:span><text:span>acquisition condition decoNote foliation layout origin support</text:span></text:p>
            <text:p><text:span>textcrit: </text:span><text:span>lem rdg</text:span></text:p>
            <text:p><text:span>textstructure: </text:span><text:span>body div</text:span></text:p>
            <text:p><text:span>transcr: </text:span><text:span>damage supplied surplus</text:span></text:p>
          </table:table-cell>
        </table:table-row>
        <table:table-row>
          <table:table-cell>
            <text:p><text:span text:style-name="Highlight">May contain</text:span></text:p>
          </table:table-cell>
          <table:table-cell>
            <text:p><text:span>analysis: </text:span><text:span>c</text:span></text:p>
            <text:p><text:span>core: </text:span><text:span>add cb choice corr date del gap hi name note num orig pb quote ref reg rs said sic title unclear</text:span></text:p>
            <text:p><text:span>figures: </text:span><text:span>figure</text:span></text:p>
            <text:p><text:span>header: </text:span><text:span>idno</text:span></text:p>
            <text:p><text:span>linking: </text:span><text:span>anchor seg</text:span></text:p>
            <text:p><text:span>msdescription: </text:span><text:span>dimensions height locus locusGrp msDesc width</text:span></text:p>
            <text:p><text:span>namesdates: </text:span><text:span>country persName placeName settlement</text:span></text:p>
            <text:p><text:span>textcrit: </text:span><text:span>app listWit</text:span></text:p>
            <text:p><text:span>transcr: </text:span><text:span>damage handShift subst supplied surplus</text:span></text:p>
            <text:p>character data</text:p>
          </table:table-cell>
        </table:table-row>
        <table:table-row>
          <table:table-cell>
            <text:p><text:span text:style-name="Highlight">Example</text:span></text:p>
          </table:table-cell>
          <table:table-cell>
            <text:p text:style-name="Preformatted_20_Text">&lt;l met="x/x/x/x/x/" real="/xx/x/x/x/"&gt;Shall I compare thee to a summer's day?&lt;/l&gt;</text:p>
          </table:table-cell>
        </table:table-row>
        <table:table-row>
          <table:table-cell>
            <text:p><text:span text:style-name="Highlight">Schematron</text:span></text:p>
          </table:table-cell>
          <table:table-cell>
            <text:p>
&lt;sch:report test="ancestor::tei:l[not(.//tei:note//tei:l[. = current()])]"&gt; Abstract model violation: Lines may not contain lines or lg elements.
&lt;/sch:report&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alternate minOccurs="0"</text:p>
            <text:p text:style-name="Preformatted_20_Text">  maxOccurs="unbounded"&gt;</text:p>
            <text:p text:style-name="Preformatted_20_Text">  &lt;textNode/&gt;</text:p>
            <text:p text:style-name="Preformatted_20_Text">  &lt;classRef key="model.gLike"/&gt;</text:p>
            <text:p text:style-name="Preformatted_20_Text">  &lt;classRef key="model.phrase"/&gt;</text:p>
            <text:p text:style-name="Preformatted_20_Text">  &lt;classRef key="model.inter"/&gt;</text:p>
            <text:p text:style-name="Preformatted_20_Text">  &lt;classRef key="model.global"/&gt;</text:p>
            <text:p text:style-name="Preformatted_20_Text"> &lt;/alternat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l</text:p>
            <text:p text:style-name="Preformatted_20_Text">{</text:p>
            <text:p text:style-name="Preformatted_20_Text">   att.global.attributes,</text:p>
            <text:p text:style-name="Preformatted_20_Text">   att.fragmentable.attributes,</text:p>
            <text:p text:style-name="Preformatted_20_Text">   ( text | model.gLike | model.phrase | model.inter | model.global )*</text:p>
            <text:p text:style-name="Preformatted_20_Text">}</text:p>
          </table:table-cell>
        </table:table-row>
      </table:table>
      <text:h text:outline-level="3"><text:bookmark text:name="TEI.langUsage"/>&lt;langUsage&gt;</text:h>
      <table:table table:name="table108" table:style-name="Table1">
        <table:table-column table:style-name="Table1.col1"/>
        <table:table-column table:style-name="Table2.col2"/>
        <table:table-row>
          <table:table-cell table:number-columns-spanned="2">
            <text:p><text:span text:style-name="Highlight">&lt;langUsage&gt; </text:span>(<text:span>language usage</text:span>) <text:span>describes the languages, sublanguages, registers, dialects, etc. represented within a text.</text:span> [<text:a xlink:type="simple" xlink:href="https://www.tei-c.org/release/doc/tei-p5-doc/en/html/HD.html#HD41">2.4.2. Language Usage</text:a> <text:a xlink:type="simple" xlink:href="https://www.tei-c.org/release/doc/tei-p5-doc/en/html/HD.html#HD4">2.4. The Profile Description</text:a> <text:a xlink:type="simple" xlink:href="https://www.tei-c.org/release/doc/tei-p5-doc/en/html/CC.html#CCAS2">15.3.2. Declarable Elements</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item>
                <text:p text:style-name="P1">att.declarable</text:p>
                <text:list text:style-name="L1">
                  <text:list-item>
                    <text:p text:style-name="P1"><text:span text:style-name="Emphasis">@default</text:span></text:p>
                  </text:list-item>
                </text:list>
              </text:list-item>
            </text:list>
          </table:table-cell>
        </table:table-row>
        <table:table-row>
          <table:table-cell>
            <text:p><text:span text:style-name="Highlight">Member of</text:span></text:p>
          </table:table-cell>
          <table:table-cell>
            <text:p>model.profileDescPart</text:p>
          </table:table-cell>
        </table:table-row>
        <table:table-row>
          <table:table-cell>
            <text:p><text:span text:style-name="Highlight">Contained by</text:span></text:p>
          </table:table-cell>
          <table:table-cell>
            <text:p><text:span>header: </text:span><text:span>profileDesc</text:span></text:p>
          </table:table-cell>
        </table:table-row>
        <table:table-row>
          <table:table-cell>
            <text:p><text:span text:style-name="Highlight">May contain</text:span></text:p>
          </table:table-cell>
          <table:table-cell>
            <text:p><text:span>core: </text:span><text:span>p</text:span></text:p>
            <text:p><text:span>header: </text:span><text:span>language</text:span></text:p>
          </table:table-cell>
        </table:table-row>
        <table:table-row>
          <table:table-cell>
            <text:p><text:span text:style-name="Highlight">Example</text:span></text:p>
          </table:table-cell>
          <table:table-cell>
            <text:p text:style-name="Preformatted_20_Text">&lt;langUsage&gt;</text:p>
            <text:p text:style-name="Preformatted_20_Text"> &lt;language ident="fr-CA" usage="60"&gt;Québecois&lt;/language&gt;</text:p>
            <text:p text:style-name="Preformatted_20_Text"> &lt;language ident="en-CA" usage="20"&gt;Canadian business English&lt;/language&gt;</text:p>
            <text:p text:style-name="Preformatted_20_Text"> &lt;language ident="en-GB" usage="20"&gt;British English&lt;/language&gt;</text:p>
            <text:p text:style-name="Preformatted_20_Text">&lt;/langUsage&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alternate&gt;</text:p>
            <text:p text:style-name="Preformatted_20_Text">  &lt;classRef key="model.pLike" minOccurs="1"</text:p>
            <text:p text:style-name="Preformatted_20_Text">   maxOccurs="unbounded"/&gt;</text:p>
            <text:p text:style-name="Preformatted_20_Text">  &lt;elementRef key="language" minOccurs="1"</text:p>
            <text:p text:style-name="Preformatted_20_Text">   maxOccurs="unbounded"/&gt;</text:p>
            <text:p text:style-name="Preformatted_20_Text"> &lt;/alternat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langUsage</text:p>
            <text:p text:style-name="Preformatted_20_Text">{</text:p>
            <text:p text:style-name="Preformatted_20_Text">   att.global.attributes,</text:p>
            <text:p text:style-name="Preformatted_20_Text">   att.declarable.attributes,</text:p>
            <text:p text:style-name="Preformatted_20_Text">   ( model.pLike+ | language+ )</text:p>
            <text:p text:style-name="Preformatted_20_Text">}</text:p>
          </table:table-cell>
        </table:table-row>
      </table:table>
      <text:h text:outline-level="3"><text:bookmark text:name="TEI.language"/>&lt;language&gt;</text:h>
      <table:table table:name="table109" table:style-name="Table1">
        <table:table-column table:style-name="Table1.col1"/>
        <table:table-column table:style-name="Table2.col2"/>
        <table:table-row>
          <table:table-cell table:number-columns-spanned="2">
            <text:p><text:span text:style-name="Highlight">&lt;language&gt; </text:span>(<text:span>language</text:span>) <text:span>characterizes a single language or sublanguage used within a text.</text:span> [<text:a xlink:type="simple" xlink:href="https://www.tei-c.org/release/doc/tei-p5-doc/en/html/HD.html#HD41">2.4.2. Language Usage</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
            <table:table table:name="table110" table:style-name="Table1">
              <table:table-column table:style-name="Table1.col1"/>
              <table:table-column table:style-name="Table2.col2"/>
              <table:table-row>
                <table:table-cell>
                  <text:p>ident</text:p>
                </table:table-cell>
                <table:table-cell>
                  <text:p>(<text:span>identifier</text:span>) <text:span>Supplies a language code constructed as defined in <text:a xlink:type="simple" xlink:href="https://tools.ietf.org/html/bcp47">BCP 47</text:a> which is used to identify the language documented by this element, and which may be referenced by the global <text:span text:style-name="Emphasis">xml:lang</text:span> attribute.</text:span></text:p>
                  <table:table table:name="table111" table:style-name="Table1">
                    <table:table-column table:style-name="Table1.col1"/>
                    <table:table-column table:style-name="Table2.col2"/>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Datatype</text:span></text:p>
                      </table:table-cell>
                      <table:table-cell>
                        <text:p>teidata.language</text:p>
                      </table:table-cell>
                    </table:table-row>
                  </table:table>
                </table:table-cell>
              </table:table-row>
              <table:table-row>
                <table:table-cell>
                  <text:p>usage</text:p>
                </table:table-cell>
                <table:table-cell>
                  <text:p><text:span>specifies the approximate percentage of the text which uses this language.</text:span></text:p>
                  <table:table table:name="table112"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xt:a xlink:type="simple" xlink:href="https://www.w3.org/TR/xmlschema-2/#nonNegativeInteger">nonNegativeInteger</text:a></text:p>
                      </table:table-cell>
                    </table:table-row>
                  </table:table>
                </table:table-cell>
              </table:table-row>
            </table:table>
          </table:table-cell>
        </table:table-row>
        <table:table-row>
          <table:table-cell>
            <text:p><text:span text:style-name="Highlight">Contained by</text:span></text:p>
          </table:table-cell>
          <table:table-cell>
            <text:p><text:span>header: </text:span><text:span>langUsage</text:span></text:p>
          </table:table-cell>
        </table:table-row>
        <table:table-row>
          <table:table-cell>
            <text:p><text:span text:style-name="Highlight">May contain</text:span></text:p>
          </table:table-cell>
          <table:table-cell>
            <text:p><text:span>core: </text:span><text:span>cb choice date gap hi name note num pb ref rs title</text:span></text:p>
            <text:p><text:span>figures: </text:span><text:span>figure</text:span></text:p>
            <text:p><text:span>header: </text:span><text:span>idno</text:span></text:p>
            <text:p><text:span>linking: </text:span><text:span>anchor</text:span></text:p>
            <text:p><text:span>msdescription: </text:span><text:span>dimensions height locus locusGrp width</text:span></text:p>
            <text:p><text:span>namesdates: </text:span><text:span>country persName placeName settlement</text:span></text:p>
            <text:p><text:span>textcrit: </text:span><text:span>app</text:span></text:p>
            <text:p><text:span>transcr: </text:span><text:span>subst</text:span></text:p>
            <text:p>character data</text:p>
          </table:table-cell>
        </table:table-row>
        <table:table-row>
          <table:table-cell>
            <text:p><text:span text:style-name="Highlight">Note</text:span></text:p>
          </table:table-cell>
          <table:table-cell>
            <text:p text:style-name="Text_20_body">Particularly for sublanguages, an informal prose characterization should be supplied as content for the element.</text:p>
          </table:table-cell>
        </table:table-row>
        <table:table-row>
          <table:table-cell>
            <text:p><text:span text:style-name="Highlight">Example</text:span></text:p>
          </table:table-cell>
          <table:table-cell>
            <text:p text:style-name="Preformatted_20_Text">&lt;langUsage&gt;</text:p>
            <text:p text:style-name="Preformatted_20_Text"> &lt;language ident="en-US" usage="75"&gt;modern American English&lt;/language&gt;</text:p>
            <text:p text:style-name="Preformatted_20_Text"> &lt;language ident="az-Arab" usage="20"&gt;Azerbaijani in Arabic script&lt;/language&gt;</text:p>
            <text:p text:style-name="Preformatted_20_Text"> &lt;language ident="x-lap" usage="05"&gt;Pig Latin&lt;/language&gt;</text:p>
            <text:p text:style-name="Preformatted_20_Text">&lt;/langUsage&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macroRef key="macro.phraseSeq.limited"/&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language</text:p>
            <text:p text:style-name="Preformatted_20_Text">{</text:p>
            <text:p text:style-name="Preformatted_20_Text">   att.global.attributes,</text:p>
            <text:p text:style-name="Preformatted_20_Text">   attribute ident { text },</text:p>
            <text:p text:style-name="Preformatted_20_Text">   attribute usage { text }?,</text:p>
            <text:p text:style-name="Preformatted_20_Text">   macro.phraseSeq.limited</text:p>
            <text:p text:style-name="Preformatted_20_Text">}</text:p>
          </table:table-cell>
        </table:table-row>
      </table:table>
      <text:h text:outline-level="3"><text:bookmark text:name="TEI.layout"/>&lt;layout&gt;</text:h>
      <table:table table:name="table113" table:style-name="Table1">
        <table:table-column table:style-name="Table1.col1"/>
        <table:table-column table:style-name="Table2.col2"/>
        <table:table-row>
          <table:table-cell table:number-columns-spanned="2">
            <text:p><text:span text:style-name="Highlight">&lt;layout&gt; </text:span>(<text:span>layout</text:span>) <text:span>describes how text is laid out on the page or surface of the object, including information about any ruling, pricking, or other evidence of page-preparation techniques.</text:span> [<text:a xlink:type="simple" xlink:href="https://www.tei-c.org/release/doc/tei-p5-doc/en/html/MS.html#msph2">10.7.2. Writing, Decoration, and Other Notations</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
            <table:table table:name="table114" table:style-name="Table1">
              <table:table-column table:style-name="Table1.col1"/>
              <table:table-column table:style-name="Table2.col2"/>
              <table:table-row>
                <table:table-cell>
                  <text:p>columns</text:p>
                </table:table-cell>
                <table:table-cell>
                  <text:p>(<text:span>columns</text:span>) <text:span>specifies the number of columns per page</text:span></text:p>
                  <table:table table:name="table115"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2 <text:span>occurrences of</text:span> teidata.count <text:span>separated by whitespace</text:span></text:p>
                      </table:table-cell>
                    </table:table-row>
                    <table:table-row>
                      <table:table-cell>
                        <text:p><text:span text:style-name="Highlight">Note</text:span></text:p>
                      </table:table-cell>
                      <table:table-cell>
                        <text:p text:style-name="Text_20_body">If a single number is given, all pages referenced have this number of columns. If two numbers are given, the number of columns per page varies between the values supplied. Where <text:span text:style-name="Emphasis">columns</text:span> is omitted the number is assumed to be <text:span text:style-name="Emphasis">1</text:span>.</text:p>
                        <text:p text:style-name="Text_20_body">Columns may be independent of page orientation or reading direction, and a single textual <text:span text:style-name="Emphasis">stream</text:span> may have one or more columns.</text:p>
                      </table:table-cell>
                    </table:table-row>
                  </table:table>
                </table:table-cell>
              </table:table-row>
              <table:table-row>
                <table:table-cell>
                  <text:p>streams</text:p>
                </table:table-cell>
                <table:table-cell>
                  <text:p>(<text:span>textual streams</text:span>) <text:span>indicates the number of streams per page, each of which contains an independent textual stream</text:span></text:p>
                  <table:table table:name="table116"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2 <text:span>occurrences of</text:span> teidata.count <text:span>separated by whitespace</text:span></text:p>
                      </table:table-cell>
                    </table:table-row>
                    <table:table-row>
                      <table:table-cell>
                        <text:p><text:span text:style-name="Highlight">Note</text:span></text:p>
                      </table:table-cell>
                      <table:table-cell>
                        <text:p text:style-name="Text_20_body">If a single number is given, all pages referenced have this number of textual streams. If two numbers are given, the number of textual streams per page varies between the values supplied. Where <text:span text:style-name="Emphasis">streams</text:span> is omitted the number is assumed to be <text:span text:style-name="Emphasis">1</text:span> and unless specified elsewhere the script orientation of the source is identical to that used in the TEI document.</text:p>
                      </table:table-cell>
                    </table:table-row>
                  </table:table>
                </table:table-cell>
              </table:table-row>
              <table:table-row>
                <table:table-cell>
                  <text:p>ruledLines</text:p>
                </table:table-cell>
                <table:table-cell>
                  <text:p>(<text:span>ruled lines</text:span>) <text:span>specifies the number of ruled lines per column</text:span></text:p>
                  <table:table table:name="table117"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2 <text:span>occurrences of</text:span> teidata.count <text:span>separated by whitespace</text:span></text:p>
                      </table:table-cell>
                    </table:table-row>
                    <table:table-row>
                      <table:table-cell>
                        <text:p><text:span text:style-name="Highlight">Note</text:span></text:p>
                      </table:table-cell>
                      <table:table-cell>
                        <text:p text:style-name="Text_20_body">If a single number is given, all columns have this number of ruled lines. If two numbers are given, the number of ruled lines per column varies between the values supplied.</text:p>
                      </table:table-cell>
                    </table:table-row>
                  </table:table>
                </table:table-cell>
              </table:table-row>
              <table:table-row>
                <table:table-cell>
                  <text:p>writtenLines</text:p>
                </table:table-cell>
                <table:table-cell>
                  <text:p>(<text:span>written lines</text:span>) <text:span>specifies the number of written lines per column</text:span></text:p>
                  <table:table table:name="table118"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2 <text:span>occurrences of</text:span> teidata.count <text:span>separated by whitespace</text:span></text:p>
                      </table:table-cell>
                    </table:table-row>
                    <table:table-row>
                      <table:table-cell>
                        <text:p><text:span text:style-name="Highlight">Note</text:span></text:p>
                      </table:table-cell>
                      <table:table-cell>
                        <text:p text:style-name="Text_20_body">If a single number is given, all columns have this number of written lines. If two numbers are given, the number of written lines per column varies between the values supplied.</text:p>
                      </table:table-cell>
                    </table:table-row>
                  </table:table>
                </table:table-cell>
              </table:table-row>
            </table:table>
          </table:table-cell>
        </table:table-row>
        <table:table-row>
          <table:table-cell>
            <text:p><text:span text:style-name="Highlight">Contained by</text:span></text:p>
          </table:table-cell>
          <table:table-cell>
            <text:p><text:span>msdescription: </text:span><text:span>layoutDesc</text:span></text:p>
          </table:table-cell>
        </table:table-row>
        <table:table-row>
          <table:table-cell>
            <text:p><text:span text:style-name="Highlight">May contain</text:span></text:p>
          </table:table-cell>
          <table:table-cell>
            <text:p><text:span>analysis: </text:span><text:span>c</text:span></text:p>
            <text:p><text:span>core: </text:span><text:span>add cb choice corr date del gap hi l lg name note num orig p pb quote ref reg rs said sic title unclear</text:span></text:p>
            <text:p><text:span>figures: </text:span><text:span>figure</text:span></text:p>
            <text:p><text:span>header: </text:span><text:span>idno</text:span></text:p>
            <text:p><text:span>linking: </text:span><text:span>anchor seg</text:span></text:p>
            <text:p><text:span>msdescription: </text:span><text:span>dimensions height locus locusGrp msDesc width</text:span></text:p>
            <text:p><text:span>namesdates: </text:span><text:span>country persName placeName settlement</text:span></text:p>
            <text:p><text:span>textcrit: </text:span><text:span>app listWit</text:span></text:p>
            <text:p><text:span>transcr: </text:span><text:span>damage handShift subst supplied surplus</text:span></text:p>
            <text:p>character data</text:p>
          </table:table-cell>
        </table:table-row>
        <table:table-row>
          <table:table-cell>
            <text:p><text:span text:style-name="Highlight">Example</text:span></text:p>
          </table:table-cell>
          <table:table-cell>
            <text:p text:style-name="Preformatted_20_Text">&lt;layout columns="1" ruledLines="25 32"&gt;Most pages have between 25 and 32 long lines ruled in lead.&lt;/layout&gt;</text:p>
          </table:table-cell>
        </table:table-row>
        <table:table-row>
          <table:table-cell>
            <text:p><text:span text:style-name="Highlight">Example</text:span></text:p>
          </table:table-cell>
          <table:table-cell>
            <text:p text:style-name="Preformatted_20_Text">&lt;layout columns="2" ruledLines="42"&gt;</text:p>
            <text:p text:style-name="Preformatted_20_Text"> &lt;p&gt;2 columns of 42 lines ruled in ink, with central rule</text:p>
            <text:p text:style-name="Preformatted_20_Text">   between the columns.&lt;/p&gt;</text:p>
            <text:p text:style-name="Preformatted_20_Text">&lt;/layout&gt;</text:p>
          </table:table-cell>
        </table:table-row>
        <table:table-row>
          <table:table-cell>
            <text:p><text:span text:style-name="Highlight">Example</text:span></text:p>
          </table:table-cell>
          <table:table-cell>
            <text:p text:style-name="Preformatted_20_Text">&lt;layout columns="1 2" writtenLines="40 50"&gt;</text:p>
            <text:p text:style-name="Preformatted_20_Text"> &lt;p&gt;Some pages have 2 columns, with central rule</text:p>
            <text:p text:style-name="Preformatted_20_Text">   between the columns; each column with between 40 and 50 lines of writing.&lt;/p&gt;</text:p>
            <text:p text:style-name="Preformatted_20_Text">&lt;/layout&gt;</text:p>
          </table:table-cell>
        </table:table-row>
        <table:table-row>
          <table:table-cell>
            <text:p><text:span text:style-name="Highlight">Example</text:span></text:p>
          </table:table-cell>
          <table:table-cell>
            <text:p text:style-name="Preformatted_20_Text">&lt;layout streams="3" columns="3"/&gt;</text:p>
            <text:p text:style-name="Preformatted_20_Text">&lt;!-- Further down in document body --&gt;</text:p>
            <text:p text:style-name="Preformatted_20_Text">&lt;div type="page"&gt;</text:p>
            <text:p text:style-name="Preformatted_20_Text"> &lt;ab&gt;</text:p>
            <text:p text:style-name="Preformatted_20_Text">  &lt;pb/&gt;</text:p>
            <text:p text:style-name="Preformatted_20_Text">   一二三&lt;cb type="top-stream"/&gt;</text:p>
            <text:p text:style-name="Preformatted_20_Text">   一二三&lt;cb type="mid-stream"/&gt;</text:p>
            <text:p text:style-name="Preformatted_20_Text">   一二三&lt;cb type="bottom-stream"/&gt;</text:p>
            <text:p text:style-name="Preformatted_20_Text">&lt;!-- cb here for demo purposes --&gt;</text:p>
            <text:p text:style-name="Preformatted_20_Text"> &lt;/ab&gt;</text:p>
            <text:p text:style-name="Preformatted_20_Text">&lt;/div&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macroRef key="macro.specialPara"/&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layout</text:p>
            <text:p text:style-name="Preformatted_20_Text">{</text:p>
            <text:p text:style-name="Preformatted_20_Text">   att.global.attributes,</text:p>
            <text:p text:style-name="Preformatted_20_Text">   attribute columns { list { ? } }?,</text:p>
            <text:p text:style-name="Preformatted_20_Text">   attribute streams { list { ? } }?,</text:p>
            <text:p text:style-name="Preformatted_20_Text">   attribute ruledLines { list { ? } }?,</text:p>
            <text:p text:style-name="Preformatted_20_Text">   attribute writtenLines { list { ? } }?,</text:p>
            <text:p text:style-name="Preformatted_20_Text">   macro.specialPara</text:p>
            <text:p text:style-name="Preformatted_20_Text">}</text:p>
          </table:table-cell>
        </table:table-row>
      </table:table>
      <text:h text:outline-level="3"><text:bookmark text:name="TEI.layoutDesc"/>&lt;layoutDesc&gt;</text:h>
      <table:table table:name="table119" table:style-name="Table1">
        <table:table-column table:style-name="Table1.col1"/>
        <table:table-column table:style-name="Table2.col2"/>
        <table:table-row>
          <table:table-cell table:number-columns-spanned="2">
            <text:p><text:span text:style-name="Highlight">&lt;layoutDesc&gt; </text:span>(<text:span>layout description</text:span>) <text:span>collects the set of layout descriptions applicable to a manuscript or other object.</text:span> [<text:a xlink:type="simple" xlink:href="https://www.tei-c.org/release/doc/tei-p5-doc/en/html/MS.html#msph2">10.7.2. Writing, Decoration, and Other Notations</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
          </table:table-cell>
        </table:table-row>
        <table:table-row>
          <table:table-cell>
            <text:p><text:span text:style-name="Highlight">Contained by</text:span></text:p>
          </table:table-cell>
          <table:table-cell>
            <text:p><text:span>msdescription: </text:span><text:span>objectDesc</text:span></text:p>
          </table:table-cell>
        </table:table-row>
        <table:table-row>
          <table:table-cell>
            <text:p><text:span text:style-name="Highlight">May contain</text:span></text:p>
          </table:table-cell>
          <table:table-cell>
            <text:p><text:span>core: </text:span><text:span>p</text:span></text:p>
            <text:p><text:span>msdescription: </text:span><text:span>layout</text:span></text:p>
          </table:table-cell>
        </table:table-row>
        <table:table-row>
          <table:table-cell>
            <text:p><text:span text:style-name="Highlight">Example</text:span></text:p>
          </table:table-cell>
          <table:table-cell>
            <text:p text:style-name="Preformatted_20_Text">&lt;layoutDesc&gt;</text:p>
            <text:p text:style-name="Preformatted_20_Text"> &lt;p&gt;Most pages have between 25 and 32 long lines ruled in lead.&lt;/p&gt;</text:p>
            <text:p text:style-name="Preformatted_20_Text">&lt;/layoutDesc&gt;</text:p>
          </table:table-cell>
        </table:table-row>
        <table:table-row>
          <table:table-cell>
            <text:p><text:span text:style-name="Highlight">Example</text:span></text:p>
          </table:table-cell>
          <table:table-cell>
            <text:p text:style-name="Preformatted_20_Text">&lt;layoutDesc&gt;</text:p>
            <text:p text:style-name="Preformatted_20_Text"> &lt;layout columns="2" ruledLines="42"&gt;</text:p>
            <text:p text:style-name="Preformatted_20_Text">  &lt;p&gt;</text:p>
            <text:p text:style-name="Preformatted_20_Text">   &lt;locus from="f12r" to="f15v"/&gt;</text:p>
            <text:p text:style-name="Preformatted_20_Text">     2 columns of 42 lines pricked and ruled in ink, with</text:p>
            <text:p text:style-name="Preformatted_20_Text">     central rule between the columns.&lt;/p&gt;</text:p>
            <text:p text:style-name="Preformatted_20_Text"> &lt;/layout&gt;</text:p>
            <text:p text:style-name="Preformatted_20_Text"> &lt;layout columns="3"&gt;</text:p>
            <text:p text:style-name="Preformatted_20_Text">  &lt;p&gt;</text:p>
            <text:p text:style-name="Preformatted_20_Text">   &lt;locus from="f16"/&gt;Prickings for three columns are visible.&lt;/p&gt;</text:p>
            <text:p text:style-name="Preformatted_20_Text"> &lt;/layout&gt;</text:p>
            <text:p text:style-name="Preformatted_20_Text">&lt;/layoutDesc&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alternate&gt;</text:p>
            <text:p text:style-name="Preformatted_20_Text">  &lt;classRef key="model.pLike" minOccurs="1"</text:p>
            <text:p text:style-name="Preformatted_20_Text">   maxOccurs="unbounded"/&gt;</text:p>
            <text:p text:style-name="Preformatted_20_Text">  &lt;sequence&gt;</text:p>
            <text:p text:style-name="Preformatted_20_Text">   &lt;elementRef key="summary" minOccurs="0"/&gt;</text:p>
            <text:p text:style-name="Preformatted_20_Text">   &lt;elementRef key="layout" minOccurs="1"</text:p>
            <text:p text:style-name="Preformatted_20_Text">    maxOccurs="unbounded"/&gt;</text:p>
            <text:p text:style-name="Preformatted_20_Text">  &lt;/sequence&gt;</text:p>
            <text:p text:style-name="Preformatted_20_Text"> &lt;/alternat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layoutDesc</text:p>
            <text:p text:style-name="Preformatted_20_Text">{</text:p>
            <text:p text:style-name="Preformatted_20_Text">   att.global.attributes,</text:p>
            <text:p text:style-name="Preformatted_20_Text">   ( model.pLike+ | ( summary?, layout+ ) )</text:p>
            <text:p text:style-name="Preformatted_20_Text">}</text:p>
          </table:table-cell>
        </table:table-row>
      </table:table>
      <text:h text:outline-level="3"><text:bookmark text:name="TEI.lem"/>&lt;lem&gt;</text:h>
      <table:table table:name="table120" table:style-name="Table1">
        <table:table-column table:style-name="Table1.col1"/>
        <table:table-column table:style-name="Table2.col2"/>
        <table:table-row>
          <table:table-cell table:number-columns-spanned="2">
            <text:p><text:span text:style-name="Highlight">&lt;lem&gt; </text:span>(<text:span>lemma</text:span>) <text:span>contains the lemma, or base text, of a textual variation.</text:span> [<text:a xlink:type="simple" xlink:href="https://www.tei-c.org/release/doc/tei-p5-doc/en/html/TC.html#TCAPLL">12.1. The Apparatus Entry, Readings, and Witnesses</text:a>]</text:p>
          </table:table-cell>
          <table:covered-table-cell/>
        </table:table-row>
        <table:table-row>
          <table:table-cell>
            <text:p><text:span text:style-name="Highlight">Module</text:span></text:p>
          </table:table-cell>
          <table:table-cell>
            <text:p>textcrit</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item>
                <text:p text:style-name="P1">att.textCritical</text:p>
                <text:list text:style-name="L1">
                  <text:list-item>
                    <text:p text:style-name="P1"><text:span text:style-name="Emphasis">@type</text:span></text:p>
                  </text:list-item>
                  <text:list-item>
                    <text:p text:style-name="P1"><text:span text:style-name="Emphasis">@cause</text:span></text:p>
                  </text:list-item>
                  <text:list-item>
                    <text:p text:style-name="P1"><text:span text:style-name="Emphasis">@varSeq</text:span></text:p>
                  </text:list-item>
                  <text:list-item>
                    <text:p text:style-name="P1"><text:span text:style-name="Emphasis">@require</text:span></text:p>
                  </text:list-item>
                </text:list>
                <text:list text:style-name="L1">
                  <text:list-item>
                    <text:p text:style-name="P1">att.typed</text:p>
                    <text:list text:style-name="L1">
                      <text:list-item>
                        <text:p text:style-name="P1"><text:span>type</text:span></text:p>
                      </text:list-item>
                      <text:list-item>
                        <text:p text:style-name="P1"><text:span>@subtype</text:span></text:p>
                      </text:list-item>
                    </text:list>
                  </text:list-item>
                </text:list>
                <text:list text:style-name="L1">
                  <text:list-item>
                    <text:p text:style-name="P1">att.written</text:p>
                    <text:list text:style-name="L1">
                      <text:list-item>
                        <text:p text:style-name="P1"><text:span text:style-name="Emphasis">@hand</text:span></text:p>
                      </text:list-item>
                    </text:list>
                  </text:list-item>
                </text:list>
              </text:list-item>
              <text:list-item>
                <text:p text:style-name="P1">att.witnessed</text:p>
                <text:list text:style-name="L1">
                  <text:list-item>
                    <text:p text:style-name="P1"><text:span text:style-name="Emphasis">@wit</text:span></text:p>
                  </text:list-item>
                </text:list>
              </text:list-item>
            </text:list>
          </table:table-cell>
        </table:table-row>
        <table:table-row>
          <table:table-cell>
            <text:p><text:span text:style-name="Highlight">Contained by</text:span></text:p>
          </table:table-cell>
          <table:table-cell>
            <text:p><text:span>textcrit: </text:span><text:span>app rdgGrp</text:span></text:p>
          </table:table-cell>
        </table:table-row>
        <table:table-row>
          <table:table-cell>
            <text:p><text:span text:style-name="Highlight">May contain</text:span></text:p>
          </table:table-cell>
          <table:table-cell>
            <text:p><text:span>analysis: </text:span><text:span>c</text:span></text:p>
            <text:p><text:span>core: </text:span><text:span>add cb choice corr date del gap hi l lg name note num orig p pb quote ref reg rs said sic title unclear</text:span></text:p>
            <text:p><text:span>figures: </text:span><text:span>figure</text:span></text:p>
            <text:p><text:span>header: </text:span><text:span>idno</text:span></text:p>
            <text:p><text:span>linking: </text:span><text:span>anchor seg</text:span></text:p>
            <text:p><text:span>msdescription: </text:span><text:span>dimensions height locus locusGrp msDesc width</text:span></text:p>
            <text:p><text:span>namesdates: </text:span><text:span>country persName placeName settlement</text:span></text:p>
            <text:p><text:span>textcrit: </text:span><text:span>app listWit</text:span></text:p>
            <text:p><text:span>textstructure: </text:span><text:span>div</text:span></text:p>
            <text:p><text:span>transcr: </text:span><text:span>damage handShift subst supplied surplus</text:span></text:p>
            <text:p>character data</text:p>
          </table:table-cell>
        </table:table-row>
        <table:table-row>
          <table:table-cell>
            <text:p><text:span text:style-name="Highlight">Note</text:span></text:p>
          </table:table-cell>
          <table:table-cell>
            <text:p text:style-name="Text_20_body">The term <text:span text:style-name="Emphasis">lemma</text:span> is used in text criticism to describe the reading given in the main text, which may be used as a heading in the apparatus itself. This usage connects it to mathematics (where a lemma is a proven proposition used as a step in a proof, a "given") and natural-language processing (where a lemma is the dictionary headword associated with an inflected form in the running text).</text:p>
          </table:table-cell>
        </table:table-row>
        <table:table-row>
          <table:table-cell>
            <text:p><text:span text:style-name="Highlight">Example</text:span></text:p>
          </table:table-cell>
          <table:table-cell>
            <text:p text:style-name="Preformatted_20_Text">&lt;app&gt;</text:p>
            <text:p text:style-name="Preformatted_20_Text"> &lt;lem wit="#El #Hg"&gt;Experience&lt;/lem&gt;</text:p>
            <text:p text:style-name="Preformatted_20_Text"> &lt;rdg wit="#La" type="substantive"&gt;Experiment&lt;/rdg&gt;</text:p>
            <text:p text:style-name="Preformatted_20_Text"> &lt;rdg wit="#Ra2" type="substantive"&gt;Eryment&lt;/rdg&gt;</text:p>
            <text:p text:style-name="Preformatted_20_Text">&lt;/app&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alternate minOccurs="0"</text:p>
            <text:p text:style-name="Preformatted_20_Text">  maxOccurs="unbounded"&gt;</text:p>
            <text:p text:style-name="Preformatted_20_Text">  &lt;textNode/&gt;</text:p>
            <text:p text:style-name="Preformatted_20_Text">  &lt;classRef key="model.divLike"/&gt;</text:p>
            <text:p text:style-name="Preformatted_20_Text">  &lt;classRef key="model.divPart"/&gt;</text:p>
            <text:p text:style-name="Preformatted_20_Text">  &lt;elementRef key="titlePage"/&gt;</text:p>
            <text:p text:style-name="Preformatted_20_Text">  &lt;elementRef key="argument"/&gt;</text:p>
            <text:p text:style-name="Preformatted_20_Text">  &lt;elementRef key="byline"/&gt;</text:p>
            <text:p text:style-name="Preformatted_20_Text">  &lt;elementRef key="docAuthor"/&gt;</text:p>
            <text:p text:style-name="Preformatted_20_Text">  &lt;elementRef key="docDate"/&gt;</text:p>
            <text:p text:style-name="Preformatted_20_Text">  &lt;elementRef key="docEdition"/&gt;</text:p>
            <text:p text:style-name="Preformatted_20_Text">  &lt;elementRef key="docImprint"/&gt;</text:p>
            <text:p text:style-name="Preformatted_20_Text">  &lt;elementRef key="docTitle"/&gt;</text:p>
            <text:p text:style-name="Preformatted_20_Text">  &lt;elementRef key="epigraph"/&gt;</text:p>
            <text:p text:style-name="Preformatted_20_Text">  &lt;elementRef key="imprimatur"/&gt;</text:p>
            <text:p text:style-name="Preformatted_20_Text">  &lt;elementRef key="titlePart"/&gt;</text:p>
            <text:p text:style-name="Preformatted_20_Text">  &lt;elementRef key="epilogue"/&gt;</text:p>
            <text:p text:style-name="Preformatted_20_Text">  &lt;elementRef key="performance"/&gt;</text:p>
            <text:p text:style-name="Preformatted_20_Text">  &lt;elementRef key="prologue"/&gt;</text:p>
            <text:p text:style-name="Preformatted_20_Text">  &lt;elementRef key="set"/&gt;</text:p>
            <text:p text:style-name="Preformatted_20_Text">  &lt;classRef key="model.gLike"/&gt;</text:p>
            <text:p text:style-name="Preformatted_20_Text">  &lt;classRef key="model.phrase"/&gt;</text:p>
            <text:p text:style-name="Preformatted_20_Text">  &lt;classRef key="model.inter"/&gt;</text:p>
            <text:p text:style-name="Preformatted_20_Text">  &lt;classRef key="model.global"/&gt;</text:p>
            <text:p text:style-name="Preformatted_20_Text">  &lt;classRef key="model.rdgPart"/&gt;</text:p>
            <text:p text:style-name="Preformatted_20_Text"> &lt;/alternat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lem</text:p>
            <text:p text:style-name="Preformatted_20_Text">{</text:p>
            <text:p text:style-name="Preformatted_20_Text">   att.global.attributes,</text:p>
            <text:p text:style-name="Preformatted_20_Text">   att.textCritical.attributes,</text:p>
            <text:p text:style-name="Preformatted_20_Text">   att.witnessed.attributes,</text:p>
            <text:p text:style-name="Preformatted_20_Text">   (</text:p>
            <text:p text:style-name="Preformatted_20_Text">      text</text:p>
            <text:p text:style-name="Preformatted_20_Text">    | model.divLike</text:p>
            <text:p text:style-name="Preformatted_20_Text">    | model.divPart</text:p>
            <text:p text:style-name="Preformatted_20_Text">    | titlePage</text:p>
            <text:p text:style-name="Preformatted_20_Text">    | argument</text:p>
            <text:p text:style-name="Preformatted_20_Text">    | byline</text:p>
            <text:p text:style-name="Preformatted_20_Text">    | docAuthor</text:p>
            <text:p text:style-name="Preformatted_20_Text">    | docDate</text:p>
            <text:p text:style-name="Preformatted_20_Text">    | docEdition</text:p>
            <text:p text:style-name="Preformatted_20_Text">    | docImprint</text:p>
            <text:p text:style-name="Preformatted_20_Text">    | docTitle</text:p>
            <text:p text:style-name="Preformatted_20_Text">    | epigraph</text:p>
            <text:p text:style-name="Preformatted_20_Text">    | imprimatur</text:p>
            <text:p text:style-name="Preformatted_20_Text">    | titlePart</text:p>
            <text:p text:style-name="Preformatted_20_Text">    | epilogue</text:p>
            <text:p text:style-name="Preformatted_20_Text">    | performance</text:p>
            <text:p text:style-name="Preformatted_20_Text">    | prologue</text:p>
            <text:p text:style-name="Preformatted_20_Text">    | set</text:p>
            <text:p text:style-name="Preformatted_20_Text">    | model.gLike</text:p>
            <text:p text:style-name="Preformatted_20_Text">    | model.phrase</text:p>
            <text:p text:style-name="Preformatted_20_Text">    | model.inter</text:p>
            <text:p text:style-name="Preformatted_20_Text">    | model.global</text:p>
            <text:p text:style-name="Preformatted_20_Text">    | model.rdgPart</text:p>
            <text:p text:style-name="Preformatted_20_Text">   )*</text:p>
            <text:p text:style-name="Preformatted_20_Text">}</text:p>
          </table:table-cell>
        </table:table-row>
      </table:table>
      <text:h text:outline-level="3"><text:bookmark text:name="TEI.lg"/>&lt;lg&gt;</text:h>
      <table:table table:name="table121" table:style-name="Table1">
        <table:table-column table:style-name="Table1.col1"/>
        <table:table-column table:style-name="Table2.col2"/>
        <table:table-row>
          <table:table-cell table:number-columns-spanned="2">
            <text:p><text:span text:style-name="Highlight">&lt;lg&gt; </text:span>(<text:span>line group</text:span>) <text:span>contains one or more verse lines functioning as a formal unit, e.g. a stanza, refrain, verse paragraph, etc.</text:span> [<text:a xlink:type="simple" xlink:href="https://www.tei-c.org/release/doc/tei-p5-doc/en/html/CO.html#COVE">3.13.1. Core Tags for Verse</text:a> <text:a xlink:type="simple" xlink:href="https://www.tei-c.org/release/doc/tei-p5-doc/en/html/CO.html#CODV">3.13. Passages of Verse or Drama</text:a> <text:a xlink:type="simple" xlink:href="https://www.tei-c.org/release/doc/tei-p5-doc/en/html/DR.html#DRPAL">7.2.5. Speech Content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item>
                <text:p text:style-name="P1">att.divLike</text:p>
                <text:list text:style-name="L1">
                  <text:list-item>
                    <text:p text:style-name="P1"><text:span text:style-name="Emphasis">@org</text:span></text:p>
                  </text:list-item>
                  <text:list-item>
                    <text:p text:style-name="P1"><text:span text:style-name="Emphasis">@sample</text:span></text:p>
                  </text:list-item>
                </text:list>
                <text:list text:style-name="L1">
                  <text:list-item>
                    <text:p text:style-name="P1">att.fragmentable</text:p>
                    <text:list text:style-name="L1">
                      <text:list-item>
                        <text:p text:style-name="P1"><text:span text:style-name="Emphasis">@part</text:span></text:p>
                      </text:list-item>
                    </text:list>
                  </text:list-item>
                </text:list>
              </text:list-item>
              <text:list-item>
                <text:p text:style-name="P1">att.typed</text:p>
                <text:list text:style-name="L1">
                  <text:list-item>
                    <text:p text:style-name="P1"><text:span text:style-name="Emphasis">@type</text:span></text:p>
                  </text:list-item>
                  <text:list-item>
                    <text:p text:style-name="P1"><text:span text:style-name="Emphasis">@subtype</text:span></text:p>
                  </text:list-item>
                </text:list>
              </text:list-item>
              <text:list-item>
                <text:p text:style-name="P1">att.declaring</text:p>
                <text:list text:style-name="L1">
                  <text:list-item>
                    <text:p text:style-name="P1"><text:span text:style-name="Emphasis">@decls</text:span></text:p>
                  </text:list-item>
                </text:list>
              </text:list-item>
            </text:list>
          </table:table-cell>
        </table:table-row>
        <table:table-row>
          <table:table-cell>
            <text:p><text:span text:style-name="Highlight">Member of</text:span></text:p>
          </table:table-cell>
          <table:table-cell>
            <text:p>model.divPart model.paraPart</text:p>
          </table:table-cell>
        </table:table-row>
        <table:table-row>
          <table:table-cell>
            <text:p><text:span text:style-name="Highlight">Contained by</text:span></text:p>
          </table:table-cell>
          <table:table-cell>
            <text:p><text:span>core: </text:span><text:span>add corr del head hi lg note orig p quote ref reg said sic textLang title unclear</text:span></text:p>
            <text:p><text:span>figures: </text:span><text:span>figure</text:span></text:p>
            <text:p><text:span>header: </text:span><text:span>change handNote licence</text:span></text:p>
            <text:p><text:span>linking: </text:span><text:span>seg</text:span></text:p>
            <text:p><text:span>msdescription: </text:span><text:span>acquisition condition decoNote foliation layout origin support</text:span></text:p>
            <text:p><text:span>textcrit: </text:span><text:span>lem rdg</text:span></text:p>
            <text:p><text:span>textstructure: </text:span><text:span>body div</text:span></text:p>
            <text:p><text:span>transcr: </text:span><text:span>damage supplied surplus</text:span></text:p>
          </table:table-cell>
        </table:table-row>
        <table:table-row>
          <table:table-cell>
            <text:p><text:span text:style-name="Highlight">May contain</text:span></text:p>
          </table:table-cell>
          <table:table-cell>
            <text:p><text:span>core: </text:span><text:span>add cb corr del gap head l lg note orig pb reg sic unclear</text:span></text:p>
            <text:p><text:span>figures: </text:span><text:span>figure</text:span></text:p>
            <text:p><text:span>linking: </text:span><text:span>anchor</text:span></text:p>
            <text:p><text:span>textcrit: </text:span><text:span>app</text:span></text:p>
            <text:p><text:span>transcr: </text:span><text:span>damage handShift supplied surplus</text:span></text:p>
          </table:table-cell>
        </table:table-row>
        <table:table-row>
          <table:table-cell>
            <text:p><text:span text:style-name="Highlight">Note</text:span></text:p>
          </table:table-cell>
          <table:table-cell>
            <text:p text:style-name="Text_20_body">contains verse lines or nested line groups only, possibly prefixed by a heading.</text:p>
          </table:table-cell>
        </table:table-row>
        <table:table-row>
          <table:table-cell>
            <text:p><text:span text:style-name="Highlight">Example</text:span></text:p>
          </table:table-cell>
          <table:table-cell>
            <text:p text:style-name="Preformatted_20_Text">&lt;lg type="free"&gt;</text:p>
            <text:p text:style-name="Preformatted_20_Text"> &lt;l&gt;Let me be my own fool&lt;/l&gt;</text:p>
            <text:p text:style-name="Preformatted_20_Text"> &lt;l&gt;of my own making, the sum of it&lt;/l&gt;</text:p>
            <text:p text:style-name="Preformatted_20_Text">&lt;/lg&gt;</text:p>
            <text:p text:style-name="Preformatted_20_Text">&lt;lg type="free"&gt;</text:p>
            <text:p text:style-name="Preformatted_20_Text"> &lt;l&gt;is equivocal.&lt;/l&gt;</text:p>
            <text:p text:style-name="Preformatted_20_Text"> &lt;l&gt;One says of the drunken farmer:&lt;/l&gt;</text:p>
            <text:p text:style-name="Preformatted_20_Text">&lt;/lg&gt;</text:p>
            <text:p text:style-name="Preformatted_20_Text">&lt;lg type="free"&gt;</text:p>
            <text:p text:style-name="Preformatted_20_Text"> &lt;l&gt;leave him lay off it. And this is&lt;/l&gt;</text:p>
            <text:p text:style-name="Preformatted_20_Text"> &lt;l&gt;the explanation.&lt;/l&gt;</text:p>
            <text:p text:style-name="Preformatted_20_Text">&lt;/lg&gt;</text:p>
          </table:table-cell>
        </table:table-row>
        <table:table-row>
          <table:table-cell>
            <text:p><text:span text:style-name="Highlight">Schematron</text:span></text:p>
          </table:table-cell>
          <table:table-cell>
            <text:p>
&lt;sch:assert test="count(descendant::tei:lg|descendant::tei:l|descendant::tei:gap) &gt; 
 0"&gt;An lg element
 must contain at least one child l, lg, or gap element.&lt;/sch:assert&gt;</text:p>
          </table:table-cell>
        </table:table-row>
        <table:table-row>
          <table:table-cell>
            <text:p><text:span text:style-name="Highlight">Schematron</text:span></text:p>
          </table:table-cell>
          <table:table-cell>
            <text:p>
&lt;sch:report test="ancestor::tei:l[not(.//tei:note//tei:lg[. = current()])]"&gt; Abstract model violation: Lines may not contain line groups.
&lt;/sch:report&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sequence&gt;</text:p>
            <text:p text:style-name="Preformatted_20_Text">  &lt;alternate minOccurs="0"</text:p>
            <text:p text:style-name="Preformatted_20_Text">   maxOccurs="unbounded"&gt;</text:p>
            <text:p text:style-name="Preformatted_20_Text">   &lt;classRef key="model.divTop"/&gt;</text:p>
            <text:p text:style-name="Preformatted_20_Text">   &lt;classRef key="model.global"/&gt;</text:p>
            <text:p text:style-name="Preformatted_20_Text">  &lt;/alternate&gt;</text:p>
            <text:p text:style-name="Preformatted_20_Text">  &lt;alternate&gt;</text:p>
            <text:p text:style-name="Preformatted_20_Text">   &lt;classRef key="model.lLike"/&gt;</text:p>
            <text:p text:style-name="Preformatted_20_Text">   &lt;classRef key="model.stageLike"/&gt;</text:p>
            <text:p text:style-name="Preformatted_20_Text">   &lt;classRef key="model.labelLike"/&gt;</text:p>
            <text:p text:style-name="Preformatted_20_Text">   &lt;classRef key="model.pPart.transcriptional"/&gt;</text:p>
            <text:p text:style-name="Preformatted_20_Text">   &lt;elementRef key="lg"/&gt;</text:p>
            <text:p text:style-name="Preformatted_20_Text">  &lt;/alternate&gt;</text:p>
            <text:p text:style-name="Preformatted_20_Text">  &lt;alternate minOccurs="0"</text:p>
            <text:p text:style-name="Preformatted_20_Text">   maxOccurs="unbounded"&gt;</text:p>
            <text:p text:style-name="Preformatted_20_Text">   &lt;classRef key="model.lLike"/&gt;</text:p>
            <text:p text:style-name="Preformatted_20_Text">   &lt;classRef key="model.stageLike"/&gt;</text:p>
            <text:p text:style-name="Preformatted_20_Text">   &lt;classRef key="model.labelLike"/&gt;</text:p>
            <text:p text:style-name="Preformatted_20_Text">   &lt;classRef key="model.pPart.transcriptional"/&gt;</text:p>
            <text:p text:style-name="Preformatted_20_Text">   &lt;classRef key="model.global"/&gt;</text:p>
            <text:p text:style-name="Preformatted_20_Text">   &lt;elementRef key="lg"/&gt;</text:p>
            <text:p text:style-name="Preformatted_20_Text">  &lt;/alternate&gt;</text:p>
            <text:p text:style-name="Preformatted_20_Text">  &lt;sequence minOccurs="0"</text:p>
            <text:p text:style-name="Preformatted_20_Text">   maxOccurs="unbounded"&gt;</text:p>
            <text:p text:style-name="Preformatted_20_Text">   &lt;classRef key="model.divBottom"/&gt;</text:p>
            <text:p text:style-name="Preformatted_20_Text">   &lt;classRef key="model.global"</text:p>
            <text:p text:style-name="Preformatted_20_Text">    minOccurs="0" maxOccurs="unbounded"/&gt;</text:p>
            <text:p text:style-name="Preformatted_20_Text">  &lt;/sequence&gt;</text:p>
            <text:p text:style-name="Preformatted_20_Text"> &lt;/sequenc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lg</text:p>
            <text:p text:style-name="Preformatted_20_Text">{</text:p>
            <text:p text:style-name="Preformatted_20_Text">   att.global.attributes,</text:p>
            <text:p text:style-name="Preformatted_20_Text">   att.divLike.attributes,</text:p>
            <text:p text:style-name="Preformatted_20_Text">   att.typed.attributes,</text:p>
            <text:p text:style-name="Preformatted_20_Text">   att.declaring.attributes,</text:p>
            <text:p text:style-name="Preformatted_20_Text">   (</text:p>
            <text:p text:style-name="Preformatted_20_Text">      ( model.divTop | model.global )*,</text:p>
            <text:p text:style-name="Preformatted_20_Text">      (</text:p>
            <text:p text:style-name="Preformatted_20_Text">         model.lLike</text:p>
            <text:p text:style-name="Preformatted_20_Text">       | model.stageLike</text:p>
            <text:p text:style-name="Preformatted_20_Text">       | model.labelLike</text:p>
            <text:p text:style-name="Preformatted_20_Text">       | model.pPart.transcriptional</text:p>
            <text:p text:style-name="Preformatted_20_Text">       | lg</text:p>
            <text:p text:style-name="Preformatted_20_Text">      ),</text:p>
            <text:p text:style-name="Preformatted_20_Text">      (</text:p>
            <text:p text:style-name="Preformatted_20_Text">         model.lLike</text:p>
            <text:p text:style-name="Preformatted_20_Text">       | model.stageLike</text:p>
            <text:p text:style-name="Preformatted_20_Text">       | model.labelLike</text:p>
            <text:p text:style-name="Preformatted_20_Text">       | model.pPart.transcriptional</text:p>
            <text:p text:style-name="Preformatted_20_Text">       | model.global</text:p>
            <text:p text:style-name="Preformatted_20_Text">       | lg</text:p>
            <text:p text:style-name="Preformatted_20_Text">      )*,</text:p>
            <text:p text:style-name="Preformatted_20_Text">      ( model.divBottom, model.global* )*</text:p>
            <text:p text:style-name="Preformatted_20_Text">   )</text:p>
            <text:p text:style-name="Preformatted_20_Text">}</text:p>
          </table:table-cell>
        </table:table-row>
      </table:table>
      <text:h text:outline-level="3"><text:bookmark text:name="TEI.licence"/>&lt;licence&gt;</text:h>
      <table:table table:name="table122" table:style-name="Table1">
        <table:table-column table:style-name="Table1.col1"/>
        <table:table-column table:style-name="Table2.col2"/>
        <table:table-row>
          <table:table-cell table:number-columns-spanned="2">
            <text:p><text:span text:style-name="Highlight">&lt;licence&gt; </text:span><text:span>contains information about a licence or other legal agreement applicable to the text.</text:span> [<text:a xlink:type="simple" xlink:href="https://www.tei-c.org/release/doc/tei-p5-doc/en/html/HD.html#HD24">2.2.4. Publication, Distribution, Licensing, etc.</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item>
                <text:p text:style-name="P1">att.pointing</text:p>
                <text:list text:style-name="L1">
                  <text:list-item>
                    <text:p text:style-name="P1"><text:span text:style-name="Emphasis">@targetLang</text:span></text:p>
                  </text:list-item>
                  <text:list-item>
                    <text:p text:style-name="P1"><text:span text:style-name="Emphasis">@target</text:span></text:p>
                  </text:list-item>
                  <text:list-item>
                    <text:p text:style-name="P1"><text:span text:style-name="Emphasis">@evaluate</text:span></text:p>
                  </text:list-item>
                </text:list>
              </text:list-item>
              <text:list-item>
                <text:p text:style-name="P1">att.datable</text:p>
                <text:list text:style-name="L1">
                  <text:list-item>
                    <text:p text:style-name="P1"><text:span text:style-name="Emphasis">@period</text:span></text:p>
                  </text:list-item>
                </text:list>
                <text:list text:style-name="L1">
                  <text:list-item>
                    <text:p text:style-name="P1">att.datable.w3c</text:p>
                    <text:list text:style-name="L1">
                      <text:list-item>
                        <text:p text:style-name="P1"><text:span text:style-name="Emphasis">@when</text:span></text:p>
                      </text:list-item>
                      <text:list-item>
                        <text:p text:style-name="P1"><text:span text:style-name="Emphasis">@notBefore</text:span></text:p>
                      </text:list-item>
                      <text:list-item>
                        <text:p text:style-name="P1"><text:span text:style-name="Emphasis">@notAfter</text:span></text:p>
                      </text:list-item>
                      <text:list-item>
                        <text:p text:style-name="P1"><text:span text:style-name="Emphasis">@from</text:span></text:p>
                      </text:list-item>
                      <text:list-item>
                        <text:p text:style-name="P1"><text:span text:style-name="Emphasis">@to</text:span></text:p>
                      </text:list-item>
                    </text:list>
                  </text:list-item>
                  <text:list-item>
                    <text:p text:style-name="P1">att.datable.iso</text:p>
                    <text:list text:style-name="L1">
                      <text:list-item>
                        <text:p text:style-name="P1"><text:span text:style-name="Emphasis">@when-iso</text:span></text:p>
                      </text:list-item>
                      <text:list-item>
                        <text:p text:style-name="P1"><text:span text:style-name="Emphasis">@notBefore-iso</text:span></text:p>
                      </text:list-item>
                      <text:list-item>
                        <text:p text:style-name="P1"><text:span text:style-name="Emphasis">@notAfter-iso</text:span></text:p>
                      </text:list-item>
                      <text:list-item>
                        <text:p text:style-name="P1"><text:span text:style-name="Emphasis">@from-iso</text:span></text:p>
                      </text:list-item>
                      <text:list-item>
                        <text:p text:style-name="P1"><text:span text:style-name="Emphasis">@to-iso</text:span></text:p>
                      </text:list-item>
                    </text:list>
                  </text:list-item>
                  <text:list-item>
                    <text:p text:style-name="P1">att.datable.custom</text:p>
                    <text:list text:style-name="L1">
                      <text:list-item>
                        <text:p text:style-name="P1"><text:span text:style-name="Emphasis">@when-custom</text:span></text:p>
                      </text:list-item>
                      <text:list-item>
                        <text:p text:style-name="P1"><text:span text:style-name="Emphasis">@notBefore-custom</text:span></text:p>
                      </text:list-item>
                      <text:list-item>
                        <text:p text:style-name="P1"><text:span text:style-name="Emphasis">@notAfter-custom</text:span></text:p>
                      </text:list-item>
                      <text:list-item>
                        <text:p text:style-name="P1"><text:span text:style-name="Emphasis">@from-custom</text:span></text:p>
                      </text:list-item>
                      <text:list-item>
                        <text:p text:style-name="P1"><text:span text:style-name="Emphasis">@to-custom</text:span></text:p>
                      </text:list-item>
                      <text:list-item>
                        <text:p text:style-name="P1"><text:span text:style-name="Emphasis">@datingPoint</text:span></text:p>
                      </text:list-item>
                      <text:list-item>
                        <text:p text:style-name="P1"><text:span text:style-name="Emphasis">@datingMethod</text:span></text:p>
                      </text:list-item>
                    </text:list>
                  </text:list-item>
                </text:list>
              </text:list-item>
            </text:list>
            <table:table table:name="table123" table:style-name="Table1">
              <table:table-column table:style-name="Table1.col1"/>
              <table:table-column table:style-name="Table2.col2"/>
              <table:table-row>
                <table:table-cell>
                  <text:p>calendar</text:p>
                </table:table-cell>
                <table:table-cell>
                  <text:p><text:span>indicates one or more systems or calendars to which the date represented by the content of this element belongs.</text:span></text:p>
                  <table:table table:name="table124" table:style-name="Table1">
                    <table:table-column table:style-name="Table1.col1"/>
                    <table:table-column table:style-name="Table2.col2"/>
                    <table:table-row>
                      <table:table-cell>
                        <text:p><text:span><text:a xlink:type="simple" xlink:href="http://www.tei-c.org/Activities/Council/Working/tcw27.xml"><text:span>Deprecated</text:span></text:a></text:span></text:p>
                      </table:table-cell>
                      <table:table-cell table:number-columns-spanned="1">
                        <text:p><text:span>will be removed on 2024-11-11</text:span></text:p>
                      </table:table-cell>
                    </table:table-row>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idata.pointer <text:span>separated by whitespace</text:span></text:p>
                      </table:table-cell>
                    </table:table-row>
                    <table:table-row>
                      <table:table-cell>
                        <text:p><text:span text:style-name="Highlight">Schematron</text:span></text:p>
                      </table:table-cell>
                      <table:table-cell>
                        <text:p>
&lt;sch:rule context="tei:*[@calendar]"&gt;
&lt;sch:assert test="string-length( normalize-space(.) ) gt 0"&gt; @calendar indicates one or more
 systems or calendars to which the date represented by the content of this element belongs,
 but this &lt;sch:name/&gt; element has no textual content.&lt;/sch:assert&gt;
&lt;/sch:rule&gt;</text:p>
                      </table:table-cell>
                    </table:table-row>
                  </table:table>
                </table:table-cell>
              </table:table-row>
            </table:table>
          </table:table-cell>
        </table:table-row>
        <table:table-row>
          <table:table-cell>
            <text:p><text:span text:style-name="Highlight">Member of</text:span></text:p>
          </table:table-cell>
          <table:table-cell>
            <text:p>model.availabilityPart</text:p>
          </table:table-cell>
        </table:table-row>
        <table:table-row>
          <table:table-cell>
            <text:p><text:span text:style-name="Highlight">Contained by</text:span></text:p>
          </table:table-cell>
          <table:table-cell>
            <text:p><text:span>header: </text:span><text:span>availability</text:span></text:p>
          </table:table-cell>
        </table:table-row>
        <table:table-row>
          <table:table-cell>
            <text:p><text:span text:style-name="Highlight">May contain</text:span></text:p>
          </table:table-cell>
          <table:table-cell>
            <text:p><text:span>analysis: </text:span><text:span>c</text:span></text:p>
            <text:p><text:span>core: </text:span><text:span>add cb choice corr date del gap hi l lg name note num orig p pb quote ref reg rs said sic title unclear</text:span></text:p>
            <text:p><text:span>figures: </text:span><text:span>figure</text:span></text:p>
            <text:p><text:span>header: </text:span><text:span>idno</text:span></text:p>
            <text:p><text:span>linking: </text:span><text:span>anchor seg</text:span></text:p>
            <text:p><text:span>msdescription: </text:span><text:span>dimensions height locus locusGrp msDesc width</text:span></text:p>
            <text:p><text:span>namesdates: </text:span><text:span>country persName placeName settlement</text:span></text:p>
            <text:p><text:span>textcrit: </text:span><text:span>app listWit</text:span></text:p>
            <text:p><text:span>transcr: </text:span><text:span>damage handShift subst supplied surplus</text:span></text:p>
            <text:p>character data</text:p>
          </table:table-cell>
        </table:table-row>
        <table:table-row>
          <table:table-cell>
            <text:p><text:span text:style-name="Highlight">Note</text:span></text:p>
          </table:table-cell>
          <table:table-cell>
            <text:p text:style-name="Text_20_body">A &lt;licence&gt; element should be supplied for each licence agreement applicable to the text in question. The <text:span text:style-name="Emphasis">target</text:span> attribute may be used to reference a full version of the licence. The <text:span text:style-name="Emphasis">when</text:span>, <text:span text:style-name="Emphasis">notBefore</text:span>, <text:span text:style-name="Emphasis">notAfter</text:span>, <text:span text:style-name="Emphasis">from</text:span> or <text:span text:style-name="Emphasis">to</text:span> attributes may be used in combination to indicate the date or dates of applicability of the licence.</text:p>
          </table:table-cell>
        </table:table-row>
        <table:table-row>
          <table:table-cell>
            <text:p><text:span text:style-name="Highlight">Example</text:span></text:p>
          </table:table-cell>
          <table:table-cell>
            <text:p text:style-name="Preformatted_20_Text">&lt;licence target="http://www.nzetc.org/tm/scholarly/tei-NZETC-Help.html#licensing"&gt; Licence: Creative Commons Attribution-Share Alike 3.0 New Zealand Licence</text:p>
            <text:p text:style-name="Preformatted_20_Text">&lt;/licence&gt;</text:p>
          </table:table-cell>
        </table:table-row>
        <table:table-row>
          <table:table-cell>
            <text:p><text:span text:style-name="Highlight">Example</text:span></text:p>
          </table:table-cell>
          <table:table-cell>
            <text:p text:style-name="Preformatted_20_Text">&lt;availability&gt;</text:p>
            <text:p text:style-name="Preformatted_20_Text"> &lt;licence target="http://creativecommons.org/licenses/by/3.0/"</text:p>
            <text:p text:style-name="Preformatted_20_Text">  notBefore="2013-01-01"&gt;</text:p>
            <text:p text:style-name="Preformatted_20_Text">  &lt;p&gt;The Creative Commons Attribution 3.0 Unported (CC BY 3.0) Licence</text:p>
            <text:p text:style-name="Preformatted_20_Text">     applies to this document.&lt;/p&gt;</text:p>
            <text:p text:style-name="Preformatted_20_Text">  &lt;p&gt;The licence was added on January 1, 2013.&lt;/p&gt;</text:p>
            <text:p text:style-name="Preformatted_20_Text"> &lt;/licence&gt;</text:p>
            <text:p text:style-name="Preformatted_20_Text">&lt;/availability&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macroRef key="macro.specialPara"/&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licence</text:p>
            <text:p text:style-name="Preformatted_20_Text">{</text:p>
            <text:p text:style-name="Preformatted_20_Text">   att.global.attributes,</text:p>
            <text:p text:style-name="Preformatted_20_Text">   att.pointing.attributes,</text:p>
            <text:p text:style-name="Preformatted_20_Text">   att.datable.attributes,</text:p>
            <text:p text:style-name="Preformatted_20_Text">   attribute calendar { list { + } }?,</text:p>
            <text:p text:style-name="Preformatted_20_Text">   macro.specialPara</text:p>
            <text:p text:style-name="Preformatted_20_Text">}</text:p>
          </table:table-cell>
        </table:table-row>
      </table:table>
      <text:h text:outline-level="3"><text:bookmark text:name="TEI.listWit"/>&lt;listWit&gt;</text:h>
      <table:table table:name="table125" table:style-name="Table1">
        <table:table-column table:style-name="Table1.col1"/>
        <table:table-column table:style-name="Table2.col2"/>
        <table:table-row>
          <table:table-cell table:number-columns-spanned="2">
            <text:p><text:span text:style-name="Highlight">&lt;listWit&gt; </text:span>(<text:span>witness list</text:span>) <text:span>lists definitions for all the witnesses referred to by a critical apparatus, optionally grouped hierarchically.</text:span> [<text:a xlink:type="simple" xlink:href="https://www.tei-c.org/release/doc/tei-p5-doc/en/html/TC.html#TCAPLL">12.1. The Apparatus Entry, Readings, and Witnesses</text:a>]</text:p>
          </table:table-cell>
          <table:covered-table-cell/>
        </table:table-row>
        <table:table-row>
          <table:table-cell>
            <text:p><text:span text:style-name="Highlight">Module</text:span></text:p>
          </table:table-cell>
          <table:table-cell>
            <text:p>textcrit</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item>
                <text:p text:style-name="P1">att.sortable</text:p>
                <text:list text:style-name="L1">
                  <text:list-item>
                    <text:p text:style-name="P1"><text:span text:style-name="Emphasis">@sortKey</text:span></text:p>
                  </text:list-item>
                </text:list>
              </text:list-item>
            </text:list>
          </table:table-cell>
        </table:table-row>
        <table:table-row>
          <table:table-cell>
            <text:p><text:span text:style-name="Highlight">Member of</text:span></text:p>
          </table:table-cell>
          <table:table-cell>
            <text:p>model.listLike</text:p>
          </table:table-cell>
        </table:table-row>
        <table:table-row>
          <table:table-cell>
            <text:p><text:span text:style-name="Highlight">Contained by</text:span></text:p>
          </table:table-cell>
          <table:table-cell>
            <text:p><text:span>core: </text:span><text:span>add corr del head hi l note orig p quote ref reg said sic textLang title unclear</text:span></text:p>
            <text:p><text:span>figures: </text:span><text:span>figDesc figure</text:span></text:p>
            <text:p><text:span>header: </text:span><text:span>change handNote licence sourceDesc</text:span></text:p>
            <text:p><text:span>linking: </text:span><text:span>seg</text:span></text:p>
            <text:p><text:span>msdescription: </text:span><text:span>acquisition condition decoNote foliation layout origin support</text:span></text:p>
            <text:p><text:span>textcrit: </text:span><text:span>lem listWit rdg witness</text:span></text:p>
            <text:p><text:span>textstructure: </text:span><text:span>body div</text:span></text:p>
            <text:p><text:span>transcr: </text:span><text:span>damage supplied surplus</text:span></text:p>
          </table:table-cell>
        </table:table-row>
        <table:table-row>
          <table:table-cell>
            <text:p><text:span text:style-name="Highlight">May contain</text:span></text:p>
          </table:table-cell>
          <table:table-cell>
            <text:p><text:span>core: </text:span><text:span>head</text:span></text:p>
            <text:p><text:span>textcrit: </text:span><text:span>listWit witness</text:span></text:p>
          </table:table-cell>
        </table:table-row>
        <table:table-row>
          <table:table-cell>
            <text:p><text:span text:style-name="Highlight">Note</text:span></text:p>
          </table:table-cell>
          <table:table-cell>
            <text:p text:style-name="Text_20_body">May contain a series of &lt;witness&gt; or &lt;listWit&gt; elements.</text:p>
            <text:p text:style-name="Text_20_body">The provision of a &lt;listWit&gt; element simplifies the automatic processing of the apparatus, e.g. the reconstruction of the readings for all witnesses from an exhaustive apparatus.</text:p>
            <text:p text:style-name="Text_20_body">Situations commonly arise where there are many more or less fragmentary witnesses, such that there may be quite distinct groups of witnesses for different parts of a text or collection of texts. Such groups may be given separately, or nested within a single &lt;listWit&gt; element at the beginning of the file listing all the witnesses, partial and complete, for the text, with the attestation of fragmentary witnesses indicated within the apparatus by use of the &lt;witStart&gt; and &lt;witEnd&gt; elements described in section <text:a xlink:type="simple" xlink:href="https://www.tei-c.org/release/doc/tei-p5-doc/en/html/TC.html#TCAPMI">12.1.5. Fragmentary Witnesses</text:a>.</text:p>
            <text:p text:style-name="Text_20_body">Note however that a given witness can only be defined once, and can therefore only appear within a single &lt;listWit&gt; element.</text:p>
          </table:table-cell>
        </table:table-row>
        <table:table-row>
          <table:table-cell>
            <text:p><text:span text:style-name="Highlight">Example</text:span></text:p>
          </table:table-cell>
          <table:table-cell>
            <text:p text:style-name="Preformatted_20_Text">&lt;listWit&gt;</text:p>
            <text:p text:style-name="Preformatted_20_Text"> &lt;witness xml:id="HL26"&gt;Ellesmere, Huntingdon Library 26.C.9&lt;/witness&gt;</text:p>
            <text:p text:style-name="Preformatted_20_Text"> &lt;witness xml:id="PN392"&gt;Hengwrt, National Library of Wales,</text:p>
            <text:p text:style-name="Preformatted_20_Text">   Aberystwyth, Peniarth 392D&lt;/witness&gt;</text:p>
            <text:p text:style-name="Preformatted_20_Text"> &lt;witness xml:id="RP149"&gt;Bodleian Library Rawlinson Poetic 149</text:p>
            <text:p text:style-name="Preformatted_20_Text">   (see further &lt;ptr target="#MSRP149"/&gt;)&lt;/witness&gt;</text:p>
            <text:p text:style-name="Preformatted_20_Text">&lt;/listWit&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sequence&gt;</text:p>
            <text:p text:style-name="Preformatted_20_Text">  &lt;classRef key="model.headLike"</text:p>
            <text:p text:style-name="Preformatted_20_Text">   minOccurs="0"/&gt;</text:p>
            <text:p text:style-name="Preformatted_20_Text">  &lt;elementRef key="desc" minOccurs="0"</text:p>
            <text:p text:style-name="Preformatted_20_Text">   maxOccurs="unbounded"/&gt;</text:p>
            <text:p text:style-name="Preformatted_20_Text">  &lt;alternate minOccurs="1"</text:p>
            <text:p text:style-name="Preformatted_20_Text">   maxOccurs="unbounded"&gt;</text:p>
            <text:p text:style-name="Preformatted_20_Text">   &lt;elementRef key="witness"/&gt;</text:p>
            <text:p text:style-name="Preformatted_20_Text">   &lt;elementRef key="listWit"/&gt;</text:p>
            <text:p text:style-name="Preformatted_20_Text">  &lt;/alternate&gt;</text:p>
            <text:p text:style-name="Preformatted_20_Text"> &lt;/sequenc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listWit</text:p>
            <text:p text:style-name="Preformatted_20_Text">{</text:p>
            <text:p text:style-name="Preformatted_20_Text">   att.global.attributes,</text:p>
            <text:p text:style-name="Preformatted_20_Text">   att.sortable.attributes,</text:p>
            <text:p text:style-name="Preformatted_20_Text">   ( model.headLike?, desc*, ( witness | listWit )+ )</text:p>
            <text:p text:style-name="Preformatted_20_Text">}</text:p>
          </table:table-cell>
        </table:table-row>
      </table:table>
      <text:h text:outline-level="3"><text:bookmark text:name="TEI.locus"/>&lt;locus&gt;</text:h>
      <table:table table:name="table126" table:style-name="Table1">
        <table:table-column table:style-name="Table1.col1"/>
        <table:table-column table:style-name="Table2.col2"/>
        <table:table-row>
          <table:table-cell table:number-columns-spanned="2">
            <text:p><text:span text:style-name="Highlight">&lt;locus&gt; </text:span>(<text:span>locus</text:span>) <text:span>defines a location within a manuscript, manuscript part, or other object typically as a (possibly discontinuous) sequence of folio references.</text:span> [<text:a xlink:type="simple" xlink:href="https://www.tei-c.org/release/doc/tei-p5-doc/en/html/MS.html#msloc">10.3.5. References to Locations within a Manuscript</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item>
                <text:p text:style-name="P1">att.pointing</text:p>
                <text:list text:style-name="L1">
                  <text:list-item>
                    <text:p text:style-name="P1"><text:span text:style-name="Emphasis">@targetLang</text:span></text:p>
                  </text:list-item>
                  <text:list-item>
                    <text:p text:style-name="P1"><text:span text:style-name="Emphasis">@target</text:span></text:p>
                  </text:list-item>
                  <text:list-item>
                    <text:p text:style-name="P1"><text:span text:style-name="Emphasis">@evaluate</text:span></text:p>
                  </text:list-item>
                </text:list>
              </text:list-item>
              <text:list-item>
                <text:p text:style-name="P1">att.typed</text:p>
                <text:list text:style-name="L1">
                  <text:list-item>
                    <text:p text:style-name="P1"><text:span text:style-name="Emphasis">@type</text:span></text:p>
                  </text:list-item>
                  <text:list-item>
                    <text:p text:style-name="P1"><text:span text:style-name="Emphasis">@subtype</text:span></text:p>
                  </text:list-item>
                </text:list>
              </text:list-item>
            </text:list>
            <table:table table:name="table127" table:style-name="Table1">
              <table:table-column table:style-name="Table1.col1"/>
              <table:table-column table:style-name="Table2.col2"/>
              <table:table-row>
                <table:table-cell>
                  <text:p>scheme</text:p>
                </table:table-cell>
                <table:table-cell>
                  <text:p>(<text:span>scheme</text:span>) <text:span>identifies the foliation scheme in terms of which the location is being specified by pointing to some &lt;foliation&gt; element defining it, or to some other equivalent resource.</text:span></text:p>
                  <table:table table:name="table128"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pointer</text:p>
                      </table:table-cell>
                    </table:table-row>
                  </table:table>
                </table:table-cell>
              </table:table-row>
              <table:table-row>
                <table:table-cell>
                  <text:p>from</text:p>
                </table:table-cell>
                <table:table-cell>
                  <text:p>(<text:span>from</text:span>) <text:span>specifies the starting point of the location in a normalized form, typically a page number.</text:span></text:p>
                  <table:table table:name="table129"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word</text:p>
                      </table:table-cell>
                    </table:table-row>
                  </table:table>
                </table:table-cell>
              </table:table-row>
              <table:table-row>
                <table:table-cell>
                  <text:p>to</text:p>
                </table:table-cell>
                <table:table-cell>
                  <text:p>(<text:span>to</text:span>) <text:span>specifies the end-point of the location in a normalized form, typically as a page number.</text:span></text:p>
                  <table:table table:name="table130"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word</text:p>
                      </table:table-cell>
                    </table:table-row>
                  </table:table>
                </table:table-cell>
              </table:table-row>
            </table:table>
          </table:table-cell>
        </table:table-row>
        <table:table-row>
          <table:table-cell>
            <text:p><text:span text:style-name="Highlight">Member of</text:span></text:p>
          </table:table-cell>
          <table:table-cell>
            <text:p>model.pPart.msdesc </text:p>
          </table:table-cell>
        </table:table-row>
        <table:table-row>
          <table:table-cell>
            <text:p><text:span text:style-name="Highlight">Contained by</text:span></text:p>
          </table:table-cell>
          <table:table-cell>
            <text:p><text:span>core: </text:span><text:span>add author corr date del head hi l name note num orig p publisher quote ref reg resp rs said sic textLang title unclear</text:span></text:p>
            <text:p><text:span>figures: </text:span><text:span>figDesc</text:span></text:p>
            <text:p><text:span>header: </text:span><text:span>authority change edition extent handNote language licence</text:span></text:p>
            <text:p><text:span>linking: </text:span><text:span>seg</text:span></text:p>
            <text:p><text:span>msdescription: </text:span><text:span>acquisition condition decoNote explicit foliation incipit layout locus locusGrp msItem msItemStruct origin repository rubric support</text:span></text:p>
            <text:p><text:span>namesdates: </text:span><text:span>country persName placeName settlement</text:span></text:p>
            <text:p><text:span>textcrit: </text:span><text:span>lem rdg witness</text:span></text:p>
            <text:p><text:span>transcr: </text:span><text:span>damage supplied surplus</text:span></text:p>
          </table:table-cell>
        </table:table-row>
        <table:table-row>
          <table:table-cell>
            <text:p><text:span text:style-name="Highlight">May contain</text:span></text:p>
          </table:table-cell>
          <table:table-cell>
            <text:p><text:span>core: </text:span><text:span>hi</text:span></text:p>
            <text:p><text:span>msdescription: </text:span><text:span>locus</text:span></text:p>
            <text:p>character data</text:p>
          </table:table-cell>
        </table:table-row>
        <table:table-row>
          <table:table-cell>
            <text:p><text:span text:style-name="Highlight">Note</text:span></text:p>
          </table:table-cell>
          <table:table-cell>
            <text:p text:style-name="Text_20_body">The <text:span text:style-name="Emphasis">target</text:span> attribute should only be used to point to elements that contain or indicate a transcription of the locus being described, as in the <text:span text:style-name="q">‘Ben Jonson’</text:span> example.</text:p>
            <text:p text:style-name="Text_20_body">To associate a &lt;locus&gt; element with a page image or other comparable representation, the global <text:span text:style-name="Emphasis">facs</text:span> attribute should be used, as shown in the <text:span text:style-name="q">‘Birds Praise of Love’</text:span> example. The <text:span text:style-name="Emphasis">facs</text:span> attribute may be used to indicate one or more image files, as in that example, or alternatively it may point to one or more appropriate XML elements, such as the &lt;surface&gt;, &lt;zone&gt;, &lt;graphic&gt;, or &lt;binaryObject&gt; elements.</text:p>
            <text:p text:style-name="Text_20_body">When a single page is being cited, use the <text:span text:style-name="Emphasis">from</text:span> and <text:span text:style-name="Emphasis">to</text:span> attributes with an identical value. When no clear endpoint is provided, the <text:span text:style-name="Emphasis">from</text:span> attribute may be used without <text:span text:style-name="Emphasis">to</text:span>; for example a citation such as <text:span text:style-name="q">‘p. 3ff’</text:span> might be encoded <text:span text:style-name="User_20_Entry">&lt;locus from="3"&gt;p. 3ff&lt;/locus&gt;</text:span>.</text:p>
          </table:table-cell>
        </table:table-row>
        <table:table-row>
          <table:table-cell>
            <text:p><text:span text:style-name="Highlight">Example</text:span></text:p>
          </table:table-cell>
          <table:table-cell>
            <text:p text:style-name="Preformatted_20_Text"/>
            <text:p text:style-name="Preformatted_20_Text">&lt;!-- within ms description --&gt;&lt;msItem n="1"&gt;</text:p>
            <text:p text:style-name="Preformatted_20_Text"> &lt;locus target="#F1r #F1v #F2r" from="1r"</text:p>
            <text:p text:style-name="Preformatted_20_Text">  to="2r"&gt;ff. 1r-2r&lt;/locus&gt;</text:p>
            <text:p text:style-name="Preformatted_20_Text"> &lt;author&gt;Ben Jonson&lt;/author&gt;</text:p>
            <text:p text:style-name="Preformatted_20_Text"> &lt;title&gt;Ode to himself&lt;/title&gt;</text:p>
            <text:p text:style-name="Preformatted_20_Text"> &lt;rubric rend="italics"&gt; An Ode&lt;lb/&gt; to him selfe.&lt;/rubric&gt;</text:p>
            <text:p text:style-name="Preformatted_20_Text"> &lt;incipit&gt;Com leaue the loathed stage&lt;/incipit&gt;</text:p>
            <text:p text:style-name="Preformatted_20_Text"> &lt;explicit&gt;And see his chariot triumph ore his wayne.&lt;/explicit&gt;</text:p>
            <text:p text:style-name="Preformatted_20_Text"> &lt;bibl&gt;</text:p>
            <text:p text:style-name="Preformatted_20_Text">  &lt;name&gt;Beal&lt;/name&gt;, &lt;title&gt;Index 1450-1625&lt;/title&gt;, JnB 380&lt;/bibl&gt;</text:p>
            <text:p text:style-name="Preformatted_20_Text">&lt;/msItem&gt;</text:p>
            <text:p text:style-name="Preformatted_20_Text">&lt;!-- within transcription ... --&gt;</text:p>
            <text:p text:style-name="Preformatted_20_Text">&lt;pb xml:id="F1r"/&gt;</text:p>
            <text:p text:style-name="Preformatted_20_Text">&lt;!-- ... --&gt;</text:p>
            <text:p text:style-name="Preformatted_20_Text">&lt;pb xml:id="F1v"/&gt;</text:p>
            <text:p text:style-name="Preformatted_20_Text">&lt;!-- ... --&gt;</text:p>
            <text:p text:style-name="Preformatted_20_Text">&lt;pb xml:id="F2r"/&gt;</text:p>
            <text:p text:style-name="Preformatted_20_Text">&lt;!-- ... --&gt;</text:p>
          </table:table-cell>
        </table:table-row>
        <table:table-row>
          <table:table-cell>
            <text:p><text:span text:style-name="Highlight">Example</text:span></text:p>
          </table:table-cell>
          <table:table-cell>
            <text:p>The <text:span text:style-name="Emphasis">facs</text:span> attribute is available globally when the <text:span>transcr</text:span> module is included in a schema. It may be used to point directly to an image file, as in the following example:</text:p>
            <text:p text:style-name="Preformatted_20_Text">&lt;msItem&gt;</text:p>
            <text:p text:style-name="Preformatted_20_Text"> &lt;locus facs="images/08v.jpg images/09r.jpg images/09v.jpg images/10r.jpg images/10v.jpg"&gt;fols. 8v-10v&lt;/locus&gt;</text:p>
            <text:p text:style-name="Preformatted_20_Text"> &lt;title&gt;Birds Praise of Love&lt;/title&gt;</text:p>
            <text:p text:style-name="Preformatted_20_Text"> &lt;bibl&gt;</text:p>
            <text:p text:style-name="Preformatted_20_Text">  &lt;title&gt;IMEV&lt;/title&gt;</text:p>
            <text:p text:style-name="Preformatted_20_Text">  &lt;biblScope&gt;1506&lt;/biblScope&gt;</text:p>
            <text:p text:style-name="Preformatted_20_Text"> &lt;/bibl&gt;</text:p>
            <text:p text:style-name="Preformatted_20_Text">&lt;/msItem&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alternate minOccurs="0"</text:p>
            <text:p text:style-name="Preformatted_20_Text">  maxOccurs="unbounded"&gt;</text:p>
            <text:p text:style-name="Preformatted_20_Text">  &lt;textNode/&gt;</text:p>
            <text:p text:style-name="Preformatted_20_Text">  &lt;classRef key="model.gLike"/&gt;</text:p>
            <text:p text:style-name="Preformatted_20_Text">  &lt;elementRef key="hi"/&gt;</text:p>
            <text:p text:style-name="Preformatted_20_Text">  &lt;elementRef key="locus"/&gt;</text:p>
            <text:p text:style-name="Preformatted_20_Text"> &lt;/alternat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locus</text:p>
            <text:p text:style-name="Preformatted_20_Text">{</text:p>
            <text:p text:style-name="Preformatted_20_Text">   att.global.attributes,</text:p>
            <text:p text:style-name="Preformatted_20_Text">   att.pointing.attributes,</text:p>
            <text:p text:style-name="Preformatted_20_Text">   att.typed.attributes,</text:p>
            <text:p text:style-name="Preformatted_20_Text">   attribute scheme { text }?,</text:p>
            <text:p text:style-name="Preformatted_20_Text">   attribute from { text }?,</text:p>
            <text:p text:style-name="Preformatted_20_Text">   attribute to { text }?,</text:p>
            <text:p text:style-name="Preformatted_20_Text">   ( text | model.gLike | hi | locus )*</text:p>
            <text:p text:style-name="Preformatted_20_Text">}</text:p>
          </table:table-cell>
        </table:table-row>
      </table:table>
      <text:h text:outline-level="3"><text:bookmark text:name="TEI.locusGrp"/>&lt;locusGrp&gt;</text:h>
      <table:table table:name="table131" table:style-name="Table1">
        <table:table-column table:style-name="Table1.col1"/>
        <table:table-column table:style-name="Table2.col2"/>
        <table:table-row>
          <table:table-cell table:number-columns-spanned="2">
            <text:p><text:span text:style-name="Highlight">&lt;locusGrp&gt; </text:span>(<text:span>locus group</text:span>) <text:span>groups a number of locations which together form a distinct but discontinuous item within a manuscript, manuscript part, or other object.</text:span> [<text:a xlink:type="simple" xlink:href="https://www.tei-c.org/release/doc/tei-p5-doc/en/html/MS.html#msloc">10.3.5. References to Locations within a Manuscript</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
            <table:table table:name="table132" table:style-name="Table1">
              <table:table-column table:style-name="Table1.col1"/>
              <table:table-column table:style-name="Table2.col2"/>
              <table:table-row>
                <table:table-cell>
                  <text:p>scheme</text:p>
                </table:table-cell>
                <table:table-cell>
                  <text:p>(<text:span>scheme</text:span>) <text:span>identifies the foliation scheme in terms of which all the locations contained by the group are specified by pointing to some &lt;foliation&gt; element defining it, or to some other equivalent resource.</text:span></text:p>
                  <table:table table:name="table133"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pointer</text:p>
                      </table:table-cell>
                    </table:table-row>
                  </table:table>
                </table:table-cell>
              </table:table-row>
            </table:table>
          </table:table-cell>
        </table:table-row>
        <table:table-row>
          <table:table-cell>
            <text:p><text:span text:style-name="Highlight">Member of</text:span></text:p>
          </table:table-cell>
          <table:table-cell>
            <text:p>model.pPart.msdesc </text:p>
          </table:table-cell>
        </table:table-row>
        <table:table-row>
          <table:table-cell>
            <text:p><text:span text:style-name="Highlight">Contained by</text:span></text:p>
          </table:table-cell>
          <table:table-cell>
            <text:p><text:span>core: </text:span><text:span>add author corr date del head hi l name note num orig p publisher quote ref reg resp rs said sic textLang title unclear</text:span></text:p>
            <text:p><text:span>figures: </text:span><text:span>figDesc</text:span></text:p>
            <text:p><text:span>header: </text:span><text:span>authority change edition extent handNote language licence</text:span></text:p>
            <text:p><text:span>linking: </text:span><text:span>seg</text:span></text:p>
            <text:p><text:span>msdescription: </text:span><text:span>acquisition condition decoNote explicit foliation incipit layout msItem msItemStruct origin repository rubric support</text:span></text:p>
            <text:p><text:span>namesdates: </text:span><text:span>country persName placeName settlement</text:span></text:p>
            <text:p><text:span>textcrit: </text:span><text:span>lem rdg witness</text:span></text:p>
            <text:p><text:span>transcr: </text:span><text:span>damage supplied surplus</text:span></text:p>
          </table:table-cell>
        </table:table-row>
        <table:table-row>
          <table:table-cell>
            <text:p><text:span text:style-name="Highlight">May contain</text:span></text:p>
          </table:table-cell>
          <table:table-cell>
            <text:p><text:span>msdescription: </text:span><text:span>locus</text:span></text:p>
          </table:table-cell>
        </table:table-row>
        <table:table-row>
          <table:table-cell>
            <text:p><text:span text:style-name="Highlight">Example</text:span></text:p>
          </table:table-cell>
          <table:table-cell>
            <text:p text:style-name="Preformatted_20_Text">&lt;msItem&gt;</text:p>
            <text:p text:style-name="Preformatted_20_Text"> &lt;locusGrp&gt;</text:p>
            <text:p text:style-name="Preformatted_20_Text">  &lt;locus from="13" to="26"&gt;Bl. 13--26&lt;/locus&gt;</text:p>
            <text:p text:style-name="Preformatted_20_Text">  &lt;locus from="37" to="58"&gt;37--58&lt;/locus&gt;</text:p>
            <text:p text:style-name="Preformatted_20_Text">  &lt;locus from="82" to="96"&gt;82--96&lt;/locus&gt;</text:p>
            <text:p text:style-name="Preformatted_20_Text"> &lt;/locusGrp&gt;</text:p>
            <text:p text:style-name="Preformatted_20_Text"> &lt;note&gt;Stücke von Daniel Ecklin’s Reise ins h. Land&lt;/note&gt;</text:p>
            <text:p text:style-name="Preformatted_20_Text">&lt;/msItem&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elementRef key="locus" minOccurs="1"</text:p>
            <text:p text:style-name="Preformatted_20_Text">  maxOccurs="unbounded"/&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locusGrp { att.global.attributes, attribute scheme { text }?, locus+ }</text:p>
          </table:table-cell>
        </table:table-row>
      </table:table>
      <text:h text:outline-level="3"><text:bookmark text:name="TEI.msContents"/>&lt;msContents&gt;</text:h>
      <table:table table:name="table134" table:style-name="Table1">
        <table:table-column table:style-name="Table1.col1"/>
        <table:table-column table:style-name="Table2.col2"/>
        <table:table-row>
          <table:table-cell table:number-columns-spanned="2">
            <text:p><text:span text:style-name="Highlight">&lt;msContents&gt; </text:span>(<text:span>manuscript contents</text:span>) <text:span>describes the intellectual content of a manuscript, manuscript part, or other object either as a series of paragraphs or as a series of structured manuscript items.</text:span> [<text:a xlink:type="simple" xlink:href="https://www.tei-c.org/release/doc/tei-p5-doc/en/html/MS.html#msco">10.6. Intellectual Content</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item>
                <text:p text:style-name="P1">att.msExcerpt</text:p>
                <text:list text:style-name="L1">
                  <text:list-item>
                    <text:p text:style-name="P1"><text:span text:style-name="Emphasis">@defective</text:span></text:p>
                  </text:list-item>
                </text:list>
              </text:list-item>
              <text:list-item>
                <text:p text:style-name="P1">att.msClass</text:p>
                <text:list text:style-name="L1">
                  <text:list-item>
                    <text:p text:style-name="P1"><text:span text:style-name="Emphasis">@class</text:span></text:p>
                  </text:list-item>
                </text:list>
              </text:list-item>
            </text:list>
          </table:table-cell>
        </table:table-row>
        <table:table-row>
          <table:table-cell>
            <text:p><text:span text:style-name="Highlight">Contained by</text:span></text:p>
          </table:table-cell>
          <table:table-cell>
            <text:p><text:span>msdescription: </text:span><text:span>msDesc</text:span></text:p>
          </table:table-cell>
        </table:table-row>
        <table:table-row>
          <table:table-cell>
            <text:p><text:span text:style-name="Highlight">May contain</text:span></text:p>
          </table:table-cell>
          <table:table-cell>
            <text:p><text:span>core: </text:span><text:span>p textLang</text:span></text:p>
            <text:p><text:span>msdescription: </text:span><text:span>msItem msItemStruct</text:span></text:p>
          </table:table-cell>
        </table:table-row>
        <table:table-row>
          <table:table-cell>
            <text:p><text:span text:style-name="Highlight">Note</text:span></text:p>
          </table:table-cell>
          <table:table-cell>
            <text:p text:style-name="Text_20_body">Unless it contains a simple prose description, this element should contain at least one of the elements &lt;summary&gt;, &lt;msItem&gt;, or &lt;msItemStruct&gt;. This constraint is not currently enforced by the schema.</text:p>
          </table:table-cell>
        </table:table-row>
        <table:table-row>
          <table:table-cell>
            <text:p><text:span text:style-name="Highlight">Example</text:span></text:p>
          </table:table-cell>
          <table:table-cell>
            <text:p text:style-name="Preformatted_20_Text">&lt;msContents class="#sermons"&gt;</text:p>
            <text:p text:style-name="Preformatted_20_Text"> &lt;p&gt;A collection of Lollard sermons&lt;/p&gt;</text:p>
            <text:p text:style-name="Preformatted_20_Text">&lt;/msContents&gt;</text:p>
          </table:table-cell>
        </table:table-row>
        <table:table-row>
          <table:table-cell>
            <text:p><text:span text:style-name="Highlight">Example</text:span></text:p>
          </table:table-cell>
          <table:table-cell>
            <text:p text:style-name="Preformatted_20_Text">&lt;msContents&gt;</text:p>
            <text:p text:style-name="Preformatted_20_Text"> &lt;msItem n="1"&gt;</text:p>
            <text:p text:style-name="Preformatted_20_Text">  &lt;locus&gt;fols. 5r-7v&lt;/locus&gt;</text:p>
            <text:p text:style-name="Preformatted_20_Text">  &lt;title&gt;An ABC&lt;/title&gt;</text:p>
            <text:p text:style-name="Preformatted_20_Text">  &lt;bibl&gt;</text:p>
            <text:p text:style-name="Preformatted_20_Text">   &lt;title&gt;IMEV&lt;/title&gt;</text:p>
            <text:p text:style-name="Preformatted_20_Text">   &lt;biblScope&gt;239&lt;/biblScope&gt;</text:p>
            <text:p text:style-name="Preformatted_20_Text">  &lt;/bibl&gt;</text:p>
            <text:p text:style-name="Preformatted_20_Text"> &lt;/msItem&gt;</text:p>
            <text:p text:style-name="Preformatted_20_Text"> &lt;msItem n="2"&gt;</text:p>
            <text:p text:style-name="Preformatted_20_Text">  &lt;locus&gt;fols. 7v-8v&lt;/locus&gt;</text:p>
            <text:p text:style-name="Preformatted_20_Text">  &lt;title xml:lang="frm"&gt;Lenvoy de Chaucer a Scogan&lt;/title&gt;</text:p>
            <text:p text:style-name="Preformatted_20_Text">  &lt;bibl&gt;</text:p>
            <text:p text:style-name="Preformatted_20_Text">   &lt;title&gt;IMEV&lt;/title&gt;</text:p>
            <text:p text:style-name="Preformatted_20_Text">   &lt;biblScope&gt;3747&lt;/biblScope&gt;</text:p>
            <text:p text:style-name="Preformatted_20_Text">  &lt;/bibl&gt;</text:p>
            <text:p text:style-name="Preformatted_20_Text"> &lt;/msItem&gt;</text:p>
            <text:p text:style-name="Preformatted_20_Text"> &lt;msItem n="3"&gt;</text:p>
            <text:p text:style-name="Preformatted_20_Text">  &lt;locus&gt;fol. 8v&lt;/locus&gt;</text:p>
            <text:p text:style-name="Preformatted_20_Text">  &lt;title&gt;Truth&lt;/title&gt;</text:p>
            <text:p text:style-name="Preformatted_20_Text">  &lt;bibl&gt;</text:p>
            <text:p text:style-name="Preformatted_20_Text">   &lt;title&gt;IMEV&lt;/title&gt;</text:p>
            <text:p text:style-name="Preformatted_20_Text">   &lt;biblScope&gt;809&lt;/biblScope&gt;</text:p>
            <text:p text:style-name="Preformatted_20_Text">  &lt;/bibl&gt;</text:p>
            <text:p text:style-name="Preformatted_20_Text"> &lt;/msItem&gt;</text:p>
            <text:p text:style-name="Preformatted_20_Text"> &lt;msItem n="4"&gt;</text:p>
            <text:p text:style-name="Preformatted_20_Text">  &lt;locus&gt;fols. 8v-10v&lt;/locus&gt;</text:p>
            <text:p text:style-name="Preformatted_20_Text">  &lt;title&gt;Birds Praise of Love&lt;/title&gt;</text:p>
            <text:p text:style-name="Preformatted_20_Text">  &lt;bibl&gt;</text:p>
            <text:p text:style-name="Preformatted_20_Text">   &lt;title&gt;IMEV&lt;/title&gt;</text:p>
            <text:p text:style-name="Preformatted_20_Text">   &lt;biblScope&gt;1506&lt;/biblScope&gt;</text:p>
            <text:p text:style-name="Preformatted_20_Text">  &lt;/bibl&gt;</text:p>
            <text:p text:style-name="Preformatted_20_Text"> &lt;/msItem&gt;</text:p>
            <text:p text:style-name="Preformatted_20_Text"> &lt;msItem n="5"&gt;</text:p>
            <text:p text:style-name="Preformatted_20_Text">  &lt;locus&gt;fols. 10v-11v&lt;/locus&gt;</text:p>
            <text:p text:style-name="Preformatted_20_Text">  &lt;title xml:lang="la"&gt;De amico ad amicam&lt;/title&gt;</text:p>
            <text:p text:style-name="Preformatted_20_Text">  &lt;title xml:lang="la"&gt;Responcio&lt;/title&gt;</text:p>
            <text:p text:style-name="Preformatted_20_Text">  &lt;bibl&gt;</text:p>
            <text:p text:style-name="Preformatted_20_Text">   &lt;title&gt;IMEV&lt;/title&gt;</text:p>
            <text:p text:style-name="Preformatted_20_Text">   &lt;biblScope&gt;16 &amp;amp; 19&lt;/biblScope&gt;</text:p>
            <text:p text:style-name="Preformatted_20_Text">  &lt;/bibl&gt;</text:p>
            <text:p text:style-name="Preformatted_20_Text"> &lt;/msItem&gt;</text:p>
            <text:p text:style-name="Preformatted_20_Text"> &lt;msItem n="6"&gt;</text:p>
            <text:p text:style-name="Preformatted_20_Text">  &lt;locus&gt;fols. 14r-126v&lt;/locus&gt;</text:p>
            <text:p text:style-name="Preformatted_20_Text">  &lt;title&gt;Troilus and Criseyde&lt;/title&gt;</text:p>
            <text:p text:style-name="Preformatted_20_Text">  &lt;note&gt;Bk. 1:71-Bk. 5:1701, with additional losses due to mutilation throughout&lt;/note&gt;</text:p>
            <text:p text:style-name="Preformatted_20_Text"> &lt;/msItem&gt;</text:p>
            <text:p text:style-name="Preformatted_20_Text">&lt;/msContents&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alternate&gt;</text:p>
            <text:p text:style-name="Preformatted_20_Text">  &lt;classRef key="model.pLike" minOccurs="1"</text:p>
            <text:p text:style-name="Preformatted_20_Text">   maxOccurs="unbounded"/&gt;</text:p>
            <text:p text:style-name="Preformatted_20_Text">  &lt;sequence&gt;</text:p>
            <text:p text:style-name="Preformatted_20_Text">   &lt;elementRef key="summary" minOccurs="0"/&gt;</text:p>
            <text:p text:style-name="Preformatted_20_Text">   &lt;elementRef key="textLang" minOccurs="0"/&gt;</text:p>
            <text:p text:style-name="Preformatted_20_Text">   &lt;elementRef key="titlePage"</text:p>
            <text:p text:style-name="Preformatted_20_Text">    minOccurs="0"/&gt;</text:p>
            <text:p text:style-name="Preformatted_20_Text">   &lt;alternate minOccurs="0"</text:p>
            <text:p text:style-name="Preformatted_20_Text">    maxOccurs="unbounded"&gt;</text:p>
            <text:p text:style-name="Preformatted_20_Text">    &lt;elementRef key="msItem"/&gt;</text:p>
            <text:p text:style-name="Preformatted_20_Text">    &lt;elementRef key="msItemStruct"/&gt;</text:p>
            <text:p text:style-name="Preformatted_20_Text">   &lt;/alternate&gt;</text:p>
            <text:p text:style-name="Preformatted_20_Text">  &lt;/sequence&gt;</text:p>
            <text:p text:style-name="Preformatted_20_Text"> &lt;/alternat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msContents</text:p>
            <text:p text:style-name="Preformatted_20_Text">{</text:p>
            <text:p text:style-name="Preformatted_20_Text">   att.global.attributes,</text:p>
            <text:p text:style-name="Preformatted_20_Text">   att.msExcerpt.attributes,</text:p>
            <text:p text:style-name="Preformatted_20_Text">   att.msClass.attributes,</text:p>
            <text:p text:style-name="Preformatted_20_Text">   (</text:p>
            <text:p text:style-name="Preformatted_20_Text">      model.pLike+</text:p>
            <text:p text:style-name="Preformatted_20_Text">    | ( summary?, textLang?, titlePage?, ( msItem | msItemStruct )* )</text:p>
            <text:p text:style-name="Preformatted_20_Text">   )</text:p>
            <text:p text:style-name="Preformatted_20_Text">}</text:p>
          </table:table-cell>
        </table:table-row>
      </table:table>
      <text:h text:outline-level="3"><text:bookmark text:name="TEI.msDesc"/>&lt;msDesc&gt;</text:h>
      <table:table table:name="table135" table:style-name="Table1">
        <table:table-column table:style-name="Table1.col1"/>
        <table:table-column table:style-name="Table2.col2"/>
        <table:table-row>
          <table:table-cell table:number-columns-spanned="2">
            <text:p><text:span text:style-name="Highlight">&lt;msDesc&gt; </text:span>(<text:span>manuscript description</text:span>) <text:span>contains a description of a single identifiable manuscript or other text-bearing object such as an early printed book.</text:span> [<text:a xlink:type="simple" xlink:href="https://www.tei-c.org/release/doc/tei-p5-doc/en/html/MS.html#msov">10.1. Overview</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item>
                <text:p text:style-name="P1">att.sortable</text:p>
                <text:list text:style-name="L1">
                  <text:list-item>
                    <text:p text:style-name="P1"><text:span text:style-name="Emphasis">@sortKey</text:span></text:p>
                  </text:list-item>
                </text:list>
              </text:list-item>
              <text:list-item>
                <text:p text:style-name="P1">att.typed</text:p>
                <text:list text:style-name="L1">
                  <text:list-item>
                    <text:p text:style-name="P1"><text:span text:style-name="Emphasis">@type</text:span></text:p>
                  </text:list-item>
                  <text:list-item>
                    <text:p text:style-name="P1"><text:span text:style-name="Emphasis">@subtype</text:span></text:p>
                  </text:list-item>
                </text:list>
              </text:list-item>
              <text:list-item>
                <text:p text:style-name="P1">att.declaring</text:p>
                <text:list text:style-name="L1">
                  <text:list-item>
                    <text:p text:style-name="P1"><text:span text:style-name="Emphasis">@decls</text:span></text:p>
                  </text:list-item>
                </text:list>
              </text:list-item>
              <text:list-item>
                <text:p text:style-name="P1">att.docStatus</text:p>
                <text:list text:style-name="L1">
                  <text:list-item>
                    <text:p text:style-name="P1"><text:span text:style-name="Emphasis">@status</text:span></text:p>
                  </text:list-item>
                </text:list>
              </text:list-item>
            </text:list>
          </table:table-cell>
        </table:table-row>
        <table:table-row>
          <table:table-cell>
            <text:p><text:span text:style-name="Highlight">Member of</text:span></text:p>
          </table:table-cell>
          <table:table-cell>
            <text:p>model.biblLike</text:p>
          </table:table-cell>
        </table:table-row>
        <table:table-row>
          <table:table-cell>
            <text:p><text:span text:style-name="Highlight">Contained by</text:span></text:p>
          </table:table-cell>
          <table:table-cell>
            <text:p><text:span>core: </text:span><text:span>add corr del head hi l note orig p quote ref reg said sic textLang title unclear</text:span></text:p>
            <text:p><text:span>figures: </text:span><text:span>figDesc figure</text:span></text:p>
            <text:p><text:span>header: </text:span><text:span>change handNote licence sourceDesc</text:span></text:p>
            <text:p><text:span>linking: </text:span><text:span>seg</text:span></text:p>
            <text:p><text:span>msdescription: </text:span><text:span>acquisition condition decoNote foliation layout msItem origin support</text:span></text:p>
            <text:p><text:span>textcrit: </text:span><text:span>lem rdg witness</text:span></text:p>
            <text:p><text:span>textstructure: </text:span><text:span>body div</text:span></text:p>
            <text:p><text:span>transcr: </text:span><text:span>damage supplied surplus</text:span></text:p>
          </table:table-cell>
        </table:table-row>
        <table:table-row>
          <table:table-cell>
            <text:p><text:span text:style-name="Highlight">May contain</text:span></text:p>
          </table:table-cell>
          <table:table-cell>
            <text:p><text:span>core: </text:span><text:span>head p</text:span></text:p>
            <text:p><text:span>msdescription: </text:span><text:span>history msContents msIdentifier physDesc</text:span></text:p>
          </table:table-cell>
        </table:table-row>
        <table:table-row>
          <table:table-cell>
            <text:p><text:span text:style-name="Highlight">Note</text:span></text:p>
          </table:table-cell>
          <table:table-cell>
            <text:p text:style-name="Text_20_body">Although the &lt;msDesc&gt; has primarily been designed with a view to encoding manuscript descriptions, it may also be used for other objects such as early printed books, fascicles, epigraphs, or any text-bearing objects that require substantial description. If an object is not text-bearing or the reasons for describing the object is not primarily the textual content, the more general &lt;object&gt; may be more suitable.</text:p>
          </table:table-cell>
        </table:table-row>
        <table:table-row>
          <table:table-cell>
            <text:p><text:span text:style-name="Highlight">Example</text:span></text:p>
          </table:table-cell>
          <table:table-cell>
            <text:p text:style-name="Preformatted_20_Text">&lt;msDesc&gt;</text:p>
            <text:p text:style-name="Preformatted_20_Text"> &lt;msIdentifier&gt;</text:p>
            <text:p text:style-name="Preformatted_20_Text">  &lt;settlement&gt;Oxford&lt;/settlement&gt;</text:p>
            <text:p text:style-name="Preformatted_20_Text">  &lt;repository&gt;Bodleian Library&lt;/repository&gt;</text:p>
            <text:p text:style-name="Preformatted_20_Text">  &lt;idno type="Bod"&gt;MS Poet. Rawl. D. 169.&lt;/idno&gt;</text:p>
            <text:p text:style-name="Preformatted_20_Text"> &lt;/msIdentifier&gt;</text:p>
            <text:p text:style-name="Preformatted_20_Text"> &lt;msContents&gt;</text:p>
            <text:p text:style-name="Preformatted_20_Text">  &lt;msItem&gt;</text:p>
            <text:p text:style-name="Preformatted_20_Text">   &lt;author&gt;Geoffrey Chaucer&lt;/author&gt;</text:p>
            <text:p text:style-name="Preformatted_20_Text">   &lt;title&gt;The Canterbury Tales&lt;/title&gt;</text:p>
            <text:p text:style-name="Preformatted_20_Text">  &lt;/msItem&gt;</text:p>
            <text:p text:style-name="Preformatted_20_Text"> &lt;/msContents&gt;</text:p>
            <text:p text:style-name="Preformatted_20_Text"> &lt;physDesc&gt;</text:p>
            <text:p text:style-name="Preformatted_20_Text">  &lt;objectDesc&gt;</text:p>
            <text:p text:style-name="Preformatted_20_Text">   &lt;p&gt;A parchment codex of 136 folios, measuring approx</text:p>
            <text:p text:style-name="Preformatted_20_Text">       28 by 19 inches, and containing 24 quires.&lt;/p&gt;</text:p>
            <text:p text:style-name="Preformatted_20_Text">   &lt;p&gt;The pages are margined and ruled throughout.&lt;/p&gt;</text:p>
            <text:p text:style-name="Preformatted_20_Text">   &lt;p&gt;Four hands have been identified in the manuscript: the first 44</text:p>
            <text:p text:style-name="Preformatted_20_Text">       folios being written in two cursive anglicana scripts, while the</text:p>
            <text:p text:style-name="Preformatted_20_Text">       remainder is for the most part in a mixed secretary hand.&lt;/p&gt;</text:p>
            <text:p text:style-name="Preformatted_20_Text">  &lt;/objectDesc&gt;</text:p>
            <text:p text:style-name="Preformatted_20_Text"> &lt;/physDesc&gt;</text:p>
            <text:p text:style-name="Preformatted_20_Text">&lt;/msDesc&gt;</text:p>
          </table:table-cell>
        </table:table-row>
        <table:table-row>
          <table:table-cell>
            <text:p><text:span text:style-name="Highlight">Schematron</text:span></text:p>
          </table:table-cell>
          <table:table-cell>
            <text:p>
&lt;sch:rule context="tei:msContents|tei:physDesc|tei:history|tei:additional"&gt;

&lt;!-- Note: This rule applies to &lt;msContents&gt;, &lt;physDesc&gt;,
             &lt;history&gt;, and &lt;additional&gt; wherever they occur. Luckily
             they are only allowed in places where they are
             constrained to 0 or 1 occurence. If that changes someday,
             this constraint may will likely need to be updated,
             too. --&gt;

&lt;!-- Also worth noting that
             a) if &amp;amp; when we can use abstract patterns, this would be
             better handled as a single abstract rule somewhere, and
             concrete rules in the individual &lt;elementSpec&gt;s; and
             b) I did not test for the existence of "../*[name(.) eq
             $gi][2]" because then an error would be generated for
             each of the multiple occurences of $gi. --&gt;
&lt;sch:let name="gi" value="name(.)"/&gt;
&lt;sch:report test="preceding-sibling::*[ name(.) eq $gi ] and not( following-sibling::*[ 
 name(.) eq $gi ] )"&gt; Only one &lt;sch:name/&gt; is allowed as a child of &lt;sch:value-of select="name(..)"/&gt;.
&lt;/sch:report&gt;
&lt;/sch:rule&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sequence minOccurs="1" maxOccurs="1"&gt;</text:p>
            <text:p text:style-name="Preformatted_20_Text">  &lt;elementRef key="msIdentifier"</text:p>
            <text:p text:style-name="Preformatted_20_Text">   minOccurs="1" maxOccurs="1"/&gt;</text:p>
            <text:p text:style-name="Preformatted_20_Text">  &lt;elementRef key="head"/&gt;</text:p>
            <text:p text:style-name="Preformatted_20_Text">  &lt;elementRef key="p"/&gt;</text:p>
            <text:p text:style-name="Preformatted_20_Text">  &lt;elementRef key="msContents"</text:p>
            <text:p text:style-name="Preformatted_20_Text">   minOccurs="1" maxOccurs="1"/&gt;</text:p>
            <text:p text:style-name="Preformatted_20_Text">  &lt;elementRef key="physDesc" minOccurs="1"</text:p>
            <text:p text:style-name="Preformatted_20_Text">   maxOccurs="1"/&gt;</text:p>
            <text:p text:style-name="Preformatted_20_Text">  &lt;elementRef key="history" minOccurs="1"</text:p>
            <text:p text:style-name="Preformatted_20_Text">   maxOccurs="1"/&gt;</text:p>
            <text:p text:style-name="Preformatted_20_Text"> &lt;/sequenc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msDesc</text:p>
            <text:p text:style-name="Preformatted_20_Text">{</text:p>
            <text:p text:style-name="Preformatted_20_Text">   att.global.attributes,</text:p>
            <text:p text:style-name="Preformatted_20_Text">   att.sortable.attributes,</text:p>
            <text:p text:style-name="Preformatted_20_Text">   att.typed.attributes,</text:p>
            <text:p text:style-name="Preformatted_20_Text">   att.declaring.attributes,</text:p>
            <text:p text:style-name="Preformatted_20_Text">   att.docStatus.attributes,</text:p>
            <text:p text:style-name="Preformatted_20_Text">   ( msIdentifier, head, p, msContents, physDesc, history )</text:p>
            <text:p text:style-name="Preformatted_20_Text">}</text:p>
          </table:table-cell>
        </table:table-row>
      </table:table>
      <text:h text:outline-level="3"><text:bookmark text:name="TEI.msIdentifier"/>&lt;msIdentifier&gt;</text:h>
      <table:table table:name="table136" table:style-name="Table1">
        <table:table-column table:style-name="Table1.col1"/>
        <table:table-column table:style-name="Table2.col2"/>
        <table:table-row>
          <table:table-cell table:number-columns-spanned="2">
            <text:p><text:span text:style-name="Highlight">&lt;msIdentifier&gt; </text:span>(<text:span>manuscript identifier</text:span>) <text:span>contains the information required to identify the manuscript or similar object being described.</text:span> [<text:a xlink:type="simple" xlink:href="https://www.tei-c.org/release/doc/tei-p5-doc/en/html/MS.html#msid">10.4. The Manuscript Identifier</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
          </table:table-cell>
        </table:table-row>
        <table:table-row>
          <table:table-cell>
            <text:p><text:span text:style-name="Highlight">Contained by</text:span></text:p>
          </table:table-cell>
          <table:table-cell>
            <text:p><text:span>msdescription: </text:span><text:span>msDesc</text:span></text:p>
          </table:table-cell>
        </table:table-row>
        <table:table-row>
          <table:table-cell>
            <text:p><text:span text:style-name="Highlight">May contain</text:span></text:p>
          </table:table-cell>
          <table:table-cell>
            <text:p><text:span>header: </text:span><text:span>idno</text:span></text:p>
            <text:p><text:span>msdescription: </text:span><text:span>altIdentifier msName repository</text:span></text:p>
            <text:p><text:span>namesdates: </text:span><text:span>country placeName settlement</text:span></text:p>
          </table:table-cell>
        </table:table-row>
        <table:table-row>
          <table:table-cell>
            <text:p><text:span text:style-name="Highlight">Example</text:span></text:p>
          </table:table-cell>
          <table:table-cell>
            <text:p text:style-name="Preformatted_20_Text">&lt;msIdentifier&gt;</text:p>
            <text:p text:style-name="Preformatted_20_Text"> &lt;settlement&gt;San Marino&lt;/settlement&gt;</text:p>
            <text:p text:style-name="Preformatted_20_Text"> &lt;repository&gt;Huntington Library&lt;/repository&gt;</text:p>
            <text:p text:style-name="Preformatted_20_Text"> &lt;idno&gt;MS.El.26.C.9&lt;/idno&gt;</text:p>
            <text:p text:style-name="Preformatted_20_Text">&lt;/msIdentifier&gt;</text:p>
          </table:table-cell>
        </table:table-row>
        <table:table-row>
          <table:table-cell>
            <text:p><text:span text:style-name="Highlight">Schematron</text:span></text:p>
          </table:table-cell>
          <table:table-cell>
            <text:p>
&lt;sch:report test="not(parent::tei:msPart) and (local-name(*[1])='idno' or local-name(*[1])='altIdentifier' 
 or normalize-space(.)='')"&gt;An msIdentifier must contain either a repository or location.&lt;/sch:report&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sequence&gt;</text:p>
            <text:p text:style-name="Preformatted_20_Text">  &lt;sequence&gt;</text:p>
            <text:p text:style-name="Preformatted_20_Text">   &lt;classRef key="model.placeNamePart"</text:p>
            <text:p text:style-name="Preformatted_20_Text">    expand="sequenceOptional"/&gt;</text:p>
            <text:p text:style-name="Preformatted_20_Text">   &lt;elementRef key="institution"</text:p>
            <text:p text:style-name="Preformatted_20_Text">    minOccurs="0"/&gt;</text:p>
            <text:p text:style-name="Preformatted_20_Text">   &lt;elementRef key="repository"</text:p>
            <text:p text:style-name="Preformatted_20_Text">    minOccurs="0"/&gt;</text:p>
            <text:p text:style-name="Preformatted_20_Text">   &lt;elementRef key="collection"</text:p>
            <text:p text:style-name="Preformatted_20_Text">    minOccurs="0" maxOccurs="unbounded"/&gt;</text:p>
            <text:p text:style-name="Preformatted_20_Text">   &lt;elementRef key="idno" minOccurs="0"</text:p>
            <text:p text:style-name="Preformatted_20_Text">    maxOccurs="unbounded"/&gt;</text:p>
            <text:p text:style-name="Preformatted_20_Text">  &lt;/sequence&gt;</text:p>
            <text:p text:style-name="Preformatted_20_Text">  &lt;alternate minOccurs="0"</text:p>
            <text:p text:style-name="Preformatted_20_Text">   maxOccurs="unbounded"&gt;</text:p>
            <text:p text:style-name="Preformatted_20_Text">   &lt;elementRef key="msName"/&gt;</text:p>
            <text:p text:style-name="Preformatted_20_Text">   &lt;elementRef key="objectName"/&gt;</text:p>
            <text:p text:style-name="Preformatted_20_Text">   &lt;elementRef key="altIdentifier"/&gt;</text:p>
            <text:p text:style-name="Preformatted_20_Text">  &lt;/alternate&gt;</text:p>
            <text:p text:style-name="Preformatted_20_Text"> &lt;/sequenc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msIdentifier</text:p>
            <text:p text:style-name="Preformatted_20_Text">{</text:p>
            <text:p text:style-name="Preformatted_20_Text">   att.global.attributes,</text:p>
            <text:p text:style-name="Preformatted_20_Text">   (</text:p>
            <text:p text:style-name="Preformatted_20_Text">      (</text:p>
            <text:p text:style-name="Preformatted_20_Text">         placeName?,</text:p>
            <text:p text:style-name="Preformatted_20_Text">         country?,</text:p>
            <text:p text:style-name="Preformatted_20_Text">         settlement?,</text:p>
            <text:p text:style-name="Preformatted_20_Text">         institution?,</text:p>
            <text:p text:style-name="Preformatted_20_Text">         repository?,</text:p>
            <text:p text:style-name="Preformatted_20_Text">         collection*,</text:p>
            <text:p text:style-name="Preformatted_20_Text">         idno*</text:p>
            <text:p text:style-name="Preformatted_20_Text">      ),</text:p>
            <text:p text:style-name="Preformatted_20_Text">      ( msName | objectName | altIdentifier )*</text:p>
            <text:p text:style-name="Preformatted_20_Text">   )</text:p>
            <text:p text:style-name="Preformatted_20_Text">}</text:p>
          </table:table-cell>
        </table:table-row>
      </table:table>
      <text:h text:outline-level="3"><text:bookmark text:name="TEI.msItem"/>&lt;msItem&gt;</text:h>
      <table:table table:name="table137" table:style-name="Table1">
        <table:table-column table:style-name="Table1.col1"/>
        <table:table-column table:style-name="Table2.col2"/>
        <table:table-row>
          <table:table-cell table:number-columns-spanned="2">
            <text:p><text:span text:style-name="Highlight">&lt;msItem&gt; </text:span>(<text:span>manuscript item</text:span>) <text:span>describes an individual work or item within the intellectual content of a manuscript, manuscript part, or other object.</text:span> [<text:a xlink:type="simple" xlink:href="https://www.tei-c.org/release/doc/tei-p5-doc/en/html/MS.html#mscoit">10.6.1. The msItem and msItemStruct Elements</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item>
                <text:p text:style-name="P1">att.msExcerpt</text:p>
                <text:list text:style-name="L1">
                  <text:list-item>
                    <text:p text:style-name="P1"><text:span text:style-name="Emphasis">@defective</text:span></text:p>
                  </text:list-item>
                </text:list>
              </text:list-item>
              <text:list-item>
                <text:p text:style-name="P1">att.msClass</text:p>
                <text:list text:style-name="L1">
                  <text:list-item>
                    <text:p text:style-name="P1"><text:span text:style-name="Emphasis">@class</text:span></text:p>
                  </text:list-item>
                </text:list>
              </text:list-item>
            </text:list>
          </table:table-cell>
        </table:table-row>
        <table:table-row>
          <table:table-cell>
            <text:p><text:span text:style-name="Highlight">Member of</text:span></text:p>
          </table:table-cell>
          <table:table-cell>
            <text:p>model.msItemPart </text:p>
          </table:table-cell>
        </table:table-row>
        <table:table-row>
          <table:table-cell>
            <text:p><text:span text:style-name="Highlight">Contained by</text:span></text:p>
          </table:table-cell>
          <table:table-cell>
            <text:p><text:span>msdescription: </text:span><text:span>msContents msItem</text:span></text:p>
          </table:table-cell>
        </table:table-row>
        <table:table-row>
          <table:table-cell>
            <text:p><text:span text:style-name="Highlight">May contain</text:span></text:p>
          </table:table-cell>
          <table:table-cell>
            <text:p><text:span>core: </text:span><text:span>author cb gap note p pb quote respStmt textLang title</text:span></text:p>
            <text:p><text:span>figures: </text:span><text:span>figure</text:span></text:p>
            <text:p><text:span>header: </text:span><text:span>idno</text:span></text:p>
            <text:p><text:span>linking: </text:span><text:span>anchor</text:span></text:p>
            <text:p><text:span>msdescription: </text:span><text:span>decoNote explicit incipit locus locusGrp msDesc msItem msItemStruct rubric</text:span></text:p>
            <text:p><text:span>textcrit: </text:span><text:span>app</text:span></text:p>
          </table:table-cell>
        </table:table-row>
        <table:table-row>
          <table:table-cell>
            <text:p><text:span text:style-name="Highlight">Example</text:span></text:p>
          </table:table-cell>
          <table:table-cell>
            <text:p text:style-name="Preformatted_20_Text">&lt;msItem class="#saga"&gt;</text:p>
            <text:p text:style-name="Preformatted_20_Text"> &lt;locus&gt;ff. 1r-24v&lt;/locus&gt;</text:p>
            <text:p text:style-name="Preformatted_20_Text"> &lt;title&gt;Agrip af Noregs konunga sögum&lt;/title&gt;</text:p>
            <text:p text:style-name="Preformatted_20_Text"> &lt;incipit&gt;regi oc h&lt;ex&gt;ann&lt;/ex&gt; setiho</text:p>
            <text:p text:style-name="Preformatted_20_Text"> &lt;gap reason="illegible" extent="7"/&gt;sc</text:p>
            <text:p text:style-name="Preformatted_20_Text">   heim se&lt;ex&gt;m&lt;/ex&gt; þio&lt;/incipit&gt;</text:p>
            <text:p text:style-name="Preformatted_20_Text"> &lt;explicit&gt;h&lt;ex&gt;on&lt;/ex&gt; hev&lt;ex&gt;er&lt;/ex&gt;</text:p>
            <text:p text:style-name="Preformatted_20_Text">  &lt;ex&gt;oc&lt;/ex&gt;þa buit hesta .ij. aNan viþ</text:p>
            <text:p text:style-name="Preformatted_20_Text">   fé enh&lt;ex&gt;on&lt;/ex&gt;o&lt;ex&gt;m&lt;/ex&gt; aNan til</text:p>
            <text:p text:style-name="Preformatted_20_Text">   reiþ&lt;ex&gt;ar&lt;/ex&gt;</text:p>
            <text:p text:style-name="Preformatted_20_Text"> &lt;/explicit&gt;</text:p>
            <text:p text:style-name="Preformatted_20_Text"> &lt;textLang mainLang="non"&gt;Old Norse/Icelandic&lt;/textLang&gt;</text:p>
            <text:p text:style-name="Preformatted_20_Text">&lt;/msItem&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sequence&gt;</text:p>
            <text:p text:style-name="Preformatted_20_Text">  &lt;alternate minOccurs="0"</text:p>
            <text:p text:style-name="Preformatted_20_Text">   maxOccurs="unbounded"&gt;</text:p>
            <text:p text:style-name="Preformatted_20_Text">   &lt;elementRef key="locus"/&gt;</text:p>
            <text:p text:style-name="Preformatted_20_Text">   &lt;elementRef key="locusGrp"/&gt;</text:p>
            <text:p text:style-name="Preformatted_20_Text">  &lt;/alternate&gt;</text:p>
            <text:p text:style-name="Preformatted_20_Text">  &lt;alternate&gt;</text:p>
            <text:p text:style-name="Preformatted_20_Text">   &lt;classRef key="model.pLike"</text:p>
            <text:p text:style-name="Preformatted_20_Text">    minOccurs="1" maxOccurs="unbounded"/&gt;</text:p>
            <text:p text:style-name="Preformatted_20_Text">   &lt;alternate minOccurs="1"</text:p>
            <text:p text:style-name="Preformatted_20_Text">    maxOccurs="unbounded"&gt;</text:p>
            <text:p text:style-name="Preformatted_20_Text">    &lt;classRef key="model.titlepagePart"/&gt;</text:p>
            <text:p text:style-name="Preformatted_20_Text">    &lt;classRef key="model.msItemPart"/&gt;</text:p>
            <text:p text:style-name="Preformatted_20_Text">    &lt;classRef key="model.global"/&gt;</text:p>
            <text:p text:style-name="Preformatted_20_Text">   &lt;/alternate&gt;</text:p>
            <text:p text:style-name="Preformatted_20_Text">  &lt;/alternate&gt;</text:p>
            <text:p text:style-name="Preformatted_20_Text"> &lt;/sequenc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msItem</text:p>
            <text:p text:style-name="Preformatted_20_Text">{</text:p>
            <text:p text:style-name="Preformatted_20_Text">   att.global.attributes,</text:p>
            <text:p text:style-name="Preformatted_20_Text">   att.msExcerpt.attributes,</text:p>
            <text:p text:style-name="Preformatted_20_Text">   att.msClass.attributes,</text:p>
            <text:p text:style-name="Preformatted_20_Text">   (</text:p>
            <text:p text:style-name="Preformatted_20_Text">      ( locus | locusGrp )*,</text:p>
            <text:p text:style-name="Preformatted_20_Text">      (</text:p>
            <text:p text:style-name="Preformatted_20_Text">         model.pLike+</text:p>
            <text:p text:style-name="Preformatted_20_Text">       | ( model.titlepagePart | model.msItemPart | model.global )+</text:p>
            <text:p text:style-name="Preformatted_20_Text">      )</text:p>
            <text:p text:style-name="Preformatted_20_Text">   )</text:p>
            <text:p text:style-name="Preformatted_20_Text">}</text:p>
          </table:table-cell>
        </table:table-row>
      </table:table>
      <text:h text:outline-level="3"><text:bookmark text:name="TEI.msItemStruct"/>&lt;msItemStruct&gt;</text:h>
      <table:table table:name="table138" table:style-name="Table1">
        <table:table-column table:style-name="Table1.col1"/>
        <table:table-column table:style-name="Table2.col2"/>
        <table:table-row>
          <table:table-cell table:number-columns-spanned="2">
            <text:p><text:span text:style-name="Highlight">&lt;msItemStruct&gt; </text:span>(<text:span>structured manuscript item</text:span>) <text:span>contains a structured description for an individual work or item within the intellectual content of a manuscript, manuscript part, or other object.</text:span> [<text:a xlink:type="simple" xlink:href="https://www.tei-c.org/release/doc/tei-p5-doc/en/html/MS.html#mscoit">10.6.1. The msItem and msItemStruct Elements</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item>
                <text:p text:style-name="P1">att.msExcerpt</text:p>
                <text:list text:style-name="L1">
                  <text:list-item>
                    <text:p text:style-name="P1"><text:span text:style-name="Emphasis">@defective</text:span></text:p>
                  </text:list-item>
                </text:list>
              </text:list-item>
              <text:list-item>
                <text:p text:style-name="P1">att.msClass</text:p>
                <text:list text:style-name="L1">
                  <text:list-item>
                    <text:p text:style-name="P1"><text:span text:style-name="Emphasis">@class</text:span></text:p>
                  </text:list-item>
                </text:list>
              </text:list-item>
            </text:list>
          </table:table-cell>
        </table:table-row>
        <table:table-row>
          <table:table-cell>
            <text:p><text:span text:style-name="Highlight">Member of</text:span></text:p>
          </table:table-cell>
          <table:table-cell>
            <text:p>model.msItemPart </text:p>
          </table:table-cell>
        </table:table-row>
        <table:table-row>
          <table:table-cell>
            <text:p><text:span text:style-name="Highlight">Contained by</text:span></text:p>
          </table:table-cell>
          <table:table-cell>
            <text:p><text:span>msdescription: </text:span><text:span>msContents msItem msItemStruct</text:span></text:p>
          </table:table-cell>
        </table:table-row>
        <table:table-row>
          <table:table-cell>
            <text:p><text:span text:style-name="Highlight">May contain</text:span></text:p>
          </table:table-cell>
          <table:table-cell>
            <text:p><text:span>core: </text:span><text:span>author note p respStmt textLang title</text:span></text:p>
            <text:p><text:span>msdescription: </text:span><text:span>decoNote explicit incipit locus locusGrp msItemStruct rubric</text:span></text:p>
          </table:table-cell>
        </table:table-row>
        <table:table-row>
          <table:table-cell>
            <text:p><text:span text:style-name="Highlight">Example</text:span></text:p>
          </table:table-cell>
          <table:table-cell>
            <text:p text:style-name="Preformatted_20_Text">&lt;msItemStruct n="2" defective="false"</text:p>
            <text:p text:style-name="Preformatted_20_Text"> class="#biblComm"&gt;</text:p>
            <text:p text:style-name="Preformatted_20_Text"> &lt;locus from="24v" to="97v"&gt;24v-97v&lt;/locus&gt;</text:p>
            <text:p text:style-name="Preformatted_20_Text"> &lt;author&gt;Apringius de Beja&lt;/author&gt;</text:p>
            <text:p text:style-name="Preformatted_20_Text"> &lt;title type="uniform" xml:lang="la"&gt;Tractatus in Apocalypsin&lt;/title&gt;</text:p>
            <text:p text:style-name="Preformatted_20_Text"> &lt;rubric&gt;Incipit Trac&lt;supplied reason="omitted"&gt;ta&lt;/supplied&gt;tus</text:p>
            <text:p text:style-name="Preformatted_20_Text">   in apoka&lt;lb/&gt;lipsin eruditissimi uiri &lt;lb/&gt; Apringi ep&lt;ex&gt;iscop&lt;/ex&gt;i</text:p>
            <text:p text:style-name="Preformatted_20_Text">   Pacensis eccl&lt;ex&gt;esi&lt;/ex&gt;e&lt;/rubric&gt;</text:p>
            <text:p text:style-name="Preformatted_20_Text"> &lt;finalRubric&gt;EXPLIC&lt;ex&gt;IT&lt;/ex&gt; EXPO&lt;lb/&gt;SITIO APOCALIPSIS</text:p>
            <text:p text:style-name="Preformatted_20_Text">   QVA&lt;ex&gt;M&lt;/ex&gt; EXPOSVIT DOM&lt;lb/&gt;NVS APRINGIUS EP&lt;ex&gt;ISCOPU&lt;/ex&gt;S.</text:p>
            <text:p text:style-name="Preformatted_20_Text">   DEO GR&lt;ex&gt;ACI&lt;/ex&gt;AS AGO. FI&lt;lb/&gt;NITO LABORE ISTO.&lt;/finalRubric&gt;</text:p>
            <text:p text:style-name="Preformatted_20_Text"> &lt;bibl&gt;</text:p>
            <text:p text:style-name="Preformatted_20_Text">  &lt;ref target="http://amiBibl.xml#Apringius1900"&gt;Apringius&lt;/ref&gt;, ed. Férotin&lt;/bibl&gt;</text:p>
            <text:p text:style-name="Preformatted_20_Text"> &lt;textLang mainLang="la"&gt;Latin&lt;/textLang&gt;</text:p>
            <text:p text:style-name="Preformatted_20_Text">&lt;/msItemStruct&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sequence&gt;</text:p>
            <text:p text:style-name="Preformatted_20_Text">  &lt;alternate minOccurs="0"&gt;</text:p>
            <text:p text:style-name="Preformatted_20_Text">   &lt;elementRef key="locus"/&gt;</text:p>
            <text:p text:style-name="Preformatted_20_Text">   &lt;elementRef key="locusGrp"/&gt;</text:p>
            <text:p text:style-name="Preformatted_20_Text">  &lt;/alternate&gt;</text:p>
            <text:p text:style-name="Preformatted_20_Text">  &lt;alternate&gt;</text:p>
            <text:p text:style-name="Preformatted_20_Text">   &lt;classRef key="model.pLike"</text:p>
            <text:p text:style-name="Preformatted_20_Text">    minOccurs="1" maxOccurs="unbounded"/&gt;</text:p>
            <text:p text:style-name="Preformatted_20_Text">   &lt;sequence&gt;</text:p>
            <text:p text:style-name="Preformatted_20_Text">    &lt;elementRef key="author" minOccurs="0"</text:p>
            <text:p text:style-name="Preformatted_20_Text">     maxOccurs="unbounded"/&gt;</text:p>
            <text:p text:style-name="Preformatted_20_Text">    &lt;elementRef key="respStmt"</text:p>
            <text:p text:style-name="Preformatted_20_Text">     minOccurs="0" maxOccurs="unbounded"/&gt;</text:p>
            <text:p text:style-name="Preformatted_20_Text">    &lt;elementRef key="title" minOccurs="0"</text:p>
            <text:p text:style-name="Preformatted_20_Text">     maxOccurs="unbounded"/&gt;</text:p>
            <text:p text:style-name="Preformatted_20_Text">    &lt;elementRef key="rubric" minOccurs="0"/&gt;</text:p>
            <text:p text:style-name="Preformatted_20_Text">    &lt;elementRef key="incipit" minOccurs="0"/&gt;</text:p>
            <text:p text:style-name="Preformatted_20_Text">    &lt;elementRef key="msItemStruct"</text:p>
            <text:p text:style-name="Preformatted_20_Text">     minOccurs="0" maxOccurs="unbounded"/&gt;</text:p>
            <text:p text:style-name="Preformatted_20_Text">    &lt;elementRef key="explicit"</text:p>
            <text:p text:style-name="Preformatted_20_Text">     minOccurs="0"/&gt;</text:p>
            <text:p text:style-name="Preformatted_20_Text">    &lt;elementRef key="finalRubric"</text:p>
            <text:p text:style-name="Preformatted_20_Text">     minOccurs="0"/&gt;</text:p>
            <text:p text:style-name="Preformatted_20_Text">    &lt;elementRef key="colophon"</text:p>
            <text:p text:style-name="Preformatted_20_Text">     minOccurs="0" maxOccurs="unbounded"/&gt;</text:p>
            <text:p text:style-name="Preformatted_20_Text">    &lt;elementRef key="decoNote"</text:p>
            <text:p text:style-name="Preformatted_20_Text">     minOccurs="0" maxOccurs="unbounded"/&gt;</text:p>
            <text:p text:style-name="Preformatted_20_Text">    &lt;elementRef key="listBibl"</text:p>
            <text:p text:style-name="Preformatted_20_Text">     minOccurs="0" maxOccurs="unbounded"/&gt;</text:p>
            <text:p text:style-name="Preformatted_20_Text">    &lt;alternate minOccurs="0"</text:p>
            <text:p text:style-name="Preformatted_20_Text">     maxOccurs="unbounded"&gt;</text:p>
            <text:p text:style-name="Preformatted_20_Text">     &lt;elementRef key="bibl"/&gt;</text:p>
            <text:p text:style-name="Preformatted_20_Text">     &lt;elementRef key="biblStruct"/&gt;</text:p>
            <text:p text:style-name="Preformatted_20_Text">    &lt;/alternate&gt;</text:p>
            <text:p text:style-name="Preformatted_20_Text">    &lt;elementRef key="filiation"</text:p>
            <text:p text:style-name="Preformatted_20_Text">     minOccurs="0"/&gt;</text:p>
            <text:p text:style-name="Preformatted_20_Text">    &lt;classRef key="model.noteLike"</text:p>
            <text:p text:style-name="Preformatted_20_Text">     minOccurs="0" maxOccurs="unbounded"/&gt;</text:p>
            <text:p text:style-name="Preformatted_20_Text">    &lt;elementRef key="textLang"</text:p>
            <text:p text:style-name="Preformatted_20_Text">     minOccurs="0"/&gt;</text:p>
            <text:p text:style-name="Preformatted_20_Text">   &lt;/sequence&gt;</text:p>
            <text:p text:style-name="Preformatted_20_Text">  &lt;/alternate&gt;</text:p>
            <text:p text:style-name="Preformatted_20_Text"> &lt;/sequenc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msItemStruct</text:p>
            <text:p text:style-name="Preformatted_20_Text">{</text:p>
            <text:p text:style-name="Preformatted_20_Text">   att.global.attributes,</text:p>
            <text:p text:style-name="Preformatted_20_Text">   att.msExcerpt.attributes,</text:p>
            <text:p text:style-name="Preformatted_20_Text">   att.msClass.attributes,</text:p>
            <text:p text:style-name="Preformatted_20_Text">   (</text:p>
            <text:p text:style-name="Preformatted_20_Text">      ( locus | locusGrp )?,</text:p>
            <text:p text:style-name="Preformatted_20_Text">      (</text:p>
            <text:p text:style-name="Preformatted_20_Text">         model.pLike+</text:p>
            <text:p text:style-name="Preformatted_20_Text">       | (</text:p>
            <text:p text:style-name="Preformatted_20_Text">            author*,</text:p>
            <text:p text:style-name="Preformatted_20_Text">            respStmt*,</text:p>
            <text:p text:style-name="Preformatted_20_Text">            title*,</text:p>
            <text:p text:style-name="Preformatted_20_Text">            rubric?,</text:p>
            <text:p text:style-name="Preformatted_20_Text">            incipit?,</text:p>
            <text:p text:style-name="Preformatted_20_Text">            msItemStruct*,</text:p>
            <text:p text:style-name="Preformatted_20_Text">            explicit?,</text:p>
            <text:p text:style-name="Preformatted_20_Text">            finalRubric?,</text:p>
            <text:p text:style-name="Preformatted_20_Text">            colophon*,</text:p>
            <text:p text:style-name="Preformatted_20_Text">            decoNote*,</text:p>
            <text:p text:style-name="Preformatted_20_Text">            listBibl*,</text:p>
            <text:p text:style-name="Preformatted_20_Text">            ( bibl | biblStruct )*,</text:p>
            <text:p text:style-name="Preformatted_20_Text">            filiation?,</text:p>
            <text:p text:style-name="Preformatted_20_Text">            model.noteLike*,</text:p>
            <text:p text:style-name="Preformatted_20_Text">            textLang?</text:p>
            <text:p text:style-name="Preformatted_20_Text">         )</text:p>
            <text:p text:style-name="Preformatted_20_Text">      )</text:p>
            <text:p text:style-name="Preformatted_20_Text">   )</text:p>
            <text:p text:style-name="Preformatted_20_Text">}</text:p>
          </table:table-cell>
        </table:table-row>
      </table:table>
      <text:h text:outline-level="3"><text:bookmark text:name="TEI.msName"/>&lt;msName&gt;</text:h>
      <table:table table:name="table139" table:style-name="Table1">
        <table:table-column table:style-name="Table1.col1"/>
        <table:table-column table:style-name="Table2.col2"/>
        <table:table-row>
          <table:table-cell table:number-columns-spanned="2">
            <text:p><text:span text:style-name="Highlight">&lt;msName&gt; </text:span>(<text:span>alternative name</text:span>) <text:span>contains any form of unstructured alternative name used for a manuscript or other object, such as an <text:span>‘ocellus nominum’</text:span>, or nickname.</text:span> [<text:a xlink:type="simple" xlink:href="https://www.tei-c.org/release/doc/tei-p5-doc/en/html/MS.html#msid">10.4. The Manuscript Identifier</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item>
                <text:p text:style-name="P1">att.typed</text:p>
                <text:list text:style-name="L1">
                  <text:list-item>
                    <text:p text:style-name="P1"><text:span text:style-name="Emphasis">@type</text:span></text:p>
                  </text:list-item>
                  <text:list-item>
                    <text:p text:style-name="P1"><text:span text:style-name="Emphasis">@subtype</text:span></text:p>
                  </text:list-item>
                </text:list>
              </text:list-item>
            </text:list>
          </table:table-cell>
        </table:table-row>
        <table:table-row>
          <table:table-cell>
            <text:p><text:span text:style-name="Highlight">Contained by</text:span></text:p>
          </table:table-cell>
          <table:table-cell>
            <text:p><text:span>msdescription: </text:span><text:span>msIdentifier</text:span></text:p>
          </table:table-cell>
        </table:table-row>
        <table:table-row>
          <table:table-cell>
            <text:p><text:span text:style-name="Highlight">May contain</text:span></text:p>
          </table:table-cell>
          <table:table-cell>
            <text:p><text:span>core: </text:span><text:span>name rs</text:span></text:p>
            <text:p>character data</text:p>
          </table:table-cell>
        </table:table-row>
        <table:table-row>
          <table:table-cell>
            <text:p><text:span text:style-name="Highlight">Example</text:span></text:p>
          </table:table-cell>
          <table:table-cell>
            <text:p text:style-name="Preformatted_20_Text">&lt;msName&gt;The Vercelli Book&lt;/msName&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alternate minOccurs="0"</text:p>
            <text:p text:style-name="Preformatted_20_Text">  maxOccurs="unbounded"&gt;</text:p>
            <text:p text:style-name="Preformatted_20_Text">  &lt;textNode/&gt;</text:p>
            <text:p text:style-name="Preformatted_20_Text">  &lt;classRef key="model.gLike"/&gt;</text:p>
            <text:p text:style-name="Preformatted_20_Text">  &lt;elementRef key="rs"/&gt;</text:p>
            <text:p text:style-name="Preformatted_20_Text">  &lt;elementRef key="name"/&gt;</text:p>
            <text:p text:style-name="Preformatted_20_Text"> &lt;/alternat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msName</text:p>
            <text:p text:style-name="Preformatted_20_Text">{</text:p>
            <text:p text:style-name="Preformatted_20_Text">   att.global.attributes,</text:p>
            <text:p text:style-name="Preformatted_20_Text">   att.typed.attributes,</text:p>
            <text:p text:style-name="Preformatted_20_Text">   ( text | model.gLike | rs | name )*</text:p>
            <text:p text:style-name="Preformatted_20_Text">}</text:p>
          </table:table-cell>
        </table:table-row>
      </table:table>
      <text:h text:outline-level="3"><text:bookmark text:name="TEI.name"/>&lt;name&gt;</text:h>
      <table:table table:name="table140" table:style-name="Table1">
        <table:table-column table:style-name="Table1.col1"/>
        <table:table-column table:style-name="Table2.col2"/>
        <table:table-row>
          <table:table-cell table:number-columns-spanned="2">
            <text:p><text:span text:style-name="Highlight">&lt;name&gt; </text:span>(<text:span>name, proper noun</text:span>) <text:span>contains a proper noun or noun phrase.</text:span> [<text:a xlink:type="simple" xlink:href="https://www.tei-c.org/release/doc/tei-p5-doc/en/html/CO.html#CONARS">3.6.1. Referring String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item>
                <text:p text:style-name="P1">att.personal</text:p>
                <text:list text:style-name="L1">
                  <text:list-item>
                    <text:p text:style-name="P1"><text:span text:style-name="Emphasis">@full</text:span></text:p>
                  </text:list-item>
                  <text:list-item>
                    <text:p text:style-name="P1"><text:span text:style-name="Emphasis">@sort</text:span></text:p>
                  </text:list-item>
                </text:list>
                <text:list text:style-name="L1">
                  <text:list-item>
                    <text:p text:style-name="P1">att.naming</text:p>
                    <text:list text:style-name="L1">
                      <text:list-item>
                        <text:p text:style-name="P1"><text:span text:style-name="Emphasis">@role</text:span></text:p>
                      </text:list-item>
                      <text:list-item>
                        <text:p text:style-name="P1"><text:span text:style-name="Emphasis">@nymRef</text:span></text:p>
                      </text:list-item>
                    </text:list>
                    <text:list text:style-name="L1">
                      <text:list-item>
                        <text:p text:style-name="P1">att.canonical</text:p>
                        <text:list text:style-name="L1">
                          <text:list-item>
                            <text:p text:style-name="P1"><text:span text:style-name="Emphasis">@key</text:span></text:p>
                          </text:list-item>
                          <text:list-item>
                            <text:p text:style-name="P1"><text:span text:style-name="Emphasis">@ref</text:span></text:p>
                          </text:list-item>
                        </text:list>
                      </text:list-item>
                    </text:list>
                  </text:list-item>
                </text:list>
              </text:list-item>
              <text:list-item>
                <text:p text:style-name="P1">att.datable</text:p>
                <text:list text:style-name="L1">
                  <text:list-item>
                    <text:p text:style-name="P1"><text:span text:style-name="Emphasis">@period</text:span></text:p>
                  </text:list-item>
                </text:list>
                <text:list text:style-name="L1">
                  <text:list-item>
                    <text:p text:style-name="P1">att.datable.w3c</text:p>
                    <text:list text:style-name="L1">
                      <text:list-item>
                        <text:p text:style-name="P1"><text:span text:style-name="Emphasis">@when</text:span></text:p>
                      </text:list-item>
                      <text:list-item>
                        <text:p text:style-name="P1"><text:span text:style-name="Emphasis">@notBefore</text:span></text:p>
                      </text:list-item>
                      <text:list-item>
                        <text:p text:style-name="P1"><text:span text:style-name="Emphasis">@notAfter</text:span></text:p>
                      </text:list-item>
                      <text:list-item>
                        <text:p text:style-name="P1"><text:span text:style-name="Emphasis">@from</text:span></text:p>
                      </text:list-item>
                      <text:list-item>
                        <text:p text:style-name="P1"><text:span text:style-name="Emphasis">@to</text:span></text:p>
                      </text:list-item>
                    </text:list>
                  </text:list-item>
                  <text:list-item>
                    <text:p text:style-name="P1">att.datable.iso</text:p>
                    <text:list text:style-name="L1">
                      <text:list-item>
                        <text:p text:style-name="P1"><text:span text:style-name="Emphasis">@when-iso</text:span></text:p>
                      </text:list-item>
                      <text:list-item>
                        <text:p text:style-name="P1"><text:span text:style-name="Emphasis">@notBefore-iso</text:span></text:p>
                      </text:list-item>
                      <text:list-item>
                        <text:p text:style-name="P1"><text:span text:style-name="Emphasis">@notAfter-iso</text:span></text:p>
                      </text:list-item>
                      <text:list-item>
                        <text:p text:style-name="P1"><text:span text:style-name="Emphasis">@from-iso</text:span></text:p>
                      </text:list-item>
                      <text:list-item>
                        <text:p text:style-name="P1"><text:span text:style-name="Emphasis">@to-iso</text:span></text:p>
                      </text:list-item>
                    </text:list>
                  </text:list-item>
                  <text:list-item>
                    <text:p text:style-name="P1">att.datable.custom</text:p>
                    <text:list text:style-name="L1">
                      <text:list-item>
                        <text:p text:style-name="P1"><text:span text:style-name="Emphasis">@when-custom</text:span></text:p>
                      </text:list-item>
                      <text:list-item>
                        <text:p text:style-name="P1"><text:span text:style-name="Emphasis">@notBefore-custom</text:span></text:p>
                      </text:list-item>
                      <text:list-item>
                        <text:p text:style-name="P1"><text:span text:style-name="Emphasis">@notAfter-custom</text:span></text:p>
                      </text:list-item>
                      <text:list-item>
                        <text:p text:style-name="P1"><text:span text:style-name="Emphasis">@from-custom</text:span></text:p>
                      </text:list-item>
                      <text:list-item>
                        <text:p text:style-name="P1"><text:span text:style-name="Emphasis">@to-custom</text:span></text:p>
                      </text:list-item>
                      <text:list-item>
                        <text:p text:style-name="P1"><text:span text:style-name="Emphasis">@datingPoint</text:span></text:p>
                      </text:list-item>
                      <text:list-item>
                        <text:p text:style-name="P1"><text:span text:style-name="Emphasis">@datingMethod</text:span></text:p>
                      </text:list-item>
                    </text:list>
                  </text:list-item>
                </text:list>
              </text:list-item>
              <text:list-item>
                <text:p text:style-name="P1">att.editLike</text:p>
                <text:list text:style-name="L1">
                  <text:list-item>
                    <text:p text:style-name="P1"><text:span text:style-name="Emphasis">@evidence</text:span></text:p>
                  </text:list-item>
                  <text:list-item>
                    <text:p text:style-name="P1"><text:span text:style-name="Emphasis">@instant</text:span></text:p>
                  </text:list-item>
                </text:list>
              </text:list-item>
              <text:list-item>
                <text:p text:style-name="P1">att.typed</text:p>
                <text:list text:style-name="L1">
                  <text:list-item>
                    <text:p text:style-name="P1"><text:span>type</text:span></text:p>
                  </text:list-item>
                  <text:list-item>
                    <text:p text:style-name="P1"><text:span>@subtype</text:span></text:p>
                  </text:list-item>
                </text:list>
              </text:list-item>
            </text:list>
            <table:table table:name="table141" table:style-name="Table1">
              <table:table-column table:style-name="Table1.col1"/>
              <table:table-column table:style-name="Table2.col2"/>
              <table:table-row>
                <table:table-cell>
                  <text:p>type</text:p>
                </table:table-cell>
                <table:table-cell>
                  <text:p><text:span>characterizes the element in some sense, using any convenient classification scheme or typology.</text:span></text:p>
                  <table:table table:name="table142" table:style-name="Table1">
                    <table:table-column table:style-name="Table1.col1"/>
                    <table:table-column table:style-name="Table2.col2"/>
                    <table:table-row>
                      <table:table-cell>
                        <text:p><text:span text:style-name="Highlight">Derived from</text:span></text:p>
                      </table:table-cell>
                      <table:table-cell>
                        <text:p>att.typed</text:p>
                      </table:table-cell>
                    </table:table-row>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Datatype</text:span></text:p>
                      </table:table-cell>
                      <table:table-cell>
                        <text:p>teidata.enumerated</text:p>
                      </table:table-cell>
                    </table:table-row>
                  </table:table>
                </table:table-cell>
              </table:table-row>
              <table:table-row>
                <table:table-cell>
                  <text:p>calendar</text:p>
                </table:table-cell>
                <table:table-cell>
                  <text:p><text:span>indicates one or more systems or calendars to which the date represented by the content of this element belongs.</text:span></text:p>
                  <table:table table:name="table143" table:style-name="Table1">
                    <table:table-column table:style-name="Table1.col1"/>
                    <table:table-column table:style-name="Table2.col2"/>
                    <table:table-row>
                      <table:table-cell>
                        <text:p><text:span><text:a xlink:type="simple" xlink:href="http://www.tei-c.org/Activities/Council/Working/tcw27.xml"><text:span>Deprecated</text:span></text:a></text:span></text:p>
                      </table:table-cell>
                      <table:table-cell table:number-columns-spanned="1">
                        <text:p><text:span>will be removed on 2024-11-11</text:span></text:p>
                      </table:table-cell>
                    </table:table-row>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idata.pointer <text:span>separated by whitespace</text:span></text:p>
                      </table:table-cell>
                    </table:table-row>
                    <table:table-row>
                      <table:table-cell>
                        <text:p><text:span text:style-name="Highlight">Schematron</text:span></text:p>
                      </table:table-cell>
                      <table:table-cell>
                        <text:p>
&lt;sch:rule context="tei:*[@calendar]"&gt;
&lt;sch:assert test="string-length( normalize-space(.) ) gt 0"&gt; @calendar indicates one or more
 systems or calendars to which the date represented by the content of this element belongs,
 but this &lt;sch:name/&gt; element has no textual content.&lt;/sch:assert&gt;
&lt;/sch:rule&gt;</text:p>
                      </table:table-cell>
                    </table:table-row>
                  </table:table>
                </table:table-cell>
              </table:table-row>
            </table:table>
          </table:table-cell>
        </table:table-row>
        <table:table-row>
          <table:table-cell>
            <text:p><text:span text:style-name="Highlight">Member of</text:span></text:p>
          </table:table-cell>
          <table:table-cell>
            <text:p>model.nameLike.agent </text:p>
          </table:table-cell>
        </table:table-row>
        <table:table-row>
          <table:table-cell>
            <text:p><text:span text:style-name="Highlight">Contained by</text:span></text:p>
          </table:table-cell>
          <table:table-cell>
            <text:p><text:span>core: </text:span><text:span>add author corr date del head hi l name note num orig p publisher quote ref reg resp respStmt rs said sic textLang title unclear</text:span></text:p>
            <text:p><text:span>figures: </text:span><text:span>figDesc</text:span></text:p>
            <text:p><text:span>header: </text:span><text:span>authority change edition extent handNote language licence</text:span></text:p>
            <text:p><text:span>linking: </text:span><text:span>seg</text:span></text:p>
            <text:p><text:span>msdescription: </text:span><text:span>acquisition condition decoNote explicit foliation incipit layout msName origin repository rubric support</text:span></text:p>
            <text:p><text:span>namesdates: </text:span><text:span>country persName placeName settlement</text:span></text:p>
            <text:p><text:span>textcrit: </text:span><text:span>lem rdg witness</text:span></text:p>
            <text:p><text:span>transcr: </text:span><text:span>damage supplied surplus</text:span></text:p>
          </table:table-cell>
        </table:table-row>
        <table:table-row>
          <table:table-cell>
            <text:p><text:span text:style-name="Highlight">May contain</text:span></text:p>
          </table:table-cell>
          <table:table-cell>
            <text:p><text:span>analysis: </text:span><text:span>c</text:span></text:p>
            <text:p><text:span>core: </text:span><text:span>add cb choice corr date del gap hi name note num orig pb quote ref reg rs said sic title unclear</text:span></text:p>
            <text:p><text:span>figures: </text:span><text:span>figure</text:span></text:p>
            <text:p><text:span>header: </text:span><text:span>idno</text:span></text:p>
            <text:p><text:span>linking: </text:span><text:span>anchor seg</text:span></text:p>
            <text:p><text:span>msdescription: </text:span><text:span>dimensions height locus locusGrp width</text:span></text:p>
            <text:p><text:span>namesdates: </text:span><text:span>country persName placeName settlement</text:span></text:p>
            <text:p><text:span>textcrit: </text:span><text:span>app</text:span></text:p>
            <text:p><text:span>transcr: </text:span><text:span>damage handShift subst supplied surplus</text:span></text:p>
            <text:p>character data</text:p>
          </table:table-cell>
        </table:table-row>
        <table:table-row>
          <table:table-cell>
            <text:p><text:span text:style-name="Highlight">Note</text:span></text:p>
          </table:table-cell>
          <table:table-cell>
            <text:p text:style-name="Text_20_body">Proper nouns referring to people, places, and organizations may be tagged instead with &lt;persName&gt;, &lt;placeName&gt;, or &lt;orgName&gt;, when the TEI module for names and dates is included.</text:p>
          </table:table-cell>
        </table:table-row>
        <table:table-row>
          <table:table-cell>
            <text:p><text:span text:style-name="Highlight">Example</text:span></text:p>
          </table:table-cell>
          <table:table-cell>
            <text:p text:style-name="Preformatted_20_Text">&lt;name type="person"&gt;Thomas Hoccleve&lt;/name&gt;</text:p>
            <text:p text:style-name="Preformatted_20_Text">&lt;name type="place"&gt;Villingaholt&lt;/name&gt;</text:p>
            <text:p text:style-name="Preformatted_20_Text">&lt;name type="org"&gt;Vetus Latina Institut&lt;/name&gt;</text:p>
            <text:p text:style-name="Preformatted_20_Text">&lt;name type="person" ref="#HOC001"&gt;Occleve&lt;/name&gt;</text:p>
          </table:table-cell>
        </table:table-row>
        <table:table-row>
          <table:table-cell>
            <text:p><text:span text:style-name="Highlight">Schematron</text:span></text:p>
          </table:table-cell>
          <table:table-cell>
            <text:p>
&lt;sch:rule context="tei:*[@calendar]"&gt;
&lt;sch:assert test="string-length( normalize-space(.) ) gt 0"&gt; @calendar indicates one or more
 systems or calendars to which the date represented by the content of this element belongs,
 but this &lt;sch:name/&gt; element has no textual content.&lt;/sch:assert&gt;
&lt;/sch:rule&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macroRef key="macro.phraseSeq"/&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name</text:p>
            <text:p text:style-name="Preformatted_20_Text">{</text:p>
            <text:p text:style-name="Preformatted_20_Text">   att.global.attributes,</text:p>
            <text:p text:style-name="Preformatted_20_Text">   att.personal.attributes,</text:p>
            <text:p text:style-name="Preformatted_20_Text">   att.datable.attributes,</text:p>
            <text:p text:style-name="Preformatted_20_Text">   att.editLike.attributes,</text:p>
            <text:p text:style-name="Preformatted_20_Text">   att.typed.attribute.subtype,</text:p>
            <text:p text:style-name="Preformatted_20_Text">   attribute type { text },</text:p>
            <text:p text:style-name="Preformatted_20_Text">   attribute calendar { list { + } }?,</text:p>
            <text:p text:style-name="Preformatted_20_Text">   macro.phraseSeq</text:p>
            <text:p text:style-name="Preformatted_20_Text">}</text:p>
          </table:table-cell>
        </table:table-row>
      </table:table>
      <text:h text:outline-level="3"><text:bookmark text:name="TEI.normalization"/>&lt;normalization&gt;</text:h>
      <table:table table:name="table144" table:style-name="Table1">
        <table:table-column table:style-name="Table1.col1"/>
        <table:table-column table:style-name="Table2.col2"/>
        <table:table-row>
          <table:table-cell table:number-columns-spanned="2">
            <text:p><text:span text:style-name="Highlight">&lt;normalization&gt; </text:span>(<text:span>normalization</text:span>) <text:span>indicates the extent of normalization or regularization of the original source carried out in converting it to electronic form.</text:span> [<text:a xlink:type="simple" xlink:href="https://www.tei-c.org/release/doc/tei-p5-doc/en/html/HD.html#HD53">2.3.3. The Editorial Practices Declaration</text:a> <text:a xlink:type="simple" xlink:href="https://www.tei-c.org/release/doc/tei-p5-doc/en/html/CC.html#CCAS2">15.3.2. Declarable Elements</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item>
                <text:p text:style-name="P1">att.declarable</text:p>
                <text:list text:style-name="L1">
                  <text:list-item>
                    <text:p text:style-name="P1"><text:span text:style-name="Emphasis">@default</text:span></text:p>
                  </text:list-item>
                </text:list>
              </text:list-item>
            </text:list>
            <table:table table:name="table145" table:style-name="Table1">
              <table:table-column table:style-name="Table1.col1"/>
              <table:table-column table:style-name="Table2.col2"/>
              <table:table-row>
                <table:table-cell>
                  <text:p>method</text:p>
                </table:table-cell>
                <table:table-cell>
                  <text:p><text:span>indicates the method adopted to indicate normalizations within the text.</text:span></text:p>
                  <table:table table:name="table146"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enumerated</text:p>
                      </table:table-cell>
                    </table:table-row>
                    <table:table-row>
                      <table:table-cell>
                        <text:p><text:span text:style-name="Highlight">Legal values are:</text:span></text:p>
                      </table:table-cell>
                      <table:table-cell>
                        <text:p text:style-name="List_20_Heading">silent</text:p>
                        <text:p text:style-name="List_20_Contents"><text:span>normalization made silently</text:span><text:span text:style-name="Emphasis">[Default] </text:span></text:p>
                        <text:p text:style-name="List_20_Heading">markup</text:p>
                        <text:p text:style-name="List_20_Contents"><text:span>normalization represented using markup</text:span></text:p>
                      </table:table-cell>
                    </table:table-row>
                  </table:table>
                </table:table-cell>
              </table:table-row>
            </table:table>
          </table:table-cell>
        </table:table-row>
        <table:table-row>
          <table:table-cell>
            <text:p><text:span text:style-name="Highlight">Member of</text:span></text:p>
          </table:table-cell>
          <table:table-cell>
            <text:p>model.editorialDeclPart</text:p>
          </table:table-cell>
        </table:table-row>
        <table:table-row>
          <table:table-cell>
            <text:p><text:span text:style-name="Highlight">Contained by</text:span></text:p>
          </table:table-cell>
          <table:table-cell>
            <text:p><text:span>header: </text:span><text:span>editorialDecl</text:span></text:p>
          </table:table-cell>
        </table:table-row>
        <table:table-row>
          <table:table-cell>
            <text:p><text:span text:style-name="Highlight">May contain</text:span></text:p>
          </table:table-cell>
          <table:table-cell>
            <text:p><text:span>core: </text:span><text:span>p</text:span></text:p>
          </table:table-cell>
        </table:table-row>
        <table:table-row>
          <table:table-cell>
            <text:p><text:span text:style-name="Highlight">Example</text:span></text:p>
          </table:table-cell>
          <table:table-cell>
            <text:p text:style-name="Preformatted_20_Text">&lt;editorialDecl&gt;</text:p>
            <text:p text:style-name="Preformatted_20_Text"> &lt;normalization method="markup"&gt;</text:p>
            <text:p text:style-name="Preformatted_20_Text">  &lt;p&gt;Where both upper- and lower-case i, j, u, v, and vv have been normalized, to modern</text:p>
            <text:p text:style-name="Preformatted_20_Text">     20th century typographical practice, the &lt;gi&gt;choice&lt;/gi&gt; element has been used to</text:p>
            <text:p text:style-name="Preformatted_20_Text">     enclose &lt;gi&gt;orig&lt;/gi&gt; and &lt;gi&gt;reg&lt;/gi&gt; elements giving the original and new values</text:p>
            <text:p text:style-name="Preformatted_20_Text">     respectively. ... &lt;/p&gt;</text:p>
            <text:p text:style-name="Preformatted_20_Text"> &lt;/normalization&gt;</text:p>
            <text:p text:style-name="Preformatted_20_Text"> &lt;normalization method="silent"&gt;</text:p>
            <text:p text:style-name="Preformatted_20_Text">  &lt;p&gt;Spacing between words and following punctuation has been regularized to zero spaces;</text:p>
            <text:p text:style-name="Preformatted_20_Text">     spacing between words has been regularized to one space.&lt;/p&gt;</text:p>
            <text:p text:style-name="Preformatted_20_Text"> &lt;/normalization&gt;</text:p>
            <text:p text:style-name="Preformatted_20_Text"> &lt;normalization source="http://www.dict.sztaki.hu/webster"&gt;</text:p>
            <text:p text:style-name="Preformatted_20_Text">  &lt;p&gt;Spelling converted throughout to Modern American usage, based on Websters 9th</text:p>
            <text:p text:style-name="Preformatted_20_Text">     Collegiate dictionary.&lt;/p&gt;</text:p>
            <text:p text:style-name="Preformatted_20_Text"> &lt;/normalization&gt;</text:p>
            <text:p text:style-name="Preformatted_20_Text">&lt;/editorialDecl&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classRef key="model.pLike" minOccurs="1"</text:p>
            <text:p text:style-name="Preformatted_20_Text">  maxOccurs="unbounded"/&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normalization</text:p>
            <text:p text:style-name="Preformatted_20_Text">{</text:p>
            <text:p text:style-name="Preformatted_20_Text">   att.global.attributes,</text:p>
            <text:p text:style-name="Preformatted_20_Text">   att.declarable.attributes,</text:p>
            <text:p text:style-name="Preformatted_20_Text">   attribute method { "silent" | "markup" }?,</text:p>
            <text:p text:style-name="Preformatted_20_Text">   model.pLike+</text:p>
            <text:p text:style-name="Preformatted_20_Text">}</text:p>
          </table:table-cell>
        </table:table-row>
      </table:table>
      <text:h text:outline-level="3"><text:bookmark text:name="TEI.note"/>&lt;note&gt;</text:h>
      <table:table table:name="table147" table:style-name="Table1">
        <table:table-column table:style-name="Table1.col1"/>
        <table:table-column table:style-name="Table2.col2"/>
        <table:table-row>
          <table:table-cell table:number-columns-spanned="2">
            <text:p><text:span text:style-name="Highlight">&lt;note&gt; </text:span>(<text:span>note</text:span>) <text:span>contains a note or annotation.</text:span> [<text:a xlink:type="simple" xlink:href="https://www.tei-c.org/release/doc/tei-p5-doc/en/html/CO.html#CONONO">3.9.1. Notes and Simple Annotation</text:a> <text:a xlink:type="simple" xlink:href="https://www.tei-c.org/release/doc/tei-p5-doc/en/html/HD.html#HD27">2.2.6. The Notes Statement</text:a> <text:a xlink:type="simple" xlink:href="https://www.tei-c.org/release/doc/tei-p5-doc/en/html/CO.html#COBICON">3.12.2.8. Notes and Statement of Language</text:a> <text:a xlink:type="simple" xlink:href="https://www.tei-c.org/release/doc/tei-p5-doc/en/html/DI.html#DITPNO">9.3.5.4. Notes within Entrie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item>
                <text:p text:style-name="P1">att.placement</text:p>
                <text:list text:style-name="L1">
                  <text:list-item>
                    <text:p text:style-name="P1"><text:span text:style-name="Emphasis">@place</text:span></text:p>
                  </text:list-item>
                </text:list>
              </text:list-item>
              <text:list-item>
                <text:p text:style-name="P1">att.pointing</text:p>
                <text:list text:style-name="L1">
                  <text:list-item>
                    <text:p text:style-name="P1"><text:span text:style-name="Emphasis">@targetLang</text:span></text:p>
                  </text:list-item>
                  <text:list-item>
                    <text:p text:style-name="P1"><text:span text:style-name="Emphasis">@target</text:span></text:p>
                  </text:list-item>
                  <text:list-item>
                    <text:p text:style-name="P1"><text:span text:style-name="Emphasis">@evaluate</text:span></text:p>
                  </text:list-item>
                </text:list>
              </text:list-item>
              <text:list-item>
                <text:p text:style-name="P1">att.written</text:p>
                <text:list text:style-name="L1">
                  <text:list-item>
                    <text:p text:style-name="P1"><text:span text:style-name="Emphasis">@hand</text:span></text:p>
                  </text:list-item>
                </text:list>
              </text:list-item>
              <text:list-item>
                <text:p text:style-name="P1">att.anchoring</text:p>
                <text:list text:style-name="L1">
                  <text:list-item>
                    <text:p text:style-name="P1"><text:span text:style-name="Emphasis">@anchored</text:span></text:p>
                  </text:list-item>
                  <text:list-item>
                    <text:p text:style-name="P1"><text:span text:style-name="Emphasis">@targetEnd</text:span></text:p>
                  </text:list-item>
                </text:list>
              </text:list-item>
              <text:list-item>
                <text:p text:style-name="P1">att.typed</text:p>
                <text:list text:style-name="L1">
                  <text:list-item>
                    <text:p text:style-name="P1"><text:span>type</text:span></text:p>
                  </text:list-item>
                  <text:list-item>
                    <text:p text:style-name="P1"><text:span>@subtype</text:span></text:p>
                  </text:list-item>
                </text:list>
              </text:list-item>
            </text:list>
            <table:table table:name="table148" table:style-name="Table1">
              <table:table-column table:style-name="Table1.col1"/>
              <table:table-column table:style-name="Table2.col2"/>
              <table:table-row>
                <table:table-cell>
                  <text:p>type</text:p>
                </table:table-cell>
                <table:table-cell>
                  <table:table table:name="table149" table:style-name="Table1">
                    <table:table-column table:style-name="Table1.col1"/>
                    <table:table-column table:style-name="Table2.col2"/>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Legal values are:</text:span></text:p>
                      </table:table-cell>
                      <table:table-cell>
                        <text:p text:style-name="List_20_Heading">apparat</text:p>
                        <text:p text:style-name="List_20_Contents"/>
                        <text:p text:style-name="List_20_Heading">ntravail</text:p>
                        <text:p text:style-name="List_20_Contents"/>
                        <text:p text:style-name="List_20_Heading">notecritique</text:p>
                        <text:p text:style-name="List_20_Contents"/>
                        <text:p text:style-name="List_20_Heading">notelangue</text:p>
                        <text:p text:style-name="List_20_Contents"/>
                        <text:p text:style-name="List_20_Heading">tei-header</text:p>
                        <text:p text:style-name="List_20_Contents"/>
                      </table:table-cell>
                    </table:table-row>
                  </table:table>
                </table:table-cell>
              </table:table-row>
            </table:table>
          </table:table-cell>
        </table:table-row>
        <table:table-row>
          <table:table-cell>
            <text:p><text:span text:style-name="Highlight">Member of</text:span></text:p>
          </table:table-cell>
          <table:table-cell>
            <text:p>model.noteLike </text:p>
          </table:table-cell>
        </table:table-row>
        <table:table-row>
          <table:table-cell>
            <text:p><text:span text:style-name="Highlight">Contained by</text:span></text:p>
          </table:table-cell>
          <table:table-cell>
            <text:p><text:span>core: </text:span><text:span>add author corr date del head hi l lg name note num orig p publisher quote ref reg resp rs said sic textLang title unclear</text:span></text:p>
            <text:p><text:span>figures: </text:span><text:span>figure</text:span></text:p>
            <text:p><text:span>header: </text:span><text:span>authority change edition extent handNote language licence</text:span></text:p>
            <text:p><text:span>linking: </text:span><text:span>seg</text:span></text:p>
            <text:p><text:span>msdescription: </text:span><text:span>acquisition condition decoNote explicit foliation incipit layout msItem msItemStruct origin repository rubric support</text:span></text:p>
            <text:p><text:span>namesdates: </text:span><text:span>country persName placeName settlement</text:span></text:p>
            <text:p><text:span>textcrit: </text:span><text:span>app lem rdg rdgGrp witness</text:span></text:p>
            <text:p><text:span>textstructure: </text:span><text:span>body div text</text:span></text:p>
            <text:p><text:span>transcr: </text:span><text:span>damage supplied surplus</text:span></text:p>
          </table:table-cell>
        </table:table-row>
        <table:table-row>
          <table:table-cell>
            <text:p><text:span text:style-name="Highlight">May contain</text:span></text:p>
          </table:table-cell>
          <table:table-cell>
            <text:p><text:span>analysis: </text:span><text:span>c</text:span></text:p>
            <text:p><text:span>core: </text:span><text:span>add cb choice corr date del gap hi l lg name note num orig p pb quote ref reg rs said sic title unclear</text:span></text:p>
            <text:p><text:span>figures: </text:span><text:span>figure</text:span></text:p>
            <text:p><text:span>header: </text:span><text:span>idno</text:span></text:p>
            <text:p><text:span>linking: </text:span><text:span>anchor seg</text:span></text:p>
            <text:p><text:span>msdescription: </text:span><text:span>dimensions height locus locusGrp msDesc width</text:span></text:p>
            <text:p><text:span>namesdates: </text:span><text:span>country persName placeName settlement</text:span></text:p>
            <text:p><text:span>textcrit: </text:span><text:span>app listWit</text:span></text:p>
            <text:p><text:span>transcr: </text:span><text:span>damage handShift subst supplied surplus</text:span></text:p>
            <text:p>character data</text:p>
          </table:table-cell>
        </table:table-row>
        <table:table-row>
          <table:table-cell>
            <text:p><text:span text:style-name="Highlight">Example</text:span></text:p>
          </table:table-cell>
          <table:table-cell>
            <text:p>In the following example, the translator has supplied a footnote containing an explanation of the term translated as "painterly":</text:p>
            <text:p text:style-name="Preformatted_20_Text">And yet it is not only</text:p>
            <text:p text:style-name="Preformatted_20_Text"> in the great line of Italian renaissance art, but even in the</text:p>
            <text:p text:style-name="Preformatted_20_Text"> painterly &lt;note place="bottom" type="gloss"</text:p>
            <text:p text:style-name="Preformatted_20_Text"> resp="#MDMH"&gt;</text:p>
            <text:p text:style-name="Preformatted_20_Text"> &lt;term xml:lang="de"&gt;Malerisch&lt;/term&gt;. This word has, in the German, two</text:p>
            <text:p text:style-name="Preformatted_20_Text"> distinct meanings, one objective, a quality residing in the object,</text:p>
            <text:p text:style-name="Preformatted_20_Text"> the other subjective, a mode of apprehension and creation. To avoid</text:p>
            <text:p text:style-name="Preformatted_20_Text"> confusion, they have been distinguished in English as</text:p>
            <text:p text:style-name="Preformatted_20_Text">&lt;mentioned&gt;picturesque&lt;/mentioned&gt; and</text:p>
            <text:p text:style-name="Preformatted_20_Text">&lt;mentioned&gt;painterly&lt;/mentioned&gt; respectively.</text:p>
            <text:p text:style-name="Preformatted_20_Text">&lt;/note&gt; style of the</text:p>
            <text:p text:style-name="Preformatted_20_Text"> Dutch genre painters of the seventeenth century that drapery has this</text:p>
            <text:p text:style-name="Preformatted_20_Text"> psychological significance.</text:p>
            <text:p text:style-name="Preformatted_20_Text"/>
            <text:p text:style-name="Preformatted_20_Text">&lt;!-- elsewhere in the document --&gt;</text:p>
            <text:p text:style-name="Preformatted_20_Text">&lt;respStmt xml:id="MDMH"&gt;</text:p>
            <text:p text:style-name="Preformatted_20_Text"> &lt;resp&gt;translation from German to English&lt;/resp&gt;</text:p>
            <text:p text:style-name="Preformatted_20_Text"> &lt;name&gt;Hottinger, Marie Donald Mackie&lt;/name&gt;</text:p>
            <text:p text:style-name="Preformatted_20_Text">&lt;/respStmt&gt;</text:p>
            <text:p>For this example to be valid, the code <text:span>MDMH</text:span> must be defined elsewhere, for example by means of a responsibility statement in the associated TEI header.</text:p>
          </table:table-cell>
        </table:table-row>
        <table:table-row>
          <table:table-cell>
            <text:p><text:span text:style-name="Highlight">Example</text:span></text:p>
          </table:table-cell>
          <table:table-cell>
            <text:p>The global <text:span text:style-name="Emphasis">n</text:span> attribute may be used to supply the symbol or number used to mark the note's point of attachment in the source text, as in the following example:</text:p>
            <text:p text:style-name="Preformatted_20_Text">Mevorakh b. Saadya's mother, the matriarch of the</text:p>
            <text:p text:style-name="Preformatted_20_Text"> family during the second half of the eleventh century, &lt;note n="126" anchored="true"&gt; The</text:p>
            <text:p text:style-name="Preformatted_20_Text"> alleged mention of Judah Nagid's mother in a letter from 1071 is, in fact, a reference to</text:p>
            <text:p text:style-name="Preformatted_20_Text"> Judah's children; cf. above, nn. 111 and 54. &lt;/note&gt; is well known from Geniza documents</text:p>
            <text:p text:style-name="Preformatted_20_Text"> published by Jacob Mann.</text:p>
            <text:p>However, if notes are numbered in sequence and their numbering can be reconstructed automatically by processing software, it may well be considered unnecessary to record the note numbers.</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macroRef key="macro.specialPara"/&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note</text:p>
            <text:p text:style-name="Preformatted_20_Text">{</text:p>
            <text:p text:style-name="Preformatted_20_Text">   att.global.attributes,</text:p>
            <text:p text:style-name="Preformatted_20_Text">   att.placement.attributes,</text:p>
            <text:p text:style-name="Preformatted_20_Text">   att.pointing.attributes,</text:p>
            <text:p text:style-name="Preformatted_20_Text">   att.typed.attribute.subtype,</text:p>
            <text:p text:style-name="Preformatted_20_Text">   att.written.attributes,</text:p>
            <text:p text:style-name="Preformatted_20_Text">   att.anchoring.attributes,</text:p>
            <text:p text:style-name="Preformatted_20_Text">   attribute type</text:p>
            <text:p text:style-name="Preformatted_20_Text">   {</text:p>
            <text:p text:style-name="Preformatted_20_Text">      "apparat" | "ntravail" | "notecritique" | "notelangue" | "tei-header"</text:p>
            <text:p text:style-name="Preformatted_20_Text">   },</text:p>
            <text:p text:style-name="Preformatted_20_Text">   macro.specialPara</text:p>
            <text:p text:style-name="Preformatted_20_Text">}</text:p>
          </table:table-cell>
        </table:table-row>
      </table:table>
      <text:h text:outline-level="3"><text:bookmark text:name="TEI.num"/>&lt;num&gt;</text:h>
      <table:table table:name="table150" table:style-name="Table1">
        <table:table-column table:style-name="Table1.col1"/>
        <table:table-column table:style-name="Table2.col2"/>
        <table:table-row>
          <table:table-cell table:number-columns-spanned="2">
            <text:p><text:span text:style-name="Highlight">&lt;num&gt; </text:span>(<text:span>number</text:span>) <text:span>contains a number, written in any form.</text:span> [<text:a xlink:type="simple" xlink:href="https://www.tei-c.org/release/doc/tei-p5-doc/en/html/CO.html#CONANU">3.6.3. Numbers and Measure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item>
                <text:p text:style-name="P1">att.ranging</text:p>
                <text:list text:style-name="L1">
                  <text:list-item>
                    <text:p text:style-name="P1"><text:span text:style-name="Emphasis">@atLeast</text:span></text:p>
                  </text:list-item>
                  <text:list-item>
                    <text:p text:style-name="P1"><text:span text:style-name="Emphasis">@atMost</text:span></text:p>
                  </text:list-item>
                  <text:list-item>
                    <text:p text:style-name="P1"><text:span text:style-name="Emphasis">@min</text:span></text:p>
                  </text:list-item>
                  <text:list-item>
                    <text:p text:style-name="P1"><text:span text:style-name="Emphasis">@max</text:span></text:p>
                  </text:list-item>
                  <text:list-item>
                    <text:p text:style-name="P1"><text:span text:style-name="Emphasis">@confidence</text:span></text:p>
                  </text:list-item>
                </text:list>
              </text:list-item>
              <text:list-item>
                <text:p text:style-name="P1">att.typed</text:p>
                <text:list text:style-name="L1">
                  <text:list-item>
                    <text:p text:style-name="P1"><text:span>type</text:span></text:p>
                  </text:list-item>
                  <text:list-item>
                    <text:p text:style-name="P1"><text:span>@subtype</text:span></text:p>
                  </text:list-item>
                </text:list>
              </text:list-item>
            </text:list>
            <table:table table:name="table151" table:style-name="Table1">
              <table:table-column table:style-name="Table1.col1"/>
              <table:table-column table:style-name="Table2.col2"/>
              <table:table-row>
                <table:table-cell>
                  <text:p>type</text:p>
                </table:table-cell>
                <table:table-cell>
                  <text:p><text:span>indicates the type of numeric value.</text:span></text:p>
                  <table:table table:name="table152" table:style-name="Table1">
                    <table:table-column table:style-name="Table1.col1"/>
                    <table:table-column table:style-name="Table2.col2"/>
                    <table:table-row>
                      <table:table-cell>
                        <text:p><text:span text:style-name="Highlight">Derived from</text:span></text:p>
                      </table:table-cell>
                      <table:table-cell>
                        <text:p>att.typed</text:p>
                      </table:table-cell>
                    </table:table-row>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enumerated</text:p>
                      </table:table-cell>
                    </table:table-row>
                    <table:table-row>
                      <table:table-cell>
                        <text:p><text:span text:style-name="Highlight">Suggested values include:</text:span></text:p>
                      </table:table-cell>
                      <table:table-cell>
                        <text:p text:style-name="List_20_Heading">cardinal</text:p>
                        <text:p text:style-name="List_20_Contents"><text:span>absolute number, e.g. 21, 21.5</text:span></text:p>
                        <text:p text:style-name="List_20_Heading">ordinal</text:p>
                        <text:p text:style-name="List_20_Contents"><text:span>ordinal number, e.g. 21st</text:span></text:p>
                        <text:p text:style-name="List_20_Heading">fraction</text:p>
                        <text:p text:style-name="List_20_Contents"><text:span>fraction, e.g. one half or three-quarters</text:span></text:p>
                        <text:p text:style-name="List_20_Heading">percentage</text:p>
                        <text:p text:style-name="List_20_Contents"><text:span>a percentage</text:span></text:p>
                      </table:table-cell>
                    </table:table-row>
                    <table:table-row>
                      <table:table-cell>
                        <text:p><text:span text:style-name="Highlight">Note</text:span></text:p>
                      </table:table-cell>
                      <table:table-cell>
                        <text:p text:style-name="Text_20_body">If a different typology is desired, other values can be used for this attribute.</text:p>
                      </table:table-cell>
                    </table:table-row>
                  </table:table>
                </table:table-cell>
              </table:table-row>
              <table:table-row>
                <table:table-cell>
                  <text:p>value</text:p>
                </table:table-cell>
                <table:table-cell>
                  <text:p><text:span>supplies the value of the number in standard form.</text:span></text:p>
                  <table:table table:name="table153"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numeric</text:p>
                      </table:table-cell>
                    </table:table-row>
                    <table:table-row>
                      <table:table-cell>
                        <text:p><text:span text:style-name="Highlight">Values</text:span></text:p>
                      </table:table-cell>
                      <table:table-cell>
                        <text:p>a numeric value.</text:p>
                      </table:table-cell>
                    </table:table-row>
                    <table:table-row>
                      <table:table-cell>
                        <text:p><text:span text:style-name="Highlight">Note</text:span></text:p>
                      </table:table-cell>
                      <table:table-cell>
                        <text:p text:style-name="Text_20_body">The standard form used is defined by the TEI datatype <text:span>teidata.numeric</text:span>.</text:p>
                      </table:table-cell>
                    </table:table-row>
                  </table:table>
                </table:table-cell>
              </table:table-row>
            </table:table>
          </table:table-cell>
        </table:table-row>
        <table:table-row>
          <table:table-cell>
            <text:p><text:span text:style-name="Highlight">Member of</text:span></text:p>
          </table:table-cell>
          <table:table-cell>
            <text:p>model.measureLike</text:p>
          </table:table-cell>
        </table:table-row>
        <table:table-row>
          <table:table-cell>
            <text:p><text:span text:style-name="Highlight">Contained by</text:span></text:p>
          </table:table-cell>
          <table:table-cell>
            <text:p><text:span>core: </text:span><text:span>add author corr date del head hi l name note num orig p publisher quote ref reg resp rs said sic textLang title unclear</text:span></text:p>
            <text:p><text:span>figures: </text:span><text:span>figDesc</text:span></text:p>
            <text:p><text:span>header: </text:span><text:span>authority change edition extent handNote language licence</text:span></text:p>
            <text:p><text:span>linking: </text:span><text:span>seg</text:span></text:p>
            <text:p><text:span>msdescription: </text:span><text:span>acquisition condition decoNote explicit foliation incipit layout origin repository rubric support</text:span></text:p>
            <text:p><text:span>namesdates: </text:span><text:span>country persName placeName settlement</text:span></text:p>
            <text:p><text:span>textcrit: </text:span><text:span>lem rdg witness</text:span></text:p>
            <text:p><text:span>transcr: </text:span><text:span>damage supplied surplus</text:span></text:p>
          </table:table-cell>
        </table:table-row>
        <table:table-row>
          <table:table-cell>
            <text:p><text:span text:style-name="Highlight">May contain</text:span></text:p>
          </table:table-cell>
          <table:table-cell>
            <text:p><text:span>analysis: </text:span><text:span>c</text:span></text:p>
            <text:p><text:span>core: </text:span><text:span>add cb choice corr date del gap hi name note num orig pb quote ref reg rs said sic title unclear</text:span></text:p>
            <text:p><text:span>figures: </text:span><text:span>figure</text:span></text:p>
            <text:p><text:span>header: </text:span><text:span>idno</text:span></text:p>
            <text:p><text:span>linking: </text:span><text:span>anchor seg</text:span></text:p>
            <text:p><text:span>msdescription: </text:span><text:span>dimensions height locus locusGrp width</text:span></text:p>
            <text:p><text:span>namesdates: </text:span><text:span>country persName placeName settlement</text:span></text:p>
            <text:p><text:span>textcrit: </text:span><text:span>app</text:span></text:p>
            <text:p><text:span>transcr: </text:span><text:span>damage handShift subst supplied surplus</text:span></text:p>
            <text:p>character data</text:p>
          </table:table-cell>
        </table:table-row>
        <table:table-row>
          <table:table-cell>
            <text:p><text:span text:style-name="Highlight">Note</text:span></text:p>
          </table:table-cell>
          <table:table-cell>
            <text:p text:style-name="Text_20_body">Detailed analyses of quantities and units of measure in historical documents may also use the feature structure mechanism described in chapter <text:a xlink:type="simple" xlink:href="https://www.tei-c.org/release/doc/tei-p5-doc/en/html/FS.html#FS">18. Feature Structures</text:a>. The &lt;num&gt; element is intended for use in simple applications.</text:p>
          </table:table-cell>
        </table:table-row>
        <table:table-row>
          <table:table-cell>
            <text:p><text:span text:style-name="Highlight">Example</text:span></text:p>
          </table:table-cell>
          <table:table-cell>
            <text:p text:style-name="Preformatted_20_Text">&lt;p&gt;I reached &lt;num type="cardinal" value="21"&gt;twenty-one&lt;/num&gt; on</text:p>
            <text:p text:style-name="Preformatted_20_Text"> my &lt;num type="ordinal" value="21"&gt;twenty-first&lt;/num&gt; birthday&lt;/p&gt;</text:p>
            <text:p text:style-name="Preformatted_20_Text">&lt;p&gt;Light travels at &lt;num value="3E10"&gt;3×10&lt;hi rend="sup"&gt;10&lt;/hi&gt;</text:p>
            <text:p text:style-name="Preformatted_20_Text"> &lt;/num&gt; cm per second.&lt;/p&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macroRef key="macro.phraseSeq"/&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num</text:p>
            <text:p text:style-name="Preformatted_20_Text">{</text:p>
            <text:p text:style-name="Preformatted_20_Text">   att.global.attributes,</text:p>
            <text:p text:style-name="Preformatted_20_Text">   att.typed.attribute.subtype,</text:p>
            <text:p text:style-name="Preformatted_20_Text">   att.ranging.attributes,</text:p>
            <text:p text:style-name="Preformatted_20_Text">   attribute type { "cardinal" | "ordinal" | "fraction" | "percentage" }?,</text:p>
            <text:p text:style-name="Preformatted_20_Text">   attribute value { text }?,</text:p>
            <text:p text:style-name="Preformatted_20_Text">   macro.phraseSeq</text:p>
            <text:p text:style-name="Preformatted_20_Text">}</text:p>
          </table:table-cell>
        </table:table-row>
      </table:table>
      <text:h text:outline-level="3"><text:bookmark text:name="TEI.objectDesc"/>&lt;objectDesc&gt;</text:h>
      <table:table table:name="table154" table:style-name="Table1">
        <table:table-column table:style-name="Table1.col1"/>
        <table:table-column table:style-name="Table2.col2"/>
        <table:table-row>
          <table:table-cell table:number-columns-spanned="2">
            <text:p><text:span text:style-name="Highlight">&lt;objectDesc&gt; </text:span>(<text:span>object description</text:span>) <text:span>contains a description of the physical components making up the object which is being described.</text:span> [<text:a xlink:type="simple" xlink:href="https://www.tei-c.org/release/doc/tei-p5-doc/en/html/MS.html#msph1">10.7.1. Object Description</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
            <table:table table:name="table155" table:style-name="Table1">
              <table:table-column table:style-name="Table1.col1"/>
              <table:table-column table:style-name="Table2.col2"/>
              <table:table-row>
                <table:table-cell>
                  <text:p>form</text:p>
                </table:table-cell>
                <table:table-cell>
                  <text:p>(<text:span>form</text:span>) <text:span>a short project-specific name identifying the physical form of the carrier, for example as a codex, roll, fragment, partial leaf, cutting etc.</text:span></text:p>
                  <table:table table:name="table156"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enumerated</text:p>
                      </table:table-cell>
                    </table:table-row>
                    <table:table-row>
                      <table:table-cell>
                        <text:p><text:span text:style-name="Highlight">Note</text:span></text:p>
                      </table:table-cell>
                      <table:table-cell>
                        <text:p text:style-name="Text_20_body">Definitions for the terms used may typically be provided by a &lt;valList&gt; element in the project schema specification.</text:p>
                      </table:table-cell>
                    </table:table-row>
                  </table:table>
                </table:table-cell>
              </table:table-row>
            </table:table>
          </table:table-cell>
        </table:table-row>
        <table:table-row>
          <table:table-cell>
            <text:p><text:span text:style-name="Highlight">Member of</text:span></text:p>
          </table:table-cell>
          <table:table-cell>
            <text:p>model.physDescPart</text:p>
          </table:table-cell>
        </table:table-row>
        <table:table-row>
          <table:table-cell>
            <text:p><text:span text:style-name="Highlight">Contained by</text:span></text:p>
          </table:table-cell>
          <table:table-cell>
            <text:p><text:span>msdescription: </text:span><text:span>physDesc</text:span></text:p>
          </table:table-cell>
        </table:table-row>
        <table:table-row>
          <table:table-cell>
            <text:p><text:span text:style-name="Highlight">May contain</text:span></text:p>
          </table:table-cell>
          <table:table-cell>
            <text:p><text:span>core: </text:span><text:span>p</text:span></text:p>
            <text:p><text:span>msdescription: </text:span><text:span>layoutDesc supportDesc</text:span></text:p>
          </table:table-cell>
        </table:table-row>
        <table:table-row>
          <table:table-cell>
            <text:p><text:span text:style-name="Highlight">Example</text:span></text:p>
          </table:table-cell>
          <table:table-cell>
            <text:p text:style-name="Preformatted_20_Text">&lt;objectDesc form="codex"&gt;</text:p>
            <text:p text:style-name="Preformatted_20_Text"> &lt;supportDesc material="mixed"&gt;</text:p>
            <text:p text:style-name="Preformatted_20_Text">  &lt;p&gt;Early modern</text:p>
            <text:p text:style-name="Preformatted_20_Text">  &lt;material&gt;parchment&lt;/material&gt; and</text:p>
            <text:p text:style-name="Preformatted_20_Text">  &lt;material&gt;paper&lt;/material&gt;.&lt;/p&gt;</text:p>
            <text:p text:style-name="Preformatted_20_Text"> &lt;/supportDesc&gt;</text:p>
            <text:p text:style-name="Preformatted_20_Text"> &lt;layoutDesc&gt;</text:p>
            <text:p text:style-name="Preformatted_20_Text">  &lt;layout ruledLines="25 32"/&gt;</text:p>
            <text:p text:style-name="Preformatted_20_Text"> &lt;/layoutDesc&gt;</text:p>
            <text:p text:style-name="Preformatted_20_Text">&lt;/objectDesc&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alternate&gt;</text:p>
            <text:p text:style-name="Preformatted_20_Text">  &lt;classRef key="model.pLike" minOccurs="1"</text:p>
            <text:p text:style-name="Preformatted_20_Text">   maxOccurs="unbounded"/&gt;</text:p>
            <text:p text:style-name="Preformatted_20_Text">  &lt;sequence&gt;</text:p>
            <text:p text:style-name="Preformatted_20_Text">   &lt;elementRef key="supportDesc"</text:p>
            <text:p text:style-name="Preformatted_20_Text">    minOccurs="0"/&gt;</text:p>
            <text:p text:style-name="Preformatted_20_Text">   &lt;elementRef key="layoutDesc"</text:p>
            <text:p text:style-name="Preformatted_20_Text">    minOccurs="0"/&gt;</text:p>
            <text:p text:style-name="Preformatted_20_Text">  &lt;/sequence&gt;</text:p>
            <text:p text:style-name="Preformatted_20_Text"> &lt;/alternat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objectDesc</text:p>
            <text:p text:style-name="Preformatted_20_Text">{</text:p>
            <text:p text:style-name="Preformatted_20_Text">   att.global.attributes,</text:p>
            <text:p text:style-name="Preformatted_20_Text">   attribute form { text }?,</text:p>
            <text:p text:style-name="Preformatted_20_Text">   ( model.pLike+ | ( supportDesc?, layoutDesc? ) )</text:p>
            <text:p text:style-name="Preformatted_20_Text">}</text:p>
          </table:table-cell>
        </table:table-row>
      </table:table>
      <text:h text:outline-level="3"><text:bookmark text:name="TEI.orig"/>&lt;orig&gt;</text:h>
      <table:table table:name="table157" table:style-name="Table1">
        <table:table-column table:style-name="Table1.col1"/>
        <table:table-column table:style-name="Table2.col2"/>
        <table:table-row>
          <table:table-cell table:number-columns-spanned="2">
            <text:p><text:span text:style-name="Highlight">&lt;orig&gt; </text:span>(<text:span>original form</text:span>) <text:span>contains a reading which is marked as following the original, rather than being normalized or corrected.</text:span> [<text:a xlink:type="simple" xlink:href="https://www.tei-c.org/release/doc/tei-p5-doc/en/html/CO.html#COEDREG">3.5.2. Regularization and Normalization</text:a> <text:a xlink:type="simple" xlink:href="https://www.tei-c.org/release/doc/tei-p5-doc/en/html/TC.html#TC">12. Critical Apparatu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xml:id</text:span></text:p>
                  </text:list-item>
                  <text:list-item>
                    <text:p text:style-name="P1"><text:span>@n</text:span></text:p>
                  </text:list-item>
                  <text:list-item>
                    <text:p text:style-name="P1"><text:span>@xml:lang</text:span></text:p>
                  </text:list-item>
                  <text:list-item>
                    <text:p text:style-name="P1"><text:span>@xml:base</text:span></text:p>
                  </text:list-item>
                  <text:list-item>
                    <text:p text:style-name="P1"><text:span>@xml:space</text:span></text:p>
                  </text:list-item>
                </text:list>
              </text:list-item>
              <text:list-item>
                <text:p text:style-name="P1">att.global.rendition</text:p>
                <text:list text:style-name="L1">
                  <text:list-item>
                    <text:p text:style-name="P1"><text:span>@rend</text:span></text:p>
                  </text:list-item>
                  <text:list-item>
                    <text:p text:style-name="P1"><text:span>@style</text:span></text:p>
                  </text:list-item>
                  <text:list-item>
                    <text:p text:style-name="P1"><text:span>@rendition</text:span></text:p>
                  </text:list-item>
                </text:list>
              </text:list-item>
              <text:list-item>
                <text:p text:style-name="P1">att.global.linking</text:p>
                <text:list text:style-name="L1">
                  <text:list-item>
                    <text:p text:style-name="P1"><text:span>corresp</text:span></text:p>
                  </text:list-item>
                  <text:list-item>
                    <text:p text:style-name="P1"><text:span>@synch</text:span></text:p>
                  </text:list-item>
                  <text:list-item>
                    <text:p text:style-name="P1"><text:span>@sameAs</text:span></text:p>
                  </text:list-item>
                  <text:list-item>
                    <text:p text:style-name="P1"><text:span>@copyOf</text:span></text:p>
                  </text:list-item>
                  <text:list-item>
                    <text:p text:style-name="P1"><text:span>@next</text:span></text:p>
                  </text:list-item>
                  <text:list-item>
                    <text:p text:style-name="P1"><text:span>@prev</text:span></text:p>
                  </text:list-item>
                  <text:list-item>
                    <text:p text:style-name="P1"><text:span>@exclude</text:span></text:p>
                  </text:list-item>
                  <text:list-item>
                    <text:p text:style-name="P1"><text:span>@select</text:span></text:p>
                  </text:list-item>
                </text:list>
              </text:list-item>
              <text:list-item>
                <text:p text:style-name="P1">att.global.change</text:p>
                <text:list text:style-name="L1">
                  <text:list-item>
                    <text:p text:style-name="P1"><text:span>@change</text:span></text:p>
                  </text:list-item>
                </text:list>
              </text:list-item>
              <text:list-item>
                <text:p text:style-name="P1">att.global.responsibility</text:p>
                <text:list text:style-name="L1">
                  <text:list-item>
                    <text:p text:style-name="P1"><text:span>@cert</text:span></text:p>
                  </text:list-item>
                  <text:list-item>
                    <text:p text:style-name="P1"><text:span>@resp</text:span></text:p>
                  </text:list-item>
                </text:list>
              </text:list-item>
              <text:list-item>
                <text:p text:style-name="P1">att.global.source</text:p>
                <text:list text:style-name="L1">
                  <text:list-item>
                    <text:p text:style-name="P1"><text:span>@source</text:span></text:p>
                  </text:list-item>
                </text:list>
              </text:list-item>
            </text:list>
          </table:table-cell>
        </table:table-row>
        <table:table-row>
          <table:table-cell>
            <text:p><text:span text:style-name="Highlight">Member of</text:span></text:p>
          </table:table-cell>
          <table:table-cell>
            <text:p>model.choicePart model.pPart.transcriptional</text:p>
          </table:table-cell>
        </table:table-row>
        <table:table-row>
          <table:table-cell>
            <text:p><text:span text:style-name="Highlight">Contained by</text:span></text:p>
          </table:table-cell>
          <table:table-cell>
            <text:p><text:span>core: </text:span><text:span>add author choice corr date del head hi l lg name note num orig p publisher quote ref reg rs said sic textLang title unclear</text:span></text:p>
            <text:p><text:span>header: </text:span><text:span>change edition extent handNote licence</text:span></text:p>
            <text:p><text:span>linking: </text:span><text:span>seg</text:span></text:p>
            <text:p><text:span>msdescription: </text:span><text:span>acquisition condition decoNote explicit foliation incipit layout origin rubric support</text:span></text:p>
            <text:p><text:span>namesdates: </text:span><text:span>country persName placeName settlement</text:span></text:p>
            <text:p><text:span>textcrit: </text:span><text:span>lem rdg</text:span></text:p>
            <text:p><text:span>transcr: </text:span><text:span>damage supplied surplus</text:span></text:p>
          </table:table-cell>
        </table:table-row>
        <table:table-row>
          <table:table-cell>
            <text:p><text:span text:style-name="Highlight">May contain</text:span></text:p>
          </table:table-cell>
          <table:table-cell>
            <text:p><text:span>analysis: </text:span><text:span>c</text:span></text:p>
            <text:p><text:span>core: </text:span><text:span>add cb choice corr date del gap hi l lg name note num orig pb quote ref reg rs said sic title unclear</text:span></text:p>
            <text:p><text:span>figures: </text:span><text:span>figure</text:span></text:p>
            <text:p><text:span>header: </text:span><text:span>idno</text:span></text:p>
            <text:p><text:span>linking: </text:span><text:span>anchor seg</text:span></text:p>
            <text:p><text:span>msdescription: </text:span><text:span>dimensions height locus locusGrp msDesc width</text:span></text:p>
            <text:p><text:span>namesdates: </text:span><text:span>country persName placeName settlement</text:span></text:p>
            <text:p><text:span>textcrit: </text:span><text:span>app listWit</text:span></text:p>
            <text:p><text:span>transcr: </text:span><text:span>damage handShift subst supplied surplus</text:span></text:p>
            <text:p>character data</text:p>
          </table:table-cell>
        </table:table-row>
        <table:table-row>
          <table:table-cell>
            <text:p><text:span text:style-name="Highlight">Example</text:span></text:p>
          </table:table-cell>
          <table:table-cell>
            <text:p>If all that is desired is to call attention to the original version in the copy text, &lt;orig&gt; may be used alone:</text:p>
            <text:p text:style-name="Preformatted_20_Text">&lt;l&gt;But this will be a &lt;orig&gt;meere&lt;/orig&gt; confusion&lt;/l&gt;</text:p>
            <text:p text:style-name="Preformatted_20_Text">&lt;l&gt;And hardly shall we all be &lt;orig&gt;vnderstoode&lt;/orig&gt;</text:p>
            <text:p text:style-name="Preformatted_20_Text">&lt;/l&gt;</text:p>
          </table:table-cell>
        </table:table-row>
        <table:table-row>
          <table:table-cell>
            <text:p><text:span text:style-name="Highlight">Example</text:span></text:p>
          </table:table-cell>
          <table:table-cell>
            <text:p>More usually, an &lt;orig&gt; will be combined with a regularized form within a &lt;choice&gt; element:</text:p>
            <text:p text:style-name="Preformatted_20_Text">&lt;l&gt;But this will be a &lt;choice&gt;</text:p>
            <text:p text:style-name="Preformatted_20_Text">  &lt;orig&gt;meere&lt;/orig&gt;</text:p>
            <text:p text:style-name="Preformatted_20_Text">  &lt;reg&gt;mere&lt;/reg&gt;</text:p>
            <text:p text:style-name="Preformatted_20_Text"> &lt;/choice&gt; confusion&lt;/l&gt;</text:p>
            <text:p text:style-name="Preformatted_20_Text">&lt;l&gt;And hardly shall we all be &lt;choice&gt;</text:p>
            <text:p text:style-name="Preformatted_20_Text">  &lt;orig&gt;vnderstoode&lt;/orig&gt;</text:p>
            <text:p text:style-name="Preformatted_20_Text">  &lt;reg&gt;understood&lt;/reg&gt;</text:p>
            <text:p text:style-name="Preformatted_20_Text"> &lt;/choice&gt;</text:p>
            <text:p text:style-name="Preformatted_20_Text">&lt;/l&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macroRef key="macro.paraContent"/&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orig</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linking.attribute.synch,</text:p>
            <text:p text:style-name="Preformatted_20_Text">   att.global.linking.attribute.sameAs,</text:p>
            <text:p text:style-name="Preformatted_20_Text">   att.global.linking.attribute.copyOf,</text:p>
            <text:p text:style-name="Preformatted_20_Text">   att.global.linking.attribute.next,</text:p>
            <text:p text:style-name="Preformatted_20_Text">   att.global.linking.attribute.prev,</text:p>
            <text:p text:style-name="Preformatted_20_Text">   att.global.linking.attribute.exclude,</text:p>
            <text:p text:style-name="Preformatted_20_Text">   att.global.linking.attribute.select,</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global.source.attribute.source,</text:p>
            <text:p text:style-name="Preformatted_20_Text">   macro.paraContent</text:p>
            <text:p text:style-name="Preformatted_20_Text">}</text:p>
          </table:table-cell>
        </table:table-row>
      </table:table>
      <text:h text:outline-level="3"><text:bookmark text:name="TEI.origin"/>&lt;origin&gt;</text:h>
      <table:table table:name="table158" table:style-name="Table1">
        <table:table-column table:style-name="Table1.col1"/>
        <table:table-column table:style-name="Table2.col2"/>
        <table:table-row>
          <table:table-cell table:number-columns-spanned="2">
            <text:p><text:span text:style-name="Highlight">&lt;origin&gt; </text:span>(<text:span>origin</text:span>) <text:span>contains any descriptive or other information concerning the origin of a manuscript, manuscript part, or other object.</text:span> [<text:a xlink:type="simple" xlink:href="https://www.tei-c.org/release/doc/tei-p5-doc/en/html/MS.html#mshy">10.8. History</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item>
                <text:p text:style-name="P1">att.editLike</text:p>
                <text:list text:style-name="L1">
                  <text:list-item>
                    <text:p text:style-name="P1"><text:span text:style-name="Emphasis">@evidence</text:span></text:p>
                  </text:list-item>
                  <text:list-item>
                    <text:p text:style-name="P1"><text:span text:style-name="Emphasis">@instant</text:span></text:p>
                  </text:list-item>
                </text:list>
              </text:list-item>
              <text:list-item>
                <text:p text:style-name="P1">att.datable</text:p>
                <text:list text:style-name="L1">
                  <text:list-item>
                    <text:p text:style-name="P1"><text:span text:style-name="Emphasis">@period</text:span></text:p>
                  </text:list-item>
                </text:list>
                <text:list text:style-name="L1">
                  <text:list-item>
                    <text:p text:style-name="P1">att.datable.w3c</text:p>
                    <text:list text:style-name="L1">
                      <text:list-item>
                        <text:p text:style-name="P1"><text:span text:style-name="Emphasis">@when</text:span></text:p>
                      </text:list-item>
                      <text:list-item>
                        <text:p text:style-name="P1"><text:span text:style-name="Emphasis">@notBefore</text:span></text:p>
                      </text:list-item>
                      <text:list-item>
                        <text:p text:style-name="P1"><text:span text:style-name="Emphasis">@notAfter</text:span></text:p>
                      </text:list-item>
                      <text:list-item>
                        <text:p text:style-name="P1"><text:span text:style-name="Emphasis">@from</text:span></text:p>
                      </text:list-item>
                      <text:list-item>
                        <text:p text:style-name="P1"><text:span text:style-name="Emphasis">@to</text:span></text:p>
                      </text:list-item>
                    </text:list>
                  </text:list-item>
                  <text:list-item>
                    <text:p text:style-name="P1">att.datable.iso</text:p>
                    <text:list text:style-name="L1">
                      <text:list-item>
                        <text:p text:style-name="P1"><text:span text:style-name="Emphasis">@when-iso</text:span></text:p>
                      </text:list-item>
                      <text:list-item>
                        <text:p text:style-name="P1"><text:span text:style-name="Emphasis">@notBefore-iso</text:span></text:p>
                      </text:list-item>
                      <text:list-item>
                        <text:p text:style-name="P1"><text:span text:style-name="Emphasis">@notAfter-iso</text:span></text:p>
                      </text:list-item>
                      <text:list-item>
                        <text:p text:style-name="P1"><text:span text:style-name="Emphasis">@from-iso</text:span></text:p>
                      </text:list-item>
                      <text:list-item>
                        <text:p text:style-name="P1"><text:span text:style-name="Emphasis">@to-iso</text:span></text:p>
                      </text:list-item>
                    </text:list>
                  </text:list-item>
                  <text:list-item>
                    <text:p text:style-name="P1">att.datable.custom</text:p>
                    <text:list text:style-name="L1">
                      <text:list-item>
                        <text:p text:style-name="P1"><text:span text:style-name="Emphasis">@when-custom</text:span></text:p>
                      </text:list-item>
                      <text:list-item>
                        <text:p text:style-name="P1"><text:span text:style-name="Emphasis">@notBefore-custom</text:span></text:p>
                      </text:list-item>
                      <text:list-item>
                        <text:p text:style-name="P1"><text:span text:style-name="Emphasis">@notAfter-custom</text:span></text:p>
                      </text:list-item>
                      <text:list-item>
                        <text:p text:style-name="P1"><text:span text:style-name="Emphasis">@from-custom</text:span></text:p>
                      </text:list-item>
                      <text:list-item>
                        <text:p text:style-name="P1"><text:span text:style-name="Emphasis">@to-custom</text:span></text:p>
                      </text:list-item>
                      <text:list-item>
                        <text:p text:style-name="P1"><text:span text:style-name="Emphasis">@datingPoint</text:span></text:p>
                      </text:list-item>
                      <text:list-item>
                        <text:p text:style-name="P1"><text:span text:style-name="Emphasis">@datingMethod</text:span></text:p>
                      </text:list-item>
                    </text:list>
                  </text:list-item>
                </text:list>
              </text:list-item>
            </text:list>
            <table:table table:name="table159" table:style-name="Table1">
              <table:table-column table:style-name="Table1.col1"/>
              <table:table-column table:style-name="Table2.col2"/>
              <table:table-row>
                <table:table-cell>
                  <text:p>calendar</text:p>
                </table:table-cell>
                <table:table-cell>
                  <text:p><text:span>indicates one or more systems or calendars to which the date represented by the content of this element belongs.</text:span></text:p>
                  <table:table table:name="table160" table:style-name="Table1">
                    <table:table-column table:style-name="Table1.col1"/>
                    <table:table-column table:style-name="Table2.col2"/>
                    <table:table-row>
                      <table:table-cell>
                        <text:p><text:span><text:a xlink:type="simple" xlink:href="http://www.tei-c.org/Activities/Council/Working/tcw27.xml"><text:span>Deprecated</text:span></text:a></text:span></text:p>
                      </table:table-cell>
                      <table:table-cell table:number-columns-spanned="1">
                        <text:p><text:span>will be removed on 2024-11-11</text:span></text:p>
                      </table:table-cell>
                    </table:table-row>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idata.pointer <text:span>separated by whitespace</text:span></text:p>
                      </table:table-cell>
                    </table:table-row>
                    <table:table-row>
                      <table:table-cell>
                        <text:p><text:span text:style-name="Highlight">Schematron</text:span></text:p>
                      </table:table-cell>
                      <table:table-cell>
                        <text:p>
&lt;sch:rule context="tei:*[@calendar]"&gt;
&lt;sch:assert test="string-length( normalize-space(.) ) gt 0"&gt; @calendar indicates one or more
 systems or calendars to which the date represented by the content of this element belongs,
 but this &lt;sch:name/&gt; element has no textual content.&lt;/sch:assert&gt;
&lt;/sch:rule&gt;</text:p>
                      </table:table-cell>
                    </table:table-row>
                  </table:table>
                </table:table-cell>
              </table:table-row>
            </table:table>
          </table:table-cell>
        </table:table-row>
        <table:table-row>
          <table:table-cell>
            <text:p><text:span text:style-name="Highlight">Contained by</text:span></text:p>
          </table:table-cell>
          <table:table-cell>
            <text:p><text:span>msdescription: </text:span><text:span>history</text:span></text:p>
          </table:table-cell>
        </table:table-row>
        <table:table-row>
          <table:table-cell>
            <text:p><text:span text:style-name="Highlight">May contain</text:span></text:p>
          </table:table-cell>
          <table:table-cell>
            <text:p><text:span>analysis: </text:span><text:span>c</text:span></text:p>
            <text:p><text:span>core: </text:span><text:span>add cb choice corr date del gap hi l lg name note num orig p pb quote ref reg rs said sic title unclear</text:span></text:p>
            <text:p><text:span>figures: </text:span><text:span>figure</text:span></text:p>
            <text:p><text:span>header: </text:span><text:span>idno</text:span></text:p>
            <text:p><text:span>linking: </text:span><text:span>anchor seg</text:span></text:p>
            <text:p><text:span>msdescription: </text:span><text:span>dimensions height locus locusGrp msDesc width</text:span></text:p>
            <text:p><text:span>namesdates: </text:span><text:span>country persName placeName settlement</text:span></text:p>
            <text:p><text:span>textcrit: </text:span><text:span>app listWit</text:span></text:p>
            <text:p><text:span>transcr: </text:span><text:span>damage handShift subst supplied surplus</text:span></text:p>
            <text:p>character data</text:p>
          </table:table-cell>
        </table:table-row>
        <table:table-row>
          <table:table-cell>
            <text:p><text:span text:style-name="Highlight">Example</text:span></text:p>
          </table:table-cell>
          <table:table-cell>
            <text:p text:style-name="Preformatted_20_Text">&lt;origin notBefore="1802" notAfter="1845"</text:p>
            <text:p text:style-name="Preformatted_20_Text"> evidence="internal" resp="#AMH"&gt;Copied in &lt;name type="origPlace"&gt;Derby&lt;/name&gt;, probably from an</text:p>
            <text:p text:style-name="Preformatted_20_Text"> old Flemish original, between 1802 and 1845, according to &lt;persName xml:id="AMH"&gt;Anne-Mette Hansen&lt;/persName&gt;.</text:p>
            <text:p text:style-name="Preformatted_20_Text">&lt;/origin&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macroRef key="macro.specialPara"/&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origin</text:p>
            <text:p text:style-name="Preformatted_20_Text">{</text:p>
            <text:p text:style-name="Preformatted_20_Text">   att.global.attributes,</text:p>
            <text:p text:style-name="Preformatted_20_Text">   att.editLike.attributes,</text:p>
            <text:p text:style-name="Preformatted_20_Text">   att.datable.attributes,</text:p>
            <text:p text:style-name="Preformatted_20_Text">   attribute calendar { list { + } }?,</text:p>
            <text:p text:style-name="Preformatted_20_Text">   macro.specialPara</text:p>
            <text:p text:style-name="Preformatted_20_Text">}</text:p>
          </table:table-cell>
        </table:table-row>
      </table:table>
      <text:h text:outline-level="3"><text:bookmark text:name="TEI.p"/>&lt;p&gt;</text:h>
      <table:table table:name="table161" table:style-name="Table1">
        <table:table-column table:style-name="Table1.col1"/>
        <table:table-column table:style-name="Table2.col2"/>
        <table:table-row>
          <table:table-cell table:number-columns-spanned="2">
            <text:p><text:span text:style-name="Highlight">&lt;p&gt; </text:span>(<text:span>paragraph</text:span>) <text:span>marks paragraphs in prose.</text:span> [<text:a xlink:type="simple" xlink:href="https://www.tei-c.org/release/doc/tei-p5-doc/en/html/CO.html#COPA">3.1. Paragraphs</text:a> <text:a xlink:type="simple" xlink:href="https://www.tei-c.org/release/doc/tei-p5-doc/en/html/DR.html#DRPAL">7.2.5. Speech Content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item>
                <text:p text:style-name="P1">att.declaring</text:p>
                <text:list text:style-name="L1">
                  <text:list-item>
                    <text:p text:style-name="P1"><text:span text:style-name="Emphasis">@decls</text:span></text:p>
                  </text:list-item>
                </text:list>
              </text:list-item>
              <text:list-item>
                <text:p text:style-name="P1">att.fragmentable</text:p>
                <text:list text:style-name="L1">
                  <text:list-item>
                    <text:p text:style-name="P1"><text:span text:style-name="Emphasis">@part</text:span></text:p>
                  </text:list-item>
                </text:list>
              </text:list-item>
              <text:list-item>
                <text:p text:style-name="P1">att.written</text:p>
                <text:list text:style-name="L1">
                  <text:list-item>
                    <text:p text:style-name="P1"><text:span text:style-name="Emphasis">@hand</text:span></text:p>
                  </text:list-item>
                </text:list>
              </text:list-item>
            </text:list>
          </table:table-cell>
        </table:table-row>
        <table:table-row>
          <table:table-cell>
            <text:p><text:span text:style-name="Highlight">Member of</text:span></text:p>
          </table:table-cell>
          <table:table-cell>
            <text:p>model.pLike </text:p>
          </table:table-cell>
        </table:table-row>
        <table:table-row>
          <table:table-cell>
            <text:p><text:span text:style-name="Highlight">Contained by</text:span></text:p>
          </table:table-cell>
          <table:table-cell>
            <text:p><text:span>core: </text:span><text:span>note quote said textLang</text:span></text:p>
            <text:p><text:span>figures: </text:span><text:span>figure</text:span></text:p>
            <text:p><text:span>header: </text:span><text:span>availability change correction editorialDecl encodingDesc handNote hyphenation langUsage licence normalization projectDesc punctuation segmentation sourceDesc</text:span></text:p>
            <text:p><text:span>msdescription: </text:span><text:span>acquisition binding bindingDesc condition decoDesc decoNote foliation handDesc history layout layoutDesc msContents msDesc msItem msItemStruct objectDesc origin physDesc support supportDesc</text:span></text:p>
            <text:p><text:span>textcrit: </text:span><text:span>lem rdg</text:span></text:p>
            <text:p><text:span>textstructure: </text:span><text:span>body div</text:span></text:p>
          </table:table-cell>
        </table:table-row>
        <table:table-row>
          <table:table-cell>
            <text:p><text:span text:style-name="Highlight">May contain</text:span></text:p>
          </table:table-cell>
          <table:table-cell>
            <text:p><text:span>analysis: </text:span><text:span>c</text:span></text:p>
            <text:p><text:span>core: </text:span><text:span>add cb choice corr date del gap hi l lg name note num orig pb quote ref reg rs said sic title unclear</text:span></text:p>
            <text:p><text:span>figures: </text:span><text:span>figure</text:span></text:p>
            <text:p><text:span>header: </text:span><text:span>idno</text:span></text:p>
            <text:p><text:span>linking: </text:span><text:span>anchor seg</text:span></text:p>
            <text:p><text:span>msdescription: </text:span><text:span>dimensions height locus locusGrp msDesc width</text:span></text:p>
            <text:p><text:span>namesdates: </text:span><text:span>country persName placeName settlement</text:span></text:p>
            <text:p><text:span>textcrit: </text:span><text:span>app listWit</text:span></text:p>
            <text:p><text:span>transcr: </text:span><text:span>damage handShift subst supplied surplus</text:span></text:p>
            <text:p>character data</text:p>
          </table:table-cell>
        </table:table-row>
        <table:table-row>
          <table:table-cell>
            <text:p><text:span text:style-name="Highlight">Example</text:span></text:p>
          </table:table-cell>
          <table:table-cell>
            <text:p text:style-name="Preformatted_20_Text">&lt;p&gt;Hallgerd was outside. &lt;q&gt;There is blood on your axe,&lt;/q&gt; she said. &lt;q&gt;What have you</text:p>
            <text:p text:style-name="Preformatted_20_Text">   done?&lt;/q&gt;</text:p>
            <text:p text:style-name="Preformatted_20_Text">&lt;/p&gt;</text:p>
            <text:p text:style-name="Preformatted_20_Text">&lt;p&gt;</text:p>
            <text:p text:style-name="Preformatted_20_Text"> &lt;q&gt;I have now arranged that you can be married a second time,&lt;/q&gt; replied Thjostolf.</text:p>
            <text:p text:style-name="Preformatted_20_Text">&lt;/p&gt;</text:p>
            <text:p text:style-name="Preformatted_20_Text">&lt;p&gt;</text:p>
            <text:p text:style-name="Preformatted_20_Text"> &lt;q&gt;Then you must mean that Thorvald is dead,&lt;/q&gt; she said.</text:p>
            <text:p text:style-name="Preformatted_20_Text">&lt;/p&gt;</text:p>
            <text:p text:style-name="Preformatted_20_Text">&lt;p&gt;</text:p>
            <text:p text:style-name="Preformatted_20_Text"> &lt;q&gt;Yes,&lt;/q&gt; said Thjostolf. &lt;q&gt;And now you must think up some plan for me.&lt;/q&gt;</text:p>
            <text:p text:style-name="Preformatted_20_Text">&lt;/p&gt;</text:p>
          </table:table-cell>
        </table:table-row>
        <table:table-row>
          <table:table-cell>
            <text:p><text:span text:style-name="Highlight">Schematron</text:span></text:p>
          </table:table-cell>
          <table:table-cell>
            <text:p>
&lt;sch:rule context="tei:text//tei:p"&gt;
&lt;sch:assert test="@n" role="error"&gt;Please add a @n attribute&lt;/sch:assert&gt;
&lt;/sch:rule&gt;</text:p>
          </table:table-cell>
        </table:table-row>
        <table:table-row>
          <table:table-cell>
            <text:p><text:span text:style-name="Highlight">Schematron</text:span></text:p>
          </table:table-cell>
          <table:table-cell>
            <text:p>
&lt;sch:report test="(ancestor::tei:ab or ancestor::tei:p) and not( ancestor::tei:floatingText 
 |parent::tei:exemplum |parent::tei:item |parent::tei:note |parent::tei:q 
 |parent::tei:quote |parent::tei:remarks |parent::tei:said |parent::tei:sp 
 |parent::tei:stage |parent::tei:cell |parent::tei:figure )"&gt; Abstract model violation: Paragraphs may not occur inside other paragraphs or ab elements.
&lt;/sch:report&gt;</text:p>
          </table:table-cell>
        </table:table-row>
        <table:table-row>
          <table:table-cell>
            <text:p><text:span text:style-name="Highlight">Schematron</text:span></text:p>
          </table:table-cell>
          <table:table-cell>
            <text:p>
&lt;sch:report test="(ancestor::tei:l or ancestor::tei:lg) and not( ancestor::tei:floatingText 
 |parent::tei:figure |parent::tei:note )"&gt; Abstract model violation: Lines may not contain higher-level structural elements such as div, p, or ab, unless p is a child of figure or note, or is a descendant of floatingText.
&lt;/sch:report&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macroRef key="macro.paraContent"/&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p</text:p>
            <text:p text:style-name="Preformatted_20_Text">{</text:p>
            <text:p text:style-name="Preformatted_20_Text">   att.global.attributes,</text:p>
            <text:p text:style-name="Preformatted_20_Text">   att.declaring.attributes,</text:p>
            <text:p text:style-name="Preformatted_20_Text">   att.fragmentable.attributes,</text:p>
            <text:p text:style-name="Preformatted_20_Text">   att.written.attributes,</text:p>
            <text:p text:style-name="Preformatted_20_Text">   macro.paraContent</text:p>
            <text:p text:style-name="Preformatted_20_Text">}</text:p>
          </table:table-cell>
        </table:table-row>
      </table:table>
      <text:h text:outline-level="3"><text:bookmark text:name="TEI.pb"/>&lt;pb&gt;</text:h>
      <table:table table:name="table162" table:style-name="Table1">
        <table:table-column table:style-name="Table1.col1"/>
        <table:table-column table:style-name="Table2.col2"/>
        <table:table-row>
          <table:table-cell table:number-columns-spanned="2">
            <text:p><text:span text:style-name="Highlight">&lt;pb&gt; </text:span>(<text:span>page beginning</text:span>) <text:span>marks the beginning of a new page in a paginated document.</text:span> [<text:a xlink:type="simple" xlink:href="https://www.tei-c.org/release/doc/tei-p5-doc/en/html/CO.html#CORS5">3.11.3. Milestone Element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list text:style-name="L1">
              <text:list-item>
                <text:p text:style-name="P1">att.edition</text:p>
                <text:list text:style-name="L1">
                  <text:list-item>
                    <text:p text:style-name="P1"><text:span text:style-name="Emphasis">@ed</text:span></text:p>
                  </text:list-item>
                  <text:list-item>
                    <text:p text:style-name="P1"><text:span text:style-name="Emphasis">@edRef</text:span></text:p>
                  </text:list-item>
                </text:list>
              </text:list-item>
              <text:list-item>
                <text:p text:style-name="P1">att.spanning</text:p>
                <text:list text:style-name="L1">
                  <text:list-item>
                    <text:p text:style-name="P1"><text:span text:style-name="Emphasis">@spanTo</text:span></text:p>
                  </text:list-item>
                </text:list>
              </text:list-item>
              <text:list-item>
                <text:p text:style-name="P1">att.breaking</text:p>
                <text:list text:style-name="L1">
                  <text:list-item>
                    <text:p text:style-name="P1"><text:span text:style-name="Emphasis">@break</text:span></text:p>
                  </text:list-item>
                </text:list>
              </text:list-item>
              <text:list-item>
                <text:p text:style-name="P1">att.global</text:p>
                <text:list text:style-name="L1">
                  <text:list-item>
                    <text:p text:style-name="P1"><text:span>n</text:span></text:p>
                  </text:list-item>
                  <text:list-item>
                    <text:p text:style-name="P1"><text:span>@xml:id</text:span></text:p>
                  </text:list-item>
                  <text:list-item>
                    <text:p text:style-name="P1"><text:span>@xml:lang</text:span></text:p>
                  </text:list-item>
                  <text:list-item>
                    <text:p text:style-name="P1"><text:span>@xml:base</text:span></text:p>
                  </text:list-item>
                  <text:list-item>
                    <text:p text:style-name="P1"><text:span>@xml:space</text:span></text:p>
                  </text:list-item>
                </text:list>
              </text:list-item>
              <text:list-item>
                <text:p text:style-name="P1">att.global.rendition</text:p>
                <text:list text:style-name="L1">
                  <text:list-item>
                    <text:p text:style-name="P1"><text:span>@rend</text:span></text:p>
                  </text:list-item>
                  <text:list-item>
                    <text:p text:style-name="P1"><text:span>@style</text:span></text:p>
                  </text:list-item>
                  <text:list-item>
                    <text:p text:style-name="P1"><text:span>@rendition</text:span></text:p>
                  </text:list-item>
                </text:list>
              </text:list-item>
              <text:list-item>
                <text:p text:style-name="P1">att.global.linking</text:p>
                <text:list text:style-name="L1">
                  <text:list-item>
                    <text:p text:style-name="P1"><text:span>corresp</text:span></text:p>
                  </text:list-item>
                  <text:list-item>
                    <text:p text:style-name="P1"><text:span>@synch</text:span></text:p>
                  </text:list-item>
                  <text:list-item>
                    <text:p text:style-name="P1"><text:span>@sameAs</text:span></text:p>
                  </text:list-item>
                  <text:list-item>
                    <text:p text:style-name="P1"><text:span>@copyOf</text:span></text:p>
                  </text:list-item>
                  <text:list-item>
                    <text:p text:style-name="P1"><text:span>@next</text:span></text:p>
                  </text:list-item>
                  <text:list-item>
                    <text:p text:style-name="P1"><text:span>@prev</text:span></text:p>
                  </text:list-item>
                  <text:list-item>
                    <text:p text:style-name="P1"><text:span>@exclude</text:span></text:p>
                  </text:list-item>
                  <text:list-item>
                    <text:p text:style-name="P1"><text:span>@select</text:span></text:p>
                  </text:list-item>
                </text:list>
              </text:list-item>
              <text:list-item>
                <text:p text:style-name="P1">att.global.change</text:p>
                <text:list text:style-name="L1">
                  <text:list-item>
                    <text:p text:style-name="P1"><text:span>@change</text:span></text:p>
                  </text:list-item>
                </text:list>
              </text:list-item>
              <text:list-item>
                <text:p text:style-name="P1">att.global.responsibility</text:p>
                <text:list text:style-name="L1">
                  <text:list-item>
                    <text:p text:style-name="P1"><text:span>@cert</text:span></text:p>
                  </text:list-item>
                  <text:list-item>
                    <text:p text:style-name="P1"><text:span>@resp</text:span></text:p>
                  </text:list-item>
                </text:list>
              </text:list-item>
              <text:list-item>
                <text:p text:style-name="P1">att.global.source</text:p>
                <text:list text:style-name="L1">
                  <text:list-item>
                    <text:p text:style-name="P1"><text:span>@source</text:span></text:p>
                  </text:list-item>
                </text:list>
              </text:list-item>
              <text:list-item>
                <text:p text:style-name="P1">att.typed</text:p>
                <text:list text:style-name="L1">
                  <text:list-item>
                    <text:p text:style-name="P1"><text:span>type</text:span></text:p>
                  </text:list-item>
                  <text:list-item>
                    <text:p text:style-name="P1"><text:span>@subtype</text:span></text:p>
                  </text:list-item>
                </text:list>
              </text:list-item>
            </text:list>
            <table:table table:name="table163" table:style-name="Table1">
              <table:table-column table:style-name="Table1.col1"/>
              <table:table-column table:style-name="Table2.col2"/>
              <table:table-row>
                <table:table-cell>
                  <text:p>n</text:p>
                </table:table-cell>
                <table:table-cell>
                  <text:p>(<text:span>number</text:span>) <text:span>gives a number (or other label) for an element, which is not necessarily unique within the document.</text:span></text:p>
                  <table:table table:name="table164" table:style-name="Table1">
                    <table:table-column table:style-name="Table1.col1"/>
                    <table:table-column table:style-name="Table2.col2"/>
                    <table:table-row>
                      <table:table-cell>
                        <text:p><text:span text:style-name="Highlight">Derived from</text:span></text:p>
                      </table:table-cell>
                      <table:table-cell>
                        <text:p>att.global</text:p>
                      </table:table-cell>
                    </table:table-row>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Datatype</text:span></text:p>
                      </table:table-cell>
                      <table:table-cell>
                        <text:p>teidata.text</text:p>
                      </table:table-cell>
                    </table:table-row>
                  </table:table>
                </table:table-cell>
              </table:table-row>
              <table:table-row>
                <table:table-cell>
                  <text:p>facs</text:p>
                </table:table-cell>
                <table:table-cell>
                  <text:p>(<text:span>facsimile</text:span>) <text:span>points to one or more images, portions of an image, or surfaces which correspond to the current element.</text:span></text:p>
                  <table:table table:name="table165" table:style-name="Table1">
                    <table:table-column table:style-name="Table1.col1"/>
                    <table:table-column table:style-name="Table2.col2"/>
                    <table:table-row>
                      <table:table-cell>
                        <text:p><text:span text:style-name="Highlight">Derived from</text:span></text:p>
                      </table:table-cell>
                      <table:table-cell>
                        <text:p>att.global.facs</text:p>
                      </table:table-cell>
                    </table:table-row>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Datatype</text:span></text:p>
                      </table:table-cell>
                      <table:table-cell>
                        <text:p>1–∞ <text:span>occurrences of</text:span> teidata.pointer <text:span>separated by whitespace</text:span></text:p>
                      </table:table-cell>
                    </table:table-row>
                  </table:table>
                </table:table-cell>
              </table:table-row>
            </table:table>
          </table:table-cell>
        </table:table-row>
        <table:table-row>
          <table:table-cell>
            <text:p><text:span text:style-name="Highlight">Member of</text:span></text:p>
          </table:table-cell>
          <table:table-cell>
            <text:p>model.milestoneLike</text:p>
          </table:table-cell>
        </table:table-row>
        <table:table-row>
          <table:table-cell>
            <text:p><text:span text:style-name="Highlight">Contained by</text:span></text:p>
          </table:table-cell>
          <table:table-cell>
            <text:p><text:span>core: </text:span><text:span>add author corr date del head hi l lg name note num orig p publisher quote ref reg resp rs said sic textLang title unclear</text:span></text:p>
            <text:p><text:span>figures: </text:span><text:span>figure</text:span></text:p>
            <text:p><text:span>header: </text:span><text:span>authority change edition extent handNote language licence</text:span></text:p>
            <text:p><text:span>linking: </text:span><text:span>seg</text:span></text:p>
            <text:p><text:span>msdescription: </text:span><text:span>acquisition condition decoNote explicit foliation incipit layout msItem origin repository rubric support</text:span></text:p>
            <text:p><text:span>namesdates: </text:span><text:span>country persName placeName settlement</text:span></text:p>
            <text:p><text:span>textcrit: </text:span><text:span>lem rdg</text:span></text:p>
            <text:p><text:span>textstructure: </text:span><text:span>body div text</text:span></text:p>
            <text:p><text:span>transcr: </text:span><text:span>damage subst supplied surplus</text:span></text:p>
          </table:table-cell>
        </table:table-row>
        <table:table-row>
          <table:table-cell>
            <text:p><text:span text:style-name="Highlight">May contain</text:span></text:p>
          </table:table-cell>
          <table:table-cell>
            <text:p><text:span>Empty element</text:span></text:p>
          </table:table-cell>
        </table:table-row>
        <table:table-row>
          <table:table-cell>
            <text:p><text:span text:style-name="Highlight">Note</text:span></text:p>
          </table:table-cell>
          <table:table-cell>
            <text:p text:style-name="Text_20_body">A &lt;pb&gt; element should appear at the start of the page which it identifies. The global <text:span text:style-name="Emphasis">n</text:span> attribute indicates the number or other value associated with this page. This will normally be the page number or signature printed on it, since the physical sequence number is implicit in the presence of the &lt;pb&gt; element itself.</text:p>
            <text:p text:style-name="Text_20_body">The <text:span text:style-name="Emphasis">type</text:span> attribute may be used to characterize the page break in any respect. The more specialized attributes <text:span text:style-name="Emphasis">break</text:span>, <text:span text:style-name="Emphasis">ed</text:span>, or <text:span text:style-name="Emphasis">edRef</text:span> should be preferred when the intent is to indicate whether or not the page break is word-breaking, or to note the source from which it derives.</text:p>
          </table:table-cell>
        </table:table-row>
        <table:table-row>
          <table:table-cell>
            <text:p><text:span text:style-name="Highlight">Example</text:span></text:p>
          </table:table-cell>
          <table:table-cell>
            <text:p>Page numbers may vary in different editions of a text.</text:p>
            <text:p text:style-name="Preformatted_20_Text">&lt;p&gt; ... &lt;pb n="145" ed="ed2"/&gt;</text:p>
            <text:p text:style-name="Preformatted_20_Text">&lt;!-- Page 145 in edition "ed2" starts here --&gt; ... &lt;pb n="283" ed="ed1"/&gt;</text:p>
            <text:p text:style-name="Preformatted_20_Text">&lt;!-- Page 283 in edition "ed1" starts here--&gt; ... &lt;/p&gt;</text:p>
          </table:table-cell>
        </table:table-row>
        <table:table-row>
          <table:table-cell>
            <text:p><text:span text:style-name="Highlight">Example</text:span></text:p>
          </table:table-cell>
          <table:table-cell>
            <text:p>A page break may be associated with a facsimile image of the page it introduces by means of the <text:span text:style-name="Emphasis">facs</text:span> attribute</text:p>
            <text:p text:style-name="Preformatted_20_Text">&lt;body&gt;</text:p>
            <text:p text:style-name="Preformatted_20_Text"> &lt;pb n="1" facs="page1.png"/&gt;</text:p>
            <text:p text:style-name="Preformatted_20_Text">&lt;!-- page1.png contains an image of the page;</text:p>
            <text:p text:style-name="Preformatted_20_Text">                        the text it contains is encoded here --&gt;</text:p>
            <text:p text:style-name="Preformatted_20_Text"> &lt;p&gt;</text:p>
            <text:p text:style-name="Preformatted_20_Text">&lt;!-- ... --&gt;</text:p>
            <text:p text:style-name="Preformatted_20_Text"> &lt;/p&gt;</text:p>
            <text:p text:style-name="Preformatted_20_Text"> &lt;pb n="2" facs="page2.png"/&gt;</text:p>
            <text:p text:style-name="Preformatted_20_Text">&lt;!-- similarly, for page 2 --&gt;</text:p>
            <text:p text:style-name="Preformatted_20_Text"> &lt;p&gt;</text:p>
            <text:p text:style-name="Preformatted_20_Text">&lt;!-- ... --&gt;</text:p>
            <text:p text:style-name="Preformatted_20_Text"> &lt;/p&gt;</text:p>
            <text:p text:style-name="Preformatted_20_Text">&lt;/body&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empty/&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pb</text:p>
            <text:p text:style-name="Preformatted_20_Text">{</text:p>
            <text:p text:style-name="Preformatted_20_Text">   att.global.attribute.xmlid,</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linking.attribute.synch,</text:p>
            <text:p text:style-name="Preformatted_20_Text">   att.global.linking.attribute.sameAs,</text:p>
            <text:p text:style-name="Preformatted_20_Text">   att.global.linking.attribute.copyOf,</text:p>
            <text:p text:style-name="Preformatted_20_Text">   att.global.linking.attribute.next,</text:p>
            <text:p text:style-name="Preformatted_20_Text">   att.global.linking.attribute.prev,</text:p>
            <text:p text:style-name="Preformatted_20_Text">   att.global.linking.attribute.exclude,</text:p>
            <text:p text:style-name="Preformatted_20_Text">   att.global.linking.attribute.select,</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global.source.attribute.source,</text:p>
            <text:p text:style-name="Preformatted_20_Text">   att.typed.attribute.subtype,</text:p>
            <text:p text:style-name="Preformatted_20_Text">   att.edition.attributes,</text:p>
            <text:p text:style-name="Preformatted_20_Text">   att.spanning.attributes,</text:p>
            <text:p text:style-name="Preformatted_20_Text">   att.breaking.attributes,</text:p>
            <text:p text:style-name="Preformatted_20_Text">   attribute n { text },</text:p>
            <text:p text:style-name="Preformatted_20_Text">   attribute facs { list { + } },</text:p>
            <text:p text:style-name="Preformatted_20_Text">   empty</text:p>
            <text:p text:style-name="Preformatted_20_Text">}</text:p>
          </table:table-cell>
        </table:table-row>
      </table:table>
      <text:h text:outline-level="3"><text:bookmark text:name="TEI.persName"/>&lt;persName&gt;</text:h>
      <table:table table:name="table166" table:style-name="Table1">
        <table:table-column table:style-name="Table1.col1"/>
        <table:table-column table:style-name="Table2.col2"/>
        <table:table-row>
          <table:table-cell table:number-columns-spanned="2">
            <text:p><text:span text:style-name="Highlight">&lt;persName&gt; </text:span>(<text:span>personal name</text:span>) <text:span>contains a proper noun or proper-noun phrase referring to a person, possibly including one or more of the person's forenames, surnames, honorifics, added names, etc.</text:span> [<text:a xlink:type="simple" xlink:href="https://www.tei-c.org/release/doc/tei-p5-doc/en/html/ND.html#NDPER">13.2.1. Personal Nam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item>
                <text:p text:style-name="P1">att.datable</text:p>
                <text:list text:style-name="L1">
                  <text:list-item>
                    <text:p text:style-name="P1"><text:span text:style-name="Emphasis">@period</text:span></text:p>
                  </text:list-item>
                </text:list>
                <text:list text:style-name="L1">
                  <text:list-item>
                    <text:p text:style-name="P1">att.datable.w3c</text:p>
                    <text:list text:style-name="L1">
                      <text:list-item>
                        <text:p text:style-name="P1"><text:span text:style-name="Emphasis">@when</text:span></text:p>
                      </text:list-item>
                      <text:list-item>
                        <text:p text:style-name="P1"><text:span text:style-name="Emphasis">@notBefore</text:span></text:p>
                      </text:list-item>
                      <text:list-item>
                        <text:p text:style-name="P1"><text:span text:style-name="Emphasis">@notAfter</text:span></text:p>
                      </text:list-item>
                      <text:list-item>
                        <text:p text:style-name="P1"><text:span text:style-name="Emphasis">@from</text:span></text:p>
                      </text:list-item>
                      <text:list-item>
                        <text:p text:style-name="P1"><text:span text:style-name="Emphasis">@to</text:span></text:p>
                      </text:list-item>
                    </text:list>
                  </text:list-item>
                  <text:list-item>
                    <text:p text:style-name="P1">att.datable.iso</text:p>
                    <text:list text:style-name="L1">
                      <text:list-item>
                        <text:p text:style-name="P1"><text:span text:style-name="Emphasis">@when-iso</text:span></text:p>
                      </text:list-item>
                      <text:list-item>
                        <text:p text:style-name="P1"><text:span text:style-name="Emphasis">@notBefore-iso</text:span></text:p>
                      </text:list-item>
                      <text:list-item>
                        <text:p text:style-name="P1"><text:span text:style-name="Emphasis">@notAfter-iso</text:span></text:p>
                      </text:list-item>
                      <text:list-item>
                        <text:p text:style-name="P1"><text:span text:style-name="Emphasis">@from-iso</text:span></text:p>
                      </text:list-item>
                      <text:list-item>
                        <text:p text:style-name="P1"><text:span text:style-name="Emphasis">@to-iso</text:span></text:p>
                      </text:list-item>
                    </text:list>
                  </text:list-item>
                  <text:list-item>
                    <text:p text:style-name="P1">att.datable.custom</text:p>
                    <text:list text:style-name="L1">
                      <text:list-item>
                        <text:p text:style-name="P1"><text:span text:style-name="Emphasis">@when-custom</text:span></text:p>
                      </text:list-item>
                      <text:list-item>
                        <text:p text:style-name="P1"><text:span text:style-name="Emphasis">@notBefore-custom</text:span></text:p>
                      </text:list-item>
                      <text:list-item>
                        <text:p text:style-name="P1"><text:span text:style-name="Emphasis">@notAfter-custom</text:span></text:p>
                      </text:list-item>
                      <text:list-item>
                        <text:p text:style-name="P1"><text:span text:style-name="Emphasis">@from-custom</text:span></text:p>
                      </text:list-item>
                      <text:list-item>
                        <text:p text:style-name="P1"><text:span text:style-name="Emphasis">@to-custom</text:span></text:p>
                      </text:list-item>
                      <text:list-item>
                        <text:p text:style-name="P1"><text:span text:style-name="Emphasis">@datingPoint</text:span></text:p>
                      </text:list-item>
                      <text:list-item>
                        <text:p text:style-name="P1"><text:span text:style-name="Emphasis">@datingMethod</text:span></text:p>
                      </text:list-item>
                    </text:list>
                  </text:list-item>
                </text:list>
              </text:list-item>
              <text:list-item>
                <text:p text:style-name="P1">att.editLike</text:p>
                <text:list text:style-name="L1">
                  <text:list-item>
                    <text:p text:style-name="P1"><text:span text:style-name="Emphasis">@evidence</text:span></text:p>
                  </text:list-item>
                  <text:list-item>
                    <text:p text:style-name="P1"><text:span text:style-name="Emphasis">@instant</text:span></text:p>
                  </text:list-item>
                </text:list>
              </text:list-item>
              <text:list-item>
                <text:p text:style-name="P1">att.typed</text:p>
                <text:list text:style-name="L1">
                  <text:list-item>
                    <text:p text:style-name="P1"><text:span text:style-name="Emphasis">@type</text:span></text:p>
                  </text:list-item>
                  <text:list-item>
                    <text:p text:style-name="P1"><text:span text:style-name="Emphasis">@subtype</text:span></text:p>
                  </text:list-item>
                </text:list>
              </text:list-item>
              <text:list-item>
                <text:p text:style-name="P1">att.personal</text:p>
                <text:list text:style-name="L1">
                  <text:list-item>
                    <text:p text:style-name="P1"><text:span>@full</text:span></text:p>
                  </text:list-item>
                  <text:list-item>
                    <text:p text:style-name="P1"><text:span>@sort</text:span></text:p>
                  </text:list-item>
                </text:list>
              </text:list-item>
              <text:list-item>
                <text:p text:style-name="P1">att.naming</text:p>
                <text:list text:style-name="L1">
                  <text:list-item>
                    <text:p text:style-name="P1"><text:span>@role</text:span></text:p>
                  </text:list-item>
                  <text:list-item>
                    <text:p text:style-name="P1"><text:span>@nymRef</text:span></text:p>
                  </text:list-item>
                </text:list>
              </text:list-item>
              <text:list-item>
                <text:p text:style-name="P1">att.canonical</text:p>
                <text:list text:style-name="L1">
                  <text:list-item>
                    <text:p text:style-name="P1"><text:span>key</text:span></text:p>
                  </text:list-item>
                  <text:list-item>
                    <text:p text:style-name="P1"><text:span>@ref</text:span></text:p>
                  </text:list-item>
                </text:list>
              </text:list-item>
            </text:list>
            <table:table table:name="table167" table:style-name="Table1">
              <table:table-column table:style-name="Table1.col1"/>
              <table:table-column table:style-name="Table2.col2"/>
              <table:table-row>
                <table:table-cell>
                  <text:p>key</text:p>
                </table:table-cell>
                <table:table-cell>
                  <text:p><text:span>provides an externally-defined means of identifying the entity (or entities) being named, using a coded value of some kind.</text:span></text:p>
                  <table:table table:name="table168" table:style-name="Table1">
                    <table:table-column table:style-name="Table1.col1"/>
                    <table:table-column table:style-name="Table2.col2"/>
                    <table:table-row>
                      <table:table-cell>
                        <text:p><text:span text:style-name="Highlight">Derived from</text:span></text:p>
                      </table:table-cell>
                      <table:table-cell>
                        <text:p>att.canonical</text:p>
                      </table:table-cell>
                    </table:table-row>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Datatype</text:span></text:p>
                      </table:table-cell>
                      <table:table-cell>
                        <text:p>teidata.text</text:p>
                      </table:table-cell>
                    </table:table-row>
                  </table:table>
                </table:table-cell>
              </table:table-row>
              <table:table-row>
                <table:table-cell>
                  <text:p>calendar</text:p>
                </table:table-cell>
                <table:table-cell>
                  <text:p><text:span>indicates one or more systems or calendars to which the date represented by the content of this element belongs.</text:span></text:p>
                  <table:table table:name="table169" table:style-name="Table1">
                    <table:table-column table:style-name="Table1.col1"/>
                    <table:table-column table:style-name="Table2.col2"/>
                    <table:table-row>
                      <table:table-cell>
                        <text:p><text:span><text:a xlink:type="simple" xlink:href="http://www.tei-c.org/Activities/Council/Working/tcw27.xml"><text:span>Deprecated</text:span></text:a></text:span></text:p>
                      </table:table-cell>
                      <table:table-cell table:number-columns-spanned="1">
                        <text:p><text:span>will be removed on 2024-11-11</text:span></text:p>
                      </table:table-cell>
                    </table:table-row>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idata.pointer <text:span>separated by whitespace</text:span></text:p>
                      </table:table-cell>
                    </table:table-row>
                    <table:table-row>
                      <table:table-cell>
                        <text:p><text:span text:style-name="Highlight">Schematron</text:span></text:p>
                      </table:table-cell>
                      <table:table-cell>
                        <text:p>
&lt;sch:rule context="tei:*[@calendar]"&gt;
&lt;sch:assert test="string-length( normalize-space(.) ) gt 0"&gt; @calendar indicates one or more
 systems or calendars to which the date represented by the content of this element belongs,
 but this &lt;sch:name/&gt; element has no textual content.&lt;/sch:assert&gt;
&lt;/sch:rule&gt;</text:p>
                      </table:table-cell>
                    </table:table-row>
                  </table:table>
                </table:table-cell>
              </table:table-row>
            </table:table>
          </table:table-cell>
        </table:table-row>
        <table:table-row>
          <table:table-cell>
            <text:p><text:span text:style-name="Highlight">Member of</text:span></text:p>
          </table:table-cell>
          <table:table-cell>
            <text:p>model.nameLike.agent</text:p>
          </table:table-cell>
        </table:table-row>
        <table:table-row>
          <table:table-cell>
            <text:p><text:span text:style-name="Highlight">Contained by</text:span></text:p>
          </table:table-cell>
          <table:table-cell>
            <text:p><text:span>core: </text:span><text:span>add author corr date del head hi l name note num orig p publisher quote ref reg resp rs said sic textLang title unclear</text:span></text:p>
            <text:p><text:span>figures: </text:span><text:span>figDesc</text:span></text:p>
            <text:p><text:span>header: </text:span><text:span>authority change edition extent handNote language licence</text:span></text:p>
            <text:p><text:span>linking: </text:span><text:span>seg</text:span></text:p>
            <text:p><text:span>msdescription: </text:span><text:span>acquisition condition decoNote explicit foliation incipit layout origin repository rubric support</text:span></text:p>
            <text:p><text:span>namesdates: </text:span><text:span>country persName placeName settlement</text:span></text:p>
            <text:p><text:span>textcrit: </text:span><text:span>lem rdg witness</text:span></text:p>
            <text:p><text:span>transcr: </text:span><text:span>damage supplied surplus</text:span></text:p>
          </table:table-cell>
        </table:table-row>
        <table:table-row>
          <table:table-cell>
            <text:p><text:span text:style-name="Highlight">May contain</text:span></text:p>
          </table:table-cell>
          <table:table-cell>
            <text:p><text:span>analysis: </text:span><text:span>c</text:span></text:p>
            <text:p><text:span>core: </text:span><text:span>add cb choice corr date del gap hi name note num orig pb quote ref reg rs said sic title unclear</text:span></text:p>
            <text:p><text:span>figures: </text:span><text:span>figure</text:span></text:p>
            <text:p><text:span>header: </text:span><text:span>idno</text:span></text:p>
            <text:p><text:span>linking: </text:span><text:span>anchor seg</text:span></text:p>
            <text:p><text:span>msdescription: </text:span><text:span>dimensions height locus locusGrp width</text:span></text:p>
            <text:p><text:span>namesdates: </text:span><text:span>country persName placeName settlement</text:span></text:p>
            <text:p><text:span>textcrit: </text:span><text:span>app</text:span></text:p>
            <text:p><text:span>transcr: </text:span><text:span>damage handShift subst supplied surplus</text:span></text:p>
            <text:p>character data</text:p>
          </table:table-cell>
        </table:table-row>
        <table:table-row>
          <table:table-cell>
            <text:p><text:span text:style-name="Highlight">Example</text:span></text:p>
          </table:table-cell>
          <table:table-cell>
            <text:p text:style-name="Preformatted_20_Text">&lt;persName&gt;</text:p>
            <text:p text:style-name="Preformatted_20_Text"> &lt;forename&gt;Edward&lt;/forename&gt;</text:p>
            <text:p text:style-name="Preformatted_20_Text"> &lt;forename&gt;George&lt;/forename&gt;</text:p>
            <text:p text:style-name="Preformatted_20_Text"> &lt;surname type="linked"&gt;Bulwer-Lytton&lt;/surname&gt;, &lt;roleName&gt;Baron Lytton of</text:p>
            <text:p text:style-name="Preformatted_20_Text"> &lt;placeName&gt;Knebworth&lt;/placeName&gt;</text:p>
            <text:p text:style-name="Preformatted_20_Text"> &lt;/roleName&gt;</text:p>
            <text:p text:style-name="Preformatted_20_Text">&lt;/persName&gt;</text:p>
          </table:table-cell>
        </table:table-row>
        <table:table-row>
          <table:table-cell>
            <text:p><text:span text:style-name="Highlight">Schematron</text:span></text:p>
          </table:table-cell>
          <table:table-cell>
            <text:p>
&lt;sch:rule context="tei:*[@calendar]"&gt;
&lt;sch:assert test="string-length( normalize-space(.) ) gt 0"&gt; @calendar indicates one or more
 systems or calendars to which the date represented by the content of this element belongs,
 but this &lt;sch:name/&gt; element has no textual content.&lt;/sch:assert&gt;
&lt;/sch:rule&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macroRef key="macro.phraseSeq"/&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persName</text:p>
            <text:p text:style-name="Preformatted_20_Text">{</text:p>
            <text:p text:style-name="Preformatted_20_Text">   att.global.attributes,</text:p>
            <text:p text:style-name="Preformatted_20_Text">   att.datable.attributes,</text:p>
            <text:p text:style-name="Preformatted_20_Text">   att.editLike.attributes,</text:p>
            <text:p text:style-name="Preformatted_20_Text">   att.personal.attribute.full,</text:p>
            <text:p text:style-name="Preformatted_20_Text">   att.personal.attribute.sort,</text:p>
            <text:p text:style-name="Preformatted_20_Text">   att.naming.attribute.role,</text:p>
            <text:p text:style-name="Preformatted_20_Text">   att.naming.attribute.nymRef,</text:p>
            <text:p text:style-name="Preformatted_20_Text">   att.canonical.attribute.ref,</text:p>
            <text:p text:style-name="Preformatted_20_Text">   att.typed.attributes,</text:p>
            <text:p text:style-name="Preformatted_20_Text">   attribute key { text },</text:p>
            <text:p text:style-name="Preformatted_20_Text">   attribute calendar { list { + } }?,</text:p>
            <text:p text:style-name="Preformatted_20_Text">   macro.phraseSeq</text:p>
            <text:p text:style-name="Preformatted_20_Text">}</text:p>
          </table:table-cell>
        </table:table-row>
      </table:table>
      <text:h text:outline-level="3"><text:bookmark text:name="TEI.physDesc"/>&lt;physDesc&gt;</text:h>
      <table:table table:name="table170" table:style-name="Table1">
        <table:table-column table:style-name="Table1.col1"/>
        <table:table-column table:style-name="Table2.col2"/>
        <table:table-row>
          <table:table-cell table:number-columns-spanned="2">
            <text:p><text:span text:style-name="Highlight">&lt;physDesc&gt; </text:span>(<text:span>physical description</text:span>) <text:span>contains a full physical description of a manuscript, manuscript part, or other object optionally subdivided using more specialized elements from the <text:span>model.physDescPart</text:span> class.</text:span> [<text:a xlink:type="simple" xlink:href="https://www.tei-c.org/release/doc/tei-p5-doc/en/html/MS.html#msph">10.7. Physical Description</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
          </table:table-cell>
        </table:table-row>
        <table:table-row>
          <table:table-cell>
            <text:p><text:span text:style-name="Highlight">Contained by</text:span></text:p>
          </table:table-cell>
          <table:table-cell>
            <text:p><text:span>msdescription: </text:span><text:span>msDesc</text:span></text:p>
          </table:table-cell>
        </table:table-row>
        <table:table-row>
          <table:table-cell>
            <text:p><text:span text:style-name="Highlight">May contain</text:span></text:p>
          </table:table-cell>
          <table:table-cell>
            <text:p><text:span>core: </text:span><text:span>p</text:span></text:p>
            <text:p><text:span>msdescription: </text:span><text:span>bindingDesc decoDesc handDesc objectDesc</text:span></text:p>
          </table:table-cell>
        </table:table-row>
        <table:table-row>
          <table:table-cell>
            <text:p><text:span text:style-name="Highlight">Example</text:span></text:p>
          </table:table-cell>
          <table:table-cell>
            <text:p text:style-name="Preformatted_20_Text">&lt;physDesc&gt;</text:p>
            <text:p text:style-name="Preformatted_20_Text"> &lt;objectDesc form="codex"&gt;</text:p>
            <text:p text:style-name="Preformatted_20_Text">  &lt;supportDesc material="perg"&gt;</text:p>
            <text:p text:style-name="Preformatted_20_Text">   &lt;support&gt;Parchment.&lt;/support&gt;</text:p>
            <text:p text:style-name="Preformatted_20_Text">   &lt;extent&gt;i + 55 leaves</text:p>
            <text:p text:style-name="Preformatted_20_Text">   &lt;dimensions scope="all" type="leaf"</text:p>
            <text:p text:style-name="Preformatted_20_Text">     unit="inch"&gt;</text:p>
            <text:p text:style-name="Preformatted_20_Text">     &lt;height&gt;7¼&lt;/height&gt;</text:p>
            <text:p text:style-name="Preformatted_20_Text">     &lt;width&gt;5⅜&lt;/width&gt;</text:p>
            <text:p text:style-name="Preformatted_20_Text">    &lt;/dimensions&gt;</text:p>
            <text:p text:style-name="Preformatted_20_Text">   &lt;/extent&gt;</text:p>
            <text:p text:style-name="Preformatted_20_Text">  &lt;/supportDesc&gt;</text:p>
            <text:p text:style-name="Preformatted_20_Text">  &lt;layoutDesc&gt;</text:p>
            <text:p text:style-name="Preformatted_20_Text">   &lt;layout columns="2"&gt;In double columns.&lt;/layout&gt;</text:p>
            <text:p text:style-name="Preformatted_20_Text">  &lt;/layoutDesc&gt;</text:p>
            <text:p text:style-name="Preformatted_20_Text"> &lt;/objectDesc&gt;</text:p>
            <text:p text:style-name="Preformatted_20_Text"> &lt;handDesc&gt;</text:p>
            <text:p text:style-name="Preformatted_20_Text">  &lt;p&gt;Written in more than one hand.&lt;/p&gt;</text:p>
            <text:p text:style-name="Preformatted_20_Text"> &lt;/handDesc&gt;</text:p>
            <text:p text:style-name="Preformatted_20_Text"> &lt;decoDesc&gt;</text:p>
            <text:p text:style-name="Preformatted_20_Text">  &lt;p&gt;With a few coloured capitals.&lt;/p&gt;</text:p>
            <text:p text:style-name="Preformatted_20_Text"> &lt;/decoDesc&gt;</text:p>
            <text:p text:style-name="Preformatted_20_Text">&lt;/physDesc&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sequence&gt;</text:p>
            <text:p text:style-name="Preformatted_20_Text">  &lt;classRef key="model.pLike" minOccurs="0"</text:p>
            <text:p text:style-name="Preformatted_20_Text">   maxOccurs="unbounded"/&gt;</text:p>
            <text:p text:style-name="Preformatted_20_Text">  &lt;classRef key="model.physDescPart"</text:p>
            <text:p text:style-name="Preformatted_20_Text">   expand="sequenceOptional"/&gt;</text:p>
            <text:p text:style-name="Preformatted_20_Text"> &lt;/sequenc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physDesc</text:p>
            <text:p text:style-name="Preformatted_20_Text">{</text:p>
            <text:p text:style-name="Preformatted_20_Text">   att.global.attributes,</text:p>
            <text:p text:style-name="Preformatted_20_Text">   ( model.pLike*, objectDesc?, handDesc?, decoDesc?, bindingDesc? )</text:p>
            <text:p text:style-name="Preformatted_20_Text">}</text:p>
          </table:table-cell>
        </table:table-row>
      </table:table>
      <text:h text:outline-level="3"><text:bookmark text:name="TEI.placeName"/>&lt;placeName&gt;</text:h>
      <table:table table:name="table171" table:style-name="Table1">
        <table:table-column table:style-name="Table1.col1"/>
        <table:table-column table:style-name="Table2.col2"/>
        <table:table-row>
          <table:table-cell table:number-columns-spanned="2">
            <text:p><text:span text:style-name="Highlight">&lt;placeName&gt; </text:span>(<text:span>place name</text:span>) <text:span>Indication des noms de lieux dans la narration sous cette balise en vue de l'index de lieux</text:span> [<text:a xlink:type="simple" xlink:href="https://www.tei-c.org/release/doc/tei-p5-doc/en/html/ND.html#NDPLAC">13.2.3. Place Nam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list text:style-name="L1">
              <text:list-item>
                <text:p text:style-name="P1">att.datable</text:p>
                <text:list text:style-name="L1">
                  <text:list-item>
                    <text:p text:style-name="P1"><text:span text:style-name="Emphasis">@period</text:span></text:p>
                  </text:list-item>
                </text:list>
                <text:list text:style-name="L1">
                  <text:list-item>
                    <text:p text:style-name="P1">att.datable.w3c</text:p>
                    <text:list text:style-name="L1">
                      <text:list-item>
                        <text:p text:style-name="P1"><text:span text:style-name="Emphasis">@when</text:span></text:p>
                      </text:list-item>
                      <text:list-item>
                        <text:p text:style-name="P1"><text:span text:style-name="Emphasis">@notBefore</text:span></text:p>
                      </text:list-item>
                      <text:list-item>
                        <text:p text:style-name="P1"><text:span text:style-name="Emphasis">@notAfter</text:span></text:p>
                      </text:list-item>
                      <text:list-item>
                        <text:p text:style-name="P1"><text:span text:style-name="Emphasis">@from</text:span></text:p>
                      </text:list-item>
                      <text:list-item>
                        <text:p text:style-name="P1"><text:span text:style-name="Emphasis">@to</text:span></text:p>
                      </text:list-item>
                    </text:list>
                  </text:list-item>
                  <text:list-item>
                    <text:p text:style-name="P1">att.datable.iso</text:p>
                    <text:list text:style-name="L1">
                      <text:list-item>
                        <text:p text:style-name="P1"><text:span text:style-name="Emphasis">@when-iso</text:span></text:p>
                      </text:list-item>
                      <text:list-item>
                        <text:p text:style-name="P1"><text:span text:style-name="Emphasis">@notBefore-iso</text:span></text:p>
                      </text:list-item>
                      <text:list-item>
                        <text:p text:style-name="P1"><text:span text:style-name="Emphasis">@notAfter-iso</text:span></text:p>
                      </text:list-item>
                      <text:list-item>
                        <text:p text:style-name="P1"><text:span text:style-name="Emphasis">@from-iso</text:span></text:p>
                      </text:list-item>
                      <text:list-item>
                        <text:p text:style-name="P1"><text:span text:style-name="Emphasis">@to-iso</text:span></text:p>
                      </text:list-item>
                    </text:list>
                  </text:list-item>
                  <text:list-item>
                    <text:p text:style-name="P1">att.datable.custom</text:p>
                    <text:list text:style-name="L1">
                      <text:list-item>
                        <text:p text:style-name="P1"><text:span text:style-name="Emphasis">@when-custom</text:span></text:p>
                      </text:list-item>
                      <text:list-item>
                        <text:p text:style-name="P1"><text:span text:style-name="Emphasis">@notBefore-custom</text:span></text:p>
                      </text:list-item>
                      <text:list-item>
                        <text:p text:style-name="P1"><text:span text:style-name="Emphasis">@notAfter-custom</text:span></text:p>
                      </text:list-item>
                      <text:list-item>
                        <text:p text:style-name="P1"><text:span text:style-name="Emphasis">@from-custom</text:span></text:p>
                      </text:list-item>
                      <text:list-item>
                        <text:p text:style-name="P1"><text:span text:style-name="Emphasis">@to-custom</text:span></text:p>
                      </text:list-item>
                      <text:list-item>
                        <text:p text:style-name="P1"><text:span text:style-name="Emphasis">@datingPoint</text:span></text:p>
                      </text:list-item>
                      <text:list-item>
                        <text:p text:style-name="P1"><text:span text:style-name="Emphasis">@datingMethod</text:span></text:p>
                      </text:list-item>
                    </text:list>
                  </text:list-item>
                </text:list>
              </text:list-item>
              <text:list-item>
                <text:p text:style-name="P1">att.editLike</text:p>
                <text:list text:style-name="L1">
                  <text:list-item>
                    <text:p text:style-name="P1"><text:span text:style-name="Emphasis">@evidence</text:span></text:p>
                  </text:list-item>
                  <text:list-item>
                    <text:p text:style-name="P1"><text:span text:style-name="Emphasis">@instant</text:span></text:p>
                  </text:list-item>
                </text:list>
              </text:list-item>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item>
                <text:p text:style-name="P1">att.typed</text:p>
                <text:list text:style-name="L1">
                  <text:list-item>
                    <text:p text:style-name="P1"><text:span text:style-name="Emphasis">@type</text:span></text:p>
                  </text:list-item>
                  <text:list-item>
                    <text:p text:style-name="P1"><text:span text:style-name="Emphasis">@subtype</text:span></text:p>
                  </text:list-item>
                </text:list>
              </text:list-item>
              <text:list-item>
                <text:p text:style-name="P1">att.personal</text:p>
                <text:list text:style-name="L1">
                  <text:list-item>
                    <text:p text:style-name="P1"><text:span>@full</text:span></text:p>
                  </text:list-item>
                  <text:list-item>
                    <text:p text:style-name="P1"><text:span>@sort</text:span></text:p>
                  </text:list-item>
                </text:list>
              </text:list-item>
              <text:list-item>
                <text:p text:style-name="P1">att.naming</text:p>
                <text:list text:style-name="L1">
                  <text:list-item>
                    <text:p text:style-name="P1"><text:span>@role</text:span></text:p>
                  </text:list-item>
                  <text:list-item>
                    <text:p text:style-name="P1"><text:span>@nymRef</text:span></text:p>
                  </text:list-item>
                </text:list>
              </text:list-item>
              <text:list-item>
                <text:p text:style-name="P1">att.canonical</text:p>
                <text:list text:style-name="L1">
                  <text:list-item>
                    <text:p text:style-name="P1"><text:span>key</text:span></text:p>
                  </text:list-item>
                  <text:list-item>
                    <text:p text:style-name="P1"><text:span>@ref</text:span></text:p>
                  </text:list-item>
                </text:list>
              </text:list-item>
            </text:list>
            <table:table table:name="table172" table:style-name="Table1">
              <table:table-column table:style-name="Table1.col1"/>
              <table:table-column table:style-name="Table2.col2"/>
              <table:table-row>
                <table:table-cell>
                  <text:p>key</text:p>
                </table:table-cell>
                <table:table-cell>
                  <text:p><text:span>provides an externally-defined means of identifying the entity (or entities) being named, using a coded value of some kind.</text:span></text:p>
                  <table:table table:name="table173" table:style-name="Table1">
                    <table:table-column table:style-name="Table1.col1"/>
                    <table:table-column table:style-name="Table2.col2"/>
                    <table:table-row>
                      <table:table-cell>
                        <text:p><text:span text:style-name="Highlight">Derived from</text:span></text:p>
                      </table:table-cell>
                      <table:table-cell>
                        <text:p>att.canonical</text:p>
                      </table:table-cell>
                    </table:table-row>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Datatype</text:span></text:p>
                      </table:table-cell>
                      <table:table-cell>
                        <text:p>teidata.text</text:p>
                      </table:table-cell>
                    </table:table-row>
                  </table:table>
                </table:table-cell>
              </table:table-row>
              <table:table-row>
                <table:table-cell>
                  <text:p>calendar</text:p>
                </table:table-cell>
                <table:table-cell>
                  <text:p><text:span>indicates one or more systems or calendars to which the date represented by the content of this element belongs.</text:span></text:p>
                  <table:table table:name="table174" table:style-name="Table1">
                    <table:table-column table:style-name="Table1.col1"/>
                    <table:table-column table:style-name="Table2.col2"/>
                    <table:table-row>
                      <table:table-cell>
                        <text:p><text:span><text:a xlink:type="simple" xlink:href="http://www.tei-c.org/Activities/Council/Working/tcw27.xml"><text:span>Deprecated</text:span></text:a></text:span></text:p>
                      </table:table-cell>
                      <table:table-cell table:number-columns-spanned="1">
                        <text:p><text:span>will be removed on 2024-11-11</text:span></text:p>
                      </table:table-cell>
                    </table:table-row>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idata.pointer <text:span>separated by whitespace</text:span></text:p>
                      </table:table-cell>
                    </table:table-row>
                    <table:table-row>
                      <table:table-cell>
                        <text:p><text:span text:style-name="Highlight">Schematron</text:span></text:p>
                      </table:table-cell>
                      <table:table-cell>
                        <text:p>
&lt;sch:rule context="tei:*[@calendar]"&gt;
&lt;sch:assert test="string-length( normalize-space(.) ) gt 0"&gt; @calendar indicates one or more
 systems or calendars to which the date represented by the content of this element belongs,
 but this &lt;sch:name/&gt; element has no textual content.&lt;/sch:assert&gt;
&lt;/sch:rule&gt;</text:p>
                      </table:table-cell>
                    </table:table-row>
                  </table:table>
                </table:table-cell>
              </table:table-row>
            </table:table>
          </table:table-cell>
        </table:table-row>
        <table:table-row>
          <table:table-cell>
            <text:p><text:span text:style-name="Highlight">Member of</text:span></text:p>
          </table:table-cell>
          <table:table-cell>
            <text:p>model.placeNamePart</text:p>
          </table:table-cell>
        </table:table-row>
        <table:table-row>
          <table:table-cell>
            <text:p><text:span text:style-name="Highlight">Contained by</text:span></text:p>
          </table:table-cell>
          <table:table-cell>
            <text:p><text:span>core: </text:span><text:span>add author corr date del head hi l name note num orig p publisher quote ref reg resp rs said sic textLang title unclear</text:span></text:p>
            <text:p><text:span>figures: </text:span><text:span>figDesc</text:span></text:p>
            <text:p><text:span>header: </text:span><text:span>authority change edition extent handNote language licence</text:span></text:p>
            <text:p><text:span>linking: </text:span><text:span>seg</text:span></text:p>
            <text:p><text:span>msdescription: </text:span><text:span>acquisition condition decoNote explicit foliation incipit layout msIdentifier origin repository rubric support</text:span></text:p>
            <text:p><text:span>namesdates: </text:span><text:span>country persName placeName settlement</text:span></text:p>
            <text:p><text:span>textcrit: </text:span><text:span>lem rdg witness</text:span></text:p>
            <text:p><text:span>transcr: </text:span><text:span>damage supplied surplus</text:span></text:p>
          </table:table-cell>
        </table:table-row>
        <table:table-row>
          <table:table-cell>
            <text:p><text:span text:style-name="Highlight">May contain</text:span></text:p>
          </table:table-cell>
          <table:table-cell>
            <text:p><text:span>analysis: </text:span><text:span>c</text:span></text:p>
            <text:p><text:span>core: </text:span><text:span>add cb choice corr date del gap hi name note num orig pb quote ref reg rs said sic title unclear</text:span></text:p>
            <text:p><text:span>figures: </text:span><text:span>figure</text:span></text:p>
            <text:p><text:span>header: </text:span><text:span>idno</text:span></text:p>
            <text:p><text:span>linking: </text:span><text:span>anchor seg</text:span></text:p>
            <text:p><text:span>msdescription: </text:span><text:span>dimensions height locus locusGrp width</text:span></text:p>
            <text:p><text:span>namesdates: </text:span><text:span>country persName placeName settlement</text:span></text:p>
            <text:p><text:span>textcrit: </text:span><text:span>app</text:span></text:p>
            <text:p><text:span>transcr: </text:span><text:span>damage handShift subst supplied surplus</text:span></text:p>
            <text:p>character data</text:p>
          </table:table-cell>
        </table:table-row>
        <table:table-row>
          <table:table-cell>
            <text:p><text:span text:style-name="Highlight">Example</text:span></text:p>
          </table:table-cell>
          <table:table-cell>
            <text:p text:style-name="Preformatted_20_Text">&lt;placeName&gt;</text:p>
            <text:p text:style-name="Preformatted_20_Text"> &lt;settlement&gt;Rochester&lt;/settlement&gt;</text:p>
            <text:p text:style-name="Preformatted_20_Text"> &lt;region&gt;New York&lt;/region&gt;</text:p>
            <text:p text:style-name="Preformatted_20_Text">&lt;/placeName&gt;</text:p>
          </table:table-cell>
        </table:table-row>
        <table:table-row>
          <table:table-cell>
            <text:p><text:span text:style-name="Highlight">Example</text:span></text:p>
          </table:table-cell>
          <table:table-cell>
            <text:p text:style-name="Preformatted_20_Text">&lt;placeName&gt;</text:p>
            <text:p text:style-name="Preformatted_20_Text"> &lt;geogName&gt;Arrochar Alps&lt;/geogName&gt;</text:p>
            <text:p text:style-name="Preformatted_20_Text"> &lt;region&gt;Argylshire&lt;/region&gt;</text:p>
            <text:p text:style-name="Preformatted_20_Text">&lt;/placeName&gt;</text:p>
          </table:table-cell>
        </table:table-row>
        <table:table-row>
          <table:table-cell>
            <text:p><text:span text:style-name="Highlight">Example</text:span></text:p>
          </table:table-cell>
          <table:table-cell>
            <text:p text:style-name="Preformatted_20_Text">&lt;placeName&gt;</text:p>
            <text:p text:style-name="Preformatted_20_Text"> &lt;measure&gt;10 miles&lt;/measure&gt;</text:p>
            <text:p text:style-name="Preformatted_20_Text"> &lt;offset&gt;Northeast of&lt;/offset&gt;</text:p>
            <text:p text:style-name="Preformatted_20_Text"> &lt;settlement&gt;Attica&lt;/settlement&gt;</text:p>
            <text:p text:style-name="Preformatted_20_Text">&lt;/placeName&gt;</text:p>
          </table:table-cell>
        </table:table-row>
        <table:table-row>
          <table:table-cell>
            <text:p><text:span text:style-name="Highlight">Schematron</text:span></text:p>
          </table:table-cell>
          <table:table-cell>
            <text:p>
&lt;sch:rule context="tei:*[@calendar]"&gt;
&lt;sch:assert test="string-length( normalize-space(.) ) gt 0"&gt; @calendar indicates one or more
 systems or calendars to which the date represented by the content of this element belongs,
 but this &lt;sch:name/&gt; element has no textual content.&lt;/sch:assert&gt;
&lt;/sch:rule&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macroRef key="macro.phraseSeq"/&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placeName</text:p>
            <text:p text:style-name="Preformatted_20_Text">{</text:p>
            <text:p text:style-name="Preformatted_20_Text">   att.datable.attributes,</text:p>
            <text:p text:style-name="Preformatted_20_Text">   att.editLike.attributes,</text:p>
            <text:p text:style-name="Preformatted_20_Text">   att.global.attributes,</text:p>
            <text:p text:style-name="Preformatted_20_Text">   att.personal.attribute.full,</text:p>
            <text:p text:style-name="Preformatted_20_Text">   att.personal.attribute.sort,</text:p>
            <text:p text:style-name="Preformatted_20_Text">   att.naming.attribute.role,</text:p>
            <text:p text:style-name="Preformatted_20_Text">   att.naming.attribute.nymRef,</text:p>
            <text:p text:style-name="Preformatted_20_Text">   att.canonical.attribute.ref,</text:p>
            <text:p text:style-name="Preformatted_20_Text">   att.typed.attributes,</text:p>
            <text:p text:style-name="Preformatted_20_Text">   attribute key { text },</text:p>
            <text:p text:style-name="Preformatted_20_Text">   attribute calendar { list { + } }?,</text:p>
            <text:p text:style-name="Preformatted_20_Text">   macro.phraseSeq</text:p>
            <text:p text:style-name="Preformatted_20_Text">}</text:p>
          </table:table-cell>
        </table:table-row>
      </table:table>
      <text:h text:outline-level="3"><text:bookmark text:name="TEI.profileDesc"/>&lt;profileDesc&gt;</text:h>
      <table:table table:name="table175" table:style-name="Table1">
        <table:table-column table:style-name="Table1.col1"/>
        <table:table-column table:style-name="Table2.col2"/>
        <table:table-row>
          <table:table-cell table:number-columns-spanned="2">
            <text:p><text:span text:style-name="Highlight">&lt;profileDesc&gt; </text:span>(<text:span>text-profile description</text:span>) <text:span>provides a detailed description of non-bibliographic aspects of a text, specifically the languages and sublanguages used, the situation in which it was produced, the participants and their setting.</text:span> [<text:a xlink:type="simple" xlink:href="https://www.tei-c.org/release/doc/tei-p5-doc/en/html/HD.html#HD4">2.4. The Profile Description</text:a> <text:a xlink:type="simple" xlink:href="https://www.tei-c.org/release/doc/tei-p5-doc/en/html/HD.html#HD11">2.1.1. The TEI Header and Its Components</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
          </table:table-cell>
        </table:table-row>
        <table:table-row>
          <table:table-cell>
            <text:p><text:span text:style-name="Highlight">Member of</text:span></text:p>
          </table:table-cell>
          <table:table-cell>
            <text:p>model.teiHeaderPart</text:p>
          </table:table-cell>
        </table:table-row>
        <table:table-row>
          <table:table-cell>
            <text:p><text:span text:style-name="Highlight">Contained by</text:span></text:p>
          </table:table-cell>
          <table:table-cell>
            <text:p><text:span>header: </text:span><text:span>teiHeader</text:span></text:p>
          </table:table-cell>
        </table:table-row>
        <table:table-row>
          <table:table-cell>
            <text:p><text:span text:style-name="Highlight">May contain</text:span></text:p>
          </table:table-cell>
          <table:table-cell>
            <text:p><text:span>header: </text:span><text:span>langUsage</text:span></text:p>
            <text:p><text:span>transcr: </text:span><text:span>handNotes</text:span></text:p>
          </table:table-cell>
        </table:table-row>
        <table:table-row>
          <table:table-cell>
            <text:p><text:span text:style-name="Highlight">Note</text:span></text:p>
          </table:table-cell>
          <table:table-cell>
            <text:p text:style-name="Text_20_body">Although the content model permits it, it is rarely meaningful to supply multiple occurrences for any of the child elements of &lt;profileDesc&gt; unless these are documenting multiple texts.</text:p>
          </table:table-cell>
        </table:table-row>
        <table:table-row>
          <table:table-cell>
            <text:p><text:span text:style-name="Highlight">Example</text:span></text:p>
          </table:table-cell>
          <table:table-cell>
            <text:p text:style-name="Preformatted_20_Text">&lt;profileDesc&gt;</text:p>
            <text:p text:style-name="Preformatted_20_Text"> &lt;langUsage&gt;</text:p>
            <text:p text:style-name="Preformatted_20_Text">  &lt;language ident="fr"&gt;French&lt;/language&gt;</text:p>
            <text:p text:style-name="Preformatted_20_Text"> &lt;/langUsage&gt;</text:p>
            <text:p text:style-name="Preformatted_20_Text"> &lt;textDesc n="novel"&gt;</text:p>
            <text:p text:style-name="Preformatted_20_Text">  &lt;channel mode="w"&gt;print; part issues&lt;/channel&gt;</text:p>
            <text:p text:style-name="Preformatted_20_Text">  &lt;constitution type="single"/&gt;</text:p>
            <text:p text:style-name="Preformatted_20_Text">  &lt;derivation type="original"/&gt;</text:p>
            <text:p text:style-name="Preformatted_20_Text">  &lt;domain type="art"/&gt;</text:p>
            <text:p text:style-name="Preformatted_20_Text">  &lt;factuality type="fiction"/&gt;</text:p>
            <text:p text:style-name="Preformatted_20_Text">  &lt;interaction type="none"/&gt;</text:p>
            <text:p text:style-name="Preformatted_20_Text">  &lt;preparedness type="prepared"/&gt;</text:p>
            <text:p text:style-name="Preformatted_20_Text">  &lt;purpose type="entertain" degree="high"/&gt;</text:p>
            <text:p text:style-name="Preformatted_20_Text">  &lt;purpose type="inform" degree="medium"/&gt;</text:p>
            <text:p text:style-name="Preformatted_20_Text"> &lt;/textDesc&gt;</text:p>
            <text:p text:style-name="Preformatted_20_Text"> &lt;settingDesc&gt;</text:p>
            <text:p text:style-name="Preformatted_20_Text">  &lt;setting&gt;</text:p>
            <text:p text:style-name="Preformatted_20_Text">   &lt;name&gt;Paris, France&lt;/name&gt;</text:p>
            <text:p text:style-name="Preformatted_20_Text">   &lt;time&gt;Late 19th century&lt;/time&gt;</text:p>
            <text:p text:style-name="Preformatted_20_Text">  &lt;/setting&gt;</text:p>
            <text:p text:style-name="Preformatted_20_Text"> &lt;/settingDesc&gt;</text:p>
            <text:p text:style-name="Preformatted_20_Text">&lt;/profileDesc&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classRef key="model.profileDescPart"</text:p>
            <text:p text:style-name="Preformatted_20_Text">  minOccurs="0" maxOccurs="unbounded"/&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profileDesc { att.global.attributes, model.profileDescPart* }</text:p>
          </table:table-cell>
        </table:table-row>
      </table:table>
      <text:h text:outline-level="3"><text:bookmark text:name="TEI.projectDesc"/>&lt;projectDesc&gt;</text:h>
      <table:table table:name="table176" table:style-name="Table1">
        <table:table-column table:style-name="Table1.col1"/>
        <table:table-column table:style-name="Table2.col2"/>
        <table:table-row>
          <table:table-cell table:number-columns-spanned="2">
            <text:p><text:span text:style-name="Highlight">&lt;projectDesc&gt; </text:span>(<text:span>project description</text:span>) <text:span>describes in detail the aim or purpose for which an electronic file was encoded, together with any other relevant information concerning the process by which it was assembled or collected.</text:span> [<text:a xlink:type="simple" xlink:href="https://www.tei-c.org/release/doc/tei-p5-doc/en/html/HD.html#HD51">2.3.1. The Project Description</text:a> <text:a xlink:type="simple" xlink:href="https://www.tei-c.org/release/doc/tei-p5-doc/en/html/HD.html#HD5">2.3. The Encoding Description</text:a> <text:a xlink:type="simple" xlink:href="https://www.tei-c.org/release/doc/tei-p5-doc/en/html/CC.html#CCAS2">15.3.2. Declarable Elements</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item>
                <text:p text:style-name="P1">att.declarable</text:p>
                <text:list text:style-name="L1">
                  <text:list-item>
                    <text:p text:style-name="P1"><text:span text:style-name="Emphasis">@default</text:span></text:p>
                  </text:list-item>
                </text:list>
              </text:list-item>
            </text:list>
          </table:table-cell>
        </table:table-row>
        <table:table-row>
          <table:table-cell>
            <text:p><text:span text:style-name="Highlight">Member of</text:span></text:p>
          </table:table-cell>
          <table:table-cell>
            <text:p>model.encodingDescPart</text:p>
          </table:table-cell>
        </table:table-row>
        <table:table-row>
          <table:table-cell>
            <text:p><text:span text:style-name="Highlight">Contained by</text:span></text:p>
          </table:table-cell>
          <table:table-cell>
            <text:p><text:span>header: </text:span><text:span>encodingDesc</text:span></text:p>
          </table:table-cell>
        </table:table-row>
        <table:table-row>
          <table:table-cell>
            <text:p><text:span text:style-name="Highlight">May contain</text:span></text:p>
          </table:table-cell>
          <table:table-cell>
            <text:p><text:span>core: </text:span><text:span>p</text:span></text:p>
          </table:table-cell>
        </table:table-row>
        <table:table-row>
          <table:table-cell>
            <text:p><text:span text:style-name="Highlight">Example</text:span></text:p>
          </table:table-cell>
          <table:table-cell>
            <text:p text:style-name="Preformatted_20_Text">&lt;projectDesc&gt;</text:p>
            <text:p text:style-name="Preformatted_20_Text"> &lt;p&gt;Texts collected for use in the Claremont Shakespeare Clinic, June 1990&lt;/p&gt;</text:p>
            <text:p text:style-name="Preformatted_20_Text">&lt;/projectDesc&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classRef key="model.pLike" minOccurs="1"</text:p>
            <text:p text:style-name="Preformatted_20_Text">  maxOccurs="unbounded"/&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projectDesc</text:p>
            <text:p text:style-name="Preformatted_20_Text">{</text:p>
            <text:p text:style-name="Preformatted_20_Text">   att.global.attributes,</text:p>
            <text:p text:style-name="Preformatted_20_Text">   att.declarable.attributes,</text:p>
            <text:p text:style-name="Preformatted_20_Text">   model.pLike+</text:p>
            <text:p text:style-name="Preformatted_20_Text">}</text:p>
          </table:table-cell>
        </table:table-row>
      </table:table>
      <text:h text:outline-level="3"><text:bookmark text:name="TEI.publicationStmt"/>&lt;publicationStmt&gt;</text:h>
      <table:table table:name="table177" table:style-name="Table1">
        <table:table-column table:style-name="Table1.col1"/>
        <table:table-column table:style-name="Table2.col2"/>
        <table:table-row>
          <table:table-cell table:number-columns-spanned="2">
            <text:p><text:span text:style-name="Highlight">&lt;publicationStmt&gt; </text:span>(<text:span>publication statement</text:span>) <text:span>groups information concerning the publication or distribution of an electronic or other text.</text:span> [<text:a xlink:type="simple" xlink:href="https://www.tei-c.org/release/doc/tei-p5-doc/en/html/HD.html#HD24">2.2.4. Publication, Distribution, Licensing, etc.</text:a> <text:a xlink:type="simple" xlink:href="https://www.tei-c.org/release/doc/tei-p5-doc/en/html/HD.html#HD2">2.2. The File Description</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
          </table:table-cell>
        </table:table-row>
        <table:table-row>
          <table:table-cell>
            <text:p><text:span text:style-name="Highlight">Contained by</text:span></text:p>
          </table:table-cell>
          <table:table-cell>
            <text:p><text:span>header: </text:span><text:span>fileDesc</text:span></text:p>
          </table:table-cell>
        </table:table-row>
        <table:table-row>
          <table:table-cell>
            <text:p><text:span text:style-name="Highlight">May contain</text:span></text:p>
          </table:table-cell>
          <table:table-cell>
            <text:p><text:span>core: </text:span><text:span>date publisher</text:span></text:p>
            <text:p><text:span>header: </text:span><text:span>authority availability extent</text:span></text:p>
          </table:table-cell>
        </table:table-row>
        <table:table-row>
          <table:table-cell>
            <text:p><text:span text:style-name="Highlight">Note</text:span></text:p>
          </table:table-cell>
          <table:table-cell>
            <text:p text:style-name="Text_20_body">Where a publication statement contains several members of the <text:span>model.publicationStmtPart.agency</text:span> or <text:span>model.publicationStmtPart.detail</text:span> classes rather than one or more paragraphs or anonymous blocks, care should be taken to ensure that the repeated elements are presented in a meaningful order. It is a conformance requirement that elements supplying information about publication place, address, identifier, availability, and date be given following the name of the publisher, distributor, or authority concerned, and preferably in that order.</text:p>
          </table:table-cell>
        </table:table-row>
        <table:table-row>
          <table:table-cell>
            <text:p><text:span text:style-name="Highlight">Example</text:span></text:p>
          </table:table-cell>
          <table:table-cell>
            <text:p text:style-name="Preformatted_20_Text">&lt;publicationStmt&gt;</text:p>
            <text:p text:style-name="Preformatted_20_Text"> &lt;publisher&gt;C. Muquardt &lt;/publisher&gt;</text:p>
            <text:p text:style-name="Preformatted_20_Text"> &lt;pubPlace&gt;Bruxelles &amp;amp; Leipzig&lt;/pubPlace&gt;</text:p>
            <text:p text:style-name="Preformatted_20_Text"> &lt;date when="1846"/&gt;</text:p>
            <text:p text:style-name="Preformatted_20_Text">&lt;/publicationStmt&gt;</text:p>
          </table:table-cell>
        </table:table-row>
        <table:table-row>
          <table:table-cell>
            <text:p><text:span text:style-name="Highlight">Example</text:span></text:p>
          </table:table-cell>
          <table:table-cell>
            <text:p text:style-name="Preformatted_20_Text">&lt;publicationStmt&gt;</text:p>
            <text:p text:style-name="Preformatted_20_Text"> &lt;publisher&gt;Chadwyck Healey&lt;/publisher&gt;</text:p>
            <text:p text:style-name="Preformatted_20_Text"> &lt;pubPlace&gt;Cambridge&lt;/pubPlace&gt;</text:p>
            <text:p text:style-name="Preformatted_20_Text"> &lt;availability&gt;</text:p>
            <text:p text:style-name="Preformatted_20_Text">  &lt;p&gt;Available under licence only&lt;/p&gt;</text:p>
            <text:p text:style-name="Preformatted_20_Text"> &lt;/availability&gt;</text:p>
            <text:p text:style-name="Preformatted_20_Text"> &lt;date when="1992"&gt;1992&lt;/date&gt;</text:p>
            <text:p text:style-name="Preformatted_20_Text">&lt;/publicationStmt&gt;</text:p>
          </table:table-cell>
        </table:table-row>
        <table:table-row>
          <table:table-cell>
            <text:p><text:span text:style-name="Highlight">Example</text:span></text:p>
          </table:table-cell>
          <table:table-cell>
            <text:p text:style-name="Preformatted_20_Text">&lt;publicationStmt&gt;</text:p>
            <text:p text:style-name="Preformatted_20_Text"> &lt;publisher&gt;Zea Books&lt;/publisher&gt;</text:p>
            <text:p text:style-name="Preformatted_20_Text"> &lt;pubPlace&gt;Lincoln, NE&lt;/pubPlace&gt;</text:p>
            <text:p text:style-name="Preformatted_20_Text"> &lt;date&gt;2017&lt;/date&gt;</text:p>
            <text:p text:style-name="Preformatted_20_Text"> &lt;availability&gt;</text:p>
            <text:p text:style-name="Preformatted_20_Text">  &lt;p&gt;This is an open access work licensed under a Creative Commons Attribution 4.0 International license.&lt;/p&gt;</text:p>
            <text:p text:style-name="Preformatted_20_Text"> &lt;/availability&gt;</text:p>
            <text:p text:style-name="Preformatted_20_Text"> &lt;ptr target="http://digitalcommons.unl.edu/zeabook/55"/&gt;</text:p>
            <text:p text:style-name="Preformatted_20_Text">&lt;/publicationStmt&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sequence minOccurs="1" maxOccurs="1"&gt;</text:p>
            <text:p text:style-name="Preformatted_20_Text">  &lt;elementRef key="authority" minOccurs="1"</text:p>
            <text:p text:style-name="Preformatted_20_Text">   maxOccurs="2"/&gt;</text:p>
            <text:p text:style-name="Preformatted_20_Text">  &lt;elementRef key="publisher" minOccurs="1"</text:p>
            <text:p text:style-name="Preformatted_20_Text">   maxOccurs="1"/&gt;</text:p>
            <text:p text:style-name="Preformatted_20_Text">  &lt;elementRef key="availability"</text:p>
            <text:p text:style-name="Preformatted_20_Text">   minOccurs="1" maxOccurs="1"/&gt;</text:p>
            <text:p text:style-name="Preformatted_20_Text">  &lt;elementRef key="date" minOccurs="1"</text:p>
            <text:p text:style-name="Preformatted_20_Text">   maxOccurs="15"/&gt;</text:p>
            <text:p text:style-name="Preformatted_20_Text">  &lt;elementRef key="extent" minOccurs="1"</text:p>
            <text:p text:style-name="Preformatted_20_Text">   maxOccurs="15"/&gt;</text:p>
            <text:p text:style-name="Preformatted_20_Text"> &lt;/sequenc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publicationStmt</text:p>
            <text:p text:style-name="Preformatted_20_Text">{</text:p>
            <text:p text:style-name="Preformatted_20_Text">   att.global.attributes,</text:p>
            <text:p text:style-name="Preformatted_20_Text">   (</text:p>
            <text:p text:style-name="Preformatted_20_Text">      ( authority, authority? ),</text:p>
            <text:p text:style-name="Preformatted_20_Text">      publisher,</text:p>
            <text:p text:style-name="Preformatted_20_Text">      availability,</text:p>
            <text:p text:style-name="Preformatted_20_Text">      (</text:p>
            <text:p text:style-name="Preformatted_20_Text">         date,</text:p>
            <text:p text:style-name="Preformatted_20_Text">         (</text:p>
            <text:p text:style-name="Preformatted_20_Text">            date,</text:p>
            <text:p text:style-name="Preformatted_20_Text">            (</text:p>
            <text:p text:style-name="Preformatted_20_Text">               date,</text:p>
            <text:p text:style-name="Preformatted_20_Text">               (</text:p>
            <text:p text:style-name="Preformatted_20_Text">                  date,</text:p>
            <text:p text:style-name="Preformatted_20_Text">                  (</text:p>
            <text:p text:style-name="Preformatted_20_Text">                     date,</text:p>
            <text:p text:style-name="Preformatted_20_Text">                     (</text:p>
            <text:p text:style-name="Preformatted_20_Text">                        date,</text:p>
            <text:p text:style-name="Preformatted_20_Text">                        (</text:p>
            <text:p text:style-name="Preformatted_20_Text">                           date,</text:p>
            <text:p text:style-name="Preformatted_20_Text">                           (</text:p>
            <text:p text:style-name="Preformatted_20_Text">                              date,</text:p>
            <text:p text:style-name="Preformatted_20_Text">                              (</text:p>
            <text:p text:style-name="Preformatted_20_Text">                                 date,</text:p>
            <text:p text:style-name="Preformatted_20_Text">                                 (</text:p>
            <text:p text:style-name="Preformatted_20_Text">                                    date,</text:p>
            <text:p text:style-name="Preformatted_20_Text">                                    (</text:p>
            <text:p text:style-name="Preformatted_20_Text">                                       date,</text:p>
            <text:p text:style-name="Preformatted_20_Text">                                       ( date, ( date, ( date, date? )? )? )?</text:p>
            <text:p text:style-name="Preformatted_20_Text">                                    )?</text:p>
            <text:p text:style-name="Preformatted_20_Text">                                 )?</text:p>
            <text:p text:style-name="Preformatted_20_Text">                              )?</text:p>
            <text:p text:style-name="Preformatted_20_Text">                           )?</text:p>
            <text:p text:style-name="Preformatted_20_Text">                        )?</text:p>
            <text:p text:style-name="Preformatted_20_Text">                     )?</text:p>
            <text:p text:style-name="Preformatted_20_Text">                  )?</text:p>
            <text:p text:style-name="Preformatted_20_Text">               )?</text:p>
            <text:p text:style-name="Preformatted_20_Text">            )?</text:p>
            <text:p text:style-name="Preformatted_20_Text">         )?</text:p>
            <text:p text:style-name="Preformatted_20_Text">      ),</text:p>
            <text:p text:style-name="Preformatted_20_Text">      (</text:p>
            <text:p text:style-name="Preformatted_20_Text">         extent,</text:p>
            <text:p text:style-name="Preformatted_20_Text">         (</text:p>
            <text:p text:style-name="Preformatted_20_Text">            extent,</text:p>
            <text:p text:style-name="Preformatted_20_Text">            (</text:p>
            <text:p text:style-name="Preformatted_20_Text">               extent,</text:p>
            <text:p text:style-name="Preformatted_20_Text">               (</text:p>
            <text:p text:style-name="Preformatted_20_Text">                  extent,</text:p>
            <text:p text:style-name="Preformatted_20_Text">                  (</text:p>
            <text:p text:style-name="Preformatted_20_Text">                     extent,</text:p>
            <text:p text:style-name="Preformatted_20_Text">                     (</text:p>
            <text:p text:style-name="Preformatted_20_Text">                        extent,</text:p>
            <text:p text:style-name="Preformatted_20_Text">                        (</text:p>
            <text:p text:style-name="Preformatted_20_Text">                           extent,</text:p>
            <text:p text:style-name="Preformatted_20_Text">                           (</text:p>
            <text:p text:style-name="Preformatted_20_Text">                              extent,</text:p>
            <text:p text:style-name="Preformatted_20_Text">                              (</text:p>
            <text:p text:style-name="Preformatted_20_Text">                                 extent,</text:p>
            <text:p text:style-name="Preformatted_20_Text">                                 (</text:p>
            <text:p text:style-name="Preformatted_20_Text">                                    extent,</text:p>
            <text:p text:style-name="Preformatted_20_Text">                                    (</text:p>
            <text:p text:style-name="Preformatted_20_Text">                                       extent,</text:p>
            <text:p text:style-name="Preformatted_20_Text">                                       (</text:p>
            <text:p text:style-name="Preformatted_20_Text">                                          extent,</text:p>
            <text:p text:style-name="Preformatted_20_Text">                                          ( extent, ( extent, extent? )? )?</text:p>
            <text:p text:style-name="Preformatted_20_Text">                                       )?</text:p>
            <text:p text:style-name="Preformatted_20_Text">                                    )?</text:p>
            <text:p text:style-name="Preformatted_20_Text">                                 )?</text:p>
            <text:p text:style-name="Preformatted_20_Text">                              )?</text:p>
            <text:p text:style-name="Preformatted_20_Text">                           )?</text:p>
            <text:p text:style-name="Preformatted_20_Text">                        )?</text:p>
            <text:p text:style-name="Preformatted_20_Text">                     )?</text:p>
            <text:p text:style-name="Preformatted_20_Text">                  )?</text:p>
            <text:p text:style-name="Preformatted_20_Text">               )?</text:p>
            <text:p text:style-name="Preformatted_20_Text">            )?</text:p>
            <text:p text:style-name="Preformatted_20_Text">         )?</text:p>
            <text:p text:style-name="Preformatted_20_Text">      )</text:p>
            <text:p text:style-name="Preformatted_20_Text">   )</text:p>
            <text:p text:style-name="Preformatted_20_Text">}</text:p>
          </table:table-cell>
        </table:table-row>
      </table:table>
      <text:h text:outline-level="3"><text:bookmark text:name="TEI.publisher"/>&lt;publisher&gt;</text:h>
      <table:table table:name="table178" table:style-name="Table1">
        <table:table-column table:style-name="Table1.col1"/>
        <table:table-column table:style-name="Table2.col2"/>
        <table:table-row>
          <table:table-cell table:number-columns-spanned="2">
            <text:p><text:span text:style-name="Highlight">&lt;publisher&gt; </text:span>(<text:span>publisher</text:span>) <text:span>provides the name of the organization responsible for the publication or distribution of a bibliographic item.</text:span> [<text:a xlink:type="simple" xlink:href="https://www.tei-c.org/release/doc/tei-p5-doc/en/html/CO.html#COBICOI">3.12.2.4. Imprint, Size of a Document, and Reprint Information</text:a> <text:a xlink:type="simple" xlink:href="https://www.tei-c.org/release/doc/tei-p5-doc/en/html/HD.html#HD24">2.2.4. Publication, Distribution, Licensing, etc.</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item>
                <text:p text:style-name="P1">att.canonical</text:p>
                <text:list text:style-name="L1">
                  <text:list-item>
                    <text:p text:style-name="P1"><text:span text:style-name="Emphasis">@key</text:span></text:p>
                  </text:list-item>
                  <text:list-item>
                    <text:p text:style-name="P1"><text:span text:style-name="Emphasis">@ref</text:span></text:p>
                  </text:list-item>
                </text:list>
              </text:list-item>
            </text:list>
          </table:table-cell>
        </table:table-row>
        <table:table-row>
          <table:table-cell>
            <text:p><text:span text:style-name="Highlight">Contained by</text:span></text:p>
          </table:table-cell>
          <table:table-cell>
            <text:p><text:span>header: </text:span><text:span>publicationStmt</text:span></text:p>
          </table:table-cell>
        </table:table-row>
        <table:table-row>
          <table:table-cell>
            <text:p><text:span text:style-name="Highlight">May contain</text:span></text:p>
          </table:table-cell>
          <table:table-cell>
            <text:p><text:span>analysis: </text:span><text:span>c</text:span></text:p>
            <text:p><text:span>core: </text:span><text:span>add cb choice corr date del gap hi name note num orig pb quote ref reg rs said sic title unclear</text:span></text:p>
            <text:p><text:span>figures: </text:span><text:span>figure</text:span></text:p>
            <text:p><text:span>header: </text:span><text:span>idno</text:span></text:p>
            <text:p><text:span>linking: </text:span><text:span>anchor seg</text:span></text:p>
            <text:p><text:span>msdescription: </text:span><text:span>dimensions height locus locusGrp width</text:span></text:p>
            <text:p><text:span>namesdates: </text:span><text:span>country persName placeName settlement</text:span></text:p>
            <text:p><text:span>textcrit: </text:span><text:span>app</text:span></text:p>
            <text:p><text:span>transcr: </text:span><text:span>damage handShift subst supplied surplus</text:span></text:p>
            <text:p>character data</text:p>
          </table:table-cell>
        </table:table-row>
        <table:table-row>
          <table:table-cell>
            <text:p><text:span text:style-name="Highlight">Note</text:span></text:p>
          </table:table-cell>
          <table:table-cell>
            <text:p text:style-name="Text_20_body">Use the full form of the name by which a company is usually referred to, rather than any abbreviation of it which may appear on a title page</text:p>
          </table:table-cell>
        </table:table-row>
        <table:table-row>
          <table:table-cell>
            <text:p><text:span text:style-name="Highlight">Example</text:span></text:p>
          </table:table-cell>
          <table:table-cell>
            <text:p text:style-name="Preformatted_20_Text">&lt;imprint&gt;</text:p>
            <text:p text:style-name="Preformatted_20_Text"> &lt;pubPlace&gt;Oxford&lt;/pubPlace&gt;</text:p>
            <text:p text:style-name="Preformatted_20_Text"> &lt;publisher&gt;Clarendon Press&lt;/publisher&gt;</text:p>
            <text:p text:style-name="Preformatted_20_Text"> &lt;date&gt;1987&lt;/date&gt;</text:p>
            <text:p text:style-name="Preformatted_20_Text">&lt;/imprint&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macroRef key="macro.phraseSeq"/&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publisher</text:p>
            <text:p text:style-name="Preformatted_20_Text">{</text:p>
            <text:p text:style-name="Preformatted_20_Text">   att.global.attributes,</text:p>
            <text:p text:style-name="Preformatted_20_Text">   att.canonical.attributes,</text:p>
            <text:p text:style-name="Preformatted_20_Text">   macro.phraseSeq</text:p>
            <text:p text:style-name="Preformatted_20_Text">}</text:p>
          </table:table-cell>
        </table:table-row>
      </table:table>
      <text:h text:outline-level="3"><text:bookmark text:name="TEI.punctuation"/>&lt;punctuation&gt;</text:h>
      <table:table table:name="table179" table:style-name="Table1">
        <table:table-column table:style-name="Table1.col1"/>
        <table:table-column table:style-name="Table2.col2"/>
        <table:table-row>
          <table:table-cell table:number-columns-spanned="2">
            <text:p><text:span text:style-name="Highlight">&lt;punctuation&gt; </text:span><text:span>specifies editorial practice adopted with respect to punctuation marks in the original.</text:span> [<text:a xlink:type="simple" xlink:href="https://www.tei-c.org/release/doc/tei-p5-doc/en/html/HD.html#HD53">2.3.3. The Editorial Practices Declaration</text:a> <text:a xlink:type="simple" xlink:href="https://www.tei-c.org/release/doc/tei-p5-doc/en/html/CO.html#COPU">3.2. Treatment of Punctuation</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list text:style-name="L1">
              <text:list-item>
                <text:p text:style-name="P1">att.declarable</text:p>
                <text:list text:style-name="L1">
                  <text:list-item>
                    <text:p text:style-name="P1"><text:span text:style-name="Emphasis">@default</text:span></text:p>
                  </text:list-item>
                </text:list>
              </text:list-item>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
            <table:table table:name="table180" table:style-name="Table1">
              <table:table-column table:style-name="Table1.col1"/>
              <table:table-column table:style-name="Table2.col2"/>
              <table:table-row>
                <table:table-cell>
                  <text:p>marks</text:p>
                </table:table-cell>
                <table:table-cell>
                  <text:p><text:span>indicates whether or not punctation marks have been retained as content within the text.</text:span></text:p>
                  <table:table table:name="table181"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enumerated</text:p>
                      </table:table-cell>
                    </table:table-row>
                    <table:table-row>
                      <table:table-cell>
                        <text:p><text:span text:style-name="Highlight">Legal values are:</text:span></text:p>
                      </table:table-cell>
                      <table:table-cell>
                        <text:p text:style-name="List_20_Heading">none</text:p>
                        <text:p text:style-name="List_20_Contents"><text:span>no punctuation marks have been retained</text:span></text:p>
                        <text:p text:style-name="List_20_Heading">some</text:p>
                        <text:p text:style-name="List_20_Contents"><text:span>some punctuation marks have been retained</text:span></text:p>
                        <text:p text:style-name="List_20_Heading">all</text:p>
                        <text:p text:style-name="List_20_Contents"><text:span>all punctuation marks have been retained</text:span></text:p>
                      </table:table-cell>
                    </table:table-row>
                  </table:table>
                </table:table-cell>
              </table:table-row>
              <table:table-row>
                <table:table-cell>
                  <text:p>placement</text:p>
                </table:table-cell>
                <table:table-cell>
                  <text:p><text:span>indicates the positioning of punctuation marks that are associated with marked up text as being encoded within the element surrounding the text or immediately before or after it.</text:span></text:p>
                  <table:table table:name="table182"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enumerated</text:p>
                      </table:table-cell>
                    </table:table-row>
                    <table:table-row>
                      <table:table-cell>
                        <text:p><text:span text:style-name="Highlight">Legal values are:</text:span></text:p>
                      </table:table-cell>
                      <table:table-cell>
                        <text:p text:style-name="List_20_Heading">internal</text:p>
                        <text:p text:style-name="List_20_Contents"><text:span>punctuation marks found at the start or end of a marked up text component are included within its surrounding element;</text:span></text:p>
                        <text:p text:style-name="List_20_Heading">external</text:p>
                        <text:p text:style-name="List_20_Contents"><text:span>punctuation marks found at the start or end of a marked up text component appear immediately before or after the surrounding element</text:span></text:p>
                      </table:table-cell>
                    </table:table-row>
                  </table:table>
                </table:table-cell>
              </table:table-row>
            </table:table>
          </table:table-cell>
        </table:table-row>
        <table:table-row>
          <table:table-cell>
            <text:p><text:span text:style-name="Highlight">Member of</text:span></text:p>
          </table:table-cell>
          <table:table-cell>
            <text:p>model.editorialDeclPart</text:p>
          </table:table-cell>
        </table:table-row>
        <table:table-row>
          <table:table-cell>
            <text:p><text:span text:style-name="Highlight">Contained by</text:span></text:p>
          </table:table-cell>
          <table:table-cell>
            <text:p><text:span>header: </text:span><text:span>editorialDecl</text:span></text:p>
          </table:table-cell>
        </table:table-row>
        <table:table-row>
          <table:table-cell>
            <text:p><text:span text:style-name="Highlight">May contain</text:span></text:p>
          </table:table-cell>
          <table:table-cell>
            <text:p><text:span>core: </text:span><text:span>p</text:span></text:p>
          </table:table-cell>
        </table:table-row>
        <table:table-row>
          <table:table-cell>
            <text:p><text:span text:style-name="Highlight">Example</text:span></text:p>
          </table:table-cell>
          <table:table-cell>
            <text:p text:style-name="Preformatted_20_Text">&lt;punctuation marks="all"</text:p>
            <text:p text:style-name="Preformatted_20_Text"> placement="internal"&gt;</text:p>
            <text:p text:style-name="Preformatted_20_Text"> &lt;p&gt;All punctuation marks in the source text have been retained and represented using the</text:p>
            <text:p text:style-name="Preformatted_20_Text">   appropriate Unicode code point. In cases where a punctuation mark and nearby markup convey</text:p>
            <text:p text:style-name="Preformatted_20_Text">   the same information (for example, a sentence ends with a question mark and is also tagged</text:p>
            <text:p text:style-name="Preformatted_20_Text">   as &lt;gi&gt;s&lt;/gi&gt;) the punctuation mark is captured as content within the element.&lt;/p&gt;</text:p>
            <text:p text:style-name="Preformatted_20_Text">&lt;/punctuation&gt;</text:p>
          </table:table-cell>
        </table:table-row>
        <table:table-row>
          <table:table-cell>
            <text:p><text:span text:style-name="Highlight">Example</text:span></text:p>
          </table:table-cell>
          <table:table-cell>
            <text:p>External placement of punctuation:</text:p>
            <text:p text:style-name="Preformatted_20_Text">&lt;p&gt;I would agree with Saint Augustine that “&lt;quote&gt;An unjust law is no law at all&lt;/quote&gt;.”&lt;/p&gt;</text:p>
          </table:table-cell>
        </table:table-row>
        <table:table-row>
          <table:table-cell>
            <text:p><text:span text:style-name="Highlight">Example</text:span></text:p>
          </table:table-cell>
          <table:table-cell>
            <text:p>Internal placement of punctuation:</text:p>
            <text:p text:style-name="Preformatted_20_Text">&lt;p&gt;I would agree with Saint Augustine that &lt;quote&gt;“An unjust law is no law at all.”&lt;/quote&gt;</text:p>
            <text:p text:style-name="Preformatted_20_Text">&lt;/p&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classRef key="model.pLike" minOccurs="0"</text:p>
            <text:p text:style-name="Preformatted_20_Text">  maxOccurs="unbounded"/&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punctuation</text:p>
            <text:p text:style-name="Preformatted_20_Text">{</text:p>
            <text:p text:style-name="Preformatted_20_Text">   att.declarable.attributes,</text:p>
            <text:p text:style-name="Preformatted_20_Text">   att.global.attributes,</text:p>
            <text:p text:style-name="Preformatted_20_Text">   attribute marks { "none" | "some" | "all" }?,</text:p>
            <text:p text:style-name="Preformatted_20_Text">   attribute placement { "internal" | "external" }?,</text:p>
            <text:p text:style-name="Preformatted_20_Text">   model.pLike*</text:p>
            <text:p text:style-name="Preformatted_20_Text">}</text:p>
          </table:table-cell>
        </table:table-row>
      </table:table>
      <text:h text:outline-level="3"><text:bookmark text:name="TEI.quote"/>&lt;quote&gt;</text:h>
      <table:table table:name="table183" table:style-name="Table1">
        <table:table-column table:style-name="Table1.col1"/>
        <table:table-column table:style-name="Table2.col2"/>
        <table:table-row>
          <table:table-cell table:number-columns-spanned="2">
            <text:p><text:span text:style-name="Highlight">&lt;quote&gt; </text:span>(<text:span>quotation</text:span>) <text:span>contains a phrase or passage attributed by the narrator or author to some agency external to the text.</text:span> [<text:a xlink:type="simple" xlink:href="https://www.tei-c.org/release/doc/tei-p5-doc/en/html/CO.html#COHQQ">3.3.3. Quotation</text:a> <text:a xlink:type="simple" xlink:href="https://www.tei-c.org/release/doc/tei-p5-doc/en/html/DS.html#DSGRP">4.3.1. Grouped Text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item>
                <text:p text:style-name="P1">att.msExcerpt</text:p>
                <text:list text:style-name="L1">
                  <text:list-item>
                    <text:p text:style-name="P1"><text:span text:style-name="Emphasis">@defective</text:span></text:p>
                  </text:list-item>
                </text:list>
              </text:list-item>
              <text:list-item>
                <text:p text:style-name="P1">att.notated</text:p>
                <text:list text:style-name="L1">
                  <text:list-item>
                    <text:p text:style-name="P1"><text:span text:style-name="Emphasis">@notation</text:span></text:p>
                  </text:list-item>
                </text:list>
              </text:list-item>
              <text:list-item>
                <text:p text:style-name="P1">att.typed</text:p>
                <text:list text:style-name="L1">
                  <text:list-item>
                    <text:p text:style-name="P1"><text:span>type</text:span></text:p>
                  </text:list-item>
                  <text:list-item>
                    <text:p text:style-name="P1"><text:span>@subtype</text:span></text:p>
                  </text:list-item>
                </text:list>
              </text:list-item>
            </text:list>
            <table:table table:name="table184" table:style-name="Table1">
              <table:table-column table:style-name="Table1.col1"/>
              <table:table-column table:style-name="Table2.col2"/>
              <table:table-row>
                <table:table-cell>
                  <text:p>type</text:p>
                </table:table-cell>
                <table:table-cell>
                  <table:table table:name="table185" table:style-name="Table1">
                    <table:table-column table:style-name="Table1.col1"/>
                    <table:table-column table:style-name="Table2.col2"/>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Legal values are:</text:span></text:p>
                      </table:table-cell>
                      <table:table-cell>
                        <text:p text:style-name="List_20_Heading">proverbe</text:p>
                        <text:p text:style-name="List_20_Contents"/>
                      </table:table-cell>
                    </table:table-row>
                  </table:table>
                </table:table-cell>
              </table:table-row>
            </table:table>
          </table:table-cell>
        </table:table-row>
        <table:table-row>
          <table:table-cell>
            <text:p><text:span text:style-name="Highlight">Member of</text:span></text:p>
          </table:table-cell>
          <table:table-cell>
            <text:p>model.quoteLike</text:p>
          </table:table-cell>
        </table:table-row>
        <table:table-row>
          <table:table-cell>
            <text:p><text:span text:style-name="Highlight">Contained by</text:span></text:p>
          </table:table-cell>
          <table:table-cell>
            <text:p><text:span>core: </text:span><text:span>add author corr del head hi l name note num orig p publisher quote ref reg rs said sic textLang title unclear</text:span></text:p>
            <text:p><text:span>figures: </text:span><text:span>figDesc figure</text:span></text:p>
            <text:p><text:span>header: </text:span><text:span>change edition extent handNote licence</text:span></text:p>
            <text:p><text:span>linking: </text:span><text:span>seg</text:span></text:p>
            <text:p><text:span>msdescription: </text:span><text:span>acquisition condition decoNote explicit foliation incipit layout msItem origin rubric support</text:span></text:p>
            <text:p><text:span>namesdates: </text:span><text:span>country persName placeName settlement</text:span></text:p>
            <text:p><text:span>textcrit: </text:span><text:span>lem rdg witness</text:span></text:p>
            <text:p><text:span>textstructure: </text:span><text:span>body div</text:span></text:p>
            <text:p><text:span>transcr: </text:span><text:span>damage supplied surplus</text:span></text:p>
          </table:table-cell>
        </table:table-row>
        <table:table-row>
          <table:table-cell>
            <text:p><text:span text:style-name="Highlight">May contain</text:span></text:p>
          </table:table-cell>
          <table:table-cell>
            <text:p><text:span>analysis: </text:span><text:span>c</text:span></text:p>
            <text:p><text:span>core: </text:span><text:span>add cb choice corr date del gap hi l lg name note num orig p pb quote ref reg rs said sic title unclear</text:span></text:p>
            <text:p><text:span>figures: </text:span><text:span>figure</text:span></text:p>
            <text:p><text:span>header: </text:span><text:span>idno</text:span></text:p>
            <text:p><text:span>linking: </text:span><text:span>anchor seg</text:span></text:p>
            <text:p><text:span>msdescription: </text:span><text:span>dimensions height locus locusGrp msDesc width</text:span></text:p>
            <text:p><text:span>namesdates: </text:span><text:span>country persName placeName settlement</text:span></text:p>
            <text:p><text:span>textcrit: </text:span><text:span>app listWit</text:span></text:p>
            <text:p><text:span>transcr: </text:span><text:span>damage handShift subst supplied surplus</text:span></text:p>
            <text:p>character data</text:p>
          </table:table-cell>
        </table:table-row>
        <table:table-row>
          <table:table-cell>
            <text:p><text:span text:style-name="Highlight">Note</text:span></text:p>
          </table:table-cell>
          <table:table-cell>
            <text:p text:style-name="Text_20_body">If a bibliographic citation is supplied for the source of a quotation, the two may be grouped using the &lt;cit&gt; element.</text:p>
          </table:table-cell>
        </table:table-row>
        <table:table-row>
          <table:table-cell>
            <text:p><text:span text:style-name="Highlight">Example</text:span></text:p>
          </table:table-cell>
          <table:table-cell>
            <text:p text:style-name="Preformatted_20_Text">Lexicography has shown little sign of being affected by the</text:p>
            <text:p text:style-name="Preformatted_20_Text"> work of followers of J.R. Firth, probably best summarized in his</text:p>
            <text:p text:style-name="Preformatted_20_Text"> slogan, &lt;quote&gt;You shall know a word by the company it</text:p>
            <text:p text:style-name="Preformatted_20_Text"> keeps&lt;/quote&gt;</text:p>
            <text:p text:style-name="Preformatted_20_Text">&lt;ref&gt;(Firth, 1957)&lt;/ref&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macroRef key="macro.specialPara"/&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quote</text:p>
            <text:p text:style-name="Preformatted_20_Text">{</text:p>
            <text:p text:style-name="Preformatted_20_Text">   att.global.attributes,</text:p>
            <text:p text:style-name="Preformatted_20_Text">   att.typed.attribute.subtype,</text:p>
            <text:p text:style-name="Preformatted_20_Text">   att.msExcerpt.attributes,</text:p>
            <text:p text:style-name="Preformatted_20_Text">   att.notated.attributes,</text:p>
            <text:p text:style-name="Preformatted_20_Text">   attribute type { "proverbe" },</text:p>
            <text:p text:style-name="Preformatted_20_Text">   macro.specialPara</text:p>
            <text:p text:style-name="Preformatted_20_Text">}</text:p>
          </table:table-cell>
        </table:table-row>
      </table:table>
      <text:h text:outline-level="3"><text:bookmark text:name="TEI.rdg"/>&lt;rdg&gt;</text:h>
      <table:table table:name="table186" table:style-name="Table1">
        <table:table-column table:style-name="Table1.col1"/>
        <table:table-column table:style-name="Table2.col2"/>
        <table:table-row>
          <table:table-cell table:number-columns-spanned="2">
            <text:p><text:span text:style-name="Highlight">&lt;rdg&gt; </text:span>(<text:span>reading</text:span>) <text:span>contains a single reading within a textual variation.</text:span> [<text:a xlink:type="simple" xlink:href="https://www.tei-c.org/release/doc/tei-p5-doc/en/html/TC.html#TCAPLL">12.1. The Apparatus Entry, Readings, and Witnesses</text:a>]</text:p>
          </table:table-cell>
          <table:covered-table-cell/>
        </table:table-row>
        <table:table-row>
          <table:table-cell>
            <text:p><text:span text:style-name="Highlight">Module</text:span></text:p>
          </table:table-cell>
          <table:table-cell>
            <text:p>textcrit</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item>
                <text:p text:style-name="P1">att.textCritical</text:p>
                <text:list text:style-name="L1">
                  <text:list-item>
                    <text:p text:style-name="P1"><text:span text:style-name="Emphasis">@type</text:span></text:p>
                  </text:list-item>
                  <text:list-item>
                    <text:p text:style-name="P1"><text:span text:style-name="Emphasis">@cause</text:span></text:p>
                  </text:list-item>
                  <text:list-item>
                    <text:p text:style-name="P1"><text:span text:style-name="Emphasis">@varSeq</text:span></text:p>
                  </text:list-item>
                  <text:list-item>
                    <text:p text:style-name="P1"><text:span text:style-name="Emphasis">@require</text:span></text:p>
                  </text:list-item>
                </text:list>
                <text:list text:style-name="L1">
                  <text:list-item>
                    <text:p text:style-name="P1">att.typed</text:p>
                    <text:list text:style-name="L1">
                      <text:list-item>
                        <text:p text:style-name="P1"><text:span>type</text:span></text:p>
                      </text:list-item>
                      <text:list-item>
                        <text:p text:style-name="P1"><text:span>@subtype</text:span></text:p>
                      </text:list-item>
                    </text:list>
                  </text:list-item>
                </text:list>
                <text:list text:style-name="L1">
                  <text:list-item>
                    <text:p text:style-name="P1">att.written</text:p>
                    <text:list text:style-name="L1">
                      <text:list-item>
                        <text:p text:style-name="P1"><text:span text:style-name="Emphasis">@hand</text:span></text:p>
                      </text:list-item>
                    </text:list>
                  </text:list-item>
                </text:list>
              </text:list-item>
              <text:list-item>
                <text:p text:style-name="P1">att.witnessed</text:p>
                <text:list text:style-name="L1">
                  <text:list-item>
                    <text:p text:style-name="P1"><text:span text:style-name="Emphasis">@wit</text:span></text:p>
                  </text:list-item>
                </text:list>
              </text:list-item>
            </text:list>
          </table:table-cell>
        </table:table-row>
        <table:table-row>
          <table:table-cell>
            <text:p><text:span text:style-name="Highlight">Member of</text:span></text:p>
          </table:table-cell>
          <table:table-cell>
            <text:p>model.rdgLike</text:p>
          </table:table-cell>
        </table:table-row>
        <table:table-row>
          <table:table-cell>
            <text:p><text:span text:style-name="Highlight">Contained by</text:span></text:p>
          </table:table-cell>
          <table:table-cell>
            <text:p><text:span>textcrit: </text:span><text:span>app rdgGrp</text:span></text:p>
          </table:table-cell>
        </table:table-row>
        <table:table-row>
          <table:table-cell>
            <text:p><text:span text:style-name="Highlight">May contain</text:span></text:p>
          </table:table-cell>
          <table:table-cell>
            <text:p><text:span>analysis: </text:span><text:span>c</text:span></text:p>
            <text:p><text:span>core: </text:span><text:span>add cb choice corr date del gap hi l lg name note num orig p pb quote ref reg rs said sic title unclear</text:span></text:p>
            <text:p><text:span>figures: </text:span><text:span>figure</text:span></text:p>
            <text:p><text:span>header: </text:span><text:span>idno</text:span></text:p>
            <text:p><text:span>linking: </text:span><text:span>anchor seg</text:span></text:p>
            <text:p><text:span>msdescription: </text:span><text:span>dimensions height locus locusGrp msDesc width</text:span></text:p>
            <text:p><text:span>namesdates: </text:span><text:span>country persName placeName settlement</text:span></text:p>
            <text:p><text:span>textcrit: </text:span><text:span>app listWit</text:span></text:p>
            <text:p><text:span>textstructure: </text:span><text:span>div</text:span></text:p>
            <text:p><text:span>transcr: </text:span><text:span>damage handShift subst supplied surplus</text:span></text:p>
            <text:p>character data</text:p>
          </table:table-cell>
        </table:table-row>
        <table:table-row>
          <table:table-cell>
            <text:p><text:span text:style-name="Highlight">Example</text:span></text:p>
          </table:table-cell>
          <table:table-cell>
            <text:p text:style-name="Preformatted_20_Text">&lt;rdg wit="#Ra2"&gt;Eryment&lt;/rdg&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alternate minOccurs="0"</text:p>
            <text:p text:style-name="Preformatted_20_Text">  maxOccurs="unbounded"&gt;</text:p>
            <text:p text:style-name="Preformatted_20_Text">  &lt;textNode/&gt;</text:p>
            <text:p text:style-name="Preformatted_20_Text">  &lt;classRef key="model.divLike"/&gt;</text:p>
            <text:p text:style-name="Preformatted_20_Text">  &lt;classRef key="model.divPart"/&gt;</text:p>
            <text:p text:style-name="Preformatted_20_Text">  &lt;elementRef key="titlePage"/&gt;</text:p>
            <text:p text:style-name="Preformatted_20_Text">  &lt;elementRef key="argument"/&gt;</text:p>
            <text:p text:style-name="Preformatted_20_Text">  &lt;elementRef key="byline"/&gt;</text:p>
            <text:p text:style-name="Preformatted_20_Text">  &lt;elementRef key="docAuthor"/&gt;</text:p>
            <text:p text:style-name="Preformatted_20_Text">  &lt;elementRef key="docDate"/&gt;</text:p>
            <text:p text:style-name="Preformatted_20_Text">  &lt;elementRef key="docEdition"/&gt;</text:p>
            <text:p text:style-name="Preformatted_20_Text">  &lt;elementRef key="docImprint"/&gt;</text:p>
            <text:p text:style-name="Preformatted_20_Text">  &lt;elementRef key="docTitle"/&gt;</text:p>
            <text:p text:style-name="Preformatted_20_Text">  &lt;elementRef key="epigraph"/&gt;</text:p>
            <text:p text:style-name="Preformatted_20_Text">  &lt;elementRef key="imprimatur"/&gt;</text:p>
            <text:p text:style-name="Preformatted_20_Text">  &lt;elementRef key="titlePart"/&gt;</text:p>
            <text:p text:style-name="Preformatted_20_Text">  &lt;elementRef key="epilogue"/&gt;</text:p>
            <text:p text:style-name="Preformatted_20_Text">  &lt;elementRef key="performance"/&gt;</text:p>
            <text:p text:style-name="Preformatted_20_Text">  &lt;elementRef key="prologue"/&gt;</text:p>
            <text:p text:style-name="Preformatted_20_Text">  &lt;elementRef key="set"/&gt;</text:p>
            <text:p text:style-name="Preformatted_20_Text">  &lt;classRef key="model.gLike"/&gt;</text:p>
            <text:p text:style-name="Preformatted_20_Text">  &lt;classRef key="model.phrase"/&gt;</text:p>
            <text:p text:style-name="Preformatted_20_Text">  &lt;classRef key="model.inter"/&gt;</text:p>
            <text:p text:style-name="Preformatted_20_Text">  &lt;classRef key="model.global"/&gt;</text:p>
            <text:p text:style-name="Preformatted_20_Text">  &lt;classRef key="model.rdgPart"/&gt;</text:p>
            <text:p text:style-name="Preformatted_20_Text"> &lt;/alternat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rdg</text:p>
            <text:p text:style-name="Preformatted_20_Text">{</text:p>
            <text:p text:style-name="Preformatted_20_Text">   att.global.attributes,</text:p>
            <text:p text:style-name="Preformatted_20_Text">   att.textCritical.attributes,</text:p>
            <text:p text:style-name="Preformatted_20_Text">   att.witnessed.attributes,</text:p>
            <text:p text:style-name="Preformatted_20_Text">   (</text:p>
            <text:p text:style-name="Preformatted_20_Text">      text</text:p>
            <text:p text:style-name="Preformatted_20_Text">    | model.divLike</text:p>
            <text:p text:style-name="Preformatted_20_Text">    | model.divPart</text:p>
            <text:p text:style-name="Preformatted_20_Text">    | titlePage</text:p>
            <text:p text:style-name="Preformatted_20_Text">    | argument</text:p>
            <text:p text:style-name="Preformatted_20_Text">    | byline</text:p>
            <text:p text:style-name="Preformatted_20_Text">    | docAuthor</text:p>
            <text:p text:style-name="Preformatted_20_Text">    | docDate</text:p>
            <text:p text:style-name="Preformatted_20_Text">    | docEdition</text:p>
            <text:p text:style-name="Preformatted_20_Text">    | docImprint</text:p>
            <text:p text:style-name="Preformatted_20_Text">    | docTitle</text:p>
            <text:p text:style-name="Preformatted_20_Text">    | epigraph</text:p>
            <text:p text:style-name="Preformatted_20_Text">    | imprimatur</text:p>
            <text:p text:style-name="Preformatted_20_Text">    | titlePart</text:p>
            <text:p text:style-name="Preformatted_20_Text">    | epilogue</text:p>
            <text:p text:style-name="Preformatted_20_Text">    | performance</text:p>
            <text:p text:style-name="Preformatted_20_Text">    | prologue</text:p>
            <text:p text:style-name="Preformatted_20_Text">    | set</text:p>
            <text:p text:style-name="Preformatted_20_Text">    | model.gLike</text:p>
            <text:p text:style-name="Preformatted_20_Text">    | model.phrase</text:p>
            <text:p text:style-name="Preformatted_20_Text">    | model.inter</text:p>
            <text:p text:style-name="Preformatted_20_Text">    | model.global</text:p>
            <text:p text:style-name="Preformatted_20_Text">    | model.rdgPart</text:p>
            <text:p text:style-name="Preformatted_20_Text">   )*</text:p>
            <text:p text:style-name="Preformatted_20_Text">}</text:p>
          </table:table-cell>
        </table:table-row>
      </table:table>
      <text:h text:outline-level="3"><text:bookmark text:name="TEI.rdgGrp"/>&lt;rdgGrp&gt;</text:h>
      <table:table table:name="table187" table:style-name="Table1">
        <table:table-column table:style-name="Table1.col1"/>
        <table:table-column table:style-name="Table2.col2"/>
        <table:table-row>
          <table:table-cell table:number-columns-spanned="2">
            <text:p><text:span text:style-name="Highlight">&lt;rdgGrp&gt; </text:span>(<text:span>reading group</text:span>) <text:span>within a textual variation, groups two or more readings perceived to have a genetic relationship or other affinity.</text:span> [<text:a xlink:type="simple" xlink:href="https://www.tei-c.org/release/doc/tei-p5-doc/en/html/TC.html#TCAPLL">12.1. The Apparatus Entry, Readings, and Witnesses</text:a>]</text:p>
          </table:table-cell>
          <table:covered-table-cell/>
        </table:table-row>
        <table:table-row>
          <table:table-cell>
            <text:p><text:span text:style-name="Highlight">Module</text:span></text:p>
          </table:table-cell>
          <table:table-cell>
            <text:p>textcrit</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item>
                <text:p text:style-name="P1">att.textCritical</text:p>
                <text:list text:style-name="L1">
                  <text:list-item>
                    <text:p text:style-name="P1"><text:span text:style-name="Emphasis">@type</text:span></text:p>
                  </text:list-item>
                  <text:list-item>
                    <text:p text:style-name="P1"><text:span text:style-name="Emphasis">@cause</text:span></text:p>
                  </text:list-item>
                  <text:list-item>
                    <text:p text:style-name="P1"><text:span text:style-name="Emphasis">@varSeq</text:span></text:p>
                  </text:list-item>
                  <text:list-item>
                    <text:p text:style-name="P1"><text:span text:style-name="Emphasis">@require</text:span></text:p>
                  </text:list-item>
                </text:list>
                <text:list text:style-name="L1">
                  <text:list-item>
                    <text:p text:style-name="P1">att.typed</text:p>
                    <text:list text:style-name="L1">
                      <text:list-item>
                        <text:p text:style-name="P1"><text:span>type</text:span></text:p>
                      </text:list-item>
                      <text:list-item>
                        <text:p text:style-name="P1"><text:span>@subtype</text:span></text:p>
                      </text:list-item>
                    </text:list>
                  </text:list-item>
                </text:list>
                <text:list text:style-name="L1">
                  <text:list-item>
                    <text:p text:style-name="P1">att.written</text:p>
                    <text:list text:style-name="L1">
                      <text:list-item>
                        <text:p text:style-name="P1"><text:span text:style-name="Emphasis">@hand</text:span></text:p>
                      </text:list-item>
                    </text:list>
                  </text:list-item>
                </text:list>
              </text:list-item>
            </text:list>
          </table:table-cell>
        </table:table-row>
        <table:table-row>
          <table:table-cell>
            <text:p><text:span text:style-name="Highlight">Contained by</text:span></text:p>
          </table:table-cell>
          <table:table-cell>
            <text:p><text:span>textcrit: </text:span><text:span>app rdgGrp</text:span></text:p>
          </table:table-cell>
        </table:table-row>
        <table:table-row>
          <table:table-cell>
            <text:p><text:span text:style-name="Highlight">May contain</text:span></text:p>
          </table:table-cell>
          <table:table-cell>
            <text:p><text:span>core: </text:span><text:span>note</text:span></text:p>
            <text:p><text:span>textcrit: </text:span><text:span>lem rdg rdgGrp</text:span></text:p>
          </table:table-cell>
        </table:table-row>
        <table:table-row>
          <table:table-cell>
            <text:p><text:span text:style-name="Highlight">Note</text:span></text:p>
          </table:table-cell>
          <table:table-cell>
            <text:p text:style-name="Text_20_body">May contain readings and nested reading groups.</text:p>
            <text:p text:style-name="Text_20_body">Usually, only one &lt;lem&gt; element should appear within a single apparatus entry, whether it appears outside a &lt;rdgGrp&gt; element or within it.</text:p>
          </table:table-cell>
        </table:table-row>
        <table:table-row>
          <table:table-cell>
            <text:p><text:span text:style-name="Highlight">Example</text:span></text:p>
          </table:table-cell>
          <table:table-cell>
            <text:p text:style-name="Preformatted_20_Text">&lt;app&gt;</text:p>
            <text:p text:style-name="Preformatted_20_Text"> &lt;lem wit="#El #Ra2"&gt;though&lt;/lem&gt;</text:p>
            <text:p text:style-name="Preformatted_20_Text"> &lt;rdgGrp type="orthographic"&gt;</text:p>
            <text:p text:style-name="Preformatted_20_Text">  &lt;rdg wit="#Hg"&gt;thogh&lt;/rdg&gt;</text:p>
            <text:p text:style-name="Preformatted_20_Text">  &lt;rdg wit="#La"&gt;thouhe&lt;/rdg&gt;</text:p>
            <text:p text:style-name="Preformatted_20_Text"> &lt;/rdgGrp&gt;</text:p>
            <text:p text:style-name="Preformatted_20_Text">&lt;/app&gt;</text:p>
          </table:table-cell>
        </table:table-row>
        <table:table-row>
          <table:table-cell>
            <text:p><text:span text:style-name="Highlight">Schematron</text:span></text:p>
          </table:table-cell>
          <table:table-cell>
            <text:p>
&lt;sch:assert test="count(tei:lem) &lt; 2"&gt;Only one &lt;lem&gt; element may appear within a &lt;rdgGrp&gt;&lt;/sch:assert&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sequence&gt;</text:p>
            <text:p text:style-name="Preformatted_20_Text">  &lt;elementRef key="lem" minOccurs="0"/&gt;</text:p>
            <text:p text:style-name="Preformatted_20_Text">  &lt;alternate maxOccurs="unbounded"</text:p>
            <text:p text:style-name="Preformatted_20_Text">   minOccurs="0"&gt;</text:p>
            <text:p text:style-name="Preformatted_20_Text">   &lt;classRef key="model.rdgLike"/&gt;</text:p>
            <text:p text:style-name="Preformatted_20_Text">   &lt;classRef key="model.noteLike"/&gt;</text:p>
            <text:p text:style-name="Preformatted_20_Text">   &lt;elementRef key="witDetail"/&gt;</text:p>
            <text:p text:style-name="Preformatted_20_Text">   &lt;elementRef key="wit"/&gt;</text:p>
            <text:p text:style-name="Preformatted_20_Text">   &lt;elementRef key="rdgGrp"/&gt;</text:p>
            <text:p text:style-name="Preformatted_20_Text">  &lt;/alternate&gt;</text:p>
            <text:p text:style-name="Preformatted_20_Text"> &lt;/sequenc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rdgGrp</text:p>
            <text:p text:style-name="Preformatted_20_Text">{</text:p>
            <text:p text:style-name="Preformatted_20_Text">   att.global.attributes,</text:p>
            <text:p text:style-name="Preformatted_20_Text">   att.textCritical.attributes,</text:p>
            <text:p text:style-name="Preformatted_20_Text">   ( lem?, ( model.rdgLike | model.noteLike | witDetail | wit | rdgGrp )* )</text:p>
            <text:p text:style-name="Preformatted_20_Text">}</text:p>
          </table:table-cell>
        </table:table-row>
      </table:table>
      <text:h text:outline-level="3"><text:bookmark text:name="TEI.ref"/>&lt;ref&gt;</text:h>
      <table:table table:name="table188" table:style-name="Table1">
        <table:table-column table:style-name="Table1.col1"/>
        <table:table-column table:style-name="Table2.col2"/>
        <table:table-row>
          <table:table-cell table:number-columns-spanned="2">
            <text:p><text:span text:style-name="Highlight">&lt;ref&gt; </text:span>(<text:span>reference</text:span>) <text:span>defines a reference to another location, possibly modified by additional text or comment.</text:span> [<text:a xlink:type="simple" xlink:href="https://www.tei-c.org/release/doc/tei-p5-doc/en/html/CO.html#COXR">3.7. Simple Links and Cross-References</text:a> <text:a xlink:type="simple" xlink:href="https://www.tei-c.org/release/doc/tei-p5-doc/en/html/SA.html#SAPT">16.1. Link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list text:style-name="L1">
              <text:list-item>
                <text:p text:style-name="P1">att.cReferencing</text:p>
                <text:list text:style-name="L1">
                  <text:list-item>
                    <text:p text:style-name="P1"><text:span text:style-name="Emphasis">@cRef</text:span></text:p>
                  </text:list-item>
                </text:list>
              </text:list-item>
              <text:list-item>
                <text:p text:style-name="P1">att.declaring</text:p>
                <text:list text:style-name="L1">
                  <text:list-item>
                    <text:p text:style-name="P1"><text:span text:style-name="Emphasis">@decls</text:span></text:p>
                  </text:list-item>
                </text:list>
              </text:list-item>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item>
                <text:p text:style-name="P1">att.internetMedia</text:p>
                <text:list text:style-name="L1">
                  <text:list-item>
                    <text:p text:style-name="P1"><text:span text:style-name="Emphasis">@mimeType</text:span></text:p>
                  </text:list-item>
                </text:list>
              </text:list-item>
              <text:list-item>
                <text:p text:style-name="P1">att.pointing</text:p>
                <text:list text:style-name="L1">
                  <text:list-item>
                    <text:p text:style-name="P1"><text:span text:style-name="Emphasis">@targetLang</text:span></text:p>
                  </text:list-item>
                  <text:list-item>
                    <text:p text:style-name="P1"><text:span text:style-name="Emphasis">@target</text:span></text:p>
                  </text:list-item>
                  <text:list-item>
                    <text:p text:style-name="P1"><text:span text:style-name="Emphasis">@evaluate</text:span></text:p>
                  </text:list-item>
                </text:list>
              </text:list-item>
              <text:list-item>
                <text:p text:style-name="P1">att.typed</text:p>
                <text:list text:style-name="L1">
                  <text:list-item>
                    <text:p text:style-name="P1"><text:span text:style-name="Emphasis">@type</text:span></text:p>
                  </text:list-item>
                  <text:list-item>
                    <text:p text:style-name="P1"><text:span text:style-name="Emphasis">@subtype</text:span></text:p>
                  </text:list-item>
                </text:list>
              </text:list-item>
            </text:list>
          </table:table-cell>
        </table:table-row>
        <table:table-row>
          <table:table-cell>
            <text:p><text:span text:style-name="Highlight">Member of</text:span></text:p>
          </table:table-cell>
          <table:table-cell>
            <text:p>model.ptrLike</text:p>
          </table:table-cell>
        </table:table-row>
        <table:table-row>
          <table:table-cell>
            <text:p><text:span text:style-name="Highlight">Contained by</text:span></text:p>
          </table:table-cell>
          <table:table-cell>
            <text:p><text:span>core: </text:span><text:span>add author corr date del head hi l name note num orig p publisher quote ref reg resp rs said sic textLang title unclear</text:span></text:p>
            <text:p><text:span>figures: </text:span><text:span>figDesc</text:span></text:p>
            <text:p><text:span>header: </text:span><text:span>authority change edition extent handNote language licence</text:span></text:p>
            <text:p><text:span>linking: </text:span><text:span>seg</text:span></text:p>
            <text:p><text:span>msdescription: </text:span><text:span>acquisition condition decoNote explicit foliation incipit layout origin repository rubric support</text:span></text:p>
            <text:p><text:span>namesdates: </text:span><text:span>country persName placeName settlement</text:span></text:p>
            <text:p><text:span>textcrit: </text:span><text:span>lem rdg witness</text:span></text:p>
            <text:p><text:span>transcr: </text:span><text:span>damage supplied surplus</text:span></text:p>
          </table:table-cell>
        </table:table-row>
        <table:table-row>
          <table:table-cell>
            <text:p><text:span text:style-name="Highlight">May contain</text:span></text:p>
          </table:table-cell>
          <table:table-cell>
            <text:p><text:span>analysis: </text:span><text:span>c</text:span></text:p>
            <text:p><text:span>core: </text:span><text:span>add cb choice corr date del gap hi l lg name note num orig pb quote ref reg rs said sic title unclear</text:span></text:p>
            <text:p><text:span>figures: </text:span><text:span>figure</text:span></text:p>
            <text:p><text:span>header: </text:span><text:span>idno</text:span></text:p>
            <text:p><text:span>linking: </text:span><text:span>anchor seg</text:span></text:p>
            <text:p><text:span>msdescription: </text:span><text:span>dimensions height locus locusGrp msDesc width</text:span></text:p>
            <text:p><text:span>namesdates: </text:span><text:span>country persName placeName settlement</text:span></text:p>
            <text:p><text:span>textcrit: </text:span><text:span>app listWit</text:span></text:p>
            <text:p><text:span>transcr: </text:span><text:span>damage handShift subst supplied surplus</text:span></text:p>
            <text:p>character data</text:p>
          </table:table-cell>
        </table:table-row>
        <table:table-row>
          <table:table-cell>
            <text:p><text:span text:style-name="Highlight">Note</text:span></text:p>
          </table:table-cell>
          <table:table-cell>
            <text:p text:style-name="Text_20_body">The <text:span text:style-name="Emphasis">target</text:span> and <text:span text:style-name="Emphasis">cRef</text:span> attributes are mutually exclusive.</text:p>
          </table:table-cell>
        </table:table-row>
        <table:table-row>
          <table:table-cell>
            <text:p><text:span text:style-name="Highlight">Example</text:span></text:p>
          </table:table-cell>
          <table:table-cell>
            <text:p text:style-name="Preformatted_20_Text">See especially &lt;ref target="http://www.natcorp.ox.ac.uk/Texts/A02.xml#s2"&gt;the second</text:p>
            <text:p text:style-name="Preformatted_20_Text"> sentence&lt;/ref&gt;</text:p>
          </table:table-cell>
        </table:table-row>
        <table:table-row>
          <table:table-cell>
            <text:p><text:span text:style-name="Highlight">Example</text:span></text:p>
          </table:table-cell>
          <table:table-cell>
            <text:p text:style-name="Preformatted_20_Text">See also &lt;ref target="#locution"&gt;s.v. &lt;term&gt;locution&lt;/term&gt;</text:p>
            <text:p text:style-name="Preformatted_20_Text">&lt;/ref&gt;.</text:p>
          </table:table-cell>
        </table:table-row>
        <table:table-row>
          <table:table-cell>
            <text:p><text:span text:style-name="Highlight">Schematron</text:span></text:p>
          </table:table-cell>
          <table:table-cell>
            <text:p>
&lt;sch:report test="@target and @cRef"&gt;Only one of the
 attributes @target' and @cRef' may be supplied on &lt;sch:name/&gt;
&lt;/sch:report&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macroRef key="macro.paraContent"/&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ref</text:p>
            <text:p text:style-name="Preformatted_20_Text">{</text:p>
            <text:p text:style-name="Preformatted_20_Text">   att.cReferencing.attributes,</text:p>
            <text:p text:style-name="Preformatted_20_Text">   att.declaring.attributes,</text:p>
            <text:p text:style-name="Preformatted_20_Text">   att.global.attributes,</text:p>
            <text:p text:style-name="Preformatted_20_Text">   att.internetMedia.attributes,</text:p>
            <text:p text:style-name="Preformatted_20_Text">   att.pointing.attributes,</text:p>
            <text:p text:style-name="Preformatted_20_Text">   att.typed.attributes,</text:p>
            <text:p text:style-name="Preformatted_20_Text">   macro.paraContent</text:p>
            <text:p text:style-name="Preformatted_20_Text">}</text:p>
          </table:table-cell>
        </table:table-row>
      </table:table>
      <text:h text:outline-level="3"><text:bookmark text:name="TEI.reg"/>&lt;reg&gt;</text:h>
      <table:table table:name="table189" table:style-name="Table1">
        <table:table-column table:style-name="Table1.col1"/>
        <table:table-column table:style-name="Table2.col2"/>
        <table:table-row>
          <table:table-cell table:number-columns-spanned="2">
            <text:p><text:span text:style-name="Highlight">&lt;reg&gt; </text:span>(<text:span>Régularisation</text:span>) <text:span>permet d'encoder la forme régularisée.</text:span> [<text:a xlink:type="simple" xlink:href="https://www.tei-c.org/release/doc/tei-p5-doc/en/html/CO.html#COEDREG">3.5.2. Regularization and Normalization</text:a> <text:a xlink:type="simple" xlink:href="https://www.tei-c.org/release/doc/tei-p5-doc/en/html/TC.html#TC">12. Critical Apparatu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list text:style-name="L1">
              <text:list-item>
                <text:p text:style-name="P1">att.editLike</text:p>
                <text:list text:style-name="L1">
                  <text:list-item>
                    <text:p text:style-name="P1"><text:span text:style-name="Emphasis">@evidence</text:span></text:p>
                  </text:list-item>
                  <text:list-item>
                    <text:p text:style-name="P1"><text:span text:style-name="Emphasis">@instant</text:span></text:p>
                  </text:list-item>
                </text:list>
              </text:list-item>
              <text:list-item>
                <text:p text:style-name="P1">att.global</text:p>
                <text:list text:style-name="L1">
                  <text:list-item>
                    <text:p text:style-name="P1"><text:span>@xml:id</text:span></text:p>
                  </text:list-item>
                  <text:list-item>
                    <text:p text:style-name="P1"><text:span>@n</text:span></text:p>
                  </text:list-item>
                  <text:list-item>
                    <text:p text:style-name="P1"><text:span>@xml:lang</text:span></text:p>
                  </text:list-item>
                  <text:list-item>
                    <text:p text:style-name="P1"><text:span>@xml:base</text:span></text:p>
                  </text:list-item>
                  <text:list-item>
                    <text:p text:style-name="P1"><text:span>@xml:space</text:span></text:p>
                  </text:list-item>
                </text:list>
              </text:list-item>
              <text:list-item>
                <text:p text:style-name="P1">att.global.rendition</text:p>
                <text:list text:style-name="L1">
                  <text:list-item>
                    <text:p text:style-name="P1"><text:span>@rend</text:span></text:p>
                  </text:list-item>
                  <text:list-item>
                    <text:p text:style-name="P1"><text:span>@style</text:span></text:p>
                  </text:list-item>
                  <text:list-item>
                    <text:p text:style-name="P1"><text:span>@rendition</text:span></text:p>
                  </text:list-item>
                </text:list>
              </text:list-item>
              <text:list-item>
                <text:p text:style-name="P1">att.global.linking</text:p>
                <text:list text:style-name="L1">
                  <text:list-item>
                    <text:p text:style-name="P1"><text:span>corresp</text:span></text:p>
                  </text:list-item>
                  <text:list-item>
                    <text:p text:style-name="P1"><text:span>@synch</text:span></text:p>
                  </text:list-item>
                  <text:list-item>
                    <text:p text:style-name="P1"><text:span>@sameAs</text:span></text:p>
                  </text:list-item>
                  <text:list-item>
                    <text:p text:style-name="P1"><text:span>@copyOf</text:span></text:p>
                  </text:list-item>
                  <text:list-item>
                    <text:p text:style-name="P1"><text:span>@next</text:span></text:p>
                  </text:list-item>
                  <text:list-item>
                    <text:p text:style-name="P1"><text:span>@prev</text:span></text:p>
                  </text:list-item>
                  <text:list-item>
                    <text:p text:style-name="P1"><text:span>@exclude</text:span></text:p>
                  </text:list-item>
                  <text:list-item>
                    <text:p text:style-name="P1"><text:span>@select</text:span></text:p>
                  </text:list-item>
                </text:list>
              </text:list-item>
              <text:list-item>
                <text:p text:style-name="P1">att.global.change</text:p>
                <text:list text:style-name="L1">
                  <text:list-item>
                    <text:p text:style-name="P1"><text:span>@change</text:span></text:p>
                  </text:list-item>
                </text:list>
              </text:list-item>
              <text:list-item>
                <text:p text:style-name="P1">att.global.responsibility</text:p>
                <text:list text:style-name="L1">
                  <text:list-item>
                    <text:p text:style-name="P1"><text:span>@cert</text:span></text:p>
                  </text:list-item>
                  <text:list-item>
                    <text:p text:style-name="P1"><text:span>@resp</text:span></text:p>
                  </text:list-item>
                </text:list>
              </text:list-item>
              <text:list-item>
                <text:p text:style-name="P1">att.global.source</text:p>
                <text:list text:style-name="L1">
                  <text:list-item>
                    <text:p text:style-name="P1"><text:span>@source</text:span></text:p>
                  </text:list-item>
                </text:list>
              </text:list-item>
              <text:list-item>
                <text:p text:style-name="P1">att.typed</text:p>
                <text:list text:style-name="L1">
                  <text:list-item>
                    <text:p text:style-name="P1"><text:span>type</text:span></text:p>
                  </text:list-item>
                  <text:list-item>
                    <text:p text:style-name="P1"><text:span>@subtype</text:span></text:p>
                  </text:list-item>
                </text:list>
              </text:list-item>
            </text:list>
          </table:table-cell>
        </table:table-row>
        <table:table-row>
          <table:table-cell>
            <text:p><text:span text:style-name="Highlight">Member of</text:span></text:p>
          </table:table-cell>
          <table:table-cell>
            <text:p>model.choicePart model.pPart.transcriptional</text:p>
          </table:table-cell>
        </table:table-row>
        <table:table-row>
          <table:table-cell>
            <text:p><text:span text:style-name="Highlight">Contained by</text:span></text:p>
          </table:table-cell>
          <table:table-cell>
            <text:p><text:span>core: </text:span><text:span>add author choice corr date del head hi l lg name note num orig p publisher quote ref reg rs said sic textLang title unclear</text:span></text:p>
            <text:p><text:span>header: </text:span><text:span>change edition extent handNote licence</text:span></text:p>
            <text:p><text:span>linking: </text:span><text:span>seg</text:span></text:p>
            <text:p><text:span>msdescription: </text:span><text:span>acquisition condition decoNote explicit foliation incipit layout origin rubric support</text:span></text:p>
            <text:p><text:span>namesdates: </text:span><text:span>country persName placeName settlement</text:span></text:p>
            <text:p><text:span>textcrit: </text:span><text:span>lem rdg</text:span></text:p>
            <text:p><text:span>transcr: </text:span><text:span>damage supplied surplus</text:span></text:p>
          </table:table-cell>
        </table:table-row>
        <table:table-row>
          <table:table-cell>
            <text:p><text:span text:style-name="Highlight">May contain</text:span></text:p>
          </table:table-cell>
          <table:table-cell>
            <text:p><text:span>analysis: </text:span><text:span>c</text:span></text:p>
            <text:p><text:span>core: </text:span><text:span>add cb choice corr date del gap hi l lg name note num orig pb quote ref reg rs said sic title unclear</text:span></text:p>
            <text:p><text:span>figures: </text:span><text:span>figure</text:span></text:p>
            <text:p><text:span>header: </text:span><text:span>idno</text:span></text:p>
            <text:p><text:span>linking: </text:span><text:span>anchor seg</text:span></text:p>
            <text:p><text:span>msdescription: </text:span><text:span>dimensions height locus locusGrp msDesc width</text:span></text:p>
            <text:p><text:span>namesdates: </text:span><text:span>country persName placeName settlement</text:span></text:p>
            <text:p><text:span>textcrit: </text:span><text:span>app listWit</text:span></text:p>
            <text:p><text:span>transcr: </text:span><text:span>damage handShift subst supplied surplus</text:span></text:p>
            <text:p>character data</text:p>
          </table:table-cell>
        </table:table-row>
        <table:table-row>
          <table:table-cell>
            <text:p><text:span text:style-name="Highlight">Example</text:span></text:p>
          </table:table-cell>
          <table:table-cell>
            <text:p>If all that is desired is to call attention to the fact that the copy text has been regularized, &lt;reg&gt; may be used alone:</text:p>
            <text:p text:style-name="Preformatted_20_Text">&lt;q&gt;Please &lt;reg&gt;knock&lt;/reg&gt; if an &lt;reg&gt;answer&lt;/reg&gt; is &lt;reg&gt;required&lt;/reg&gt;</text:p>
            <text:p text:style-name="Preformatted_20_Text">&lt;/q&gt;</text:p>
          </table:table-cell>
        </table:table-row>
        <table:table-row>
          <table:table-cell>
            <text:p><text:span text:style-name="Highlight">Example</text:span></text:p>
          </table:table-cell>
          <table:table-cell>
            <text:p>It is also possible to identify the individual responsible for the regularization, and, using the &lt;choice&gt; and &lt;orig&gt; elements, to provide both the original and regularized readings:</text:p>
            <text:p text:style-name="Preformatted_20_Text">&lt;q&gt;Please &lt;choice&gt;</text:p>
            <text:p text:style-name="Preformatted_20_Text">  &lt;reg resp="#LB"&gt;knock&lt;/reg&gt;</text:p>
            <text:p text:style-name="Preformatted_20_Text">  &lt;orig&gt;cnk&lt;/orig&gt;</text:p>
            <text:p text:style-name="Preformatted_20_Text"> &lt;/choice&gt; if an &lt;choice&gt;</text:p>
            <text:p text:style-name="Preformatted_20_Text">  &lt;reg&gt;answer&lt;/reg&gt;</text:p>
            <text:p text:style-name="Preformatted_20_Text">  &lt;orig&gt;nsr&lt;/orig&gt;</text:p>
            <text:p text:style-name="Preformatted_20_Text"> &lt;/choice&gt; is &lt;choice&gt;</text:p>
            <text:p text:style-name="Preformatted_20_Text">  &lt;reg&gt;required&lt;/reg&gt;</text:p>
            <text:p text:style-name="Preformatted_20_Text">  &lt;orig&gt;reqd&lt;/orig&gt;</text:p>
            <text:p text:style-name="Preformatted_20_Text"> &lt;/choice&gt;</text:p>
            <text:p text:style-name="Preformatted_20_Text">&lt;/q&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macroRef key="macro.paraContent"/&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reg</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linking.attribute.synch,</text:p>
            <text:p text:style-name="Preformatted_20_Text">   att.global.linking.attribute.sameAs,</text:p>
            <text:p text:style-name="Preformatted_20_Text">   att.global.linking.attribute.copyOf,</text:p>
            <text:p text:style-name="Preformatted_20_Text">   att.global.linking.attribute.next,</text:p>
            <text:p text:style-name="Preformatted_20_Text">   att.global.linking.attribute.prev,</text:p>
            <text:p text:style-name="Preformatted_20_Text">   att.global.linking.attribute.exclude,</text:p>
            <text:p text:style-name="Preformatted_20_Text">   att.global.linking.attribute.select,</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global.source.attribute.source,</text:p>
            <text:p text:style-name="Preformatted_20_Text">   att.editLike.attributes,</text:p>
            <text:p text:style-name="Preformatted_20_Text">   att.typed.attribute.subtype,</text:p>
            <text:p text:style-name="Preformatted_20_Text">   macro.paraContent</text:p>
            <text:p text:style-name="Preformatted_20_Text">}</text:p>
          </table:table-cell>
        </table:table-row>
      </table:table>
      <text:h text:outline-level="3"><text:bookmark text:name="TEI.repository"/>&lt;repository&gt;</text:h>
      <table:table table:name="table190" table:style-name="Table1">
        <table:table-column table:style-name="Table1.col1"/>
        <table:table-column table:style-name="Table2.col2"/>
        <table:table-row>
          <table:table-cell table:number-columns-spanned="2">
            <text:p><text:span text:style-name="Highlight">&lt;repository&gt; </text:span>(<text:span>repository</text:span>) <text:span>contains the name of a repository within which manuscripts or other objects are stored, possibly forming part of an institution.</text:span> [<text:a xlink:type="simple" xlink:href="https://www.tei-c.org/release/doc/tei-p5-doc/en/html/MS.html#msid">10.4. The Manuscript Identifier</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item>
                <text:p text:style-name="P1">att.naming</text:p>
                <text:list text:style-name="L1">
                  <text:list-item>
                    <text:p text:style-name="P1"><text:span text:style-name="Emphasis">@role</text:span></text:p>
                  </text:list-item>
                  <text:list-item>
                    <text:p text:style-name="P1"><text:span text:style-name="Emphasis">@nymRef</text:span></text:p>
                  </text:list-item>
                </text:list>
                <text:list text:style-name="L1">
                  <text:list-item>
                    <text:p text:style-name="P1">att.canonical</text:p>
                    <text:list text:style-name="L1">
                      <text:list-item>
                        <text:p text:style-name="P1"><text:span text:style-name="Emphasis">@key</text:span></text:p>
                      </text:list-item>
                      <text:list-item>
                        <text:p text:style-name="P1"><text:span text:style-name="Emphasis">@ref</text:span></text:p>
                      </text:list-item>
                    </text:list>
                  </text:list-item>
                </text:list>
              </text:list-item>
            </text:list>
          </table:table-cell>
        </table:table-row>
        <table:table-row>
          <table:table-cell>
            <text:p><text:span text:style-name="Highlight">Contained by</text:span></text:p>
          </table:table-cell>
          <table:table-cell>
            <text:p><text:span>msdescription: </text:span><text:span>msIdentifier</text:span></text:p>
          </table:table-cell>
        </table:table-row>
        <table:table-row>
          <table:table-cell>
            <text:p><text:span text:style-name="Highlight">May contain</text:span></text:p>
          </table:table-cell>
          <table:table-cell>
            <text:p><text:span>core: </text:span><text:span>cb choice date gap hi name note num pb ref rs title</text:span></text:p>
            <text:p><text:span>figures: </text:span><text:span>figure</text:span></text:p>
            <text:p><text:span>header: </text:span><text:span>idno</text:span></text:p>
            <text:p><text:span>linking: </text:span><text:span>anchor</text:span></text:p>
            <text:p><text:span>msdescription: </text:span><text:span>dimensions height locus locusGrp width</text:span></text:p>
            <text:p><text:span>namesdates: </text:span><text:span>country persName placeName settlement</text:span></text:p>
            <text:p><text:span>textcrit: </text:span><text:span>app</text:span></text:p>
            <text:p><text:span>transcr: </text:span><text:span>subst</text:span></text:p>
            <text:p>character data</text:p>
          </table:table-cell>
        </table:table-row>
        <table:table-row>
          <table:table-cell>
            <text:p><text:span text:style-name="Highlight">Example</text:span></text:p>
          </table:table-cell>
          <table:table-cell>
            <text:p text:style-name="Preformatted_20_Text">&lt;msIdentifier&gt;</text:p>
            <text:p text:style-name="Preformatted_20_Text"> &lt;settlement&gt;Oxford&lt;/settlement&gt;</text:p>
            <text:p text:style-name="Preformatted_20_Text"> &lt;institution&gt;University of Oxford&lt;/institution&gt;</text:p>
            <text:p text:style-name="Preformatted_20_Text"> &lt;repository&gt;Bodleian Library&lt;/repository&gt;</text:p>
            <text:p text:style-name="Preformatted_20_Text"> &lt;idno&gt;MS. Bodley 406&lt;/idno&gt;</text:p>
            <text:p text:style-name="Preformatted_20_Text">&lt;/msIdentifier&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macroRef key="macro.phraseSeq.limited"/&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repository</text:p>
            <text:p text:style-name="Preformatted_20_Text">{</text:p>
            <text:p text:style-name="Preformatted_20_Text">   att.global.attributes,</text:p>
            <text:p text:style-name="Preformatted_20_Text">   att.naming.attributes,</text:p>
            <text:p text:style-name="Preformatted_20_Text">   macro.phraseSeq.limited</text:p>
            <text:p text:style-name="Preformatted_20_Text">}</text:p>
          </table:table-cell>
        </table:table-row>
      </table:table>
      <text:h text:outline-level="3"><text:bookmark text:name="TEI.resp"/>&lt;resp&gt;</text:h>
      <table:table table:name="table191" table:style-name="Table1">
        <table:table-column table:style-name="Table1.col1"/>
        <table:table-column table:style-name="Table2.col2"/>
        <table:table-row>
          <table:table-cell table:number-columns-spanned="2">
            <text:p><text:span text:style-name="Highlight">&lt;resp&gt; </text:span>(<text:span>responsibility</text:span>) <text:span>contains a phrase describing the nature of a person's intellectual responsibility, or an organization's role in the production or distribution of a work.</text:span> [<text:a xlink:type="simple" xlink:href="https://www.tei-c.org/release/doc/tei-p5-doc/en/html/CO.html#COBICOR">3.12.2.2. Titles, Authors, and Editors</text:a> <text:a xlink:type="simple" xlink:href="https://www.tei-c.org/release/doc/tei-p5-doc/en/html/HD.html#HD21">2.2.1. The Title Statement</text:a> <text:a xlink:type="simple" xlink:href="https://www.tei-c.org/release/doc/tei-p5-doc/en/html/HD.html#HD22">2.2.2. The Edition Statement</text:a> <text:a xlink:type="simple" xlink:href="https://www.tei-c.org/release/doc/tei-p5-doc/en/html/HD.html#HD26">2.2.5. The Series Statement</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item>
                <text:p text:style-name="P1">att.canonical</text:p>
                <text:list text:style-name="L1">
                  <text:list-item>
                    <text:p text:style-name="P1"><text:span text:style-name="Emphasis">@key</text:span></text:p>
                  </text:list-item>
                  <text:list-item>
                    <text:p text:style-name="P1"><text:span text:style-name="Emphasis">@ref</text:span></text:p>
                  </text:list-item>
                </text:list>
              </text:list-item>
              <text:list-item>
                <text:p text:style-name="P1">att.datable</text:p>
                <text:list text:style-name="L1">
                  <text:list-item>
                    <text:p text:style-name="P1"><text:span text:style-name="Emphasis">@period</text:span></text:p>
                  </text:list-item>
                </text:list>
                <text:list text:style-name="L1">
                  <text:list-item>
                    <text:p text:style-name="P1">att.datable.w3c</text:p>
                    <text:list text:style-name="L1">
                      <text:list-item>
                        <text:p text:style-name="P1"><text:span text:style-name="Emphasis">@when</text:span></text:p>
                      </text:list-item>
                      <text:list-item>
                        <text:p text:style-name="P1"><text:span text:style-name="Emphasis">@notBefore</text:span></text:p>
                      </text:list-item>
                      <text:list-item>
                        <text:p text:style-name="P1"><text:span text:style-name="Emphasis">@notAfter</text:span></text:p>
                      </text:list-item>
                      <text:list-item>
                        <text:p text:style-name="P1"><text:span text:style-name="Emphasis">@from</text:span></text:p>
                      </text:list-item>
                      <text:list-item>
                        <text:p text:style-name="P1"><text:span text:style-name="Emphasis">@to</text:span></text:p>
                      </text:list-item>
                    </text:list>
                  </text:list-item>
                  <text:list-item>
                    <text:p text:style-name="P1">att.datable.iso</text:p>
                    <text:list text:style-name="L1">
                      <text:list-item>
                        <text:p text:style-name="P1"><text:span text:style-name="Emphasis">@when-iso</text:span></text:p>
                      </text:list-item>
                      <text:list-item>
                        <text:p text:style-name="P1"><text:span text:style-name="Emphasis">@notBefore-iso</text:span></text:p>
                      </text:list-item>
                      <text:list-item>
                        <text:p text:style-name="P1"><text:span text:style-name="Emphasis">@notAfter-iso</text:span></text:p>
                      </text:list-item>
                      <text:list-item>
                        <text:p text:style-name="P1"><text:span text:style-name="Emphasis">@from-iso</text:span></text:p>
                      </text:list-item>
                      <text:list-item>
                        <text:p text:style-name="P1"><text:span text:style-name="Emphasis">@to-iso</text:span></text:p>
                      </text:list-item>
                    </text:list>
                  </text:list-item>
                  <text:list-item>
                    <text:p text:style-name="P1">att.datable.custom</text:p>
                    <text:list text:style-name="L1">
                      <text:list-item>
                        <text:p text:style-name="P1"><text:span text:style-name="Emphasis">@when-custom</text:span></text:p>
                      </text:list-item>
                      <text:list-item>
                        <text:p text:style-name="P1"><text:span text:style-name="Emphasis">@notBefore-custom</text:span></text:p>
                      </text:list-item>
                      <text:list-item>
                        <text:p text:style-name="P1"><text:span text:style-name="Emphasis">@notAfter-custom</text:span></text:p>
                      </text:list-item>
                      <text:list-item>
                        <text:p text:style-name="P1"><text:span text:style-name="Emphasis">@from-custom</text:span></text:p>
                      </text:list-item>
                      <text:list-item>
                        <text:p text:style-name="P1"><text:span text:style-name="Emphasis">@to-custom</text:span></text:p>
                      </text:list-item>
                      <text:list-item>
                        <text:p text:style-name="P1"><text:span text:style-name="Emphasis">@datingPoint</text:span></text:p>
                      </text:list-item>
                      <text:list-item>
                        <text:p text:style-name="P1"><text:span text:style-name="Emphasis">@datingMethod</text:span></text:p>
                      </text:list-item>
                    </text:list>
                  </text:list-item>
                </text:list>
              </text:list-item>
            </text:list>
            <table:table table:name="table192" table:style-name="Table1">
              <table:table-column table:style-name="Table1.col1"/>
              <table:table-column table:style-name="Table2.col2"/>
              <table:table-row>
                <table:table-cell>
                  <text:p>calendar</text:p>
                </table:table-cell>
                <table:table-cell>
                  <text:p><text:span>indicates one or more systems or calendars to which the date represented by the content of this element belongs.</text:span></text:p>
                  <table:table table:name="table193" table:style-name="Table1">
                    <table:table-column table:style-name="Table1.col1"/>
                    <table:table-column table:style-name="Table2.col2"/>
                    <table:table-row>
                      <table:table-cell>
                        <text:p><text:span><text:a xlink:type="simple" xlink:href="http://www.tei-c.org/Activities/Council/Working/tcw27.xml"><text:span>Deprecated</text:span></text:a></text:span></text:p>
                      </table:table-cell>
                      <table:table-cell table:number-columns-spanned="1">
                        <text:p><text:span>will be removed on 2024-11-11</text:span></text:p>
                      </table:table-cell>
                    </table:table-row>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idata.pointer <text:span>separated by whitespace</text:span></text:p>
                      </table:table-cell>
                    </table:table-row>
                    <table:table-row>
                      <table:table-cell>
                        <text:p><text:span text:style-name="Highlight">Schematron</text:span></text:p>
                      </table:table-cell>
                      <table:table-cell>
                        <text:p>
&lt;sch:rule context="tei:*[@calendar]"&gt;
&lt;sch:assert test="string-length( normalize-space(.) ) gt 0"&gt; @calendar indicates one or more
 systems or calendars to which the date represented by the content of this element belongs,
 but this &lt;sch:name/&gt; element has no textual content.&lt;/sch:assert&gt;
&lt;/sch:rule&gt;</text:p>
                      </table:table-cell>
                    </table:table-row>
                  </table:table>
                </table:table-cell>
              </table:table-row>
            </table:table>
          </table:table-cell>
        </table:table-row>
        <table:table-row>
          <table:table-cell>
            <text:p><text:span text:style-name="Highlight">Contained by</text:span></text:p>
          </table:table-cell>
          <table:table-cell>
            <text:p><text:span>core: </text:span><text:span>respStmt</text:span></text:p>
          </table:table-cell>
        </table:table-row>
        <table:table-row>
          <table:table-cell>
            <text:p><text:span text:style-name="Highlight">May contain</text:span></text:p>
          </table:table-cell>
          <table:table-cell>
            <text:p><text:span>core: </text:span><text:span>cb choice date gap hi name note num pb ref rs title</text:span></text:p>
            <text:p><text:span>figures: </text:span><text:span>figure</text:span></text:p>
            <text:p><text:span>header: </text:span><text:span>idno</text:span></text:p>
            <text:p><text:span>linking: </text:span><text:span>anchor</text:span></text:p>
            <text:p><text:span>msdescription: </text:span><text:span>dimensions height locus locusGrp width</text:span></text:p>
            <text:p><text:span>namesdates: </text:span><text:span>country persName placeName settlement</text:span></text:p>
            <text:p><text:span>textcrit: </text:span><text:span>app</text:span></text:p>
            <text:p><text:span>transcr: </text:span><text:span>subst</text:span></text:p>
            <text:p>character data</text:p>
          </table:table-cell>
        </table:table-row>
        <table:table-row>
          <table:table-cell>
            <text:p><text:span text:style-name="Highlight">Note</text:span></text:p>
          </table:table-cell>
          <table:table-cell>
            <text:p text:style-name="Text_20_body">The attribute <text:span text:style-name="Emphasis">ref</text:span>, inherited from the class <text:span>att.canonical</text:span> may be used to indicate the kind of responsibility in a normalized form by referring directly to a standardized list of responsibility types, such as that maintained by a naming authority, for example the list maintained at <text:a xlink:type="simple" xlink:href="http://www.loc.gov/marc/relators/relacode.html">http://www.loc.gov/marc/relators/relacode.html</text:a> for bibliographic usage.</text:p>
          </table:table-cell>
        </table:table-row>
        <table:table-row>
          <table:table-cell>
            <text:p><text:span text:style-name="Highlight">Example</text:span></text:p>
          </table:table-cell>
          <table:table-cell>
            <text:p text:style-name="Preformatted_20_Text">&lt;respStmt&gt;</text:p>
            <text:p text:style-name="Preformatted_20_Text"> &lt;resp ref="http://id.loc.gov/vocabulary/relators/com.html"&gt;compiler&lt;/resp&gt;</text:p>
            <text:p text:style-name="Preformatted_20_Text"> &lt;name&gt;Edward Child&lt;/name&gt;</text:p>
            <text:p text:style-name="Preformatted_20_Text">&lt;/respStmt&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macroRef key="macro.phraseSeq.limited"/&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resp</text:p>
            <text:p text:style-name="Preformatted_20_Text">{</text:p>
            <text:p text:style-name="Preformatted_20_Text">   att.global.attributes,</text:p>
            <text:p text:style-name="Preformatted_20_Text">   att.canonical.attributes,</text:p>
            <text:p text:style-name="Preformatted_20_Text">   att.datable.attributes,</text:p>
            <text:p text:style-name="Preformatted_20_Text">   attribute calendar { list { + } }?,</text:p>
            <text:p text:style-name="Preformatted_20_Text">   macro.phraseSeq.limited</text:p>
            <text:p text:style-name="Preformatted_20_Text">}</text:p>
          </table:table-cell>
        </table:table-row>
      </table:table>
      <text:h text:outline-level="3"><text:bookmark text:name="TEI.respStmt"/>&lt;respStmt&gt;</text:h>
      <table:table table:name="table194" table:style-name="Table1">
        <table:table-column table:style-name="Table1.col1"/>
        <table:table-column table:style-name="Table2.col2"/>
        <table:table-row>
          <table:table-cell table:number-columns-spanned="2">
            <text:p><text:span text:style-name="Highlight">&lt;respStmt&gt; </text:span>(<text:span>statement of responsibility</text:span>) <text:span>supplies a statement of responsibility for the intellectual content of a text, edition, recording, or series, where the specialized elements for authors, editors, etc. do not suffice or do not apply. May also be used to encode information about individuals or organizations which have played a role in the production or distribution of a bibliographic work.</text:span> [<text:a xlink:type="simple" xlink:href="https://www.tei-c.org/release/doc/tei-p5-doc/en/html/CO.html#COBICOR">3.12.2.2. Titles, Authors, and Editors</text:a> <text:a xlink:type="simple" xlink:href="https://www.tei-c.org/release/doc/tei-p5-doc/en/html/HD.html#HD21">2.2.1. The Title Statement</text:a> <text:a xlink:type="simple" xlink:href="https://www.tei-c.org/release/doc/tei-p5-doc/en/html/HD.html#HD22">2.2.2. The Edition Statement</text:a> <text:a xlink:type="simple" xlink:href="https://www.tei-c.org/release/doc/tei-p5-doc/en/html/HD.html#HD26">2.2.5. The Series Statement</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item>
                <text:p text:style-name="P1">att.canonical</text:p>
                <text:list text:style-name="L1">
                  <text:list-item>
                    <text:p text:style-name="P1"><text:span text:style-name="Emphasis">@key</text:span></text:p>
                  </text:list-item>
                  <text:list-item>
                    <text:p text:style-name="P1"><text:span text:style-name="Emphasis">@ref</text:span></text:p>
                  </text:list-item>
                </text:list>
              </text:list-item>
            </text:list>
          </table:table-cell>
        </table:table-row>
        <table:table-row>
          <table:table-cell>
            <text:p><text:span text:style-name="Highlight">Member of</text:span></text:p>
          </table:table-cell>
          <table:table-cell>
            <text:p>model.respLike </text:p>
          </table:table-cell>
        </table:table-row>
        <table:table-row>
          <table:table-cell>
            <text:p><text:span text:style-name="Highlight">Contained by</text:span></text:p>
          </table:table-cell>
          <table:table-cell>
            <text:p><text:span>header: </text:span><text:span>editionStmt titleStmt</text:span></text:p>
            <text:p><text:span>msdescription: </text:span><text:span>msItem msItemStruct</text:span></text:p>
          </table:table-cell>
        </table:table-row>
        <table:table-row>
          <table:table-cell>
            <text:p><text:span text:style-name="Highlight">May contain</text:span></text:p>
          </table:table-cell>
          <table:table-cell>
            <text:p><text:span>core: </text:span><text:span>name resp</text:span></text:p>
          </table:table-cell>
        </table:table-row>
        <table:table-row>
          <table:table-cell>
            <text:p><text:span text:style-name="Highlight">Example</text:span></text:p>
          </table:table-cell>
          <table:table-cell>
            <text:p text:style-name="Preformatted_20_Text">&lt;respStmt&gt;</text:p>
            <text:p text:style-name="Preformatted_20_Text"> &lt;resp&gt;transcribed from original ms&lt;/resp&gt;</text:p>
            <text:p text:style-name="Preformatted_20_Text"> &lt;persName&gt;Claus Huitfeldt&lt;/persName&gt;</text:p>
            <text:p text:style-name="Preformatted_20_Text">&lt;/respStmt&gt;</text:p>
          </table:table-cell>
        </table:table-row>
        <table:table-row>
          <table:table-cell>
            <text:p><text:span text:style-name="Highlight">Example</text:span></text:p>
          </table:table-cell>
          <table:table-cell>
            <text:p text:style-name="Preformatted_20_Text">&lt;respStmt&gt;</text:p>
            <text:p text:style-name="Preformatted_20_Text"> &lt;resp&gt;converted to XML encoding&lt;/resp&gt;</text:p>
            <text:p text:style-name="Preformatted_20_Text"> &lt;name&gt;Alan Morrison&lt;/name&gt;</text:p>
            <text:p text:style-name="Preformatted_20_Text">&lt;/respStmt&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sequence minOccurs="1" maxOccurs="1"&gt;</text:p>
            <text:p text:style-name="Preformatted_20_Text">  &lt;elementRef key="resp" minOccurs="1"</text:p>
            <text:p text:style-name="Preformatted_20_Text">   maxOccurs="1"/&gt;</text:p>
            <text:p text:style-name="Preformatted_20_Text">  &lt;elementRef key="name" minOccurs="1"</text:p>
            <text:p text:style-name="Preformatted_20_Text">   maxOccurs="1"/&gt;</text:p>
            <text:p text:style-name="Preformatted_20_Text"> &lt;/sequenc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respStmt</text:p>
            <text:p text:style-name="Preformatted_20_Text">{</text:p>
            <text:p text:style-name="Preformatted_20_Text">   att.global.attributes,</text:p>
            <text:p text:style-name="Preformatted_20_Text">   att.canonical.attributes,</text:p>
            <text:p text:style-name="Preformatted_20_Text">   ( resp, name )</text:p>
            <text:p text:style-name="Preformatted_20_Text">}</text:p>
          </table:table-cell>
        </table:table-row>
      </table:table>
      <text:h text:outline-level="3"><text:bookmark text:name="TEI.revisionDesc"/>&lt;revisionDesc&gt;</text:h>
      <table:table table:name="table195" table:style-name="Table1">
        <table:table-column table:style-name="Table1.col1"/>
        <table:table-column table:style-name="Table2.col2"/>
        <table:table-row>
          <table:table-cell table:number-columns-spanned="2">
            <text:p><text:span text:style-name="Highlight">&lt;revisionDesc&gt; </text:span>(<text:span>revision description</text:span>) <text:span>summarizes the revision history for a file.</text:span> [<text:a xlink:type="simple" xlink:href="https://www.tei-c.org/release/doc/tei-p5-doc/en/html/HD.html#HD6">2.6. The Revision Description</text:a> <text:a xlink:type="simple" xlink:href="https://www.tei-c.org/release/doc/tei-p5-doc/en/html/HD.html#HD11">2.1.1. The TEI Header and Its Components</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item>
                <text:p text:style-name="P1">att.docStatus</text:p>
                <text:list text:style-name="L1">
                  <text:list-item>
                    <text:p text:style-name="P1"><text:span text:style-name="Emphasis">@status</text:span></text:p>
                  </text:list-item>
                </text:list>
              </text:list-item>
            </text:list>
          </table:table-cell>
        </table:table-row>
        <table:table-row>
          <table:table-cell>
            <text:p><text:span text:style-name="Highlight">Contained by</text:span></text:p>
          </table:table-cell>
          <table:table-cell>
            <text:p><text:span>header: </text:span><text:span>teiHeader</text:span></text:p>
          </table:table-cell>
        </table:table-row>
        <table:table-row>
          <table:table-cell>
            <text:p><text:span text:style-name="Highlight">May contain</text:span></text:p>
          </table:table-cell>
          <table:table-cell>
            <text:p><text:span>header: </text:span><text:span>change</text:span></text:p>
          </table:table-cell>
        </table:table-row>
        <table:table-row>
          <table:table-cell>
            <text:p><text:span text:style-name="Highlight">Note</text:span></text:p>
          </table:table-cell>
          <table:table-cell>
            <text:p text:style-name="Text_20_body">If present on this element, the <text:span text:style-name="Emphasis">status</text:span> attribute should indicate the current status of the document. The same attribute may appear on any &lt;change&gt; to record the status at the time of that change. Conventionally &lt;change&gt; elements should be given in reverse date order, with the most recent change at the start of the list.</text:p>
          </table:table-cell>
        </table:table-row>
        <table:table-row>
          <table:table-cell>
            <text:p><text:span text:style-name="Highlight">Example</text:span></text:p>
          </table:table-cell>
          <table:table-cell>
            <text:p text:style-name="Preformatted_20_Text">&lt;revisionDesc status="embargoed"&gt;</text:p>
            <text:p text:style-name="Preformatted_20_Text"> &lt;change when="1991-11-11" who="#LB"&gt; deleted chapter 10 &lt;/change&gt;</text:p>
            <text:p text:style-name="Preformatted_20_Text">&lt;/revisionDesc&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alternate&gt;</text:p>
            <text:p text:style-name="Preformatted_20_Text">  &lt;elementRef key="list" minOccurs="1"</text:p>
            <text:p text:style-name="Preformatted_20_Text">   maxOccurs="unbounded"/&gt;</text:p>
            <text:p text:style-name="Preformatted_20_Text">  &lt;elementRef key="listChange"</text:p>
            <text:p text:style-name="Preformatted_20_Text">   minOccurs="1" maxOccurs="unbounded"/&gt;</text:p>
            <text:p text:style-name="Preformatted_20_Text">  &lt;elementRef key="change" minOccurs="1"</text:p>
            <text:p text:style-name="Preformatted_20_Text">   maxOccurs="unbounded"/&gt;</text:p>
            <text:p text:style-name="Preformatted_20_Text"> &lt;/alternat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revisionDesc</text:p>
            <text:p text:style-name="Preformatted_20_Text">{</text:p>
            <text:p text:style-name="Preformatted_20_Text">   att.global.attributes,</text:p>
            <text:p text:style-name="Preformatted_20_Text">   att.docStatus.attributes,</text:p>
            <text:p text:style-name="Preformatted_20_Text">   ( list+ | listChange+ | change+ )</text:p>
            <text:p text:style-name="Preformatted_20_Text">}</text:p>
          </table:table-cell>
        </table:table-row>
      </table:table>
      <text:h text:outline-level="3"><text:bookmark text:name="TEI.rs"/>&lt;rs&gt;</text:h>
      <table:table table:name="table196" table:style-name="Table1">
        <table:table-column table:style-name="Table1.col1"/>
        <table:table-column table:style-name="Table2.col2"/>
        <table:table-row>
          <table:table-cell table:number-columns-spanned="2">
            <text:p><text:span text:style-name="Highlight">&lt;rs&gt; </text:span>(<text:span>referencing string</text:span>) <text:span>contains a general purpose name or referring string.</text:span> [<text:a xlink:type="simple" xlink:href="https://www.tei-c.org/release/doc/tei-p5-doc/en/html/ND.html#NDPER">13.2.1. Personal Names</text:a> <text:a xlink:type="simple" xlink:href="https://www.tei-c.org/release/doc/tei-p5-doc/en/html/CO.html#CONARS">3.6.1. Referring String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item>
                <text:p text:style-name="P1">att.naming</text:p>
                <text:list text:style-name="L1">
                  <text:list-item>
                    <text:p text:style-name="P1"><text:span>@role</text:span></text:p>
                  </text:list-item>
                  <text:list-item>
                    <text:p text:style-name="P1"><text:span>@nymRef</text:span></text:p>
                  </text:list-item>
                </text:list>
              </text:list-item>
              <text:list-item>
                <text:p text:style-name="P1">att.canonical</text:p>
                <text:list text:style-name="L1">
                  <text:list-item>
                    <text:p text:style-name="P1"><text:span>key</text:span></text:p>
                  </text:list-item>
                  <text:list-item>
                    <text:p text:style-name="P1"><text:span>@ref</text:span></text:p>
                  </text:list-item>
                </text:list>
              </text:list-item>
              <text:list-item>
                <text:p text:style-name="P1">att.typed</text:p>
                <text:list text:style-name="L1">
                  <text:list-item>
                    <text:p text:style-name="P1"><text:span>type</text:span></text:p>
                  </text:list-item>
                  <text:list-item>
                    <text:p text:style-name="P1"><text:span>@subtype</text:span></text:p>
                  </text:list-item>
                </text:list>
              </text:list-item>
            </text:list>
            <table:table table:name="table197" table:style-name="Table1">
              <table:table-column table:style-name="Table1.col1"/>
              <table:table-column table:style-name="Table2.col2"/>
              <table:table-row>
                <table:table-cell>
                  <text:p>key</text:p>
                </table:table-cell>
                <table:table-cell>
                  <text:p><text:span>provides an externally-defined means of identifying the entity (or entities) being named, using a coded value of some kind.</text:span></text:p>
                  <table:table table:name="table198" table:style-name="Table1">
                    <table:table-column table:style-name="Table1.col1"/>
                    <table:table-column table:style-name="Table2.col2"/>
                    <table:table-row>
                      <table:table-cell>
                        <text:p><text:span text:style-name="Highlight">Derived from</text:span></text:p>
                      </table:table-cell>
                      <table:table-cell>
                        <text:p>att.canonical</text:p>
                      </table:table-cell>
                    </table:table-row>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Datatype</text:span></text:p>
                      </table:table-cell>
                      <table:table-cell>
                        <text:p>teidata.text</text:p>
                      </table:table-cell>
                    </table:table-row>
                  </table:table>
                </table:table-cell>
              </table:table-row>
              <table:table-row>
                <table:table-cell>
                  <text:p>type</text:p>
                </table:table-cell>
                <table:table-cell>
                  <table:table table:name="table199" table:style-name="Table1">
                    <table:table-column table:style-name="Table1.col1"/>
                    <table:table-column table:style-name="Table2.col2"/>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Legal values are:</text:span></text:p>
                      </table:table-cell>
                      <table:table-cell>
                        <text:p text:style-name="List_20_Heading">person</text:p>
                        <text:p text:style-name="List_20_Contents"/>
                        <text:p text:style-name="List_20_Heading">place</text:p>
                        <text:p text:style-name="List_20_Contents"/>
                      </table:table-cell>
                    </table:table-row>
                  </table:table>
                </table:table-cell>
              </table:table-row>
            </table:table>
          </table:table-cell>
        </table:table-row>
        <table:table-row>
          <table:table-cell>
            <text:p><text:span text:style-name="Highlight">Member of</text:span></text:p>
          </table:table-cell>
          <table:table-cell>
            <text:p>model.nameLike </text:p>
          </table:table-cell>
        </table:table-row>
        <table:table-row>
          <table:table-cell>
            <text:p><text:span text:style-name="Highlight">Contained by</text:span></text:p>
          </table:table-cell>
          <table:table-cell>
            <text:p><text:span>core: </text:span><text:span>add author corr date del head hi l name note num orig p publisher quote ref reg resp rs said sic textLang title unclear</text:span></text:p>
            <text:p><text:span>figures: </text:span><text:span>figDesc</text:span></text:p>
            <text:p><text:span>header: </text:span><text:span>authority change edition extent handNote language licence</text:span></text:p>
            <text:p><text:span>linking: </text:span><text:span>seg</text:span></text:p>
            <text:p><text:span>msdescription: </text:span><text:span>acquisition condition decoNote explicit foliation incipit layout msName origin repository rubric support</text:span></text:p>
            <text:p><text:span>namesdates: </text:span><text:span>country persName placeName settlement</text:span></text:p>
            <text:p><text:span>textcrit: </text:span><text:span>lem rdg witness</text:span></text:p>
            <text:p><text:span>transcr: </text:span><text:span>damage supplied surplus</text:span></text:p>
          </table:table-cell>
        </table:table-row>
        <table:table-row>
          <table:table-cell>
            <text:p><text:span text:style-name="Highlight">May contain</text:span></text:p>
          </table:table-cell>
          <table:table-cell>
            <text:p><text:span>analysis: </text:span><text:span>c</text:span></text:p>
            <text:p><text:span>core: </text:span><text:span>add cb choice corr date del gap hi name note num orig pb quote ref reg rs said sic title unclear</text:span></text:p>
            <text:p><text:span>figures: </text:span><text:span>figure</text:span></text:p>
            <text:p><text:span>header: </text:span><text:span>idno</text:span></text:p>
            <text:p><text:span>linking: </text:span><text:span>anchor seg</text:span></text:p>
            <text:p><text:span>msdescription: </text:span><text:span>dimensions height locus locusGrp width</text:span></text:p>
            <text:p><text:span>namesdates: </text:span><text:span>country persName placeName settlement</text:span></text:p>
            <text:p><text:span>textcrit: </text:span><text:span>app</text:span></text:p>
            <text:p><text:span>transcr: </text:span><text:span>damage handShift subst supplied surplus</text:span></text:p>
            <text:p>character data</text:p>
          </table:table-cell>
        </table:table-row>
        <table:table-row>
          <table:table-cell>
            <text:p><text:span text:style-name="Highlight">Example</text:span></text:p>
          </table:table-cell>
          <table:table-cell>
            <text:p text:style-name="Preformatted_20_Text">&lt;q&gt;My dear &lt;rs type="person"&gt;Mr. Bennet&lt;/rs&gt;, &lt;/q&gt; said &lt;rs type="person"&gt;his lady&lt;/rs&gt;</text:p>
            <text:p text:style-name="Preformatted_20_Text"> to him one day, </text:p>
            <text:p text:style-name="Preformatted_20_Text">&lt;q&gt;have you heard that &lt;rs type="place"&gt;Netherfield Park&lt;/rs&gt; is let at</text:p>
            <text:p text:style-name="Preformatted_20_Text"> last?&lt;/q&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macroRef key="macro.phraseSeq"/&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rs</text:p>
            <text:p text:style-name="Preformatted_20_Text">{</text:p>
            <text:p text:style-name="Preformatted_20_Text">   att.global.attributes,</text:p>
            <text:p text:style-name="Preformatted_20_Text">   att.naming.attribute.role,</text:p>
            <text:p text:style-name="Preformatted_20_Text">   att.naming.attribute.nymRef,</text:p>
            <text:p text:style-name="Preformatted_20_Text">   att.canonical.attribute.ref,</text:p>
            <text:p text:style-name="Preformatted_20_Text">   att.typed.attribute.subtype,</text:p>
            <text:p text:style-name="Preformatted_20_Text">   attribute key { text },</text:p>
            <text:p text:style-name="Preformatted_20_Text">   attribute type { "person" | "place" },</text:p>
            <text:p text:style-name="Preformatted_20_Text">   macro.phraseSeq</text:p>
            <text:p text:style-name="Preformatted_20_Text">}</text:p>
          </table:table-cell>
        </table:table-row>
      </table:table>
      <text:h text:outline-level="3"><text:bookmark text:name="TEI.rubric"/>&lt;rubric&gt;</text:h>
      <table:table table:name="table200" table:style-name="Table1">
        <table:table-column table:style-name="Table1.col1"/>
        <table:table-column table:style-name="Table2.col2"/>
        <table:table-row>
          <table:table-cell table:number-columns-spanned="2">
            <text:p><text:span text:style-name="Highlight">&lt;rubric&gt; </text:span>(<text:span>rubric</text:span>) <text:span>contains the text of any <text:span text:style-name="Emphasis">rubric</text:span> or heading attached to a particular manuscript item, that is, a string of words through which a manuscript or other object signals the beginning of a text division, often with an assertion as to its author and title, which is in some way set off from the text itself, typically in red ink, or by use of different size or type of script, or some other such visual device.</text:span> [<text:a xlink:type="simple" xlink:href="https://www.tei-c.org/release/doc/tei-p5-doc/en/html/MS.html#mscoit">10.6.1. The msItem and msItemStruct Elements</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item>
                <text:p text:style-name="P1">att.typed</text:p>
                <text:list text:style-name="L1">
                  <text:list-item>
                    <text:p text:style-name="P1"><text:span text:style-name="Emphasis">@type</text:span></text:p>
                  </text:list-item>
                  <text:list-item>
                    <text:p text:style-name="P1"><text:span text:style-name="Emphasis">@subtype</text:span></text:p>
                  </text:list-item>
                </text:list>
              </text:list-item>
              <text:list-item>
                <text:p text:style-name="P1">att.msExcerpt</text:p>
                <text:list text:style-name="L1">
                  <text:list-item>
                    <text:p text:style-name="P1"><text:span text:style-name="Emphasis">@defective</text:span></text:p>
                  </text:list-item>
                </text:list>
              </text:list-item>
            </text:list>
          </table:table-cell>
        </table:table-row>
        <table:table-row>
          <table:table-cell>
            <text:p><text:span text:style-name="Highlight">Member of</text:span></text:p>
          </table:table-cell>
          <table:table-cell>
            <text:p>model.msQuoteLike </text:p>
          </table:table-cell>
        </table:table-row>
        <table:table-row>
          <table:table-cell>
            <text:p><text:span text:style-name="Highlight">Contained by</text:span></text:p>
          </table:table-cell>
          <table:table-cell>
            <text:p><text:span>msdescription: </text:span><text:span>msItem msItemStruct</text:span></text:p>
          </table:table-cell>
        </table:table-row>
        <table:table-row>
          <table:table-cell>
            <text:p><text:span text:style-name="Highlight">May contain</text:span></text:p>
          </table:table-cell>
          <table:table-cell>
            <text:p><text:span>analysis: </text:span><text:span>c</text:span></text:p>
            <text:p><text:span>core: </text:span><text:span>add cb choice corr date del gap hi name note num orig pb quote ref reg rs said sic title unclear</text:span></text:p>
            <text:p><text:span>figures: </text:span><text:span>figure</text:span></text:p>
            <text:p><text:span>header: </text:span><text:span>idno</text:span></text:p>
            <text:p><text:span>linking: </text:span><text:span>anchor seg</text:span></text:p>
            <text:p><text:span>msdescription: </text:span><text:span>dimensions height locus locusGrp width</text:span></text:p>
            <text:p><text:span>namesdates: </text:span><text:span>country persName placeName settlement</text:span></text:p>
            <text:p><text:span>textcrit: </text:span><text:span>app</text:span></text:p>
            <text:p><text:span>transcr: </text:span><text:span>damage handShift subst supplied surplus</text:span></text:p>
            <text:p>character data</text:p>
          </table:table-cell>
        </table:table-row>
        <table:table-row>
          <table:table-cell>
            <text:p><text:span text:style-name="Highlight">Example</text:span></text:p>
          </table:table-cell>
          <table:table-cell>
            <text:p text:style-name="Preformatted_20_Text">&lt;rubric&gt;Nu koma Skyckiu Rym&lt;ex&gt;ur&lt;/ex&gt;.&lt;/rubric&gt;</text:p>
            <text:p text:style-name="Preformatted_20_Text">&lt;rubric&gt;Incipit liber de consciencia humana a beatissimo Bernardo editus.&lt;/rubric&gt;</text:p>
            <text:p text:style-name="Preformatted_20_Text">&lt;rubric&gt;</text:p>
            <text:p text:style-name="Preformatted_20_Text"> &lt;locus&gt;16. f. 28v in margin: &lt;/locus&gt;Dicta Cassiodori</text:p>
            <text:p text:style-name="Preformatted_20_Text">&lt;/rubric&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macroRef key="macro.phraseSeq"/&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rubric</text:p>
            <text:p text:style-name="Preformatted_20_Text">{</text:p>
            <text:p text:style-name="Preformatted_20_Text">   att.global.attributes,</text:p>
            <text:p text:style-name="Preformatted_20_Text">   att.typed.attributes,</text:p>
            <text:p text:style-name="Preformatted_20_Text">   att.msExcerpt.attributes,</text:p>
            <text:p text:style-name="Preformatted_20_Text">   macro.phraseSeq</text:p>
            <text:p text:style-name="Preformatted_20_Text">}</text:p>
          </table:table-cell>
        </table:table-row>
      </table:table>
      <text:h text:outline-level="3"><text:bookmark text:name="TEI.said"/>&lt;said&gt;</text:h>
      <table:table table:name="table201" table:style-name="Table1">
        <table:table-column table:style-name="Table1.col1"/>
        <table:table-column table:style-name="Table2.col2"/>
        <table:table-row>
          <table:table-cell table:number-columns-spanned="2">
            <text:p><text:span text:style-name="Highlight">&lt;said&gt; </text:span>(<text:span>speech or thought</text:span>) <text:span>indicates passages thought or spoken aloud, whether explicitly indicated in the source or not, whether directly or indirectly reported, whether by real people or fictional characters.</text:span> [<text:a xlink:type="simple" xlink:href="https://www.tei-c.org/release/doc/tei-p5-doc/en/html/CO.html#COHQQ">3.3.3. Quotation</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xml:id</text:span></text:p>
                  </text:list-item>
                  <text:list-item>
                    <text:p text:style-name="P1"><text:span>@n</text:span></text:p>
                  </text:list-item>
                  <text:list-item>
                    <text:p text:style-name="P1"><text:span>@xml:lang</text:span></text:p>
                  </text:list-item>
                  <text:list-item>
                    <text:p text:style-name="P1"><text:span>@xml:base</text:span></text:p>
                  </text:list-item>
                  <text:list-item>
                    <text:p text:style-name="P1"><text:span>@xml:space</text:span></text:p>
                  </text:list-item>
                </text:list>
              </text:list-item>
              <text:list-item>
                <text:p text:style-name="P1">att.global.rendition</text:p>
                <text:list text:style-name="L1">
                  <text:list-item>
                    <text:p text:style-name="P1"><text:span>rendition</text:span></text:p>
                  </text:list-item>
                  <text:list-item>
                    <text:p text:style-name="P1"><text:span>@rend</text:span></text:p>
                  </text:list-item>
                  <text:list-item>
                    <text:p text:style-name="P1"><text:span>@style</text:span></text:p>
                  </text:list-item>
                </text:list>
              </text:list-item>
              <text:list-item>
                <text:p text:style-name="P1">att.global.linking</text:p>
                <text:list text:style-name="L1">
                  <text:list-item>
                    <text:p text:style-name="P1"><text:span>@corresp</text:span></text:p>
                  </text:list-item>
                  <text:list-item>
                    <text:p text:style-name="P1"><text:span>@synch</text:span></text:p>
                  </text:list-item>
                  <text:list-item>
                    <text:p text:style-name="P1"><text:span>@sameAs</text:span></text:p>
                  </text:list-item>
                  <text:list-item>
                    <text:p text:style-name="P1"><text:span>@copyOf</text:span></text:p>
                  </text:list-item>
                  <text:list-item>
                    <text:p text:style-name="P1"><text:span>@next</text:span></text:p>
                  </text:list-item>
                  <text:list-item>
                    <text:p text:style-name="P1"><text:span>@prev</text:span></text:p>
                  </text:list-item>
                  <text:list-item>
                    <text:p text:style-name="P1"><text:span>@exclude</text:span></text:p>
                  </text:list-item>
                  <text:list-item>
                    <text:p text:style-name="P1"><text:span>@select</text:span></text:p>
                  </text:list-item>
                </text:list>
              </text:list-item>
              <text:list-item>
                <text:p text:style-name="P1">att.global.analytic</text:p>
                <text:list text:style-name="L1">
                  <text:list-item>
                    <text:p text:style-name="P1"><text:span>@ana</text:span></text:p>
                  </text:list-item>
                </text:list>
              </text:list-item>
              <text:list-item>
                <text:p text:style-name="P1">att.global.facs</text:p>
                <text:list text:style-name="L1">
                  <text:list-item>
                    <text:p text:style-name="P1"><text:span>@facs</text:span></text:p>
                  </text:list-item>
                </text:list>
              </text:list-item>
              <text:list-item>
                <text:p text:style-name="P1">att.global.change</text:p>
                <text:list text:style-name="L1">
                  <text:list-item>
                    <text:p text:style-name="P1"><text:span>@change</text:span></text:p>
                  </text:list-item>
                </text:list>
              </text:list-item>
              <text:list-item>
                <text:p text:style-name="P1">att.global.responsibility</text:p>
                <text:list text:style-name="L1">
                  <text:list-item>
                    <text:p text:style-name="P1"><text:span>@cert</text:span></text:p>
                  </text:list-item>
                  <text:list-item>
                    <text:p text:style-name="P1"><text:span>@resp</text:span></text:p>
                  </text:list-item>
                </text:list>
              </text:list-item>
              <text:list-item>
                <text:p text:style-name="P1">att.global.source</text:p>
                <text:list text:style-name="L1">
                  <text:list-item>
                    <text:p text:style-name="P1"><text:span>@source</text:span></text:p>
                  </text:list-item>
                </text:list>
              </text:list-item>
              <text:list-item>
                <text:p text:style-name="P1">att.ascribed.directed</text:p>
                <text:list text:style-name="L1">
                  <text:list-item>
                    <text:p text:style-name="P1"><text:span>@toWhom</text:span></text:p>
                  </text:list-item>
                </text:list>
              </text:list-item>
            </text:list>
            <table:table table:name="table202" table:style-name="Table1">
              <table:table-column table:style-name="Table1.col1"/>
              <table:table-column table:style-name="Table2.col2"/>
              <table:table-row>
                <table:table-cell>
                  <text:p>rendition</text:p>
                </table:table-cell>
                <table:table-cell>
                  <table:table table:name="table203"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Legal values are:</text:span></text:p>
                      </table:table-cell>
                      <table:table-cell>
                        <text:p text:style-name="List_20_Heading">dialogue</text:p>
                        <text:p text:style-name="List_20_Contents"/>
                      </table:table-cell>
                    </table:table-row>
                  </table:table>
                </table:table-cell>
              </table:table-row>
              <table:table-row>
                <table:table-cell>
                  <text:p>who</text:p>
                </table:table-cell>
                <table:table-cell>
                  <table:table table:name="table204"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Legal values are:</text:span></text:p>
                      </table:table-cell>
                      <table:table-cell>
                        <text:p text:style-name="List_20_Heading">#nar</text:p>
                        <text:p text:style-name="List_20_Contents"/>
                      </table:table-cell>
                    </table:table-row>
                  </table:table>
                </table:table-cell>
              </table:table-row>
              <table:table-row>
                <table:table-cell>
                  <text:p>aloud</text:p>
                </table:table-cell>
                <table:table-cell>
                  <table:table table:name="table205" table:style-name="Table1">
                    <table:table-column table:style-name="Table1.col1"/>
                    <table:table-column table:style-name="Table2.col2"/>
                    <table:table-row>
                      <table:table-cell>
                        <text:p><text:span text:style-name="Highlight">Status</text:span></text:p>
                      </table:table-cell>
                      <table:table-cell>
                        <text:p><text:span>Recommended</text:span></text:p>
                      </table:table-cell>
                    </table:table-row>
                    <table:table-row>
                      <table:table-cell>
                        <text:p><text:span text:style-name="Highlight">Legal values are:</text:span></text:p>
                      </table:table-cell>
                      <table:table-cell>
                        <text:p text:style-name="List_20_Heading">true</text:p>
                        <text:p text:style-name="List_20_Contents"/>
                        <text:p text:style-name="List_20_Heading">false</text:p>
                        <text:p text:style-name="List_20_Contents"/>
                      </table:table-cell>
                    </table:table-row>
                  </table:table>
                </table:table-cell>
              </table:table-row>
              <table:table-row>
                <table:table-cell>
                  <text:p>direct</text:p>
                </table:table-cell>
                <table:table-cell>
                  <table:table table:name="table206" table:style-name="Table1">
                    <table:table-column table:style-name="Table1.col1"/>
                    <table:table-column table:style-name="Table2.col2"/>
                    <table:table-row>
                      <table:table-cell>
                        <text:p><text:span text:style-name="Highlight">Status</text:span></text:p>
                      </table:table-cell>
                      <table:table-cell>
                        <text:p><text:span>Recommended</text:span></text:p>
                      </table:table-cell>
                    </table:table-row>
                    <table:table-row>
                      <table:table-cell>
                        <text:p><text:span text:style-name="Highlight">Legal values are:</text:span></text:p>
                      </table:table-cell>
                      <table:table-cell>
                        <text:p text:style-name="List_20_Heading">true</text:p>
                        <text:p text:style-name="List_20_Contents"/>
                        <text:p text:style-name="List_20_Heading">false</text:p>
                        <text:p text:style-name="List_20_Contents"/>
                      </table:table-cell>
                    </table:table-row>
                  </table:table>
                </table:table-cell>
              </table:table-row>
            </table:table>
          </table:table-cell>
        </table:table-row>
        <table:table-row>
          <table:table-cell>
            <text:p><text:span text:style-name="Highlight">Member of</text:span></text:p>
          </table:table-cell>
          <table:table-cell>
            <text:p>model.attributable</text:p>
          </table:table-cell>
        </table:table-row>
        <table:table-row>
          <table:table-cell>
            <text:p><text:span text:style-name="Highlight">Contained by</text:span></text:p>
          </table:table-cell>
          <table:table-cell>
            <text:p><text:span>core: </text:span><text:span>add author corr del head hi l name note num orig p publisher quote ref reg rs said sic textLang title unclear</text:span></text:p>
            <text:p><text:span>figures: </text:span><text:span>figDesc figure</text:span></text:p>
            <text:p><text:span>header: </text:span><text:span>change edition extent handNote licence</text:span></text:p>
            <text:p><text:span>linking: </text:span><text:span>seg</text:span></text:p>
            <text:p><text:span>msdescription: </text:span><text:span>acquisition condition decoNote explicit foliation incipit layout origin rubric support</text:span></text:p>
            <text:p><text:span>namesdates: </text:span><text:span>country persName placeName settlement</text:span></text:p>
            <text:p><text:span>textcrit: </text:span><text:span>lem rdg witness</text:span></text:p>
            <text:p><text:span>textstructure: </text:span><text:span>body div</text:span></text:p>
            <text:p><text:span>transcr: </text:span><text:span>damage supplied surplus</text:span></text:p>
          </table:table-cell>
        </table:table-row>
        <table:table-row>
          <table:table-cell>
            <text:p><text:span text:style-name="Highlight">May contain</text:span></text:p>
          </table:table-cell>
          <table:table-cell>
            <text:p><text:span>analysis: </text:span><text:span>c</text:span></text:p>
            <text:p><text:span>core: </text:span><text:span>add cb choice corr date del gap hi l lg name note num orig p pb quote ref reg rs said sic title unclear</text:span></text:p>
            <text:p><text:span>figures: </text:span><text:span>figure</text:span></text:p>
            <text:p><text:span>header: </text:span><text:span>idno</text:span></text:p>
            <text:p><text:span>linking: </text:span><text:span>anchor seg</text:span></text:p>
            <text:p><text:span>msdescription: </text:span><text:span>dimensions height locus locusGrp msDesc width</text:span></text:p>
            <text:p><text:span>namesdates: </text:span><text:span>country persName placeName settlement</text:span></text:p>
            <text:p><text:span>textcrit: </text:span><text:span>app listWit</text:span></text:p>
            <text:p><text:span>transcr: </text:span><text:span>damage handShift subst supplied surplus</text:span></text:p>
            <text:p>character data</text:p>
          </table:table-cell>
        </table:table-row>
        <table:table-row>
          <table:table-cell>
            <text:p><text:span text:style-name="Highlight">Example</text:span></text:p>
          </table:table-cell>
          <table:table-cell>
            <text:p text:style-name="Preformatted_20_Text"/>
            <text:p text:style-name="Preformatted_20_Text">&lt;!-- in the header --&gt;&lt;editorialDecl&gt;</text:p>
            <text:p text:style-name="Preformatted_20_Text"> &lt;quotation marks="all"/&gt;</text:p>
            <text:p text:style-name="Preformatted_20_Text">&lt;/editorialDecl&gt;</text:p>
            <text:p text:style-name="Preformatted_20_Text">&lt;!-- ... --&gt;</text:p>
            <text:p text:style-name="Preformatted_20_Text">&lt;p&gt;</text:p>
            <text:p text:style-name="Preformatted_20_Text"> &lt;said&gt;"Our minstrel here will warm the old man's heart with song, dazzle him with jewels and</text:p>
            <text:p text:style-name="Preformatted_20_Text">   gold"&lt;/said&gt;, a troublemaker simpered. &lt;said&gt;"He'll trample on the Duke's camellias, spill</text:p>
            <text:p text:style-name="Preformatted_20_Text">   his wine, and blunt his sword, and say his name begins with X, and in the end the Duke</text:p>
            <text:p text:style-name="Preformatted_20_Text">   will say, &lt;said&gt;'Take Saralinda, with my blessing, O lordly Prince of Rags and Tags, O</text:p>
            <text:p text:style-name="Preformatted_20_Text">     rider of the sun!'&lt;/said&gt;"&lt;/said&gt;</text:p>
            <text:p text:style-name="Preformatted_20_Text">&lt;/p&gt;</text:p>
          </table:table-cell>
        </table:table-row>
        <table:table-row>
          <table:table-cell>
            <text:p><text:span text:style-name="Highlight">Example</text:span></text:p>
          </table:table-cell>
          <table:table-cell>
            <text:p text:style-name="Preformatted_20_Text">&lt;p&gt;</text:p>
            <text:p text:style-name="Preformatted_20_Text"> &lt;said aloud="true" rend="pre(“) post(”)"&gt;Hmmm&lt;/said&gt;, said a small voice in his ear.</text:p>
            <text:p text:style-name="Preformatted_20_Text">&lt;said aloud="true" rend="pre(“) post(”)"&gt;Difficult. Very difficult. Plenty of courage, I see.</text:p>
            <text:p text:style-name="Preformatted_20_Text">   Not a bad mind either. there's talent, oh my goodness, yes — and a nice thirst to prove</text:p>
            <text:p text:style-name="Preformatted_20_Text">   yourself, now that's interesting. … So where shall I put you?&lt;/said&gt;</text:p>
            <text:p text:style-name="Preformatted_20_Text">&lt;/p&gt;</text:p>
            <text:p text:style-name="Preformatted_20_Text">&lt;p&gt;Harry gripped the edges of the stool and thought, &lt;said aloud="false" rend="italic"&gt;Not</text:p>
            <text:p text:style-name="Preformatted_20_Text">   Slytherin, not Slytherin&lt;/said&gt;.&lt;/p&gt;</text:p>
          </table:table-cell>
        </table:table-row>
        <table:table-row>
          <table:table-cell>
            <text:p><text:span text:style-name="Highlight">Schematron</text:span></text:p>
          </table:table-cell>
          <table:table-cell/>
        </table:table-row>
        <table:table-row>
          <table:table-cell>
            <text:p><text:span text:style-name="Highlight">Schematron</text:span></text:p>
          </table:table-cell>
          <table:table-cell>
            <text:p>
&lt;sch:rule context="tei:said[./not(@who)]"&gt;
&lt;sch:assert test="./@aloud"&gt;Aloud est obligatoire si c'est un personnage
 qui parle qui parle&lt;/sch:assert&gt;
&lt;/sch:rule&gt;</text:p>
          </table:table-cell>
        </table:table-row>
        <table:table-row>
          <table:table-cell>
            <text:p><text:span text:style-name="Highlight">Schematron</text:span></text:p>
          </table:table-cell>
          <table:table-cell>
            <text:p>
&lt;sch:rule context="tei:said[./not(@who)]"&gt;
&lt;sch:assert test="./@direct"&gt;Direct est obligatoire si c'est un
 personnage qui parle qui parle&lt;/sch:assert&gt;
&lt;/sch:rule&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macroRef key="macro.specialPara"/&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said</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linking.attribute.corresp,</text:p>
            <text:p text:style-name="Preformatted_20_Text">   att.global.linking.attribute.synch,</text:p>
            <text:p text:style-name="Preformatted_20_Text">   att.global.linking.attribute.sameAs,</text:p>
            <text:p text:style-name="Preformatted_20_Text">   att.global.linking.attribute.copyOf,</text:p>
            <text:p text:style-name="Preformatted_20_Text">   att.global.linking.attribute.next,</text:p>
            <text:p text:style-name="Preformatted_20_Text">   att.global.linking.attribute.prev,</text:p>
            <text:p text:style-name="Preformatted_20_Text">   att.global.linking.attribute.exclude,</text:p>
            <text:p text:style-name="Preformatted_20_Text">   att.global.linking.attribute.select,</text:p>
            <text:p text:style-name="Preformatted_20_Text">   att.global.analytic.attribute.ana,</text:p>
            <text:p text:style-name="Preformatted_20_Text">   att.global.facs.attribute.facs,</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global.source.attribute.source,</text:p>
            <text:p text:style-name="Preformatted_20_Text">   att.ascribed.directed.attribute.toWhom,</text:p>
            <text:p text:style-name="Preformatted_20_Text">   attribute rendition { "dialogue" }?,</text:p>
            <text:p text:style-name="Preformatted_20_Text">   attribute who { "#nar" }?,</text:p>
            <text:p text:style-name="Preformatted_20_Text">   attribute aloud { "true" | "false" }?,</text:p>
            <text:p text:style-name="Preformatted_20_Text">   attribute direct { "true" | "false" }?,</text:p>
            <text:p text:style-name="Preformatted_20_Text">   macro.specialPara</text:p>
            <text:p text:style-name="Preformatted_20_Text">}</text:p>
          </table:table-cell>
        </table:table-row>
      </table:table>
      <text:h text:outline-level="3"><text:bookmark text:name="TEI.seg"/>&lt;seg&gt;</text:h>
      <table:table table:name="table207" table:style-name="Table1">
        <table:table-column table:style-name="Table1.col1"/>
        <table:table-column table:style-name="Table2.col2"/>
        <table:table-row>
          <table:table-cell table:number-columns-spanned="2">
            <text:p><text:span text:style-name="Highlight">&lt;seg&gt; </text:span>(<text:span>arbitrary segment</text:span>) <text:span>represents any segmentation of text below the <text:span>‘chunk’</text:span> level.</text:span> [<text:a xlink:type="simple" xlink:href="https://www.tei-c.org/release/doc/tei-p5-doc/en/html/SA.html#SASE">16.3. Blocks, Segments, and Anchors</text:a> <text:a xlink:type="simple" xlink:href="https://www.tei-c.org/release/doc/tei-p5-doc/en/html/VE.html#VESE">6.2. Components of the Verse Line</text:a> <text:a xlink:type="simple" xlink:href="https://www.tei-c.org/release/doc/tei-p5-doc/en/html/DR.html#DRPAL">7.2.5. Speech Contents</text:a>]</text:p>
          </table:table-cell>
          <table:covered-table-cell/>
        </table:table-row>
        <table:table-row>
          <table:table-cell>
            <text:p><text:span text:style-name="Highlight">Module</text:span></text:p>
          </table:table-cell>
          <table:table-cell>
            <text:p>linking</text:p>
          </table:table-cell>
        </table:table-row>
        <table:table-row>
          <table:table-cell>
            <text:p><text:span text:style-name="Highlight">Attributes</text:span></text:p>
          </table:table-cell>
          <table:table-cell>
            <text:list text:style-name="L1">
              <text:list-item>
                <text:p text:style-name="P1">att.segLike</text:p>
                <text:list text:style-name="L1">
                  <text:list-item>
                    <text:p text:style-name="P1"><text:span text:style-name="Emphasis">@function</text:span></text:p>
                  </text:list-item>
                </text:list>
                <text:list text:style-name="L1">
                  <text:list-item>
                    <text:p text:style-name="P1">att.datcat</text:p>
                    <text:list text:style-name="L1">
                      <text:list-item>
                        <text:p text:style-name="P1"><text:span text:style-name="Emphasis">@datcat</text:span></text:p>
                      </text:list-item>
                      <text:list-item>
                        <text:p text:style-name="P1"><text:span text:style-name="Emphasis">@valueDatcat</text:span></text:p>
                      </text:list-item>
                      <text:list-item>
                        <text:p text:style-name="P1"><text:span text:style-name="Emphasis">@targetDatcat</text:span></text:p>
                      </text:list-item>
                    </text:list>
                  </text:list-item>
                  <text:list-item>
                    <text:p text:style-name="P1">att.fragmentable</text:p>
                    <text:list text:style-name="L1">
                      <text:list-item>
                        <text:p text:style-name="P1"><text:span text:style-name="Emphasis">@part</text:span></text:p>
                      </text:list-item>
                    </text:list>
                  </text:list-item>
                </text:list>
              </text:list-item>
              <text:list-item>
                <text:p text:style-name="P1">att.typed</text:p>
                <text:list text:style-name="L1">
                  <text:list-item>
                    <text:p text:style-name="P1"><text:span text:style-name="Emphasis">@type</text:span></text:p>
                  </text:list-item>
                  <text:list-item>
                    <text:p text:style-name="P1"><text:span text:style-name="Emphasis">@subtype</text:span></text:p>
                  </text:list-item>
                </text:list>
              </text:list-item>
              <text:list-item>
                <text:p text:style-name="P1">att.written</text:p>
                <text:list text:style-name="L1">
                  <text:list-item>
                    <text:p text:style-name="P1"><text:span text:style-name="Emphasis">@hand</text:span></text:p>
                  </text:list-item>
                </text:list>
              </text:list-item>
              <text:list-item>
                <text:p text:style-name="P1">att.notated</text:p>
                <text:list text:style-name="L1">
                  <text:list-item>
                    <text:p text:style-name="P1"><text:span text:style-name="Emphasis">@notation</text:span></text:p>
                  </text:list-item>
                </text:list>
              </text:list-item>
              <text:list-item>
                <text:p text:style-name="P1">att.global</text:p>
                <text:list text:style-name="L1">
                  <text:list-item>
                    <text:p text:style-name="P1"><text:span>@xml:id</text:span></text:p>
                  </text:list-item>
                  <text:list-item>
                    <text:p text:style-name="P1"><text:span>@n</text:span></text:p>
                  </text:list-item>
                  <text:list-item>
                    <text:p text:style-name="P1"><text:span>@xml:lang</text:span></text:p>
                  </text:list-item>
                  <text:list-item>
                    <text:p text:style-name="P1"><text:span>@xml:base</text:span></text:p>
                  </text:list-item>
                  <text:list-item>
                    <text:p text:style-name="P1"><text:span>@xml:space</text:span></text:p>
                  </text:list-item>
                </text:list>
              </text:list-item>
              <text:list-item>
                <text:p text:style-name="P1">att.global.rendition</text:p>
                <text:list text:style-name="L1">
                  <text:list-item>
                    <text:p text:style-name="P1"><text:span>rendition</text:span></text:p>
                  </text:list-item>
                  <text:list-item>
                    <text:p text:style-name="P1"><text:span>@rend</text:span></text:p>
                  </text:list-item>
                  <text:list-item>
                    <text:p text:style-name="P1"><text:span>@style</text:span></text:p>
                  </text:list-item>
                </text:list>
              </text:list-item>
              <text:list-item>
                <text:p text:style-name="P1">att.global.linking</text:p>
                <text:list text:style-name="L1">
                  <text:list-item>
                    <text:p text:style-name="P1"><text:span>@corresp</text:span></text:p>
                  </text:list-item>
                  <text:list-item>
                    <text:p text:style-name="P1"><text:span>@synch</text:span></text:p>
                  </text:list-item>
                  <text:list-item>
                    <text:p text:style-name="P1"><text:span>@sameAs</text:span></text:p>
                  </text:list-item>
                  <text:list-item>
                    <text:p text:style-name="P1"><text:span>@copyOf</text:span></text:p>
                  </text:list-item>
                  <text:list-item>
                    <text:p text:style-name="P1"><text:span>@next</text:span></text:p>
                  </text:list-item>
                  <text:list-item>
                    <text:p text:style-name="P1"><text:span>@prev</text:span></text:p>
                  </text:list-item>
                  <text:list-item>
                    <text:p text:style-name="P1"><text:span>@exclude</text:span></text:p>
                  </text:list-item>
                  <text:list-item>
                    <text:p text:style-name="P1"><text:span>@select</text:span></text:p>
                  </text:list-item>
                </text:list>
              </text:list-item>
              <text:list-item>
                <text:p text:style-name="P1">att.global.facs</text:p>
                <text:list text:style-name="L1">
                  <text:list-item>
                    <text:p text:style-name="P1"><text:span>@facs</text:span></text:p>
                  </text:list-item>
                </text:list>
              </text:list-item>
              <text:list-item>
                <text:p text:style-name="P1">att.global.change</text:p>
                <text:list text:style-name="L1">
                  <text:list-item>
                    <text:p text:style-name="P1"><text:span>@change</text:span></text:p>
                  </text:list-item>
                </text:list>
              </text:list-item>
              <text:list-item>
                <text:p text:style-name="P1">att.global.responsibility</text:p>
                <text:list text:style-name="L1">
                  <text:list-item>
                    <text:p text:style-name="P1"><text:span>@cert</text:span></text:p>
                  </text:list-item>
                  <text:list-item>
                    <text:p text:style-name="P1"><text:span>@resp</text:span></text:p>
                  </text:list-item>
                </text:list>
              </text:list-item>
              <text:list-item>
                <text:p text:style-name="P1">att.global.source</text:p>
                <text:list text:style-name="L1">
                  <text:list-item>
                    <text:p text:style-name="P1"><text:span>@source</text:span></text:p>
                  </text:list-item>
                </text:list>
              </text:list-item>
            </text:list>
            <table:table table:name="table208" table:style-name="Table1">
              <table:table-column table:style-name="Table1.col1"/>
              <table:table-column table:style-name="Table2.col2"/>
              <table:table-row>
                <table:table-cell>
                  <text:p>rendition</text:p>
                </table:table-cell>
                <table:table-cell>
                  <table:table table:name="table209"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Legal values are:</text:span></text:p>
                      </table:table-cell>
                      <table:table-cell>
                        <text:p text:style-name="List_20_Heading">dialogue</text:p>
                        <text:p text:style-name="List_20_Contents"/>
                      </table:table-cell>
                    </table:table-row>
                  </table:table>
                </table:table-cell>
              </table:table-row>
              <table:table-row>
                <table:table-cell>
                  <text:p>ana</text:p>
                </table:table-cell>
                <table:table-cell>
                  <table:table table:name="table210" table:style-name="Table1">
                    <table:table-column table:style-name="Table1.col1"/>
                    <table:table-column table:style-name="Table2.col2"/>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Legal values are:</text:span></text:p>
                      </table:table-cell>
                      <table:table-cell>
                        <text:p text:style-name="List_20_Heading">proverbe</text:p>
                        <text:p text:style-name="List_20_Contents"/>
                        <text:p text:style-name="List_20_Heading">discoursEnchassé</text:p>
                        <text:p text:style-name="List_20_Contents"/>
                        <text:p text:style-name="List_20_Heading">lettre</text:p>
                        <text:p text:style-name="List_20_Contents"/>
                        <text:p text:style-name="List_20_Heading">chanson</text:p>
                        <text:p text:style-name="List_20_Contents"/>
                        <text:p text:style-name="List_20_Heading">divergences</text:p>
                        <text:p text:style-name="List_20_Contents"/>
                      </table:table-cell>
                    </table:table-row>
                  </table:table>
                </table:table-cell>
              </table:table-row>
            </table:table>
          </table:table-cell>
        </table:table-row>
        <table:table-row>
          <table:table-cell>
            <text:p><text:span text:style-name="Highlight">Member of</text:span></text:p>
          </table:table-cell>
          <table:table-cell>
            <text:p>model.choicePart model.segLike</text:p>
          </table:table-cell>
        </table:table-row>
        <table:table-row>
          <table:table-cell>
            <text:p><text:span text:style-name="Highlight">Contained by</text:span></text:p>
          </table:table-cell>
          <table:table-cell>
            <text:p><text:span>core: </text:span><text:span>add author choice corr date del head hi l name note num orig p publisher quote ref reg rs said sic textLang title unclear</text:span></text:p>
            <text:p><text:span>header: </text:span><text:span>change edition extent handNote licence</text:span></text:p>
            <text:p><text:span>linking: </text:span><text:span>seg</text:span></text:p>
            <text:p><text:span>msdescription: </text:span><text:span>acquisition condition decoNote explicit foliation incipit layout origin rubric support</text:span></text:p>
            <text:p><text:span>namesdates: </text:span><text:span>country persName placeName settlement</text:span></text:p>
            <text:p><text:span>textcrit: </text:span><text:span>lem rdg</text:span></text:p>
            <text:p><text:span>transcr: </text:span><text:span>damage supplied surplus</text:span></text:p>
          </table:table-cell>
        </table:table-row>
        <table:table-row>
          <table:table-cell>
            <text:p><text:span text:style-name="Highlight">May contain</text:span></text:p>
          </table:table-cell>
          <table:table-cell>
            <text:p><text:span>analysis: </text:span><text:span>c</text:span></text:p>
            <text:p><text:span>core: </text:span><text:span>add cb choice corr date del gap hi l lg name note num orig pb quote ref reg rs said sic title unclear</text:span></text:p>
            <text:p><text:span>figures: </text:span><text:span>figure</text:span></text:p>
            <text:p><text:span>header: </text:span><text:span>idno</text:span></text:p>
            <text:p><text:span>linking: </text:span><text:span>anchor seg</text:span></text:p>
            <text:p><text:span>msdescription: </text:span><text:span>dimensions height locus locusGrp msDesc width</text:span></text:p>
            <text:p><text:span>namesdates: </text:span><text:span>country persName placeName settlement</text:span></text:p>
            <text:p><text:span>textcrit: </text:span><text:span>app listWit</text:span></text:p>
            <text:p><text:span>transcr: </text:span><text:span>damage handShift subst supplied surplus</text:span></text:p>
            <text:p>character data</text:p>
          </table:table-cell>
        </table:table-row>
        <table:table-row>
          <table:table-cell>
            <text:p><text:span text:style-name="Highlight">Note</text:span></text:p>
          </table:table-cell>
          <table:table-cell>
            <text:p text:style-name="Text_20_body">The &lt;seg&gt; element may be used at the encoder's discretion to mark any segments of the text of interest for processing. One use of the element is to mark text features for which no appropriate markup is otherwise defined. Another use is to provide an identifier for some segment which is to be pointed at by some other element—i.e. to provide a target, or a part of a target, for a &lt;ptr&gt; or other similar element.</text:p>
          </table:table-cell>
        </table:table-row>
        <table:table-row>
          <table:table-cell>
            <text:p><text:span text:style-name="Highlight">Example</text:span></text:p>
          </table:table-cell>
          <table:table-cell>
            <text:p text:style-name="Preformatted_20_Text">&lt;seg&gt;When are you leaving?&lt;/seg&gt;</text:p>
            <text:p text:style-name="Preformatted_20_Text">&lt;seg&gt;Tomorrow.&lt;/seg&gt;</text:p>
          </table:table-cell>
        </table:table-row>
        <table:table-row>
          <table:table-cell>
            <text:p><text:span text:style-name="Highlight">Example</text:span></text:p>
          </table:table-cell>
          <table:table-cell>
            <text:p text:style-name="Preformatted_20_Text">&lt;s&gt;</text:p>
            <text:p text:style-name="Preformatted_20_Text"> &lt;seg rend="caps" type="initial-cap"&gt;So father's only&lt;/seg&gt; glory was the ballfield. </text:p>
            <text:p text:style-name="Preformatted_20_Text">&lt;/s&gt;</text:p>
          </table:table-cell>
        </table:table-row>
        <table:table-row>
          <table:table-cell>
            <text:p><text:span text:style-name="Highlight">Example</text:span></text:p>
          </table:table-cell>
          <table:table-cell>
            <text:p text:style-name="Preformatted_20_Text">&lt;seg type="preamble"&gt;</text:p>
            <text:p text:style-name="Preformatted_20_Text"> &lt;seg&gt;Sigmund, &lt;seg type="patronym"&gt;the son of Volsung&lt;/seg&gt;, was a king in Frankish country.&lt;/seg&gt;</text:p>
            <text:p text:style-name="Preformatted_20_Text"> &lt;seg&gt;Sinfiotli was the eldest of his sons ...&lt;/seg&gt;</text:p>
            <text:p text:style-name="Preformatted_20_Text"> &lt;seg&gt;Borghild, Sigmund's wife, had a brother ... &lt;/seg&gt;</text:p>
            <text:p text:style-name="Preformatted_20_Text">&lt;/seg&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macroRef key="macro.paraContent"/&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seg</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linking.attribute.corresp,</text:p>
            <text:p text:style-name="Preformatted_20_Text">   att.global.linking.attribute.synch,</text:p>
            <text:p text:style-name="Preformatted_20_Text">   att.global.linking.attribute.sameAs,</text:p>
            <text:p text:style-name="Preformatted_20_Text">   att.global.linking.attribute.copyOf,</text:p>
            <text:p text:style-name="Preformatted_20_Text">   att.global.linking.attribute.next,</text:p>
            <text:p text:style-name="Preformatted_20_Text">   att.global.linking.attribute.prev,</text:p>
            <text:p text:style-name="Preformatted_20_Text">   att.global.linking.attribute.exclude,</text:p>
            <text:p text:style-name="Preformatted_20_Text">   att.global.linking.attribute.select,</text:p>
            <text:p text:style-name="Preformatted_20_Text">   att.global.facs.attribute.facs,</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global.source.attribute.source,</text:p>
            <text:p text:style-name="Preformatted_20_Text">   att.segLike.attributes,</text:p>
            <text:p text:style-name="Preformatted_20_Text">   att.typed.attributes,</text:p>
            <text:p text:style-name="Preformatted_20_Text">   att.written.attributes,</text:p>
            <text:p text:style-name="Preformatted_20_Text">   att.notated.attributes,</text:p>
            <text:p text:style-name="Preformatted_20_Text">   attribute rendition { "dialogue" }?,</text:p>
            <text:p text:style-name="Preformatted_20_Text">   attribute ana</text:p>
            <text:p text:style-name="Preformatted_20_Text">   {</text:p>
            <text:p text:style-name="Preformatted_20_Text">      "proverbe" | "discoursEnchassé" | "lettre" | "chanson" | "divergences"</text:p>
            <text:p text:style-name="Preformatted_20_Text">   },</text:p>
            <text:p text:style-name="Preformatted_20_Text">   macro.paraContent</text:p>
            <text:p text:style-name="Preformatted_20_Text">}</text:p>
          </table:table-cell>
        </table:table-row>
      </table:table>
      <text:h text:outline-level="3"><text:bookmark text:name="TEI.segmentation"/>&lt;segmentation&gt;</text:h>
      <table:table table:name="table211" table:style-name="Table1">
        <table:table-column table:style-name="Table1.col1"/>
        <table:table-column table:style-name="Table2.col2"/>
        <table:table-row>
          <table:table-cell table:number-columns-spanned="2">
            <text:p><text:span text:style-name="Highlight">&lt;segmentation&gt; </text:span>(<text:span>segmentation</text:span>) <text:span>describes the principles according to which the text has been segmented, for example into sentences, tone-units, graphemic strata, etc.</text:span> [<text:a xlink:type="simple" xlink:href="https://www.tei-c.org/release/doc/tei-p5-doc/en/html/HD.html#HD53">2.3.3. The Editorial Practices Declaration</text:a> <text:a xlink:type="simple" xlink:href="https://www.tei-c.org/release/doc/tei-p5-doc/en/html/CC.html#CCAS2">15.3.2. Declarable Elements</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item>
                <text:p text:style-name="P1">att.declarable</text:p>
                <text:list text:style-name="L1">
                  <text:list-item>
                    <text:p text:style-name="P1"><text:span text:style-name="Emphasis">@default</text:span></text:p>
                  </text:list-item>
                </text:list>
              </text:list-item>
            </text:list>
          </table:table-cell>
        </table:table-row>
        <table:table-row>
          <table:table-cell>
            <text:p><text:span text:style-name="Highlight">Member of</text:span></text:p>
          </table:table-cell>
          <table:table-cell>
            <text:p>model.editorialDeclPart</text:p>
          </table:table-cell>
        </table:table-row>
        <table:table-row>
          <table:table-cell>
            <text:p><text:span text:style-name="Highlight">Contained by</text:span></text:p>
          </table:table-cell>
          <table:table-cell>
            <text:p><text:span>header: </text:span><text:span>editorialDecl</text:span></text:p>
          </table:table-cell>
        </table:table-row>
        <table:table-row>
          <table:table-cell>
            <text:p><text:span text:style-name="Highlight">May contain</text:span></text:p>
          </table:table-cell>
          <table:table-cell>
            <text:p><text:span>core: </text:span><text:span>p</text:span></text:p>
          </table:table-cell>
        </table:table-row>
        <table:table-row>
          <table:table-cell>
            <text:p><text:span text:style-name="Highlight">Example</text:span></text:p>
          </table:table-cell>
          <table:table-cell>
            <text:p text:style-name="Preformatted_20_Text">&lt;segmentation&gt;</text:p>
            <text:p text:style-name="Preformatted_20_Text"> &lt;p&gt;</text:p>
            <text:p text:style-name="Preformatted_20_Text">  &lt;gi&gt;s&lt;/gi&gt; elements mark orthographic sentences and are numbered sequentially within</text:p>
            <text:p text:style-name="Preformatted_20_Text">   their parent &lt;gi&gt;div&lt;/gi&gt; element &lt;/p&gt;</text:p>
            <text:p text:style-name="Preformatted_20_Text">&lt;/segmentation&gt;</text:p>
          </table:table-cell>
        </table:table-row>
        <table:table-row>
          <table:table-cell>
            <text:p><text:span text:style-name="Highlight">Example</text:span></text:p>
          </table:table-cell>
          <table:table-cell>
            <text:p text:style-name="Preformatted_20_Text">&lt;p&gt;</text:p>
            <text:p text:style-name="Preformatted_20_Text"> &lt;gi&gt;seg&lt;/gi&gt; elements are used to mark functional constituents of various types within each</text:p>
            <text:p text:style-name="Preformatted_20_Text">&lt;gi&gt;s&lt;/gi&gt;; the typology used is defined by a &lt;gi&gt;taxonomy&lt;/gi&gt; element in the corpus</text:p>
            <text:p text:style-name="Preformatted_20_Text"> header &lt;gi&gt;classDecl&lt;/gi&gt;</text:p>
            <text:p text:style-name="Preformatted_20_Text">&lt;/p&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classRef key="model.pLike" minOccurs="1"</text:p>
            <text:p text:style-name="Preformatted_20_Text">  maxOccurs="unbounded"/&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segmentation</text:p>
            <text:p text:style-name="Preformatted_20_Text">{</text:p>
            <text:p text:style-name="Preformatted_20_Text">   att.global.attributes,</text:p>
            <text:p text:style-name="Preformatted_20_Text">   att.declarable.attributes,</text:p>
            <text:p text:style-name="Preformatted_20_Text">   model.pLike+</text:p>
            <text:p text:style-name="Preformatted_20_Text">}</text:p>
          </table:table-cell>
        </table:table-row>
      </table:table>
      <text:h text:outline-level="3"><text:bookmark text:name="TEI.settlement"/>&lt;settlement&gt;</text:h>
      <table:table table:name="table212" table:style-name="Table1">
        <table:table-column table:style-name="Table1.col1"/>
        <table:table-column table:style-name="Table2.col2"/>
        <table:table-row>
          <table:table-cell table:number-columns-spanned="2">
            <text:p><text:span text:style-name="Highlight">&lt;settlement&gt; </text:span>(<text:span>settlement</text:span>) <text:span>contains the name of a settlement such as a city, town, or village identified as a single geo-political or administrative unit.</text:span> [<text:a xlink:type="simple" xlink:href="https://www.tei-c.org/release/doc/tei-p5-doc/en/html/ND.html#NDPLAC">13.2.3. Place Nam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item>
                <text:p text:style-name="P1">att.naming</text:p>
                <text:list text:style-name="L1">
                  <text:list-item>
                    <text:p text:style-name="P1"><text:span text:style-name="Emphasis">@role</text:span></text:p>
                  </text:list-item>
                  <text:list-item>
                    <text:p text:style-name="P1"><text:span text:style-name="Emphasis">@nymRef</text:span></text:p>
                  </text:list-item>
                </text:list>
                <text:list text:style-name="L1">
                  <text:list-item>
                    <text:p text:style-name="P1">att.canonical</text:p>
                    <text:list text:style-name="L1">
                      <text:list-item>
                        <text:p text:style-name="P1"><text:span text:style-name="Emphasis">@key</text:span></text:p>
                      </text:list-item>
                      <text:list-item>
                        <text:p text:style-name="P1"><text:span text:style-name="Emphasis">@ref</text:span></text:p>
                      </text:list-item>
                    </text:list>
                  </text:list-item>
                </text:list>
              </text:list-item>
              <text:list-item>
                <text:p text:style-name="P1">att.typed</text:p>
                <text:list text:style-name="L1">
                  <text:list-item>
                    <text:p text:style-name="P1"><text:span text:style-name="Emphasis">@type</text:span></text:p>
                  </text:list-item>
                  <text:list-item>
                    <text:p text:style-name="P1"><text:span text:style-name="Emphasis">@subtype</text:span></text:p>
                  </text:list-item>
                </text:list>
              </text:list-item>
              <text:list-item>
                <text:p text:style-name="P1">att.datable</text:p>
                <text:list text:style-name="L1">
                  <text:list-item>
                    <text:p text:style-name="P1"><text:span text:style-name="Emphasis">@period</text:span></text:p>
                  </text:list-item>
                </text:list>
                <text:list text:style-name="L1">
                  <text:list-item>
                    <text:p text:style-name="P1">att.datable.w3c</text:p>
                    <text:list text:style-name="L1">
                      <text:list-item>
                        <text:p text:style-name="P1"><text:span text:style-name="Emphasis">@when</text:span></text:p>
                      </text:list-item>
                      <text:list-item>
                        <text:p text:style-name="P1"><text:span text:style-name="Emphasis">@notBefore</text:span></text:p>
                      </text:list-item>
                      <text:list-item>
                        <text:p text:style-name="P1"><text:span text:style-name="Emphasis">@notAfter</text:span></text:p>
                      </text:list-item>
                      <text:list-item>
                        <text:p text:style-name="P1"><text:span text:style-name="Emphasis">@from</text:span></text:p>
                      </text:list-item>
                      <text:list-item>
                        <text:p text:style-name="P1"><text:span text:style-name="Emphasis">@to</text:span></text:p>
                      </text:list-item>
                    </text:list>
                  </text:list-item>
                  <text:list-item>
                    <text:p text:style-name="P1">att.datable.iso</text:p>
                    <text:list text:style-name="L1">
                      <text:list-item>
                        <text:p text:style-name="P1"><text:span text:style-name="Emphasis">@when-iso</text:span></text:p>
                      </text:list-item>
                      <text:list-item>
                        <text:p text:style-name="P1"><text:span text:style-name="Emphasis">@notBefore-iso</text:span></text:p>
                      </text:list-item>
                      <text:list-item>
                        <text:p text:style-name="P1"><text:span text:style-name="Emphasis">@notAfter-iso</text:span></text:p>
                      </text:list-item>
                      <text:list-item>
                        <text:p text:style-name="P1"><text:span text:style-name="Emphasis">@from-iso</text:span></text:p>
                      </text:list-item>
                      <text:list-item>
                        <text:p text:style-name="P1"><text:span text:style-name="Emphasis">@to-iso</text:span></text:p>
                      </text:list-item>
                    </text:list>
                  </text:list-item>
                  <text:list-item>
                    <text:p text:style-name="P1">att.datable.custom</text:p>
                    <text:list text:style-name="L1">
                      <text:list-item>
                        <text:p text:style-name="P1"><text:span text:style-name="Emphasis">@when-custom</text:span></text:p>
                      </text:list-item>
                      <text:list-item>
                        <text:p text:style-name="P1"><text:span text:style-name="Emphasis">@notBefore-custom</text:span></text:p>
                      </text:list-item>
                      <text:list-item>
                        <text:p text:style-name="P1"><text:span text:style-name="Emphasis">@notAfter-custom</text:span></text:p>
                      </text:list-item>
                      <text:list-item>
                        <text:p text:style-name="P1"><text:span text:style-name="Emphasis">@from-custom</text:span></text:p>
                      </text:list-item>
                      <text:list-item>
                        <text:p text:style-name="P1"><text:span text:style-name="Emphasis">@to-custom</text:span></text:p>
                      </text:list-item>
                      <text:list-item>
                        <text:p text:style-name="P1"><text:span text:style-name="Emphasis">@datingPoint</text:span></text:p>
                      </text:list-item>
                      <text:list-item>
                        <text:p text:style-name="P1"><text:span text:style-name="Emphasis">@datingMethod</text:span></text:p>
                      </text:list-item>
                    </text:list>
                  </text:list-item>
                </text:list>
              </text:list-item>
            </text:list>
            <table:table table:name="table213" table:style-name="Table1">
              <table:table-column table:style-name="Table1.col1"/>
              <table:table-column table:style-name="Table2.col2"/>
              <table:table-row>
                <table:table-cell>
                  <text:p>calendar</text:p>
                </table:table-cell>
                <table:table-cell>
                  <text:p><text:span>indicates one or more systems or calendars to which the date represented by the content of this element belongs.</text:span></text:p>
                  <table:table table:name="table214" table:style-name="Table1">
                    <table:table-column table:style-name="Table1.col1"/>
                    <table:table-column table:style-name="Table2.col2"/>
                    <table:table-row>
                      <table:table-cell>
                        <text:p><text:span><text:a xlink:type="simple" xlink:href="http://www.tei-c.org/Activities/Council/Working/tcw27.xml"><text:span>Deprecated</text:span></text:a></text:span></text:p>
                      </table:table-cell>
                      <table:table-cell table:number-columns-spanned="1">
                        <text:p><text:span>will be removed on 2024-11-11</text:span></text:p>
                      </table:table-cell>
                    </table:table-row>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idata.pointer <text:span>separated by whitespace</text:span></text:p>
                      </table:table-cell>
                    </table:table-row>
                    <table:table-row>
                      <table:table-cell>
                        <text:p><text:span text:style-name="Highlight">Schematron</text:span></text:p>
                      </table:table-cell>
                      <table:table-cell>
                        <text:p>
&lt;sch:rule context="tei:*[@calendar]"&gt;
&lt;sch:assert test="string-length( normalize-space(.) ) gt 0"&gt; @calendar indicates one or more
 systems or calendars to which the date represented by the content of this element belongs,
 but this &lt;sch:name/&gt; element has no textual content.&lt;/sch:assert&gt;
&lt;/sch:rule&gt;</text:p>
                      </table:table-cell>
                    </table:table-row>
                  </table:table>
                </table:table-cell>
              </table:table-row>
            </table:table>
          </table:table-cell>
        </table:table-row>
        <table:table-row>
          <table:table-cell>
            <text:p><text:span text:style-name="Highlight">Member of</text:span></text:p>
          </table:table-cell>
          <table:table-cell>
            <text:p>model.placeNamePart</text:p>
          </table:table-cell>
        </table:table-row>
        <table:table-row>
          <table:table-cell>
            <text:p><text:span text:style-name="Highlight">Contained by</text:span></text:p>
          </table:table-cell>
          <table:table-cell>
            <text:p><text:span>core: </text:span><text:span>add author corr date del head hi l name note num orig p publisher quote ref reg resp rs said sic textLang title unclear</text:span></text:p>
            <text:p><text:span>figures: </text:span><text:span>figDesc</text:span></text:p>
            <text:p><text:span>header: </text:span><text:span>authority change edition extent handNote language licence</text:span></text:p>
            <text:p><text:span>linking: </text:span><text:span>seg</text:span></text:p>
            <text:p><text:span>msdescription: </text:span><text:span>acquisition condition decoNote explicit foliation incipit layout msIdentifier origin repository rubric support</text:span></text:p>
            <text:p><text:span>namesdates: </text:span><text:span>country persName placeName settlement</text:span></text:p>
            <text:p><text:span>textcrit: </text:span><text:span>lem rdg witness</text:span></text:p>
            <text:p><text:span>transcr: </text:span><text:span>damage supplied surplus</text:span></text:p>
          </table:table-cell>
        </table:table-row>
        <table:table-row>
          <table:table-cell>
            <text:p><text:span text:style-name="Highlight">May contain</text:span></text:p>
          </table:table-cell>
          <table:table-cell>
            <text:p><text:span>analysis: </text:span><text:span>c</text:span></text:p>
            <text:p><text:span>core: </text:span><text:span>add cb choice corr date del gap hi name note num orig pb quote ref reg rs said sic title unclear</text:span></text:p>
            <text:p><text:span>figures: </text:span><text:span>figure</text:span></text:p>
            <text:p><text:span>header: </text:span><text:span>idno</text:span></text:p>
            <text:p><text:span>linking: </text:span><text:span>anchor seg</text:span></text:p>
            <text:p><text:span>msdescription: </text:span><text:span>dimensions height locus locusGrp width</text:span></text:p>
            <text:p><text:span>namesdates: </text:span><text:span>country persName placeName settlement</text:span></text:p>
            <text:p><text:span>textcrit: </text:span><text:span>app</text:span></text:p>
            <text:p><text:span>transcr: </text:span><text:span>damage handShift subst supplied surplus</text:span></text:p>
            <text:p>character data</text:p>
          </table:table-cell>
        </table:table-row>
        <table:table-row>
          <table:table-cell>
            <text:p><text:span text:style-name="Highlight">Example</text:span></text:p>
          </table:table-cell>
          <table:table-cell>
            <text:p text:style-name="Preformatted_20_Text">&lt;placeName&gt;</text:p>
            <text:p text:style-name="Preformatted_20_Text"> &lt;settlement type="town"&gt;Glasgow&lt;/settlement&gt;</text:p>
            <text:p text:style-name="Preformatted_20_Text"> &lt;region&gt;Scotland&lt;/region&gt;</text:p>
            <text:p text:style-name="Preformatted_20_Text">&lt;/placeName&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macroRef key="macro.phraseSeq"/&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settlement</text:p>
            <text:p text:style-name="Preformatted_20_Text">{</text:p>
            <text:p text:style-name="Preformatted_20_Text">   att.global.attributes,</text:p>
            <text:p text:style-name="Preformatted_20_Text">   att.naming.attributes,</text:p>
            <text:p text:style-name="Preformatted_20_Text">   att.typed.attributes,</text:p>
            <text:p text:style-name="Preformatted_20_Text">   att.datable.attributes,</text:p>
            <text:p text:style-name="Preformatted_20_Text">   attribute calendar { list { + } }?,</text:p>
            <text:p text:style-name="Preformatted_20_Text">   macro.phraseSeq</text:p>
            <text:p text:style-name="Preformatted_20_Text">}</text:p>
          </table:table-cell>
        </table:table-row>
      </table:table>
      <text:h text:outline-level="3"><text:bookmark text:name="TEI.sic"/>&lt;sic&gt;</text:h>
      <table:table table:name="table215" table:style-name="Table1">
        <table:table-column table:style-name="Table1.col1"/>
        <table:table-column table:style-name="Table2.col2"/>
        <table:table-row>
          <table:table-cell table:number-columns-spanned="2">
            <text:p><text:span text:style-name="Highlight">&lt;sic&gt; </text:span>(<text:span>Latin for thus or so</text:span>) <text:span>contains text reproduced although apparently incorrect or inaccurate.</text:span> [<text:a xlink:type="simple" xlink:href="https://www.tei-c.org/release/doc/tei-p5-doc/en/html/CO.html#COEDCOR">3.5.1. Apparent Error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xml:id</text:span></text:p>
                  </text:list-item>
                  <text:list-item>
                    <text:p text:style-name="P1"><text:span>@n</text:span></text:p>
                  </text:list-item>
                  <text:list-item>
                    <text:p text:style-name="P1"><text:span>@xml:lang</text:span></text:p>
                  </text:list-item>
                  <text:list-item>
                    <text:p text:style-name="P1"><text:span>@xml:base</text:span></text:p>
                  </text:list-item>
                  <text:list-item>
                    <text:p text:style-name="P1"><text:span>@xml:space</text:span></text:p>
                  </text:list-item>
                </text:list>
              </text:list-item>
              <text:list-item>
                <text:p text:style-name="P1">att.global.rendition</text:p>
                <text:list text:style-name="L1">
                  <text:list-item>
                    <text:p text:style-name="P1"><text:span>@rend</text:span></text:p>
                  </text:list-item>
                  <text:list-item>
                    <text:p text:style-name="P1"><text:span>@style</text:span></text:p>
                  </text:list-item>
                  <text:list-item>
                    <text:p text:style-name="P1"><text:span>@rendition</text:span></text:p>
                  </text:list-item>
                </text:list>
              </text:list-item>
              <text:list-item>
                <text:p text:style-name="P1">att.global.linking</text:p>
                <text:list text:style-name="L1">
                  <text:list-item>
                    <text:p text:style-name="P1"><text:span>corresp</text:span></text:p>
                  </text:list-item>
                  <text:list-item>
                    <text:p text:style-name="P1"><text:span>@synch</text:span></text:p>
                  </text:list-item>
                  <text:list-item>
                    <text:p text:style-name="P1"><text:span>@sameAs</text:span></text:p>
                  </text:list-item>
                  <text:list-item>
                    <text:p text:style-name="P1"><text:span>@copyOf</text:span></text:p>
                  </text:list-item>
                  <text:list-item>
                    <text:p text:style-name="P1"><text:span>@next</text:span></text:p>
                  </text:list-item>
                  <text:list-item>
                    <text:p text:style-name="P1"><text:span>@prev</text:span></text:p>
                  </text:list-item>
                  <text:list-item>
                    <text:p text:style-name="P1"><text:span>@exclude</text:span></text:p>
                  </text:list-item>
                  <text:list-item>
                    <text:p text:style-name="P1"><text:span>@select</text:span></text:p>
                  </text:list-item>
                </text:list>
              </text:list-item>
              <text:list-item>
                <text:p text:style-name="P1">att.global.change</text:p>
                <text:list text:style-name="L1">
                  <text:list-item>
                    <text:p text:style-name="P1"><text:span>@change</text:span></text:p>
                  </text:list-item>
                </text:list>
              </text:list-item>
              <text:list-item>
                <text:p text:style-name="P1">att.global.responsibility</text:p>
                <text:list text:style-name="L1">
                  <text:list-item>
                    <text:p text:style-name="P1"><text:span>@cert</text:span></text:p>
                  </text:list-item>
                  <text:list-item>
                    <text:p text:style-name="P1"><text:span>@resp</text:span></text:p>
                  </text:list-item>
                </text:list>
              </text:list-item>
              <text:list-item>
                <text:p text:style-name="P1">att.global.source</text:p>
                <text:list text:style-name="L1">
                  <text:list-item>
                    <text:p text:style-name="P1"><text:span>@source</text:span></text:p>
                  </text:list-item>
                </text:list>
              </text:list-item>
            </text:list>
          </table:table-cell>
        </table:table-row>
        <table:table-row>
          <table:table-cell>
            <text:p><text:span text:style-name="Highlight">Member of</text:span></text:p>
          </table:table-cell>
          <table:table-cell>
            <text:p>model.choicePart model.pPart.transcriptional</text:p>
          </table:table-cell>
        </table:table-row>
        <table:table-row>
          <table:table-cell>
            <text:p><text:span text:style-name="Highlight">Contained by</text:span></text:p>
          </table:table-cell>
          <table:table-cell>
            <text:p><text:span>core: </text:span><text:span>add author choice corr date del head hi l lg name note num orig p publisher quote ref reg rs said sic textLang title unclear</text:span></text:p>
            <text:p><text:span>header: </text:span><text:span>change edition extent handNote licence</text:span></text:p>
            <text:p><text:span>linking: </text:span><text:span>seg</text:span></text:p>
            <text:p><text:span>msdescription: </text:span><text:span>acquisition condition decoNote explicit foliation incipit layout origin rubric support</text:span></text:p>
            <text:p><text:span>namesdates: </text:span><text:span>country persName placeName settlement</text:span></text:p>
            <text:p><text:span>textcrit: </text:span><text:span>lem rdg</text:span></text:p>
            <text:p><text:span>transcr: </text:span><text:span>damage supplied surplus</text:span></text:p>
          </table:table-cell>
        </table:table-row>
        <table:table-row>
          <table:table-cell>
            <text:p><text:span text:style-name="Highlight">May contain</text:span></text:p>
          </table:table-cell>
          <table:table-cell>
            <text:p><text:span>analysis: </text:span><text:span>c</text:span></text:p>
            <text:p><text:span>core: </text:span><text:span>add cb choice corr date del gap hi l lg name note num orig pb quote ref reg rs said sic title unclear</text:span></text:p>
            <text:p><text:span>figures: </text:span><text:span>figure</text:span></text:p>
            <text:p><text:span>header: </text:span><text:span>idno</text:span></text:p>
            <text:p><text:span>linking: </text:span><text:span>anchor seg</text:span></text:p>
            <text:p><text:span>msdescription: </text:span><text:span>dimensions height locus locusGrp msDesc width</text:span></text:p>
            <text:p><text:span>namesdates: </text:span><text:span>country persName placeName settlement</text:span></text:p>
            <text:p><text:span>textcrit: </text:span><text:span>app listWit</text:span></text:p>
            <text:p><text:span>transcr: </text:span><text:span>damage handShift subst supplied surplus</text:span></text:p>
            <text:p>character data</text:p>
          </table:table-cell>
        </table:table-row>
        <table:table-row>
          <table:table-cell>
            <text:p><text:span text:style-name="Highlight">Example</text:span></text:p>
          </table:table-cell>
          <table:table-cell>
            <text:p text:style-name="Preformatted_20_Text">for his nose was as sharp as</text:p>
            <text:p text:style-name="Preformatted_20_Text"> a pen, and &lt;sic&gt;a Table&lt;/sic&gt; of green fields.</text:p>
          </table:table-cell>
        </table:table-row>
        <table:table-row>
          <table:table-cell>
            <text:p><text:span text:style-name="Highlight">Example</text:span></text:p>
          </table:table-cell>
          <table:table-cell>
            <text:p>If all that is desired is to call attention to the apparent problem in the copy text, &lt;sic&gt; may be used alone:</text:p>
            <text:p text:style-name="Preformatted_20_Text">I don't know, Juan. It's so far in the past now</text:p>
            <text:p text:style-name="Preformatted_20_Text"> — how &lt;sic&gt;we can&lt;/sic&gt; prove or disprove anyone's theories?</text:p>
          </table:table-cell>
        </table:table-row>
        <table:table-row>
          <table:table-cell>
            <text:p><text:span text:style-name="Highlight">Example</text:span></text:p>
          </table:table-cell>
          <table:table-cell>
            <text:p>It is also possible, using the &lt;choice&gt; and &lt;corr&gt; elements, to provide a corrected reading:</text:p>
            <text:p text:style-name="Preformatted_20_Text">I don't know, Juan. It's so far in the past now</text:p>
            <text:p text:style-name="Preformatted_20_Text"> — how &lt;choice&gt;</text:p>
            <text:p text:style-name="Preformatted_20_Text"> &lt;sic&gt;we can&lt;/sic&gt;</text:p>
            <text:p text:style-name="Preformatted_20_Text"> &lt;corr&gt;can we&lt;/corr&gt;</text:p>
            <text:p text:style-name="Preformatted_20_Text">&lt;/choice&gt; prove or disprove anyone's theories?</text:p>
          </table:table-cell>
        </table:table-row>
        <table:table-row>
          <table:table-cell>
            <text:p><text:span text:style-name="Highlight">Example</text:span></text:p>
          </table:table-cell>
          <table:table-cell>
            <text:p text:style-name="Preformatted_20_Text">for his nose was as sharp as</text:p>
            <text:p text:style-name="Preformatted_20_Text"> a pen, and &lt;choice&gt;</text:p>
            <text:p text:style-name="Preformatted_20_Text"> &lt;sic&gt;a Table&lt;/sic&gt;</text:p>
            <text:p text:style-name="Preformatted_20_Text"> &lt;corr&gt;a' babbld&lt;/corr&gt;</text:p>
            <text:p text:style-name="Preformatted_20_Text">&lt;/choice&gt; of green fields.</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macroRef key="macro.paraContent"/&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sic</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linking.attribute.synch,</text:p>
            <text:p text:style-name="Preformatted_20_Text">   att.global.linking.attribute.sameAs,</text:p>
            <text:p text:style-name="Preformatted_20_Text">   att.global.linking.attribute.copyOf,</text:p>
            <text:p text:style-name="Preformatted_20_Text">   att.global.linking.attribute.next,</text:p>
            <text:p text:style-name="Preformatted_20_Text">   att.global.linking.attribute.prev,</text:p>
            <text:p text:style-name="Preformatted_20_Text">   att.global.linking.attribute.exclude,</text:p>
            <text:p text:style-name="Preformatted_20_Text">   att.global.linking.attribute.select,</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global.source.attribute.source,</text:p>
            <text:p text:style-name="Preformatted_20_Text">   macro.paraContent</text:p>
            <text:p text:style-name="Preformatted_20_Text">}</text:p>
          </table:table-cell>
        </table:table-row>
      </table:table>
      <text:h text:outline-level="3"><text:bookmark text:name="TEI.sourceDesc"/>&lt;sourceDesc&gt;</text:h>
      <table:table table:name="table216" table:style-name="Table1">
        <table:table-column table:style-name="Table1.col1"/>
        <table:table-column table:style-name="Table2.col2"/>
        <table:table-row>
          <table:table-cell table:number-columns-spanned="2">
            <text:p><text:span text:style-name="Highlight">&lt;sourceDesc&gt; </text:span>(<text:span>source description</text:span>) <text:span>describes the source(s) from which an electronic text was derived or generated, typically a bibliographic description in the case of a digitized text, or a phrase such as "born digital" for a text which has no previous existence.</text:span> [<text:a xlink:type="simple" xlink:href="https://www.tei-c.org/release/doc/tei-p5-doc/en/html/HD.html#HD3">2.2.7. The Source Description</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item>
                <text:p text:style-name="P1">att.declarable</text:p>
                <text:list text:style-name="L1">
                  <text:list-item>
                    <text:p text:style-name="P1"><text:span text:style-name="Emphasis">@default</text:span></text:p>
                  </text:list-item>
                </text:list>
              </text:list-item>
            </text:list>
          </table:table-cell>
        </table:table-row>
        <table:table-row>
          <table:table-cell>
            <text:p><text:span text:style-name="Highlight">Contained by</text:span></text:p>
          </table:table-cell>
          <table:table-cell>
            <text:p><text:span>header: </text:span><text:span>fileDesc</text:span></text:p>
          </table:table-cell>
        </table:table-row>
        <table:table-row>
          <table:table-cell>
            <text:p><text:span text:style-name="Highlight">May contain</text:span></text:p>
          </table:table-cell>
          <table:table-cell>
            <text:p><text:span>core: </text:span><text:span>p</text:span></text:p>
            <text:p><text:span>msdescription: </text:span><text:span>msDesc</text:span></text:p>
            <text:p><text:span>textcrit: </text:span><text:span>listWit</text:span></text:p>
          </table:table-cell>
        </table:table-row>
        <table:table-row>
          <table:table-cell>
            <text:p><text:span text:style-name="Highlight">Example</text:span></text:p>
          </table:table-cell>
          <table:table-cell>
            <text:p text:style-name="Preformatted_20_Text">&lt;sourceDesc&gt;</text:p>
            <text:p text:style-name="Preformatted_20_Text"> &lt;bibl&gt;</text:p>
            <text:p text:style-name="Preformatted_20_Text">  &lt;title level="a"&gt;The Interesting story of the Children in the Wood&lt;/title&gt;. In</text:p>
            <text:p text:style-name="Preformatted_20_Text"> &lt;author&gt;Victor E Neuberg&lt;/author&gt;, &lt;title&gt;The Penny Histories&lt;/title&gt;.</text:p>
            <text:p text:style-name="Preformatted_20_Text"> &lt;publisher&gt;OUP&lt;/publisher&gt;</text:p>
            <text:p text:style-name="Preformatted_20_Text">  &lt;date&gt;1968&lt;/date&gt;. &lt;/bibl&gt;</text:p>
            <text:p text:style-name="Preformatted_20_Text">&lt;/sourceDesc&gt;</text:p>
          </table:table-cell>
        </table:table-row>
        <table:table-row>
          <table:table-cell>
            <text:p><text:span text:style-name="Highlight">Example</text:span></text:p>
          </table:table-cell>
          <table:table-cell>
            <text:p text:style-name="Preformatted_20_Text">&lt;sourceDesc&gt;</text:p>
            <text:p text:style-name="Preformatted_20_Text"> &lt;p&gt;Born digital: no previous source exists.&lt;/p&gt;</text:p>
            <text:p text:style-name="Preformatted_20_Text">&lt;/sourceDesc&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alternate&gt;</text:p>
            <text:p text:style-name="Preformatted_20_Text">  &lt;classRef key="model.pLike" minOccurs="1"</text:p>
            <text:p text:style-name="Preformatted_20_Text">   maxOccurs="unbounded"/&gt;</text:p>
            <text:p text:style-name="Preformatted_20_Text">  &lt;alternate minOccurs="1"</text:p>
            <text:p text:style-name="Preformatted_20_Text">   maxOccurs="unbounded"&gt;</text:p>
            <text:p text:style-name="Preformatted_20_Text">   &lt;classRef key="model.biblLike"/&gt;</text:p>
            <text:p text:style-name="Preformatted_20_Text">   &lt;classRef key="model.sourceDescPart"/&gt;</text:p>
            <text:p text:style-name="Preformatted_20_Text">   &lt;classRef key="model.listLike"/&gt;</text:p>
            <text:p text:style-name="Preformatted_20_Text">  &lt;/alternate&gt;</text:p>
            <text:p text:style-name="Preformatted_20_Text"> &lt;/alternat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sourceDesc</text:p>
            <text:p text:style-name="Preformatted_20_Text">{</text:p>
            <text:p text:style-name="Preformatted_20_Text">   att.global.attributes,</text:p>
            <text:p text:style-name="Preformatted_20_Text">   att.declarable.attributes,</text:p>
            <text:p text:style-name="Preformatted_20_Text">   (</text:p>
            <text:p text:style-name="Preformatted_20_Text">      model.pLike+</text:p>
            <text:p text:style-name="Preformatted_20_Text">    | ( model.biblLike | model.sourceDescPart | model.listLike )+</text:p>
            <text:p text:style-name="Preformatted_20_Text">   )</text:p>
            <text:p text:style-name="Preformatted_20_Text">}</text:p>
          </table:table-cell>
        </table:table-row>
      </table:table>
      <text:h text:outline-level="3"><text:bookmark text:name="TEI.subst"/>&lt;subst&gt;</text:h>
      <table:table table:name="table217" table:style-name="Table1">
        <table:table-column table:style-name="Table1.col1"/>
        <table:table-column table:style-name="Table2.col2"/>
        <table:table-row>
          <table:table-cell table:number-columns-spanned="2">
            <text:p><text:span text:style-name="Highlight">&lt;subst&gt; </text:span>(<text:span>substitution</text:span>) <text:span>groups one or more deletions (or surplus text) with one or more additions when the combination is to be regarded as a single intervention in the text.</text:span> [<text:a xlink:type="simple" xlink:href="https://www.tei-c.org/release/doc/tei-p5-doc/en/html/PH.html#PHSU">11.3.1.5. Substitutions</text:a>]</text:p>
          </table:table-cell>
          <table:covered-table-cell/>
        </table:table-row>
        <table:table-row>
          <table:table-cell>
            <text:p><text:span text:style-name="Highlight">Module</text:span></text:p>
          </table:table-cell>
          <table:table-cell>
            <text:p>transcr</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item>
                <text:p text:style-name="P1">att.transcriptional</text:p>
                <text:list text:style-name="L1">
                  <text:list-item>
                    <text:p text:style-name="P1"><text:span text:style-name="Emphasis">@status</text:span></text:p>
                  </text:list-item>
                  <text:list-item>
                    <text:p text:style-name="P1"><text:span text:style-name="Emphasis">@cause</text:span></text:p>
                  </text:list-item>
                  <text:list-item>
                    <text:p text:style-name="P1"><text:span text:style-name="Emphasis">@seq</text:span></text:p>
                  </text:list-item>
                </text:list>
                <text:list text:style-name="L1">
                  <text:list-item>
                    <text:p text:style-name="P1">att.editLike</text:p>
                    <text:list text:style-name="L1">
                      <text:list-item>
                        <text:p text:style-name="P1"><text:span text:style-name="Emphasis">@evidence</text:span></text:p>
                      </text:list-item>
                      <text:list-item>
                        <text:p text:style-name="P1"><text:span text:style-name="Emphasis">@instant</text:span></text:p>
                      </text:list-item>
                    </text:list>
                  </text:list-item>
                  <text:list-item>
                    <text:p text:style-name="P1">att.written</text:p>
                    <text:list text:style-name="L1">
                      <text:list-item>
                        <text:p text:style-name="P1"><text:span text:style-name="Emphasis">@hand</text:span></text:p>
                      </text:list-item>
                    </text:list>
                  </text:list-item>
                </text:list>
              </text:list-item>
              <text:list-item>
                <text:p text:style-name="P1">att.dimensions</text:p>
                <text:list text:style-name="L1">
                  <text:list-item>
                    <text:p text:style-name="P1"><text:span text:style-name="Emphasis">@unit</text:span></text:p>
                  </text:list-item>
                  <text:list-item>
                    <text:p text:style-name="P1"><text:span text:style-name="Emphasis">@quantity</text:span></text:p>
                  </text:list-item>
                  <text:list-item>
                    <text:p text:style-name="P1"><text:span text:style-name="Emphasis">@extent</text:span></text:p>
                  </text:list-item>
                  <text:list-item>
                    <text:p text:style-name="P1"><text:span text:style-name="Emphasis">@precision</text:span></text:p>
                  </text:list-item>
                  <text:list-item>
                    <text:p text:style-name="P1"><text:span text:style-name="Emphasis">@scope</text:span></text:p>
                  </text:list-item>
                </text:list>
                <text:list text:style-name="L1">
                  <text:list-item>
                    <text:p text:style-name="P1">att.ranging</text:p>
                    <text:list text:style-name="L1">
                      <text:list-item>
                        <text:p text:style-name="P1"><text:span text:style-name="Emphasis">@atLeast</text:span></text:p>
                      </text:list-item>
                      <text:list-item>
                        <text:p text:style-name="P1"><text:span text:style-name="Emphasis">@atMost</text:span></text:p>
                      </text:list-item>
                      <text:list-item>
                        <text:p text:style-name="P1"><text:span text:style-name="Emphasis">@min</text:span></text:p>
                      </text:list-item>
                      <text:list-item>
                        <text:p text:style-name="P1"><text:span text:style-name="Emphasis">@max</text:span></text:p>
                      </text:list-item>
                      <text:list-item>
                        <text:p text:style-name="P1"><text:span text:style-name="Emphasis">@confidence</text:span></text:p>
                      </text:list-item>
                    </text:list>
                  </text:list-item>
                </text:list>
              </text:list-item>
            </text:list>
          </table:table-cell>
        </table:table-row>
        <table:table-row>
          <table:table-cell>
            <text:p><text:span text:style-name="Highlight">Member of</text:span></text:p>
          </table:table-cell>
          <table:table-cell>
            <text:p>model.pPart.editorial</text:p>
          </table:table-cell>
        </table:table-row>
        <table:table-row>
          <table:table-cell>
            <text:p><text:span text:style-name="Highlight">Contained by</text:span></text:p>
          </table:table-cell>
          <table:table-cell>
            <text:p><text:span>core: </text:span><text:span>add author corr date del head hi l name note num orig p publisher quote ref reg resp rs said sic textLang title unclear</text:span></text:p>
            <text:p><text:span>figures: </text:span><text:span>figDesc</text:span></text:p>
            <text:p><text:span>header: </text:span><text:span>authority change edition extent handNote language licence</text:span></text:p>
            <text:p><text:span>linking: </text:span><text:span>seg</text:span></text:p>
            <text:p><text:span>msdescription: </text:span><text:span>acquisition condition decoNote explicit foliation incipit layout origin repository rubric support</text:span></text:p>
            <text:p><text:span>namesdates: </text:span><text:span>country persName placeName settlement</text:span></text:p>
            <text:p><text:span>textcrit: </text:span><text:span>lem rdg witness</text:span></text:p>
            <text:p><text:span>transcr: </text:span><text:span>damage supplied surplus</text:span></text:p>
          </table:table-cell>
        </table:table-row>
        <table:table-row>
          <table:table-cell>
            <text:p><text:span text:style-name="Highlight">May contain</text:span></text:p>
          </table:table-cell>
          <table:table-cell>
            <text:p><text:span>core: </text:span><text:span>add cb del pb</text:span></text:p>
            <text:p><text:span>linking: </text:span><text:span>anchor</text:span></text:p>
            <text:p><text:span>transcr: </text:span><text:span>surplus</text:span></text:p>
          </table:table-cell>
        </table:table-row>
        <table:table-row>
          <table:table-cell>
            <text:p><text:span text:style-name="Highlight">Example</text:span></text:p>
          </table:table-cell>
          <table:table-cell>
            <text:p text:style-name="Preformatted_20_Text">... are all included. &lt;del hand="#RG"&gt;It is&lt;/del&gt;</text:p>
            <text:p text:style-name="Preformatted_20_Text">&lt;subst&gt;</text:p>
            <text:p text:style-name="Preformatted_20_Text"> &lt;add&gt;T&lt;/add&gt;</text:p>
            <text:p text:style-name="Preformatted_20_Text"> &lt;del&gt;t&lt;/del&gt;</text:p>
            <text:p text:style-name="Preformatted_20_Text">&lt;/subst&gt;he expressed</text:p>
            <text:p text:style-name="Preformatted_20_Text"/>
          </table:table-cell>
        </table:table-row>
        <table:table-row>
          <table:table-cell>
            <text:p><text:span text:style-name="Highlight">Example</text:span></text:p>
          </table:table-cell>
          <table:table-cell>
            <text:p text:style-name="Preformatted_20_Text"> that he and his Sister Miſs D — &lt;lb/&gt;who always lived with him, wd. be &lt;subst&gt;</text:p>
            <text:p text:style-name="Preformatted_20_Text"> &lt;del&gt;very&lt;/del&gt;</text:p>
            <text:p text:style-name="Preformatted_20_Text"> &lt;lb/&gt;</text:p>
            <text:p text:style-name="Preformatted_20_Text"> &lt;add&gt;principally&lt;/add&gt;</text:p>
            <text:p text:style-name="Preformatted_20_Text">&lt;/subst&gt; remembered in her Will.</text:p>
            <text:p text:style-name="Preformatted_20_Text"/>
          </table:table-cell>
        </table:table-row>
        <table:table-row>
          <table:table-cell>
            <text:p><text:span text:style-name="Highlight">Example</text:span></text:p>
          </table:table-cell>
          <table:table-cell>
            <text:p text:style-name="Preformatted_20_Text">&lt;ab&gt;τ&lt;subst&gt;</text:p>
            <text:p text:style-name="Preformatted_20_Text">  &lt;add place="above"&gt;ῶν&lt;/add&gt;</text:p>
            <text:p text:style-name="Preformatted_20_Text">  &lt;del&gt;α&lt;/del&gt;</text:p>
            <text:p text:style-name="Preformatted_20_Text"> &lt;/subst&gt;</text:p>
            <text:p text:style-name="Preformatted_20_Text"> συνκυρόντ&lt;subst&gt;</text:p>
            <text:p text:style-name="Preformatted_20_Text">  &lt;add place="above"&gt;ων&lt;/add&gt;</text:p>
            <text:p text:style-name="Preformatted_20_Text">  &lt;del&gt;α&lt;/del&gt;</text:p>
            <text:p text:style-name="Preformatted_20_Text"> &lt;/subst&gt;</text:p>
            <text:p text:style-name="Preformatted_20_Text"> ἐργαστηρί&lt;subst&gt;</text:p>
            <text:p text:style-name="Preformatted_20_Text">  &lt;add place="above"&gt;ων&lt;/add&gt;</text:p>
            <text:p text:style-name="Preformatted_20_Text">  &lt;del&gt;α&lt;/del&gt;</text:p>
            <text:p text:style-name="Preformatted_20_Text"> &lt;/subst&gt;</text:p>
            <text:p text:style-name="Preformatted_20_Text">&lt;/ab&gt;</text:p>
          </table:table-cell>
        </table:table-row>
        <table:table-row>
          <table:table-cell>
            <text:p><text:span text:style-name="Highlight">Example</text:span></text:p>
          </table:table-cell>
          <table:table-cell>
            <text:p text:style-name="Preformatted_20_Text">&lt;subst&gt;</text:p>
            <text:p text:style-name="Preformatted_20_Text"> &lt;del&gt;</text:p>
            <text:p text:style-name="Preformatted_20_Text">  &lt;gap reason="illegible" quantity="5"</text:p>
            <text:p text:style-name="Preformatted_20_Text">   unit="character"/&gt;</text:p>
            <text:p text:style-name="Preformatted_20_Text"> &lt;/del&gt;</text:p>
            <text:p text:style-name="Preformatted_20_Text"> &lt;add&gt;apple&lt;/add&gt;</text:p>
            <text:p text:style-name="Preformatted_20_Text">&lt;/subst&gt;</text:p>
          </table:table-cell>
        </table:table-row>
        <table:table-row>
          <table:table-cell>
            <text:p><text:span text:style-name="Highlight">Schematron</text:span></text:p>
          </table:table-cell>
          <table:table-cell>
            <text:p>
&lt;sch:assert test="child::tei:add and (child::tei:del or child::tei:surplus)"&gt;
&lt;sch:name/&gt; must have at least one child add and at least one child del or surplus&lt;/sch:assert&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alternate minOccurs="1"</text:p>
            <text:p text:style-name="Preformatted_20_Text">  maxOccurs="unbounded"&gt;</text:p>
            <text:p text:style-name="Preformatted_20_Text">  &lt;elementRef key="add"/&gt;</text:p>
            <text:p text:style-name="Preformatted_20_Text">  &lt;elementRef key="surplus"/&gt;</text:p>
            <text:p text:style-name="Preformatted_20_Text">  &lt;elementRef key="del"/&gt;</text:p>
            <text:p text:style-name="Preformatted_20_Text">  &lt;classRef key="model.milestoneLike"/&gt;</text:p>
            <text:p text:style-name="Preformatted_20_Text"> &lt;/alternat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subst</text:p>
            <text:p text:style-name="Preformatted_20_Text">{</text:p>
            <text:p text:style-name="Preformatted_20_Text">   att.global.attributes,</text:p>
            <text:p text:style-name="Preformatted_20_Text">   att.transcriptional.attributes,</text:p>
            <text:p text:style-name="Preformatted_20_Text">   att.dimensions.attributes,</text:p>
            <text:p text:style-name="Preformatted_20_Text">   ( add | surplus | del | model.milestoneLike )+</text:p>
            <text:p text:style-name="Preformatted_20_Text">}</text:p>
          </table:table-cell>
        </table:table-row>
      </table:table>
      <text:h text:outline-level="3"><text:bookmark text:name="TEI.supplied"/>&lt;supplied&gt;</text:h>
      <table:table table:name="table218" table:style-name="Table1">
        <table:table-column table:style-name="Table1.col1"/>
        <table:table-column table:style-name="Table2.col2"/>
        <table:table-row>
          <table:table-cell table:number-columns-spanned="2">
            <text:p><text:span text:style-name="Highlight">&lt;supplied&gt; </text:span>(<text:span>supplied</text:span>) <text:span>signifies text supplied by the transcriber or editor for any reason; for example because the original cannot be read due to physical damage, or because of an obvious omission by the author or scribe.</text:span> [<text:a xlink:type="simple" xlink:href="https://www.tei-c.org/release/doc/tei-p5-doc/en/html/PH.html#PHDA">11.3.3.1. Damage, Illegibility, and Supplied Text</text:a>]</text:p>
          </table:table-cell>
          <table:covered-table-cell/>
        </table:table-row>
        <table:table-row>
          <table:table-cell>
            <text:p><text:span text:style-name="Highlight">Module</text:span></text:p>
          </table:table-cell>
          <table:table-cell>
            <text:p>transcr</text:p>
          </table:table-cell>
        </table:table-row>
        <table:table-row>
          <table:table-cell>
            <text:p><text:span text:style-name="Highlight">Attributes</text:span></text:p>
          </table:table-cell>
          <table:table-cell>
            <text:list text:style-name="L1">
              <text:list-item>
                <text:p text:style-name="P1">att.editLike</text:p>
                <text:list text:style-name="L1">
                  <text:list-item>
                    <text:p text:style-name="P1"><text:span text:style-name="Emphasis">@evidence</text:span></text:p>
                  </text:list-item>
                  <text:list-item>
                    <text:p text:style-name="P1"><text:span text:style-name="Emphasis">@instant</text:span></text:p>
                  </text:list-item>
                </text:list>
              </text:list-item>
              <text:list-item>
                <text:p text:style-name="P1">att.dimensions</text:p>
                <text:list text:style-name="L1">
                  <text:list-item>
                    <text:p text:style-name="P1"><text:span text:style-name="Emphasis">@unit</text:span></text:p>
                  </text:list-item>
                  <text:list-item>
                    <text:p text:style-name="P1"><text:span text:style-name="Emphasis">@quantity</text:span></text:p>
                  </text:list-item>
                  <text:list-item>
                    <text:p text:style-name="P1"><text:span text:style-name="Emphasis">@extent</text:span></text:p>
                  </text:list-item>
                  <text:list-item>
                    <text:p text:style-name="P1"><text:span text:style-name="Emphasis">@precision</text:span></text:p>
                  </text:list-item>
                  <text:list-item>
                    <text:p text:style-name="P1"><text:span text:style-name="Emphasis">@scope</text:span></text:p>
                  </text:list-item>
                </text:list>
                <text:list text:style-name="L1">
                  <text:list-item>
                    <text:p text:style-name="P1">att.ranging</text:p>
                    <text:list text:style-name="L1">
                      <text:list-item>
                        <text:p text:style-name="P1"><text:span text:style-name="Emphasis">@atLeast</text:span></text:p>
                      </text:list-item>
                      <text:list-item>
                        <text:p text:style-name="P1"><text:span text:style-name="Emphasis">@atMost</text:span></text:p>
                      </text:list-item>
                      <text:list-item>
                        <text:p text:style-name="P1"><text:span text:style-name="Emphasis">@min</text:span></text:p>
                      </text:list-item>
                      <text:list-item>
                        <text:p text:style-name="P1"><text:span text:style-name="Emphasis">@max</text:span></text:p>
                      </text:list-item>
                      <text:list-item>
                        <text:p text:style-name="P1"><text:span text:style-name="Emphasis">@confidence</text:span></text:p>
                      </text:list-item>
                    </text:list>
                  </text:list-item>
                </text:list>
              </text:list-item>
              <text:list-item>
                <text:p text:style-name="P1">att.global</text:p>
                <text:list text:style-name="L1">
                  <text:list-item>
                    <text:p text:style-name="P1"><text:span>@xml:id</text:span></text:p>
                  </text:list-item>
                  <text:list-item>
                    <text:p text:style-name="P1"><text:span>@n</text:span></text:p>
                  </text:list-item>
                  <text:list-item>
                    <text:p text:style-name="P1"><text:span>@xml:lang</text:span></text:p>
                  </text:list-item>
                  <text:list-item>
                    <text:p text:style-name="P1"><text:span>@xml:base</text:span></text:p>
                  </text:list-item>
                  <text:list-item>
                    <text:p text:style-name="P1"><text:span>@xml:space</text:span></text:p>
                  </text:list-item>
                </text:list>
              </text:list-item>
              <text:list-item>
                <text:p text:style-name="P1">att.global.rendition</text:p>
                <text:list text:style-name="L1">
                  <text:list-item>
                    <text:p text:style-name="P1"><text:span>@rend</text:span></text:p>
                  </text:list-item>
                  <text:list-item>
                    <text:p text:style-name="P1"><text:span>@style</text:span></text:p>
                  </text:list-item>
                  <text:list-item>
                    <text:p text:style-name="P1"><text:span>@rendition</text:span></text:p>
                  </text:list-item>
                </text:list>
              </text:list-item>
              <text:list-item>
                <text:p text:style-name="P1">att.global.linking</text:p>
                <text:list text:style-name="L1">
                  <text:list-item>
                    <text:p text:style-name="P1"><text:span>@corresp</text:span></text:p>
                  </text:list-item>
                  <text:list-item>
                    <text:p text:style-name="P1"><text:span>@synch</text:span></text:p>
                  </text:list-item>
                  <text:list-item>
                    <text:p text:style-name="P1"><text:span>@sameAs</text:span></text:p>
                  </text:list-item>
                  <text:list-item>
                    <text:p text:style-name="P1"><text:span>@copyOf</text:span></text:p>
                  </text:list-item>
                  <text:list-item>
                    <text:p text:style-name="P1"><text:span>@next</text:span></text:p>
                  </text:list-item>
                  <text:list-item>
                    <text:p text:style-name="P1"><text:span>@prev</text:span></text:p>
                  </text:list-item>
                  <text:list-item>
                    <text:p text:style-name="P1"><text:span>@exclude</text:span></text:p>
                  </text:list-item>
                  <text:list-item>
                    <text:p text:style-name="P1"><text:span>@select</text:span></text:p>
                  </text:list-item>
                </text:list>
              </text:list-item>
              <text:list-item>
                <text:p text:style-name="P1">att.global.analytic</text:p>
                <text:list text:style-name="L1">
                  <text:list-item>
                    <text:p text:style-name="P1"><text:span>@ana</text:span></text:p>
                  </text:list-item>
                </text:list>
              </text:list-item>
              <text:list-item>
                <text:p text:style-name="P1">att.global.facs</text:p>
                <text:list text:style-name="L1">
                  <text:list-item>
                    <text:p text:style-name="P1"><text:span>@facs</text:span></text:p>
                  </text:list-item>
                </text:list>
              </text:list-item>
              <text:list-item>
                <text:p text:style-name="P1">att.global.change</text:p>
                <text:list text:style-name="L1">
                  <text:list-item>
                    <text:p text:style-name="P1"><text:span>@change</text:span></text:p>
                  </text:list-item>
                </text:list>
              </text:list-item>
              <text:list-item>
                <text:p text:style-name="P1">att.global.responsibility</text:p>
                <text:list text:style-name="L1">
                  <text:list-item>
                    <text:p text:style-name="P1"><text:span>cert</text:span></text:p>
                  </text:list-item>
                  <text:list-item>
                    <text:p text:style-name="P1"><text:span>@resp</text:span></text:p>
                  </text:list-item>
                </text:list>
              </text:list-item>
              <text:list-item>
                <text:p text:style-name="P1">att.global.source</text:p>
                <text:list text:style-name="L1">
                  <text:list-item>
                    <text:p text:style-name="P1"><text:span>@source</text:span></text:p>
                  </text:list-item>
                </text:list>
              </text:list-item>
            </text:list>
            <table:table table:name="table219" table:style-name="Table1">
              <table:table-column table:style-name="Table1.col1"/>
              <table:table-column table:style-name="Table2.col2"/>
              <table:table-row>
                <table:table-cell>
                  <text:p>cert</text:p>
                </table:table-cell>
                <table:table-cell>
                  <table:table table:name="table220"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Legal values are:</text:span></text:p>
                      </table:table-cell>
                      <table:table-cell>
                        <text:p text:style-name="List_20_Heading">low</text:p>
                        <text:p text:style-name="List_20_Contents"/>
                        <text:p text:style-name="List_20_Heading">high</text:p>
                        <text:p text:style-name="List_20_Contents"/>
                      </table:table-cell>
                    </table:table-row>
                  </table:table>
                </table:table-cell>
              </table:table-row>
              <table:table-row>
                <table:table-cell>
                  <text:p>reason</text:p>
                </table:table-cell>
                <table:table-cell>
                  <table:table table:name="table221" table:style-name="Table1">
                    <table:table-column table:style-name="Table1.col1"/>
                    <table:table-column table:style-name="Table2.col2"/>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Legal values are:</text:span></text:p>
                      </table:table-cell>
                      <table:table-cell>
                        <text:p text:style-name="List_20_Heading">damage</text:p>
                        <text:p text:style-name="List_20_Contents"/>
                        <text:p text:style-name="List_20_Heading">omitted</text:p>
                        <text:p text:style-name="List_20_Contents"/>
                        <text:p text:style-name="List_20_Heading">missing</text:p>
                        <text:p text:style-name="List_20_Contents"/>
                      </table:table-cell>
                    </table:table-row>
                  </table:table>
                </table:table-cell>
              </table:table-row>
            </table:table>
          </table:table-cell>
        </table:table-row>
        <table:table-row>
          <table:table-cell>
            <text:p><text:span text:style-name="Highlight">Member of</text:span></text:p>
          </table:table-cell>
          <table:table-cell>
            <text:p>model.choicePart model.pPart.transcriptional</text:p>
          </table:table-cell>
        </table:table-row>
        <table:table-row>
          <table:table-cell>
            <text:p><text:span text:style-name="Highlight">Contained by</text:span></text:p>
          </table:table-cell>
          <table:table-cell>
            <text:p><text:span>core: </text:span><text:span>add author choice corr date del head hi l lg name note num orig p publisher quote ref reg rs said sic textLang title unclear</text:span></text:p>
            <text:p><text:span>header: </text:span><text:span>change edition extent handNote licence</text:span></text:p>
            <text:p><text:span>linking: </text:span><text:span>seg</text:span></text:p>
            <text:p><text:span>msdescription: </text:span><text:span>acquisition condition decoNote explicit foliation incipit layout origin rubric support</text:span></text:p>
            <text:p><text:span>namesdates: </text:span><text:span>country persName placeName settlement</text:span></text:p>
            <text:p><text:span>textcrit: </text:span><text:span>lem rdg</text:span></text:p>
            <text:p><text:span>transcr: </text:span><text:span>damage supplied surplus</text:span></text:p>
          </table:table-cell>
        </table:table-row>
        <table:table-row>
          <table:table-cell>
            <text:p><text:span text:style-name="Highlight">May contain</text:span></text:p>
          </table:table-cell>
          <table:table-cell>
            <text:p><text:span>analysis: </text:span><text:span>c</text:span></text:p>
            <text:p><text:span>core: </text:span><text:span>add cb choice corr date del gap hi l lg name note num orig pb quote ref reg rs said sic title unclear</text:span></text:p>
            <text:p><text:span>figures: </text:span><text:span>figure</text:span></text:p>
            <text:p><text:span>header: </text:span><text:span>idno</text:span></text:p>
            <text:p><text:span>linking: </text:span><text:span>anchor seg</text:span></text:p>
            <text:p><text:span>msdescription: </text:span><text:span>dimensions height locus locusGrp msDesc width</text:span></text:p>
            <text:p><text:span>namesdates: </text:span><text:span>country persName placeName settlement</text:span></text:p>
            <text:p><text:span>textcrit: </text:span><text:span>app listWit</text:span></text:p>
            <text:p><text:span>transcr: </text:span><text:span>damage handShift subst supplied surplus</text:span></text:p>
            <text:p>character data</text:p>
          </table:table-cell>
        </table:table-row>
        <table:table-row>
          <table:table-cell>
            <text:p><text:span text:style-name="Highlight">Note</text:span></text:p>
          </table:table-cell>
          <table:table-cell>
            <text:p text:style-name="Text_20_body">The &lt;damage&gt;, &lt;gap&gt;, &lt;del&gt;, &lt;unclear&gt; and &lt;supplied&gt; elements may be closely allied in use. See section <text:a xlink:type="simple" xlink:href="https://www.tei-c.org/release/doc/tei-p5-doc/en/html/PH.html#PHCOMB">11.3.3.2. Use of the gap, del, damage, unclear, and supplied Elements in Combination</text:a> for discussion of which element is appropriate for which circumstance.</text:p>
          </table:table-cell>
        </table:table-row>
        <table:table-row>
          <table:table-cell>
            <text:p><text:span text:style-name="Highlight">Example</text:span></text:p>
          </table:table-cell>
          <table:table-cell>
            <text:p text:style-name="Preformatted_20_Text">I am dr Sr yr</text:p>
            <text:p text:style-name="Preformatted_20_Text">&lt;supplied reason="illegible"</text:p>
            <text:p text:style-name="Preformatted_20_Text"> source="#amanuensis_copy"&gt;very humble Servt&lt;/supplied&gt;</text:p>
            <text:p text:style-name="Preformatted_20_Text"> Sydney Smith</text:p>
          </table:table-cell>
        </table:table-row>
        <table:table-row>
          <table:table-cell>
            <text:p><text:span text:style-name="Highlight">Example</text:span></text:p>
          </table:table-cell>
          <table:table-cell>
            <text:p text:style-name="Preformatted_20_Text">&lt;supplied reason="omitted-in-original"&gt;Dedication&lt;/supplied&gt; to the duke of Bejar</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macroRef key="macro.paraContent"/&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supplied</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linking.attribute.corresp,</text:p>
            <text:p text:style-name="Preformatted_20_Text">   att.global.linking.attribute.synch,</text:p>
            <text:p text:style-name="Preformatted_20_Text">   att.global.linking.attribute.sameAs,</text:p>
            <text:p text:style-name="Preformatted_20_Text">   att.global.linking.attribute.copyOf,</text:p>
            <text:p text:style-name="Preformatted_20_Text">   att.global.linking.attribute.next,</text:p>
            <text:p text:style-name="Preformatted_20_Text">   att.global.linking.attribute.prev,</text:p>
            <text:p text:style-name="Preformatted_20_Text">   att.global.linking.attribute.exclude,</text:p>
            <text:p text:style-name="Preformatted_20_Text">   att.global.linking.attribute.select,</text:p>
            <text:p text:style-name="Preformatted_20_Text">   att.global.analytic.attribute.ana,</text:p>
            <text:p text:style-name="Preformatted_20_Text">   att.global.facs.attribute.facs,</text:p>
            <text:p text:style-name="Preformatted_20_Text">   att.global.change.attribute.change,</text:p>
            <text:p text:style-name="Preformatted_20_Text">   att.global.responsibility.attribute.resp,</text:p>
            <text:p text:style-name="Preformatted_20_Text">   att.global.source.attribute.source,</text:p>
            <text:p text:style-name="Preformatted_20_Text">   att.editLike.attributes,</text:p>
            <text:p text:style-name="Preformatted_20_Text">   att.dimensions.attributes,</text:p>
            <text:p text:style-name="Preformatted_20_Text">   attribute cert { "low" | "high" }?,</text:p>
            <text:p text:style-name="Preformatted_20_Text">   attribute reason { "damage" | "omitted" | "missing" },</text:p>
            <text:p text:style-name="Preformatted_20_Text">   macro.paraContent</text:p>
            <text:p text:style-name="Preformatted_20_Text">}</text:p>
          </table:table-cell>
        </table:table-row>
      </table:table>
      <text:h text:outline-level="3"><text:bookmark text:name="TEI.support"/>&lt;support&gt;</text:h>
      <table:table table:name="table222" table:style-name="Table1">
        <table:table-column table:style-name="Table1.col1"/>
        <table:table-column table:style-name="Table2.col2"/>
        <table:table-row>
          <table:table-cell table:number-columns-spanned="2">
            <text:p><text:span text:style-name="Highlight">&lt;support&gt; </text:span>(<text:span>support</text:span>) <text:span>contains a description of the materials etc. which make up the physical support for the written part of a manuscript or other object.</text:span> [<text:a xlink:type="simple" xlink:href="https://www.tei-c.org/release/doc/tei-p5-doc/en/html/MS.html#msph1">10.7.1. Object Description</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
          </table:table-cell>
        </table:table-row>
        <table:table-row>
          <table:table-cell>
            <text:p><text:span text:style-name="Highlight">Contained by</text:span></text:p>
          </table:table-cell>
          <table:table-cell>
            <text:p><text:span>msdescription: </text:span><text:span>supportDesc</text:span></text:p>
          </table:table-cell>
        </table:table-row>
        <table:table-row>
          <table:table-cell>
            <text:p><text:span text:style-name="Highlight">May contain</text:span></text:p>
          </table:table-cell>
          <table:table-cell>
            <text:p><text:span>analysis: </text:span><text:span>c</text:span></text:p>
            <text:p><text:span>core: </text:span><text:span>add cb choice corr date del gap hi l lg name note num orig p pb quote ref reg rs said sic title unclear</text:span></text:p>
            <text:p><text:span>figures: </text:span><text:span>figure</text:span></text:p>
            <text:p><text:span>header: </text:span><text:span>idno</text:span></text:p>
            <text:p><text:span>linking: </text:span><text:span>anchor seg</text:span></text:p>
            <text:p><text:span>msdescription: </text:span><text:span>dimensions height locus locusGrp msDesc width</text:span></text:p>
            <text:p><text:span>namesdates: </text:span><text:span>country persName placeName settlement</text:span></text:p>
            <text:p><text:span>textcrit: </text:span><text:span>app listWit</text:span></text:p>
            <text:p><text:span>transcr: </text:span><text:span>damage handShift subst supplied surplus</text:span></text:p>
            <text:p>character data</text:p>
          </table:table-cell>
        </table:table-row>
        <table:table-row>
          <table:table-cell>
            <text:p><text:span text:style-name="Highlight">Example</text:span></text:p>
          </table:table-cell>
          <table:table-cell>
            <text:p text:style-name="Preformatted_20_Text">&lt;objectDesc form="roll"&gt;</text:p>
            <text:p text:style-name="Preformatted_20_Text"> &lt;supportDesc&gt;</text:p>
            <text:p text:style-name="Preformatted_20_Text">  &lt;support&gt; Parchment roll with &lt;material&gt;silk&lt;/material&gt; ribbons.</text:p>
            <text:p text:style-name="Preformatted_20_Text">  &lt;/support&gt;</text:p>
            <text:p text:style-name="Preformatted_20_Text"> &lt;/supportDesc&gt;</text:p>
            <text:p text:style-name="Preformatted_20_Text">&lt;/objectDesc&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macroRef key="macro.specialPara"/&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support { att.global.attributes, macro.specialPara }</text:p>
          </table:table-cell>
        </table:table-row>
      </table:table>
      <text:h text:outline-level="3"><text:bookmark text:name="TEI.supportDesc"/>&lt;supportDesc&gt;</text:h>
      <table:table table:name="table223" table:style-name="Table1">
        <table:table-column table:style-name="Table1.col1"/>
        <table:table-column table:style-name="Table2.col2"/>
        <table:table-row>
          <table:table-cell table:number-columns-spanned="2">
            <text:p><text:span text:style-name="Highlight">&lt;supportDesc&gt; </text:span>(<text:span>support description</text:span>) <text:span>groups elements describing the physical support for the written part of a manuscript or other object.</text:span> [<text:a xlink:type="simple" xlink:href="https://www.tei-c.org/release/doc/tei-p5-doc/en/html/MS.html#msph1">10.7.1. Object Description</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
            <table:table table:name="table224" table:style-name="Table1">
              <table:table-column table:style-name="Table1.col1"/>
              <table:table-column table:style-name="Table2.col2"/>
              <table:table-row>
                <table:table-cell>
                  <text:p>material</text:p>
                </table:table-cell>
                <table:table-cell>
                  <text:p>(<text:span>material</text:span>) <text:span>a short project-defined name for the material composing the majority of the support</text:span></text:p>
                  <table:table table:name="table225"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enumerated</text:p>
                      </table:table-cell>
                    </table:table-row>
                    <table:table-row>
                      <table:table-cell>
                        <text:p><text:span text:style-name="Highlight">Suggested values include:</text:span></text:p>
                      </table:table-cell>
                      <table:table-cell>
                        <text:p text:style-name="List_20_Heading">paper</text:p>
                        <text:p text:style-name="List_20_Contents"/>
                        <text:p text:style-name="List_20_Heading">parch</text:p>
                        <text:p text:style-name="List_20_Contents">(<text:span>parchment</text:span>)</text:p>
                        <text:p text:style-name="List_20_Heading">mixed</text:p>
                        <text:p text:style-name="List_20_Contents"/>
                      </table:table-cell>
                    </table:table-row>
                  </table:table>
                </table:table-cell>
              </table:table-row>
            </table:table>
          </table:table-cell>
        </table:table-row>
        <table:table-row>
          <table:table-cell>
            <text:p><text:span text:style-name="Highlight">Contained by</text:span></text:p>
          </table:table-cell>
          <table:table-cell>
            <text:p><text:span>msdescription: </text:span><text:span>objectDesc</text:span></text:p>
          </table:table-cell>
        </table:table-row>
        <table:table-row>
          <table:table-cell>
            <text:p><text:span text:style-name="Highlight">May contain</text:span></text:p>
          </table:table-cell>
          <table:table-cell>
            <text:p><text:span>core: </text:span><text:span>p</text:span></text:p>
            <text:p><text:span>header: </text:span><text:span>extent</text:span></text:p>
            <text:p><text:span>msdescription: </text:span><text:span>condition foliation support</text:span></text:p>
          </table:table-cell>
        </table:table-row>
        <table:table-row>
          <table:table-cell>
            <text:p><text:span text:style-name="Highlight">Example</text:span></text:p>
          </table:table-cell>
          <table:table-cell>
            <text:p text:style-name="Preformatted_20_Text">&lt;supportDesc&gt;</text:p>
            <text:p text:style-name="Preformatted_20_Text"> &lt;support&gt; Parchment roll with &lt;material&gt;silk&lt;/material&gt; ribbons.</text:p>
            <text:p text:style-name="Preformatted_20_Text"> &lt;/support&gt;</text:p>
            <text:p text:style-name="Preformatted_20_Text">&lt;/supportDesc&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alternate&gt;</text:p>
            <text:p text:style-name="Preformatted_20_Text">  &lt;classRef key="model.pLike" minOccurs="1"</text:p>
            <text:p text:style-name="Preformatted_20_Text">   maxOccurs="unbounded"/&gt;</text:p>
            <text:p text:style-name="Preformatted_20_Text">  &lt;sequence&gt;</text:p>
            <text:p text:style-name="Preformatted_20_Text">   &lt;elementRef key="support" minOccurs="0"/&gt;</text:p>
            <text:p text:style-name="Preformatted_20_Text">   &lt;elementRef key="extent" minOccurs="0"/&gt;</text:p>
            <text:p text:style-name="Preformatted_20_Text">   &lt;elementRef key="foliation"</text:p>
            <text:p text:style-name="Preformatted_20_Text">    minOccurs="0" maxOccurs="unbounded"/&gt;</text:p>
            <text:p text:style-name="Preformatted_20_Text">   &lt;elementRef key="collation"</text:p>
            <text:p text:style-name="Preformatted_20_Text">    minOccurs="0"/&gt;</text:p>
            <text:p text:style-name="Preformatted_20_Text">   &lt;elementRef key="condition"</text:p>
            <text:p text:style-name="Preformatted_20_Text">    minOccurs="0"/&gt;</text:p>
            <text:p text:style-name="Preformatted_20_Text">  &lt;/sequence&gt;</text:p>
            <text:p text:style-name="Preformatted_20_Text"> &lt;/alternat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supportDesc</text:p>
            <text:p text:style-name="Preformatted_20_Text">{</text:p>
            <text:p text:style-name="Preformatted_20_Text">   att.global.attributes,</text:p>
            <text:p text:style-name="Preformatted_20_Text">   attribute material { "paper" | "parch" | "mixed" }?,</text:p>
            <text:p text:style-name="Preformatted_20_Text">   ( model.pLike+ | ( support?, extent?, foliation*, collation?, condition? ) )</text:p>
            <text:p text:style-name="Preformatted_20_Text">}</text:p>
          </table:table-cell>
        </table:table-row>
      </table:table>
      <text:h text:outline-level="3"><text:bookmark text:name="TEI.surplus"/>&lt;surplus&gt;</text:h>
      <table:table table:name="table226" table:style-name="Table1">
        <table:table-column table:style-name="Table1.col1"/>
        <table:table-column table:style-name="Table2.col2"/>
        <table:table-row>
          <table:table-cell table:number-columns-spanned="2">
            <text:p><text:span text:style-name="Highlight">&lt;surplus&gt; </text:span>(<text:span>surplus</text:span>) <text:span>marks text present in the source which the editor believes to be superfluous or redundant.</text:span> [<text:a xlink:type="simple" xlink:href="https://www.tei-c.org/release/doc/tei-p5-doc/en/html/PH.html#PHDA">11.3.3.1. Damage, Illegibility, and Supplied Text</text:a>]</text:p>
          </table:table-cell>
          <table:covered-table-cell/>
        </table:table-row>
        <table:table-row>
          <table:table-cell>
            <text:p><text:span text:style-name="Highlight">Module</text:span></text:p>
          </table:table-cell>
          <table:table-cell>
            <text:p>transcr</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item>
                <text:p text:style-name="P1">att.editLike</text:p>
                <text:list text:style-name="L1">
                  <text:list-item>
                    <text:p text:style-name="P1"><text:span text:style-name="Emphasis">@evidence</text:span></text:p>
                  </text:list-item>
                  <text:list-item>
                    <text:p text:style-name="P1"><text:span text:style-name="Emphasis">@instant</text:span></text:p>
                  </text:list-item>
                </text:list>
              </text:list-item>
              <text:list-item>
                <text:p text:style-name="P1">att.dimensions</text:p>
                <text:list text:style-name="L1">
                  <text:list-item>
                    <text:p text:style-name="P1"><text:span text:style-name="Emphasis">@unit</text:span></text:p>
                  </text:list-item>
                  <text:list-item>
                    <text:p text:style-name="P1"><text:span text:style-name="Emphasis">@quantity</text:span></text:p>
                  </text:list-item>
                  <text:list-item>
                    <text:p text:style-name="P1"><text:span text:style-name="Emphasis">@extent</text:span></text:p>
                  </text:list-item>
                  <text:list-item>
                    <text:p text:style-name="P1"><text:span text:style-name="Emphasis">@precision</text:span></text:p>
                  </text:list-item>
                  <text:list-item>
                    <text:p text:style-name="P1"><text:span text:style-name="Emphasis">@scope</text:span></text:p>
                  </text:list-item>
                </text:list>
                <text:list text:style-name="L1">
                  <text:list-item>
                    <text:p text:style-name="P1">att.ranging</text:p>
                    <text:list text:style-name="L1">
                      <text:list-item>
                        <text:p text:style-name="P1"><text:span text:style-name="Emphasis">@atLeast</text:span></text:p>
                      </text:list-item>
                      <text:list-item>
                        <text:p text:style-name="P1"><text:span text:style-name="Emphasis">@atMost</text:span></text:p>
                      </text:list-item>
                      <text:list-item>
                        <text:p text:style-name="P1"><text:span text:style-name="Emphasis">@min</text:span></text:p>
                      </text:list-item>
                      <text:list-item>
                        <text:p text:style-name="P1"><text:span text:style-name="Emphasis">@max</text:span></text:p>
                      </text:list-item>
                      <text:list-item>
                        <text:p text:style-name="P1"><text:span text:style-name="Emphasis">@confidence</text:span></text:p>
                      </text:list-item>
                    </text:list>
                  </text:list-item>
                </text:list>
              </text:list-item>
            </text:list>
            <table:table table:name="table227" table:style-name="Table1">
              <table:table-column table:style-name="Table1.col1"/>
              <table:table-column table:style-name="Table2.col2"/>
              <table:table-row>
                <table:table-cell>
                  <text:p>reason</text:p>
                </table:table-cell>
                <table:table-cell>
                  <table:table table:name="table228" table:style-name="Table1">
                    <table:table-column table:style-name="Table1.col1"/>
                    <table:table-column table:style-name="Table2.col2"/>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Legal values are:</text:span></text:p>
                      </table:table-cell>
                      <table:table-cell>
                        <text:p text:style-name="List_20_Heading">repeated</text:p>
                        <text:p text:style-name="List_20_Contents"/>
                        <text:p text:style-name="List_20_Heading">syntaxe</text:p>
                        <text:p text:style-name="List_20_Contents"/>
                        <text:p text:style-name="List_20_Heading">morpho</text:p>
                        <text:p text:style-name="List_20_Contents"/>
                      </table:table-cell>
                    </table:table-row>
                  </table:table>
                </table:table-cell>
              </table:table-row>
            </table:table>
          </table:table-cell>
        </table:table-row>
        <table:table-row>
          <table:table-cell>
            <text:p><text:span text:style-name="Highlight">Member of</text:span></text:p>
          </table:table-cell>
          <table:table-cell>
            <text:p>model.pPart.transcriptional </text:p>
          </table:table-cell>
        </table:table-row>
        <table:table-row>
          <table:table-cell>
            <text:p><text:span text:style-name="Highlight">Contained by</text:span></text:p>
          </table:table-cell>
          <table:table-cell>
            <text:p><text:span>core: </text:span><text:span>add author corr date del head hi l lg name note num orig p publisher quote ref reg rs said sic textLang title unclear</text:span></text:p>
            <text:p><text:span>header: </text:span><text:span>change edition extent handNote licence</text:span></text:p>
            <text:p><text:span>linking: </text:span><text:span>seg</text:span></text:p>
            <text:p><text:span>msdescription: </text:span><text:span>acquisition condition decoNote explicit foliation incipit layout origin rubric support</text:span></text:p>
            <text:p><text:span>namesdates: </text:span><text:span>country persName placeName settlement</text:span></text:p>
            <text:p><text:span>textcrit: </text:span><text:span>lem rdg</text:span></text:p>
            <text:p><text:span>transcr: </text:span><text:span>damage subst supplied surplus</text:span></text:p>
          </table:table-cell>
        </table:table-row>
        <table:table-row>
          <table:table-cell>
            <text:p><text:span text:style-name="Highlight">May contain</text:span></text:p>
          </table:table-cell>
          <table:table-cell>
            <text:p><text:span>analysis: </text:span><text:span>c</text:span></text:p>
            <text:p><text:span>core: </text:span><text:span>add cb choice corr date del gap hi l lg name note num orig pb quote ref reg rs said sic title unclear</text:span></text:p>
            <text:p><text:span>figures: </text:span><text:span>figure</text:span></text:p>
            <text:p><text:span>header: </text:span><text:span>idno</text:span></text:p>
            <text:p><text:span>linking: </text:span><text:span>anchor seg</text:span></text:p>
            <text:p><text:span>msdescription: </text:span><text:span>dimensions height locus locusGrp msDesc width</text:span></text:p>
            <text:p><text:span>namesdates: </text:span><text:span>country persName placeName settlement</text:span></text:p>
            <text:p><text:span>textcrit: </text:span><text:span>app listWit</text:span></text:p>
            <text:p><text:span>transcr: </text:span><text:span>damage handShift subst supplied surplus</text:span></text:p>
            <text:p>character data</text:p>
          </table:table-cell>
        </table:table-row>
        <table:table-row>
          <table:table-cell>
            <text:p><text:span text:style-name="Highlight">Example</text:span></text:p>
          </table:table-cell>
          <table:table-cell>
            <text:p text:style-name="Preformatted_20_Text">I am dr Sr yrs</text:p>
            <text:p text:style-name="Preformatted_20_Text">&lt;surplus reason="repeated"&gt;yrs&lt;/surplus&gt;</text:p>
            <text:p text:style-name="Preformatted_20_Text"> Sydney Smith</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macroRef key="macro.paraContent"/&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surplus</text:p>
            <text:p text:style-name="Preformatted_20_Text">{</text:p>
            <text:p text:style-name="Preformatted_20_Text">   att.global.attributes,</text:p>
            <text:p text:style-name="Preformatted_20_Text">   att.editLike.attributes,</text:p>
            <text:p text:style-name="Preformatted_20_Text">   att.dimensions.attributes,</text:p>
            <text:p text:style-name="Preformatted_20_Text">   attribute reason { "repeated" | "syntaxe" | "morpho" },</text:p>
            <text:p text:style-name="Preformatted_20_Text">   macro.paraContent</text:p>
            <text:p text:style-name="Preformatted_20_Text">}</text:p>
          </table:table-cell>
        </table:table-row>
      </table:table>
      <text:h text:outline-level="3"><text:bookmark text:name="TEI.teiHeader"/>&lt;teiHeader&gt;</text:h>
      <table:table table:name="table229" table:style-name="Table1">
        <table:table-column table:style-name="Table1.col1"/>
        <table:table-column table:style-name="Table2.col2"/>
        <table:table-row>
          <table:table-cell table:number-columns-spanned="2">
            <text:p><text:span text:style-name="Highlight">&lt;teiHeader&gt; </text:span>(<text:span>TEI header</text:span>) <text:span>supplies descriptive and declarative metadata associated with a digital resource or set of resources.</text:span> [<text:a xlink:type="simple" xlink:href="https://www.tei-c.org/release/doc/tei-p5-doc/en/html/HD.html#HD11">2.1.1. The TEI Header and Its Components</text:a> <text:a xlink:type="simple" xlink:href="https://www.tei-c.org/release/doc/tei-p5-doc/en/html/CC.html#CCDEF">15.1. Varieties of Composite Text</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
          </table:table-cell>
        </table:table-row>
        <table:table-row>
          <table:table-cell>
            <text:p><text:span text:style-name="Highlight">Contained by</text:span></text:p>
          </table:table-cell>
          <table:table-cell>
            <text:p><text:span>textstructure: </text:span><text:span>TEI</text:span></text:p>
          </table:table-cell>
        </table:table-row>
        <table:table-row>
          <table:table-cell>
            <text:p><text:span text:style-name="Highlight">May contain</text:span></text:p>
          </table:table-cell>
          <table:table-cell>
            <text:p><text:span>header: </text:span><text:span>encodingDesc fileDesc profileDesc revisionDesc</text:span></text:p>
          </table:table-cell>
        </table:table-row>
        <table:table-row>
          <table:table-cell>
            <text:p><text:span text:style-name="Highlight">Note</text:span></text:p>
          </table:table-cell>
          <table:table-cell>
            <text:p text:style-name="Text_20_body">One of the few elements unconditionally required in any TEI document.</text:p>
          </table:table-cell>
        </table:table-row>
        <table:table-row>
          <table:table-cell>
            <text:p><text:span text:style-name="Highlight">Example</text:span></text:p>
          </table:table-cell>
          <table:table-cell>
            <text:p text:style-name="Preformatted_20_Text">&lt;teiHeader&gt;</text:p>
            <text:p text:style-name="Preformatted_20_Text"> &lt;fileDesc&gt;</text:p>
            <text:p text:style-name="Preformatted_20_Text">  &lt;titleStmt&gt;</text:p>
            <text:p text:style-name="Preformatted_20_Text">   &lt;title&gt;Shakespeare: the first folio (1623) in electronic form&lt;/title&gt;</text:p>
            <text:p text:style-name="Preformatted_20_Text">   &lt;author&gt;Shakespeare, William (1564–1616)&lt;/author&gt;</text:p>
            <text:p text:style-name="Preformatted_20_Text">   &lt;respStmt&gt;</text:p>
            <text:p text:style-name="Preformatted_20_Text">    &lt;resp&gt;Originally prepared by&lt;/resp&gt;</text:p>
            <text:p text:style-name="Preformatted_20_Text">    &lt;name&gt;Trevor Howard-Hill&lt;/name&gt;</text:p>
            <text:p text:style-name="Preformatted_20_Text">   &lt;/respStmt&gt;</text:p>
            <text:p text:style-name="Preformatted_20_Text">   &lt;respStmt&gt;</text:p>
            <text:p text:style-name="Preformatted_20_Text">    &lt;resp&gt;Revised and edited by&lt;/resp&gt;</text:p>
            <text:p text:style-name="Preformatted_20_Text">    &lt;name&gt;Christine Avern-Carr&lt;/name&gt;</text:p>
            <text:p text:style-name="Preformatted_20_Text">   &lt;/respStmt&gt;</text:p>
            <text:p text:style-name="Preformatted_20_Text">  &lt;/titleStmt&gt;</text:p>
            <text:p text:style-name="Preformatted_20_Text">  &lt;publicationStmt&gt;</text:p>
            <text:p text:style-name="Preformatted_20_Text">   &lt;distributor&gt;Oxford Text Archive&lt;/distributor&gt;</text:p>
            <text:p text:style-name="Preformatted_20_Text">   &lt;address&gt;</text:p>
            <text:p text:style-name="Preformatted_20_Text">    &lt;addrLine&gt;13 Banbury Road, Oxford OX2 6NN, UK&lt;/addrLine&gt;</text:p>
            <text:p text:style-name="Preformatted_20_Text">   &lt;/address&gt;</text:p>
            <text:p text:style-name="Preformatted_20_Text">   &lt;idno type="OTA"&gt;119&lt;/idno&gt;</text:p>
            <text:p text:style-name="Preformatted_20_Text">   &lt;availability&gt;</text:p>
            <text:p text:style-name="Preformatted_20_Text">    &lt;p&gt;Freely available on a non-commercial basis.&lt;/p&gt;</text:p>
            <text:p text:style-name="Preformatted_20_Text">   &lt;/availability&gt;</text:p>
            <text:p text:style-name="Preformatted_20_Text">   &lt;date when="1968"&gt;1968&lt;/date&gt;</text:p>
            <text:p text:style-name="Preformatted_20_Text">  &lt;/publicationStmt&gt;</text:p>
            <text:p text:style-name="Preformatted_20_Text">  &lt;sourceDesc&gt;</text:p>
            <text:p text:style-name="Preformatted_20_Text">   &lt;bibl&gt;The first folio of Shakespeare, prepared by Charlton Hinman (The Norton Facsimile,</text:p>
            <text:p text:style-name="Preformatted_20_Text">       1968)&lt;/bibl&gt;</text:p>
            <text:p text:style-name="Preformatted_20_Text">  &lt;/sourceDesc&gt;</text:p>
            <text:p text:style-name="Preformatted_20_Text"> &lt;/fileDesc&gt;</text:p>
            <text:p text:style-name="Preformatted_20_Text"> &lt;encodingDesc&gt;</text:p>
            <text:p text:style-name="Preformatted_20_Text">  &lt;projectDesc&gt;</text:p>
            <text:p text:style-name="Preformatted_20_Text">   &lt;p&gt;Originally prepared for use in the production of a series of old-spelling</text:p>
            <text:p text:style-name="Preformatted_20_Text">       concordances in 1968, this text was extensively checked and revised for use during the</text:p>
            <text:p text:style-name="Preformatted_20_Text">       editing of the new Oxford Shakespeare (Wells and Taylor, 1989).&lt;/p&gt;</text:p>
            <text:p text:style-name="Preformatted_20_Text">  &lt;/projectDesc&gt;</text:p>
            <text:p text:style-name="Preformatted_20_Text">  &lt;editorialDecl&gt;</text:p>
            <text:p text:style-name="Preformatted_20_Text">   &lt;correction&gt;</text:p>
            <text:p text:style-name="Preformatted_20_Text">    &lt;p&gt;Turned letters are silently corrected.&lt;/p&gt;</text:p>
            <text:p text:style-name="Preformatted_20_Text">   &lt;/correction&gt;</text:p>
            <text:p text:style-name="Preformatted_20_Text">   &lt;normalization&gt;</text:p>
            <text:p text:style-name="Preformatted_20_Text">    &lt;p&gt;Original spelling and typography is retained, except that long s and ligatured</text:p>
            <text:p text:style-name="Preformatted_20_Text">         forms are not encoded.&lt;/p&gt;</text:p>
            <text:p text:style-name="Preformatted_20_Text">   &lt;/normalization&gt;</text:p>
            <text:p text:style-name="Preformatted_20_Text">  &lt;/editorialDecl&gt;</text:p>
            <text:p text:style-name="Preformatted_20_Text">  &lt;refsDecl xml:id="ASLREF"&gt;</text:p>
            <text:p text:style-name="Preformatted_20_Text">   &lt;cRefPattern matchPattern="(\S+) ([^.]+)\.(.*)"</text:p>
            <text:p text:style-name="Preformatted_20_Text">    replacementPattern="#xpath(//div1[@n='$1']/div2/[@n='$2']//lb[@n='$3'])"&gt;</text:p>
            <text:p text:style-name="Preformatted_20_Text">    &lt;p&gt;A reference is created by assembling the following, in the reverse order as that</text:p>
            <text:p text:style-name="Preformatted_20_Text">         listed here: &lt;list&gt;</text:p>
            <text:p text:style-name="Preformatted_20_Text">      &lt;item&gt;the &lt;att&gt;n&lt;/att&gt; value of the preceding &lt;gi&gt;lb&lt;/gi&gt;</text:p>
            <text:p text:style-name="Preformatted_20_Text">      &lt;/item&gt;</text:p>
            <text:p text:style-name="Preformatted_20_Text">      &lt;item&gt;a period&lt;/item&gt;</text:p>
            <text:p text:style-name="Preformatted_20_Text">      &lt;item&gt;the &lt;att&gt;n&lt;/att&gt; value of the ancestor &lt;gi&gt;div2&lt;/gi&gt;</text:p>
            <text:p text:style-name="Preformatted_20_Text">      &lt;/item&gt;</text:p>
            <text:p text:style-name="Preformatted_20_Text">      &lt;item&gt;a space&lt;/item&gt;</text:p>
            <text:p text:style-name="Preformatted_20_Text">      &lt;item&gt;the &lt;att&gt;n&lt;/att&gt; value of the parent &lt;gi&gt;div1&lt;/gi&gt;</text:p>
            <text:p text:style-name="Preformatted_20_Text">      &lt;/item&gt;</text:p>
            <text:p text:style-name="Preformatted_20_Text">     &lt;/list&gt;</text:p>
            <text:p text:style-name="Preformatted_20_Text">    &lt;/p&gt;</text:p>
            <text:p text:style-name="Preformatted_20_Text">   &lt;/cRefPattern&gt;</text:p>
            <text:p text:style-name="Preformatted_20_Text">  &lt;/refsDecl&gt;</text:p>
            <text:p text:style-name="Preformatted_20_Text"> &lt;/encodingDesc&gt;</text:p>
            <text:p text:style-name="Preformatted_20_Text"> &lt;revisionDesc&gt;</text:p>
            <text:p text:style-name="Preformatted_20_Text">  &lt;list&gt;</text:p>
            <text:p text:style-name="Preformatted_20_Text">   &lt;item&gt;</text:p>
            <text:p text:style-name="Preformatted_20_Text">    &lt;date when="1989-04-12"&gt;12 Apr 89&lt;/date&gt; Last checked by CAC&lt;/item&gt;</text:p>
            <text:p text:style-name="Preformatted_20_Text">   &lt;item&gt;</text:p>
            <text:p text:style-name="Preformatted_20_Text">    &lt;date when="1989-03-01"&gt;1 Mar 89&lt;/date&gt; LB made new file&lt;/item&gt;</text:p>
            <text:p text:style-name="Preformatted_20_Text">  &lt;/list&gt;</text:p>
            <text:p text:style-name="Preformatted_20_Text"> &lt;/revisionDesc&gt;</text:p>
            <text:p text:style-name="Preformatted_20_Text">&lt;/teiHeader&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sequence&gt;</text:p>
            <text:p text:style-name="Preformatted_20_Text">  &lt;elementRef key="fileDesc"/&gt;</text:p>
            <text:p text:style-name="Preformatted_20_Text">  &lt;classRef key="model.teiHeaderPart"</text:p>
            <text:p text:style-name="Preformatted_20_Text">   minOccurs="0" maxOccurs="unbounded"/&gt;</text:p>
            <text:p text:style-name="Preformatted_20_Text">  &lt;elementRef key="revisionDesc"</text:p>
            <text:p text:style-name="Preformatted_20_Text">   minOccurs="0"/&gt;</text:p>
            <text:p text:style-name="Preformatted_20_Text"> &lt;/sequenc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teiHeader</text:p>
            <text:p text:style-name="Preformatted_20_Text">{</text:p>
            <text:p text:style-name="Preformatted_20_Text">   att.global.attributes,</text:p>
            <text:p text:style-name="Preformatted_20_Text">   ( fileDesc, model.teiHeaderPart*, revisionDesc? )</text:p>
            <text:p text:style-name="Preformatted_20_Text">}</text:p>
          </table:table-cell>
        </table:table-row>
      </table:table>
      <text:h text:outline-level="3"><text:bookmark text:name="TEI.text"/>&lt;text&gt;</text:h>
      <table:table table:name="table230" table:style-name="Table1">
        <table:table-column table:style-name="Table1.col1"/>
        <table:table-column table:style-name="Table2.col2"/>
        <table:table-row>
          <table:table-cell table:number-columns-spanned="2">
            <text:p><text:span text:style-name="Highlight">&lt;text&gt; </text:span>(<text:span>text</text:span>) <text:span>contains a single text of any kind, whether unitary or composite, for example a poem or drama, a collection of essays, a novel, a dictionary, or a corpus sample.</text:span> [<text:a xlink:type="simple" xlink:href="https://www.tei-c.org/release/doc/tei-p5-doc/en/html/DS.html#DS">4. Default Text Structure</text:a> <text:a xlink:type="simple" xlink:href="https://www.tei-c.org/release/doc/tei-p5-doc/en/html/CC.html#CCDEF">15.1. Varieties of Composite Text</text:a>]</text:p>
          </table:table-cell>
          <table:covered-table-cell/>
        </table:table-row>
        <table:table-row>
          <table:table-cell>
            <text:p><text:span text:style-name="Highlight">Module</text:span></text:p>
          </table:table-cell>
          <table:table-cell>
            <text:p>textstructure</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item>
                <text:p text:style-name="P1">att.declaring</text:p>
                <text:list text:style-name="L1">
                  <text:list-item>
                    <text:p text:style-name="P1"><text:span text:style-name="Emphasis">@decls</text:span></text:p>
                  </text:list-item>
                </text:list>
              </text:list-item>
              <text:list-item>
                <text:p text:style-name="P1">att.typed</text:p>
                <text:list text:style-name="L1">
                  <text:list-item>
                    <text:p text:style-name="P1"><text:span text:style-name="Emphasis">@type</text:span></text:p>
                  </text:list-item>
                  <text:list-item>
                    <text:p text:style-name="P1"><text:span text:style-name="Emphasis">@subtype</text:span></text:p>
                  </text:list-item>
                </text:list>
              </text:list-item>
              <text:list-item>
                <text:p text:style-name="P1">att.written</text:p>
                <text:list text:style-name="L1">
                  <text:list-item>
                    <text:p text:style-name="P1"><text:span text:style-name="Emphasis">@hand</text:span></text:p>
                  </text:list-item>
                </text:list>
              </text:list-item>
            </text:list>
          </table:table-cell>
        </table:table-row>
        <table:table-row>
          <table:table-cell>
            <text:p><text:span text:style-name="Highlight">Member of</text:span></text:p>
          </table:table-cell>
          <table:table-cell>
            <text:p>model.resource</text:p>
          </table:table-cell>
        </table:table-row>
        <table:table-row>
          <table:table-cell>
            <text:p><text:span text:style-name="Highlight">Contained by</text:span></text:p>
          </table:table-cell>
          <table:table-cell>
            <text:p><text:span>textstructure: </text:span><text:span>TEI</text:span></text:p>
          </table:table-cell>
        </table:table-row>
        <table:table-row>
          <table:table-cell>
            <text:p><text:span text:style-name="Highlight">May contain</text:span></text:p>
          </table:table-cell>
          <table:table-cell>
            <text:p><text:span>core: </text:span><text:span>cb gap note pb</text:span></text:p>
            <text:p><text:span>figures: </text:span><text:span>figure</text:span></text:p>
            <text:p><text:span>linking: </text:span><text:span>anchor</text:span></text:p>
            <text:p><text:span>textcrit: </text:span><text:span>app</text:span></text:p>
            <text:p><text:span>textstructure: </text:span><text:span>body</text:span></text:p>
          </table:table-cell>
        </table:table-row>
        <table:table-row>
          <table:table-cell>
            <text:p><text:span text:style-name="Highlight">Note</text:span></text:p>
          </table:table-cell>
          <table:table-cell>
            <text:p text:style-name="Text_20_body">This element should not be used to represent a text which is inserted at an arbitrary point within the structure of another, for example as in an embedded or quoted narrative; the &lt;floatingText&gt; is provided for this purpose.</text:p>
          </table:table-cell>
        </table:table-row>
        <table:table-row>
          <table:table-cell>
            <text:p><text:span text:style-name="Highlight">Example</text:span></text:p>
          </table:table-cell>
          <table:table-cell>
            <text:p text:style-name="Preformatted_20_Text">&lt;text&gt;</text:p>
            <text:p text:style-name="Preformatted_20_Text"> &lt;front&gt;</text:p>
            <text:p text:style-name="Preformatted_20_Text">  &lt;docTitle&gt;</text:p>
            <text:p text:style-name="Preformatted_20_Text">   &lt;titlePart&gt;Autumn Haze&lt;/titlePart&gt;</text:p>
            <text:p text:style-name="Preformatted_20_Text">  &lt;/docTitle&gt;</text:p>
            <text:p text:style-name="Preformatted_20_Text"> &lt;/front&gt;</text:p>
            <text:p text:style-name="Preformatted_20_Text"> &lt;body&gt;</text:p>
            <text:p text:style-name="Preformatted_20_Text">  &lt;l&gt;Is it a dragonfly or a maple leaf&lt;/l&gt;</text:p>
            <text:p text:style-name="Preformatted_20_Text">  &lt;l&gt;That settles softly down upon the water?&lt;/l&gt;</text:p>
            <text:p text:style-name="Preformatted_20_Text"> &lt;/body&gt;</text:p>
            <text:p text:style-name="Preformatted_20_Text">&lt;/text&gt;</text:p>
          </table:table-cell>
        </table:table-row>
        <table:table-row>
          <table:table-cell>
            <text:p><text:span text:style-name="Highlight">Example</text:span></text:p>
          </table:table-cell>
          <table:table-cell>
            <text:p>The body of a text may be replaced by a group of nested texts, as in the following schematic:</text:p>
            <text:p text:style-name="Preformatted_20_Text">&lt;text&gt;</text:p>
            <text:p text:style-name="Preformatted_20_Text"> &lt;front&gt;</text:p>
            <text:p text:style-name="Preformatted_20_Text">&lt;!-- front matter for the whole group --&gt;</text:p>
            <text:p text:style-name="Preformatted_20_Text"> &lt;/front&gt;</text:p>
            <text:p text:style-name="Preformatted_20_Text"> &lt;group&gt;</text:p>
            <text:p text:style-name="Preformatted_20_Text">  &lt;text&gt;</text:p>
            <text:p text:style-name="Preformatted_20_Text">&lt;!-- first text --&gt;</text:p>
            <text:p text:style-name="Preformatted_20_Text">  &lt;/text&gt;</text:p>
            <text:p text:style-name="Preformatted_20_Text">  &lt;text&gt;</text:p>
            <text:p text:style-name="Preformatted_20_Text">&lt;!-- second text --&gt;</text:p>
            <text:p text:style-name="Preformatted_20_Text">  &lt;/text&gt;</text:p>
            <text:p text:style-name="Preformatted_20_Text"> &lt;/group&gt;</text:p>
            <text:p text:style-name="Preformatted_20_Text">&lt;/text&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sequence&gt;</text:p>
            <text:p text:style-name="Preformatted_20_Text">  &lt;classRef key="model.global"</text:p>
            <text:p text:style-name="Preformatted_20_Text">   minOccurs="0" maxOccurs="unbounded"/&gt;</text:p>
            <text:p text:style-name="Preformatted_20_Text">  &lt;sequence minOccurs="0"&gt;</text:p>
            <text:p text:style-name="Preformatted_20_Text">   &lt;elementRef key="front"/&gt;</text:p>
            <text:p text:style-name="Preformatted_20_Text">   &lt;classRef key="model.global"</text:p>
            <text:p text:style-name="Preformatted_20_Text">    minOccurs="0" maxOccurs="unbounded"/&gt;</text:p>
            <text:p text:style-name="Preformatted_20_Text">  &lt;/sequence&gt;</text:p>
            <text:p text:style-name="Preformatted_20_Text">  &lt;alternate&gt;</text:p>
            <text:p text:style-name="Preformatted_20_Text">   &lt;elementRef key="body"/&gt;</text:p>
            <text:p text:style-name="Preformatted_20_Text">   &lt;elementRef key="group"/&gt;</text:p>
            <text:p text:style-name="Preformatted_20_Text">  &lt;/alternate&gt;</text:p>
            <text:p text:style-name="Preformatted_20_Text">  &lt;classRef key="model.global"</text:p>
            <text:p text:style-name="Preformatted_20_Text">   minOccurs="0" maxOccurs="unbounded"/&gt;</text:p>
            <text:p text:style-name="Preformatted_20_Text">  &lt;sequence minOccurs="0"&gt;</text:p>
            <text:p text:style-name="Preformatted_20_Text">   &lt;elementRef key="back"/&gt;</text:p>
            <text:p text:style-name="Preformatted_20_Text">   &lt;classRef key="model.global"</text:p>
            <text:p text:style-name="Preformatted_20_Text">    minOccurs="0" maxOccurs="unbounded"/&gt;</text:p>
            <text:p text:style-name="Preformatted_20_Text">  &lt;/sequence&gt;</text:p>
            <text:p text:style-name="Preformatted_20_Text"> &lt;/sequenc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text</text:p>
            <text:p text:style-name="Preformatted_20_Text">{</text:p>
            <text:p text:style-name="Preformatted_20_Text">   att.global.attributes,</text:p>
            <text:p text:style-name="Preformatted_20_Text">   att.declaring.attributes,</text:p>
            <text:p text:style-name="Preformatted_20_Text">   att.typed.attributes,</text:p>
            <text:p text:style-name="Preformatted_20_Text">   att.written.attributes,</text:p>
            <text:p text:style-name="Preformatted_20_Text">   (</text:p>
            <text:p text:style-name="Preformatted_20_Text">      model.global*,</text:p>
            <text:p text:style-name="Preformatted_20_Text">      ( front, model.global* )?,</text:p>
            <text:p text:style-name="Preformatted_20_Text">      ( body | group ),</text:p>
            <text:p text:style-name="Preformatted_20_Text">      model.global*,</text:p>
            <text:p text:style-name="Preformatted_20_Text">      ( back, model.global* )?</text:p>
            <text:p text:style-name="Preformatted_20_Text">   )</text:p>
            <text:p text:style-name="Preformatted_20_Text">}</text:p>
          </table:table-cell>
        </table:table-row>
      </table:table>
      <text:h text:outline-level="3"><text:bookmark text:name="TEI.textLang"/>&lt;textLang&gt;</text:h>
      <table:table table:name="table231" table:style-name="Table1">
        <table:table-column table:style-name="Table1.col1"/>
        <table:table-column table:style-name="Table2.col2"/>
        <table:table-row>
          <table:table-cell table:number-columns-spanned="2">
            <text:p><text:span text:style-name="Highlight">&lt;textLang&gt; </text:span>(<text:span>text language</text:span>) <text:span>describes the languages and writing systems identified within the bibliographic work being described, rather than its description.</text:span> [<text:a xlink:type="simple" xlink:href="https://www.tei-c.org/release/doc/tei-p5-doc/en/html/CO.html#COBICOI">3.12.2.4. Imprint, Size of a Document, and Reprint Information</text:a> <text:a xlink:type="simple" xlink:href="https://www.tei-c.org/release/doc/tei-p5-doc/en/html/MS.html#mslangs">10.6.6. Languages and Writing System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
            <table:table table:name="table232" table:style-name="Table1">
              <table:table-column table:style-name="Table1.col1"/>
              <table:table-column table:style-name="Table2.col2"/>
              <table:table-row>
                <table:table-cell>
                  <text:p>mainLang</text:p>
                </table:table-cell>
                <table:table-cell>
                  <text:p>(<text:span>main language</text:span>) <text:span>supplies a code which identifies the chief language used in the bibliographic work.</text:span></text:p>
                  <table:table table:name="table233"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language</text:p>
                      </table:table-cell>
                    </table:table-row>
                  </table:table>
                </table:table-cell>
              </table:table-row>
              <table:table-row>
                <table:table-cell>
                  <text:p>otherLangs</text:p>
                </table:table-cell>
                <table:table-cell>
                  <text:p>(<text:span>other languages</text:span>) <text:span>one or more codes identifying any other languages used in the bibliographic work.</text:span></text:p>
                  <table:table table:name="table234"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0–∞ <text:span>occurrences of</text:span> teidata.language <text:span>separated by whitespace</text:span></text:p>
                      </table:table-cell>
                    </table:table-row>
                  </table:table>
                </table:table-cell>
              </table:table-row>
            </table:table>
          </table:table-cell>
        </table:table-row>
        <table:table-row>
          <table:table-cell>
            <text:p><text:span text:style-name="Highlight">Member of</text:span></text:p>
          </table:table-cell>
          <table:table-cell>
            <text:p>model.msItemPart </text:p>
          </table:table-cell>
        </table:table-row>
        <table:table-row>
          <table:table-cell>
            <text:p><text:span text:style-name="Highlight">Contained by</text:span></text:p>
          </table:table-cell>
          <table:table-cell>
            <text:p><text:span>msdescription: </text:span><text:span>msContents msItem msItemStruct</text:span></text:p>
          </table:table-cell>
        </table:table-row>
        <table:table-row>
          <table:table-cell>
            <text:p><text:span text:style-name="Highlight">May contain</text:span></text:p>
          </table:table-cell>
          <table:table-cell>
            <text:p><text:span>analysis: </text:span><text:span>c</text:span></text:p>
            <text:p><text:span>core: </text:span><text:span>add cb choice corr date del gap hi l lg name note num orig p pb quote ref reg rs said sic title unclear</text:span></text:p>
            <text:p><text:span>figures: </text:span><text:span>figure</text:span></text:p>
            <text:p><text:span>header: </text:span><text:span>idno</text:span></text:p>
            <text:p><text:span>linking: </text:span><text:span>anchor seg</text:span></text:p>
            <text:p><text:span>msdescription: </text:span><text:span>dimensions height locus locusGrp msDesc width</text:span></text:p>
            <text:p><text:span>namesdates: </text:span><text:span>country persName placeName settlement</text:span></text:p>
            <text:p><text:span>textcrit: </text:span><text:span>app listWit</text:span></text:p>
            <text:p><text:span>transcr: </text:span><text:span>damage handShift subst supplied surplus</text:span></text:p>
            <text:p>character data</text:p>
          </table:table-cell>
        </table:table-row>
        <table:table-row>
          <table:table-cell>
            <text:p><text:span text:style-name="Highlight">Note</text:span></text:p>
          </table:table-cell>
          <table:table-cell>
            <text:p text:style-name="Text_20_body">This element should not be used to document the languages or writing systems used for the bibliographic or manuscript description itself: as for all other TEI elements, such information should be provided by means of the global <text:span text:style-name="Emphasis">xml:lang</text:span> attribute attached to the element containing the description.</text:p>
            <text:p text:style-name="Text_20_body">In all cases, languages should be identified by means of a standardized <text:span>‘language tag’</text:span> generated according to <text:a xlink:type="simple" xlink:href="https://tools.ietf.org/html/bcp47">BCP 47</text:a>. Additional documentation for the language may be provided by a &lt;language&gt; element in the TEI header.</text:p>
          </table:table-cell>
        </table:table-row>
        <table:table-row>
          <table:table-cell>
            <text:p><text:span text:style-name="Highlight">Example</text:span></text:p>
          </table:table-cell>
          <table:table-cell>
            <text:p text:style-name="Preformatted_20_Text">&lt;textLang mainLang="en" otherLangs="la"&gt; Predominantly in English with Latin</text:p>
            <text:p text:style-name="Preformatted_20_Text"> glosses&lt;/textLang&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macroRef key="macro.specialPara"/&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textLang</text:p>
            <text:p text:style-name="Preformatted_20_Text">{</text:p>
            <text:p text:style-name="Preformatted_20_Text">   att.global.attributes,</text:p>
            <text:p text:style-name="Preformatted_20_Text">   attribute mainLang { text }?,</text:p>
            <text:p text:style-name="Preformatted_20_Text">   attribute otherLangs { list { * } }?,</text:p>
            <text:p text:style-name="Preformatted_20_Text">   macro.specialPara</text:p>
            <text:p text:style-name="Preformatted_20_Text">}</text:p>
          </table:table-cell>
        </table:table-row>
      </table:table>
      <text:h text:outline-level="3"><text:bookmark text:name="TEI.title"/>&lt;title&gt;</text:h>
      <table:table table:name="table235" table:style-name="Table1">
        <table:table-column table:style-name="Table1.col1"/>
        <table:table-column table:style-name="Table2.col2"/>
        <table:table-row>
          <table:table-cell table:number-columns-spanned="2">
            <text:p><text:span text:style-name="Highlight">&lt;title&gt; </text:span>(<text:span>title</text:span>) <text:span>contains a title for any kind of work.</text:span> [<text:a xlink:type="simple" xlink:href="https://www.tei-c.org/release/doc/tei-p5-doc/en/html/CO.html#COBICOR">3.12.2.2. Titles, Authors, and Editors</text:a> <text:a xlink:type="simple" xlink:href="https://www.tei-c.org/release/doc/tei-p5-doc/en/html/HD.html#HD21">2.2.1. The Title Statement</text:a> <text:a xlink:type="simple" xlink:href="https://www.tei-c.org/release/doc/tei-p5-doc/en/html/HD.html#HD26">2.2.5. The Series Statement</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item>
                <text:p text:style-name="P1">att.canonical</text:p>
                <text:list text:style-name="L1">
                  <text:list-item>
                    <text:p text:style-name="P1"><text:span text:style-name="Emphasis">@key</text:span></text:p>
                  </text:list-item>
                  <text:list-item>
                    <text:p text:style-name="P1"><text:span text:style-name="Emphasis">@ref</text:span></text:p>
                  </text:list-item>
                </text:list>
              </text:list-item>
              <text:list-item>
                <text:p text:style-name="P1">att.datable</text:p>
                <text:list text:style-name="L1">
                  <text:list-item>
                    <text:p text:style-name="P1"><text:span text:style-name="Emphasis">@period</text:span></text:p>
                  </text:list-item>
                </text:list>
                <text:list text:style-name="L1">
                  <text:list-item>
                    <text:p text:style-name="P1">att.datable.w3c</text:p>
                    <text:list text:style-name="L1">
                      <text:list-item>
                        <text:p text:style-name="P1"><text:span text:style-name="Emphasis">@when</text:span></text:p>
                      </text:list-item>
                      <text:list-item>
                        <text:p text:style-name="P1"><text:span text:style-name="Emphasis">@notBefore</text:span></text:p>
                      </text:list-item>
                      <text:list-item>
                        <text:p text:style-name="P1"><text:span text:style-name="Emphasis">@notAfter</text:span></text:p>
                      </text:list-item>
                      <text:list-item>
                        <text:p text:style-name="P1"><text:span text:style-name="Emphasis">@from</text:span></text:p>
                      </text:list-item>
                      <text:list-item>
                        <text:p text:style-name="P1"><text:span text:style-name="Emphasis">@to</text:span></text:p>
                      </text:list-item>
                    </text:list>
                  </text:list-item>
                  <text:list-item>
                    <text:p text:style-name="P1">att.datable.iso</text:p>
                    <text:list text:style-name="L1">
                      <text:list-item>
                        <text:p text:style-name="P1"><text:span text:style-name="Emphasis">@when-iso</text:span></text:p>
                      </text:list-item>
                      <text:list-item>
                        <text:p text:style-name="P1"><text:span text:style-name="Emphasis">@notBefore-iso</text:span></text:p>
                      </text:list-item>
                      <text:list-item>
                        <text:p text:style-name="P1"><text:span text:style-name="Emphasis">@notAfter-iso</text:span></text:p>
                      </text:list-item>
                      <text:list-item>
                        <text:p text:style-name="P1"><text:span text:style-name="Emphasis">@from-iso</text:span></text:p>
                      </text:list-item>
                      <text:list-item>
                        <text:p text:style-name="P1"><text:span text:style-name="Emphasis">@to-iso</text:span></text:p>
                      </text:list-item>
                    </text:list>
                  </text:list-item>
                  <text:list-item>
                    <text:p text:style-name="P1">att.datable.custom</text:p>
                    <text:list text:style-name="L1">
                      <text:list-item>
                        <text:p text:style-name="P1"><text:span text:style-name="Emphasis">@when-custom</text:span></text:p>
                      </text:list-item>
                      <text:list-item>
                        <text:p text:style-name="P1"><text:span text:style-name="Emphasis">@notBefore-custom</text:span></text:p>
                      </text:list-item>
                      <text:list-item>
                        <text:p text:style-name="P1"><text:span text:style-name="Emphasis">@notAfter-custom</text:span></text:p>
                      </text:list-item>
                      <text:list-item>
                        <text:p text:style-name="P1"><text:span text:style-name="Emphasis">@from-custom</text:span></text:p>
                      </text:list-item>
                      <text:list-item>
                        <text:p text:style-name="P1"><text:span text:style-name="Emphasis">@to-custom</text:span></text:p>
                      </text:list-item>
                      <text:list-item>
                        <text:p text:style-name="P1"><text:span text:style-name="Emphasis">@datingPoint</text:span></text:p>
                      </text:list-item>
                      <text:list-item>
                        <text:p text:style-name="P1"><text:span text:style-name="Emphasis">@datingMethod</text:span></text:p>
                      </text:list-item>
                    </text:list>
                  </text:list-item>
                </text:list>
              </text:list-item>
              <text:list-item>
                <text:p text:style-name="P1">att.typed</text:p>
                <text:list text:style-name="L1">
                  <text:list-item>
                    <text:p text:style-name="P1"><text:span>type</text:span></text:p>
                  </text:list-item>
                  <text:list-item>
                    <text:p text:style-name="P1"><text:span>@subtype</text:span></text:p>
                  </text:list-item>
                </text:list>
              </text:list-item>
            </text:list>
            <table:table table:name="table236" table:style-name="Table1">
              <table:table-column table:style-name="Table1.col1"/>
              <table:table-column table:style-name="Table2.col2"/>
              <table:table-row>
                <table:table-cell>
                  <text:p>type</text:p>
                </table:table-cell>
                <table:table-cell>
                  <text:p><text:span>classifies the title according to some convenient typology.</text:span></text:p>
                  <table:table table:name="table237" table:style-name="Table1">
                    <table:table-column table:style-name="Table1.col1"/>
                    <table:table-column table:style-name="Table2.col2"/>
                    <table:table-row>
                      <table:table-cell>
                        <text:p><text:span text:style-name="Highlight">Derived from</text:span></text:p>
                      </table:table-cell>
                      <table:table-cell>
                        <text:p>att.typed</text:p>
                      </table:table-cell>
                    </table:table-row>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enumerated</text:p>
                      </table:table-cell>
                    </table:table-row>
                    <table:table-row>
                      <table:table-cell>
                        <text:p><text:span text:style-name="Highlight">Sample values include:</text:span></text:p>
                      </table:table-cell>
                      <table:table-cell>
                        <text:p text:style-name="List_20_Heading">main</text:p>
                        <text:p text:style-name="List_20_Contents"><text:span>main title</text:span></text:p>
                        <text:p text:style-name="List_20_Heading">sub</text:p>
                        <text:p text:style-name="List_20_Contents">(<text:span>subordinate</text:span>) <text:span>subtitle, title of part</text:span></text:p>
                        <text:p text:style-name="List_20_Heading">alt</text:p>
                        <text:p text:style-name="List_20_Contents">(<text:span>alternate</text:span>) <text:span>alternate title, often in another language, by which the work is also known</text:span></text:p>
                        <text:p text:style-name="List_20_Heading">short</text:p>
                        <text:p text:style-name="List_20_Contents"><text:span>abbreviated form of title</text:span></text:p>
                        <text:p text:style-name="List_20_Heading">desc</text:p>
                        <text:p text:style-name="List_20_Contents">(<text:span>descriptive</text:span>) <text:span>descriptive paraphrase of the work functioning as a title</text:span></text:p>
                      </table:table-cell>
                    </table:table-row>
                    <table:table-row>
                      <table:table-cell>
                        <text:p><text:span text:style-name="Highlight">Note</text:span></text:p>
                      </table:table-cell>
                      <table:table-cell>
                        <text:p text:style-name="Text_20_body">This attribute is provided for convenience in analysing titles and processing them according to their type; where such specialized processing is not necessary, there is no need for such analysis, and the entire title, including subtitles and any parallel titles, may be enclosed within a single &lt;title&gt; element.</text:p>
                      </table:table-cell>
                    </table:table-row>
                  </table:table>
                </table:table-cell>
              </table:table-row>
              <table:table-row>
                <table:table-cell>
                  <text:p>calendar</text:p>
                </table:table-cell>
                <table:table-cell>
                  <text:p><text:span>indicates one or more systems or calendars to which the date represented by the content of this element belongs.</text:span></text:p>
                  <table:table table:name="table238" table:style-name="Table1">
                    <table:table-column table:style-name="Table1.col1"/>
                    <table:table-column table:style-name="Table2.col2"/>
                    <table:table-row>
                      <table:table-cell>
                        <text:p><text:span><text:a xlink:type="simple" xlink:href="http://www.tei-c.org/Activities/Council/Working/tcw27.xml"><text:span>Deprecated</text:span></text:a></text:span></text:p>
                      </table:table-cell>
                      <table:table-cell table:number-columns-spanned="1">
                        <text:p><text:span>will be removed on 2024-11-11</text:span></text:p>
                      </table:table-cell>
                    </table:table-row>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idata.pointer <text:span>separated by whitespace</text:span></text:p>
                      </table:table-cell>
                    </table:table-row>
                    <table:table-row>
                      <table:table-cell>
                        <text:p><text:span text:style-name="Highlight">Schematron</text:span></text:p>
                      </table:table-cell>
                      <table:table-cell>
                        <text:p>
&lt;sch:rule context="tei:*[@calendar]"&gt;
&lt;sch:assert test="string-length( normalize-space(.) ) gt 0"&gt; @calendar indicates one or more
 systems or calendars to which the date represented by the content of this element belongs,
 but this &lt;sch:name/&gt; element has no textual content.&lt;/sch:assert&gt;
&lt;/sch:rule&gt;</text:p>
                      </table:table-cell>
                    </table:table-row>
                  </table:table>
                </table:table-cell>
              </table:table-row>
              <table:table-row>
                <table:table-cell>
                  <text:p>level</text:p>
                </table:table-cell>
                <table:table-cell>
                  <text:p><text:span>indicates the bibliographic level for a title, that is, whether it identifies an article, book, journal, series, or unpublished material.</text:span></text:p>
                  <table:table table:name="table239"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enumerated</text:p>
                      </table:table-cell>
                    </table:table-row>
                    <table:table-row>
                      <table:table-cell>
                        <text:p><text:span text:style-name="Highlight">Legal values are:</text:span></text:p>
                      </table:table-cell>
                      <table:table-cell>
                        <text:p text:style-name="List_20_Heading">a</text:p>
                        <text:p text:style-name="List_20_Contents">(<text:span>analytic</text:span>) <text:span>the title applies to an analytic item, such as an article, poem, or other work published as part of a larger item.</text:span></text:p>
                        <text:p text:style-name="List_20_Heading">m</text:p>
                        <text:p text:style-name="List_20_Contents">(<text:span>monographic</text:span>) <text:span>the title applies to a monograph such as a book or other item considered to be a distinct publication, including single volumes of multi-volume works</text:span></text:p>
                        <text:p text:style-name="List_20_Heading">j</text:p>
                        <text:p text:style-name="List_20_Contents">(<text:span>journal</text:span>) <text:span>the title applies to any serial or periodical publication such as a journal, magazine, or newspaper</text:span></text:p>
                        <text:p text:style-name="List_20_Heading">s</text:p>
                        <text:p text:style-name="List_20_Contents">(<text:span>series</text:span>) <text:span>the title applies to a series of otherwise distinct publications such as a collection</text:span></text:p>
                        <text:p text:style-name="List_20_Heading">u</text:p>
                        <text:p text:style-name="List_20_Contents">(<text:span>unpublished</text:span>) <text:span>the title applies to any unpublished material (including theses and dissertations unless published by a commercial press)</text:span></text:p>
                      </table:table-cell>
                    </table:table-row>
                    <table:table-row>
                      <table:table-cell>
                        <text:p><text:span text:style-name="Highlight">Note</text:span></text:p>
                      </table:table-cell>
                      <table:table-cell>
                        <text:p text:style-name="Text_20_body">The level of a title is sometimes implied by its context: for example, a title appearing directly within an &lt;analytic&gt; element is <text:span text:style-name="Emphasis">ipso facto</text:span> of level <text:span text:style-name="q">‘a’</text:span>, and one appearing within a &lt;series&gt; element of level <text:span text:style-name="q">‘s’</text:span>. For this reason, the <text:span text:style-name="Emphasis">level</text:span> attribute is not required in contexts where its value can be unambiguously inferred. Where it is supplied in such contexts, its value should not contradict the value implied by its parent element.</text:p>
                      </table:table-cell>
                    </table:table-row>
                  </table:table>
                </table:table-cell>
              </table:table-row>
            </table:table>
          </table:table-cell>
        </table:table-row>
        <table:table-row>
          <table:table-cell>
            <text:p><text:span text:style-name="Highlight">Member of</text:span></text:p>
          </table:table-cell>
          <table:table-cell>
            <text:p>model.emphLike model.msQuoteLike </text:p>
          </table:table-cell>
        </table:table-row>
        <table:table-row>
          <table:table-cell>
            <text:p><text:span text:style-name="Highlight">Contained by</text:span></text:p>
          </table:table-cell>
          <table:table-cell>
            <text:p><text:span>core: </text:span><text:span>add author corr date del head hi l name note num orig p publisher quote ref reg resp rs said sic textLang title unclear</text:span></text:p>
            <text:p><text:span>figures: </text:span><text:span>figDesc</text:span></text:p>
            <text:p><text:span>header: </text:span><text:span>authority change edition extent handNote language licence titleStmt</text:span></text:p>
            <text:p><text:span>linking: </text:span><text:span>seg</text:span></text:p>
            <text:p><text:span>msdescription: </text:span><text:span>acquisition condition decoNote explicit foliation incipit layout msItem msItemStruct origin repository rubric support</text:span></text:p>
            <text:p><text:span>namesdates: </text:span><text:span>country persName placeName settlement</text:span></text:p>
            <text:p><text:span>textcrit: </text:span><text:span>lem rdg witness</text:span></text:p>
            <text:p><text:span>transcr: </text:span><text:span>damage supplied surplus</text:span></text:p>
          </table:table-cell>
        </table:table-row>
        <table:table-row>
          <table:table-cell>
            <text:p><text:span text:style-name="Highlight">May contain</text:span></text:p>
          </table:table-cell>
          <table:table-cell>
            <text:p><text:span>analysis: </text:span><text:span>c</text:span></text:p>
            <text:p><text:span>core: </text:span><text:span>add cb choice corr date del gap hi l lg name note num orig pb quote ref reg rs said sic title unclear</text:span></text:p>
            <text:p><text:span>figures: </text:span><text:span>figure</text:span></text:p>
            <text:p><text:span>header: </text:span><text:span>idno</text:span></text:p>
            <text:p><text:span>linking: </text:span><text:span>anchor seg</text:span></text:p>
            <text:p><text:span>msdescription: </text:span><text:span>dimensions height locus locusGrp msDesc width</text:span></text:p>
            <text:p><text:span>namesdates: </text:span><text:span>country persName placeName settlement</text:span></text:p>
            <text:p><text:span>textcrit: </text:span><text:span>app listWit</text:span></text:p>
            <text:p><text:span>transcr: </text:span><text:span>damage handShift subst supplied surplus</text:span></text:p>
            <text:p>character data</text:p>
          </table:table-cell>
        </table:table-row>
        <table:table-row>
          <table:table-cell>
            <text:p><text:span text:style-name="Highlight">Note</text:span></text:p>
          </table:table-cell>
          <table:table-cell>
            <text:p text:style-name="Text_20_body">The attributes <text:span text:style-name="Emphasis">key</text:span> and <text:span text:style-name="Emphasis">ref</text:span>, inherited from the class <text:span>att.canonical</text:span> may be used to indicate the canonical form for the title; the former, by supplying (for example) the identifier of a record in some external library system; the latter by pointing to an XML element somewhere containing the canonical form of the title.</text:p>
          </table:table-cell>
        </table:table-row>
        <table:table-row>
          <table:table-cell>
            <text:p><text:span text:style-name="Highlight">Example</text:span></text:p>
          </table:table-cell>
          <table:table-cell>
            <text:p text:style-name="Preformatted_20_Text">&lt;title&gt;Information Technology and the Research Process: Proceedings of</text:p>
            <text:p text:style-name="Preformatted_20_Text"> a conference held at Cranfield Institute of Technology, UK,</text:p>
            <text:p text:style-name="Preformatted_20_Text"> 18–21 July 1989&lt;/title&gt;</text:p>
          </table:table-cell>
        </table:table-row>
        <table:table-row>
          <table:table-cell>
            <text:p><text:span text:style-name="Highlight">Example</text:span></text:p>
          </table:table-cell>
          <table:table-cell>
            <text:p text:style-name="Preformatted_20_Text">&lt;title&gt;Hardy's Tess of the D'Urbervilles: a machine readable</text:p>
            <text:p text:style-name="Preformatted_20_Text"> edition&lt;/title&gt;</text:p>
          </table:table-cell>
        </table:table-row>
        <table:table-row>
          <table:table-cell>
            <text:p><text:span text:style-name="Highlight">Example</text:span></text:p>
          </table:table-cell>
          <table:table-cell>
            <text:p text:style-name="Preformatted_20_Text">&lt;title type="full"&gt;</text:p>
            <text:p text:style-name="Preformatted_20_Text"> &lt;title type="main"&gt;Synthèse&lt;/title&gt;</text:p>
            <text:p text:style-name="Preformatted_20_Text"> &lt;title type="sub"&gt;an international journal for</text:p>
            <text:p text:style-name="Preformatted_20_Text">   epistemology, methodology and history of</text:p>
            <text:p text:style-name="Preformatted_20_Text">   science&lt;/title&gt;</text:p>
            <text:p text:style-name="Preformatted_20_Text">&lt;/title&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macroRef key="macro.paraContent"/&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title</text:p>
            <text:p text:style-name="Preformatted_20_Text">{</text:p>
            <text:p text:style-name="Preformatted_20_Text">   att.global.attributes,</text:p>
            <text:p text:style-name="Preformatted_20_Text">   att.typed.attribute.subtype,</text:p>
            <text:p text:style-name="Preformatted_20_Text">   att.canonical.attributes,</text:p>
            <text:p text:style-name="Preformatted_20_Text">   att.datable.attributes,</text:p>
            <text:p text:style-name="Preformatted_20_Text">   attribute type { text }?,</text:p>
            <text:p text:style-name="Preformatted_20_Text">   attribute calendar { list { + } }?,</text:p>
            <text:p text:style-name="Preformatted_20_Text">   attribute level { "a" | "m" | "j" | "s" | "u" }?,</text:p>
            <text:p text:style-name="Preformatted_20_Text">   macro.paraContent</text:p>
            <text:p text:style-name="Preformatted_20_Text">}</text:p>
          </table:table-cell>
        </table:table-row>
      </table:table>
      <text:h text:outline-level="3"><text:bookmark text:name="TEI.titleStmt"/>&lt;titleStmt&gt;</text:h>
      <table:table table:name="table240" table:style-name="Table1">
        <table:table-column table:style-name="Table1.col1"/>
        <table:table-column table:style-name="Table2.col2"/>
        <table:table-row>
          <table:table-cell table:number-columns-spanned="2">
            <text:p><text:span text:style-name="Highlight">&lt;titleStmt&gt; </text:span>(<text:span>title statement</text:span>) <text:span>groups information about the title of a work and those responsible for its content.</text:span> [<text:a xlink:type="simple" xlink:href="https://www.tei-c.org/release/doc/tei-p5-doc/en/html/HD.html#HD21">2.2.1. The Title Statement</text:a> <text:a xlink:type="simple" xlink:href="https://www.tei-c.org/release/doc/tei-p5-doc/en/html/HD.html#HD2">2.2. The File Description</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
          </table:table-cell>
        </table:table-row>
        <table:table-row>
          <table:table-cell>
            <text:p><text:span text:style-name="Highlight">Contained by</text:span></text:p>
          </table:table-cell>
          <table:table-cell>
            <text:p><text:span>header: </text:span><text:span>fileDesc</text:span></text:p>
          </table:table-cell>
        </table:table-row>
        <table:table-row>
          <table:table-cell>
            <text:p><text:span text:style-name="Highlight">May contain</text:span></text:p>
          </table:table-cell>
          <table:table-cell>
            <text:p><text:span>core: </text:span><text:span>author respStmt title</text:span></text:p>
          </table:table-cell>
        </table:table-row>
        <table:table-row>
          <table:table-cell>
            <text:p><text:span text:style-name="Highlight">Example</text:span></text:p>
          </table:table-cell>
          <table:table-cell>
            <text:p text:style-name="Preformatted_20_Text">&lt;titleStmt&gt;</text:p>
            <text:p text:style-name="Preformatted_20_Text"> &lt;title&gt;Capgrave's Life of St. John Norbert: a machine-readable transcription&lt;/title&gt;</text:p>
            <text:p text:style-name="Preformatted_20_Text"> &lt;respStmt&gt;</text:p>
            <text:p text:style-name="Preformatted_20_Text">  &lt;resp&gt;compiled by&lt;/resp&gt;</text:p>
            <text:p text:style-name="Preformatted_20_Text">  &lt;name&gt;P.J. Lucas&lt;/name&gt;</text:p>
            <text:p text:style-name="Preformatted_20_Text"> &lt;/respStmt&gt;</text:p>
            <text:p text:style-name="Preformatted_20_Text">&lt;/titleStmt&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sequence&gt;</text:p>
            <text:p text:style-name="Preformatted_20_Text">  &lt;elementRef key="title" minOccurs="1"</text:p>
            <text:p text:style-name="Preformatted_20_Text">   maxOccurs="unbounded"/&gt;</text:p>
            <text:p text:style-name="Preformatted_20_Text">  &lt;classRef key="model.respLike"</text:p>
            <text:p text:style-name="Preformatted_20_Text">   minOccurs="0" maxOccurs="unbounded"/&gt;</text:p>
            <text:p text:style-name="Preformatted_20_Text"> &lt;/sequenc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titleStmt { att.global.attributes, ( title+, model.respLike* ) }</text:p>
          </table:table-cell>
        </table:table-row>
      </table:table>
      <text:h text:outline-level="3"><text:bookmark text:name="TEI.unclear"/>&lt;unclear&gt;</text:h>
      <table:table table:name="table241" table:style-name="Table1">
        <table:table-column table:style-name="Table1.col1"/>
        <table:table-column table:style-name="Table2.col2"/>
        <table:table-row>
          <table:table-cell table:number-columns-spanned="2">
            <text:p><text:span text:style-name="Highlight">&lt;unclear&gt; </text:span>(<text:span>unclear</text:span>) <text:span>contains a word, phrase, or passage which cannot be transcribed with certainty because it is illegible or inaudible in the source.</text:span> [<text:a xlink:type="simple" xlink:href="https://www.tei-c.org/release/doc/tei-p5-doc/en/html/PH.html#PHDA">11.3.3.1. Damage, Illegibility, and Supplied Text</text:a> <text:a xlink:type="simple" xlink:href="https://www.tei-c.org/release/doc/tei-p5-doc/en/html/CO.html#COEDADD">3.5.3. Additions, Deletions, and Omission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list text:style-name="L1">
              <text:list-item>
                <text:p text:style-name="P1">att.editLike</text:p>
                <text:list text:style-name="L1">
                  <text:list-item>
                    <text:p text:style-name="P1"><text:span text:style-name="Emphasis">@evidence</text:span></text:p>
                  </text:list-item>
                  <text:list-item>
                    <text:p text:style-name="P1"><text:span text:style-name="Emphasis">@instant</text:span></text:p>
                  </text:list-item>
                </text:list>
              </text:list-item>
              <text:list-item>
                <text:p text:style-name="P1">att.dimensions</text:p>
                <text:list text:style-name="L1">
                  <text:list-item>
                    <text:p text:style-name="P1"><text:span text:style-name="Emphasis">@unit</text:span></text:p>
                  </text:list-item>
                  <text:list-item>
                    <text:p text:style-name="P1"><text:span text:style-name="Emphasis">@quantity</text:span></text:p>
                  </text:list-item>
                  <text:list-item>
                    <text:p text:style-name="P1"><text:span text:style-name="Emphasis">@extent</text:span></text:p>
                  </text:list-item>
                  <text:list-item>
                    <text:p text:style-name="P1"><text:span text:style-name="Emphasis">@precision</text:span></text:p>
                  </text:list-item>
                  <text:list-item>
                    <text:p text:style-name="P1"><text:span text:style-name="Emphasis">@scope</text:span></text:p>
                  </text:list-item>
                </text:list>
                <text:list text:style-name="L1">
                  <text:list-item>
                    <text:p text:style-name="P1">att.ranging</text:p>
                    <text:list text:style-name="L1">
                      <text:list-item>
                        <text:p text:style-name="P1"><text:span text:style-name="Emphasis">@atLeast</text:span></text:p>
                      </text:list-item>
                      <text:list-item>
                        <text:p text:style-name="P1"><text:span text:style-name="Emphasis">@atMost</text:span></text:p>
                      </text:list-item>
                      <text:list-item>
                        <text:p text:style-name="P1"><text:span text:style-name="Emphasis">@min</text:span></text:p>
                      </text:list-item>
                      <text:list-item>
                        <text:p text:style-name="P1"><text:span text:style-name="Emphasis">@max</text:span></text:p>
                      </text:list-item>
                      <text:list-item>
                        <text:p text:style-name="P1"><text:span text:style-name="Emphasis">@confidence</text:span></text:p>
                      </text:list-item>
                    </text:list>
                  </text:list-item>
                </text:list>
              </text:list-item>
              <text:list-item>
                <text:p text:style-name="P1">att.global</text:p>
                <text:list text:style-name="L1">
                  <text:list-item>
                    <text:p text:style-name="P1"><text:span>@xml:id</text:span></text:p>
                  </text:list-item>
                  <text:list-item>
                    <text:p text:style-name="P1"><text:span>@n</text:span></text:p>
                  </text:list-item>
                  <text:list-item>
                    <text:p text:style-name="P1"><text:span>@xml:lang</text:span></text:p>
                  </text:list-item>
                  <text:list-item>
                    <text:p text:style-name="P1"><text:span>@xml:base</text:span></text:p>
                  </text:list-item>
                  <text:list-item>
                    <text:p text:style-name="P1"><text:span>@xml:space</text:span></text:p>
                  </text:list-item>
                </text:list>
              </text:list-item>
              <text:list-item>
                <text:p text:style-name="P1">att.global.rendition</text:p>
                <text:list text:style-name="L1">
                  <text:list-item>
                    <text:p text:style-name="P1"><text:span>@rend</text:span></text:p>
                  </text:list-item>
                  <text:list-item>
                    <text:p text:style-name="P1"><text:span>@style</text:span></text:p>
                  </text:list-item>
                  <text:list-item>
                    <text:p text:style-name="P1"><text:span>@rendition</text:span></text:p>
                  </text:list-item>
                </text:list>
              </text:list-item>
              <text:list-item>
                <text:p text:style-name="P1">att.global.linking</text:p>
                <text:list text:style-name="L1">
                  <text:list-item>
                    <text:p text:style-name="P1"><text:span>@corresp</text:span></text:p>
                  </text:list-item>
                  <text:list-item>
                    <text:p text:style-name="P1"><text:span>@synch</text:span></text:p>
                  </text:list-item>
                  <text:list-item>
                    <text:p text:style-name="P1"><text:span>@sameAs</text:span></text:p>
                  </text:list-item>
                  <text:list-item>
                    <text:p text:style-name="P1"><text:span>@copyOf</text:span></text:p>
                  </text:list-item>
                  <text:list-item>
                    <text:p text:style-name="P1"><text:span>@next</text:span></text:p>
                  </text:list-item>
                  <text:list-item>
                    <text:p text:style-name="P1"><text:span>@prev</text:span></text:p>
                  </text:list-item>
                  <text:list-item>
                    <text:p text:style-name="P1"><text:span>@exclude</text:span></text:p>
                  </text:list-item>
                  <text:list-item>
                    <text:p text:style-name="P1"><text:span>@select</text:span></text:p>
                  </text:list-item>
                </text:list>
              </text:list-item>
              <text:list-item>
                <text:p text:style-name="P1">att.global.analytic</text:p>
                <text:list text:style-name="L1">
                  <text:list-item>
                    <text:p text:style-name="P1"><text:span>@ana</text:span></text:p>
                  </text:list-item>
                </text:list>
              </text:list-item>
              <text:list-item>
                <text:p text:style-name="P1">att.global.facs</text:p>
                <text:list text:style-name="L1">
                  <text:list-item>
                    <text:p text:style-name="P1"><text:span>@facs</text:span></text:p>
                  </text:list-item>
                </text:list>
              </text:list-item>
              <text:list-item>
                <text:p text:style-name="P1">att.global.change</text:p>
                <text:list text:style-name="L1">
                  <text:list-item>
                    <text:p text:style-name="P1"><text:span>@change</text:span></text:p>
                  </text:list-item>
                </text:list>
              </text:list-item>
              <text:list-item>
                <text:p text:style-name="P1">att.global.responsibility</text:p>
                <text:list text:style-name="L1">
                  <text:list-item>
                    <text:p text:style-name="P1"><text:span>cert</text:span></text:p>
                  </text:list-item>
                  <text:list-item>
                    <text:p text:style-name="P1"><text:span>@resp</text:span></text:p>
                  </text:list-item>
                </text:list>
              </text:list-item>
              <text:list-item>
                <text:p text:style-name="P1">att.global.source</text:p>
                <text:list text:style-name="L1">
                  <text:list-item>
                    <text:p text:style-name="P1"><text:span>@source</text:span></text:p>
                  </text:list-item>
                </text:list>
              </text:list-item>
            </text:list>
            <table:table table:name="table242" table:style-name="Table1">
              <table:table-column table:style-name="Table1.col1"/>
              <table:table-column table:style-name="Table2.col2"/>
              <table:table-row>
                <table:table-cell>
                  <text:p>cert</text:p>
                </table:table-cell>
                <table:table-cell>
                  <table:table table:name="table243" table:style-name="Table1">
                    <table:table-column table:style-name="Table1.col1"/>
                    <table:table-column table:style-name="Table2.col2"/>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Legal values are:</text:span></text:p>
                      </table:table-cell>
                      <table:table-cell>
                        <text:p text:style-name="List_20_Heading">high</text:p>
                        <text:p text:style-name="List_20_Contents"/>
                        <text:p text:style-name="List_20_Heading">medium</text:p>
                        <text:p text:style-name="List_20_Contents"/>
                        <text:p text:style-name="List_20_Heading">low</text:p>
                        <text:p text:style-name="List_20_Contents"/>
                        <text:p text:style-name="List_20_Heading">unknown</text:p>
                        <text:p text:style-name="List_20_Contents"/>
                      </table:table-cell>
                    </table:table-row>
                  </table:table>
                </table:table-cell>
              </table:table-row>
              <table:table-row>
                <table:table-cell>
                  <text:p>reason</text:p>
                </table:table-cell>
                <table:table-cell>
                  <table:table table:name="table244" table:style-name="Table1">
                    <table:table-column table:style-name="Table1.col1"/>
                    <table:table-column table:style-name="Table2.col2"/>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Legal values are:</text:span></text:p>
                      </table:table-cell>
                      <table:table-cell>
                        <text:p text:style-name="List_20_Heading">acertain</text:p>
                        <text:p text:style-name="List_20_Contents"/>
                        <text:p text:style-name="List_20_Heading">erased</text:p>
                        <text:p text:style-name="List_20_Contents"/>
                        <text:p text:style-name="List_20_Heading">faded</text:p>
                        <text:p text:style-name="List_20_Contents"/>
                        <text:p text:style-name="List_20_Heading">fold</text:p>
                        <text:p text:style-name="List_20_Contents"/>
                        <text:p text:style-name="List_20_Heading">hole</text:p>
                        <text:p text:style-name="List_20_Contents"/>
                        <text:p text:style-name="List_20_Heading">rewritten</text:p>
                        <text:p text:style-name="List_20_Contents"/>
                        <text:p text:style-name="List_20_Heading">transparence</text:p>
                        <text:p text:style-name="List_20_Contents"/>
                        <text:p text:style-name="List_20_Heading">stain</text:p>
                        <text:p text:style-name="List_20_Contents"/>
                        <text:p text:style-name="List_20_Heading">stitching</text:p>
                        <text:p text:style-name="List_20_Contents"/>
                      </table:table-cell>
                    </table:table-row>
                  </table:table>
                </table:table-cell>
              </table:table-row>
              <table:table-row>
                <table:table-cell>
                  <text:p>agent</text:p>
                </table:table-cell>
                <table:table-cell>
                  <table:table table:name="table245"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Legal values are:</text:span></text:p>
                      </table:table-cell>
                      <table:table-cell>
                        <text:p text:style-name="List_20_Heading">smoke</text:p>
                        <text:p text:style-name="List_20_Contents"/>
                        <text:p text:style-name="List_20_Heading">mildew</text:p>
                        <text:p text:style-name="List_20_Contents"/>
                        <text:p text:style-name="List_20_Heading">rubbing</text:p>
                        <text:p text:style-name="List_20_Contents"/>
                        <text:p text:style-name="List_20_Heading">copist</text:p>
                        <text:p text:style-name="List_20_Contents"/>
                      </table:table-cell>
                    </table:table-row>
                  </table:table>
                </table:table-cell>
              </table:table-row>
            </table:table>
          </table:table-cell>
        </table:table-row>
        <table:table-row>
          <table:table-cell>
            <text:p><text:span text:style-name="Highlight">Member of</text:span></text:p>
          </table:table-cell>
          <table:table-cell>
            <text:p>model.choicePart model.pPart.transcriptional</text:p>
          </table:table-cell>
        </table:table-row>
        <table:table-row>
          <table:table-cell>
            <text:p><text:span text:style-name="Highlight">Contained by</text:span></text:p>
          </table:table-cell>
          <table:table-cell>
            <text:p><text:span>core: </text:span><text:span>add author choice corr date del head hi l lg name note num orig p publisher quote ref reg rs said sic textLang title unclear</text:span></text:p>
            <text:p><text:span>header: </text:span><text:span>change edition extent handNote licence</text:span></text:p>
            <text:p><text:span>linking: </text:span><text:span>seg</text:span></text:p>
            <text:p><text:span>msdescription: </text:span><text:span>acquisition condition decoNote explicit foliation incipit layout origin rubric support</text:span></text:p>
            <text:p><text:span>namesdates: </text:span><text:span>country persName placeName settlement</text:span></text:p>
            <text:p><text:span>textcrit: </text:span><text:span>lem rdg</text:span></text:p>
            <text:p><text:span>transcr: </text:span><text:span>damage supplied surplus</text:span></text:p>
          </table:table-cell>
        </table:table-row>
        <table:table-row>
          <table:table-cell>
            <text:p><text:span text:style-name="Highlight">May contain</text:span></text:p>
          </table:table-cell>
          <table:table-cell>
            <text:p><text:span>analysis: </text:span><text:span>c</text:span></text:p>
            <text:p><text:span>core: </text:span><text:span>add cb choice corr date del gap hi l lg name note num orig pb quote ref reg rs said sic title unclear</text:span></text:p>
            <text:p><text:span>figures: </text:span><text:span>figure</text:span></text:p>
            <text:p><text:span>header: </text:span><text:span>idno</text:span></text:p>
            <text:p><text:span>linking: </text:span><text:span>anchor seg</text:span></text:p>
            <text:p><text:span>msdescription: </text:span><text:span>dimensions height locus locusGrp msDesc width</text:span></text:p>
            <text:p><text:span>namesdates: </text:span><text:span>country persName placeName settlement</text:span></text:p>
            <text:p><text:span>textcrit: </text:span><text:span>app listWit</text:span></text:p>
            <text:p><text:span>transcr: </text:span><text:span>damage handShift subst supplied surplus</text:span></text:p>
            <text:p>character data</text:p>
          </table:table-cell>
        </table:table-row>
        <table:table-row>
          <table:table-cell>
            <text:p><text:span text:style-name="Highlight">Note</text:span></text:p>
          </table:table-cell>
          <table:table-cell>
            <text:p text:style-name="Text_20_body">The same element is used for all cases of uncertainty in the transcription of element content, whether for written or spoken material. For other aspects of certainty, uncertainty, and reliability of tagging and transcription, see chapter <text:a xlink:type="simple" xlink:href="https://www.tei-c.org/release/doc/tei-p5-doc/en/html/CE.html#CE">21. Certainty, Precision, and Responsibility</text:a>.</text:p>
            <text:p text:style-name="Text_20_body">The &lt;damage&gt;, &lt;gap&gt;, &lt;del&gt;, &lt;unclear&gt; and &lt;supplied&gt; elements may be closely allied in use. See section <text:a xlink:type="simple" xlink:href="https://www.tei-c.org/release/doc/tei-p5-doc/en/html/PH.html#PHCOMB">11.3.3.2. Use of the gap, del, damage, unclear, and supplied Elements in Combination</text:a> for discussion of which element is appropriate for which circumstance.</text:p>
            <text:p text:style-name="Text_20_body">The <text:span text:style-name="Emphasis">hand</text:span> attribute points to a definition of the hand concerned, as further discussed in section <text:a xlink:type="simple" xlink:href="https://www.tei-c.org/release/doc/tei-p5-doc/en/html/PH.html#PHDH">11.3.2.1. Document Hands</text:a>.</text:p>
          </table:table-cell>
        </table:table-row>
        <table:table-row>
          <table:table-cell>
            <text:p><text:span text:style-name="Highlight">Example</text:span></text:p>
          </table:table-cell>
          <table:table-cell>
            <text:p text:style-name="Preformatted_20_Text">&lt;u&gt; ...and then &lt;unclear reason="background-noise"&gt;Nathalie&lt;/unclear&gt; said ... &lt;/u&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macroRef key="macro.paraContent"/&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unclear</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linking.attribute.corresp,</text:p>
            <text:p text:style-name="Preformatted_20_Text">   att.global.linking.attribute.synch,</text:p>
            <text:p text:style-name="Preformatted_20_Text">   att.global.linking.attribute.sameAs,</text:p>
            <text:p text:style-name="Preformatted_20_Text">   att.global.linking.attribute.copyOf,</text:p>
            <text:p text:style-name="Preformatted_20_Text">   att.global.linking.attribute.next,</text:p>
            <text:p text:style-name="Preformatted_20_Text">   att.global.linking.attribute.prev,</text:p>
            <text:p text:style-name="Preformatted_20_Text">   att.global.linking.attribute.exclude,</text:p>
            <text:p text:style-name="Preformatted_20_Text">   att.global.linking.attribute.select,</text:p>
            <text:p text:style-name="Preformatted_20_Text">   att.global.analytic.attribute.ana,</text:p>
            <text:p text:style-name="Preformatted_20_Text">   att.global.facs.attribute.facs,</text:p>
            <text:p text:style-name="Preformatted_20_Text">   att.global.change.attribute.change,</text:p>
            <text:p text:style-name="Preformatted_20_Text">   att.global.responsibility.attribute.resp,</text:p>
            <text:p text:style-name="Preformatted_20_Text">   att.global.source.attribute.source,</text:p>
            <text:p text:style-name="Preformatted_20_Text">   att.editLike.attributes,</text:p>
            <text:p text:style-name="Preformatted_20_Text">   att.dimensions.attributes,</text:p>
            <text:p text:style-name="Preformatted_20_Text">   attribute cert { "high" | "medium" | "low" | "unknown" },</text:p>
            <text:p text:style-name="Preformatted_20_Text">   attribute reason</text:p>
            <text:p text:style-name="Preformatted_20_Text">   {</text:p>
            <text:p text:style-name="Preformatted_20_Text">      "acertain"</text:p>
            <text:p text:style-name="Preformatted_20_Text">    | "erased"</text:p>
            <text:p text:style-name="Preformatted_20_Text">    | "faded"</text:p>
            <text:p text:style-name="Preformatted_20_Text">    | "fold"</text:p>
            <text:p text:style-name="Preformatted_20_Text">    | "hole"</text:p>
            <text:p text:style-name="Preformatted_20_Text">    | "rewritten"</text:p>
            <text:p text:style-name="Preformatted_20_Text">    | "transparence"</text:p>
            <text:p text:style-name="Preformatted_20_Text">    | "stain"</text:p>
            <text:p text:style-name="Preformatted_20_Text">    | "stitching"</text:p>
            <text:p text:style-name="Preformatted_20_Text">   },</text:p>
            <text:p text:style-name="Preformatted_20_Text">   attribute agent { "smoke" | "mildew" | "rubbing" | "copist" }?,</text:p>
            <text:p text:style-name="Preformatted_20_Text">   macro.paraContent</text:p>
            <text:p text:style-name="Preformatted_20_Text">}</text:p>
          </table:table-cell>
        </table:table-row>
      </table:table>
      <text:h text:outline-level="3"><text:bookmark text:name="TEI.width"/>&lt;width&gt;</text:h>
      <table:table table:name="table246" table:style-name="Table1">
        <table:table-column table:style-name="Table1.col1"/>
        <table:table-column table:style-name="Table2.col2"/>
        <table:table-row>
          <table:table-cell table:number-columns-spanned="2">
            <text:p><text:span text:style-name="Highlight">&lt;width&gt; </text:span>(<text:span>width</text:span>) <text:span>contains a measurement of an object along the axis parallel to its bottom, e.g. perpendicular to the spine of a book or codex.</text:span> [<text:a xlink:type="simple" xlink:href="https://www.tei-c.org/release/doc/tei-p5-doc/en/html/MS.html#msdim">10.3.4. Dimensions</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item>
                <text:p text:style-name="P1">att.dimensions</text:p>
                <text:list text:style-name="L1">
                  <text:list-item>
                    <text:p text:style-name="P1"><text:span text:style-name="Emphasis">@unit</text:span></text:p>
                  </text:list-item>
                  <text:list-item>
                    <text:p text:style-name="P1"><text:span text:style-name="Emphasis">@quantity</text:span></text:p>
                  </text:list-item>
                  <text:list-item>
                    <text:p text:style-name="P1"><text:span text:style-name="Emphasis">@extent</text:span></text:p>
                  </text:list-item>
                  <text:list-item>
                    <text:p text:style-name="P1"><text:span text:style-name="Emphasis">@precision</text:span></text:p>
                  </text:list-item>
                  <text:list-item>
                    <text:p text:style-name="P1"><text:span text:style-name="Emphasis">@scope</text:span></text:p>
                  </text:list-item>
                </text:list>
                <text:list text:style-name="L1">
                  <text:list-item>
                    <text:p text:style-name="P1">att.ranging</text:p>
                    <text:list text:style-name="L1">
                      <text:list-item>
                        <text:p text:style-name="P1"><text:span text:style-name="Emphasis">@atLeast</text:span></text:p>
                      </text:list-item>
                      <text:list-item>
                        <text:p text:style-name="P1"><text:span text:style-name="Emphasis">@atMost</text:span></text:p>
                      </text:list-item>
                      <text:list-item>
                        <text:p text:style-name="P1"><text:span text:style-name="Emphasis">@min</text:span></text:p>
                      </text:list-item>
                      <text:list-item>
                        <text:p text:style-name="P1"><text:span text:style-name="Emphasis">@max</text:span></text:p>
                      </text:list-item>
                      <text:list-item>
                        <text:p text:style-name="P1"><text:span text:style-name="Emphasis">@confidence</text:span></text:p>
                      </text:list-item>
                    </text:list>
                  </text:list-item>
                </text:list>
              </text:list-item>
            </text:list>
          </table:table-cell>
        </table:table-row>
        <table:table-row>
          <table:table-cell>
            <text:p><text:span text:style-name="Highlight">Member of</text:span></text:p>
          </table:table-cell>
          <table:table-cell>
            <text:p>model.dimLike model.measureLike</text:p>
          </table:table-cell>
        </table:table-row>
        <table:table-row>
          <table:table-cell>
            <text:p><text:span text:style-name="Highlight">Contained by</text:span></text:p>
          </table:table-cell>
          <table:table-cell>
            <text:p><text:span>core: </text:span><text:span>add author corr date del head hi l name note num orig p publisher quote ref reg resp rs said sic textLang title unclear</text:span></text:p>
            <text:p><text:span>figures: </text:span><text:span>figDesc</text:span></text:p>
            <text:p><text:span>header: </text:span><text:span>authority change edition extent handNote language licence</text:span></text:p>
            <text:p><text:span>linking: </text:span><text:span>seg</text:span></text:p>
            <text:p><text:span>msdescription: </text:span><text:span>acquisition condition decoNote dimensions explicit foliation incipit layout origin repository rubric support</text:span></text:p>
            <text:p><text:span>namesdates: </text:span><text:span>country persName placeName settlement</text:span></text:p>
            <text:p><text:span>textcrit: </text:span><text:span>lem rdg witness</text:span></text:p>
            <text:p><text:span>transcr: </text:span><text:span>damage supplied surplus</text:span></text:p>
          </table:table-cell>
        </table:table-row>
        <table:table-row>
          <table:table-cell>
            <text:p><text:span text:style-name="Highlight">May contain</text:span></text:p>
          </table:table-cell>
          <table:table-cell>
            <text:p><text:span>Character data only</text:span></text:p>
          </table:table-cell>
        </table:table-row>
        <table:table-row>
          <table:table-cell>
            <text:p><text:span text:style-name="Highlight">Note</text:span></text:p>
          </table:table-cell>
          <table:table-cell>
            <text:p text:style-name="Text_20_body">If used to specify the depth of a non text-bearing portion of some object, for example a monument, this element conventionally refers to the axis facing the observer, and perpendicular to that indicated by the <text:span>‘depth’</text:span> axis.</text:p>
          </table:table-cell>
        </table:table-row>
        <table:table-row>
          <table:table-cell>
            <text:p><text:span text:style-name="Highlight">Example</text:span></text:p>
          </table:table-cell>
          <table:table-cell>
            <text:p text:style-name="Preformatted_20_Text">&lt;width unit="in"&gt;4&lt;/width&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macroRef key="macro.xtext"/&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width { att.global.attributes, att.dimensions.attributes, macro.xtext }</text:p>
          </table:table-cell>
        </table:table-row>
      </table:table>
      <text:h text:outline-level="3"><text:bookmark text:name="TEI.witness"/>&lt;witness&gt;</text:h>
      <table:table table:name="table247" table:style-name="Table1">
        <table:table-column table:style-name="Table1.col1"/>
        <table:table-column table:style-name="Table2.col2"/>
        <table:table-row>
          <table:table-cell table:number-columns-spanned="2">
            <text:p><text:span text:style-name="Highlight">&lt;witness&gt; </text:span>(<text:span>witness</text:span>) <text:span>contains either a description of a single witness referred to within the critical apparatus, or a list of witnesses which is to be referred to by a single sigil.</text:span> [<text:a xlink:type="simple" xlink:href="https://www.tei-c.org/release/doc/tei-p5-doc/en/html/TC.html#TCAPLL">12.1. The Apparatus Entry, Readings, and Witnesses</text:a>]</text:p>
          </table:table-cell>
          <table:covered-table-cell/>
        </table:table-row>
        <table:table-row>
          <table:table-cell>
            <text:p><text:span text:style-name="Highlight">Module</text:span></text:p>
          </table:table-cell>
          <table:table-cell>
            <text:p>textcrit</text:p>
          </table:table-cell>
        </table:table-row>
        <table:table-row>
          <table:table-cell>
            <text:p><text:span text:style-name="Highlight">Attributes</text:span></text:p>
          </table:table-cell>
          <table:table-cell>
            <text:list text:style-name="L1">
              <text:list-item>
                <text:p text:style-name="P1">att.global</text:p>
                <text:list text:style-name="L1">
                  <text:list-item>
                    <text:p text:style-name="P1"><text:span text:style-name="Emphasis">@xml:id</text:span></text:p>
                  </text:list-item>
                  <text:list-item>
                    <text:p text:style-name="P1"><text:span text:style-name="Emphasis">@n</text:span></text:p>
                  </text:list-item>
                  <text:list-item>
                    <text:p text:style-name="P1"><text:span text:style-name="Emphasis">@xml:lang</text:span></text:p>
                  </text:list-item>
                  <text:list-item>
                    <text:p text:style-name="P1"><text:span text:style-name="Emphasis">@xml:base</text:span></text:p>
                  </text:list-item>
                  <text:list-item>
                    <text:p text:style-name="P1"><text:span text:style-name="Emphasis">@xml:space</text:span></text:p>
                  </text:list-item>
                </text:list>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ext:list-item>
              <text:list-item>
                <text:p text:style-name="P1">att.sortable</text:p>
                <text:list text:style-name="L1">
                  <text:list-item>
                    <text:p text:style-name="P1"><text:span text:style-name="Emphasis">@sortKey</text:span></text:p>
                  </text:list-item>
                </text:list>
              </text:list-item>
            </text:list>
          </table:table-cell>
        </table:table-row>
        <table:table-row>
          <table:table-cell>
            <text:p><text:span text:style-name="Highlight">Contained by</text:span></text:p>
          </table:table-cell>
          <table:table-cell>
            <text:p><text:span>textcrit: </text:span><text:span>listWit</text:span></text:p>
          </table:table-cell>
        </table:table-row>
        <table:table-row>
          <table:table-cell>
            <text:p><text:span text:style-name="Highlight">May contain</text:span></text:p>
          </table:table-cell>
          <table:table-cell>
            <text:p><text:span>core: </text:span><text:span>choice date hi name note num quote ref rs said title</text:span></text:p>
            <text:p><text:span>header: </text:span><text:span>idno</text:span></text:p>
            <text:p><text:span>msdescription: </text:span><text:span>dimensions height locus locusGrp msDesc width</text:span></text:p>
            <text:p><text:span>namesdates: </text:span><text:span>country persName placeName settlement</text:span></text:p>
            <text:p><text:span>textcrit: </text:span><text:span>listWit</text:span></text:p>
            <text:p><text:span>transcr: </text:span><text:span>subst</text:span></text:p>
            <text:p>character data</text:p>
          </table:table-cell>
        </table:table-row>
        <table:table-row>
          <table:table-cell>
            <text:p><text:span text:style-name="Highlight">Note</text:span></text:p>
          </table:table-cell>
          <table:table-cell>
            <text:p text:style-name="Text_20_body">The content of the &lt;witness&gt; element may give bibliographic information about the witness or witness group, or it may be empty.</text:p>
          </table:table-cell>
        </table:table-row>
        <table:table-row>
          <table:table-cell>
            <text:p><text:span text:style-name="Highlight">Example</text:span></text:p>
          </table:table-cell>
          <table:table-cell>
            <text:p text:style-name="Preformatted_20_Text">&lt;listWit&gt;</text:p>
            <text:p text:style-name="Preformatted_20_Text"> &lt;witness xml:id="EL"&gt;Ellesmere, Huntingdon Library 26.C.9&lt;/witness&gt;</text:p>
            <text:p text:style-name="Preformatted_20_Text"> &lt;witness xml:id="HG"&gt;Hengwrt, National Library of Wales,</text:p>
            <text:p text:style-name="Preformatted_20_Text">   Aberystwyth, Peniarth 392D&lt;/witness&gt;</text:p>
            <text:p text:style-name="Preformatted_20_Text"> &lt;witness xml:id="RA2"&gt;Bodleian Library Rawlinson Poetic 149</text:p>
            <text:p text:style-name="Preformatted_20_Text">   (see further &lt;ptr target="http://www.examples.com/MSdescs#MSRP149"/&gt;)&lt;/witness&gt;</text:p>
            <text:p text:style-name="Preformatted_20_Text">&lt;/listWit&g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alternate minOccurs="0"</text:p>
            <text:p text:style-name="Preformatted_20_Text">  maxOccurs="unbounded"&gt;</text:p>
            <text:p text:style-name="Preformatted_20_Text">  &lt;textNode/&gt;</text:p>
            <text:p text:style-name="Preformatted_20_Text">  &lt;classRef key="model.limitedPhrase"/&gt;</text:p>
            <text:p text:style-name="Preformatted_20_Text">  &lt;classRef key="model.inter"/&gt;</text:p>
            <text:p text:style-name="Preformatted_20_Text">  &lt;elementRef key="note"/&gt;</text:p>
            <text:p text:style-name="Preformatted_20_Text">  &lt;elementRef key="object"/&gt;</text:p>
            <text:p text:style-name="Preformatted_20_Text"> &lt;/alternate&gt;</text:p>
            <text:p text:style-name="Preformatted_20_Text">&lt;/content&gt;</text:p>
            <text:p text:style-name="Preformatted_20_Text">    </text:p>
          </table:table-cell>
        </table:table-row>
        <table:table-row>
          <table:table-cell>
            <text:p><text:span text:style-name="Highlight">Schema Declaration</text:span></text:p>
          </table:table-cell>
          <table:table-cell>
            <text:p text:style-name="Preformatted_20_Text"/>
            <text:p text:style-name="Preformatted_20_Text">element witness</text:p>
            <text:p text:style-name="Preformatted_20_Text">{</text:p>
            <text:p text:style-name="Preformatted_20_Text">   att.global.attributes,</text:p>
            <text:p text:style-name="Preformatted_20_Text">   att.sortable.attributes,</text:p>
            <text:p text:style-name="Preformatted_20_Text">   ( text | model.limitedPhrase | model.inter | note | object )*</text:p>
            <text:p text:style-name="Preformatted_20_Text">}</text:p>
          </table:table-cell>
        </table:table-row>
      </table:table>
      <text:h text:outline-level="2">Model classes</text:h>
      <text:h text:outline-level="3"><text:bookmark text:name="TEI.model.attributable"/>model.attributable</text:h>
      <table:table table:name="table248" table:style-name="Table1">
        <table:table-column table:style-name="Table1.col1"/>
        <table:table-column table:style-name="Table2.col2"/>
        <table:table-row>
          <table:table-cell table:number-columns-spanned="2">
            <text:p><text:span text:style-name="Highlight">model.attributable</text:span> <text:span>groups elements that contain a word or phrase that can be attributed to a source.</text:span> [<text:a xlink:type="simple" xlink:href="https://www.tei-c.org/release/doc/tei-p5-doc/en/html/CO.html#COHQQ">3.3.3. Quotation</text:a> <text:a xlink:type="simple" xlink:href="https://www.tei-c.org/release/doc/tei-p5-doc/en/html/DS.html#DSFLT">4.3.2. Floating Text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acro.phraseSeq model.inter</text:p>
          </table:table-cell>
        </table:table-row>
        <table:table-row>
          <table:table-cell>
            <text:p><text:span text:style-name="Highlight">Members</text:span></text:p>
          </table:table-cell>
          <table:table-cell>
            <text:p><text:span text:style-name="Emphasis">model.quoteLike<text:span text:style-name="Emphasis">[quote]</text:span> said</text:span></text:p>
          </table:table-cell>
        </table:table-row>
      </table:table>
      <text:h text:outline-level="3"><text:bookmark text:name="TEI.model.availabilityPart"/>model.availabilityPart</text:h>
      <table:table table:name="table249" table:style-name="Table1">
        <table:table-column table:style-name="Table1.col1"/>
        <table:table-column table:style-name="Table2.col2"/>
        <table:table-row>
          <table:table-cell table:number-columns-spanned="2">
            <text:p><text:span text:style-name="Highlight">model.availabilityPart</text:span> <text:span>groups elements such as licences and paragraphs of text which may appear as part of an availability statement</text:span> [<text:a xlink:type="simple" xlink:href="https://www.tei-c.org/release/doc/tei-p5-doc/en/html/HD.html#HD24">2.2.4. Publication, Distribution, Licensing, etc.</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availability</text:p>
          </table:table-cell>
        </table:table-row>
        <table:table-row>
          <table:table-cell>
            <text:p><text:span text:style-name="Highlight">Members</text:span></text:p>
          </table:table-cell>
          <table:table-cell>
            <text:p><text:span text:style-name="Emphasis">licence</text:span></text:p>
          </table:table-cell>
        </table:table-row>
      </table:table>
      <text:h text:outline-level="3"><text:bookmark text:name="TEI.model.biblLike"/>model.biblLike</text:h>
      <table:table table:name="table250" table:style-name="Table1">
        <table:table-column table:style-name="Table1.col1"/>
        <table:table-column table:style-name="Table2.col2"/>
        <table:table-row>
          <table:table-cell table:number-columns-spanned="2">
            <text:p><text:span text:style-name="Highlight">model.biblLike</text:span> <text:span>groups elements containing a bibliographic description.</text:span> [<text:a xlink:type="simple" xlink:href="https://www.tei-c.org/release/doc/tei-p5-doc/en/html/CO.html#COBI">3.12. Bibliographic Citations and Referenc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inter model.msItemPart sourceDesc</text:p>
          </table:table-cell>
        </table:table-row>
        <table:table-row>
          <table:table-cell>
            <text:p><text:span text:style-name="Highlight">Members</text:span></text:p>
          </table:table-cell>
          <table:table-cell>
            <text:p><text:span text:style-name="Emphasis">msDesc</text:span></text:p>
          </table:table-cell>
        </table:table-row>
      </table:table>
      <text:h text:outline-level="3"><text:bookmark text:name="TEI.model.choicePart"/>model.choicePart</text:h>
      <table:table table:name="table251" table:style-name="Table1">
        <table:table-column table:style-name="Table1.col1"/>
        <table:table-column table:style-name="Table2.col2"/>
        <table:table-row>
          <table:table-cell table:number-columns-spanned="2">
            <text:p><text:span text:style-name="Highlight">model.choicePart</text:span> <text:span>groups elements (other than &lt;choice&gt; itself) which can be used within a &lt;choice&gt; alternation.</text:span> [<text:a xlink:type="simple" xlink:href="https://www.tei-c.org/release/doc/tei-p5-doc/en/html/CO.html#COED">3.5. Simple Editorial Chang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choice</text:p>
          </table:table-cell>
        </table:table-row>
        <table:table-row>
          <table:table-cell>
            <text:p><text:span text:style-name="Highlight">Members</text:span></text:p>
          </table:table-cell>
          <table:table-cell>
            <text:p><text:span text:style-name="Emphasis">corr orig reg seg sic supplied unclear</text:span></text:p>
          </table:table-cell>
        </table:table-row>
      </table:table>
      <text:h text:outline-level="3"><text:bookmark text:name="TEI.model.common"/>model.common</text:h>
      <table:table table:name="table252" table:style-name="Table1">
        <table:table-column table:style-name="Table1.col1"/>
        <table:table-column table:style-name="Table2.col2"/>
        <table:table-row>
          <table:table-cell table:number-columns-spanned="2">
            <text:p><text:span text:style-name="Highlight">model.common</text:span> <text:span>groups common chunk- and inter-level elements.</text:span> [<text:a xlink:type="simple" xlink:href="https://www.tei-c.org/release/doc/tei-p5-doc/en/html/ST.html#STEC">1.3. The TEI Class System</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body div figure</text:p>
          </table:table-cell>
        </table:table-row>
        <table:table-row>
          <table:table-cell>
            <text:p><text:span text:style-name="Highlight">Members</text:span></text:p>
          </table:table-cell>
          <table:table-cell>
            <text:p><text:span text:style-name="Emphasis">model.divPart<text:span text:style-name="Emphasis">[model.lLike<text:span text:style-name="Emphasis">[l]</text:span> model.pLike<text:span text:style-name="Emphasis">[p]</text:span> lg]</text:span> model.inter<text:span text:style-name="Emphasis">[model.attributable<text:span text:style-name="Emphasis">[model.quoteLike<text:span text:style-name="Emphasis">[quote]</text:span> said]</text:span> model.biblLike<text:span text:style-name="Emphasis">[msDesc]</text:span> model.egLike model.labelLike model.listLike<text:span text:style-name="Emphasis">[listWit]</text:span> model.oddDecl model.stageLike]</text:span></text:span></text:p>
          </table:table-cell>
        </table:table-row>
        <table:table-row>
          <table:table-cell>
            <text:p><text:span text:style-name="Highlight">Note</text:span></text:p>
          </table:table-cell>
          <table:table-cell>
            <text:p text:style-name="Text_20_body">This class defines the set of chunk- and inter-level elements; it is used in many content models, including those for textual divisions.</text:p>
          </table:table-cell>
        </table:table-row>
      </table:table>
      <text:h text:outline-level="3"><text:bookmark text:name="TEI.model.dateLike"/>model.dateLike</text:h>
      <table:table table:name="table253" table:style-name="Table1">
        <table:table-column table:style-name="Table1.col1"/>
        <table:table-column table:style-name="Table2.col2"/>
        <table:table-row>
          <table:table-cell table:number-columns-spanned="2">
            <text:p><text:span text:style-name="Highlight">model.dateLike</text:span> <text:span>groups elements containing temporal expressions.</text:span> [<text:a xlink:type="simple" xlink:href="https://www.tei-c.org/release/doc/tei-p5-doc/en/html/CO.html#CONADA">3.6.4. Dates and Times</text:a> <text:a xlink:type="simple" xlink:href="https://www.tei-c.org/release/doc/tei-p5-doc/en/html/ND.html#NDDATE">13.4. Dat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pPart.data</text:p>
          </table:table-cell>
        </table:table-row>
        <table:table-row>
          <table:table-cell>
            <text:p><text:span text:style-name="Highlight">Members</text:span></text:p>
          </table:table-cell>
          <table:table-cell>
            <text:p><text:span text:style-name="Emphasis">date</text:span></text:p>
          </table:table-cell>
        </table:table-row>
      </table:table>
      <text:h text:outline-level="3"><text:bookmark text:name="TEI.model.dimLike"/>model.dimLike</text:h>
      <table:table table:name="table254" table:style-name="Table1">
        <table:table-column table:style-name="Table1.col1"/>
        <table:table-column table:style-name="Table2.col2"/>
        <table:table-row>
          <table:table-cell table:number-columns-spanned="2">
            <text:p><text:span text:style-name="Highlight">model.dimLike</text:span> <text:span>groups elements which describe a measurement forming part of the physical dimensions of some object.</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dimensions</text:p>
          </table:table-cell>
        </table:table-row>
        <table:table-row>
          <table:table-cell>
            <text:p><text:span text:style-name="Highlight">Members</text:span></text:p>
          </table:table-cell>
          <table:table-cell>
            <text:p><text:span text:style-name="Emphasis">height width</text:span></text:p>
          </table:table-cell>
        </table:table-row>
      </table:table>
      <text:h text:outline-level="3"><text:bookmark text:name="TEI.model.divBottom"/>model.divBottom</text:h>
      <table:table table:name="table255" table:style-name="Table1">
        <table:table-column table:style-name="Table1.col1"/>
        <table:table-column table:style-name="Table2.col2"/>
        <table:table-row>
          <table:table-cell table:number-columns-spanned="2">
            <text:p><text:span text:style-name="Highlight">model.divBottom</text:span> <text:span>groups elements appearing at the end of a text division.</text:span> [<text:a xlink:type="simple" xlink:href="https://www.tei-c.org/release/doc/tei-p5-doc/en/html/DS.html#DSDTB">4.2. Elements Common to All Division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body div figure lg</text:p>
          </table:table-cell>
        </table:table-row>
        <table:table-row>
          <table:table-cell>
            <text:p><text:span text:style-name="Highlight">Members</text:span></text:p>
          </table:table-cell>
          <table:table-cell>
            <text:p><text:span text:style-name="Emphasis">model.divBottomPart model.divWrapper</text:span></text:p>
          </table:table-cell>
        </table:table-row>
      </table:table>
      <text:h text:outline-level="3"><text:bookmark text:name="TEI.model.divLike"/>model.divLike</text:h>
      <table:table table:name="table256" table:style-name="Table1">
        <table:table-column table:style-name="Table1.col1"/>
        <table:table-column table:style-name="Table2.col2"/>
        <table:table-row>
          <table:table-cell table:number-columns-spanned="2">
            <text:p><text:span text:style-name="Highlight">model.divLike</text:span> <text:span>groups elements used to represent un-numbered generic structural division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body div lem rdg</text:p>
          </table:table-cell>
        </table:table-row>
        <table:table-row>
          <table:table-cell>
            <text:p><text:span text:style-name="Highlight">Members</text:span></text:p>
          </table:table-cell>
          <table:table-cell>
            <text:p><text:span text:style-name="Emphasis">div</text:span></text:p>
          </table:table-cell>
        </table:table-row>
      </table:table>
      <text:h text:outline-level="3"><text:bookmark text:name="TEI.model.divPart"/>model.divPart</text:h>
      <table:table table:name="table257" table:style-name="Table1">
        <table:table-column table:style-name="Table1.col1"/>
        <table:table-column table:style-name="Table2.col2"/>
        <table:table-row>
          <table:table-cell table:number-columns-spanned="2">
            <text:p><text:span text:style-name="Highlight">model.divPart</text:span> <text:span>groups paragraph-level elements appearing directly within divisions.</text:span> [<text:a xlink:type="simple" xlink:href="https://www.tei-c.org/release/doc/tei-p5-doc/en/html/ST.html#STEC">1.3. The TEI Class System</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lem macro.specialPara model.common rdg</text:p>
          </table:table-cell>
        </table:table-row>
        <table:table-row>
          <table:table-cell>
            <text:p><text:span text:style-name="Highlight">Members</text:span></text:p>
          </table:table-cell>
          <table:table-cell>
            <text:p><text:span text:style-name="Emphasis">model.lLike<text:span text:style-name="Emphasis">[l]</text:span> model.pLike<text:span text:style-name="Emphasis">[p]</text:span> lg</text:span></text:p>
          </table:table-cell>
        </table:table-row>
        <table:table-row>
          <table:table-cell>
            <text:p><text:span text:style-name="Highlight">Note</text:span></text:p>
          </table:table-cell>
          <table:table-cell>
            <text:p text:style-name="Text_20_body">Note that this element class does not include members of the <text:span>model.inter</text:span> class, which can appear either within or between paragraph-level items.</text:p>
          </table:table-cell>
        </table:table-row>
      </table:table>
      <text:h text:outline-level="3"><text:bookmark text:name="TEI.model.divTop"/>model.divTop</text:h>
      <table:table table:name="table258" table:style-name="Table1">
        <table:table-column table:style-name="Table1.col1"/>
        <table:table-column table:style-name="Table2.col2"/>
        <table:table-row>
          <table:table-cell table:number-columns-spanned="2">
            <text:p><text:span text:style-name="Highlight">model.divTop</text:span> <text:span>groups elements appearing at the beginning of a text division.</text:span> [<text:a xlink:type="simple" xlink:href="https://www.tei-c.org/release/doc/tei-p5-doc/en/html/DS.html#DSDTB">4.2. Elements Common to All Division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body div lg</text:p>
          </table:table-cell>
        </table:table-row>
        <table:table-row>
          <table:table-cell>
            <text:p><text:span text:style-name="Highlight">Members</text:span></text:p>
          </table:table-cell>
          <table:table-cell>
            <text:p><text:span text:style-name="Emphasis">model.divTopPart<text:span text:style-name="Emphasis">[model.headLike<text:span text:style-name="Emphasis">[head]</text:span>]</text:span> model.divWrapper</text:span></text:p>
          </table:table-cell>
        </table:table-row>
      </table:table>
      <text:h text:outline-level="3"><text:bookmark text:name="TEI.model.divTopPart"/>model.divTopPart</text:h>
      <table:table table:name="table259" table:style-name="Table1">
        <table:table-column table:style-name="Table1.col1"/>
        <table:table-column table:style-name="Table2.col2"/>
        <table:table-row>
          <table:table-cell table:number-columns-spanned="2">
            <text:p><text:span text:style-name="Highlight">model.divTopPart</text:span> <text:span>groups elements which can occur only at the beginning of a text division.</text:span> [<text:a xlink:type="simple" xlink:href="https://www.tei-c.org/release/doc/tei-p5-doc/en/html/DS.html#DSTITL">4.6. Title Pag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divTop</text:p>
          </table:table-cell>
        </table:table-row>
        <table:table-row>
          <table:table-cell>
            <text:p><text:span text:style-name="Highlight">Members</text:span></text:p>
          </table:table-cell>
          <table:table-cell>
            <text:p><text:span text:style-name="Emphasis">model.headLike<text:span text:style-name="Emphasis">[head]</text:span></text:span></text:p>
          </table:table-cell>
        </table:table-row>
      </table:table>
      <text:h text:outline-level="3"><text:bookmark text:name="TEI.model.editorialDeclPart"/>model.editorialDeclPart</text:h>
      <table:table table:name="table260" table:style-name="Table1">
        <table:table-column table:style-name="Table1.col1"/>
        <table:table-column table:style-name="Table2.col2"/>
        <table:table-row>
          <table:table-cell table:number-columns-spanned="2">
            <text:p><text:span text:style-name="Highlight">model.editorialDeclPart</text:span> <text:span>groups elements which may be used inside &lt;editorialDecl&gt; and appear multiple time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editorialDecl</text:p>
          </table:table-cell>
        </table:table-row>
        <table:table-row>
          <table:table-cell>
            <text:p><text:span text:style-name="Highlight">Members</text:span></text:p>
          </table:table-cell>
          <table:table-cell>
            <text:p><text:span text:style-name="Emphasis">correction hyphenation normalization punctuation segmentation</text:span></text:p>
          </table:table-cell>
        </table:table-row>
      </table:table>
      <text:h text:outline-level="3"><text:bookmark text:name="TEI.model.emphLike"/>model.emphLike</text:h>
      <table:table table:name="table261" table:style-name="Table1">
        <table:table-column table:style-name="Table1.col1"/>
        <table:table-column table:style-name="Table2.col2"/>
        <table:table-row>
          <table:table-cell table:number-columns-spanned="2">
            <text:p><text:span text:style-name="Highlight">model.emphLike</text:span> <text:span>groups phrase-level elements which are typographically distinct and to which a specific function can be attributed.</text:span> [<text:a xlink:type="simple" xlink:href="https://www.tei-c.org/release/doc/tei-p5-doc/en/html/CO.html#COHQ">3.3. Highlighting and Quotation</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highlighted model.limitedPhrase</text:p>
          </table:table-cell>
        </table:table-row>
        <table:table-row>
          <table:table-cell>
            <text:p><text:span text:style-name="Highlight">Members</text:span></text:p>
          </table:table-cell>
          <table:table-cell>
            <text:p><text:span text:style-name="Emphasis">title</text:span></text:p>
          </table:table-cell>
        </table:table-row>
      </table:table>
      <text:h text:outline-level="3"><text:bookmark text:name="TEI.model.encodingDescPart"/>model.encodingDescPart</text:h>
      <table:table table:name="table262" table:style-name="Table1">
        <table:table-column table:style-name="Table1.col1"/>
        <table:table-column table:style-name="Table2.col2"/>
        <table:table-row>
          <table:table-cell table:number-columns-spanned="2">
            <text:p><text:span text:style-name="Highlight">model.encodingDescPart</text:span> <text:span>groups elements which may be used inside &lt;encodingDesc&gt; and appear multiple time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encodingDesc</text:p>
          </table:table-cell>
        </table:table-row>
        <table:table-row>
          <table:table-cell>
            <text:p><text:span text:style-name="Highlight">Members</text:span></text:p>
          </table:table-cell>
          <table:table-cell>
            <text:p><text:span text:style-name="Emphasis">editorialDecl projectDesc</text:span></text:p>
          </table:table-cell>
        </table:table-row>
      </table:table>
      <text:h text:outline-level="3"><text:bookmark text:name="TEI.model.global"/>model.global</text:h>
      <table:table table:name="table263" table:style-name="Table1">
        <table:table-column table:style-name="Table1.col1"/>
        <table:table-column table:style-name="Table2.col2"/>
        <table:table-row>
          <table:table-cell table:number-columns-spanned="2">
            <text:p><text:span text:style-name="Highlight">model.global</text:span> <text:span>groups elements which may appear at any point within a TEI text.</text:span> [<text:a xlink:type="simple" xlink:href="https://www.tei-c.org/release/doc/tei-p5-doc/en/html/ST.html#STEC">1.3. The TEI Class System</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body date div figure head l lem lg macro.phraseSeq macro.phraseSeq.limited macro.specialPara model.paraPart msItem rdg text</text:p>
          </table:table-cell>
        </table:table-row>
        <table:table-row>
          <table:table-cell>
            <text:p><text:span text:style-name="Highlight">Members</text:span></text:p>
          </table:table-cell>
          <table:table-cell>
            <text:p><text:span text:style-name="Emphasis">model.global.edit<text:span text:style-name="Emphasis">[app gap]</text:span> model.global.meta model.milestoneLike<text:span text:style-name="Emphasis">[anchor cb pb]</text:span> model.noteLike<text:span text:style-name="Emphasis">[note]</text:span> figure</text:span></text:p>
          </table:table-cell>
        </table:table-row>
      </table:table>
      <text:h text:outline-level="3"><text:bookmark text:name="TEI.model.global.edit"/>model.global.edit</text:h>
      <table:table table:name="table264" table:style-name="Table1">
        <table:table-column table:style-name="Table1.col1"/>
        <table:table-column table:style-name="Table2.col2"/>
        <table:table-row>
          <table:table-cell table:number-columns-spanned="2">
            <text:p><text:span text:style-name="Highlight">model.global.edit</text:span> <text:span>groups globally available elements which perform a specifically editorial function.</text:span> [<text:a xlink:type="simple" xlink:href="https://www.tei-c.org/release/doc/tei-p5-doc/en/html/ST.html#STEC">1.3. The TEI Class System</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global</text:p>
          </table:table-cell>
        </table:table-row>
        <table:table-row>
          <table:table-cell>
            <text:p><text:span text:style-name="Highlight">Members</text:span></text:p>
          </table:table-cell>
          <table:table-cell>
            <text:p><text:span text:style-name="Emphasis">app gap</text:span></text:p>
          </table:table-cell>
        </table:table-row>
      </table:table>
      <text:h text:outline-level="3"><text:bookmark text:name="TEI.model.headLike"/>model.headLike</text:h>
      <table:table table:name="table265" table:style-name="Table1">
        <table:table-column table:style-name="Table1.col1"/>
        <table:table-column table:style-name="Table2.col2"/>
        <table:table-row>
          <table:table-cell table:number-columns-spanned="2">
            <text:p><text:span text:style-name="Highlight">model.headLike</text:span> <text:span>groups elements used to provide a title or heading at the start of a text division.</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figure listWit model.divTopPart</text:p>
          </table:table-cell>
        </table:table-row>
        <table:table-row>
          <table:table-cell>
            <text:p><text:span text:style-name="Highlight">Members</text:span></text:p>
          </table:table-cell>
          <table:table-cell>
            <text:p><text:span text:style-name="Emphasis">head</text:span></text:p>
          </table:table-cell>
        </table:table-row>
      </table:table>
      <text:h text:outline-level="3"><text:bookmark text:name="TEI.model.hiLike"/>model.hiLike</text:h>
      <table:table table:name="table266" table:style-name="Table1">
        <table:table-column table:style-name="Table1.col1"/>
        <table:table-column table:style-name="Table2.col2"/>
        <table:table-row>
          <table:table-cell table:number-columns-spanned="2">
            <text:p><text:span text:style-name="Highlight">model.hiLike</text:span> <text:span>groups phrase-level elements which are typographically distinct but to which no specific function can be attributed.</text:span> [<text:a xlink:type="simple" xlink:href="https://www.tei-c.org/release/doc/tei-p5-doc/en/html/CO.html#COHQ">3.3. Highlighting and Quotation</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highlighted model.limitedPhrase</text:p>
          </table:table-cell>
        </table:table-row>
        <table:table-row>
          <table:table-cell>
            <text:p><text:span text:style-name="Highlight">Members</text:span></text:p>
          </table:table-cell>
          <table:table-cell>
            <text:p><text:span text:style-name="Emphasis">hi</text:span></text:p>
          </table:table-cell>
        </table:table-row>
      </table:table>
      <text:h text:outline-level="3"><text:bookmark text:name="TEI.model.highlighted"/>model.highlighted</text:h>
      <table:table table:name="table267" table:style-name="Table1">
        <table:table-column table:style-name="Table1.col1"/>
        <table:table-column table:style-name="Table2.col2"/>
        <table:table-row>
          <table:table-cell table:number-columns-spanned="2">
            <text:p><text:span text:style-name="Highlight">model.highlighted</text:span> <text:span>groups phrase-level elements which are typographically distinct.</text:span> [<text:a xlink:type="simple" xlink:href="https://www.tei-c.org/release/doc/tei-p5-doc/en/html/CO.html#COHQ">3.3. Highlighting and Quotation</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phrase</text:p>
          </table:table-cell>
        </table:table-row>
        <table:table-row>
          <table:table-cell>
            <text:p><text:span text:style-name="Highlight">Members</text:span></text:p>
          </table:table-cell>
          <table:table-cell>
            <text:p><text:span text:style-name="Emphasis">model.emphLike<text:span text:style-name="Emphasis">[title]</text:span> model.hiLike<text:span text:style-name="Emphasis">[hi]</text:span></text:span></text:p>
          </table:table-cell>
        </table:table-row>
      </table:table>
      <text:h text:outline-level="3"><text:bookmark text:name="TEI.model.inter"/>model.inter</text:h>
      <table:table table:name="table268" table:style-name="Table1">
        <table:table-column table:style-name="Table1.col1"/>
        <table:table-column table:style-name="Table2.col2"/>
        <table:table-row>
          <table:table-cell table:number-columns-spanned="2">
            <text:p><text:span text:style-name="Highlight">model.inter</text:span> <text:span>groups elements which can appear either within or between paragraph-like elements.</text:span> [<text:a xlink:type="simple" xlink:href="https://www.tei-c.org/release/doc/tei-p5-doc/en/html/ST.html#STEC">1.3. The TEI Class System</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head l lem macro.limitedContent macro.specialPara model.common model.paraPart rdg witness</text:p>
          </table:table-cell>
        </table:table-row>
        <table:table-row>
          <table:table-cell>
            <text:p><text:span text:style-name="Highlight">Members</text:span></text:p>
          </table:table-cell>
          <table:table-cell>
            <text:p><text:span text:style-name="Emphasis">model.attributable<text:span text:style-name="Emphasis">[model.quoteLike<text:span text:style-name="Emphasis">[quote]</text:span> said]</text:span> model.biblLike<text:span text:style-name="Emphasis">[msDesc]</text:span> model.egLike model.labelLike model.listLike<text:span text:style-name="Emphasis">[listWit]</text:span> model.oddDecl model.stageLike</text:span></text:p>
          </table:table-cell>
        </table:table-row>
      </table:table>
      <text:h text:outline-level="3"><text:bookmark text:name="TEI.model.lLike"/>model.lLike</text:h>
      <table:table table:name="table269" table:style-name="Table1">
        <table:table-column table:style-name="Table1.col1"/>
        <table:table-column table:style-name="Table2.col2"/>
        <table:table-row>
          <table:table-cell table:number-columns-spanned="2">
            <text:p><text:span text:style-name="Highlight">model.lLike</text:span> <text:span>groups elements representing metrical components such as verse line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head lg model.divPart model.paraPart</text:p>
          </table:table-cell>
        </table:table-row>
        <table:table-row>
          <table:table-cell>
            <text:p><text:span text:style-name="Highlight">Members</text:span></text:p>
          </table:table-cell>
          <table:table-cell>
            <text:p><text:span text:style-name="Emphasis">l</text:span></text:p>
          </table:table-cell>
        </table:table-row>
      </table:table>
      <text:h text:outline-level="3"><text:bookmark text:name="TEI.model.limitedPhrase"/>model.limitedPhrase</text:h>
      <table:table table:name="table270" table:style-name="Table1">
        <table:table-column table:style-name="Table1.col1"/>
        <table:table-column table:style-name="Table2.col2"/>
        <table:table-row>
          <table:table-cell table:number-columns-spanned="2">
            <text:p><text:span text:style-name="Highlight">model.limitedPhrase</text:span> <text:span>groups phrase-level elements excluding those elements primarily intended for transcription of existing sources.</text:span> [<text:a xlink:type="simple" xlink:href="https://www.tei-c.org/release/doc/tei-p5-doc/en/html/ST.html#STEC">1.3. The TEI Class System</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acro.limitedContent macro.phraseSeq.limited witness</text:p>
          </table:table-cell>
        </table:table-row>
        <table:table-row>
          <table:table-cell>
            <text:p><text:span text:style-name="Highlight">Members</text:span></text:p>
          </table:table-cell>
          <table:table-cell>
            <text:p><text:span text:style-name="Emphasis">model.emphLike<text:span text:style-name="Emphasis">[title]</text:span> model.hiLike<text:span text:style-name="Emphasis">[hi]</text:span> model.pPart.data<text:span text:style-name="Emphasis">[model.addressLike model.dateLike<text:span text:style-name="Emphasis">[date]</text:span> model.measureLike<text:span text:style-name="Emphasis">[height num width]</text:span> model.nameLike<text:span text:style-name="Emphasis">[model.nameLike.agent<text:span text:style-name="Emphasis">[name persName]</text:span> model.offsetLike model.persNamePart model.placeStateLike<text:span text:style-name="Emphasis">[model.placeNamePart<text:span text:style-name="Emphasis">[country placeName settlement]</text:span>]</text:span> idno rs]</text:span>]</text:span> model.pPart.editorial<text:span text:style-name="Emphasis">[choice subst]</text:span> model.pPart.msdesc<text:span text:style-name="Emphasis">[dimensions locus locusGrp]</text:span> <a xmlns="urn:oasis:names:tc:opendocument:xmlns:text:1.0" xmlns:ns0="http://www.w3.org/1999/xlink" ns0:type="simple" ns0:href="TEI.model.phrase.xml">model.phrase.xml</a> model.ptrLike<text:span text:style-name="Emphasis">[ref]</text:span></text:span></text:p>
          </table:table-cell>
        </table:table-row>
      </table:table>
      <text:h text:outline-level="3"><text:bookmark text:name="TEI.model.listLike"/>model.listLike</text:h>
      <table:table table:name="table271" table:style-name="Table1">
        <table:table-column table:style-name="Table1.col1"/>
        <table:table-column table:style-name="Table2.col2"/>
        <table:table-row>
          <table:table-cell table:number-columns-spanned="2">
            <text:p><text:span text:style-name="Highlight">model.listLike</text:span> <text:span>groups list-like elements.</text:span> [<text:a xlink:type="simple" xlink:href="https://www.tei-c.org/release/doc/tei-p5-doc/en/html/CO.html#COLI">3.8. List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inter sourceDesc</text:p>
          </table:table-cell>
        </table:table-row>
        <table:table-row>
          <table:table-cell>
            <text:p><text:span text:style-name="Highlight">Members</text:span></text:p>
          </table:table-cell>
          <table:table-cell>
            <text:p><text:span text:style-name="Emphasis">listWit</text:span></text:p>
          </table:table-cell>
        </table:table-row>
      </table:table>
      <text:h text:outline-level="3"><text:bookmark text:name="TEI.model.measureLike"/>model.measureLike</text:h>
      <table:table table:name="table272" table:style-name="Table1">
        <table:table-column table:style-name="Table1.col1"/>
        <table:table-column table:style-name="Table2.col2"/>
        <table:table-row>
          <table:table-cell table:number-columns-spanned="2">
            <text:p><text:span text:style-name="Highlight">model.measureLike</text:span> <text:span>groups elements which denote a number, a quantity, a measurement, or similar piece of text that conveys some numerical meaning.</text:span> [<text:a xlink:type="simple" xlink:href="https://www.tei-c.org/release/doc/tei-p5-doc/en/html/CO.html#CONANU">3.6.3. Numbers and Measur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pPart.data</text:p>
          </table:table-cell>
        </table:table-row>
        <table:table-row>
          <table:table-cell>
            <text:p><text:span text:style-name="Highlight">Members</text:span></text:p>
          </table:table-cell>
          <table:table-cell>
            <text:p><text:span text:style-name="Emphasis">height num width</text:span></text:p>
          </table:table-cell>
        </table:table-row>
      </table:table>
      <text:h text:outline-level="3"><text:bookmark text:name="TEI.model.milestoneLike"/>model.milestoneLike</text:h>
      <table:table table:name="table273" table:style-name="Table1">
        <table:table-column table:style-name="Table1.col1"/>
        <table:table-column table:style-name="Table2.col2"/>
        <table:table-row>
          <table:table-cell table:number-columns-spanned="2">
            <text:p><text:span text:style-name="Highlight">model.milestoneLike</text:span> <text:span>groups milestone-style elements used to represent reference systems.</text:span> [<text:a xlink:type="simple" xlink:href="https://www.tei-c.org/release/doc/tei-p5-doc/en/html/ST.html#STEC">1.3. The TEI Class System</text:a> <text:a xlink:type="simple" xlink:href="https://www.tei-c.org/release/doc/tei-p5-doc/en/html/CO.html#CORS5">3.11.3. Milestone Element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global subst</text:p>
          </table:table-cell>
        </table:table-row>
        <table:table-row>
          <table:table-cell>
            <text:p><text:span text:style-name="Highlight">Members</text:span></text:p>
          </table:table-cell>
          <table:table-cell>
            <text:p><text:span text:style-name="Emphasis">anchor cb pb</text:span></text:p>
          </table:table-cell>
        </table:table-row>
      </table:table>
      <text:h text:outline-level="3"><text:bookmark text:name="TEI.model.msItemPart"/>model.msItemPart</text:h>
      <table:table table:name="table274" table:style-name="Table1">
        <table:table-column table:style-name="Table1.col1"/>
        <table:table-column table:style-name="Table2.col2"/>
        <table:table-row>
          <table:table-cell table:number-columns-spanned="2">
            <text:p><text:span text:style-name="Highlight">model.msItemPart</text:span> <text:span>groups elements which can appear within a manuscript item description.</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sItem</text:p>
          </table:table-cell>
        </table:table-row>
        <table:table-row>
          <table:table-cell>
            <text:p><text:span text:style-name="Highlight">Members</text:span></text:p>
          </table:table-cell>
          <table:table-cell>
            <text:p><text:span text:style-name="Emphasis">model.biblLike<text:span text:style-name="Emphasis">[msDesc]</text:span> model.msQuoteLike<text:span text:style-name="Emphasis">[explicit incipit rubric title]</text:span> model.quoteLike<text:span text:style-name="Emphasis">[quote]</text:span> model.respLike<text:span text:style-name="Emphasis">[author respStmt]</text:span> decoNote idno msItem msItemStruct textLang</text:span></text:p>
          </table:table-cell>
        </table:table-row>
      </table:table>
      <text:h text:outline-level="3"><text:bookmark text:name="TEI.model.msQuoteLike"/>model.msQuoteLike</text:h>
      <table:table table:name="table275" table:style-name="Table1">
        <table:table-column table:style-name="Table1.col1"/>
        <table:table-column table:style-name="Table2.col2"/>
        <table:table-row>
          <table:table-cell table:number-columns-spanned="2">
            <text:p><text:span text:style-name="Highlight">model.msQuoteLike</text:span> <text:span>groups elements which represent passages such as titles quoted from a manuscript as a part of its description.</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msItemPart</text:p>
          </table:table-cell>
        </table:table-row>
        <table:table-row>
          <table:table-cell>
            <text:p><text:span text:style-name="Highlight">Members</text:span></text:p>
          </table:table-cell>
          <table:table-cell>
            <text:p><text:span text:style-name="Emphasis">explicit incipit rubric title</text:span></text:p>
          </table:table-cell>
        </table:table-row>
      </table:table>
      <text:h text:outline-level="3"><text:bookmark text:name="TEI.model.nameLike"/>model.nameLike</text:h>
      <table:table table:name="table276" table:style-name="Table1">
        <table:table-column table:style-name="Table1.col1"/>
        <table:table-column table:style-name="Table2.col2"/>
        <table:table-row>
          <table:table-cell table:number-columns-spanned="2">
            <text:p><text:span text:style-name="Highlight">model.nameLike</text:span> <text:span>groups elements which name or refer to a person, place, or organization.</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pPart.data</text:p>
          </table:table-cell>
        </table:table-row>
        <table:table-row>
          <table:table-cell>
            <text:p><text:span text:style-name="Highlight">Members</text:span></text:p>
          </table:table-cell>
          <table:table-cell>
            <text:p><text:span text:style-name="Emphasis">model.nameLike.agent<text:span text:style-name="Emphasis">[name persName]</text:span> model.offsetLike model.persNamePart model.placeStateLike<text:span text:style-name="Emphasis">[model.placeNamePart<text:span text:style-name="Emphasis">[country placeName settlement]</text:span>]</text:span> idno rs</text:span></text:p>
          </table:table-cell>
        </table:table-row>
        <table:table-row>
          <table:table-cell>
            <text:p><text:span text:style-name="Highlight">Note</text:span></text:p>
          </table:table-cell>
          <table:table-cell>
            <text:p text:style-name="Text_20_body">A superset of the naming elements that may appear in datelines, addresses, statements of responsibility, etc.</text:p>
          </table:table-cell>
        </table:table-row>
      </table:table>
      <text:h text:outline-level="3"><text:bookmark text:name="TEI.model.nameLike.agent"/>model.nameLike.agent</text:h>
      <table:table table:name="table277" table:style-name="Table1">
        <table:table-column table:style-name="Table1.col1"/>
        <table:table-column table:style-name="Table2.col2"/>
        <table:table-row>
          <table:table-cell table:number-columns-spanned="2">
            <text:p><text:span text:style-name="Highlight">model.nameLike.agent</text:span> <text:span>groups elements which contain names of individuals or corporate bodies.</text:span> [<text:a xlink:type="simple" xlink:href="https://www.tei-c.org/release/doc/tei-p5-doc/en/html/CO.html#CONA">3.6. Names, Numbers, Dates, Abbreviations, and Address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nameLike</text:p>
          </table:table-cell>
        </table:table-row>
        <table:table-row>
          <table:table-cell>
            <text:p><text:span text:style-name="Highlight">Members</text:span></text:p>
          </table:table-cell>
          <table:table-cell>
            <text:p><text:span text:style-name="Emphasis">name persName</text:span></text:p>
          </table:table-cell>
        </table:table-row>
        <table:table-row>
          <table:table-cell>
            <text:p><text:span text:style-name="Highlight">Note</text:span></text:p>
          </table:table-cell>
          <table:table-cell>
            <text:p text:style-name="Text_20_body">This class is used in the content model of elements which reference names of people or organizations.</text:p>
          </table:table-cell>
        </table:table-row>
      </table:table>
      <text:h text:outline-level="3"><text:bookmark text:name="TEI.model.noteLike"/>model.noteLike</text:h>
      <table:table table:name="table278" table:style-name="Table1">
        <table:table-column table:style-name="Table1.col1"/>
        <table:table-column table:style-name="Table2.col2"/>
        <table:table-row>
          <table:table-cell table:number-columns-spanned="2">
            <text:p><text:span text:style-name="Highlight">model.noteLike</text:span> <text:span>groups globally-available note-like elements.</text:span> [<text:a xlink:type="simple" xlink:href="https://www.tei-c.org/release/doc/tei-p5-doc/en/html/CO.html#CONO">3.9. Notes, Annotation, and Indexing</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app model.global msItemStruct rdgGrp</text:p>
          </table:table-cell>
        </table:table-row>
        <table:table-row>
          <table:table-cell>
            <text:p><text:span text:style-name="Highlight">Members</text:span></text:p>
          </table:table-cell>
          <table:table-cell>
            <text:p><text:span text:style-name="Emphasis">note</text:span></text:p>
          </table:table-cell>
        </table:table-row>
      </table:table>
      <text:h text:outline-level="3"><text:bookmark text:name="TEI.model.pLike"/>model.pLike</text:h>
      <table:table table:name="table279" table:style-name="Table1">
        <table:table-column table:style-name="Table1.col1"/>
        <table:table-column table:style-name="Table2.col2"/>
        <table:table-row>
          <table:table-cell table:number-columns-spanned="2">
            <text:p><text:span text:style-name="Highlight">model.pLike</text:span> <text:span>groups paragraph-like element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availability binding bindingDesc correction decoDesc editorialDecl encodingDesc history hyphenation langUsage layoutDesc model.divPart msContents msItem msItemStruct normalization objectDesc physDesc projectDesc punctuation segmentation sourceDesc supportDesc</text:p>
          </table:table-cell>
        </table:table-row>
        <table:table-row>
          <table:table-cell>
            <text:p><text:span text:style-name="Highlight">Members</text:span></text:p>
          </table:table-cell>
          <table:table-cell>
            <text:p><text:span text:style-name="Emphasis">p</text:span></text:p>
          </table:table-cell>
        </table:table-row>
      </table:table>
      <text:h text:outline-level="3"><text:bookmark text:name="TEI.model.pPart.data"/>model.pPart.data</text:h>
      <table:table table:name="table280" table:style-name="Table1">
        <table:table-column table:style-name="Table1.col1"/>
        <table:table-column table:style-name="Table2.col2"/>
        <table:table-row>
          <table:table-cell table:number-columns-spanned="2">
            <text:p><text:span text:style-name="Highlight">model.pPart.data</text:span> <text:span>groups phrase-level elements containing names, dates, numbers, measures, and similar data.</text:span> [<text:a xlink:type="simple" xlink:href="https://www.tei-c.org/release/doc/tei-p5-doc/en/html/CO.html#CONA">3.6. Names, Numbers, Dates, Abbreviations, and Address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limitedPhrase model.phrase</text:p>
          </table:table-cell>
        </table:table-row>
        <table:table-row>
          <table:table-cell>
            <text:p><text:span text:style-name="Highlight">Members</text:span></text:p>
          </table:table-cell>
          <table:table-cell>
            <text:p><text:span text:style-name="Emphasis">model.addressLike model.dateLike<text:span text:style-name="Emphasis">[date]</text:span> model.measureLike<text:span text:style-name="Emphasis">[height num width]</text:span> model.nameLike<text:span text:style-name="Emphasis">[model.nameLike.agent<text:span text:style-name="Emphasis">[name persName]</text:span> model.offsetLike model.persNamePart model.placeStateLike<text:span text:style-name="Emphasis">[model.placeNamePart<text:span text:style-name="Emphasis">[country placeName settlement]</text:span>]</text:span> idno rs]</text:span></text:span></text:p>
          </table:table-cell>
        </table:table-row>
      </table:table>
      <text:h text:outline-level="3"><text:bookmark text:name="TEI.model.pPart.edit"/>model.pPart.edit</text:h>
      <table:table table:name="table281" table:style-name="Table1">
        <table:table-column table:style-name="Table1.col1"/>
        <table:table-column table:style-name="Table2.col2"/>
        <table:table-row>
          <table:table-cell table:number-columns-spanned="2">
            <text:p><text:span text:style-name="Highlight">model.pPart.edit</text:span> <text:span>groups phrase-level elements for simple editorial correction and transcription.</text:span> [<text:a xlink:type="simple" xlink:href="https://www.tei-c.org/release/doc/tei-p5-doc/en/html/CO.html#COED">3.5. Simple Editorial Chang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phrase</text:p>
          </table:table-cell>
        </table:table-row>
        <table:table-row>
          <table:table-cell>
            <text:p><text:span text:style-name="Highlight">Members</text:span></text:p>
          </table:table-cell>
          <table:table-cell>
            <text:p><text:span text:style-name="Emphasis">model.pPart.editorial<text:span text:style-name="Emphasis">[choice subst]</text:span> model.pPart.transcriptional<text:span text:style-name="Emphasis">[add corr damage del handShift orig reg sic supplied surplus unclear]</text:span></text:span></text:p>
          </table:table-cell>
        </table:table-row>
      </table:table>
      <text:h text:outline-level="3"><text:bookmark text:name="TEI.model.pPart.editorial"/>model.pPart.editorial</text:h>
      <table:table table:name="table282" table:style-name="Table1">
        <table:table-column table:style-name="Table1.col1"/>
        <table:table-column table:style-name="Table2.col2"/>
        <table:table-row>
          <table:table-cell table:number-columns-spanned="2">
            <text:p><text:span text:style-name="Highlight">model.pPart.editorial</text:span> <text:span>groups phrase-level elements for simple editorial interventions that may be useful both in transcribing and in authoring.</text:span> [<text:a xlink:type="simple" xlink:href="https://www.tei-c.org/release/doc/tei-p5-doc/en/html/CO.html#COED">3.5. Simple Editorial Chang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limitedPhrase model.pPart.edit</text:p>
          </table:table-cell>
        </table:table-row>
        <table:table-row>
          <table:table-cell>
            <text:p><text:span text:style-name="Highlight">Members</text:span></text:p>
          </table:table-cell>
          <table:table-cell>
            <text:p><text:span text:style-name="Emphasis">choice subst</text:span></text:p>
          </table:table-cell>
        </table:table-row>
      </table:table>
      <text:h text:outline-level="3"><text:bookmark text:name="TEI.model.pPart.msdesc"/>model.pPart.msdesc</text:h>
      <table:table table:name="table283" table:style-name="Table1">
        <table:table-column table:style-name="Table1.col1"/>
        <table:table-column table:style-name="Table2.col2"/>
        <table:table-row>
          <table:table-cell table:number-columns-spanned="2">
            <text:p><text:span text:style-name="Highlight">model.pPart.msdesc</text:span> <text:span>groups phrase-level elements used in manuscript description.</text:span> [<text:a xlink:type="simple" xlink:href="https://www.tei-c.org/release/doc/tei-p5-doc/en/html/MS.html#MS">10. Manuscript Description</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limitedPhrase model.phrase</text:p>
          </table:table-cell>
        </table:table-row>
        <table:table-row>
          <table:table-cell>
            <text:p><text:span text:style-name="Highlight">Members</text:span></text:p>
          </table:table-cell>
          <table:table-cell>
            <text:p><text:span text:style-name="Emphasis">dimensions locus locusGrp</text:span></text:p>
          </table:table-cell>
        </table:table-row>
      </table:table>
      <text:h text:outline-level="3"><text:bookmark text:name="TEI.model.pPart.transcriptional"/>model.pPart.transcriptional</text:h>
      <table:table table:name="table284" table:style-name="Table1">
        <table:table-column table:style-name="Table1.col1"/>
        <table:table-column table:style-name="Table2.col2"/>
        <table:table-row>
          <table:table-cell table:number-columns-spanned="2">
            <text:p><text:span text:style-name="Highlight">model.pPart.transcriptional</text:span> <text:span>groups phrase-level elements used for editorial transcription of pre-existing source materials.</text:span> [<text:a xlink:type="simple" xlink:href="https://www.tei-c.org/release/doc/tei-p5-doc/en/html/CO.html#COED">3.5. Simple Editorial Chang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lg model.pPart.edit</text:p>
          </table:table-cell>
        </table:table-row>
        <table:table-row>
          <table:table-cell>
            <text:p><text:span text:style-name="Highlight">Members</text:span></text:p>
          </table:table-cell>
          <table:table-cell>
            <text:p><text:span text:style-name="Emphasis">add corr damage del handShift orig reg sic supplied surplus unclear</text:span></text:p>
          </table:table-cell>
        </table:table-row>
      </table:table>
      <text:h text:outline-level="3"><text:bookmark text:name="TEI.model.paraPart"/>model.paraPart</text:h>
      <table:table table:name="table285" table:style-name="Table1">
        <table:table-column table:style-name="Table1.col1"/>
        <table:table-column table:style-name="Table2.col2"/>
        <table:table-row>
          <table:table-cell table:number-columns-spanned="2">
            <text:p><text:span text:style-name="Highlight">model.paraPart</text:span> <text:span>groups elements that may appear in paragraphs and similar elements</text:span> [<text:a xlink:type="simple" xlink:href="https://www.tei-c.org/release/doc/tei-p5-doc/en/html/CO.html#COPA">3.1. Paragraph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acro.paraContent</text:p>
          </table:table-cell>
        </table:table-row>
        <table:table-row>
          <table:table-cell>
            <text:p><text:span text:style-name="Highlight">Members</text:span></text:p>
          </table:table-cell>
          <table:table-cell>
            <text:p><text:span text:style-name="Emphasis">model.gLike model.global<text:span text:style-name="Emphasis">[model.global.edit<text:span text:style-name="Emphasis">[app gap]</text:span> model.global.meta model.milestoneLike<text:span text:style-name="Emphasis">[anchor cb pb]</text:span> model.noteLike<text:span text:style-name="Emphasis">[note]</text:span> figure]</text:span> model.inter<text:span text:style-name="Emphasis">[model.attributable<text:span text:style-name="Emphasis">[model.quoteLike<text:span text:style-name="Emphasis">[quote]</text:span> said]</text:span> model.biblLike<text:span text:style-name="Emphasis">[msDesc]</text:span> model.egLike model.labelLike model.listLike<text:span text:style-name="Emphasis">[listWit]</text:span> model.oddDecl model.stageLike]</text:span> model.lLike<text:span text:style-name="Emphasis">[l]</text:span> model.phrase<text:span text:style-name="Emphasis">[model.graphicLike model.highlighted<text:span text:style-name="Emphasis">[model.emphLike<text:span text:style-name="Emphasis">[title]</text:span> model.hiLike<text:span text:style-name="Emphasis">[hi]</text:span>]</text:span> model.lPart model.pPart.data<text:span text:style-name="Emphasis">[model.addressLike model.dateLike<text:span text:style-name="Emphasis">[date]</text:span> model.measureLike<text:span text:style-name="Emphasis">[height num width]</text:span> model.nameLike<text:span text:style-name="Emphasis">[model.nameLike.agent<text:span text:style-name="Emphasis">[name persName]</text:span> model.offsetLike model.persNamePart model.placeStateLike<text:span text:style-name="Emphasis">[model.placeNamePart<text:span text:style-name="Emphasis">[country placeName settlement]</text:span>]</text:span> idno rs]</text:span>]</text:span> model.pPart.edit<text:span text:style-name="Emphasis">[model.pPart.editorial<text:span text:style-name="Emphasis">[choice subst]</text:span> model.pPart.transcriptional<text:span text:style-name="Emphasis">[add corr damage del handShift orig reg sic supplied surplus unclear]</text:span>]</text:span> model.pPart.msdesc<text:span text:style-name="Emphasis">[dimensions locus locusGrp]</text:span> <a xmlns="urn:oasis:names:tc:opendocument:xmlns:text:1.0" xmlns:ns0="http://www.w3.org/1999/xlink" ns0:type="simple" ns0:href="TEI.model.phrase.xml">model.phrase.xml</a> model.ptrLike<text:span text:style-name="Emphasis">[ref]</text:span> model.segLike<text:span text:style-name="Emphasis">[c seg]</text:span> model.specDescLike]</text:span> lg</text:span></text:p>
          </table:table-cell>
        </table:table-row>
      </table:table>
      <text:h text:outline-level="3"><text:bookmark text:name="TEI.model.phrase"/>model.phrase</text:h>
      <table:table table:name="table286" table:style-name="Table1">
        <table:table-column table:style-name="Table1.col1"/>
        <table:table-column table:style-name="Table2.col2"/>
        <table:table-row>
          <table:table-cell table:number-columns-spanned="2">
            <text:p><text:span text:style-name="Highlight">model.phrase</text:span> <text:span>groups elements which can occur at the level of individual words or phrases.</text:span> [<text:a xlink:type="simple" xlink:href="https://www.tei-c.org/release/doc/tei-p5-doc/en/html/ST.html#STEC">1.3. The TEI Class System</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date head l lem macro.phraseSeq macro.specialPara model.paraPart rdg</text:p>
          </table:table-cell>
        </table:table-row>
        <table:table-row>
          <table:table-cell>
            <text:p><text:span text:style-name="Highlight">Members</text:span></text:p>
          </table:table-cell>
          <table:table-cell>
            <text:p><text:span text:style-name="Emphasis">model.graphicLike model.highlighted<text:span text:style-name="Emphasis">[model.emphLike<text:span text:style-name="Emphasis">[title]</text:span> model.hiLike<text:span text:style-name="Emphasis">[hi]</text:span>]</text:span> model.lPart model.pPart.data<text:span text:style-name="Emphasis">[model.addressLike model.dateLike<text:span text:style-name="Emphasis">[date]</text:span> model.measureLike<text:span text:style-name="Emphasis">[height num width]</text:span> model.nameLike<text:span text:style-name="Emphasis">[model.nameLike.agent<text:span text:style-name="Emphasis">[name persName]</text:span> model.offsetLike model.persNamePart model.placeStateLike<text:span text:style-name="Emphasis">[model.placeNamePart<text:span text:style-name="Emphasis">[country placeName settlement]</text:span>]</text:span> idno rs]</text:span>]</text:span> model.pPart.edit<text:span text:style-name="Emphasis">[model.pPart.editorial<text:span text:style-name="Emphasis">[choice subst]</text:span> model.pPart.transcriptional<text:span text:style-name="Emphasis">[add corr damage del handShift orig reg sic supplied surplus unclear]</text:span>]</text:span> model.pPart.msdesc<text:span text:style-name="Emphasis">[dimensions locus locusGrp]</text:span> <a xmlns="urn:oasis:names:tc:opendocument:xmlns:text:1.0" xmlns:ns0="http://www.w3.org/1999/xlink" ns0:type="simple" ns0:href="TEI.model.phrase.xml">model.phrase.xml</a> model.ptrLike<text:span text:style-name="Emphasis">[ref]</text:span> model.segLike<text:span text:style-name="Emphasis">[c seg]</text:span> model.specDescLike</text:span></text:p>
          </table:table-cell>
        </table:table-row>
        <table:table-row>
          <table:table-cell>
            <text:p><text:span text:style-name="Highlight">Note</text:span></text:p>
          </table:table-cell>
          <table:table-cell>
            <text:p text:style-name="Text_20_body">This class of elements can occur within paragraphs, list items, lines of verse, etc.</text:p>
          </table:table-cell>
        </table:table-row>
      </table:table>
      <text:h text:outline-level="3"><text:bookmark text:name="TEI.model.physDescPart"/>model.physDescPart</text:h>
      <table:table table:name="table287" table:style-name="Table1">
        <table:table-column table:style-name="Table1.col1"/>
        <table:table-column table:style-name="Table2.col2"/>
        <table:table-row>
          <table:table-cell table:number-columns-spanned="2">
            <text:p><text:span text:style-name="Highlight">model.physDescPart</text:span> <text:span>groups specialized elements forming part of the physical description of a manuscript or similar written source.</text:span></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Used by</text:span></text:p>
          </table:table-cell>
          <table:table-cell>
            <text:p>physDesc</text:p>
          </table:table-cell>
        </table:table-row>
        <table:table-row>
          <table:table-cell>
            <text:p><text:span text:style-name="Highlight">Members</text:span></text:p>
          </table:table-cell>
          <table:table-cell>
            <text:p><text:span text:style-name="Emphasis">bindingDesc decoDesc handDesc objectDesc</text:span></text:p>
          </table:table-cell>
        </table:table-row>
      </table:table>
      <text:h text:outline-level="3"><text:bookmark text:name="TEI.model.placeNamePart"/>model.placeNamePart</text:h>
      <table:table table:name="table288" table:style-name="Table1">
        <table:table-column table:style-name="Table1.col1"/>
        <table:table-column table:style-name="Table2.col2"/>
        <table:table-row>
          <table:table-cell table:number-columns-spanned="2">
            <text:p><text:span text:style-name="Highlight">model.placeNamePart</text:span> <text:span>groups elements which form part of a place name.</text:span> [<text:a xlink:type="simple" xlink:href="https://www.tei-c.org/release/doc/tei-p5-doc/en/html/ND.html#NDPLAC">13.2.3. Place Nam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placeStateLike msIdentifier</text:p>
          </table:table-cell>
        </table:table-row>
        <table:table-row>
          <table:table-cell>
            <text:p><text:span text:style-name="Highlight">Members</text:span></text:p>
          </table:table-cell>
          <table:table-cell>
            <text:p><text:span text:style-name="Emphasis">country placeName settlement</text:span></text:p>
          </table:table-cell>
        </table:table-row>
      </table:table>
      <text:h text:outline-level="3"><text:bookmark text:name="TEI.model.placeStateLike"/>model.placeStateLike</text:h>
      <table:table table:name="table289" table:style-name="Table1">
        <table:table-column table:style-name="Table1.col1"/>
        <table:table-column table:style-name="Table2.col2"/>
        <table:table-row>
          <table:table-cell table:number-columns-spanned="2">
            <text:p><text:span text:style-name="Highlight">model.placeStateLike</text:span> <text:span>groups elements which describe changing states of a place.</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nameLike</text:p>
          </table:table-cell>
        </table:table-row>
        <table:table-row>
          <table:table-cell>
            <text:p><text:span text:style-name="Highlight">Members</text:span></text:p>
          </table:table-cell>
          <table:table-cell>
            <text:p><text:span text:style-name="Emphasis">model.placeNamePart<text:span text:style-name="Emphasis">[country placeName settlement]</text:span></text:span></text:p>
          </table:table-cell>
        </table:table-row>
      </table:table>
      <text:h text:outline-level="3"><text:bookmark text:name="TEI.model.profileDescPart"/>model.profileDescPart</text:h>
      <table:table table:name="table290" table:style-name="Table1">
        <table:table-column table:style-name="Table1.col1"/>
        <table:table-column table:style-name="Table2.col2"/>
        <table:table-row>
          <table:table-cell table:number-columns-spanned="2">
            <text:p><text:span text:style-name="Highlight">model.profileDescPart</text:span> <text:span>groups elements which may be used inside &lt;profileDesc&gt; and appear multiple time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profileDesc</text:p>
          </table:table-cell>
        </table:table-row>
        <table:table-row>
          <table:table-cell>
            <text:p><text:span text:style-name="Highlight">Members</text:span></text:p>
          </table:table-cell>
          <table:table-cell>
            <text:p><text:span text:style-name="Emphasis">handNotes langUsage</text:span></text:p>
          </table:table-cell>
        </table:table-row>
      </table:table>
      <text:h text:outline-level="3"><text:bookmark text:name="TEI.model.ptrLike"/>model.ptrLike</text:h>
      <table:table table:name="table291" table:style-name="Table1">
        <table:table-column table:style-name="Table1.col1"/>
        <table:table-column table:style-name="Table2.col2"/>
        <table:table-row>
          <table:table-cell table:number-columns-spanned="2">
            <text:p><text:span text:style-name="Highlight">model.ptrLike</text:span> <text:span>groups elements used for purposes of location and reference.</text:span> [<text:a xlink:type="simple" xlink:href="https://www.tei-c.org/release/doc/tei-p5-doc/en/html/CO.html#COXR">3.7. Simple Links and Cross-Referenc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limitedPhrase model.phrase</text:p>
          </table:table-cell>
        </table:table-row>
        <table:table-row>
          <table:table-cell>
            <text:p><text:span text:style-name="Highlight">Members</text:span></text:p>
          </table:table-cell>
          <table:table-cell>
            <text:p><text:span text:style-name="Emphasis">ref</text:span></text:p>
          </table:table-cell>
        </table:table-row>
      </table:table>
      <text:h text:outline-level="3"><text:bookmark text:name="TEI.model.quoteLike"/>model.quoteLike</text:h>
      <table:table table:name="table292" table:style-name="Table1">
        <table:table-column table:style-name="Table1.col1"/>
        <table:table-column table:style-name="Table2.col2"/>
        <table:table-row>
          <table:table-cell table:number-columns-spanned="2">
            <text:p><text:span text:style-name="Highlight">model.quoteLike</text:span> <text:span>groups elements used to directly contain quotation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attributable model.msItemPart</text:p>
          </table:table-cell>
        </table:table-row>
        <table:table-row>
          <table:table-cell>
            <text:p><text:span text:style-name="Highlight">Members</text:span></text:p>
          </table:table-cell>
          <table:table-cell>
            <text:p><text:span text:style-name="Emphasis">quote</text:span></text:p>
          </table:table-cell>
        </table:table-row>
      </table:table>
      <text:h text:outline-level="3"><text:bookmark text:name="TEI.model.rdgLike"/>model.rdgLike</text:h>
      <table:table table:name="table293" table:style-name="Table1">
        <table:table-column table:style-name="Table1.col1"/>
        <table:table-column table:style-name="Table2.col2"/>
        <table:table-row>
          <table:table-cell table:number-columns-spanned="2">
            <text:p><text:span text:style-name="Highlight">model.rdgLike</text:span> <text:span>groups elements which contain a single reading, other than the lemma, within a textual variation.</text:span> [<text:a xlink:type="simple" xlink:href="https://www.tei-c.org/release/doc/tei-p5-doc/en/html/TC.html#TCAPLL">12.1. The Apparatus Entry, Readings, and Witnesses</text:a>]</text:p>
          </table:table-cell>
          <table:covered-table-cell/>
        </table:table-row>
        <table:table-row>
          <table:table-cell>
            <text:p><text:span text:style-name="Highlight">Module</text:span></text:p>
          </table:table-cell>
          <table:table-cell>
            <text:p>textcrit</text:p>
          </table:table-cell>
        </table:table-row>
        <table:table-row>
          <table:table-cell>
            <text:p><text:span text:style-name="Highlight">Used by</text:span></text:p>
          </table:table-cell>
          <table:table-cell>
            <text:p>app rdgGrp</text:p>
          </table:table-cell>
        </table:table-row>
        <table:table-row>
          <table:table-cell>
            <text:p><text:span text:style-name="Highlight">Members</text:span></text:p>
          </table:table-cell>
          <table:table-cell>
            <text:p><text:span text:style-name="Emphasis">rdg</text:span></text:p>
          </table:table-cell>
        </table:table-row>
        <table:table-row>
          <table:table-cell>
            <text:p><text:span text:style-name="Highlight">Note</text:span></text:p>
          </table:table-cell>
          <table:table-cell>
            <text:p text:style-name="Text_20_body">This class allows for variants of the &lt;rdg&gt; element to be easily created via TEI customizations.</text:p>
          </table:table-cell>
        </table:table-row>
      </table:table>
      <text:h text:outline-level="3"><text:bookmark text:name="TEI.model.resource"/>model.resource</text:h>
      <table:table table:name="table294" table:style-name="Table1">
        <table:table-column table:style-name="Table1.col1"/>
        <table:table-column table:style-name="Table2.col2"/>
        <table:table-row>
          <table:table-cell table:number-columns-spanned="2">
            <text:p><text:span text:style-name="Highlight">model.resource</text:span> <text:span>groups separate elements which constitute the content of a digital resource, as opposed to its metadata.</text:span> [<text:a xlink:type="simple" xlink:href="https://www.tei-c.org/release/doc/tei-p5-doc/en/html/ST.html#STEC">1.3. The TEI Class System</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TEI</text:p>
          </table:table-cell>
        </table:table-row>
        <table:table-row>
          <table:table-cell>
            <text:p><text:span text:style-name="Highlight">Members</text:span></text:p>
          </table:table-cell>
          <table:table-cell>
            <text:p><text:span text:style-name="Emphasis">text</text:span></text:p>
          </table:table-cell>
        </table:table-row>
      </table:table>
      <text:h text:outline-level="3"><text:bookmark text:name="TEI.model.respLike"/>model.respLike</text:h>
      <table:table table:name="table295" table:style-name="Table1">
        <table:table-column table:style-name="Table1.col1"/>
        <table:table-column table:style-name="Table2.col2"/>
        <table:table-row>
          <table:table-cell table:number-columns-spanned="2">
            <text:p><text:span text:style-name="Highlight">model.respLike</text:span> <text:span>groups elements which are used to indicate intellectual or other significant responsibility, for example within a bibliographic element.</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msItemPart titleStmt</text:p>
          </table:table-cell>
        </table:table-row>
        <table:table-row>
          <table:table-cell>
            <text:p><text:span text:style-name="Highlight">Members</text:span></text:p>
          </table:table-cell>
          <table:table-cell>
            <text:p><text:span text:style-name="Emphasis">author respStmt</text:span></text:p>
          </table:table-cell>
        </table:table-row>
      </table:table>
      <text:h text:outline-level="3"><text:bookmark text:name="TEI.model.segLike"/>model.segLike</text:h>
      <table:table table:name="table296" table:style-name="Table1">
        <table:table-column table:style-name="Table1.col1"/>
        <table:table-column table:style-name="Table2.col2"/>
        <table:table-row>
          <table:table-cell table:number-columns-spanned="2">
            <text:p><text:span text:style-name="Highlight">model.segLike</text:span> <text:span>groups elements used for arbitrary segmentation.</text:span> [<text:a xlink:type="simple" xlink:href="https://www.tei-c.org/release/doc/tei-p5-doc/en/html/SA.html#SASE">16.3. Blocks, Segments, and Anchors</text:a> <text:a xlink:type="simple" xlink:href="https://www.tei-c.org/release/doc/tei-p5-doc/en/html/AI.html#AILC">17.1. Linguistic Segment Categori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phrase</text:p>
          </table:table-cell>
        </table:table-row>
        <table:table-row>
          <table:table-cell>
            <text:p><text:span text:style-name="Highlight">Members</text:span></text:p>
          </table:table-cell>
          <table:table-cell>
            <text:p><text:span text:style-name="Emphasis">c seg</text:span></text:p>
          </table:table-cell>
        </table:table-row>
        <table:table-row>
          <table:table-cell>
            <text:p><text:span text:style-name="Highlight">Note</text:span></text:p>
          </table:table-cell>
          <table:table-cell>
            <text:p text:style-name="Text_20_body">The principles on which segmentation is carried out, and any special codes or attribute values used, should be defined explicitly in the &lt;segmentation&gt; element of the &lt;encodingDesc&gt; within the associated TEI header.</text:p>
          </table:table-cell>
        </table:table-row>
      </table:table>
      <text:h text:outline-level="3"><text:bookmark text:name="TEI.model.teiHeaderPart"/>model.teiHeaderPart</text:h>
      <table:table table:name="table297" table:style-name="Table1">
        <table:table-column table:style-name="Table1.col1"/>
        <table:table-column table:style-name="Table2.col2"/>
        <table:table-row>
          <table:table-cell table:number-columns-spanned="2">
            <text:p><text:span text:style-name="Highlight">model.teiHeaderPart</text:span> <text:span>groups high level elements which may appear more than once in a TEI header.</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teiHeader</text:p>
          </table:table-cell>
        </table:table-row>
        <table:table-row>
          <table:table-cell>
            <text:p><text:span text:style-name="Highlight">Members</text:span></text:p>
          </table:table-cell>
          <table:table-cell>
            <text:p><text:span text:style-name="Emphasis">encodingDesc profileDesc</text:span></text:p>
          </table:table-cell>
        </table:table-row>
      </table:table>
      <text:h text:outline-level="2">Attribute classes</text:h>
      <text:h text:outline-level="3"><text:bookmark text:name="TEI.att.anchoring"/>att.anchoring</text:h>
      <table:table table:name="table298" table:style-name="Table1">
        <table:table-column table:style-name="Table1.col1"/>
        <table:table-column table:style-name="Table2.col2"/>
        <table:table-row>
          <table:table-cell table:number-columns-spanned="2">
            <text:p><text:span text:style-name="Highlight">att.anchoring</text:span> (<text:span>anchoring</text:span>) <text:span>provides attributes for use on annotations, e.g. notes and groups of notes describing the existence and position of an anchor for annotation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note</text:span></text:p>
          </table:table-cell>
        </table:table-row>
        <table:table-row>
          <table:table-cell>
            <text:p><text:span text:style-name="Highlight">Attributes</text:span></text:p>
          </table:table-cell>
          <table:table-cell>
            <table:table table:name="table299" table:style-name="Table1">
              <table:table-column table:style-name="Table1.col1"/>
              <table:table-column table:style-name="Table2.col2"/>
              <table:table-row>
                <table:table-cell>
                  <text:p>anchored</text:p>
                </table:table-cell>
                <table:table-cell>
                  <text:p>(<text:span>anchored</text:span>) <text:span>indicates whether the copy text shows the exact place of reference for the note.</text:span></text:p>
                  <table:table table:name="table300"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truthValue</text:p>
                      </table:table-cell>
                    </table:table-row>
                    <table:table-row>
                      <table:table-cell>
                        <text:p><text:span text:style-name="Highlight">Default</text:span></text:p>
                      </table:table-cell>
                      <table:table-cell>
                        <text:p>true</text:p>
                      </table:table-cell>
                    </table:table-row>
                    <table:table-row>
                      <table:table-cell>
                        <text:p><text:span text:style-name="Highlight">Note</text:span></text:p>
                      </table:table-cell>
                      <table:table-cell>
                        <text:p text:style-name="Text_20_body">In modern texts, notes are usually anchored by means of explicit footnote or endnote symbols. An explicit indication of the phrase or line annotated may however be used instead (e.g. <text:span text:style-name="q">‘page 218, lines 3–4’</text:span>). The <text:span text:style-name="Emphasis">anchored</text:span> attribute indicates whether any explicit location is given, whether by symbol or by prose cross-reference. The value <text:span text:style-name="Emphasis">true</text:span> indicates that such an explicit location is indicated in the copy text; the value <text:span text:style-name="Emphasis">false</text:span> indicates that the copy text does not indicate a specific place of attachment for the note. If the specific symbols used in the copy text at the location the note is anchored are to be recorded, use the <text:span text:style-name="Emphasis">n</text:span> attribute.</text:p>
                      </table:table-cell>
                    </table:table-row>
                  </table:table>
                </table:table-cell>
              </table:table-row>
              <table:table-row>
                <table:table-cell>
                  <text:p>targetEnd</text:p>
                </table:table-cell>
                <table:table-cell>
                  <text:p>(<text:span>target end</text:span>) <text:span>points to the end of the span to which the note is attached, if the note is not embedded in the text at that point.</text:span></text:p>
                  <table:table table:name="table301"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idata.pointer <text:span>separated by whitespace</text:span></text:p>
                      </table:table-cell>
                    </table:table-row>
                    <table:table-row>
                      <table:table-cell>
                        <text:p><text:span text:style-name="Highlight">Note</text:span></text:p>
                      </table:table-cell>
                      <table:table-cell>
                        <text:p text:style-name="Text_20_body">This attribute is retained for backwards compatibility; it may be removed at a subsequent release of the Guidelines. The recommended way of pointing to a span of elements is by means of the <text:span>range</text:span> function of XPointer, as further described in <text:a xlink:type="simple" xlink:href="https://www.tei-c.org/release/doc/tei-p5-doc/en/html/SA.html#SATSRN">16.2.4.6. range()</text:a>.</text:p>
                      </table:table-cell>
                    </table:table-row>
                  </table:table>
                </table:table-cell>
              </table:table-row>
            </table:table>
          </table:table-cell>
        </table:table-row>
        <table:table-row>
          <table:table-cell>
            <text:p><text:span text:style-name="Highlight">Example</text:span></text:p>
          </table:table-cell>
          <table:table-cell>
            <text:p text:style-name="Preformatted_20_Text">&lt;p&gt;(...) tamen reuerendos dominos archiepiscopum et canonicos Leopolienses</text:p>
            <text:p text:style-name="Preformatted_20_Text"> necnon episcopum in duplicibus Quatuortemporibus&lt;anchor xml:id="A55234"/&gt; totaliter expediui...&lt;/p&gt;</text:p>
            <text:p text:style-name="Preformatted_20_Text">&lt;!-- elsewhere in the document --&gt;</text:p>
            <text:p text:style-name="Preformatted_20_Text">&lt;noteGrp targetEnd="#A55234"&gt;</text:p>
            <text:p text:style-name="Preformatted_20_Text"> &lt;note xml:lang="en"&gt; Quatuor Tempora, so called dry fast days.</text:p>
            <text:p text:style-name="Preformatted_20_Text"> &lt;/note&gt;</text:p>
            <text:p text:style-name="Preformatted_20_Text"> &lt;note xml:lang="pl"&gt; Quatuor Tempora, tzw. Suche dni postne.</text:p>
            <text:p text:style-name="Preformatted_20_Text"> &lt;/note&gt;</text:p>
            <text:p text:style-name="Preformatted_20_Text">&lt;/noteGrp&gt;</text:p>
          </table:table-cell>
        </table:table-row>
      </table:table>
      <text:h text:outline-level="3"><text:bookmark text:name="TEI.att.ascribed"/>att.ascribed</text:h>
      <table:table table:name="table302" table:style-name="Table1">
        <table:table-column table:style-name="Table1.col1"/>
        <table:table-column table:style-name="Table2.col2"/>
        <table:table-row>
          <table:table-cell table:number-columns-spanned="2">
            <text:p><text:span text:style-name="Highlight">att.ascribed</text:span> <text:span>provides attributes for elements representing speech or action that can be ascribed to a specific individual.</text:span> [<text:a xlink:type="simple" xlink:href="https://www.tei-c.org/release/doc/tei-p5-doc/en/html/CO.html#COHQQ">3.3.3. Quotation</text:a> <text:a xlink:type="simple" xlink:href="https://www.tei-c.org/release/doc/tei-p5-doc/en/html/TS.html#TSBA">8.3. Elements Unique to Spoken Text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tt.ascribed.directed<text:span text:style-name="Emphasis">[said]</text:span> change</text:span></text:p>
          </table:table-cell>
        </table:table-row>
        <table:table-row>
          <table:table-cell>
            <text:p><text:span text:style-name="Highlight">Attributes</text:span></text:p>
          </table:table-cell>
          <table:table-cell>
            <table:table table:name="table303" table:style-name="Table1">
              <table:table-column table:style-name="Table1.col1"/>
              <table:table-column table:style-name="Table2.col2"/>
              <table:table-row>
                <table:table-cell>
                  <text:p>who</text:p>
                </table:table-cell>
                <table:table-cell>
                  <text:p><text:span>indicates the person, or group of people, to whom the element content is ascribed.</text:span></text:p>
                  <table:table table:name="table304"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idata.pointer <text:span>separated by whitespace</text:span></text:p>
                      </table:table-cell>
                    </table:table-row>
                    <table:table-row>
                      <table:table-cell table:number-columns-spanned="2">
                        <text:p>In the following example from Hamlet, speeches (&lt;sp&gt;) in the body of the play are linked to &lt;role&gt; elements in the &lt;castList&gt; using the <text:span text:style-name="Emphasis">who</text:span> attribute.</text:p>
                        <text:p text:style-name="Preformatted_20_Text">&lt;castItem type="role"&gt;</text:p>
                        <text:p text:style-name="Preformatted_20_Text"> &lt;role xml:id="Barnardo"&gt;Bernardo&lt;/role&gt;</text:p>
                        <text:p text:style-name="Preformatted_20_Text">&lt;/castItem&gt;</text:p>
                        <text:p text:style-name="Preformatted_20_Text">&lt;castItem type="role"&gt;</text:p>
                        <text:p text:style-name="Preformatted_20_Text"> &lt;role xml:id="Francisco"&gt;Francisco&lt;/role&gt;</text:p>
                        <text:p text:style-name="Preformatted_20_Text"> &lt;roleDesc&gt;a soldier&lt;/roleDesc&gt;</text:p>
                        <text:p text:style-name="Preformatted_20_Text">&lt;/castItem&gt;</text:p>
                        <text:p text:style-name="Preformatted_20_Text">&lt;!-- ... --&gt;</text:p>
                        <text:p text:style-name="Preformatted_20_Text">&lt;sp who="#Barnardo"&gt;</text:p>
                        <text:p text:style-name="Preformatted_20_Text"> &lt;speaker&gt;Bernardo&lt;/speaker&gt;</text:p>
                        <text:p text:style-name="Preformatted_20_Text"> &lt;l n="1"&gt;Who's there?&lt;/l&gt;</text:p>
                        <text:p text:style-name="Preformatted_20_Text">&lt;/sp&gt;</text:p>
                        <text:p text:style-name="Preformatted_20_Text">&lt;sp who="#Francisco"&gt;</text:p>
                        <text:p text:style-name="Preformatted_20_Text"> &lt;speaker&gt;Francisco&lt;/speaker&gt;</text:p>
                        <text:p text:style-name="Preformatted_20_Text"> &lt;l n="2"&gt;Nay, answer me: stand, and unfold yourself.&lt;/l&gt;</text:p>
                        <text:p text:style-name="Preformatted_20_Text">&lt;/sp&gt;</text:p>
                      </table:table-cell>
                      <table:covered-table-cell/>
                    </table:table-row>
                    <table:table-row>
                      <table:table-cell>
                        <text:p><text:span text:style-name="Highlight">Note</text:span></text:p>
                      </table:table-cell>
                      <table:table-cell>
                        <text:p text:style-name="Text_20_body">For transcribed speech, this will typically identify a participant or participant group; in other contexts, it will point to any identified &lt;person&gt; element.</text:p>
                      </table:table-cell>
                    </table:table-row>
                  </table:table>
                </table:table-cell>
              </table:table-row>
            </table:table>
          </table:table-cell>
        </table:table-row>
      </table:table>
      <text:h text:outline-level="3"><text:bookmark text:name="TEI.att.breaking"/>att.breaking</text:h>
      <table:table table:name="table305" table:style-name="Table1">
        <table:table-column table:style-name="Table1.col1"/>
        <table:table-column table:style-name="Table2.col2"/>
        <table:table-row>
          <table:table-cell table:number-columns-spanned="2">
            <text:p><text:span text:style-name="Highlight">att.breaking</text:span> <text:span>provides attributes to indicate whether or not the element concerned is considered to mark the end of an orthographic token in the same way as whitespace.</text:span> [<text:a xlink:type="simple" xlink:href="https://www.tei-c.org/release/doc/tei-p5-doc/en/html/CO.html#CORS5">3.11.3. Milestone Element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cb pb</text:span></text:p>
          </table:table-cell>
        </table:table-row>
        <table:table-row>
          <table:table-cell>
            <text:p><text:span text:style-name="Highlight">Attributes</text:span></text:p>
          </table:table-cell>
          <table:table-cell>
            <table:table table:name="table306" table:style-name="Table1">
              <table:table-column table:style-name="Table1.col1"/>
              <table:table-column table:style-name="Table2.col2"/>
              <table:table-row>
                <table:table-cell>
                  <text:p>break</text:p>
                </table:table-cell>
                <table:table-cell>
                  <text:p><text:span>indicates whether or not the element bearing this attribute should be considered to mark the end of an orthographic token in the same way as whitespace.</text:span></text:p>
                  <table:table table:name="table307" table:style-name="Table1">
                    <table:table-column table:style-name="Table1.col1"/>
                    <table:table-column table:style-name="Table2.col2"/>
                    <table:table-row>
                      <table:table-cell>
                        <text:p><text:span text:style-name="Highlight">Status</text:span></text:p>
                      </table:table-cell>
                      <table:table-cell>
                        <text:p><text:span>Recommended</text:span></text:p>
                      </table:table-cell>
                    </table:table-row>
                    <table:table-row>
                      <table:table-cell>
                        <text:p><text:span text:style-name="Highlight">Datatype</text:span></text:p>
                      </table:table-cell>
                      <table:table-cell>
                        <text:p>teidata.enumerated</text:p>
                      </table:table-cell>
                    </table:table-row>
                    <table:table-row>
                      <table:table-cell>
                        <text:p><text:span text:style-name="Highlight">Sample values include</text:span></text:p>
                      </table:table-cell>
                      <table:table-cell>
                        <text:p text:style-name="List_20_Heading">yes</text:p>
                        <text:p text:style-name="List_20_Contents"><text:span>the element bearing this attribute is considered to mark the end of any adjacent orthographic token irrespective of the presence of any adjacent whitespace</text:span></text:p>
                        <text:p text:style-name="List_20_Heading">no</text:p>
                        <text:p text:style-name="List_20_Contents"><text:span>the element bearing this attribute is considered not to mark the end of any adjacent orthographic token irrespective of the presence of any adjacent whitespace</text:span></text:p>
                        <text:p text:style-name="List_20_Heading">maybe</text:p>
                        <text:p text:style-name="List_20_Contents"><text:span>the encoding does not take any position on this issue.</text:span></text:p>
                      </table:table-cell>
                    </table:table-row>
                    <table:table-row>
                      <table:table-cell table:number-columns-spanned="2">
                        <text:p>In the following lines from the <text:span>‘Dream of the Rood’</text:span>, linebreaks occur in the middle of the words <text:span text:style-name="Emphasis">lāðost</text:span> and <text:span text:style-name="Emphasis">reord-berendum</text:span>.</text:p>
                        <text:p text:style-name="Preformatted_20_Text">&lt;ab&gt; ...eƿesa tome iu icƿæs ȝeƿorden ƿita heardoſt .</text:p>
                        <text:p text:style-name="Preformatted_20_Text"> leodum la&lt;lb break="no"/&gt; ðost ærþan ichim lifes</text:p>
                        <text:p text:style-name="Preformatted_20_Text"> ƿeȝ rihtne ȝerymde reord be&lt;lb break="no"/&gt;</text:p>
                        <text:p text:style-name="Preformatted_20_Text"> rendum hƿæt me þaȝeƿeorðode ƿuldres ealdor ofer...</text:p>
                        <text:p text:style-name="Preformatted_20_Text">&lt;/ab&gt;</text:p>
                      </table:table-cell>
                      <table:covered-table-cell/>
                    </table:table-row>
                  </table:table>
                </table:table-cell>
              </table:table-row>
            </table:table>
          </table:table-cell>
        </table:table-row>
      </table:table>
      <text:h text:outline-level="3"><text:bookmark text:name="TEI.att.cReferencing"/>att.cReferencing</text:h>
      <table:table table:name="table308" table:style-name="Table1">
        <table:table-column table:style-name="Table1.col1"/>
        <table:table-column table:style-name="Table2.col2"/>
        <table:table-row>
          <table:table-cell table:number-columns-spanned="2">
            <text:p><text:span text:style-name="Highlight">att.cReferencing</text:span> <text:span>provides attributes that may be used to supply a <text:span text:style-name="Emphasis">canonical reference</text:span> as a means of identifying the target of a pointer.</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ref</text:span></text:p>
          </table:table-cell>
        </table:table-row>
        <table:table-row>
          <table:table-cell>
            <text:p><text:span text:style-name="Highlight">Attributes</text:span></text:p>
          </table:table-cell>
          <table:table-cell>
            <table:table table:name="table309" table:style-name="Table1">
              <table:table-column table:style-name="Table1.col1"/>
              <table:table-column table:style-name="Table2.col2"/>
              <table:table-row>
                <table:table-cell>
                  <text:p>cRef</text:p>
                </table:table-cell>
                <table:table-cell>
                  <text:p>(<text:span>canonical reference</text:span>) <text:span>specifies the destination of the pointer by supplying a canonical reference expressed using the scheme defined in a &lt;refsDecl&gt; element in the TEI header</text:span></text:p>
                  <table:table table:name="table310"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text</text:p>
                      </table:table-cell>
                    </table:table-row>
                    <table:table-row>
                      <table:table-cell>
                        <text:p><text:span text:style-name="Highlight">Note</text:span></text:p>
                      </table:table-cell>
                      <table:table-cell>
                        <text:p text:style-name="Text_20_body">The value of <text:span text:style-name="Emphasis">cRef</text:span> should be constructed so that when the algorithm for the resolution of canonical references (described in section <text:a xlink:type="simple" xlink:href="https://www.tei-c.org/release/doc/tei-p5-doc/en/html/SA.html#SACR">16.2.5. Canonical References</text:a>) is applied to it the result is a valid URI reference to the intended target.</text:p>
                        <text:p text:style-name="Text_20_body">The &lt;refsDecl&gt; to use may be indicated with the <text:span text:style-name="Emphasis">decls</text:span> attribute.</text:p>
                        <text:p text:style-name="Text_20_body">Currently these Guidelines only provide for a single canonical reference to be encoded on any given &lt;ptr&gt; element.</text:p>
                      </table:table-cell>
                    </table:table-row>
                  </table:table>
                </table:table-cell>
              </table:table-row>
            </table:table>
          </table:table-cell>
        </table:table-row>
      </table:table>
      <text:h text:outline-level="3"><text:bookmark text:name="TEI.att.calendarSystem"/>att.calendarSystem</text:h>
      <table:table table:name="table311" table:style-name="Table1">
        <table:table-column table:style-name="Table1.col1"/>
        <table:table-column table:style-name="Table2.col2"/>
        <table:table-row>
          <table:table-cell table:number-columns-spanned="2">
            <text:p><text:span text:style-name="Highlight">att.calendarSystem</text:span> <text:span>provides attributes for indicating calendar systems to which a date belongs.</text:span> [<text:a xlink:type="simple" xlink:href="https://www.tei-c.org/release/doc/tei-p5-doc/en/html/CO.html#CONADA">3.6.4. Dates and Times</text:a> <text:a xlink:type="simple" xlink:href="https://www.tei-c.org/release/doc/tei-p5-doc/en/html/ND.html#NDDATE">13.4. Dat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date</text:span></text:p>
          </table:table-cell>
        </table:table-row>
        <table:table-row>
          <table:table-cell>
            <text:p><text:span text:style-name="Highlight">Attributes</text:span></text:p>
          </table:table-cell>
          <table:table-cell>
            <table:table table:name="table312" table:style-name="Table1">
              <table:table-column table:style-name="Table1.col1"/>
              <table:table-column table:style-name="Table2.col2"/>
              <table:table-row>
                <table:table-cell>
                  <text:p>calendar</text:p>
                </table:table-cell>
                <table:table-cell>
                  <text:p><text:span>indicates one or more systems or calendars to which the date represented by the content of this element belongs.</text:span></text:p>
                  <table:table table:name="table313"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idata.pointer <text:span>separated by whitespace</text:span></text:p>
                      </table:table-cell>
                    </table:table-row>
                    <table:table-row>
                      <table:table-cell>
                        <text:p><text:span text:style-name="Highlight">Schematron</text:span></text:p>
                      </table:table-cell>
                      <table:table-cell>
                        <text:p>
&lt;sch:rule context="tei:*[@calendar]"&gt;
&lt;sch:assert test="string-length( normalize-space(.) ) gt 0"&gt; @calendar indicates one or more
 systems or calendars to which the date represented by the content of this element belongs,
 but this &lt;sch:name/&gt; element has no textual content.&lt;/sch:assert&gt;
&lt;/sch:rule&gt;</text:p>
                      </table:table-cell>
                    </table:table-row>
                    <table:table-row>
                      <table:table-cell table:number-columns-spanned="2">
                        <text:p text:style-name="Preformatted_20_Text">He was born on &lt;date calendar="#gregorian"&gt;Feb. 22, 1732&lt;/date&gt; (&lt;date calendar="#julian"</text:p>
                        <text:p text:style-name="Preformatted_20_Text"> when="1732-02-22"&gt;Feb. 11, 1731/32,</text:p>
                        <text:p text:style-name="Preformatted_20_Text"> O.S.&lt;/date&gt;).</text:p>
                        <text:p text:style-name="Preformatted_20_Text"/>
                      </table:table-cell>
                      <table:covered-table-cell/>
                    </table:table-row>
                    <table:table-row>
                      <table:table-cell table:number-columns-spanned="2">
                        <text:p text:style-name="Preformatted_20_Text"> He was born on &lt;date calendar="#gregorian #julian"</text:p>
                        <text:p text:style-name="Preformatted_20_Text"> when="1732-02-22"&gt;Feb. 22, 1732</text:p>
                        <text:p text:style-name="Preformatted_20_Text"> (Feb. 11, 1731/32, O.S.)&lt;/date&gt;.</text:p>
                        <text:p text:style-name="Preformatted_20_Text"/>
                      </table:table-cell>
                      <table:covered-table-cell/>
                    </table:table-row>
                    <table:table-row>
                      <table:table-cell>
                        <text:p><text:span text:style-name="Highlight">Note</text:span></text:p>
                      </table:table-cell>
                      <table:table-cell>
                        <text:p text:style-name="Text_20_body">Note that the <text:span text:style-name="Emphasis">calendar</text:span> attribute declares the calendar system used to interpret the textual content of an element, as it appears on an original source. It does <text:span text:style-name="Emphasis">not</text:span> modify the interpretation of the normalization attributes provided by <text:span>att.datable.w3c</text:span>, <text:span>att.datable.iso</text:span>, or <text:span>att.datable.custom</text:span>. Attributes from those first two classes are always interpreted as Gregorian or proleptic Gregorian dates, as per the respective standards on which they are based. The calender system used to interpret the last (<text:span>att.datable.custom</text:span>) may be specified with <text:span text:style-name="Emphasis">datingMethod</text:span>.</text:p>
                      </table:table-cell>
                    </table:table-row>
                  </table:table>
                </table:table-cell>
              </table:table-row>
            </table:table>
          </table:table-cell>
        </table:table-row>
      </table:table>
      <text:h text:outline-level="3"><text:bookmark text:name="TEI.att.canonical"/>att.canonical</text:h>
      <table:table table:name="table314" table:style-name="Table1">
        <table:table-column table:style-name="Table1.col1"/>
        <table:table-column table:style-name="Table2.col2"/>
        <table:table-row>
          <table:table-cell table:number-columns-spanned="2">
            <text:p><text:span text:style-name="Highlight">att.canonical</text:span> <text:span>provides attributes that can be used to associate a representation such as a name or title with canonical information about the object being named or referenced.</text:span> [<text:a xlink:type="simple" xlink:href="https://www.tei-c.org/release/doc/tei-p5-doc/en/html/ND.html#NDATTSnr">13.1.1. Linking Names and Their Referent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tt.naming<text:span text:style-name="Emphasis">[att.personal<text:span text:style-name="Emphasis">[name persName placeName]</text:span> author country repository rs settlement]</text:span> authority date publisher resp respStmt title</text:span></text:p>
          </table:table-cell>
        </table:table-row>
        <table:table-row>
          <table:table-cell>
            <text:p><text:span text:style-name="Highlight">Attributes</text:span></text:p>
          </table:table-cell>
          <table:table-cell>
            <table:table table:name="table315" table:style-name="Table1">
              <table:table-column table:style-name="Table1.col1"/>
              <table:table-column table:style-name="Table2.col2"/>
              <table:table-row>
                <table:table-cell>
                  <text:p>key</text:p>
                </table:table-cell>
                <table:table-cell>
                  <text:p><text:span>provides an externally-defined means of identifying the entity (or entities) being named, using a coded value of some kind.</text:span></text:p>
                  <table:table table:name="table316"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text</text:p>
                      </table:table-cell>
                    </table:table-row>
                    <table:table-row>
                      <table:table-cell table:number-columns-spanned="2">
                        <text:p text:style-name="Preformatted_20_Text">&lt;author&gt;</text:p>
                        <text:p text:style-name="Preformatted_20_Text"> &lt;name key="Hugo, Victor (1802-1885)"</text:p>
                        <text:p text:style-name="Preformatted_20_Text">  ref="http://www.idref.fr/026927608"&gt;Victor Hugo&lt;/name&gt;</text:p>
                        <text:p text:style-name="Preformatted_20_Text">&lt;/author&gt;</text:p>
                      </table:table-cell>
                      <table:covered-table-cell/>
                    </table:table-row>
                    <table:table-row>
                      <table:table-cell>
                        <text:p><text:span text:style-name="Highlight">Note</text:span></text:p>
                      </table:table-cell>
                      <table:table-cell>
                        <text:p text:style-name="Text_20_body">The value may be a unique identifier from a database, or any other externally-defined string identifying the referent. No particular syntax is proposed for the values of the <text:span text:style-name="Emphasis">key</text:span> attribute, since its form will depend entirely on practice within a given project.</text:p>
                      </table:table-cell>
                    </table:table-row>
                  </table:table>
                </table:table-cell>
              </table:table-row>
              <table:table-row>
                <table:table-cell>
                  <text:p>ref</text:p>
                </table:table-cell>
                <table:table-cell>
                  <text:p>(<text:span>reference</text:span>) <text:span>provides an explicit means of locating a full definition or identity for the entity being named by means of one or more URIs.</text:span></text:p>
                  <table:table table:name="table317"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idata.pointer <text:span>separated by whitespace</text:span></text:p>
                      </table:table-cell>
                    </table:table-row>
                    <table:table-row>
                      <table:table-cell table:number-columns-spanned="2">
                        <text:p text:style-name="Preformatted_20_Text">&lt;name ref="http://viaf.org/viaf/109557338"</text:p>
                        <text:p text:style-name="Preformatted_20_Text"> type="person"&gt;Seamus Heaney&lt;/name&gt;</text:p>
                      </table:table-cell>
                      <table:covered-table-cell/>
                    </table:table-row>
                    <table:table-row>
                      <table:table-cell>
                        <text:p><text:span text:style-name="Highlight">Note</text:span></text:p>
                      </table:table-cell>
                      <table:table-cell>
                        <text:p text:style-name="Text_20_body">The value must point directly to one or more XML elements or other resources by means of one or more URIs, separated by whitespace. If more than one is supplied the implication is that the name identifies several distinct entities.</text:p>
                      </table:table-cell>
                    </table:table-row>
                  </table:table>
                </table:table-cell>
              </table:table-row>
            </table:table>
          </table:table-cell>
        </table:table-row>
        <table:table-row>
          <table:table-cell>
            <text:p><text:span text:style-name="Highlight">Example</text:span></text:p>
          </table:table-cell>
          <table:table-cell>
            <text:p>In this contrived example, a canonical reference to the same organisation is provided in four different ways.</text:p>
            <text:p text:style-name="Preformatted_20_Text">&lt;author n="1"&gt;</text:p>
            <text:p text:style-name="Preformatted_20_Text"> &lt;name ref="http://nzetc.victoria.ac.nz/tm/scholarly/name-427308.html"</text:p>
            <text:p text:style-name="Preformatted_20_Text">  type="organisation"&gt;New Zealand Parliament, Legislative Council&lt;/name&gt;</text:p>
            <text:p text:style-name="Preformatted_20_Text">&lt;/author&gt;</text:p>
            <text:p text:style-name="Preformatted_20_Text">  </text:p>
            <text:p text:style-name="Preformatted_20_Text">&lt;author n="2"&gt;</text:p>
            <text:p text:style-name="Preformatted_20_Text"> &lt;name ref="nzvn:427308"</text:p>
            <text:p text:style-name="Preformatted_20_Text">  type="organisation"&gt;New Zealand Parliament, Legislative Council&lt;/name&gt;</text:p>
            <text:p text:style-name="Preformatted_20_Text">&lt;/author&gt;</text:p>
            <text:p text:style-name="Preformatted_20_Text">  </text:p>
            <text:p text:style-name="Preformatted_20_Text">&lt;author n="3"&gt;</text:p>
            <text:p text:style-name="Preformatted_20_Text"> &lt;name ref="./named_entities.xml#o427308"</text:p>
            <text:p text:style-name="Preformatted_20_Text">  type="organisation"&gt;New Zealand Parliament, Legislative Council&lt;/name&gt;</text:p>
            <text:p text:style-name="Preformatted_20_Text">&lt;/author&gt;</text:p>
            <text:p text:style-name="Preformatted_20_Text">  </text:p>
            <text:p text:style-name="Preformatted_20_Text"/>
            <text:p text:style-name="Preformatted_20_Text">&lt;author n="4"&gt;</text:p>
            <text:p text:style-name="Preformatted_20_Text"> &lt;name key="name-427308"</text:p>
            <text:p text:style-name="Preformatted_20_Text">  type="organisation"&gt;New Zealand Parliament, Legislative Council&lt;/name&gt;</text:p>
            <text:p text:style-name="Preformatted_20_Text">&lt;/author&gt;</text:p>
            <text:p>The first presumes the availability of an internet connection and a processor that can resolve a URI (most can). The second requires, in addition, a &lt;prefixDef&gt; that declares how the <text:span text:style-name="User_20_Entry">nzvm</text:span> prefix should be interpreted. The third does not require an internet connection, but does require that a file named <text:span>named_entities.xml</text:span> be in the same directory as the TEI document. The fourth requires that an entire external system for key resolution be available.</text:p>
          </table:table-cell>
        </table:table-row>
        <table:table-row>
          <table:table-cell>
            <text:p><text:span text:style-name="Highlight">Note</text:span></text:p>
          </table:table-cell>
          <table:table-cell>
            <text:p text:style-name="Text_20_body">The <text:span text:style-name="Emphasis">key</text:span> attribute is more flexible and general-purpose, but its use in interchange requires that documentation about how the key is to be resolved be sent to the recipient of the TEI document. In contrast values of the <text:span text:style-name="Emphasis">ref</text:span> attribute are resolved using the widely accepted protocols for a URI, and thus less documentation, if any, is likely required by the recipient in data interchange.</text:p>
            <text:p text:style-name="Text_20_body">These guidelines provide no semantic basis or suggested precedence when both <text:span text:style-name="Emphasis">key</text:span> and <text:span text:style-name="Emphasis">ref</text:span> are provided. For this reason simultaneous use of both is not recommended unless documentation explaining the use is provided, probably in an ODD customizaiton, for interchange.</text:p>
          </table:table-cell>
        </table:table-row>
      </table:table>
      <text:h text:outline-level="3"><text:bookmark text:name="TEI.att.damaged"/>att.damaged</text:h>
      <table:table table:name="table318" table:style-name="Table1">
        <table:table-column table:style-name="Table1.col1"/>
        <table:table-column table:style-name="Table2.col2"/>
        <table:table-row>
          <table:table-cell table:number-columns-spanned="2">
            <text:p><text:span text:style-name="Highlight">att.damaged</text:span> <text:span>provides attributes describing the nature of any physical damage affecting a reading.</text:span> [<text:a xlink:type="simple" xlink:href="https://www.tei-c.org/release/doc/tei-p5-doc/en/html/PH.html#PHDA">11.3.3.1. Damage, Illegibility, and Supplied Text</text:a> <text:a xlink:type="simple" xlink:href="https://www.tei-c.org/release/doc/tei-p5-doc/en/html/ST.html#STECAT">1.3.1. Attribute Class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damage</text:span></text:p>
          </table:table-cell>
        </table:table-row>
        <table:table-row>
          <table:table-cell>
            <text:p><text:span text:style-name="Highlight">Attributes</text:span></text:p>
          </table:table-cell>
          <table:table-cell>
            <text:list text:style-name="L1">
              <text:list-item>
                <text:p text:style-name="P1">att.dimensions</text:p>
                <text:list text:style-name="L1">
                  <text:list-item>
                    <text:p text:style-name="P1"><text:span text:style-name="Emphasis">@unit</text:span></text:p>
                  </text:list-item>
                  <text:list-item>
                    <text:p text:style-name="P1"><text:span text:style-name="Emphasis">@quantity</text:span></text:p>
                  </text:list-item>
                  <text:list-item>
                    <text:p text:style-name="P1"><text:span text:style-name="Emphasis">@extent</text:span></text:p>
                  </text:list-item>
                  <text:list-item>
                    <text:p text:style-name="P1"><text:span text:style-name="Emphasis">@precision</text:span></text:p>
                  </text:list-item>
                  <text:list-item>
                    <text:p text:style-name="P1"><text:span text:style-name="Emphasis">@scope</text:span></text:p>
                  </text:list-item>
                </text:list>
                <text:list text:style-name="L1">
                  <text:list-item>
                    <text:p text:style-name="P1">att.ranging</text:p>
                    <text:list text:style-name="L1">
                      <text:list-item>
                        <text:p text:style-name="P1"><text:span text:style-name="Emphasis">@atLeast</text:span></text:p>
                      </text:list-item>
                      <text:list-item>
                        <text:p text:style-name="P1"><text:span text:style-name="Emphasis">@atMost</text:span></text:p>
                      </text:list-item>
                      <text:list-item>
                        <text:p text:style-name="P1"><text:span text:style-name="Emphasis">@min</text:span></text:p>
                      </text:list-item>
                      <text:list-item>
                        <text:p text:style-name="P1"><text:span text:style-name="Emphasis">@max</text:span></text:p>
                      </text:list-item>
                      <text:list-item>
                        <text:p text:style-name="P1"><text:span text:style-name="Emphasis">@confidence</text:span></text:p>
                      </text:list-item>
                    </text:list>
                  </text:list-item>
                </text:list>
              </text:list-item>
              <text:list-item>
                <text:p text:style-name="P1">att.written</text:p>
                <text:list text:style-name="L1">
                  <text:list-item>
                    <text:p text:style-name="P1"><text:span text:style-name="Emphasis">@hand</text:span></text:p>
                  </text:list-item>
                </text:list>
              </text:list-item>
            </text:list>
            <table:table table:name="table319" table:style-name="Table1">
              <table:table-column table:style-name="Table1.col1"/>
              <table:table-column table:style-name="Table2.col2"/>
              <table:table-row>
                <table:table-cell>
                  <text:p>agent</text:p>
                </table:table-cell>
                <table:table-cell>
                  <text:p><text:span>categorizes the cause of the damage, if it can be identified.</text:span></text:p>
                  <table:table table:name="table320"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enumerated</text:p>
                      </table:table-cell>
                    </table:table-row>
                    <table:table-row>
                      <table:table-cell>
                        <text:p><text:span text:style-name="Highlight">Sample values include:</text:span></text:p>
                      </table:table-cell>
                      <table:table-cell>
                        <text:p text:style-name="List_20_Heading">rubbing</text:p>
                        <text:p text:style-name="List_20_Contents"><text:span>damage results from rubbing of the leaf edges</text:span></text:p>
                        <text:p text:style-name="List_20_Heading">mildew</text:p>
                        <text:p text:style-name="List_20_Contents"><text:span>damage results from mildew on the leaf surface</text:span></text:p>
                        <text:p text:style-name="List_20_Heading">smoke</text:p>
                        <text:p text:style-name="List_20_Contents"><text:span>damage results from smoke</text:span></text:p>
                      </table:table-cell>
                    </table:table-row>
                  </table:table>
                </table:table-cell>
              </table:table-row>
              <table:table-row>
                <table:table-cell>
                  <text:p>degree</text:p>
                </table:table-cell>
                <table:table-cell>
                  <text:p><text:span>provides a coded representation of the degree of damage, either as a number between 0 (undamaged) and 1 (very extensively damaged), or as one of the codes <text:span text:style-name="Emphasis">high</text:span>, <text:span text:style-name="Emphasis">medium</text:span>, <text:span text:style-name="Emphasis">low</text:span>, or <text:span text:style-name="Emphasis">unknown</text:span>. The &lt;damage&gt; element with the <text:span text:style-name="Emphasis">degree</text:span> attribute should only be used where the text may be read with some confidence; text supplied from other sources should be tagged as &lt;supplied&gt;.</text:span></text:p>
                  <table:table table:name="table321"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probCert</text:p>
                      </table:table-cell>
                    </table:table-row>
                    <table:table-row>
                      <table:table-cell>
                        <text:p><text:span text:style-name="Highlight">Note</text:span></text:p>
                      </table:table-cell>
                      <table:table-cell>
                        <text:p text:style-name="Text_20_body">The &lt;damage&gt; element is appropriate where it is desired to record the fact of damage although this has not affected the readability of the text, for example a weathered inscription. Where the damage has rendered the text more or less illegible either the &lt;unclear&gt; tag (for partial illegibility) or the &lt;gap&gt; tag (for complete illegibility, with no text supplied) should be used, with the information concerning the damage given in the attribute values of these tags. See section <text:a xlink:type="simple" xlink:href="https://www.tei-c.org/release/doc/tei-p5-doc/en/html/PH.html#PHCOMB">11.3.3.2. Use of the gap, del, damage, unclear, and supplied Elements in Combination</text:a> for discussion of the use of these tags in particular circumstances.</text:p>
                      </table:table-cell>
                    </table:table-row>
                  </table:table>
                </table:table-cell>
              </table:table-row>
              <table:table-row>
                <table:table-cell>
                  <text:p>group</text:p>
                </table:table-cell>
                <table:table-cell>
                  <text:p><text:span>assigns an arbitrary number to each stretch of damage regarded as forming part of the same physical phenomenon.</text:span></text:p>
                  <table:table table:name="table322"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count</text:p>
                      </table:table-cell>
                    </table:table-row>
                  </table:table>
                </table:table-cell>
              </table:table-row>
            </table:table>
          </table:table-cell>
        </table:table-row>
      </table:table>
      <text:h text:outline-level="3"><text:bookmark text:name="TEI.att.datable"/>att.datable</text:h>
      <table:table table:name="table323" table:style-name="Table1">
        <table:table-column table:style-name="Table1.col1"/>
        <table:table-column table:style-name="Table2.col2"/>
        <table:table-row>
          <table:table-cell table:number-columns-spanned="2">
            <text:p><text:span text:style-name="Highlight">att.datable</text:span> <text:span>provides attributes for normalization of elements that contain dates, times, or datable events.</text:span> [<text:a xlink:type="simple" xlink:href="https://www.tei-c.org/release/doc/tei-p5-doc/en/html/CO.html#CONADA">3.6.4. Dates and Times</text:a> <text:a xlink:type="simple" xlink:href="https://www.tei-c.org/release/doc/tei-p5-doc/en/html/ND.html#NDDATE">13.4. Dat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cquisition altIdentifier author binding change country date idno licence name origin persName placeName resp settlement title</text:span></text:p>
          </table:table-cell>
        </table:table-row>
        <table:table-row>
          <table:table-cell>
            <text:p><text:span text:style-name="Highlight">Attributes</text:span></text:p>
          </table:table-cell>
          <table:table-cell>
            <text:list text:style-name="L1">
              <text:list-item>
                <text:p text:style-name="P1">att.datable.w3c</text:p>
                <text:list text:style-name="L1">
                  <text:list-item>
                    <text:p text:style-name="P1"><text:span text:style-name="Emphasis">@when</text:span></text:p>
                  </text:list-item>
                  <text:list-item>
                    <text:p text:style-name="P1"><text:span text:style-name="Emphasis">@notBefore</text:span></text:p>
                  </text:list-item>
                  <text:list-item>
                    <text:p text:style-name="P1"><text:span text:style-name="Emphasis">@notAfter</text:span></text:p>
                  </text:list-item>
                  <text:list-item>
                    <text:p text:style-name="P1"><text:span text:style-name="Emphasis">@from</text:span></text:p>
                  </text:list-item>
                  <text:list-item>
                    <text:p text:style-name="P1"><text:span text:style-name="Emphasis">@to</text:span></text:p>
                  </text:list-item>
                </text:list>
              </text:list-item>
              <text:list-item>
                <text:p text:style-name="P1">att.datable.iso</text:p>
                <text:list text:style-name="L1">
                  <text:list-item>
                    <text:p text:style-name="P1"><text:span text:style-name="Emphasis">@when-iso</text:span></text:p>
                  </text:list-item>
                  <text:list-item>
                    <text:p text:style-name="P1"><text:span text:style-name="Emphasis">@notBefore-iso</text:span></text:p>
                  </text:list-item>
                  <text:list-item>
                    <text:p text:style-name="P1"><text:span text:style-name="Emphasis">@notAfter-iso</text:span></text:p>
                  </text:list-item>
                  <text:list-item>
                    <text:p text:style-name="P1"><text:span text:style-name="Emphasis">@from-iso</text:span></text:p>
                  </text:list-item>
                  <text:list-item>
                    <text:p text:style-name="P1"><text:span text:style-name="Emphasis">@to-iso</text:span></text:p>
                  </text:list-item>
                </text:list>
              </text:list-item>
              <text:list-item>
                <text:p text:style-name="P1">att.datable.custom</text:p>
                <text:list text:style-name="L1">
                  <text:list-item>
                    <text:p text:style-name="P1"><text:span text:style-name="Emphasis">@when-custom</text:span></text:p>
                  </text:list-item>
                  <text:list-item>
                    <text:p text:style-name="P1"><text:span text:style-name="Emphasis">@notBefore-custom</text:span></text:p>
                  </text:list-item>
                  <text:list-item>
                    <text:p text:style-name="P1"><text:span text:style-name="Emphasis">@notAfter-custom</text:span></text:p>
                  </text:list-item>
                  <text:list-item>
                    <text:p text:style-name="P1"><text:span text:style-name="Emphasis">@from-custom</text:span></text:p>
                  </text:list-item>
                  <text:list-item>
                    <text:p text:style-name="P1"><text:span text:style-name="Emphasis">@to-custom</text:span></text:p>
                  </text:list-item>
                  <text:list-item>
                    <text:p text:style-name="P1"><text:span text:style-name="Emphasis">@datingPoint</text:span></text:p>
                  </text:list-item>
                  <text:list-item>
                    <text:p text:style-name="P1"><text:span text:style-name="Emphasis">@datingMethod</text:span></text:p>
                  </text:list-item>
                </text:list>
              </text:list-item>
            </text:list>
            <table:table table:name="table324" table:style-name="Table1">
              <table:table-column table:style-name="Table1.col1"/>
              <table:table-column table:style-name="Table2.col2"/>
              <table:table-row>
                <table:table-cell>
                  <text:p>period</text:p>
                </table:table-cell>
                <table:table-cell>
                  <text:p><text:span>supplies pointers to one or more definitions of named periods of time (typically &lt;category&gt;s, &lt;date&gt;s or &lt;event&gt;s) within which the datable item is understood to have occurred.</text:span></text:p>
                  <table:table table:name="table325"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idata.pointer <text:span>separated by whitespace</text:span></text:p>
                      </table:table-cell>
                    </table:table-row>
                  </table:table>
                </table:table-cell>
              </table:table-row>
            </table:table>
          </table:table-cell>
        </table:table-row>
        <table:table-row>
          <table:table-cell>
            <text:p><text:span text:style-name="Highlight">Note</text:span></text:p>
          </table:table-cell>
          <table:table-cell>
            <text:p text:style-name="Text_20_body">This <text:span>‘superclass’</text:span> provides attributes that can be used to provide normalized values of temporal information. By default, the attributes from the <text:span>att.datable.w3c</text:span> class are provided. If the module for names &amp; dates is loaded, this class also provides attributes from the <text:span>att.datable.iso</text:span> and <text:span>att.datable.custom</text:span> classes. In general, the possible values of attributes restricted to the W3C datatypes form a subset of those values available via the ISO 8601 standard. However, the greater expressiveness of the ISO datatypes may not be needed, and there exists much greater software support for the W3C datatypes.</text:p>
          </table:table-cell>
        </table:table-row>
      </table:table>
      <text:h text:outline-level="3"><text:bookmark text:name="TEI.att.datable.custom"/>att.datable.custom</text:h>
      <table:table table:name="table326" table:style-name="Table1">
        <table:table-column table:style-name="Table1.col1"/>
        <table:table-column table:style-name="Table2.col2"/>
        <table:table-row>
          <table:table-cell table:number-columns-spanned="2">
            <text:p><text:span text:style-name="Highlight">att.datable.custom</text:span> <text:span>provides attributes for normalization of elements that contain datable events to a custom dating system (i.e. other than the Gregorian used by W3 and ISO).</text:span> [<text:a xlink:type="simple" xlink:href="https://www.tei-c.org/release/doc/tei-p5-doc/en/html/ND.html#NDDATE">13.4. Dat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Members</text:span></text:p>
          </table:table-cell>
          <table:table-cell>
            <text:p><text:span text:style-name="Emphasis">att.datable<text:span text:style-name="Emphasis">[acquisition altIdentifier author binding change country date idno licence name origin persName placeName resp settlement title]</text:span></text:span></text:p>
          </table:table-cell>
        </table:table-row>
        <table:table-row>
          <table:table-cell>
            <text:p><text:span text:style-name="Highlight">Attributes</text:span></text:p>
          </table:table-cell>
          <table:table-cell>
            <table:table table:name="table327" table:style-name="Table1">
              <table:table-column table:style-name="Table1.col1"/>
              <table:table-column table:style-name="Table2.col2"/>
              <table:table-row>
                <table:table-cell>
                  <text:p>when-custom</text:p>
                </table:table-cell>
                <table:table-cell>
                  <text:p><text:span>supplies the value of a date or time in some custom standard form.</text:span></text:p>
                  <table:table table:name="table328"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idata.word <text:span>separated by whitespace</text:span></text:p>
                      </table:table-cell>
                    </table:table-row>
                    <table:table-row>
                      <table:table-cell table:number-columns-spanned="2">
                        <text:p>The following are examples of custom date or time formats that are <text:span text:style-name="Emphasis">not</text:span> valid ISO or W3C format normalizations, normalized to a different dating system</text:p>
                        <text:p text:style-name="Preformatted_20_Text">&lt;p&gt;Alhazen died in Cairo on the</text:p>
                        <text:p text:style-name="Preformatted_20_Text">&lt;date when="1040-03-06"</text:p>
                        <text:p text:style-name="Preformatted_20_Text">  when-custom="431-06-12"&gt; 12th day of Jumada t-Tania, 430 AH</text:p>
                        <text:p text:style-name="Preformatted_20_Text"> &lt;/date&gt;.&lt;/p&gt;</text:p>
                        <text:p text:style-name="Preformatted_20_Text">&lt;p&gt;The current world will end at the</text:p>
                        <text:p text:style-name="Preformatted_20_Text">&lt;date when="2012-12-21"</text:p>
                        <text:p text:style-name="Preformatted_20_Text">  when-custom="13.0.0.0.0"&gt;end of B'ak'tun 13&lt;/date&gt;.&lt;/p&gt;</text:p>
                        <text:p text:style-name="Preformatted_20_Text">&lt;p&gt;The Battle of Meggidu</text:p>
                        <text:p text:style-name="Preformatted_20_Text"> (&lt;date when-custom="Thutmose_III:23"&gt;23rd year of reign of Thutmose III&lt;/date&gt;).&lt;/p&gt;</text:p>
                        <text:p text:style-name="Preformatted_20_Text">&lt;p&gt;Esidorus bixit in pace annos LXX plus minus sub</text:p>
                        <text:p text:style-name="Preformatted_20_Text">&lt;date when-custom="Ind:4-10-11"&gt;die XI mensis Octobris indictione IIII&lt;/date&gt;</text:p>
                        <text:p text:style-name="Preformatted_20_Text">&lt;/p&gt;</text:p>
                        <text:p>Not all custom date formulations will have Gregorian equivalents.The <text:span text:style-name="Emphasis">when-custom</text:span> attribute and other custom dating are not constrained to a datatype by the TEI, but individual projects are recommended to regularize and document their dating formats.</text:p>
                      </table:table-cell>
                      <table:covered-table-cell/>
                    </table:table-row>
                  </table:table>
                </table:table-cell>
              </table:table-row>
              <table:table-row>
                <table:table-cell>
                  <text:p>notBefore-custom</text:p>
                </table:table-cell>
                <table:table-cell>
                  <text:p><text:span>specifies the earliest possible date for the event in some custom standard form.</text:span></text:p>
                  <table:table table:name="table329"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idata.word <text:span>separated by whitespace</text:span></text:p>
                      </table:table-cell>
                    </table:table-row>
                  </table:table>
                </table:table-cell>
              </table:table-row>
              <table:table-row>
                <table:table-cell>
                  <text:p>notAfter-custom</text:p>
                </table:table-cell>
                <table:table-cell>
                  <text:p><text:span>specifies the latest possible date for the event in some custom standard form.</text:span></text:p>
                  <table:table table:name="table330"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idata.word <text:span>separated by whitespace</text:span></text:p>
                      </table:table-cell>
                    </table:table-row>
                  </table:table>
                </table:table-cell>
              </table:table-row>
              <table:table-row>
                <table:table-cell>
                  <text:p>from-custom</text:p>
                </table:table-cell>
                <table:table-cell>
                  <text:p><text:span>indicates the starting point of the period in some custom standard form.</text:span></text:p>
                  <table:table table:name="table331"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idata.word <text:span>separated by whitespace</text:span></text:p>
                      </table:table-cell>
                    </table:table-row>
                    <table:table-row>
                      <table:table-cell table:number-columns-spanned="2">
                        <text:p text:style-name="Preformatted_20_Text">&lt;event xml:id="FIRE1"</text:p>
                        <text:p text:style-name="Preformatted_20_Text"> datingMethod="#julian"</text:p>
                        <text:p text:style-name="Preformatted_20_Text"> from-custom="1666-09-02"</text:p>
                        <text:p text:style-name="Preformatted_20_Text"> to-custom="1666-09-05"&gt;</text:p>
                        <text:p text:style-name="Preformatted_20_Text"> &lt;head&gt;The Great Fire of London&lt;/head&gt;</text:p>
                        <text:p text:style-name="Preformatted_20_Text"> &lt;p&gt;The Great Fire of London burned through a large part</text:p>
                        <text:p text:style-name="Preformatted_20_Text">   of the city of London.&lt;/p&gt;</text:p>
                        <text:p text:style-name="Preformatted_20_Text">&lt;/event&gt;</text:p>
                      </table:table-cell>
                      <table:covered-table-cell/>
                    </table:table-row>
                  </table:table>
                </table:table-cell>
              </table:table-row>
              <table:table-row>
                <table:table-cell>
                  <text:p>to-custom</text:p>
                </table:table-cell>
                <table:table-cell>
                  <text:p><text:span>indicates the ending point of the period in some custom standard form.</text:span></text:p>
                  <table:table table:name="table332"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idata.word <text:span>separated by whitespace</text:span></text:p>
                      </table:table-cell>
                    </table:table-row>
                  </table:table>
                </table:table-cell>
              </table:table-row>
              <table:table-row>
                <table:table-cell>
                  <text:p>datingPoint</text:p>
                </table:table-cell>
                <table:table-cell>
                  <text:p><text:span>supplies a pointer to some location defining a named point in time with reference to which the datable item is understood to have occurred</text:span></text:p>
                  <table:table table:name="table333"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pointer</text:p>
                      </table:table-cell>
                    </table:table-row>
                  </table:table>
                </table:table-cell>
              </table:table-row>
              <table:table-row>
                <table:table-cell>
                  <text:p>datingMethod</text:p>
                </table:table-cell>
                <table:table-cell>
                  <text:p><text:span>supplies a pointer to a &lt;calendar&gt; element or other means of interpreting the values of the custom dating attributes.</text:span></text:p>
                  <table:table table:name="table334"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pointer</text:p>
                      </table:table-cell>
                    </table:table-row>
                    <table:table-row>
                      <table:table-cell table:number-columns-spanned="2">
                        <text:p text:style-name="Preformatted_20_Text">Contayning the Originall, Antiquity, Increaſe, Moderne</text:p>
                        <text:p text:style-name="Preformatted_20_Text"> eſtate, and deſcription of that Citie, written in the yeare</text:p>
                        <text:p text:style-name="Preformatted_20_Text">&lt;date when-custom="1598"</text:p>
                        <text:p text:style-name="Preformatted_20_Text"> calendar="#julian"</text:p>
                        <text:p text:style-name="Preformatted_20_Text"> datingMethod="#julian"&gt;1598&lt;/date&gt;. by Iohn Stow</text:p>
                        <text:p text:style-name="Preformatted_20_Text"> Citizen of London.</text:p>
                        <text:p>In this example, the <text:span text:style-name="Emphasis">calendar</text:span> attribute points to a &lt;calendar&gt; element for the Julian calendar, specifying that the text content of the &lt;date&gt; element is a Julian date, and the <text:span text:style-name="Emphasis">datingMethod</text:span> attribute also points to the Julian calendar to indicate that the content of the <text:span text:style-name="Emphasis">when-custom</text:span> attribute value is Julian too.</text:p>
                      </table:table-cell>
                      <table:covered-table-cell/>
                    </table:table-row>
                    <table:table-row>
                      <table:table-cell table:number-columns-spanned="2">
                        <text:p text:style-name="Preformatted_20_Text">&lt;date when="1382-06-28"</text:p>
                        <text:p text:style-name="Preformatted_20_Text"> when-custom="6890-06-20"</text:p>
                        <text:p text:style-name="Preformatted_20_Text"> datingMethod="#creationOfWorld"&gt; μηνὶ Ἰουνίου εἰς &lt;num&gt;κ&lt;/num&gt; ἔτους &lt;num&gt;ςωϞ&lt;/num&gt;</text:p>
                        <text:p text:style-name="Preformatted_20_Text">&lt;/date&gt;</text:p>
                        <text:p>In this example, a date is given in a Mediaeval text measured <text:span text:style-name="q">‘from the creation of the world’</text:span>, which is normalized (in <text:span text:style-name="Emphasis">when</text:span>) to the Gregorian date, but is also normalized (in <text:span text:style-name="Emphasis">when-custom</text:span>) to a machine-actionable, numeric version of the date from the Creation.</text:p>
                      </table:table-cell>
                      <table:covered-table-cell/>
                    </table:table-row>
                    <table:table-row>
                      <table:table-cell>
                        <text:p><text:span text:style-name="Highlight">Note</text:span></text:p>
                      </table:table-cell>
                      <table:table-cell>
                        <text:p text:style-name="Text_20_body">Note that the <text:span text:style-name="Emphasis">datingMethod</text:span> attribute (unlike <text:span text:style-name="Emphasis">calendar</text:span> defined in <text:span>att.datable</text:span>) defines the calendar or dating system to which the date described by the parent element is normalized (i.e. in the <text:span text:style-name="Emphasis">when-custom</text:span> or other <text:span text:style-name="Emphasis">X-custom</text:span> attributes), <text:span text:style-name="Emphasis">not</text:span> the calendar of the original date in the element.</text:p>
                      </table:table-cell>
                    </table:table-row>
                  </table:table>
                </table:table-cell>
              </table:table-row>
            </table:table>
          </table:table-cell>
        </table:table-row>
      </table:table>
      <text:h text:outline-level="3"><text:bookmark text:name="TEI.att.datable.iso"/>att.datable.iso</text:h>
      <table:table table:name="table335" table:style-name="Table1">
        <table:table-column table:style-name="Table1.col1"/>
        <table:table-column table:style-name="Table2.col2"/>
        <table:table-row>
          <table:table-cell table:number-columns-spanned="2">
            <text:p><text:span text:style-name="Highlight">att.datable.iso</text:span> <text:span>provides attributes for normalization of elements that contain datable events using the ISO 8601:2004 standard.</text:span> [<text:a xlink:type="simple" xlink:href="https://www.tei-c.org/release/doc/tei-p5-doc/en/html/CO.html#CONADA">3.6.4. Dates and Times</text:a> <text:a xlink:type="simple" xlink:href="https://www.tei-c.org/release/doc/tei-p5-doc/en/html/ND.html#NDDATE">13.4. Dat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Members</text:span></text:p>
          </table:table-cell>
          <table:table-cell>
            <text:p><text:span text:style-name="Emphasis">att.datable<text:span text:style-name="Emphasis">[acquisition altIdentifier author binding change country date idno licence name origin persName placeName resp settlement title]</text:span></text:span></text:p>
          </table:table-cell>
        </table:table-row>
        <table:table-row>
          <table:table-cell>
            <text:p><text:span text:style-name="Highlight">Attributes</text:span></text:p>
          </table:table-cell>
          <table:table-cell>
            <table:table table:name="table336" table:style-name="Table1">
              <table:table-column table:style-name="Table1.col1"/>
              <table:table-column table:style-name="Table2.col2"/>
              <table:table-row>
                <table:table-cell>
                  <text:p>when-iso</text:p>
                </table:table-cell>
                <table:table-cell>
                  <text:p><text:span>supplies the value of a date or time in a standard form.</text:span></text:p>
                  <table:table table:name="table337"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temporal.iso</text:p>
                      </table:table-cell>
                    </table:table-row>
                    <table:table-row>
                      <table:table-cell table:number-columns-spanned="2">
                        <text:p>The following are examples of ISO date, time, and date &amp; time formats that are <text:span text:style-name="Emphasis">not</text:span> valid W3C format normalizations.</text:p>
                        <text:p text:style-name="Preformatted_20_Text">&lt;date when-iso="1996-09-24T07:25+00"&gt;Sept. 24th, 1996 at 3:25 in the morning&lt;/date&gt;</text:p>
                        <text:p text:style-name="Preformatted_20_Text">&lt;date when-iso="1996-09-24T03:25-04"&gt;Sept. 24th, 1996 at 3:25 in the morning&lt;/date&gt;</text:p>
                        <text:p text:style-name="Preformatted_20_Text">&lt;time when-iso="1999-01-04T20:42-05"&gt;4 Jan 1999 at 8:42 pm&lt;/time&gt;</text:p>
                        <text:p text:style-name="Preformatted_20_Text">&lt;time when-iso="1999-W01-1T20,70-05"&gt;4 Jan 1999 at 8:42 pm&lt;/time&gt;</text:p>
                        <text:p text:style-name="Preformatted_20_Text">&lt;date when-iso="2006-05-18T10:03"&gt;a few minutes after ten in the morning on Thu 18 May&lt;/date&gt;</text:p>
                        <text:p text:style-name="Preformatted_20_Text">&lt;time when-iso="03:00"&gt;3 A.M.&lt;/time&gt;</text:p>
                        <text:p text:style-name="Preformatted_20_Text">&lt;time when-iso="14"&gt;around two&lt;/time&gt;</text:p>
                        <text:p text:style-name="Preformatted_20_Text">&lt;time when-iso="15,5"&gt;half past three&lt;/time&gt;</text:p>
                        <text:p>All of the examples of the <text:span text:style-name="Emphasis">when</text:span> attribute in the <text:span>att.datable.w3c</text:span> class are also valid with respect to this attribute.</text:p>
                      </table:table-cell>
                      <table:covered-table-cell/>
                    </table:table-row>
                    <table:table-row>
                      <table:table-cell table:number-columns-spanned="2">
                        <text:p text:style-name="Preformatted_20_Text">He likes to be punctual. I said &lt;q&gt;</text:p>
                        <text:p text:style-name="Preformatted_20_Text"> &lt;time when-iso="12"&gt;around noon&lt;/time&gt;</text:p>
                        <text:p text:style-name="Preformatted_20_Text">&lt;/q&gt;, and he showed up at &lt;time when-iso="12:00:00"&gt;12 O'clock&lt;/time&gt; on the dot.</text:p>
                        <text:p>The second occurence of &lt;time&gt; could have been encoded with the <text:span text:style-name="Emphasis">when</text:span> attribute, as <text:span text:style-name="Emphasis">12:00:00</text:span> is a valid time with respect to the W3C XML Schema Part 2: Datatypes Second Edition specification. The first occurence could not.</text:p>
                      </table:table-cell>
                      <table:covered-table-cell/>
                    </table:table-row>
                  </table:table>
                </table:table-cell>
              </table:table-row>
              <table:table-row>
                <table:table-cell>
                  <text:p>notBefore-iso</text:p>
                </table:table-cell>
                <table:table-cell>
                  <text:p><text:span>specifies the earliest possible date for the event in standard form, e.g. yyyy-mm-dd.</text:span></text:p>
                  <table:table table:name="table338"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temporal.iso</text:p>
                      </table:table-cell>
                    </table:table-row>
                  </table:table>
                </table:table-cell>
              </table:table-row>
              <table:table-row>
                <table:table-cell>
                  <text:p>notAfter-iso</text:p>
                </table:table-cell>
                <table:table-cell>
                  <text:p><text:span>specifies the latest possible date for the event in standard form, e.g. yyyy-mm-dd.</text:span></text:p>
                  <table:table table:name="table339"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temporal.iso</text:p>
                      </table:table-cell>
                    </table:table-row>
                  </table:table>
                </table:table-cell>
              </table:table-row>
              <table:table-row>
                <table:table-cell>
                  <text:p>from-iso</text:p>
                </table:table-cell>
                <table:table-cell>
                  <text:p><text:span>indicates the starting point of the period in standard form.</text:span></text:p>
                  <table:table table:name="table340"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temporal.iso</text:p>
                      </table:table-cell>
                    </table:table-row>
                  </table:table>
                </table:table-cell>
              </table:table-row>
              <table:table-row>
                <table:table-cell>
                  <text:p>to-iso</text:p>
                </table:table-cell>
                <table:table-cell>
                  <text:p><text:span>indicates the ending point of the period in standard form.</text:span></text:p>
                  <table:table table:name="table341"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temporal.iso</text:p>
                      </table:table-cell>
                    </table:table-row>
                  </table:table>
                </table:table-cell>
              </table:table-row>
            </table:table>
          </table:table-cell>
        </table:table-row>
        <table:table-row>
          <table:table-cell>
            <text:p><text:span text:style-name="Highlight">Note</text:span></text:p>
          </table:table-cell>
          <table:table-cell>
            <text:p text:style-name="Text_20_body">The value of these attributes should be a normalized representation of the date, time, or combined date &amp; time intended, in any of the standard formats specified by ISO 8601:2004, using the Gregorian calendar.</text:p>
            <text:p text:style-name="Text_20_body">If both <text:span text:style-name="Emphasis">when-iso</text:span> and <text:span text:style-name="Emphasis">dur-iso</text:span> are specified, the values should be interpreted as indicating a span of time by its starting time (or date) and duration. That is,</text:p>
            <text:p text:style-name="Preformatted_20_Text">&lt;date when-iso="2007-06-01" dur-iso="P8D"/&gt;</text:p>
            <text:p text:style-name="Text_20_body">indicates the same time period as </text:p>
            <text:p text:style-name="Preformatted_20_Text">&lt;date when-iso="2007-06-01/P8D"/&gt;</text:p>
            <text:p text:style-name="Text_20_body">In providing a <text:span>‘regularized’</text:span> form, no claim is made that the form in the source text is incorrect; the regularized form is simply that chosen as the main form for purposes of unifying variant forms under a single heading.</text:p>
          </table:table-cell>
        </table:table-row>
      </table:table>
      <text:h text:outline-level="3"><text:bookmark text:name="TEI.att.datable.w3c"/>att.datable.w3c</text:h>
      <table:table table:name="table342" table:style-name="Table1">
        <table:table-column table:style-name="Table1.col1"/>
        <table:table-column table:style-name="Table2.col2"/>
        <table:table-row>
          <table:table-cell table:number-columns-spanned="2">
            <text:p><text:span text:style-name="Highlight">att.datable.w3c</text:span> <text:span>provides attributes for normalization of elements that contain datable events conforming to the W3C XML Schema Part 2: Datatypes Second Edition.</text:span> [<text:a xlink:type="simple" xlink:href="https://www.tei-c.org/release/doc/tei-p5-doc/en/html/CO.html#CONADA">3.6.4. Dates and Times</text:a> <text:a xlink:type="simple" xlink:href="https://www.tei-c.org/release/doc/tei-p5-doc/en/html/ND.html#NDDATE">13.4. Dat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tt.datable<text:span text:style-name="Emphasis">[acquisition altIdentifier author binding change country date idno licence name origin persName placeName resp settlement title]</text:span></text:span></text:p>
          </table:table-cell>
        </table:table-row>
        <table:table-row>
          <table:table-cell>
            <text:p><text:span text:style-name="Highlight">Attributes</text:span></text:p>
          </table:table-cell>
          <table:table-cell>
            <table:table table:name="table343" table:style-name="Table1">
              <table:table-column table:style-name="Table1.col1"/>
              <table:table-column table:style-name="Table2.col2"/>
              <table:table-row>
                <table:table-cell>
                  <text:p>when</text:p>
                </table:table-cell>
                <table:table-cell>
                  <text:p><text:span>supplies the value of the date or time in a standard form, e.g. yyyy-mm-dd.</text:span></text:p>
                  <table:table table:name="table344"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temporal.w3c</text:p>
                      </table:table-cell>
                    </table:table-row>
                    <table:table-row>
                      <table:table-cell table:number-columns-spanned="2">
                        <text:p>Examples of W3C date, time, and date &amp; time formats.</text:p>
                        <text:p text:style-name="Preformatted_20_Text">&lt;p&gt;</text:p>
                        <text:p text:style-name="Preformatted_20_Text"> &lt;date when="1945-10-24"&gt;24 Oct 45&lt;/date&gt;</text:p>
                        <text:p text:style-name="Preformatted_20_Text"> &lt;date when="1996-09-24T07:25:00Z"&gt;September 24th, 1996 at 3:25 in the morning&lt;/date&gt;</text:p>
                        <text:p text:style-name="Preformatted_20_Text"> &lt;time when="1999-01-04T20:42:00-05:00"&gt;Jan 4 1999 at 8 pm&lt;/time&gt;</text:p>
                        <text:p text:style-name="Preformatted_20_Text"> &lt;time when="14:12:38"&gt;fourteen twelve and 38 seconds&lt;/time&gt;</text:p>
                        <text:p text:style-name="Preformatted_20_Text"> &lt;date when="1962-10"&gt;October of 1962&lt;/date&gt;</text:p>
                        <text:p text:style-name="Preformatted_20_Text"> &lt;date when="--06-12"&gt;June 12th&lt;/date&gt;</text:p>
                        <text:p text:style-name="Preformatted_20_Text"> &lt;date when="---01"&gt;the first of the month&lt;/date&gt;</text:p>
                        <text:p text:style-name="Preformatted_20_Text"> &lt;date when="--08"&gt;August&lt;/date&gt;</text:p>
                        <text:p text:style-name="Preformatted_20_Text"> &lt;date when="2006"&gt;MMVI&lt;/date&gt;</text:p>
                        <text:p text:style-name="Preformatted_20_Text"> &lt;date when="0056"&gt;AD 56&lt;/date&gt;</text:p>
                        <text:p text:style-name="Preformatted_20_Text"> &lt;date when="-0056"&gt;56 BC&lt;/date&gt;</text:p>
                        <text:p text:style-name="Preformatted_20_Text">&lt;/p&gt;</text:p>
                      </table:table-cell>
                      <table:covered-table-cell/>
                    </table:table-row>
                    <table:table-row>
                      <table:table-cell table:number-columns-spanned="2">
                        <text:p text:style-name="Preformatted_20_Text">This list begins in</text:p>
                        <text:p text:style-name="Preformatted_20_Text"> the year 1632, more precisely on Trinity Sunday, i.e. the Sunday after</text:p>
                        <text:p text:style-name="Preformatted_20_Text"> Pentecost, in that year the</text:p>
                        <text:p text:style-name="Preformatted_20_Text">&lt;date calendar="#julian"</text:p>
                        <text:p text:style-name="Preformatted_20_Text"> when="1632-06-06"&gt;27th of May (old style)&lt;/date&gt;.</text:p>
                      </table:table-cell>
                      <table:covered-table-cell/>
                    </table:table-row>
                    <table:table-row>
                      <table:table-cell table:number-columns-spanned="2">
                        <text:p text:style-name="Preformatted_20_Text">&lt;opener&gt;</text:p>
                        <text:p text:style-name="Preformatted_20_Text"> &lt;dateline&gt;</text:p>
                        <text:p text:style-name="Preformatted_20_Text">  &lt;placeName&gt;Dorchester, Village,&lt;/placeName&gt;</text:p>
                        <text:p text:style-name="Preformatted_20_Text">  &lt;date when="1828-03-02"&gt;March 2d. 1828.&lt;/date&gt;</text:p>
                        <text:p text:style-name="Preformatted_20_Text"> &lt;/dateline&gt;</text:p>
                        <text:p text:style-name="Preformatted_20_Text"> &lt;salute&gt;To</text:p>
                        <text:p text:style-name="Preformatted_20_Text">   Mrs. Cornell,&lt;/salute&gt; Sunday &lt;time when="12:00:00"&gt;noon.&lt;/time&gt;</text:p>
                        <text:p text:style-name="Preformatted_20_Text">&lt;/opener&gt;</text:p>
                      </table:table-cell>
                      <table:covered-table-cell/>
                    </table:table-row>
                  </table:table>
                </table:table-cell>
              </table:table-row>
              <table:table-row>
                <table:table-cell>
                  <text:p>notBefore</text:p>
                </table:table-cell>
                <table:table-cell>
                  <text:p><text:span>specifies the earliest possible date for the event in standard form, e.g. yyyy-mm-dd.</text:span></text:p>
                  <table:table table:name="table345"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temporal.w3c</text:p>
                      </table:table-cell>
                    </table:table-row>
                  </table:table>
                </table:table-cell>
              </table:table-row>
              <table:table-row>
                <table:table-cell>
                  <text:p>notAfter</text:p>
                </table:table-cell>
                <table:table-cell>
                  <text:p><text:span>specifies the latest possible date for the event in standard form, e.g. yyyy-mm-dd.</text:span></text:p>
                  <table:table table:name="table346"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temporal.w3c</text:p>
                      </table:table-cell>
                    </table:table-row>
                  </table:table>
                </table:table-cell>
              </table:table-row>
              <table:table-row>
                <table:table-cell>
                  <text:p>from</text:p>
                </table:table-cell>
                <table:table-cell>
                  <text:p><text:span>indicates the starting point of the period in standard form, e.g. yyyy-mm-dd.</text:span></text:p>
                  <table:table table:name="table347"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temporal.w3c</text:p>
                      </table:table-cell>
                    </table:table-row>
                  </table:table>
                </table:table-cell>
              </table:table-row>
              <table:table-row>
                <table:table-cell>
                  <text:p>to</text:p>
                </table:table-cell>
                <table:table-cell>
                  <text:p><text:span>indicates the ending point of the period in standard form, e.g. yyyy-mm-dd.</text:span></text:p>
                  <table:table table:name="table348"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temporal.w3c</text:p>
                      </table:table-cell>
                    </table:table-row>
                  </table:table>
                </table:table-cell>
              </table:table-row>
            </table:table>
          </table:table-cell>
        </table:table-row>
        <table:table-row>
          <table:table-cell>
            <text:p><text:span text:style-name="Highlight">Schematron</text:span></text:p>
          </table:table-cell>
          <table:table-cell>
            <text:p>
&lt;sch:rule context="tei:*[@when]"&gt;
&lt;sch:report test="@notBefore|@notAfter|@from|@to"
 role="nonfatal"&gt;The @when attribute cannot be used with any other att.datable.w3c attributes.&lt;/sch:report&gt;
&lt;/sch:rule&gt;</text:p>
          </table:table-cell>
        </table:table-row>
        <table:table-row>
          <table:table-cell>
            <text:p><text:span text:style-name="Highlight">Schematron</text:span></text:p>
          </table:table-cell>
          <table:table-cell>
            <text:p>
&lt;sch:rule context="tei:*[@from]"&gt;
&lt;sch:report test="@notBefore"
 role="nonfatal"&gt;The @from and @notBefore attributes cannot be used together.&lt;/sch:report&gt;
&lt;/sch:rule&gt;</text:p>
          </table:table-cell>
        </table:table-row>
        <table:table-row>
          <table:table-cell>
            <text:p><text:span text:style-name="Highlight">Schematron</text:span></text:p>
          </table:table-cell>
          <table:table-cell>
            <text:p>
&lt;sch:rule context="tei:*[@to]"&gt;
&lt;sch:report test="@notAfter"
 role="nonfatal"&gt;The @to and @notAfter attributes cannot be used together.&lt;/sch:report&gt;
&lt;/sch:rule&gt;</text:p>
          </table:table-cell>
        </table:table-row>
        <table:table-row>
          <table:table-cell>
            <text:p><text:span text:style-name="Highlight">Example</text:span></text:p>
          </table:table-cell>
          <table:table-cell>
            <text:p text:style-name="Preformatted_20_Text">&lt;date from="1863-05-28" to="1863-06-01"&gt;28 May through 1 June 1863&lt;/date&gt;</text:p>
          </table:table-cell>
        </table:table-row>
        <table:table-row>
          <table:table-cell>
            <text:p><text:span text:style-name="Highlight">Note</text:span></text:p>
          </table:table-cell>
          <table:table-cell>
            <text:p text:style-name="Text_20_body">The value of these attributes should be a normalized representation of the date, time, or combined date &amp; time intended, in any of the standard formats specified by XML Schema Part 2: Datatypes Second Edition, using the Gregorian calendar.</text:p>
            <text:p text:style-name="Text_20_body">The most commonly-encountered format for the date portion of a temporal attribute is <text:span text:style-name="User_20_Entry">yyyy-mm-dd</text:span>, but <text:span text:style-name="User_20_Entry">yyyy</text:span>, <text:span text:style-name="User_20_Entry">--mm</text:span>, <text:span text:style-name="User_20_Entry">---dd</text:span>, <text:span text:style-name="User_20_Entry">yyyy-mm</text:span>, or <text:span text:style-name="User_20_Entry">--mm-dd</text:span> may also be used. For the time part, the form <text:span text:style-name="User_20_Entry">hh:mm:ss</text:span> is used.</text:p>
            <text:p text:style-name="Text_20_body">Note that this format does not currently permit use of the value <text:span text:style-name="Emphasis">0000</text:span> to represent the year 1 BCE; instead the value <text:span text:style-name="Emphasis">-0001</text:span> should be used.</text:p>
          </table:table-cell>
        </table:table-row>
      </table:table>
      <text:h text:outline-level="3"><text:bookmark text:name="TEI.att.datcat"/>att.datcat</text:h>
      <table:table table:name="table349" table:style-name="Table1">
        <table:table-column table:style-name="Table1.col1"/>
        <table:table-column table:style-name="Table2.col2"/>
        <table:table-row>
          <table:table-cell table:number-columns-spanned="2">
            <text:p><text:span text:style-name="Highlight">att.datcat</text:span> <text:span>provides attributes that are used to align XML elements or attributes with the appropriate Data Categories (DCs) defined by an external taxonomy, in this way establishing the identity of information containers and values, and providing means of interpreting them.</text:span> [<text:a xlink:type="simple" xlink:href="https://www.tei-c.org/release/doc/tei-p5-doc/en/html/DI.html#DIMVLV">9.5.2. Lexical View</text:a> <text:a xlink:type="simple" xlink:href="https://www.tei-c.org/release/doc/tei-p5-doc/en/html/FS.html#FSSY">18.3. Other Atomic Feature Valu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tt.segLike<text:span text:style-name="Emphasis">[c seg]</text:span></text:span></text:p>
          </table:table-cell>
        </table:table-row>
        <table:table-row>
          <table:table-cell>
            <text:p><text:span text:style-name="Highlight">Attributes</text:span></text:p>
          </table:table-cell>
          <table:table-cell>
            <table:table table:name="table350" table:style-name="Table1">
              <table:table-column table:style-name="Table1.col1"/>
              <table:table-column table:style-name="Table2.col2"/>
              <table:table-row>
                <table:table-cell>
                  <text:p>datcat</text:p>
                </table:table-cell>
                <table:table-cell>
                  <text:p><text:span>provides a pointer to a definition of, and/or general information about, (a) an information container (element or attribute) or (b) a value of an information container (element content or attribute value), by referencing an external taxonomy or ontology. If <text:span text:style-name="Emphasis">valueDatcat</text:span> is present in the immediate context, this attribute takes on role (a), while <text:span text:style-name="Emphasis">valueDatcat</text:span> performs role (b).</text:span></text:p>
                  <table:table table:name="table351"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idata.pointer <text:span>separated by whitespace</text:span></text:p>
                      </table:table-cell>
                    </table:table-row>
                  </table:table>
                </table:table-cell>
              </table:table-row>
              <table:table-row>
                <table:table-cell>
                  <text:p>valueDatcat</text:p>
                </table:table-cell>
                <table:table-cell>
                  <text:p><text:span>provides a definition of, and/or general information about a value of an information container (element content or attribute value), by reference to an external taxonomy or ontology. Used especially where a contrast with <text:span text:style-name="Emphasis">datcat</text:span> is needed.</text:span></text:p>
                  <table:table table:name="table352"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idata.pointer <text:span>separated by whitespace</text:span></text:p>
                      </table:table-cell>
                    </table:table-row>
                  </table:table>
                </table:table-cell>
              </table:table-row>
              <table:table-row>
                <table:table-cell>
                  <text:p>targetDatcat</text:p>
                </table:table-cell>
                <table:table-cell>
                  <text:p><text:span>provides a definition of, and/or general information about, information structure of an object referenced or modeled by the containing element, by reference to an external taxonomy or ontology. This attribute has the characteristics of the <text:span text:style-name="Emphasis">datcat</text:span> attribute, except that it addresses not its containing element, but an object that is being referenced or modeled by its containing element.</text:span></text:p>
                  <table:table table:name="table353"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idata.pointer <text:span>separated by whitespace</text:span></text:p>
                      </table:table-cell>
                    </table:table-row>
                  </table:table>
                </table:table-cell>
              </table:table-row>
            </table:table>
          </table:table-cell>
        </table:table-row>
        <table:table-row>
          <table:table-cell>
            <text:p><text:span text:style-name="Highlight">Example</text:span></text:p>
          </table:table-cell>
          <table:table-cell>
            <text:p>The example below presents the TEI encoding of the <text:a xlink:type="simple" xlink:href="https://en.wikipedia.org/wiki/Name%E2%80%93value_pair">name-value pair</text:a> <text:span text:style-name="User_20_Entry">&lt;part of speech, common noun&gt;</text:span>, where the name (key) <text:span text:style-name="q">‘part of speech’</text:span> is abbreviated as <text:span text:style-name="q">‘POS’</text:span>, and the value, <text:span text:style-name="q">‘common noun’</text:span> is symbolized by <text:span text:style-name="q">‘NN’</text:span>. The entire name-value pair is encoded by means of the element &lt;f&gt;. In TEI XML, that element acts as the container, labeled with the <text:span text:style-name="Emphasis">name</text:span> attribute. Its contents may be complex or simple. In the case at hand, the content is the symbol <text:span text:style-name="q">‘NN’</text:span>.The <text:span text:style-name="Emphasis">datcat</text:span> attribute relates the feature <text:span text:style-name="Emphasis">name</text:span> (i.e., the key) to the data category <text:span text:style-name="q">‘part of speech’</text:span>, while the attribute <text:span text:style-name="Emphasis">valueDatcat</text:span> relates the feature <text:span text:style-name="Emphasis">value</text:span> to the data category <text:span text:style-name="Emphasis">common noun</text:span>. Both these data categories should be defined in an external and preferably open reference taxonomy or ontology.</text:p>
            <text:p text:style-name="Preformatted_20_Text">&lt;fs&gt;</text:p>
            <text:p text:style-name="Preformatted_20_Text"> &lt;f name="POS"</text:p>
            <text:p text:style-name="Preformatted_20_Text">  datcat="http://hdl.handle.net/11459/CCR_C-396_5a972b93-2294-ab5c-a541-7c344c5f26c3"&gt;</text:p>
            <text:p text:style-name="Preformatted_20_Text">  &lt;symbol valueDatcat="http://hdl.handle.net/11459/CCR_C-1256_7ec6083c-23d4-224d-6f94-eecbe6861545"</text:p>
            <text:p text:style-name="Preformatted_20_Text">   value="NN"/&gt;</text:p>
            <text:p text:style-name="Preformatted_20_Text"> &lt;/f&gt;</text:p>
            <text:p text:style-name="Preformatted_20_Text">&lt;!-- ... --&gt;</text:p>
            <text:p text:style-name="Preformatted_20_Text">&lt;/fs&gt;</text:p>
            <text:p><text:span text:style-name="q">‘NN’</text:span> is the symbol for common noun used e.g. in the <text:a xlink:type="simple" xlink:href="http://ucrel.lancaster.ac.uk/claws7tags.html">CLAWS-7 tagset</text:a> defined by the University Centre for Computer Corpus Research on Language at the University of Lancaster. The very same data category used for tagging an early version of the British National Corpus, and coming from the <text:a xlink:type="simple" xlink:href="http://www.natcorp.ox.ac.uk/docs/c5spec.html">BNC Basic (C5) tagset</text:a>, uses the symbol <text:span text:style-name="q">‘NN0’</text:span> (rather than <text:span text:style-name="q">‘NN’</text:span>). Making these values semantically interoperable would be extremely difficult without a human expert if they were not anchored in a single point of an established reference taxonomy of morphosyntactic data categories. In the case at hand, the string <text:span text:style-name="q">‘<text:a xlink:type="simple" xlink:href="http://hdl.handle.net/11459/CCR_C-1256_7ec6083c-23d4-224d-6f94-eecbe6861545">http://hdl.handle.net/11459/CCR_C-1256_7ec6083c-23d4-224d-6f94-eecbe6861545</text:a>’</text:span> is both a persistent identifier of the data category in question, as well as a pointer to a shared definition of <text:span text:style-name="Emphasis">common noun</text:span>.While the symbols <text:span text:style-name="q">‘NN’</text:span>, <text:span text:style-name="q">‘NN0’</text:span>, and many others (often coming from languages other than English) are implicitly members of the container category <text:span text:style-name="q">‘part of speech’</text:span>, it is sometimes useful not to rely on such an implicit relationship but rather use an explicit identifier for that data category, to distinguish it from other morphosyntactic data categories, such as gender, tense, etc. For that purpose, the above example uses the <text:span text:style-name="Emphasis">datcat</text:span> attribute to reference a definition of <text:span text:style-name="Emphasis">part of speech</text:span>. The reference taxonomy in this example is the <text:a xlink:type="simple" xlink:href="https://www.clarin.eu/content/clarin-concept-registry">CLARIN Concept Registry</text:a>.If the feature structure markup exemplified above is to be repeated many times in a single document, it is much more efficient to gather the persistent identifiers in a single place and to only reference them, implicitly or directly, from feature structure markup. The following example is much more concise than the one above and relies on the concepts of feature structure declaration and feature value library, discussed in chapter FS. </text:p>
            <text:p text:style-name="Preformatted_20_Text">&lt;fs&gt;</text:p>
            <text:p text:style-name="Preformatted_20_Text"> &lt;f name="POS" fVal="#commonNoun"/&gt;</text:p>
            <text:p text:style-name="Preformatted_20_Text">&lt;!-- ... --&gt;</text:p>
            <text:p text:style-name="Preformatted_20_Text">&lt;/fs&gt;</text:p>
            <text:p>The assumption here is that the relevant feature values are collected in a place that the annotation document in question has access to — preferably, a single document per linguistic resource, for example an &lt;fsdDecl&gt; that is XIncluded as a sibling of &lt;text&gt; or a child of &lt;encodingDesc&gt;; a &lt;taxonomy&gt; available resource-wide (e.g., in a shared header) is also an option.The example below presents an &lt;fvLib&gt; element that collects the relevant feature values (most of them omitted). At the same time, this example shows one way of encoding a <text:span text:style-name="Emphasis">tagset</text:span>, i.e., an established inventory of values of (in the case at hand) morphosyntactic categories. </text:p>
            <text:p text:style-name="Preformatted_20_Text">&lt;fvLib n="POS values"&gt;</text:p>
            <text:p text:style-name="Preformatted_20_Text"> &lt;symbol xml:id="commonNoun" value="NN"</text:p>
            <text:p text:style-name="Preformatted_20_Text">  datcat="http://hdl.handle.net/11459/CCR_C-396_5a972b93-2294-ab5c-a541-7c344c5f26c3"/&gt;</text:p>
            <text:p text:style-name="Preformatted_20_Text"> &lt;symbol xml:id="properNoun" value="NP"</text:p>
            <text:p text:style-name="Preformatted_20_Text">  datcat="http://hdl.handle.net/11459/CCR_C-1371_fbebd9ec-a7f4-9a36-d6e9-88ee16b944ae"/&gt;</text:p>
            <text:p text:style-name="Preformatted_20_Text">&lt;!-- ... --&gt;</text:p>
            <text:p text:style-name="Preformatted_20_Text">&lt;/fvLib&gt;</text:p>
            <text:p>Note that these Guidelines do not prescribe a specific choice between <text:span text:style-name="Emphasis">datcat</text:span> and <text:span text:style-name="Emphasis">valueDatcat</text:span> in such cases. The former is the generic way of referencing a data category, whereas the latter is more specific, in that it references a data category that represents a value. The choice between them comes into play where a single element — or a tight element complex, such as the &lt;f&gt;/&lt;symbol&gt; complex illustrated above — make it necessary or useful to distinguish between the container data category and its value.</text:p>
          </table:table-cell>
        </table:table-row>
        <table:table-row>
          <table:table-cell>
            <text:p><text:span text:style-name="Highlight">Example</text:span></text:p>
          </table:table-cell>
          <table:table-cell>
            <text:p>In the context of dictionaries designed with semantic interoperability in mind, the following example ensures that the &lt;pos&gt; element is interpreted as the same information container as in the case of the example of <text:span text:style-name="Emphasis">&lt;f name="POS"&gt;</text:span> above.</text:p>
            <text:p text:style-name="Preformatted_20_Text">&lt;gramGrp&gt;</text:p>
            <text:p text:style-name="Preformatted_20_Text"> &lt;pos datcat="http://hdl.handle.net/11459/CCR_C-396_5a972b93-2294-ab5c-a541-7c344c5f26c3"</text:p>
            <text:p text:style-name="Preformatted_20_Text">  valueDatcat="http://hdl.handle.net/11459/CCR_C-1256_7ec6083c-23d4-224d-6f94-eecbe6861545"&gt;NN&lt;/pos&gt;</text:p>
            <text:p text:style-name="Preformatted_20_Text">&lt;/gramGrp&gt;</text:p>
            <text:p>Efficiency of this type of interoperable markup demands that the references to the particular data categories should best be provided in a single place within the dictionary (or a single place within the project), rather than being repeated inside every entry. For the container elements, this can be achieved at the level of &lt;tagUsage&gt;, although here, the <text:span text:style-name="Emphasis">valueDatcat</text:span> attribute should be used, because it is not the &lt;tagUsage&gt; element that is associated with the relevant data category, but rather the element &lt;pos&gt; (or &lt;case&gt;, etc.) that is described by &lt;tagUsage&gt;: </text:p>
            <text:p text:style-name="Preformatted_20_Text">&lt;tagsDecl partial="true"&gt;</text:p>
            <text:p text:style-name="Preformatted_20_Text">&lt;!-- ... --&gt;</text:p>
            <text:p text:style-name="Preformatted_20_Text"> &lt;namespace name="http://www.tei-c.org/ns/1.0"&gt;</text:p>
            <text:p text:style-name="Preformatted_20_Text">  &lt;tagUsage gi="pos"</text:p>
            <text:p text:style-name="Preformatted_20_Text">   targetDatcat="http://hdl.handle.net/11459/CCR_C-396_5a972b93-2294-ab5c-a541-7c344c5f26c3"&gt;Contains the part of speech.&lt;/tagUsage&gt;</text:p>
            <text:p text:style-name="Preformatted_20_Text">  &lt;tagUsage gi="case"</text:p>
            <text:p text:style-name="Preformatted_20_Text">   targetDatcat="http://hdl.handle.net/11459/CCR_C-1840_9f4e319c-f233-6c90-9117-7270e215f039"&gt;Contains information about the grammatical case that the described form is inflected for.&lt;/tagUsage&gt;</text:p>
            <text:p text:style-name="Preformatted_20_Text">&lt;!-- ... --&gt;</text:p>
            <text:p text:style-name="Preformatted_20_Text"> &lt;/namespace&gt;</text:p>
            <text:p text:style-name="Preformatted_20_Text">&lt;/tagsDecl&gt;</text:p>
            <text:p>Another possibility is to shorten the URIs by means of the &lt;prefixDef&gt; mechanism, as illustrated below: </text:p>
            <text:p text:style-name="Preformatted_20_Text">&lt;listPrefixDef&gt;</text:p>
            <text:p text:style-name="Preformatted_20_Text"> &lt;prefixDef ident="ccr" matchPattern="pos"</text:p>
            <text:p text:style-name="Preformatted_20_Text">  replacementPattern="http://hdl.handle.net/11459/CCR_C-396_5a972b93-2294-ab5c-a541-7c344c5f26c3"/&gt;</text:p>
            <text:p text:style-name="Preformatted_20_Text"> &lt;prefixDef ident="ccr" matchPattern="adj"</text:p>
            <text:p text:style-name="Preformatted_20_Text">  replacementPattern="http://hdl.handle.net/11459/CCR_C-1230_23653c21-fca1-edf8-fd7c-3df2d6499157"/&gt;</text:p>
            <text:p text:style-name="Preformatted_20_Text">&lt;/listPrefixDef&gt;</text:p>
            <text:p text:style-name="Preformatted_20_Text">&lt;!-- ... --&gt;</text:p>
            <text:p text:style-name="Preformatted_20_Text">&lt;entry&gt;</text:p>
            <text:p text:style-name="Preformatted_20_Text">&lt;!--...--&gt;</text:p>
            <text:p text:style-name="Preformatted_20_Text"> &lt;form&gt;</text:p>
            <text:p text:style-name="Preformatted_20_Text">  &lt;orth&gt;isotope&lt;/orth&gt;</text:p>
            <text:p text:style-name="Preformatted_20_Text"> &lt;/form&gt;</text:p>
            <text:p text:style-name="Preformatted_20_Text"> &lt;gramGrp&gt;</text:p>
            <text:p text:style-name="Preformatted_20_Text">  &lt;pos datcat="ccr:pos"</text:p>
            <text:p text:style-name="Preformatted_20_Text">   valueDatcat="ccr:adj"&gt;adj&lt;/pos&gt;</text:p>
            <text:p text:style-name="Preformatted_20_Text"> &lt;/gramGrp&gt;</text:p>
            <text:p text:style-name="Preformatted_20_Text">&lt;!--...--&gt;</text:p>
            <text:p text:style-name="Preformatted_20_Text">&lt;/entry&gt;</text:p>
            <text:p>This mechanism creates implications that are not always wanted, among others, in the case at hand, suggesting that the identifiers <text:span text:style-name="q">‘pos’</text:span> and <text:span text:style-name="q">‘adj’</text:span> belong to a namespace associated with the CLARIN Concept Repository (CCR), whereas that is solely a shorthand mechanism whose scope is the current resource. Documenting this clearly in the header of the dictionary is therefore advised.Yet another possibility is to associate the information about the relationship between a TEI markup element and the data category that it is intended to model already at the level of modeling the dictionary resource, that is, at the level of the ODD, in the &lt;equiv&gt; element that is a child of &lt;elementSpec&gt; or &lt;attDef&gt;.</text:p>
          </table:table-cell>
        </table:table-row>
        <table:table-row>
          <table:table-cell>
            <text:p><text:span text:style-name="Highlight">Example</text:span></text:p>
          </table:table-cell>
          <table:table-cell>
            <text:p>The &lt;taxonomy&gt; element is a handy tool for encoding taxonomies that are later referenced by <text:span>att.datcat</text:span> attributes, but it can also act as an intermediary device, for example holding a fragment of an external taxonomy (or <text:span text:style-name="q">‘flattening’</text:span> an external ontology) that is relevant to the project or document at hand. (It is also imaginable that, for the purpose of the project at hand, the local &lt;taxonomy&gt; element combines vocabularies that originate from more than one external taxonomy or ontology.) In such cases, the &lt;taxonomy&gt; creates a local layer of indirection: the <text:span>att.datcat</text:span> attributes internal to the resource may reference the &lt;category&gt; elements stored in the header (as well as the &lt;taxonomy&gt; element itself), whereas these same &lt;category&gt; and &lt;taxonomy&gt; elements use <text:span>att.datcat</text:span> attributes to reference the original taxonomy or ontology.</text:p>
            <text:p text:style-name="Preformatted_20_Text">&lt;encodingDesc&gt;</text:p>
            <text:p text:style-name="Preformatted_20_Text">&lt;!-- ... --&gt;</text:p>
            <text:p text:style-name="Preformatted_20_Text"> &lt;classDecl&gt;</text:p>
            <text:p text:style-name="Preformatted_20_Text">&lt;!-- ... --&gt;</text:p>
            <text:p text:style-name="Preformatted_20_Text">  &lt;taxonomy xml:id="UD-SYN"</text:p>
            <text:p text:style-name="Preformatted_20_Text">   datcat="https://universaldependencies.org/u/dep/index.html"&gt;</text:p>
            <text:p text:style-name="Preformatted_20_Text">   &lt;desc&gt;</text:p>
            <text:p text:style-name="Preformatted_20_Text">    &lt;term&gt;UD syntactic relations&lt;/term&gt;</text:p>
            <text:p text:style-name="Preformatted_20_Text">   &lt;/desc&gt;</text:p>
            <text:p text:style-name="Preformatted_20_Text">   &lt;category xml:id="acl"</text:p>
            <text:p text:style-name="Preformatted_20_Text">    valueDatcat="https://universaldependencies.org/u/dep/acl.html"&gt;</text:p>
            <text:p text:style-name="Preformatted_20_Text">    &lt;catDesc&gt;</text:p>
            <text:p text:style-name="Preformatted_20_Text">     &lt;term&gt;acl&lt;/term&gt;: Clausal modifier of noun (adjectival clause)&lt;/catDesc&gt;</text:p>
            <text:p text:style-name="Preformatted_20_Text">   &lt;/category&gt;</text:p>
            <text:p text:style-name="Preformatted_20_Text">   &lt;category xml:id="acl_relcl"</text:p>
            <text:p text:style-name="Preformatted_20_Text">    valueDatcat="https://universaldependencies.org/u/dep/acl-relcl.html"&gt;</text:p>
            <text:p text:style-name="Preformatted_20_Text">    &lt;catDesc&gt;</text:p>
            <text:p text:style-name="Preformatted_20_Text">     &lt;term&gt;acl:relcl&lt;/term&gt;: relative clause modifier&lt;/catDesc&gt;</text:p>
            <text:p text:style-name="Preformatted_20_Text">   &lt;/category&gt;</text:p>
            <text:p text:style-name="Preformatted_20_Text">   &lt;category xml:id="advcl"</text:p>
            <text:p text:style-name="Preformatted_20_Text">    valueDatcat="https://universaldependencies.org/u/dep/advcl.html"&gt;</text:p>
            <text:p text:style-name="Preformatted_20_Text">    &lt;catDesc&gt;</text:p>
            <text:p text:style-name="Preformatted_20_Text">     &lt;term&gt;advcl&lt;/term&gt;: Adverbial clause modifier&lt;/catDesc&gt;</text:p>
            <text:p text:style-name="Preformatted_20_Text">   &lt;/category&gt;</text:p>
            <text:p text:style-name="Preformatted_20_Text">&lt;!-- ... --&gt;</text:p>
            <text:p text:style-name="Preformatted_20_Text">  &lt;/taxonomy&gt;</text:p>
            <text:p text:style-name="Preformatted_20_Text"> &lt;/classDecl&gt;</text:p>
            <text:p text:style-name="Preformatted_20_Text">&lt;/encodingDesc&gt;</text:p>
            <text:p>The above fragment was excerpted from the GB subset of the <text:a xlink:type="simple" xlink:href="https://github.com/clarin-eric/ParlaMint">ParlaMint project</text:a> in April 2023, and enriched with <text:span>att.datcat</text:span> attributes for the purpose of illustrating the mechanism described here.Note that, in the ideal case, the values of <text:span>att.datcat</text:span> attributes should be persistent identifiers, and that the addressing scheme of Universal Dependencies is treated here as persistent for the sake of illustration. Note also that the contrast between <text:span text:style-name="Emphasis">datcat</text:span> used on &lt;taxonomy&gt; on the one hand, and the <text:span text:style-name="Emphasis">valueDatcat</text:span> used on &lt;category&gt; on the other, is not mandatory: both kinds of relations could be encoded by means of the generic <text:span text:style-name="Emphasis">datcat</text:span> attribute, but using the former for the container and the latter for the content is more user-friendly.</text:p>
          </table:table-cell>
        </table:table-row>
        <table:table-row>
          <table:table-cell>
            <text:p><text:span text:style-name="Highlight">Example</text:span></text:p>
          </table:table-cell>
          <table:table-cell>
            <text:p>The <text:span text:style-name="Emphasis">targetDatcat</text:span> attribute is designed to be used in, e.g., feature structure declarations, and is analogous to the <text:span text:style-name="Emphasis">targetLang</text:span> attribute of the <text:span>att.pointing</text:span> class, in that it describes the object that is being referenced, rather than the referencing object.</text:p>
            <text:p text:style-name="Preformatted_20_Text">&lt;fDecl name="POS"</text:p>
            <text:p text:style-name="Preformatted_20_Text"> targetDatcat="http://hdl.handle.net/11459/CCR_C-396_5a972b93-2294-ab5c-a541-7c344c5f26c3"&gt;</text:p>
            <text:p text:style-name="Preformatted_20_Text"> &lt;fDescr&gt;part of speech (morphosyntactic category)&lt;/fDescr&gt;</text:p>
            <text:p text:style-name="Preformatted_20_Text"> &lt;vRange&gt;</text:p>
            <text:p text:style-name="Preformatted_20_Text">  &lt;vAlt&gt;</text:p>
            <text:p text:style-name="Preformatted_20_Text">   &lt;symbol value="NN"</text:p>
            <text:p text:style-name="Preformatted_20_Text">    datcat="http://hdl.handle.net/11459/CCR_C-1256_7ec6083c-23d4-224d-6f94-eecbe6861545"/&gt;</text:p>
            <text:p text:style-name="Preformatted_20_Text">   &lt;symbol value="NP"</text:p>
            <text:p text:style-name="Preformatted_20_Text">    datcat="http://hdl.handle.net/11459/CCR_C-1371_fbebd9ec-a7f4-9a36-d6e9-88ee16b944ae"/&gt;</text:p>
            <text:p text:style-name="Preformatted_20_Text">&lt;!-- ... --&gt;</text:p>
            <text:p text:style-name="Preformatted_20_Text">  &lt;/vAlt&gt;</text:p>
            <text:p text:style-name="Preformatted_20_Text"> &lt;/vRange&gt;</text:p>
            <text:p text:style-name="Preformatted_20_Text">&lt;/fDecl&gt;</text:p>
            <text:p>Above, the &lt;fDecl&gt; uses <text:span text:style-name="Emphasis">targetDatcat</text:span>, because if it were to use <text:span text:style-name="Emphasis">datcat</text:span>, it would be asserting that it is an instance of the container data category <text:span text:style-name="Emphasis">part of speech</text:span>, whereas it is not — it models a container (&lt;f&gt;) that encodes a part of speech. Note also that it is the &lt;f&gt; that is modeled above, not its values, which are used as direct references to data categories; hence the use of <text:span text:style-name="Emphasis">datcat</text:span> in the &lt;symbol&gt; element.</text:p>
          </table:table-cell>
        </table:table-row>
        <table:table-row>
          <table:table-cell>
            <text:p><text:span text:style-name="Highlight">Example</text:span></text:p>
          </table:table-cell>
          <table:table-cell>
            <text:p>The <text:span>att.datcat</text:span> attributes can be used for any sort of taxonomies. The example below illustrates their usefulness for describing usage domain labels in dictionaries on the example of the <text:span text:style-name="Emphasis">Diccionario da Lingua Portugueza</text:span> by António de Morais Silva, retro-digitised in the <text:a xlink:type="simple" xlink:href="https://mordigital.fcsh.unl.pt/en/homepage/">MORDigital project</text:a>.</text:p>
            <text:p text:style-name="Preformatted_20_Text"/>
            <text:p text:style-name="Preformatted_20_Text">&lt;!--  in the dictionary header    --&gt;&lt;encodingDesc&gt;</text:p>
            <text:p text:style-name="Preformatted_20_Text"> &lt;classDecl&gt;</text:p>
            <text:p text:style-name="Preformatted_20_Text">  &lt;taxonomy xml:id="domains"&gt;</text:p>
            <text:p text:style-name="Preformatted_20_Text">&lt;!--...--&gt;</text:p>
            <text:p text:style-name="Preformatted_20_Text">   &lt;category xml:id="domain.medical_and_health_sciences"&gt;</text:p>
            <text:p text:style-name="Preformatted_20_Text">    &lt;catDesc xml:lang="en"&gt;Medical and Health Sciences&lt;/catDesc&gt;</text:p>
            <text:p text:style-name="Preformatted_20_Text">    &lt;catDesc xml:lang="pt"&gt;Ciências Médicas e da Saúde&lt;/catDesc&gt;</text:p>
            <text:p text:style-name="Preformatted_20_Text">    &lt;category xml:id="domain.medical_and_health_sciences.medicine"</text:p>
            <text:p text:style-name="Preformatted_20_Text">     valueDatcat="https://vocabs.rossio.fcsh.unl.pt/pub/morais_domains/pt/page/0025"&gt;</text:p>
            <text:p text:style-name="Preformatted_20_Text">     &lt;catDesc xml:lang="en"&gt;</text:p>
            <text:p text:style-name="Preformatted_20_Text">      &lt;term&gt;Medicine&lt;/term&gt;</text:p>
            <text:p text:style-name="Preformatted_20_Text">      &lt;gloss&gt;</text:p>
            <text:p text:style-name="Preformatted_20_Text">&lt;!--...--&gt;</text:p>
            <text:p text:style-name="Preformatted_20_Text">      &lt;/gloss&gt;</text:p>
            <text:p text:style-name="Preformatted_20_Text">     &lt;/catDesc&gt;</text:p>
            <text:p text:style-name="Preformatted_20_Text">     &lt;catDesc xml:lang="pt"&gt;</text:p>
            <text:p text:style-name="Preformatted_20_Text">      &lt;term&gt;Medicina&lt;/term&gt;</text:p>
            <text:p text:style-name="Preformatted_20_Text">      &lt;gloss&gt;</text:p>
            <text:p text:style-name="Preformatted_20_Text">&lt;!--...--&gt;</text:p>
            <text:p text:style-name="Preformatted_20_Text">      &lt;/gloss&gt;</text:p>
            <text:p text:style-name="Preformatted_20_Text">     &lt;/catDesc&gt;</text:p>
            <text:p text:style-name="Preformatted_20_Text">    &lt;/category&gt;</text:p>
            <text:p text:style-name="Preformatted_20_Text">   &lt;/category&gt;</text:p>
            <text:p text:style-name="Preformatted_20_Text">&lt;!--...--&gt;</text:p>
            <text:p text:style-name="Preformatted_20_Text">  &lt;/taxonomy&gt;</text:p>
            <text:p text:style-name="Preformatted_20_Text"> &lt;/classDecl&gt;</text:p>
            <text:p text:style-name="Preformatted_20_Text">&lt;/encodingDesc&gt;</text:p>
            <text:p text:style-name="Preformatted_20_Text">&lt;!-- </text:p>
            <text:p text:style-name="Preformatted_20_Text">            inside an &lt;entry&gt; element: --&gt;</text:p>
            <text:p text:style-name="Preformatted_20_Text">&lt;usg type="domain"</text:p>
            <text:p text:style-name="Preformatted_20_Text"> valueDatcat="#domain.medical_and_health_sciences.medicine"&gt;Med.&lt;/usg&gt;</text:p>
            <text:p>In the Morais dictionary, the relevant domain labels are in the header, getting referenced inside the dictionary, from &lt;usg&gt; elements. The vocabulary used for dictionary-internal labelling is in turn anchored in the <text:a xlink:type="simple" xlink:href="https://vocabs.rossio.fcsh.unl.pt/pub/en/about">MorDigital controlled vocabulary service</text:a> of the NOVA University of Lisbon – School of Social Sciences and Humanities (NOVA FCSH).</text:p>
          </table:table-cell>
        </table:table-row>
        <table:table-row>
          <table:table-cell>
            <text:p><text:span text:style-name="Highlight">Note</text:span></text:p>
          </table:table-cell>
          <table:table-cell>
            <text:p text:style-name="Text_20_body">The TEI Abstract Model can be expressed as a hierarchy of attribute-value matrices (AVMs) of various types and of various levels of complexity, nested or grouped in various ways. At the most abstract level, an AVM consists of an information container and the value (contents) of that container.</text:p>
            <text:p text:style-name="Text_20_body">A simple example of an XML serialization of such structures is, on the one hand, the opening and closing tags that delimit and name the container, and, on the other, the content enclosed by the two tags that constitues the value. An analogous example is an attribute name and the value of that attribute.</text:p>
            <text:p text:style-name="Text_20_body">In a TEI XML example of two equivalent serializations expressing the name-value pair <text:span text:style-name="User_20_Entry">&lt;part-of-speech,common-noun&gt;</text:span>, namely <text:span text:style-name="User_20_Entry">&lt;pos&gt;commonNoun&lt;/pos&gt;</text:span> and <text:span text:style-name="User_20_Entry">pos="common-noun"</text:span>, one would classify the element &lt;pos&gt; and the attribute <text:span text:style-name="Emphasis">pos</text:span> as containers (mapping onto the first member of the relevant name-value pair), while the character data content of &lt;pos&gt; or the value of <text:span text:style-name="Emphasis">pos</text:span> would be seen as mapping onto the second member of the pair.</text:p>
            <text:p text:style-name="Text_20_body">The <text:span>att.datcat</text:span> class provides means of addressing the containers and their values, while at the same time providing a way to interpret them in the context of external taxonomies or ontologies. Aligning e.g. both the &lt;pos&gt; element and the <text:span text:style-name="Emphasis">pos</text:span> attribute with the same value of an external reference point (i.e., an entry in an agreed taxonomy) affirms the identity of the concept serialised by both the element container and the attribute container, and optionally provides a definition of that concept (in the case at hand, the concept <text:span text:style-name="Emphasis">part of speech</text:span>).</text:p>
            <text:p text:style-name="Text_20_body">The value of the <text:span>att.datcat</text:span> attributes should be a PID (persistent identifier) that points to a specific — and, ideally, shared — taxonomy or ontology. Among the resources that can, to a lesser or greater extent, be used as inventories of (more or less) standardized linguistic categories are the GOLD ontology, <text:a xlink:type="simple" xlink:href="https://www.clarin.eu/content/clarin-concept-registry">CLARIN CCR</text:a>, <text:a xlink:type="simple" xlink:href="https://github.com/acoli-repo/olia">OLiA</text:a>, or <text:a xlink:type="simple" xlink:href="https://datcatinfo.net/">TermWeb's DatCatInfo</text:a>, and also the <text:a xlink:type="simple" xlink:href="https://universaldependencies.org/">Universal Dependencies</text:a> inventory, on the assumption that its URIs are going to persist. It is imaginable that a project may choose to address a local taxonomy store instead, but this risks losing the advantage of interchangeability with other projects.</text:p>
            <text:p text:style-name="Text_20_body">Historically, <text:span text:style-name="Emphasis">datcat</text:span> and <text:span text:style-name="Emphasis">valueDatcat</text:span> originate from the (now obsolete) ISO 12620:2009 standard, describing the data model and procedures for a Data Category Registry (DCR). The current version of that standard, ISO 12620-1, does not standardize the serialization of pointers, merely mentioning the TEI <text:span>att.datcat</text:span> as an example.</text:p>
            <text:p text:style-name="Text_20_body">Note that no constraint prevents the occurrence of a combination of <text:span>att.datcat</text:span> attributes: the &lt;fDecl&gt; element, which is a natural bearer of the <text:span text:style-name="Emphasis">targetDatcat</text:span> attribute, is an instance of a specific modeling element, and, in principle, could be semantically fixed by an appropriate reference taxonomy of modeling devices.</text:p>
          </table:table-cell>
        </table:table-row>
      </table:table>
      <text:h text:outline-level="3"><text:bookmark text:name="TEI.att.declarable"/>att.declarable</text:h>
      <table:table table:name="table354" table:style-name="Table1">
        <table:table-column table:style-name="Table1.col1"/>
        <table:table-column table:style-name="Table2.col2"/>
        <table:table-row>
          <table:table-cell table:number-columns-spanned="2">
            <text:p><text:span text:style-name="Highlight">att.declarable</text:span> <text:span>provides attributes for those elements in the TEI header which may be independently selected by means of the special purpose <text:span text:style-name="Emphasis">decls</text:span> attribute.</text:span> [<text:a xlink:type="simple" xlink:href="https://www.tei-c.org/release/doc/tei-p5-doc/en/html/CC.html#CCAS">15.3. Associating Contextual Information with a Text</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vailability correction editorialDecl hyphenation langUsage normalization projectDesc punctuation segmentation sourceDesc</text:span></text:p>
          </table:table-cell>
        </table:table-row>
        <table:table-row>
          <table:table-cell>
            <text:p><text:span text:style-name="Highlight">Attributes</text:span></text:p>
          </table:table-cell>
          <table:table-cell>
            <table:table table:name="table355" table:style-name="Table1">
              <table:table-column table:style-name="Table1.col1"/>
              <table:table-column table:style-name="Table2.col2"/>
              <table:table-row>
                <table:table-cell>
                  <text:p>default</text:p>
                </table:table-cell>
                <table:table-cell>
                  <text:p><text:span>indicates whether or not this element is selected by default when its parent is selected.</text:span></text:p>
                  <table:table table:name="table356"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truthValue</text:p>
                      </table:table-cell>
                    </table:table-row>
                    <table:table-row>
                      <table:table-cell>
                        <text:p><text:span text:style-name="Highlight">Legal values are:</text:span></text:p>
                      </table:table-cell>
                      <table:table-cell>
                        <text:p text:style-name="List_20_Heading">true</text:p>
                        <text:p text:style-name="List_20_Contents"><text:span>This element is selected if its parent is selected</text:span></text:p>
                        <text:p text:style-name="List_20_Heading">false</text:p>
                        <text:p text:style-name="List_20_Contents"><text:span>This element can only be selected explicitly, unless it is the only one of its kind, in which case it is selected if its parent is selected.</text:span><text:span text:style-name="Emphasis">[Default] </text:span></text:p>
                      </table:table-cell>
                    </table:table-row>
                  </table:table>
                </table:table-cell>
              </table:table-row>
            </table:table>
          </table:table-cell>
        </table:table-row>
        <table:table-row>
          <table:table-cell>
            <text:p><text:span text:style-name="Highlight">Note</text:span></text:p>
          </table:table-cell>
          <table:table-cell>
            <text:p text:style-name="Text_20_body">The rules governing the association of declarable elements with individual parts of a TEI text are fully defined in chapter <text:a xlink:type="simple" xlink:href="https://www.tei-c.org/release/doc/tei-p5-doc/en/html/CC.html#CCAS">15.3. Associating Contextual Information with a Text</text:a>. Only one element of a particular type may have a <text:span text:style-name="Emphasis">default</text:span> attribute with a value of <text:span text:style-name="Emphasis">true</text:span>.</text:p>
          </table:table-cell>
        </table:table-row>
      </table:table>
      <text:h text:outline-level="3"><text:bookmark text:name="TEI.att.declaring"/>att.declaring</text:h>
      <table:table table:name="table357" table:style-name="Table1">
        <table:table-column table:style-name="Table1.col1"/>
        <table:table-column table:style-name="Table2.col2"/>
        <table:table-row>
          <table:table-cell table:number-columns-spanned="2">
            <text:p><text:span text:style-name="Highlight">att.declaring</text:span> <text:span>provides attributes for elements which may be independently associated with a particular declarable element within the header, thus overriding the inherited default for that element.</text:span> [<text:a xlink:type="simple" xlink:href="https://www.tei-c.org/release/doc/tei-p5-doc/en/html/CC.html#CCAS">15.3. Associating Contextual Information with a Text</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body div lg msDesc p ref text</text:span></text:p>
          </table:table-cell>
        </table:table-row>
        <table:table-row>
          <table:table-cell>
            <text:p><text:span text:style-name="Highlight">Attributes</text:span></text:p>
          </table:table-cell>
          <table:table-cell>
            <table:table table:name="table358" table:style-name="Table1">
              <table:table-column table:style-name="Table1.col1"/>
              <table:table-column table:style-name="Table2.col2"/>
              <table:table-row>
                <table:table-cell>
                  <text:p>decls</text:p>
                </table:table-cell>
                <table:table-cell>
                  <text:p>(<text:span>declarations</text:span>) <text:span>identifies one or more <text:span text:style-name="Emphasis">declarable elements</text:span> within the header, which are understood to apply to the element bearing this attribute and its content.</text:span></text:p>
                  <table:table table:name="table359"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idata.pointer <text:span>separated by whitespace</text:span></text:p>
                      </table:table-cell>
                    </table:table-row>
                  </table:table>
                </table:table-cell>
              </table:table-row>
            </table:table>
          </table:table-cell>
        </table:table-row>
        <table:table-row>
          <table:table-cell>
            <text:p><text:span text:style-name="Highlight">Note</text:span></text:p>
          </table:table-cell>
          <table:table-cell>
            <text:p text:style-name="Text_20_body">The rules governing the association of declarable elements with individual parts of a TEI text are fully defined in chapter <text:a xlink:type="simple" xlink:href="https://www.tei-c.org/release/doc/tei-p5-doc/en/html/CC.html#CCAS">15.3. Associating Contextual Information with a Text</text:a>.</text:p>
          </table:table-cell>
        </table:table-row>
      </table:table>
      <text:h text:outline-level="3"><text:bookmark text:name="TEI.att.dimensions"/>att.dimensions</text:h>
      <table:table table:name="table360" table:style-name="Table1">
        <table:table-column table:style-name="Table1.col1"/>
        <table:table-column table:style-name="Table2.col2"/>
        <table:table-row>
          <table:table-cell table:number-columns-spanned="2">
            <text:p><text:span text:style-name="Highlight">att.dimensions</text:span> <text:span>provides attributes for describing the size of physical object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tt.damaged<text:span text:style-name="Emphasis">[damage]</text:span> add date del dimensions gap height subst supplied surplus unclear width</text:span></text:p>
          </table:table-cell>
        </table:table-row>
        <table:table-row>
          <table:table-cell>
            <text:p><text:span text:style-name="Highlight">Attributes</text:span></text:p>
          </table:table-cell>
          <table:table-cell>
            <text:list text:style-name="L1">
              <text:list-item>
                <text:p text:style-name="P1">att.ranging</text:p>
                <text:list text:style-name="L1">
                  <text:list-item>
                    <text:p text:style-name="P1"><text:span text:style-name="Emphasis">@atLeast</text:span></text:p>
                  </text:list-item>
                  <text:list-item>
                    <text:p text:style-name="P1"><text:span text:style-name="Emphasis">@atMost</text:span></text:p>
                  </text:list-item>
                  <text:list-item>
                    <text:p text:style-name="P1"><text:span text:style-name="Emphasis">@min</text:span></text:p>
                  </text:list-item>
                  <text:list-item>
                    <text:p text:style-name="P1"><text:span text:style-name="Emphasis">@max</text:span></text:p>
                  </text:list-item>
                  <text:list-item>
                    <text:p text:style-name="P1"><text:span text:style-name="Emphasis">@confidence</text:span></text:p>
                  </text:list-item>
                </text:list>
              </text:list-item>
            </text:list>
            <table:table table:name="table361" table:style-name="Table1">
              <table:table-column table:style-name="Table1.col1"/>
              <table:table-column table:style-name="Table2.col2"/>
              <table:table-row>
                <table:table-cell>
                  <text:p>unit</text:p>
                </table:table-cell>
                <table:table-cell>
                  <text:p><text:span>names the unit used for the measurement</text:span></text:p>
                  <table:table table:name="table362"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enumerated</text:p>
                      </table:table-cell>
                    </table:table-row>
                    <table:table-row>
                      <table:table-cell>
                        <text:p><text:span text:style-name="Highlight">Suggested values include:</text:span></text:p>
                      </table:table-cell>
                      <table:table-cell>
                        <text:p text:style-name="List_20_Heading">cm</text:p>
                        <text:p text:style-name="List_20_Contents">(<text:span>centimetres</text:span>)</text:p>
                        <text:p text:style-name="List_20_Heading">mm</text:p>
                        <text:p text:style-name="List_20_Contents">(<text:span>millimetres</text:span>)</text:p>
                        <text:p text:style-name="List_20_Heading">in</text:p>
                        <text:p text:style-name="List_20_Contents">(<text:span>inches</text:span>)</text:p>
                        <text:p text:style-name="List_20_Heading">line</text:p>
                        <text:p text:style-name="List_20_Contents"><text:span>lines of text</text:span></text:p>
                        <text:p text:style-name="List_20_Heading">char</text:p>
                        <text:p text:style-name="List_20_Contents">(<text:span>characters</text:span>) <text:span>characters of text</text:span></text:p>
                      </table:table-cell>
                    </table:table-row>
                  </table:table>
                </table:table-cell>
              </table:table-row>
              <table:table-row>
                <table:table-cell>
                  <text:p>quantity</text:p>
                </table:table-cell>
                <table:table-cell>
                  <text:p><text:span>specifies the length in the units specified</text:span></text:p>
                  <table:table table:name="table363"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numeric</text:p>
                      </table:table-cell>
                    </table:table-row>
                  </table:table>
                </table:table-cell>
              </table:table-row>
              <table:table-row>
                <table:table-cell>
                  <text:p>extent</text:p>
                </table:table-cell>
                <table:table-cell>
                  <text:p><text:span>indicates the size of the object concerned using a project-specific vocabulary combining quantity and units in a single string of words.</text:span></text:p>
                  <table:table table:name="table364"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text</text:p>
                      </table:table-cell>
                    </table:table-row>
                    <table:table-row>
                      <table:table-cell table:number-columns-spanned="2">
                        <text:p text:style-name="Preformatted_20_Text">&lt;gap extent="5 words"/&gt;</text:p>
                      </table:table-cell>
                      <table:covered-table-cell/>
                    </table:table-row>
                    <table:table-row>
                      <table:table-cell table:number-columns-spanned="2">
                        <text:p text:style-name="Preformatted_20_Text">&lt;height extent="half the page"/&gt;</text:p>
                      </table:table-cell>
                      <table:covered-table-cell/>
                    </table:table-row>
                  </table:table>
                </table:table-cell>
              </table:table-row>
              <table:table-row>
                <table:table-cell>
                  <text:p>precision</text:p>
                </table:table-cell>
                <table:table-cell>
                  <text:p><text:span>characterizes the precision of the values specified by the other attributes.</text:span></text:p>
                  <table:table table:name="table365"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certainty</text:p>
                      </table:table-cell>
                    </table:table-row>
                  </table:table>
                </table:table-cell>
              </table:table-row>
              <table:table-row>
                <table:table-cell>
                  <text:p>scope</text:p>
                </table:table-cell>
                <table:table-cell>
                  <text:p><text:span>where the measurement summarizes more than one observation, specifies the applicability of this measurement.</text:span></text:p>
                  <table:table table:name="table366"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enumerated</text:p>
                      </table:table-cell>
                    </table:table-row>
                    <table:table-row>
                      <table:table-cell>
                        <text:p><text:span text:style-name="Highlight">Sample values include:</text:span></text:p>
                      </table:table-cell>
                      <table:table-cell>
                        <text:p text:style-name="List_20_Heading">all</text:p>
                        <text:p text:style-name="List_20_Contents"><text:span>measurement applies to all instances.</text:span></text:p>
                        <text:p text:style-name="List_20_Heading">most</text:p>
                        <text:p text:style-name="List_20_Contents"><text:span>measurement applies to most of the instances inspected.</text:span></text:p>
                        <text:p text:style-name="List_20_Heading">range</text:p>
                        <text:p text:style-name="List_20_Contents"><text:span>measurement applies to only the specified range of instances.</text:span></text:p>
                      </table:table-cell>
                    </table:table-row>
                  </table:table>
                </table:table-cell>
              </table:table-row>
            </table:table>
          </table:table-cell>
        </table:table-row>
      </table:table>
      <text:h text:outline-level="3"><text:bookmark text:name="TEI.att.divLike"/>att.divLike</text:h>
      <table:table table:name="table367" table:style-name="Table1">
        <table:table-column table:style-name="Table1.col1"/>
        <table:table-column table:style-name="Table2.col2"/>
        <table:table-row>
          <table:table-cell table:number-columns-spanned="2">
            <text:p><text:span text:style-name="Highlight">att.divLike</text:span> <text:span>provides attributes common to all elements which behave in the same way as divisions.</text:span> [<text:a xlink:type="simple" xlink:href="https://www.tei-c.org/release/doc/tei-p5-doc/en/html/DS.html#DS">4. Default Text Structure</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div lg</text:span></text:p>
          </table:table-cell>
        </table:table-row>
        <table:table-row>
          <table:table-cell>
            <text:p><text:span text:style-name="Highlight">Attributes</text:span></text:p>
          </table:table-cell>
          <table:table-cell>
            <text:list text:style-name="L1">
              <text:list-item>
                <text:p text:style-name="P1">att.fragmentable</text:p>
                <text:list text:style-name="L1">
                  <text:list-item>
                    <text:p text:style-name="P1"><text:span text:style-name="Emphasis">@part</text:span></text:p>
                  </text:list-item>
                </text:list>
              </text:list-item>
            </text:list>
            <table:table table:name="table368" table:style-name="Table1">
              <table:table-column table:style-name="Table1.col1"/>
              <table:table-column table:style-name="Table2.col2"/>
              <table:table-row>
                <table:table-cell>
                  <text:p>org</text:p>
                </table:table-cell>
                <table:table-cell>
                  <text:p>(<text:span>organization</text:span>) <text:span>specifies how the content of the division is organized.</text:span></text:p>
                  <table:table table:name="table369"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enumerated</text:p>
                      </table:table-cell>
                    </table:table-row>
                    <table:table-row>
                      <table:table-cell>
                        <text:p><text:span text:style-name="Highlight">Legal values are:</text:span></text:p>
                      </table:table-cell>
                      <table:table-cell>
                        <text:p text:style-name="List_20_Heading">composite</text:p>
                        <text:p text:style-name="List_20_Contents"><text:span>no claim is made about the sequence in which the immediate contents of this division are to be processed, or their inter-relationships.</text:span></text:p>
                        <text:p text:style-name="List_20_Heading">uniform</text:p>
                        <text:p text:style-name="List_20_Contents"><text:span>the immediate contents of this element are regarded as forming a logical unit, to be processed in sequence.</text:span><text:span text:style-name="Emphasis">[Default] </text:span></text:p>
                      </table:table-cell>
                    </table:table-row>
                  </table:table>
                </table:table-cell>
              </table:table-row>
              <table:table-row>
                <table:table-cell>
                  <text:p>sample</text:p>
                </table:table-cell>
                <table:table-cell>
                  <text:p><text:span>indicates whether this division is a sample of the original source and if so, from which part.</text:span></text:p>
                  <table:table table:name="table370"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enumerated</text:p>
                      </table:table-cell>
                    </table:table-row>
                    <table:table-row>
                      <table:table-cell>
                        <text:p><text:span text:style-name="Highlight">Legal values are:</text:span></text:p>
                      </table:table-cell>
                      <table:table-cell>
                        <text:p text:style-name="List_20_Heading">initial</text:p>
                        <text:p text:style-name="List_20_Contents"><text:span>division lacks material present at end in source.</text:span></text:p>
                        <text:p text:style-name="List_20_Heading">medial</text:p>
                        <text:p text:style-name="List_20_Contents"><text:span>division lacks material at start and end.</text:span></text:p>
                        <text:p text:style-name="List_20_Heading">final</text:p>
                        <text:p text:style-name="List_20_Contents"><text:span>division lacks material at start.</text:span></text:p>
                        <text:p text:style-name="List_20_Heading">unknown</text:p>
                        <text:p text:style-name="List_20_Contents"><text:span>position of sampled material within original unknown.</text:span></text:p>
                        <text:p text:style-name="List_20_Heading">complete</text:p>
                        <text:p text:style-name="List_20_Contents"><text:span>division is not a sample.</text:span><text:span text:style-name="Emphasis">[Default] </text:span></text:p>
                      </table:table-cell>
                    </table:table-row>
                  </table:table>
                </table:table-cell>
              </table:table-row>
            </table:table>
          </table:table-cell>
        </table:table-row>
      </table:table>
      <text:h text:outline-level="3"><text:bookmark text:name="TEI.att.docStatus"/>att.docStatus</text:h>
      <table:table table:name="table371" table:style-name="Table1">
        <table:table-column table:style-name="Table1.col1"/>
        <table:table-column table:style-name="Table2.col2"/>
        <table:table-row>
          <table:table-cell table:number-columns-spanned="2">
            <text:p><text:span text:style-name="Highlight">att.docStatus</text:span> <text:span>provides attributes for use on metadata elements describing the status of a document.</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change msDesc revisionDesc</text:span></text:p>
          </table:table-cell>
        </table:table-row>
        <table:table-row>
          <table:table-cell>
            <text:p><text:span text:style-name="Highlight">Attributes</text:span></text:p>
          </table:table-cell>
          <table:table-cell>
            <table:table table:name="table372" table:style-name="Table1">
              <table:table-column table:style-name="Table1.col1"/>
              <table:table-column table:style-name="Table2.col2"/>
              <table:table-row>
                <table:table-cell>
                  <text:p>status</text:p>
                </table:table-cell>
                <table:table-cell>
                  <text:p><text:span>describes the status of a document either currently or, when associated with a dated element, at the time indicated.</text:span></text:p>
                  <table:table table:name="table373"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enumerated</text:p>
                      </table:table-cell>
                    </table:table-row>
                    <table:table-row>
                      <table:table-cell>
                        <text:p><text:span text:style-name="Highlight">Sample values include:</text:span></text:p>
                      </table:table-cell>
                      <table:table-cell>
                        <text:p text:style-name="List_20_Heading">approved</text:p>
                        <text:p text:style-name="List_20_Contents"/>
                        <text:p text:style-name="List_20_Heading">candidate</text:p>
                        <text:p text:style-name="List_20_Contents"/>
                        <text:p text:style-name="List_20_Heading">cleared</text:p>
                        <text:p text:style-name="List_20_Contents"/>
                        <text:p text:style-name="List_20_Heading">deprecated</text:p>
                        <text:p text:style-name="List_20_Contents"/>
                        <text:p text:style-name="List_20_Heading">draft</text:p>
                        <text:p text:style-name="List_20_Contents"><text:span text:style-name="Emphasis">[Default] </text:span></text:p>
                        <text:p text:style-name="List_20_Heading">embargoed</text:p>
                        <text:p text:style-name="List_20_Contents"/>
                        <text:p text:style-name="List_20_Heading">expired</text:p>
                        <text:p text:style-name="List_20_Contents"/>
                        <text:p text:style-name="List_20_Heading">frozen</text:p>
                        <text:p text:style-name="List_20_Contents"/>
                        <text:p text:style-name="List_20_Heading">galley</text:p>
                        <text:p text:style-name="List_20_Contents"/>
                        <text:p text:style-name="List_20_Heading">proposed</text:p>
                        <text:p text:style-name="List_20_Contents"/>
                        <text:p text:style-name="List_20_Heading">published</text:p>
                        <text:p text:style-name="List_20_Contents"/>
                        <text:p text:style-name="List_20_Heading">recommendation</text:p>
                        <text:p text:style-name="List_20_Contents"/>
                        <text:p text:style-name="List_20_Heading">submitted</text:p>
                        <text:p text:style-name="List_20_Contents"/>
                        <text:p text:style-name="List_20_Heading">unfinished</text:p>
                        <text:p text:style-name="List_20_Contents"/>
                        <text:p text:style-name="List_20_Heading">withdrawn</text:p>
                        <text:p text:style-name="List_20_Contents"/>
                      </table:table-cell>
                    </table:table-row>
                  </table:table>
                </table:table-cell>
              </table:table-row>
            </table:table>
          </table:table-cell>
        </table:table-row>
        <table:table-row>
          <table:table-cell>
            <text:p><text:span text:style-name="Highlight">Example</text:span></text:p>
          </table:table-cell>
          <table:table-cell>
            <text:p text:style-name="Preformatted_20_Text">&lt;revisionDesc status="published"&gt;</text:p>
            <text:p text:style-name="Preformatted_20_Text"> &lt;change when="2010-10-21"</text:p>
            <text:p text:style-name="Preformatted_20_Text">  status="published"/&gt;</text:p>
            <text:p text:style-name="Preformatted_20_Text"> &lt;change when="2010-10-02" status="cleared"/&gt;</text:p>
            <text:p text:style-name="Preformatted_20_Text"> &lt;change when="2010-08-02"</text:p>
            <text:p text:style-name="Preformatted_20_Text">  status="embargoed"/&gt;</text:p>
            <text:p text:style-name="Preformatted_20_Text"> &lt;change when="2010-05-01" status="frozen"</text:p>
            <text:p text:style-name="Preformatted_20_Text">  who="#MSM"/&gt;</text:p>
            <text:p text:style-name="Preformatted_20_Text"> &lt;change when="2010-03-01" status="draft"</text:p>
            <text:p text:style-name="Preformatted_20_Text">  who="#LB"/&gt;</text:p>
            <text:p text:style-name="Preformatted_20_Text">&lt;/revisionDesc&gt;</text:p>
          </table:table-cell>
        </table:table-row>
      </table:table>
      <text:h text:outline-level="3"><text:bookmark text:name="TEI.att.editLike"/>att.editLike</text:h>
      <table:table table:name="table374" table:style-name="Table1">
        <table:table-column table:style-name="Table1.col1"/>
        <table:table-column table:style-name="Table2.col2"/>
        <table:table-row>
          <table:table-cell table:number-columns-spanned="2">
            <text:p><text:span text:style-name="Highlight">att.editLike</text:span> <text:span>provides attributes describing the nature of an encoded scholarly intervention or interpretation of any kind.</text:span> [<text:a xlink:type="simple" xlink:href="https://www.tei-c.org/release/doc/tei-p5-doc/en/html/CO.html#COED">3.5. Simple Editorial Changes</text:a> <text:a xlink:type="simple" xlink:href="https://www.tei-c.org/release/doc/tei-p5-doc/en/html/MS.html#msdates">10.3.1. Origination</text:a> <text:a xlink:type="simple" xlink:href="https://www.tei-c.org/release/doc/tei-p5-doc/en/html/ND.html#NDPERSE">13.3.2. The Person Element</text:a> <text:a xlink:type="simple" xlink:href="https://www.tei-c.org/release/doc/tei-p5-doc/en/html/PH.html#PHCO">11.3.1.1. Core Elements for Transcriptional Work</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tt.transcriptional<text:span text:style-name="Emphasis">[add del subst]</text:span> corr date gap name origin persName placeName reg supplied surplus unclear</text:span></text:p>
          </table:table-cell>
        </table:table-row>
        <table:table-row>
          <table:table-cell>
            <text:p><text:span text:style-name="Highlight">Attributes</text:span></text:p>
          </table:table-cell>
          <table:table-cell>
            <table:table table:name="table375" table:style-name="Table1">
              <table:table-column table:style-name="Table1.col1"/>
              <table:table-column table:style-name="Table2.col2"/>
              <table:table-row>
                <table:table-cell>
                  <text:p>evidence</text:p>
                </table:table-cell>
                <table:table-cell>
                  <text:p><text:span>indicates the nature of the evidence supporting the reliability or accuracy of the intervention or interpretation.</text:span></text:p>
                  <table:table table:name="table376"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idata.enumerated <text:span>separated by whitespace</text:span></text:p>
                      </table:table-cell>
                    </table:table-row>
                    <table:table-row>
                      <table:table-cell>
                        <text:p><text:span text:style-name="Highlight">Suggested values include:</text:span></text:p>
                      </table:table-cell>
                      <table:table-cell>
                        <text:p text:style-name="List_20_Heading">internal</text:p>
                        <text:p text:style-name="List_20_Contents"><text:span>there is internal evidence to support the intervention.</text:span></text:p>
                        <text:p text:style-name="List_20_Heading">external</text:p>
                        <text:p text:style-name="List_20_Contents"><text:span>there is external evidence to support the intervention.</text:span></text:p>
                        <text:p text:style-name="List_20_Heading">conjecture</text:p>
                        <text:p text:style-name="List_20_Contents"><text:span>the intervention or interpretation has been made by the editor, cataloguer, or scholar on the basis of their expertise.</text:span></text:p>
                      </table:table-cell>
                    </table:table-row>
                  </table:table>
                </table:table-cell>
              </table:table-row>
              <table:table-row>
                <table:table-cell>
                  <text:p>instant</text:p>
                </table:table-cell>
                <table:table-cell>
                  <text:p><text:span>indicates whether this is an instant revision or not.</text:span></text:p>
                  <table:table table:name="table377"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xTruthValue</text:p>
                      </table:table-cell>
                    </table:table-row>
                    <table:table-row>
                      <table:table-cell>
                        <text:p><text:span text:style-name="Highlight">Default</text:span></text:p>
                      </table:table-cell>
                      <table:table-cell>
                        <text:p>false</text:p>
                      </table:table-cell>
                    </table:table-row>
                  </table:table>
                </table:table-cell>
              </table:table-row>
            </table:table>
          </table:table-cell>
        </table:table-row>
        <table:table-row>
          <table:table-cell>
            <text:p><text:span text:style-name="Highlight">Note</text:span></text:p>
          </table:table-cell>
          <table:table-cell>
            <text:p text:style-name="Text_20_body">The members of this attribute class are typically used to represent any kind of editorial intervention in a text, for example a correction or interpretation, or to date or localize manuscripts etc.</text:p>
            <text:p text:style-name="Text_20_body">Each pointer on the <text:span text:style-name="Emphasis">source</text:span> (if present) corresponding to a witness or witness group should reference a bibliographic citation such as a &lt;witness&gt;, &lt;msDesc&gt;, or &lt;bibl&gt; element, or another external bibliographic citation, documenting the source concerned.</text:p>
          </table:table-cell>
        </table:table-row>
      </table:table>
      <text:h text:outline-level="3"><text:bookmark text:name="TEI.att.edition"/>att.edition</text:h>
      <table:table table:name="table378" table:style-name="Table1">
        <table:table-column table:style-name="Table1.col1"/>
        <table:table-column table:style-name="Table2.col2"/>
        <table:table-row>
          <table:table-cell table:number-columns-spanned="2">
            <text:p><text:span text:style-name="Highlight">att.edition</text:span> <text:span>provides attributes identifying the source edition from which some encoded feature derive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cb pb</text:span></text:p>
          </table:table-cell>
        </table:table-row>
        <table:table-row>
          <table:table-cell>
            <text:p><text:span text:style-name="Highlight">Attributes</text:span></text:p>
          </table:table-cell>
          <table:table-cell>
            <table:table table:name="table379" table:style-name="Table1">
              <table:table-column table:style-name="Table1.col1"/>
              <table:table-column table:style-name="Table2.col2"/>
              <table:table-row>
                <table:table-cell>
                  <text:p>ed</text:p>
                </table:table-cell>
                <table:table-cell>
                  <text:p>(<text:span>edition</text:span>) <text:span>supplies a sigil or other arbitrary identifier for the source edition in which the associated feature (for example, a page, column, or line break) occurs at this point in the text.</text:span></text:p>
                  <table:table table:name="table380"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idata.word <text:span>separated by whitespace</text:span></text:p>
                      </table:table-cell>
                    </table:table-row>
                  </table:table>
                </table:table-cell>
              </table:table-row>
              <table:table-row>
                <table:table-cell>
                  <text:p>edRef</text:p>
                </table:table-cell>
                <table:table-cell>
                  <text:p>(<text:span>edition reference</text:span>) <text:span>provides a pointer to the source edition in which the associated feature (for example, a page, column, or line break) occurs at this point in the text.</text:span></text:p>
                  <table:table table:name="table381"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idata.pointer <text:span>separated by whitespace</text:span></text:p>
                      </table:table-cell>
                    </table:table-row>
                  </table:table>
                </table:table-cell>
              </table:table-row>
            </table:table>
          </table:table-cell>
        </table:table-row>
        <table:table-row>
          <table:table-cell>
            <text:p><text:span text:style-name="Highlight">Example</text:span></text:p>
          </table:table-cell>
          <table:table-cell>
            <text:p text:style-name="Preformatted_20_Text">&lt;l&gt;Of Mans First Disobedience,&lt;lb ed="1674"/&gt; and&lt;lb ed="1667"/&gt; the Fruit&lt;/l&gt;</text:p>
            <text:p text:style-name="Preformatted_20_Text">&lt;l&gt;Of that Forbidden Tree, whose&lt;lb ed="1667 1674"/&gt; mortal tast&lt;/l&gt;</text:p>
            <text:p text:style-name="Preformatted_20_Text">&lt;l&gt;Brought Death into the World,&lt;lb ed="1667"/&gt; and all&lt;lb ed="1674"/&gt; our woe,&lt;/l&gt;</text:p>
          </table:table-cell>
        </table:table-row>
        <table:table-row>
          <table:table-cell>
            <text:p><text:span text:style-name="Highlight">Example</text:span></text:p>
          </table:table-cell>
          <table:table-cell>
            <text:p text:style-name="Preformatted_20_Text">&lt;listBibl&gt;</text:p>
            <text:p text:style-name="Preformatted_20_Text"> &lt;bibl xml:id="stapledon1937"&gt;</text:p>
            <text:p text:style-name="Preformatted_20_Text">  &lt;author&gt;Olaf Stapledon&lt;/author&gt;,</text:p>
            <text:p text:style-name="Preformatted_20_Text"> &lt;title&gt;Starmaker&lt;/title&gt;, &lt;publisher&gt;Methuen&lt;/publisher&gt;, &lt;date&gt;1937&lt;/date&gt;</text:p>
            <text:p text:style-name="Preformatted_20_Text"> &lt;/bibl&gt;</text:p>
            <text:p text:style-name="Preformatted_20_Text"> &lt;bibl xml:id="stapledon1968"&gt;</text:p>
            <text:p text:style-name="Preformatted_20_Text">  &lt;author&gt;Olaf Stapledon&lt;/author&gt;,</text:p>
            <text:p text:style-name="Preformatted_20_Text"> &lt;title&gt;Starmaker&lt;/title&gt;, &lt;publisher&gt;Dover&lt;/publisher&gt;, &lt;date&gt;1968&lt;/date&gt;</text:p>
            <text:p text:style-name="Preformatted_20_Text"> &lt;/bibl&gt;</text:p>
            <text:p text:style-name="Preformatted_20_Text">&lt;/listBibl&gt;</text:p>
            <text:p text:style-name="Preformatted_20_Text">&lt;!-- ... --&gt;</text:p>
            <text:p text:style-name="Preformatted_20_Text">&lt;p&gt;Looking into the future aeons from the supreme moment of</text:p>
            <text:p text:style-name="Preformatted_20_Text"> the cosmos, I saw the populations still with all their</text:p>
            <text:p text:style-name="Preformatted_20_Text"> strength maintaining the&lt;pb n="411" edRef="#stapledon1968"/&gt;essentials of their ancient culture,</text:p>
            <text:p text:style-name="Preformatted_20_Text"> still living their personal lives in zest and endless</text:p>
            <text:p text:style-name="Preformatted_20_Text"> novelty of action, … I saw myself still</text:p>
            <text:p text:style-name="Preformatted_20_Text"> preserving, though with increasing difficulty, my lucid</text:p>
            <text:p text:style-name="Preformatted_20_Text"> con-&lt;pb n="291" edRef="#stapledon1937"/&gt;sciousness;&lt;/p&gt;</text:p>
          </table:table-cell>
        </table:table-row>
      </table:table>
      <text:h text:outline-level="3"><text:bookmark text:name="TEI.att.fragmentable"/>att.fragmentable</text:h>
      <table:table table:name="table382" table:style-name="Table1">
        <table:table-column table:style-name="Table1.col1"/>
        <table:table-column table:style-name="Table2.col2"/>
        <table:table-row>
          <table:table-cell table:number-columns-spanned="2">
            <text:p><text:span text:style-name="Highlight">att.fragmentable</text:span> <text:span>provides attributes for representing fragmentation of a structural element, typically as a consequence of some overlapping hierarchy.</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tt.divLike<text:span text:style-name="Emphasis">[div lg]</text:span> att.segLike<text:span text:style-name="Emphasis">[c seg]</text:span> l p</text:span></text:p>
          </table:table-cell>
        </table:table-row>
        <table:table-row>
          <table:table-cell>
            <text:p><text:span text:style-name="Highlight">Attributes</text:span></text:p>
          </table:table-cell>
          <table:table-cell>
            <table:table table:name="table383" table:style-name="Table1">
              <table:table-column table:style-name="Table1.col1"/>
              <table:table-column table:style-name="Table2.col2"/>
              <table:table-row>
                <table:table-cell>
                  <text:p>part</text:p>
                </table:table-cell>
                <table:table-cell>
                  <text:p><text:span>specifies whether or not its parent element is fragmented in some way, typically by some other overlapping structure: for example a speech which is divided between two or more verse stanzas, a paragraph which is split across a page division, a verse line which is divided between two speakers.</text:span></text:p>
                  <table:table table:name="table384"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enumerated</text:p>
                      </table:table-cell>
                    </table:table-row>
                    <table:table-row>
                      <table:table-cell>
                        <text:p><text:span text:style-name="Highlight">Legal values are:</text:span></text:p>
                      </table:table-cell>
                      <table:table-cell>
                        <text:p text:style-name="List_20_Heading">Y</text:p>
                        <text:p text:style-name="List_20_Contents">(<text:span>yes</text:span>) <text:span>the element is fragmented in some (unspecified) respect</text:span></text:p>
                        <text:p text:style-name="List_20_Heading">N</text:p>
                        <text:p text:style-name="List_20_Contents">(<text:span>no</text:span>) <text:span>the element is not fragmented, or no claim is made as to its completeness</text:span><text:span text:style-name="Emphasis">[Default] </text:span></text:p>
                        <text:p text:style-name="List_20_Heading">I</text:p>
                        <text:p text:style-name="List_20_Contents">(<text:span>initial</text:span>) <text:span>this is the initial part of a fragmented element</text:span></text:p>
                        <text:p text:style-name="List_20_Heading">M</text:p>
                        <text:p text:style-name="List_20_Contents">(<text:span>medial</text:span>) <text:span>this is a medial part of a fragmented element</text:span></text:p>
                        <text:p text:style-name="List_20_Heading">F</text:p>
                        <text:p text:style-name="List_20_Contents">(<text:span>final</text:span>) <text:span>this is the final part of a fragmented element</text:span></text:p>
                      </table:table-cell>
                    </table:table-row>
                    <table:table-row>
                      <table:table-cell>
                        <text:p><text:span text:style-name="Highlight">Note</text:span></text:p>
                      </table:table-cell>
                      <table:table-cell>
                        <text:p text:style-name="Text_20_body">The values <text:span text:style-name="Emphasis">I</text:span>, <text:span text:style-name="Emphasis">M</text:span>, or <text:span text:style-name="Emphasis">F</text:span> should be used only where it is clear how the element may be reconstituted.</text:p>
                      </table:table-cell>
                    </table:table-row>
                  </table:table>
                </table:table-cell>
              </table:table-row>
            </table:table>
          </table:table-cell>
        </table:table-row>
      </table:table>
      <text:h text:outline-level="3"><text:bookmark text:name="TEI.att.global"/>att.global</text:h>
      <table:table table:name="table385" table:style-name="Table1">
        <table:table-column table:style-name="Table1.col1"/>
        <table:table-column table:style-name="Table2.col2"/>
        <table:table-row>
          <table:table-cell table:number-columns-spanned="2">
            <text:p><text:span text:style-name="Highlight">att.global</text:span> <text:span>provides attributes common to all elements in the TEI encoding scheme.</text:span> [<text:a xlink:type="simple" xlink:href="https://www.tei-c.org/release/doc/tei-p5-doc/en/html/ST.html#STGA">1.3.1.1. Global Attribut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TEI acquisition add altIdentifier anchor app author authority availability binding bindingDesc body c cb change choice condition corr correction country damage date decoDesc decoNote del dimensions div edition editionStmt editorialDecl encodingDesc explicit extent figDesc figure fileDesc foliation gap handDesc handNote handNotes handShift head height hi history hyphenation idno incipit l langUsage language layout layoutDesc lem lg licence listWit locus locusGrp msContents msDesc msIdentifier msItem msItemStruct msName name normalization note num objectDesc orig origin p pb persName physDesc placeName profileDesc projectDesc publicationStmt publisher punctuation quote rdg rdgGrp ref reg repository resp respStmt revisionDesc rs rubric said seg segmentation settlement sic sourceDesc subst supplied support supportDesc surplus teiHeader text textLang title titleStmt unclear width witness</text:span></text:p>
          </table:table-cell>
        </table:table-row>
        <table:table-row>
          <table:table-cell>
            <text:p><text:span text:style-name="Highlight">Attributes</text:span></text:p>
          </table:table-cell>
          <table:table-cell>
            <text:list text:style-name="L1">
              <text:list-item>
                <text:p text:style-name="P1">att.global.rendition</text:p>
                <text:list text:style-name="L1">
                  <text:list-item>
                    <text:p text:style-name="P1"><text:span text:style-name="Emphasis">@rend</text:span></text:p>
                  </text:list-item>
                  <text:list-item>
                    <text:p text:style-name="P1"><text:span text:style-name="Emphasis">@style</text:span></text:p>
                  </text:list-item>
                  <text:list-item>
                    <text:p text:style-name="P1"><text:span text:style-name="Emphasis">@rendition</text:span></text:p>
                  </text:list-item>
                </text:list>
              </text:list-item>
              <text:list-item>
                <text:p text:style-name="P1">att.global.linking</text:p>
                <text:list text:style-name="L1">
                  <text:list-item>
                    <text:p text:style-name="P1"><text:span text:style-name="Emphasis">@corresp</text:span></text:p>
                  </text:list-item>
                  <text:list-item>
                    <text:p text:style-name="P1"><text:span text:style-name="Emphasis">@synch</text:span></text:p>
                  </text:list-item>
                  <text:list-item>
                    <text:p text:style-name="P1"><text:span text:style-name="Emphasis">@sameAs</text:span></text:p>
                  </text:list-item>
                  <text:list-item>
                    <text:p text:style-name="P1"><text:span text:style-name="Emphasis">@copyOf</text:span></text:p>
                  </text:list-item>
                  <text:list-item>
                    <text:p text:style-name="P1"><text:span text:style-name="Emphasis">@next</text:span></text:p>
                  </text:list-item>
                  <text:list-item>
                    <text:p text:style-name="P1"><text:span text:style-name="Emphasis">@prev</text:span></text:p>
                  </text:list-item>
                  <text:list-item>
                    <text:p text:style-name="P1"><text:span text:style-name="Emphasis">@exclude</text:span></text:p>
                  </text:list-item>
                  <text:list-item>
                    <text:p text:style-name="P1"><text:span text:style-name="Emphasis">@select</text:span></text:p>
                  </text:list-item>
                </text:list>
              </text:list-item>
              <text:list-item>
                <text:p text:style-name="P1">att.global.analytic</text:p>
                <text:list text:style-name="L1">
                  <text:list-item>
                    <text:p text:style-name="P1"><text:span text:style-name="Emphasis">@ana</text:span></text:p>
                  </text:list-item>
                </text:list>
              </text:list-item>
              <text:list-item>
                <text:p text:style-name="P1">att.global.facs</text:p>
                <text:list text:style-name="L1">
                  <text:list-item>
                    <text:p text:style-name="P1"><text:span text:style-name="Emphasis">@facs</text:span></text:p>
                  </text:list-item>
                </text:list>
              </text:list-item>
              <text:list-item>
                <text:p text:style-name="P1">att.global.change</text:p>
                <text:list text:style-name="L1">
                  <text:list-item>
                    <text:p text:style-name="P1"><text:span text:style-name="Emphasis">@change</text:span></text:p>
                  </text:list-item>
                </text:list>
              </text:list-item>
              <text:list-item>
                <text:p text:style-name="P1">att.global.responsibility</text:p>
                <text:list text:style-name="L1">
                  <text:list-item>
                    <text:p text:style-name="P1"><text:span text:style-name="Emphasis">@cert</text:span></text:p>
                  </text:list-item>
                  <text:list-item>
                    <text:p text:style-name="P1"><text:span text:style-name="Emphasis">@resp</text:span></text:p>
                  </text:list-item>
                </text:list>
              </text:list-item>
              <text:list-item>
                <text:p text:style-name="P1">att.global.source</text:p>
                <text:list text:style-name="L1">
                  <text:list-item>
                    <text:p text:style-name="P1"><text:span text:style-name="Emphasis">@source</text:span></text:p>
                  </text:list-item>
                </text:list>
              </text:list-item>
            </text:list>
            <table:table table:name="table386" table:style-name="Table1">
              <table:table-column table:style-name="Table1.col1"/>
              <table:table-column table:style-name="Table2.col2"/>
              <table:table-row>
                <table:table-cell>
                  <text:p>xml:id</text:p>
                </table:table-cell>
                <table:table-cell>
                  <text:p>(<text:span>identifier</text:span>) <text:span>provides a unique identifier for the element bearing the attribute.</text:span></text:p>
                  <table:table table:name="table387"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xt:a xlink:type="simple" xlink:href="https://www.w3.org/TR/xmlschema-2/#ID">ID</text:a></text:p>
                      </table:table-cell>
                    </table:table-row>
                    <table:table-row>
                      <table:table-cell>
                        <text:p><text:span text:style-name="Highlight">Note</text:span></text:p>
                      </table:table-cell>
                      <table:table-cell>
                        <text:p text:style-name="Text_20_body">The <text:span text:style-name="Emphasis">xml:id</text:span> attribute may be used to specify a canonical reference for an element; see section <text:a xlink:type="simple" xlink:href="https://www.tei-c.org/release/doc/tei-p5-doc/en/html/CO.html#CORS">3.11. Reference Systems</text:a>.</text:p>
                      </table:table-cell>
                    </table:table-row>
                  </table:table>
                </table:table-cell>
              </table:table-row>
              <table:table-row>
                <table:table-cell>
                  <text:p>n</text:p>
                </table:table-cell>
                <table:table-cell>
                  <text:p>(<text:span>number</text:span>) <text:span>gives a number (or other label) for an element, which is not necessarily unique within the document.</text:span></text:p>
                  <table:table table:name="table388"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text</text:p>
                      </table:table-cell>
                    </table:table-row>
                    <table:table-row>
                      <table:table-cell>
                        <text:p><text:span text:style-name="Highlight">Note</text:span></text:p>
                      </table:table-cell>
                      <table:table-cell>
                        <text:p text:style-name="Text_20_body">The value of this attribute is always understood to be a single token, even if it contains space or other punctuation characters, and need not be composed of numbers only. It is typically used to specify the numbering of chapters, sections, list items, etc.; it may also be used in the specification of a standard reference system for the text.</text:p>
                      </table:table-cell>
                    </table:table-row>
                  </table:table>
                </table:table-cell>
              </table:table-row>
              <table:table-row>
                <table:table-cell>
                  <text:p>xml:lang</text:p>
                </table:table-cell>
                <table:table-cell>
                  <text:p>(<text:span>language</text:span>) <text:span>indicates the language of the element content using a <text:span>‘tag’</text:span> generated according to <text:a xlink:type="simple" xlink:href="http://www.rfc-editor.org/rfc/bcp/bcp47.txt">BCP 47</text:a>.</text:span></text:p>
                  <table:table table:name="table389"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language</text:p>
                      </table:table-cell>
                    </table:table-row>
                    <table:table-row>
                      <table:table-cell table:number-columns-spanned="2">
                        <text:p text:style-name="Preformatted_20_Text">&lt;p&gt; … The consequences of</text:p>
                        <text:p text:style-name="Preformatted_20_Text"> this rapid depopulation were the loss of the last</text:p>
                        <text:p text:style-name="Preformatted_20_Text">&lt;foreign xml:lang="rap"&gt;ariki&lt;/foreign&gt; or chief</text:p>
                        <text:p text:style-name="Preformatted_20_Text"> (Routledge 1920:205,210) and their connections to</text:p>
                        <text:p text:style-name="Preformatted_20_Text"> ancestral territorial organization.&lt;/p&gt;</text:p>
                      </table:table-cell>
                      <table:covered-table-cell/>
                    </table:table-row>
                    <table:table-row>
                      <table:table-cell>
                        <text:p><text:span text:style-name="Highlight">Note</text:span></text:p>
                      </table:table-cell>
                      <table:table-cell>
                        <text:p text:style-name="Text_20_body">The <text:span text:style-name="Emphasis">xml:lang</text:span> value will be inherited from the immediately enclosing element, or from its parent, and so on up the document hierarchy. It is generally good practice to specify <text:span text:style-name="Emphasis">xml:lang</text:span> at the highest appropriate level, noticing that a different default may be needed for the &lt;teiHeader&gt; from that needed for the associated resource element or elements, and that a single TEI document may contain texts in many languages.</text:p>
                        <text:p text:style-name="Text_20_body">Only attributes with free text values (rare in these guidelines) will be in the scope of <text:span text:style-name="Emphasis">xml:lang</text:span>.</text:p>
                        <text:p text:style-name="Text_20_body">The authoritative list of registered language subtags is maintained by IANA and is available at <text:a xlink:type="simple" xlink:href="https://www.iana.org/assignments/language-subtag-registry">https://www.iana.org/assignments/language-subtag-registry</text:a>. For a good general overview of the construction of language tags, see <text:a xlink:type="simple" xlink:href="https://www.w3.org/International/articles/language-tags/">https://www.w3.org/International/articles/language-tags/</text:a>, and for a practical step-by-step guide, see <text:a xlink:type="simple" xlink:href="https://www.w3.org/International/questions/qa-choosing-language-tags.en.php">https://www.w3.org/International/questions/qa-choosing-language-tags.en.php</text:a>.</text:p>
                        <text:p text:style-name="Text_20_body">The value used must conform with BCP 47. If the value is a private use code (i.e., starts with <text:span text:style-name="Emphasis">x-</text:span> or contains <text:span text:style-name="Emphasis">-x-</text:span>), a &lt;language&gt; element with a matching value for its <text:span text:style-name="Emphasis">ident</text:span> attribute should be supplied in the TEI header to document this value. Such documentation may also optionally be supplied for non-private-use codes, though these must remain consistent with their <text:span> (IETF)</text:span><text:span>Internet Engineering Task Force</text:span> definitions.</text:p>
                      </table:table-cell>
                    </table:table-row>
                  </table:table>
                </table:table-cell>
              </table:table-row>
              <table:table-row>
                <table:table-cell>
                  <text:p>xml:base</text:p>
                </table:table-cell>
                <table:table-cell>
                  <text:p><text:span>provides a base URI reference with which applications can resolve relative URI references into absolute URI references.</text:span></text:p>
                  <table:table table:name="table390"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pointer</text:p>
                      </table:table-cell>
                    </table:table-row>
                    <table:table-row>
                      <table:table-cell table:number-columns-spanned="2">
                        <text:p text:style-name="Preformatted_20_Text">&lt;div type="bibl"&gt;</text:p>
                        <text:p text:style-name="Preformatted_20_Text"> &lt;head&gt;Selections from &lt;title level="m"&gt;The Collected Letters of Robert Southey. Part 1: 1791-1797&lt;/title&gt;</text:p>
                        <text:p text:style-name="Preformatted_20_Text"> &lt;/head&gt;</text:p>
                        <text:p text:style-name="Preformatted_20_Text"> &lt;listBibl xml:base="https://romantic-circles.org/sites/default/files/imported/editions/southey_letters/XML/"&gt;</text:p>
                        <text:p text:style-name="Preformatted_20_Text">  &lt;bibl&gt;</text:p>
                        <text:p text:style-name="Preformatted_20_Text">   &lt;ref target="letterEEd.26.3.xml"&gt;</text:p>
                        <text:p text:style-name="Preformatted_20_Text">    &lt;title&gt;Robert Southey to Grosvenor Charles Bedford&lt;/title&gt;, &lt;date when="1792-04-03"&gt;3 April 1792&lt;/date&gt;.</text:p>
                        <text:p text:style-name="Preformatted_20_Text">   &lt;/ref&gt;</text:p>
                        <text:p text:style-name="Preformatted_20_Text">  &lt;/bibl&gt;</text:p>
                        <text:p text:style-name="Preformatted_20_Text">  &lt;bibl&gt;</text:p>
                        <text:p text:style-name="Preformatted_20_Text">   &lt;ref target="letterEEd.26.57.xml"&gt;</text:p>
                        <text:p text:style-name="Preformatted_20_Text">    &lt;title&gt;Robert Southey to Anna Seward&lt;/title&gt;, &lt;date when="1793-09-18"&gt;18 September 1793&lt;/date&gt;.</text:p>
                        <text:p text:style-name="Preformatted_20_Text">   &lt;/ref&gt;</text:p>
                        <text:p text:style-name="Preformatted_20_Text">  &lt;/bibl&gt;</text:p>
                        <text:p text:style-name="Preformatted_20_Text">  &lt;bibl&gt;</text:p>
                        <text:p text:style-name="Preformatted_20_Text">   &lt;ref target="letterEEd.26.85.xml"&gt;</text:p>
                        <text:p text:style-name="Preformatted_20_Text">    &lt;title&gt;Robert Southey to Robert Lovell&lt;/title&gt;, &lt;date from="1794-04-05"</text:p>
                        <text:p text:style-name="Preformatted_20_Text">     to="1794-04-06"&gt;5-6 April, 1794&lt;/date&gt;.</text:p>
                        <text:p text:style-name="Preformatted_20_Text">   &lt;/ref&gt;</text:p>
                        <text:p text:style-name="Preformatted_20_Text">  &lt;/bibl&gt;</text:p>
                        <text:p text:style-name="Preformatted_20_Text"> &lt;/listBibl&gt;</text:p>
                        <text:p text:style-name="Preformatted_20_Text">&lt;/div&gt;</text:p>
                      </table:table-cell>
                      <table:covered-table-cell/>
                    </table:table-row>
                  </table:table>
                </table:table-cell>
              </table:table-row>
              <table:table-row>
                <table:table-cell>
                  <text:p>xml:space</text:p>
                </table:table-cell>
                <table:table-cell>
                  <text:p><text:span>signals an intention about how white space should be managed by applications.</text:span></text:p>
                  <table:table table:name="table391"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enumerated</text:p>
                      </table:table-cell>
                    </table:table-row>
                    <table:table-row>
                      <table:table-cell>
                        <text:p><text:span text:style-name="Highlight">Legal values are:</text:span></text:p>
                      </table:table-cell>
                      <table:table-cell>
                        <text:p text:style-name="List_20_Heading">default</text:p>
                        <text:p text:style-name="List_20_Contents"><text:span>signals that the application's default white-space processing modes are acceptable</text:span></text:p>
                        <text:p text:style-name="List_20_Heading">preserve</text:p>
                        <text:p text:style-name="List_20_Contents"><text:span>indicates the intent that applications preserve all white space</text:span></text:p>
                      </table:table-cell>
                    </table:table-row>
                    <table:table-row>
                      <table:table-cell>
                        <text:p><text:span text:style-name="Highlight">Note</text:span></text:p>
                      </table:table-cell>
                      <table:table-cell>
                        <text:p text:style-name="Text_20_body">The <text:a xlink:type="simple" xlink:href="https://www.w3.org/TR/REC-xml/#sec-white-space">XML specification</text:a> provides further guidance on the use of this attribute. Note that many parsers may not handle xml:space correctly.</text:p>
                      </table:table-cell>
                    </table:table-row>
                  </table:table>
                </table:table-cell>
              </table:table-row>
            </table:table>
          </table:table-cell>
        </table:table-row>
      </table:table>
      <text:h text:outline-level="3"><text:bookmark text:name="TEI.att.global.analytic"/>att.global.analytic</text:h>
      <table:table table:name="table392" table:style-name="Table1">
        <table:table-column table:style-name="Table1.col1"/>
        <table:table-column table:style-name="Table2.col2"/>
        <table:table-row>
          <table:table-cell table:number-columns-spanned="2">
            <text:p><text:span text:style-name="Highlight">att.global.analytic</text:span> <text:span>provides additional global attributes for associating specific analyses or interpretations with appropriate portions of a text.</text:span> [<text:a xlink:type="simple" xlink:href="https://www.tei-c.org/release/doc/tei-p5-doc/en/html/AI.html#AIATTS">17.2. Global Attributes for Simple Analyses</text:a> <text:a xlink:type="simple" xlink:href="https://www.tei-c.org/release/doc/tei-p5-doc/en/html/AI.html#AISP">17.3. Spans and Interpretations</text:a>]</text:p>
          </table:table-cell>
          <table:covered-table-cell/>
        </table:table-row>
        <table:table-row>
          <table:table-cell>
            <text:p><text:span text:style-name="Highlight">Module</text:span></text:p>
          </table:table-cell>
          <table:table-cell>
            <text:p>analysis</text:p>
          </table:table-cell>
        </table:table-row>
        <table:table-row>
          <table:table-cell>
            <text:p><text:span text:style-name="Highlight">Members</text:span></text:p>
          </table:table-cell>
          <table:table-cell>
            <text:p><text:span text:style-name="Emphasis">att.global<text:span text:style-name="Emphasis">[TEI acquisition add altIdentifier anchor app author authority availability binding bindingDesc body c cb change choice condition corr correction country damage date decoDesc decoNote del dimensions div edition editionStmt editorialDecl encodingDesc explicit extent figDesc figure fileDesc foliation gap handDesc handNote handNotes handShift head height hi history hyphenation idno incipit l langUsage language layout layoutDesc lem lg licence listWit locus locusGrp msContents msDesc msIdentifier msItem msItemStruct msName name normalization note num objectDesc orig origin p pb persName physDesc placeName profileDesc projectDesc publicationStmt publisher punctuation quote rdg rdgGrp ref reg repository resp respStmt revisionDesc rs rubric said seg segmentation settlement sic sourceDesc subst supplied support supportDesc surplus teiHeader text textLang title titleStmt unclear width witness]</text:span></text:span></text:p>
          </table:table-cell>
        </table:table-row>
        <table:table-row>
          <table:table-cell>
            <text:p><text:span text:style-name="Highlight">Attributes</text:span></text:p>
          </table:table-cell>
          <table:table-cell>
            <table:table table:name="table393" table:style-name="Table1">
              <table:table-column table:style-name="Table1.col1"/>
              <table:table-column table:style-name="Table2.col2"/>
              <table:table-row>
                <table:table-cell>
                  <text:p>ana</text:p>
                </table:table-cell>
                <table:table-cell>
                  <text:p>(<text:span>analysis</text:span>) <text:span>indicates one or more elements containing interpretations of the element on which the <text:span text:style-name="Emphasis">ana</text:span> attribute appears.</text:span></text:p>
                  <table:table table:name="table394"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idata.pointer <text:span>separated by whitespace</text:span></text:p>
                      </table:table-cell>
                    </table:table-row>
                    <table:table-row>
                      <table:table-cell>
                        <text:p><text:span text:style-name="Highlight">Note</text:span></text:p>
                      </table:table-cell>
                      <table:table-cell>
                        <text:p text:style-name="Text_20_body">When multiple values are given, they may reflect either multiple divergent interpretations of an ambiguous text, or multiple mutually consistent interpretations of the same passage in different contexts.</text:p>
                      </table:table-cell>
                    </table:table-row>
                  </table:table>
                </table:table-cell>
              </table:table-row>
            </table:table>
          </table:table-cell>
        </table:table-row>
      </table:table>
      <text:h text:outline-level="3"><text:bookmark text:name="TEI.att.global.change"/>att.global.change</text:h>
      <table:table table:name="table395" table:style-name="Table1">
        <table:table-column table:style-name="Table1.col1"/>
        <table:table-column table:style-name="Table2.col2"/>
        <table:table-row>
          <table:table-cell table:number-columns-spanned="2">
            <text:p><text:span text:style-name="Highlight">att.global.change</text:span> <text:span>provides attributes allowing its member elements to specify one or more states or revision campaigns with which they are associated.</text:span></text:p>
          </table:table-cell>
          <table:covered-table-cell/>
        </table:table-row>
        <table:table-row>
          <table:table-cell>
            <text:p><text:span text:style-name="Highlight">Module</text:span></text:p>
          </table:table-cell>
          <table:table-cell>
            <text:p>transcr</text:p>
          </table:table-cell>
        </table:table-row>
        <table:table-row>
          <table:table-cell>
            <text:p><text:span text:style-name="Highlight">Members</text:span></text:p>
          </table:table-cell>
          <table:table-cell>
            <text:p><text:span text:style-name="Emphasis">att.global<text:span text:style-name="Emphasis">[TEI acquisition add altIdentifier anchor app author authority availability binding bindingDesc body c cb change choice condition corr correction country damage date decoDesc decoNote del dimensions div edition editionStmt editorialDecl encodingDesc explicit extent figDesc figure fileDesc foliation gap handDesc handNote handNotes handShift head height hi history hyphenation idno incipit l langUsage language layout layoutDesc lem lg licence listWit locus locusGrp msContents msDesc msIdentifier msItem msItemStruct msName name normalization note num objectDesc orig origin p pb persName physDesc placeName profileDesc projectDesc publicationStmt publisher punctuation quote rdg rdgGrp ref reg repository resp respStmt revisionDesc rs rubric said seg segmentation settlement sic sourceDesc subst supplied support supportDesc surplus teiHeader text textLang title titleStmt unclear width witness]</text:span></text:span></text:p>
          </table:table-cell>
        </table:table-row>
        <table:table-row>
          <table:table-cell>
            <text:p><text:span text:style-name="Highlight">Attributes</text:span></text:p>
          </table:table-cell>
          <table:table-cell>
            <table:table table:name="table396" table:style-name="Table1">
              <table:table-column table:style-name="Table1.col1"/>
              <table:table-column table:style-name="Table2.col2"/>
              <table:table-row>
                <table:table-cell>
                  <text:p>change</text:p>
                </table:table-cell>
                <table:table-cell>
                  <text:p><text:span>points to one or more &lt;change&gt; elements documenting a state or revision campaign to which the element bearing this attribute and its children have been assigned by the encoder.</text:span></text:p>
                  <table:table table:name="table397"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idata.pointer <text:span>separated by whitespace</text:span></text:p>
                      </table:table-cell>
                    </table:table-row>
                  </table:table>
                </table:table-cell>
              </table:table-row>
            </table:table>
          </table:table-cell>
        </table:table-row>
      </table:table>
      <text:h text:outline-level="3"><text:bookmark text:name="TEI.att.global.facs"/>att.global.facs</text:h>
      <table:table table:name="table398" table:style-name="Table1">
        <table:table-column table:style-name="Table1.col1"/>
        <table:table-column table:style-name="Table2.col2"/>
        <table:table-row>
          <table:table-cell table:number-columns-spanned="2">
            <text:p><text:span text:style-name="Highlight">att.global.facs</text:span> <text:span>provides attributes used to express correspondence between an element and all or part of a facsimile image or surface.</text:span> [<text:a xlink:type="simple" xlink:href="https://www.tei-c.org/release/doc/tei-p5-doc/en/html/PH.html#PHFAX">11.1. Digital Facsimiles</text:a>]</text:p>
          </table:table-cell>
          <table:covered-table-cell/>
        </table:table-row>
        <table:table-row>
          <table:table-cell>
            <text:p><text:span text:style-name="Highlight">Module</text:span></text:p>
          </table:table-cell>
          <table:table-cell>
            <text:p>transcr</text:p>
          </table:table-cell>
        </table:table-row>
        <table:table-row>
          <table:table-cell>
            <text:p><text:span text:style-name="Highlight">Members</text:span></text:p>
          </table:table-cell>
          <table:table-cell>
            <text:p><text:span text:style-name="Emphasis">att.global<text:span text:style-name="Emphasis">[TEI acquisition add altIdentifier anchor app author authority availability binding bindingDesc body c cb change choice condition corr correction country damage date decoDesc decoNote del dimensions div edition editionStmt editorialDecl encodingDesc explicit extent figDesc figure fileDesc foliation gap handDesc handNote handNotes handShift head height hi history hyphenation idno incipit l langUsage language layout layoutDesc lem lg licence listWit locus locusGrp msContents msDesc msIdentifier msItem msItemStruct msName name normalization note num objectDesc orig origin p pb persName physDesc placeName profileDesc projectDesc publicationStmt publisher punctuation quote rdg rdgGrp ref reg repository resp respStmt revisionDesc rs rubric said seg segmentation settlement sic sourceDesc subst supplied support supportDesc surplus teiHeader text textLang title titleStmt unclear width witness]</text:span></text:span></text:p>
          </table:table-cell>
        </table:table-row>
        <table:table-row>
          <table:table-cell>
            <text:p><text:span text:style-name="Highlight">Attributes</text:span></text:p>
          </table:table-cell>
          <table:table-cell>
            <table:table table:name="table399" table:style-name="Table1">
              <table:table-column table:style-name="Table1.col1"/>
              <table:table-column table:style-name="Table2.col2"/>
              <table:table-row>
                <table:table-cell>
                  <text:p>facs</text:p>
                </table:table-cell>
                <table:table-cell>
                  <text:p>(<text:span>facsimile</text:span>) <text:span>points to one or more images, portions of an image, or surfaces which correspond to the current element.</text:span></text:p>
                  <table:table table:name="table400"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idata.pointer <text:span>separated by whitespace</text:span></text:p>
                      </table:table-cell>
                    </table:table-row>
                  </table:table>
                </table:table-cell>
              </table:table-row>
            </table:table>
          </table:table-cell>
        </table:table-row>
      </table:table>
      <text:h text:outline-level="3"><text:bookmark text:name="TEI.att.global.linking"/>att.global.linking</text:h>
      <table:table table:name="table401" table:style-name="Table1">
        <table:table-column table:style-name="Table1.col1"/>
        <table:table-column table:style-name="Table2.col2"/>
        <table:table-row>
          <table:table-cell table:number-columns-spanned="2">
            <text:p><text:span text:style-name="Highlight">att.global.linking</text:span> <text:span>provides a set of attributes for hypertextual linking.</text:span> [<text:a xlink:type="simple" xlink:href="https://www.tei-c.org/release/doc/tei-p5-doc/en/html/SA.html#SA">16. Linking, Segmentation, and Alignment</text:a>]</text:p>
          </table:table-cell>
          <table:covered-table-cell/>
        </table:table-row>
        <table:table-row>
          <table:table-cell>
            <text:p><text:span text:style-name="Highlight">Module</text:span></text:p>
          </table:table-cell>
          <table:table-cell>
            <text:p>linking</text:p>
          </table:table-cell>
        </table:table-row>
        <table:table-row>
          <table:table-cell>
            <text:p><text:span text:style-name="Highlight">Members</text:span></text:p>
          </table:table-cell>
          <table:table-cell>
            <text:p><text:span text:style-name="Emphasis">att.global<text:span text:style-name="Emphasis">[TEI acquisition add altIdentifier anchor app author authority availability binding bindingDesc body c cb change choice condition corr correction country damage date decoDesc decoNote del dimensions div edition editionStmt editorialDecl encodingDesc explicit extent figDesc figure fileDesc foliation gap handDesc handNote handNotes handShift head height hi history hyphenation idno incipit l langUsage language layout layoutDesc lem lg licence listWit locus locusGrp msContents msDesc msIdentifier msItem msItemStruct msName name normalization note num objectDesc orig origin p pb persName physDesc placeName profileDesc projectDesc publicationStmt publisher punctuation quote rdg rdgGrp ref reg repository resp respStmt revisionDesc rs rubric said seg segmentation settlement sic sourceDesc subst supplied support supportDesc surplus teiHeader text textLang title titleStmt unclear width witness]</text:span></text:span></text:p>
          </table:table-cell>
        </table:table-row>
        <table:table-row>
          <table:table-cell>
            <text:p><text:span text:style-name="Highlight">Attributes</text:span></text:p>
          </table:table-cell>
          <table:table-cell>
            <table:table table:name="table402" table:style-name="Table1">
              <table:table-column table:style-name="Table1.col1"/>
              <table:table-column table:style-name="Table2.col2"/>
              <table:table-row>
                <table:table-cell>
                  <text:p>corresp</text:p>
                </table:table-cell>
                <table:table-cell>
                  <text:p>(<text:span>corresponds</text:span>) <text:span>points to elements that correspond to the current element in some way.</text:span></text:p>
                  <table:table table:name="table403"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idata.pointer <text:span>separated by whitespace</text:span></text:p>
                      </table:table-cell>
                    </table:table-row>
                    <table:table-row>
                      <table:table-cell table:number-columns-spanned="2">
                        <text:p text:style-name="Preformatted_20_Text">&lt;group&gt;</text:p>
                        <text:p text:style-name="Preformatted_20_Text"> &lt;text xml:id="t1-g1-t1"</text:p>
                        <text:p text:style-name="Preformatted_20_Text">  xml:lang="mi"&gt;</text:p>
                        <text:p text:style-name="Preformatted_20_Text">  &lt;body xml:id="t1-g1-t1-body1"&gt;</text:p>
                        <text:p text:style-name="Preformatted_20_Text">   &lt;div type="chapter"&gt;</text:p>
                        <text:p text:style-name="Preformatted_20_Text">    &lt;head&gt;He Whakamaramatanga mo te Ture Hoko, Riihi hoki, i nga Whenua Maori, 1876.&lt;/head&gt;</text:p>
                        <text:p text:style-name="Preformatted_20_Text">    &lt;p&gt;…&lt;/p&gt;</text:p>
                        <text:p text:style-name="Preformatted_20_Text">   &lt;/div&gt;</text:p>
                        <text:p text:style-name="Preformatted_20_Text">  &lt;/body&gt;</text:p>
                        <text:p text:style-name="Preformatted_20_Text"> &lt;/text&gt;</text:p>
                        <text:p text:style-name="Preformatted_20_Text"> &lt;text xml:id="t1-g1-t2"</text:p>
                        <text:p text:style-name="Preformatted_20_Text">  xml:lang="en"&gt;</text:p>
                        <text:p text:style-name="Preformatted_20_Text">  &lt;body xml:id="t1-g1-t2-body1"</text:p>
                        <text:p text:style-name="Preformatted_20_Text">   corresp="#t1-g1-t1-body1"&gt;</text:p>
                        <text:p text:style-name="Preformatted_20_Text">   &lt;div type="chapter"&gt;</text:p>
                        <text:p text:style-name="Preformatted_20_Text">    &lt;head&gt;An Act to regulate the Sale, Letting, and Disposal of Native Lands, 1876.&lt;/head&gt;</text:p>
                        <text:p text:style-name="Preformatted_20_Text">    &lt;p&gt;…&lt;/p&gt;</text:p>
                        <text:p text:style-name="Preformatted_20_Text">   &lt;/div&gt;</text:p>
                        <text:p text:style-name="Preformatted_20_Text">  &lt;/body&gt;</text:p>
                        <text:p text:style-name="Preformatted_20_Text"> &lt;/text&gt;</text:p>
                        <text:p text:style-name="Preformatted_20_Text">&lt;/group&gt;</text:p>
                        <text:p>In this example a &lt;group&gt; contains two &lt;text&gt;s, each containing the same document in a different language. The correspondence is indicated using <text:span text:style-name="Emphasis">corresp</text:span>. The language is indicated using <text:span text:style-name="Emphasis">xml:lang</text:span>, whose value is inherited; both the tag with the <text:span text:style-name="Emphasis">corresp</text:span> and the tag pointed to by the <text:span text:style-name="Emphasis">corresp</text:span> inherit the value from their immediate parent.</text:p>
                      </table:table-cell>
                      <table:covered-table-cell/>
                    </table:table-row>
                    <table:table-row>
                      <table:table-cell table:number-columns-spanned="2">
                        <text:p text:style-name="Preformatted_20_Text"/>
                        <text:p text:style-name="Preformatted_20_Text">&lt;!-- In a placeography called "places.xml" --&gt;&lt;place xml:id="LOND1"</text:p>
                        <text:p text:style-name="Preformatted_20_Text"> corresp="people.xml#LOND2 people.xml#GENI1"&gt;</text:p>
                        <text:p text:style-name="Preformatted_20_Text"> &lt;placeName&gt;London&lt;/placeName&gt;</text:p>
                        <text:p text:style-name="Preformatted_20_Text"> &lt;desc&gt;The city of London...&lt;/desc&gt;</text:p>
                        <text:p text:style-name="Preformatted_20_Text">&lt;/place&gt;</text:p>
                        <text:p text:style-name="Preformatted_20_Text">&lt;!-- In a literary personography called "people.xml" --&gt;</text:p>
                        <text:p text:style-name="Preformatted_20_Text">&lt;person xml:id="LOND2"</text:p>
                        <text:p text:style-name="Preformatted_20_Text"> corresp="places.xml#LOND1 #GENI1"&gt;</text:p>
                        <text:p text:style-name="Preformatted_20_Text"> &lt;persName type="lit"&gt;London&lt;/persName&gt;</text:p>
                        <text:p text:style-name="Preformatted_20_Text"> &lt;note&gt;</text:p>
                        <text:p text:style-name="Preformatted_20_Text">  &lt;p&gt;Allegorical character representing the city of &lt;placeName ref="places.xml#LOND1"&gt;London&lt;/placeName&gt;.&lt;/p&gt;</text:p>
                        <text:p text:style-name="Preformatted_20_Text"> &lt;/note&gt;</text:p>
                        <text:p text:style-name="Preformatted_20_Text">&lt;/person&gt;</text:p>
                        <text:p text:style-name="Preformatted_20_Text">&lt;person xml:id="GENI1"</text:p>
                        <text:p text:style-name="Preformatted_20_Text"> corresp="places.xml#LOND1 #LOND2"&gt;</text:p>
                        <text:p text:style-name="Preformatted_20_Text"> &lt;persName type="lit"&gt;London’s Genius&lt;/persName&gt;</text:p>
                        <text:p text:style-name="Preformatted_20_Text"> &lt;note&gt;</text:p>
                        <text:p text:style-name="Preformatted_20_Text">  &lt;p&gt;Personification of London’s genius. Appears as an</text:p>
                        <text:p text:style-name="Preformatted_20_Text">     allegorical character in mayoral shows.</text:p>
                        <text:p text:style-name="Preformatted_20_Text">  &lt;/p&gt;</text:p>
                        <text:p text:style-name="Preformatted_20_Text"> &lt;/note&gt;</text:p>
                        <text:p text:style-name="Preformatted_20_Text">&lt;/person&gt;</text:p>
                        <text:p>In this example, a &lt;place&gt; element containing information about the city of London is linked with two &lt;person&gt; elements in a literary personography. This correspondence represents a slightly looser relationship than the one in the preceding example; there is no sense in which an allegorical character could be substituted for the physical city, or vice versa, but there is obviously a correspondence between them.</text:p>
                      </table:table-cell>
                      <table:covered-table-cell/>
                    </table:table-row>
                  </table:table>
                </table:table-cell>
              </table:table-row>
              <table:table-row>
                <table:table-cell>
                  <text:p>synch</text:p>
                </table:table-cell>
                <table:table-cell>
                  <text:p>(<text:span>synchronous</text:span>) <text:span>points to elements that are synchronous with the current element.</text:span></text:p>
                  <table:table table:name="table404"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idata.pointer <text:span>separated by whitespace</text:span></text:p>
                      </table:table-cell>
                    </table:table-row>
                  </table:table>
                </table:table-cell>
              </table:table-row>
              <table:table-row>
                <table:table-cell>
                  <text:p>sameAs</text:p>
                </table:table-cell>
                <table:table-cell>
                  <text:p><text:span>points to an element that is the same as the current element.</text:span></text:p>
                  <table:table table:name="table405"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pointer</text:p>
                      </table:table-cell>
                    </table:table-row>
                  </table:table>
                </table:table-cell>
              </table:table-row>
              <table:table-row>
                <table:table-cell>
                  <text:p>copyOf</text:p>
                </table:table-cell>
                <table:table-cell>
                  <text:p><text:span>points to an element of which the current element is a copy.</text:span></text:p>
                  <table:table table:name="table406"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pointer</text:p>
                      </table:table-cell>
                    </table:table-row>
                    <table:table-row>
                      <table:table-cell>
                        <text:p><text:span text:style-name="Highlight">Note</text:span></text:p>
                      </table:table-cell>
                      <table:table-cell>
                        <text:p text:style-name="Text_20_body">Any content of the current element should be ignored. Its true content is that of the element being pointed at.</text:p>
                      </table:table-cell>
                    </table:table-row>
                  </table:table>
                </table:table-cell>
              </table:table-row>
              <table:table-row>
                <table:table-cell>
                  <text:p>next</text:p>
                </table:table-cell>
                <table:table-cell>
                  <text:p><text:span>points to the next element of a virtual aggregate of which the current element is part.</text:span></text:p>
                  <table:table table:name="table407"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pointer</text:p>
                      </table:table-cell>
                    </table:table-row>
                    <table:table-row>
                      <table:table-cell>
                        <text:p><text:span text:style-name="Highlight">Note</text:span></text:p>
                      </table:table-cell>
                      <table:table-cell>
                        <text:p text:style-name="Text_20_body">It is recommended that the element indicated be of the same type as the element bearing this attribute.</text:p>
                      </table:table-cell>
                    </table:table-row>
                  </table:table>
                </table:table-cell>
              </table:table-row>
              <table:table-row>
                <table:table-cell>
                  <text:p>prev</text:p>
                </table:table-cell>
                <table:table-cell>
                  <text:p>(<text:span>previous</text:span>) <text:span>points to the previous element of a virtual aggregate of which the current element is part.</text:span></text:p>
                  <table:table table:name="table408"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pointer</text:p>
                      </table:table-cell>
                    </table:table-row>
                    <table:table-row>
                      <table:table-cell>
                        <text:p><text:span text:style-name="Highlight">Note</text:span></text:p>
                      </table:table-cell>
                      <table:table-cell>
                        <text:p text:style-name="Text_20_body">It is recommended that the element indicated be of the same type as the element bearing this attribute.</text:p>
                      </table:table-cell>
                    </table:table-row>
                  </table:table>
                </table:table-cell>
              </table:table-row>
              <table:table-row>
                <table:table-cell>
                  <text:p>exclude</text:p>
                </table:table-cell>
                <table:table-cell>
                  <text:p><text:span>points to elements that are in exclusive alternation with the current element.</text:span></text:p>
                  <table:table table:name="table409"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idata.pointer <text:span>separated by whitespace</text:span></text:p>
                      </table:table-cell>
                    </table:table-row>
                  </table:table>
                </table:table-cell>
              </table:table-row>
              <table:table-row>
                <table:table-cell>
                  <text:p>select</text:p>
                </table:table-cell>
                <table:table-cell>
                  <text:p><text:span>selects one or more alternants; if one alternant is selected, the ambiguity or uncertainty is marked as resolved. If more than one alternant is selected, the degree of ambiguity or uncertainty is marked as reduced by the number of alternants not selected.</text:span></text:p>
                  <table:table table:name="table410"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idata.pointer <text:span>separated by whitespace</text:span></text:p>
                      </table:table-cell>
                    </table:table-row>
                    <table:table-row>
                      <table:table-cell>
                        <text:p><text:span text:style-name="Highlight">Note</text:span></text:p>
                      </table:table-cell>
                      <table:table-cell>
                        <text:p text:style-name="Text_20_body">This attribute should be placed on an element which is superordinate to all of the alternants from which the selection is being made.</text:p>
                      </table:table-cell>
                    </table:table-row>
                  </table:table>
                </table:table-cell>
              </table:table-row>
            </table:table>
          </table:table-cell>
        </table:table-row>
      </table:table>
      <text:h text:outline-level="3"><text:bookmark text:name="TEI.att.global.rendition"/>att.global.rendition</text:h>
      <table:table table:name="table411" table:style-name="Table1">
        <table:table-column table:style-name="Table1.col1"/>
        <table:table-column table:style-name="Table2.col2"/>
        <table:table-row>
          <table:table-cell table:number-columns-spanned="2">
            <text:p><text:span text:style-name="Highlight">att.global.rendition</text:span> <text:span>provides rendering attributes common to all elements in the TEI encoding scheme.</text:span> [<text:a xlink:type="simple" xlink:href="https://www.tei-c.org/release/doc/tei-p5-doc/en/html/ST.html#STGAre">1.3.1.1.3. Rendition Indicator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tt.global<text:span text:style-name="Emphasis">[TEI acquisition add altIdentifier anchor app author authority availability binding bindingDesc body c cb change choice condition corr correction country damage date decoDesc decoNote del dimensions div edition editionStmt editorialDecl encodingDesc explicit extent figDesc figure fileDesc foliation gap handDesc handNote handNotes handShift head height hi history hyphenation idno incipit l langUsage language layout layoutDesc lem lg licence listWit locus locusGrp msContents msDesc msIdentifier msItem msItemStruct msName name normalization note num objectDesc orig origin p pb persName physDesc placeName profileDesc projectDesc publicationStmt publisher punctuation quote rdg rdgGrp ref reg repository resp respStmt revisionDesc rs rubric said seg segmentation settlement sic sourceDesc subst supplied support supportDesc surplus teiHeader text textLang title titleStmt unclear width witness]</text:span></text:span></text:p>
          </table:table-cell>
        </table:table-row>
        <table:table-row>
          <table:table-cell>
            <text:p><text:span text:style-name="Highlight">Attributes</text:span></text:p>
          </table:table-cell>
          <table:table-cell>
            <table:table table:name="table412" table:style-name="Table1">
              <table:table-column table:style-name="Table1.col1"/>
              <table:table-column table:style-name="Table2.col2"/>
              <table:table-row>
                <table:table-cell>
                  <text:p>rend</text:p>
                </table:table-cell>
                <table:table-cell>
                  <text:p>(<text:span>rendition</text:span>) <text:span>indicates how the element in question was rendered or presented in the source text.</text:span></text:p>
                  <table:table table:name="table413"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idata.word <text:span>separated by whitespace</text:span></text:p>
                      </table:table-cell>
                    </table:table-row>
                    <table:table-row>
                      <table:table-cell table:number-columns-spanned="2">
                        <text:p text:style-name="Preformatted_20_Text">&lt;head rend="align(center) case(allcaps)"&gt;</text:p>
                        <text:p text:style-name="Preformatted_20_Text"> &lt;lb/&gt;To The &lt;lb/&gt;Duchesse &lt;lb/&gt;of &lt;lb/&gt;Newcastle,</text:p>
                        <text:p text:style-name="Preformatted_20_Text">&lt;lb/&gt;On Her &lt;lb/&gt;</text:p>
                        <text:p text:style-name="Preformatted_20_Text"> &lt;hi rend="case(mixed)"&gt;New Blazing-World&lt;/hi&gt;. </text:p>
                        <text:p text:style-name="Preformatted_20_Text">&lt;/head&gt;</text:p>
                      </table:table-cell>
                      <table:covered-table-cell/>
                    </table:table-row>
                    <table:table-row>
                      <table:table-cell>
                        <text:p><text:span text:style-name="Highlight">Note</text:span></text:p>
                      </table:table-cell>
                      <table:table-cell>
                        <text:p text:style-name="Text_20_body">These Guidelines make no binding recommendations for the values of the <text:span text:style-name="Emphasis">rend</text:span> attribute; the characteristics of visual presentation vary too much from text to text and the decision to record or ignore individual characteristics varies too much from project to project. Some potentially useful conventions are noted from time to time at appropriate points in the Guidelines. The values of the <text:span text:style-name="Emphasis">rend</text:span> attribute are a set of sequence-indeterminate individual tokens separated by whitespace.</text:p>
                      </table:table-cell>
                    </table:table-row>
                  </table:table>
                </table:table-cell>
              </table:table-row>
              <table:table-row>
                <table:table-cell>
                  <text:p>style</text:p>
                </table:table-cell>
                <table:table-cell>
                  <text:p><text:span>contains an expression in some formal style definition language which defines the rendering or presentation used for this element in the source text</text:span></text:p>
                  <table:table table:name="table414"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text</text:p>
                      </table:table-cell>
                    </table:table-row>
                    <table:table-row>
                      <table:table-cell table:number-columns-spanned="2">
                        <text:p text:style-name="Preformatted_20_Text">&lt;head style="text-align: center; font-variant: small-caps"&gt;</text:p>
                        <text:p text:style-name="Preformatted_20_Text"> &lt;lb/&gt;To The &lt;lb/&gt;Duchesse &lt;lb/&gt;of &lt;lb/&gt;Newcastle, &lt;lb/&gt;On Her</text:p>
                        <text:p text:style-name="Preformatted_20_Text">&lt;lb/&gt;</text:p>
                        <text:p text:style-name="Preformatted_20_Text"> &lt;hi style="font-variant: normal"&gt;New Blazing-World&lt;/hi&gt;. </text:p>
                        <text:p text:style-name="Preformatted_20_Text">&lt;/head&gt;</text:p>
                      </table:table-cell>
                      <table:covered-table-cell/>
                    </table:table-row>
                    <table:table-row>
                      <table:table-cell>
                        <text:p><text:span text:style-name="Highlight">Note</text:span></text:p>
                      </table:table-cell>
                      <table:table-cell>
                        <text:p text:style-name="Text_20_body">Unlike the attribute values of <text:span text:style-name="Emphasis">rend</text:span>, which uses whitespace as a separator, the <text:span text:style-name="Emphasis">style</text:span> attribute may contain whitespace. This attribute is intended for recording inline stylistic information concerning the source, not any particular output.</text:p>
                        <text:p text:style-name="Text_20_body">The formal language in which values for this attribute are expressed may be specified using the &lt;styleDefDecl&gt; element in the TEI header.</text:p>
                        <text:p text:style-name="Text_20_body">If <text:span text:style-name="Emphasis">style</text:span> and <text:span text:style-name="Emphasis">rendition</text:span> are both present on an element, then <text:span text:style-name="Emphasis">style</text:span> overrides or complements <text:span text:style-name="Emphasis">rendition</text:span>. <text:span text:style-name="Emphasis">style</text:span> should not be used in conjunction with <text:span text:style-name="Emphasis">rend</text:span>, because the latter does not employ a formal style definition language.</text:p>
                      </table:table-cell>
                    </table:table-row>
                  </table:table>
                </table:table-cell>
              </table:table-row>
              <table:table-row>
                <table:table-cell>
                  <text:p>rendition</text:p>
                </table:table-cell>
                <table:table-cell>
                  <text:p><text:span>points to a description of the rendering or presentation used for this element in the source text.</text:span></text:p>
                  <table:table table:name="table415"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idata.pointer <text:span>separated by whitespace</text:span></text:p>
                      </table:table-cell>
                    </table:table-row>
                    <table:table-row>
                      <table:table-cell table:number-columns-spanned="2">
                        <text:p text:style-name="Preformatted_20_Text">&lt;head rendition="#ac #sc"&gt;</text:p>
                        <text:p text:style-name="Preformatted_20_Text"> &lt;lb/&gt;To The &lt;lb/&gt;Duchesse &lt;lb/&gt;of &lt;lb/&gt;Newcastle, &lt;lb/&gt;On Her</text:p>
                        <text:p text:style-name="Preformatted_20_Text">&lt;lb/&gt;</text:p>
                        <text:p text:style-name="Preformatted_20_Text"> &lt;hi rendition="#normal"&gt;New Blazing-World&lt;/hi&gt;. </text:p>
                        <text:p text:style-name="Preformatted_20_Text">&lt;/head&gt;</text:p>
                        <text:p text:style-name="Preformatted_20_Text">&lt;!-- elsewhere... --&gt;</text:p>
                        <text:p text:style-name="Preformatted_20_Text">&lt;rendition xml:id="sc"</text:p>
                        <text:p text:style-name="Preformatted_20_Text"> scheme="css"&gt;font-variant: small-caps&lt;/rendition&gt;</text:p>
                        <text:p text:style-name="Preformatted_20_Text">&lt;rendition xml:id="normal"</text:p>
                        <text:p text:style-name="Preformatted_20_Text"> scheme="css"&gt;font-variant: normal&lt;/rendition&gt;</text:p>
                        <text:p text:style-name="Preformatted_20_Text">&lt;rendition xml:id="ac"</text:p>
                        <text:p text:style-name="Preformatted_20_Text"> scheme="css"&gt;text-align: center&lt;/rendition&gt;</text:p>
                      </table:table-cell>
                      <table:covered-table-cell/>
                    </table:table-row>
                    <table:table-row>
                      <table:table-cell>
                        <text:p><text:span text:style-name="Highlight">Note</text:span></text:p>
                      </table:table-cell>
                      <table:table-cell>
                        <text:p text:style-name="Text_20_body">The <text:span text:style-name="Emphasis">rendition</text:span> attribute is used in a very similar way to the <text:span text:style-name="Emphasis">class</text:span> attribute defined for XHTML but with the important distinction that its function is to describe the appearance of the source text, not necessarily to determine how that text should be presented on screen or paper.</text:p>
                        <text:p text:style-name="Text_20_body">If <text:span text:style-name="Emphasis">rendition</text:span> is used to refer to a style definition in a formal language like CSS, it is recommended that it not be used in conjunction with <text:span text:style-name="Emphasis">rend</text:span>. Where both <text:span text:style-name="Emphasis">rendition</text:span> and <text:span text:style-name="Emphasis">rend</text:span> are supplied, the latter is understood to override or complement the former.</text:p>
                        <text:p text:style-name="Text_20_body">Each URI provided should indicate a &lt;rendition&gt; element defining the intended rendition in terms of some appropriate style language, as indicated by the <text:span text:style-name="Emphasis">scheme</text:span> attribute.</text:p>
                      </table:table-cell>
                    </table:table-row>
                  </table:table>
                </table:table-cell>
              </table:table-row>
            </table:table>
          </table:table-cell>
        </table:table-row>
      </table:table>
      <text:h text:outline-level="3"><text:bookmark text:name="TEI.att.global.responsibility"/>att.global.responsibility</text:h>
      <table:table table:name="table416" table:style-name="Table1">
        <table:table-column table:style-name="Table1.col1"/>
        <table:table-column table:style-name="Table2.col2"/>
        <table:table-row>
          <table:table-cell table:number-columns-spanned="2">
            <text:p><text:span text:style-name="Highlight">att.global.responsibility</text:span> <text:span>provides attributes indicating the agent responsible for some aspect of the text, the markup or something asserted by the markup, and the degree of certainty associated with it.</text:span> [<text:a xlink:type="simple" xlink:href="https://www.tei-c.org/release/doc/tei-p5-doc/en/html/ST.html#STGAso">1.3.1.1.4. Sources, certainty, and responsibility</text:a> <text:a xlink:type="simple" xlink:href="https://www.tei-c.org/release/doc/tei-p5-doc/en/html/CO.html#COED">3.5. Simple Editorial Changes</text:a> <text:a xlink:type="simple" xlink:href="https://www.tei-c.org/release/doc/tei-p5-doc/en/html/PH.html#PHHR">11.3.2.2. Hand, Responsibility, and Certainty Attributes</text:a> <text:a xlink:type="simple" xlink:href="https://www.tei-c.org/release/doc/tei-p5-doc/en/html/AI.html#AISP">17.3. Spans and Interpretations</text:a> <text:a xlink:type="simple" xlink:href="https://www.tei-c.org/release/doc/tei-p5-doc/en/html/ND.html#NDATTSnr">13.1.1. Linking Names and Their Referent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tt.global<text:span text:style-name="Emphasis">[TEI acquisition add altIdentifier anchor app author authority availability binding bindingDesc body c cb change choice condition corr correction country damage date decoDesc decoNote del dimensions div edition editionStmt editorialDecl encodingDesc explicit extent figDesc figure fileDesc foliation gap handDesc handNote handNotes handShift head height hi history hyphenation idno incipit l langUsage language layout layoutDesc lem lg licence listWit locus locusGrp msContents msDesc msIdentifier msItem msItemStruct msName name normalization note num objectDesc orig origin p pb persName physDesc placeName profileDesc projectDesc publicationStmt publisher punctuation quote rdg rdgGrp ref reg repository resp respStmt revisionDesc rs rubric said seg segmentation settlement sic sourceDesc subst supplied support supportDesc surplus teiHeader text textLang title titleStmt unclear width witness]</text:span></text:span></text:p>
          </table:table-cell>
        </table:table-row>
        <table:table-row>
          <table:table-cell>
            <text:p><text:span text:style-name="Highlight">Attributes</text:span></text:p>
          </table:table-cell>
          <table:table-cell>
            <table:table table:name="table417" table:style-name="Table1">
              <table:table-column table:style-name="Table1.col1"/>
              <table:table-column table:style-name="Table2.col2"/>
              <table:table-row>
                <table:table-cell>
                  <text:p>cert</text:p>
                </table:table-cell>
                <table:table-cell>
                  <text:p>(<text:span>certainty</text:span>) <text:span>signifies the degree of certainty associated with the intervention or interpretation.</text:span></text:p>
                  <table:table table:name="table418"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probCert</text:p>
                      </table:table-cell>
                    </table:table-row>
                  </table:table>
                </table:table-cell>
              </table:table-row>
              <table:table-row>
                <table:table-cell>
                  <text:p>resp</text:p>
                </table:table-cell>
                <table:table-cell>
                  <text:p>(<text:span>responsible party</text:span>) <text:span>indicates the agency responsible for the intervention or interpretation, for example an editor or transcriber.</text:span></text:p>
                  <table:table table:name="table419"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idata.pointer <text:span>separated by whitespace</text:span></text:p>
                      </table:table-cell>
                    </table:table-row>
                    <table:table-row>
                      <table:table-cell>
                        <text:p><text:span text:style-name="Highlight">Note</text:span></text:p>
                      </table:table-cell>
                      <table:table-cell>
                        <text:p text:style-name="Text_20_body">To reduce the ambiguity of a <text:span text:style-name="Emphasis">resp</text:span> pointing directly to a person or organization, we recommend that <text:span text:style-name="Emphasis">resp</text:span> be used to point not to an agent (&lt;person&gt; or &lt;org&gt;) but to a &lt;respStmt&gt;, &lt;author&gt;, &lt;editor&gt; or similar element which clarifies the exact role played by the agent. Pointing to multiple &lt;respStmt&gt;s allows the encoder to specify clearly each of the roles played in part of a TEI file (creating, transcribing, encoding, editing, proofing etc.).</text:p>
                      </table:table-cell>
                    </table:table-row>
                  </table:table>
                </table:table-cell>
              </table:table-row>
            </table:table>
          </table:table-cell>
        </table:table-row>
        <table:table-row>
          <table:table-cell>
            <text:p><text:span text:style-name="Highlight">Example</text:span></text:p>
          </table:table-cell>
          <table:table-cell>
            <text:p text:style-name="Preformatted_20_Text">Blessed are the</text:p>
            <text:p text:style-name="Preformatted_20_Text">&lt;choice&gt;</text:p>
            <text:p text:style-name="Preformatted_20_Text"> &lt;sic&gt;cheesemakers&lt;/sic&gt;</text:p>
            <text:p text:style-name="Preformatted_20_Text"> &lt;corr resp="#editor" cert="high"&gt;peacemakers&lt;/corr&gt;</text:p>
            <text:p text:style-name="Preformatted_20_Text">&lt;/choice&gt;: for they shall be called the children of God.</text:p>
          </table:table-cell>
        </table:table-row>
        <table:table-row>
          <table:table-cell>
            <text:p><text:span text:style-name="Highlight">Example</text:span></text:p>
          </table:table-cell>
          <table:table-cell>
            <text:p text:style-name="Preformatted_20_Text"/>
            <text:p text:style-name="Preformatted_20_Text">&lt;!-- in the &lt;text&gt; ... --&gt;&lt;lg&gt;</text:p>
            <text:p text:style-name="Preformatted_20_Text">&lt;!-- ... --&gt;</text:p>
            <text:p text:style-name="Preformatted_20_Text"> &lt;l&gt;Punkes, Panders, baſe extortionizing</text:p>
            <text:p text:style-name="Preformatted_20_Text">   sla&lt;choice&gt;</text:p>
            <text:p text:style-name="Preformatted_20_Text">   &lt;sic&gt;n&lt;/sic&gt;</text:p>
            <text:p text:style-name="Preformatted_20_Text">   &lt;corr resp="#JENS1_transcriber"&gt;u&lt;/corr&gt;</text:p>
            <text:p text:style-name="Preformatted_20_Text">  &lt;/choice&gt;es,&lt;/l&gt;</text:p>
            <text:p text:style-name="Preformatted_20_Text">&lt;!-- ... --&gt;</text:p>
            <text:p text:style-name="Preformatted_20_Text">&lt;/lg&gt;</text:p>
            <text:p text:style-name="Preformatted_20_Text">&lt;!-- in the &lt;teiHeader&gt; ... --&gt;</text:p>
            <text:p text:style-name="Preformatted_20_Text">&lt;!-- ... --&gt;</text:p>
            <text:p text:style-name="Preformatted_20_Text">&lt;respStmt xml:id="JENS1_transcriber"&gt;</text:p>
            <text:p text:style-name="Preformatted_20_Text"> &lt;resp when="2014"&gt;Transcriber&lt;/resp&gt;</text:p>
            <text:p text:style-name="Preformatted_20_Text"> &lt;name&gt;Janelle Jenstad&lt;/name&gt;</text:p>
            <text:p text:style-name="Preformatted_20_Text">&lt;/respStmt&gt;</text:p>
          </table:table-cell>
        </table:table-row>
      </table:table>
      <text:h text:outline-level="3"><text:bookmark text:name="TEI.att.global.source"/>att.global.source</text:h>
      <table:table table:name="table420" table:style-name="Table1">
        <table:table-column table:style-name="Table1.col1"/>
        <table:table-column table:style-name="Table2.col2"/>
        <table:table-row>
          <table:table-cell table:number-columns-spanned="2">
            <text:p><text:span text:style-name="Highlight">att.global.source</text:span> <text:span>provides attributes used by elements to point to an external source.</text:span> [<text:a xlink:type="simple" xlink:href="https://www.tei-c.org/release/doc/tei-p5-doc/en/html/ST.html#STGAso">1.3.1.1.4. Sources, certainty, and responsibility</text:a> <text:a xlink:type="simple" xlink:href="https://www.tei-c.org/release/doc/tei-p5-doc/en/html/CO.html#COHQQ">3.3.3. Quotation</text:a> <text:a xlink:type="simple" xlink:href="https://www.tei-c.org/release/doc/tei-p5-doc/en/html/TS.html#TSBAWR">8.3.4. Writing</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tt.global<text:span text:style-name="Emphasis">[TEI acquisition add altIdentifier anchor app author authority availability binding bindingDesc body c cb change choice condition corr correction country damage date decoDesc decoNote del dimensions div edition editionStmt editorialDecl encodingDesc explicit extent figDesc figure fileDesc foliation gap handDesc handNote handNotes handShift head height hi history hyphenation idno incipit l langUsage language layout layoutDesc lem lg licence listWit locus locusGrp msContents msDesc msIdentifier msItem msItemStruct msName name normalization note num objectDesc orig origin p pb persName physDesc placeName profileDesc projectDesc publicationStmt publisher punctuation quote rdg rdgGrp ref reg repository resp respStmt revisionDesc rs rubric said seg segmentation settlement sic sourceDesc subst supplied support supportDesc surplus teiHeader text textLang title titleStmt unclear width witness]</text:span></text:span></text:p>
          </table:table-cell>
        </table:table-row>
        <table:table-row>
          <table:table-cell>
            <text:p><text:span text:style-name="Highlight">Attributes</text:span></text:p>
          </table:table-cell>
          <table:table-cell>
            <table:table table:name="table421" table:style-name="Table1">
              <table:table-column table:style-name="Table1.col1"/>
              <table:table-column table:style-name="Table2.col2"/>
              <table:table-row>
                <table:table-cell>
                  <text:p>source</text:p>
                </table:table-cell>
                <table:table-cell>
                  <text:p><text:span>specifies the source from which some aspect of this element is drawn.</text:span></text:p>
                  <table:table table:name="table422"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idata.pointer <text:span>separated by whitespace</text:span></text:p>
                      </table:table-cell>
                    </table:table-row>
                    <table:table-row>
                      <table:table-cell>
                        <text:p><text:span text:style-name="Highlight">Schematron</text:span></text:p>
                      </table:table-cell>
                      <table:table-cell>
                        <text:p>
&lt;sch:rule context="tei:*[@source]"&gt;
&lt;sch:let name="srcs"
 value="tokenize( normalize-space(@source),' ')"/&gt;
&lt;sch:report test="( self::tei:classRef | self::tei:dataRef | self::tei:elementRef | 
 self::tei:macroRef | self::tei:moduleRef | self::tei:schemaSpec ) 
 and $srcs[2]"&gt; When used on a schema description element (like
&lt;sch:value-of select="name(.)"/&gt;), the @source attribute
 should have only 1 value. (This one has &lt;sch:value-of select="count($srcs)"/&gt;.)
&lt;/sch:report&gt;
&lt;/sch:rule&gt;</text:p>
                      </table:table-cell>
                    </table:table-row>
                    <table:table-row>
                      <table:table-cell>
                        <text:p><text:span text:style-name="Highlight">Note</text:span></text:p>
                      </table:table-cell>
                      <table:table-cell>
                        <text:p text:style-name="Text_20_body">The <text:span text:style-name="Emphasis">source</text:span> attribute points to an external source. When used on an element describing a schema component (&lt;classRef&gt;, &lt;dataRef&gt;, &lt;elementRef&gt;, &lt;macroRef&gt;, &lt;moduleRef&gt;, or &lt;schemaSpec&gt;), it identifies the source from which declarations for the components should be obtained.</text:p>
                        <text:p text:style-name="Text_20_body">On other elements it provides a pointer to the bibliographical source from which a quotation or citation is drawn.</text:p>
                        <text:p text:style-name="Text_20_body">In either case, the location may be provided using any form of URI, for example an absolute URI, a relative URI, a private scheme URI of the form <text:span text:style-name="User_20_Entry">tei:x.y.z</text:span>, where <text:span text:style-name="User_20_Entry">x.y.z</text:span> indicates the version number, e.g. <text:span text:style-name="User_20_Entry">tei:4.3.2</text:span> for TEI P5 release 4.3.2 or (as a special case) <text:span text:style-name="User_20_Entry">tei:current</text:span> for whatever is the latest release, or a private scheme URI that is expanded to an absolute URI as documented in a &lt;prefixDef&gt;.</text:p>
                        <text:p text:style-name="Text_20_body">When used on elements describing schema components, <text:span text:style-name="Emphasis">source</text:span> should have only one value; when used on other elements multiple values are permitted.</text:p>
                      </table:table-cell>
                    </table:table-row>
                  </table:table>
                </table:table-cell>
              </table:table-row>
            </table:table>
          </table:table-cell>
        </table:table-row>
        <table:table-row>
          <table:table-cell>
            <text:p><text:span text:style-name="Highlight">Example</text:span></text:p>
          </table:table-cell>
          <table:table-cell>
            <text:p text:style-name="Preformatted_20_Text">&lt;p&gt;</text:p>
            <text:p text:style-name="Preformatted_20_Text">&lt;!-- ... --&gt; As Willard McCarty (&lt;bibl xml:id="mcc_2012"&gt;2012, p.2&lt;/bibl&gt;) tells us, &lt;quote source="#mcc_2012"&gt;‘Collaboration’ is a problematic and should be a contested</text:p>
            <text:p text:style-name="Preformatted_20_Text">   term.&lt;/quote&gt;</text:p>
            <text:p text:style-name="Preformatted_20_Text">&lt;!-- ... --&gt;</text:p>
            <text:p text:style-name="Preformatted_20_Text">&lt;/p&gt;</text:p>
          </table:table-cell>
        </table:table-row>
        <table:table-row>
          <table:table-cell>
            <text:p><text:span text:style-name="Highlight">Example</text:span></text:p>
          </table:table-cell>
          <table:table-cell>
            <text:p text:style-name="Preformatted_20_Text">&lt;p&gt;</text:p>
            <text:p text:style-name="Preformatted_20_Text">&lt;!-- ... --&gt;</text:p>
            <text:p text:style-name="Preformatted_20_Text"> &lt;quote source="#chicago_15_ed"&gt;Grammatical theories are in flux, and the more we learn, the</text:p>
            <text:p text:style-name="Preformatted_20_Text">   less we seem to know.&lt;/quote&gt;</text:p>
            <text:p text:style-name="Preformatted_20_Text">&lt;!-- ... --&gt;</text:p>
            <text:p text:style-name="Preformatted_20_Text">&lt;/p&gt;</text:p>
            <text:p text:style-name="Preformatted_20_Text">&lt;!-- ... --&gt;</text:p>
            <text:p text:style-name="Preformatted_20_Text">&lt;bibl xml:id="chicago_15_ed"&gt;</text:p>
            <text:p text:style-name="Preformatted_20_Text"> &lt;title level="m"&gt;The Chicago Manual of Style&lt;/title&gt;,</text:p>
            <text:p text:style-name="Preformatted_20_Text">&lt;edition&gt;15th edition&lt;/edition&gt;. &lt;pubPlace&gt;Chicago&lt;/pubPlace&gt;: &lt;publisher&gt;University of</text:p>
            <text:p text:style-name="Preformatted_20_Text">   Chicago Press&lt;/publisher&gt; (&lt;date&gt;2003&lt;/date&gt;), &lt;biblScope unit="page"&gt;p.147&lt;/biblScope&gt;.</text:p>
            <text:p text:style-name="Preformatted_20_Text"/>
            <text:p text:style-name="Preformatted_20_Text">&lt;/bibl&gt;</text:p>
          </table:table-cell>
        </table:table-row>
        <table:table-row>
          <table:table-cell>
            <text:p><text:span text:style-name="Highlight">Example</text:span></text:p>
          </table:table-cell>
          <table:table-cell>
            <text:p text:style-name="Preformatted_20_Text">&lt;elementRef key="p" source="tei:2.0.1"/&gt;</text:p>
            <text:p>Include in the schema an element named &lt;p&gt; available from the TEI P5 2.0.1 release.</text:p>
          </table:table-cell>
        </table:table-row>
        <table:table-row>
          <table:table-cell>
            <text:p><text:span text:style-name="Highlight">Example</text:span></text:p>
          </table:table-cell>
          <table:table-cell>
            <text:p text:style-name="Preformatted_20_Text">&lt;schemaSpec ident="myODD"</text:p>
            <text:p text:style-name="Preformatted_20_Text"> source="mycompiledODD.xml"&gt;</text:p>
            <text:p text:style-name="Preformatted_20_Text">&lt;!-- further declarations specifying the components required --&gt;</text:p>
            <text:p text:style-name="Preformatted_20_Text">&lt;/schemaSpec&gt;</text:p>
            <text:p>Create a schema using components taken from the file <text:span>mycompiledODD.xml</text:span>.</text:p>
          </table:table-cell>
        </table:table-row>
      </table:table>
      <text:h text:outline-level="3"><text:bookmark text:name="TEI.att.handFeatures"/>att.handFeatures</text:h>
      <table:table table:name="table423" table:style-name="Table1">
        <table:table-column table:style-name="Table1.col1"/>
        <table:table-column table:style-name="Table2.col2"/>
        <table:table-row>
          <table:table-cell table:number-columns-spanned="2">
            <text:p><text:span text:style-name="Highlight">att.handFeatures</text:span> <text:span>provides attributes describing aspects of the hand in which a manuscript is written.</text:span> [<text:a xlink:type="simple" xlink:href="https://www.tei-c.org/release/doc/tei-p5-doc/en/html/PH.html#PHDH">11.3.2.1. Document Hand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handNote handShift</text:span></text:p>
          </table:table-cell>
        </table:table-row>
        <table:table-row>
          <table:table-cell>
            <text:p><text:span text:style-name="Highlight">Attributes</text:span></text:p>
          </table:table-cell>
          <table:table-cell>
            <table:table table:name="table424" table:style-name="Table1">
              <table:table-column table:style-name="Table1.col1"/>
              <table:table-column table:style-name="Table2.col2"/>
              <table:table-row>
                <table:table-cell>
                  <text:p>scribe</text:p>
                </table:table-cell>
                <table:table-cell>
                  <text:p><text:span>gives a name or other identifier for the scribe believed to be responsible for this hand.</text:span></text:p>
                  <table:table table:name="table425"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name</text:p>
                      </table:table-cell>
                    </table:table-row>
                  </table:table>
                </table:table-cell>
              </table:table-row>
              <table:table-row>
                <table:table-cell>
                  <text:p>scribeRef</text:p>
                </table:table-cell>
                <table:table-cell>
                  <text:p><text:span>points to a full description of the scribe concerned, typically supplied by a &lt;person&gt; element elsewhere in the description.</text:span></text:p>
                  <table:table table:name="table426"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idata.pointer <text:span>separated by whitespace</text:span></text:p>
                      </table:table-cell>
                    </table:table-row>
                  </table:table>
                </table:table-cell>
              </table:table-row>
              <table:table-row>
                <table:table-cell>
                  <text:p>script</text:p>
                </table:table-cell>
                <table:table-cell>
                  <text:p><text:span>characterizes the particular script or writing style used by this hand, for example <text:span text:style-name="Emphasis">secretary</text:span>, <text:span text:style-name="Emphasis">copperplate</text:span>, <text:span text:style-name="Emphasis">Chancery</text:span>, <text:span text:style-name="Emphasis">Italian</text:span>, etc.</text:span></text:p>
                  <table:table table:name="table427"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idata.name <text:span>separated by whitespace</text:span></text:p>
                      </table:table-cell>
                    </table:table-row>
                  </table:table>
                </table:table-cell>
              </table:table-row>
              <table:table-row>
                <table:table-cell>
                  <text:p>scriptRef</text:p>
                </table:table-cell>
                <table:table-cell>
                  <text:p><text:span>points to a full description of the script or writing style used by this hand, typically supplied by a &lt;scriptNote&gt; element elsewhere in the description.</text:span></text:p>
                  <table:table table:name="table428"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idata.pointer <text:span>separated by whitespace</text:span></text:p>
                      </table:table-cell>
                    </table:table-row>
                  </table:table>
                </table:table-cell>
              </table:table-row>
              <table:table-row>
                <table:table-cell>
                  <text:p>medium</text:p>
                </table:table-cell>
                <table:table-cell>
                  <text:p><text:span>describes the tint or type of ink, e.g. <text:span text:style-name="Emphasis">brown</text:span>, or other writing medium, e.g. <text:span text:style-name="Emphasis">pencil</text:span></text:span></text:p>
                  <table:table table:name="table429"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idata.enumerated <text:span>separated by whitespace</text:span></text:p>
                      </table:table-cell>
                    </table:table-row>
                  </table:table>
                </table:table-cell>
              </table:table-row>
              <table:table-row>
                <table:table-cell>
                  <text:p>scope</text:p>
                </table:table-cell>
                <table:table-cell>
                  <text:p><text:span>specifies how widely this hand is used in the manuscript.</text:span></text:p>
                  <table:table table:name="table430"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enumerated</text:p>
                      </table:table-cell>
                    </table:table-row>
                    <table:table-row>
                      <table:table-cell>
                        <text:p><text:span text:style-name="Highlight">Legal values are:</text:span></text:p>
                      </table:table-cell>
                      <table:table-cell>
                        <text:p text:style-name="List_20_Heading">sole</text:p>
                        <text:p text:style-name="List_20_Contents"><text:span>only this hand is used throughout the manuscript</text:span></text:p>
                        <text:p text:style-name="List_20_Heading">major</text:p>
                        <text:p text:style-name="List_20_Contents"><text:span>this hand is used through most of the manuscript</text:span></text:p>
                        <text:p text:style-name="List_20_Heading">minor</text:p>
                        <text:p text:style-name="List_20_Contents"><text:span>this hand is used occasionally in the manuscript</text:span></text:p>
                      </table:table-cell>
                    </table:table-row>
                  </table:table>
                </table:table-cell>
              </table:table-row>
            </table:table>
          </table:table-cell>
        </table:table-row>
        <table:table-row>
          <table:table-cell>
            <text:p><text:span text:style-name="Highlight">Note</text:span></text:p>
          </table:table-cell>
          <table:table-cell>
            <text:p text:style-name="Text_20_body">Usually either <text:span text:style-name="Emphasis">script</text:span> or <text:span text:style-name="Emphasis">scriptRef</text:span>, and similarly, either <text:span text:style-name="Emphasis">scribe</text:span> or <text:span text:style-name="Emphasis">scribeRef</text:span>, will be supplied.</text:p>
          </table:table-cell>
        </table:table-row>
      </table:table>
      <text:h text:outline-level="3"><text:bookmark text:name="TEI.att.internetMedia"/>att.internetMedia</text:h>
      <table:table table:name="table431" table:style-name="Table1">
        <table:table-column table:style-name="Table1.col1"/>
        <table:table-column table:style-name="Table2.col2"/>
        <table:table-row>
          <table:table-cell table:number-columns-spanned="2">
            <text:p><text:span text:style-name="Highlight">att.internetMedia</text:span> <text:span>provides attributes for specifying the type of a computer resource using a standard taxonomy.</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ref</text:span></text:p>
          </table:table-cell>
        </table:table-row>
        <table:table-row>
          <table:table-cell>
            <text:p><text:span text:style-name="Highlight">Attributes</text:span></text:p>
          </table:table-cell>
          <table:table-cell>
            <table:table table:name="table432" table:style-name="Table1">
              <table:table-column table:style-name="Table1.col1"/>
              <table:table-column table:style-name="Table2.col2"/>
              <table:table-row>
                <table:table-cell>
                  <text:p>mimeType</text:p>
                </table:table-cell>
                <table:table-cell>
                  <text:p>(<text:span>MIME media type</text:span>) <text:span>specifies the applicable multimedia internet mail extension (MIME) media type</text:span></text:p>
                  <table:table table:name="table433"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idata.word <text:span>separated by whitespace</text:span></text:p>
                      </table:table-cell>
                    </table:table-row>
                  </table:table>
                </table:table-cell>
              </table:table-row>
            </table:table>
          </table:table-cell>
        </table:table-row>
        <table:table-row>
          <table:table-cell>
            <text:p><text:span text:style-name="Highlight">Example</text:span></text:p>
          </table:table-cell>
          <table:table-cell>
            <text:p>In this example <text:span text:style-name="Emphasis">mimeType</text:span> is used to indicate that the URL points to a TEI XML file encoded in UTF-8.</text:p>
            <text:p text:style-name="Preformatted_20_Text">&lt;ref mimeType="application/tei+xml; charset=UTF-8"</text:p>
            <text:p text:style-name="Preformatted_20_Text"> target="https://raw.githubusercontent.com/TEIC/TEI/dev/P5/Source/guidelines-en.xml"/&gt;</text:p>
          </table:table-cell>
        </table:table-row>
        <table:table-row>
          <table:table-cell>
            <text:p><text:span text:style-name="Highlight">Note</text:span></text:p>
          </table:table-cell>
          <table:table-cell>
            <text:p text:style-name="Text_20_body">This attribute class provides an attribute for describing a computer resource, typically available over the internet, using a value taken from a standard taxonomy. At present only a single taxonomy is supported, the Multipurpose Internet Mail Extensions (MIME) Media Type system. This typology of media types is defined by the Internet Engineering Task Force in <text:a xlink:type="simple" xlink:href="https://www.ietf.org/rfc/rfc2046.txt">RFC 2046</text:a>. The <text:a xlink:type="simple" xlink:href="https://www.iana.org/assignments/media-types/">list of types</text:a> is maintained by the Internet Assigned Numbers Authority (IANA). The <text:span text:style-name="Emphasis">mimeType</text:span> attribute must have a value taken from this list.</text:p>
          </table:table-cell>
        </table:table-row>
      </table:table>
      <text:h text:outline-level="3"><text:bookmark text:name="TEI.att.msClass"/>att.msClass</text:h>
      <table:table table:name="table434" table:style-name="Table1">
        <table:table-column table:style-name="Table1.col1"/>
        <table:table-column table:style-name="Table2.col2"/>
        <table:table-row>
          <table:table-cell table:number-columns-spanned="2">
            <text:p><text:span text:style-name="Highlight">att.msClass</text:span> <text:span>provides attributes to indicate text type or classification.</text:span> [<text:a xlink:type="simple" xlink:href="https://www.tei-c.org/release/doc/tei-p5-doc/en/html/MS.html#msco">10.6. Intellectual Content</text:a> <text:a xlink:type="simple" xlink:href="https://www.tei-c.org/release/doc/tei-p5-doc/en/html/MS.html#mscoit">10.6.1. The msItem and msItemStruct Elements</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Members</text:span></text:p>
          </table:table-cell>
          <table:table-cell>
            <text:p><text:span text:style-name="Emphasis">msContents msItem msItemStruct</text:span></text:p>
          </table:table-cell>
        </table:table-row>
        <table:table-row>
          <table:table-cell>
            <text:p><text:span text:style-name="Highlight">Attributes</text:span></text:p>
          </table:table-cell>
          <table:table-cell>
            <table:table table:name="table435" table:style-name="Table1">
              <table:table-column table:style-name="Table1.col1"/>
              <table:table-column table:style-name="Table2.col2"/>
              <table:table-row>
                <table:table-cell>
                  <text:p>class</text:p>
                </table:table-cell>
                <table:table-cell>
                  <text:p><text:span>identifies the text types or classifications applicable to this item by pointing to other elements or resources defining the classification concerned. </text:span></text:p>
                  <table:table table:name="table436"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idata.pointer <text:span>separated by whitespace</text:span></text:p>
                      </table:table-cell>
                    </table:table-row>
                  </table:table>
                </table:table-cell>
              </table:table-row>
            </table:table>
          </table:table-cell>
        </table:table-row>
      </table:table>
      <text:h text:outline-level="3"><text:bookmark text:name="TEI.att.msExcerpt"/>att.msExcerpt</text:h>
      <table:table table:name="table437" table:style-name="Table1">
        <table:table-column table:style-name="Table1.col1"/>
        <table:table-column table:style-name="Table2.col2"/>
        <table:table-row>
          <table:table-cell table:number-columns-spanned="2">
            <text:p><text:span text:style-name="Highlight">att.msExcerpt</text:span> (<text:span>manuscript excerpt</text:span>) <text:span>provides attributes used to describe excerpts from a manuscript placed in a description thereof.</text:span> [<text:a xlink:type="simple" xlink:href="https://www.tei-c.org/release/doc/tei-p5-doc/en/html/MS.html#msco">10.6. Intellectual Content</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Members</text:span></text:p>
          </table:table-cell>
          <table:table-cell>
            <text:p><text:span text:style-name="Emphasis">explicit incipit msContents msItem msItemStruct quote rubric</text:span></text:p>
          </table:table-cell>
        </table:table-row>
        <table:table-row>
          <table:table-cell>
            <text:p><text:span text:style-name="Highlight">Attributes</text:span></text:p>
          </table:table-cell>
          <table:table-cell>
            <table:table table:name="table438" table:style-name="Table1">
              <table:table-column table:style-name="Table1.col1"/>
              <table:table-column table:style-name="Table2.col2"/>
              <table:table-row>
                <table:table-cell>
                  <text:p>defective</text:p>
                </table:table-cell>
                <table:table-cell>
                  <text:p><text:span>indicates whether the passage being quoted is defective, i.e. incomplete through loss or damage.</text:span></text:p>
                  <table:table table:name="table439"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xTruthValue</text:p>
                      </table:table-cell>
                    </table:table-row>
                  </table:table>
                </table:table-cell>
              </table:table-row>
            </table:table>
          </table:table-cell>
        </table:table-row>
        <table:table-row>
          <table:table-cell>
            <text:p><text:span text:style-name="Highlight">Note</text:span></text:p>
          </table:table-cell>
          <table:table-cell>
            <text:p text:style-name="Text_20_body">In the case of an incipit, indicates whether the incipit as given is defective, i.e. the first words of the text as preserved, as opposed to the first words of the work itself. In the case of an explicit, indicates whether the explicit as given is defective, i.e. the final words of the text as preserved, as opposed to what the closing words would have been had the text of the work been whole.</text:p>
          </table:table-cell>
        </table:table-row>
      </table:table>
      <text:h text:outline-level="3"><text:bookmark text:name="TEI.att.naming"/>att.naming</text:h>
      <table:table table:name="table440" table:style-name="Table1">
        <table:table-column table:style-name="Table1.col1"/>
        <table:table-column table:style-name="Table2.col2"/>
        <table:table-row>
          <table:table-cell table:number-columns-spanned="2">
            <text:p><text:span text:style-name="Highlight">att.naming</text:span> <text:span>provides attributes common to elements which refer to named persons, places, organizations etc.</text:span> [<text:a xlink:type="simple" xlink:href="https://www.tei-c.org/release/doc/tei-p5-doc/en/html/CO.html#CONARS">3.6.1. Referring Strings</text:a> <text:a xlink:type="simple" xlink:href="https://www.tei-c.org/release/doc/tei-p5-doc/en/html/ND.html#NDNYM">13.3.7. Names and Nym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tt.personal<text:span text:style-name="Emphasis">[name persName placeName]</text:span> author country repository rs settlement</text:span></text:p>
          </table:table-cell>
        </table:table-row>
        <table:table-row>
          <table:table-cell>
            <text:p><text:span text:style-name="Highlight">Attributes</text:span></text:p>
          </table:table-cell>
          <table:table-cell>
            <text:list text:style-name="L1">
              <text:list-item>
                <text:p text:style-name="P1">att.canonical</text:p>
                <text:list text:style-name="L1">
                  <text:list-item>
                    <text:p text:style-name="P1"><text:span text:style-name="Emphasis">@key</text:span></text:p>
                  </text:list-item>
                  <text:list-item>
                    <text:p text:style-name="P1"><text:span text:style-name="Emphasis">@ref</text:span></text:p>
                  </text:list-item>
                </text:list>
              </text:list-item>
            </text:list>
            <table:table table:name="table441" table:style-name="Table1">
              <table:table-column table:style-name="Table1.col1"/>
              <table:table-column table:style-name="Table2.col2"/>
              <table:table-row>
                <table:table-cell>
                  <text:p>role</text:p>
                </table:table-cell>
                <table:table-cell>
                  <text:p><text:span>may be used to specify further information about the entity referenced by this name in the form of a set of whitespace-separated values, for example the occupation of a person, or the status of a place.</text:span></text:p>
                  <table:table table:name="table442"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idata.enumerated <text:span>separated by whitespace</text:span></text:p>
                      </table:table-cell>
                    </table:table-row>
                  </table:table>
                </table:table-cell>
              </table:table-row>
              <table:table-row>
                <table:table-cell>
                  <text:p>nymRef</text:p>
                </table:table-cell>
                <table:table-cell>
                  <text:p>(<text:span>reference to the canonical name</text:span>) <text:span>provides a means of locating the canonical form (<text:span text:style-name="Emphasis">nym</text:span>) of the names associated with the object named by the element bearing it.</text:span></text:p>
                  <table:table table:name="table443"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idata.pointer <text:span>separated by whitespace</text:span></text:p>
                      </table:table-cell>
                    </table:table-row>
                    <table:table-row>
                      <table:table-cell>
                        <text:p><text:span text:style-name="Highlight">Note</text:span></text:p>
                      </table:table-cell>
                      <table:table-cell>
                        <text:p text:style-name="Text_20_body">The value must point directly to one or more XML elements by means of one or more URIs, separated by whitespace. If more than one is supplied, the implication is that the name is associated with several distinct canonical names.</text:p>
                      </table:table-cell>
                    </table:table-row>
                  </table:table>
                </table:table-cell>
              </table:table-row>
            </table:table>
          </table:table-cell>
        </table:table-row>
      </table:table>
      <text:h text:outline-level="3"><text:bookmark text:name="TEI.att.notated"/>att.notated</text:h>
      <table:table table:name="table444" table:style-name="Table1">
        <table:table-column table:style-name="Table1.col1"/>
        <table:table-column table:style-name="Table2.col2"/>
        <table:table-row>
          <table:table-cell table:number-columns-spanned="2">
            <text:p><text:span text:style-name="Highlight">att.notated</text:span> <text:span>provides attributes to indicate any specialised notation used for element content.</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c quote seg</text:span></text:p>
          </table:table-cell>
        </table:table-row>
        <table:table-row>
          <table:table-cell>
            <text:p><text:span text:style-name="Highlight">Attributes</text:span></text:p>
          </table:table-cell>
          <table:table-cell>
            <table:table table:name="table445" table:style-name="Table1">
              <table:table-column table:style-name="Table1.col1"/>
              <table:table-column table:style-name="Table2.col2"/>
              <table:table-row>
                <table:table-cell>
                  <text:p>notation</text:p>
                </table:table-cell>
                <table:table-cell>
                  <text:p><text:span>names the notation used for the content of the element.</text:span></text:p>
                  <table:table table:name="table446"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enumerated</text:p>
                      </table:table-cell>
                    </table:table-row>
                  </table:table>
                </table:table-cell>
              </table:table-row>
            </table:table>
          </table:table-cell>
        </table:table-row>
      </table:table>
      <text:h text:outline-level="3"><text:bookmark text:name="TEI.att.personal"/>att.personal</text:h>
      <table:table table:name="table447" table:style-name="Table1">
        <table:table-column table:style-name="Table1.col1"/>
        <table:table-column table:style-name="Table2.col2"/>
        <table:table-row>
          <table:table-cell table:number-columns-spanned="2">
            <text:p><text:span text:style-name="Highlight">att.personal</text:span> (<text:span>attributes for components of names usually, but not necessarily, personal names</text:span>) <text:span>common attributes for those elements which form part of a name usually, but not necessarily, a personal name.</text:span> [<text:a xlink:type="simple" xlink:href="https://www.tei-c.org/release/doc/tei-p5-doc/en/html/ND.html#NDPER">13.2.1. Personal Nam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name persName placeName</text:span></text:p>
          </table:table-cell>
        </table:table-row>
        <table:table-row>
          <table:table-cell>
            <text:p><text:span text:style-name="Highlight">Attributes</text:span></text:p>
          </table:table-cell>
          <table:table-cell>
            <text:list text:style-name="L1">
              <text:list-item>
                <text:p text:style-name="P1">att.naming</text:p>
                <text:list text:style-name="L1">
                  <text:list-item>
                    <text:p text:style-name="P1"><text:span text:style-name="Emphasis">@role</text:span></text:p>
                  </text:list-item>
                  <text:list-item>
                    <text:p text:style-name="P1"><text:span text:style-name="Emphasis">@nymRef</text:span></text:p>
                  </text:list-item>
                </text:list>
                <text:list text:style-name="L1">
                  <text:list-item>
                    <text:p text:style-name="P1">att.canonical</text:p>
                    <text:list text:style-name="L1">
                      <text:list-item>
                        <text:p text:style-name="P1"><text:span text:style-name="Emphasis">@key</text:span></text:p>
                      </text:list-item>
                      <text:list-item>
                        <text:p text:style-name="P1"><text:span text:style-name="Emphasis">@ref</text:span></text:p>
                      </text:list-item>
                    </text:list>
                  </text:list-item>
                </text:list>
              </text:list-item>
            </text:list>
            <table:table table:name="table448" table:style-name="Table1">
              <table:table-column table:style-name="Table1.col1"/>
              <table:table-column table:style-name="Table2.col2"/>
              <table:table-row>
                <table:table-cell>
                  <text:p>full</text:p>
                </table:table-cell>
                <table:table-cell>
                  <text:p><text:span>indicates whether the name component is given in full, as an abbreviation or simply as an initial.</text:span></text:p>
                  <table:table table:name="table449"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enumerated</text:p>
                      </table:table-cell>
                    </table:table-row>
                    <table:table-row>
                      <table:table-cell>
                        <text:p><text:span text:style-name="Highlight">Legal values are:</text:span></text:p>
                      </table:table-cell>
                      <table:table-cell>
                        <text:p text:style-name="List_20_Heading">yes</text:p>
                        <text:p text:style-name="List_20_Contents">(<text:span>yes</text:span>) <text:span>the name component is spelled out in full.</text:span><text:span text:style-name="Emphasis">[Default] </text:span></text:p>
                        <text:p text:style-name="List_20_Heading">abb</text:p>
                        <text:p text:style-name="List_20_Contents">(<text:span>abbreviated</text:span>) <text:span>the name component is given in an abbreviated form.</text:span></text:p>
                        <text:p text:style-name="List_20_Heading">init</text:p>
                        <text:p text:style-name="List_20_Contents">(<text:span>initial letter</text:span>) <text:span>the name component is indicated only by one initial.</text:span></text:p>
                      </table:table-cell>
                    </table:table-row>
                  </table:table>
                </table:table-cell>
              </table:table-row>
              <table:table-row>
                <table:table-cell>
                  <text:p>sort</text:p>
                </table:table-cell>
                <table:table-cell>
                  <text:p>(<text:span>sort</text:span>) <text:span>specifies the sort order of the name component in relation to others within the name.</text:span></text:p>
                  <table:table table:name="table450"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count</text:p>
                      </table:table-cell>
                    </table:table-row>
                  </table:table>
                </table:table-cell>
              </table:table-row>
            </table:table>
          </table:table-cell>
        </table:table-row>
      </table:table>
      <text:h text:outline-level="3"><text:bookmark text:name="TEI.att.placement"/>att.placement</text:h>
      <table:table table:name="table451" table:style-name="Table1">
        <table:table-column table:style-name="Table1.col1"/>
        <table:table-column table:style-name="Table2.col2"/>
        <table:table-row>
          <table:table-cell table:number-columns-spanned="2">
            <text:p><text:span text:style-name="Highlight">att.placement</text:span> <text:span>provides attributes for describing where on the source page or object a textual element appears.</text:span> [<text:a xlink:type="simple" xlink:href="https://www.tei-c.org/release/doc/tei-p5-doc/en/html/CO.html#COEDADD">3.5.3. Additions, Deletions, and Omissions</text:a> <text:a xlink:type="simple" xlink:href="https://www.tei-c.org/release/doc/tei-p5-doc/en/html/PH.html#PHAD">11.3.1.4. Additions and Deletion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dd figure head note</text:span></text:p>
          </table:table-cell>
        </table:table-row>
        <table:table-row>
          <table:table-cell>
            <text:p><text:span text:style-name="Highlight">Attributes</text:span></text:p>
          </table:table-cell>
          <table:table-cell>
            <table:table table:name="table452" table:style-name="Table1">
              <table:table-column table:style-name="Table1.col1"/>
              <table:table-column table:style-name="Table2.col2"/>
              <table:table-row>
                <table:table-cell>
                  <text:p>place</text:p>
                </table:table-cell>
                <table:table-cell>
                  <text:p><text:span>specifies where this item is placed.</text:span></text:p>
                  <table:table table:name="table453" table:style-name="Table1">
                    <table:table-column table:style-name="Table1.col1"/>
                    <table:table-column table:style-name="Table2.col2"/>
                    <table:table-row>
                      <table:table-cell>
                        <text:p><text:span text:style-name="Highlight">Status</text:span></text:p>
                      </table:table-cell>
                      <table:table-cell>
                        <text:p><text:span>Recommended</text:span></text:p>
                      </table:table-cell>
                    </table:table-row>
                    <table:table-row>
                      <table:table-cell>
                        <text:p><text:span text:style-name="Highlight">Datatype</text:span></text:p>
                      </table:table-cell>
                      <table:table-cell>
                        <text:p>1–∞ <text:span>occurrences of</text:span> teidata.enumerated <text:span>separated by whitespace</text:span></text:p>
                      </table:table-cell>
                    </table:table-row>
                    <table:table-row>
                      <table:table-cell>
                        <text:p><text:span text:style-name="Highlight">Suggested values include:</text:span></text:p>
                      </table:table-cell>
                      <table:table-cell>
                        <text:p text:style-name="List_20_Heading">top</text:p>
                        <text:p text:style-name="List_20_Contents"><text:span>at the top of the page</text:span></text:p>
                        <text:p text:style-name="List_20_Heading">bottom</text:p>
                        <text:p text:style-name="List_20_Contents"><text:span>at the foot of the page</text:span></text:p>
                        <text:p text:style-name="List_20_Heading">margin</text:p>
                        <text:p text:style-name="List_20_Contents"><text:span>in the margin (left, right, or both)</text:span></text:p>
                        <text:p text:style-name="List_20_Heading">opposite</text:p>
                        <text:p text:style-name="List_20_Contents"><text:span>on the opposite, i.e. facing, page</text:span></text:p>
                        <text:p text:style-name="List_20_Heading">overleaf</text:p>
                        <text:p text:style-name="List_20_Contents"><text:span>on the other side of the leaf</text:span></text:p>
                        <text:p text:style-name="List_20_Heading">above</text:p>
                        <text:p text:style-name="List_20_Contents"><text:span>above the line</text:span></text:p>
                        <text:p text:style-name="List_20_Heading">right</text:p>
                        <text:p text:style-name="List_20_Contents"><text:span>to the right, e.g. to the right of a vertical line of text, or to the right of a figure</text:span></text:p>
                        <text:p text:style-name="List_20_Heading">below</text:p>
                        <text:p text:style-name="List_20_Contents"><text:span>below the line</text:span></text:p>
                        <text:p text:style-name="List_20_Heading">left</text:p>
                        <text:p text:style-name="List_20_Contents"><text:span>to the left, e.g. to the left of a vertical line of text, or to the left of a figure</text:span></text:p>
                        <text:p text:style-name="List_20_Heading">end</text:p>
                        <text:p text:style-name="List_20_Contents"><text:span>at the end of e.g. chapter or volume.</text:span></text:p>
                        <text:p text:style-name="List_20_Heading">inline</text:p>
                        <text:p text:style-name="List_20_Contents"><text:span>within the body of the text.</text:span></text:p>
                        <text:p text:style-name="List_20_Heading">inspace</text:p>
                        <text:p text:style-name="List_20_Contents"><text:span>in a predefined space, for example left by an earlier scribe.</text:span></text:p>
                      </table:table-cell>
                    </table:table-row>
                    <table:table-row>
                      <table:table-cell table:number-columns-spanned="2">
                        <text:p text:style-name="Preformatted_20_Text">&lt;add place="margin"&gt;[An addition written in the margin]&lt;/add&gt;</text:p>
                        <text:p text:style-name="Preformatted_20_Text">&lt;add place="bottom opposite"&gt;[An addition written at the</text:p>
                        <text:p text:style-name="Preformatted_20_Text"> foot of the current page and also on the facing page]&lt;/add&gt;</text:p>
                      </table:table-cell>
                      <table:covered-table-cell/>
                    </table:table-row>
                    <table:table-row>
                      <table:table-cell table:number-columns-spanned="2">
                        <text:p text:style-name="Preformatted_20_Text">&lt;note place="bottom"&gt;Ibid, p.7&lt;/note&gt;</text:p>
                      </table:table-cell>
                      <table:covered-table-cell/>
                    </table:table-row>
                  </table:table>
                </table:table-cell>
              </table:table-row>
            </table:table>
          </table:table-cell>
        </table:table-row>
      </table:table>
      <text:h text:outline-level="3"><text:bookmark text:name="TEI.att.pointing"/>att.pointing</text:h>
      <table:table table:name="table454" table:style-name="Table1">
        <table:table-column table:style-name="Table1.col1"/>
        <table:table-column table:style-name="Table2.col2"/>
        <table:table-row>
          <table:table-cell table:number-columns-spanned="2">
            <text:p><text:span text:style-name="Highlight">att.pointing</text:span> <text:span>provides a set of attributes used by all elements which point to other elements by means of one or more URI references.</text:span> [<text:a xlink:type="simple" xlink:href="https://www.tei-c.org/release/doc/tei-p5-doc/en/html/ST.html#STGAla">1.3.1.1.2. Language Indicators</text:a> <text:a xlink:type="simple" xlink:href="https://www.tei-c.org/release/doc/tei-p5-doc/en/html/CO.html#COXR">3.7. Simple Links and Cross-Referenc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licence locus note ref</text:span></text:p>
          </table:table-cell>
        </table:table-row>
        <table:table-row>
          <table:table-cell>
            <text:p><text:span text:style-name="Highlight">Attributes</text:span></text:p>
          </table:table-cell>
          <table:table-cell>
            <table:table table:name="table455" table:style-name="Table1">
              <table:table-column table:style-name="Table1.col1"/>
              <table:table-column table:style-name="Table2.col2"/>
              <table:table-row>
                <table:table-cell>
                  <text:p>targetLang</text:p>
                </table:table-cell>
                <table:table-cell>
                  <text:p><text:span>specifies the language of the content to be found at the destination referenced by <text:span text:style-name="Emphasis">target</text:span>, using a <text:span>‘language tag’</text:span> generated according to <text:a xlink:type="simple" xlink:href="http://www.rfc-editor.org/rfc/bcp/bcp47.txt">BCP 47</text:a>.</text:span></text:p>
                  <table:table table:name="table456"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language</text:p>
                      </table:table-cell>
                    </table:table-row>
                    <table:table-row>
                      <table:table-cell>
                        <text:p><text:span text:style-name="Highlight">Schematron</text:span></text:p>
                      </table:table-cell>
                      <table:table-cell>
                        <text:p>
&lt;sch:rule context="tei:*[not(self::tei:schemaSpec)][@targetLang]"&gt;
&lt;sch:assert test="@target"&gt;@targetLang should only be used on &lt;sch:name/&gt; if @target is specified.&lt;/sch:assert&gt;
&lt;/sch:rule&gt;</text:p>
                      </table:table-cell>
                    </table:table-row>
                    <table:table-row>
                      <table:table-cell table:number-columns-spanned="2">
                        <text:p text:style-name="Preformatted_20_Text">&lt;linkGrp xml:id="pol-swh_aln_2.1-linkGrp"&gt;</text:p>
                        <text:p text:style-name="Preformatted_20_Text"> &lt;ptr xml:id="pol-swh_aln_2.1.1-ptr"</text:p>
                        <text:p text:style-name="Preformatted_20_Text">  target="pol/UDHR/text.xml#pol_txt_1-head"</text:p>
                        <text:p text:style-name="Preformatted_20_Text">  type="tuv"</text:p>
                        <text:p text:style-name="Preformatted_20_Text">  targetLang="pl"/&gt;</text:p>
                        <text:p text:style-name="Preformatted_20_Text"> &lt;ptr xml:id="pol-swh_aln_2.1.2-ptr"</text:p>
                        <text:p text:style-name="Preformatted_20_Text">  target="swh/UDHR/text.xml#swh_txt_1-head"</text:p>
                        <text:p text:style-name="Preformatted_20_Text">  type="tuv"</text:p>
                        <text:p text:style-name="Preformatted_20_Text">  targetLang="sw"/&gt;</text:p>
                        <text:p text:style-name="Preformatted_20_Text">&lt;/linkGrp&gt;</text:p>
                        <text:p>In the example above, the &lt;linkGrp&gt; combines pointers at parallel fragments of the <text:span text:style-name="Emphasis">Universal Declaration of Human Rights</text:span>: one of them is in Polish, the other in Swahili.</text:p>
                      </table:table-cell>
                      <table:covered-table-cell/>
                    </table:table-row>
                    <table:table-row>
                      <table:table-cell>
                        <text:p><text:span text:style-name="Highlight">Note</text:span></text:p>
                      </table:table-cell>
                      <table:table-cell>
                        <text:p text:style-name="Text_20_body">The value must conform to BCP 47. If the value is a private use code (i.e., starts with <text:span text:style-name="Emphasis">x-</text:span> or contains <text:span text:style-name="Emphasis">-x-</text:span>), a &lt;language&gt; element with a matching value for its <text:span text:style-name="Emphasis">ident</text:span> attribute should be supplied in the TEI header to document this value. Such documentation may also optionally be supplied for non-private-use codes, though these must remain consistent with their <text:span> (IETF)</text:span><text:span>Internet Engineering Task Force</text:span> definitions.</text:p>
                      </table:table-cell>
                    </table:table-row>
                  </table:table>
                </table:table-cell>
              </table:table-row>
              <table:table-row>
                <table:table-cell>
                  <text:p>target</text:p>
                </table:table-cell>
                <table:table-cell>
                  <text:p><text:span>specifies the destination of the reference by supplying one or more URI References</text:span></text:p>
                  <table:table table:name="table457"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idata.pointer <text:span>separated by whitespace</text:span></text:p>
                      </table:table-cell>
                    </table:table-row>
                    <table:table-row>
                      <table:table-cell>
                        <text:p><text:span text:style-name="Highlight">Note</text:span></text:p>
                      </table:table-cell>
                      <table:table-cell>
                        <text:p text:style-name="Text_20_body">One or more syntactically valid URI references, separated by whitespace. Because whitespace is used to separate URIs, no whitespace is permitted inside a single URI. If a whitespace character is required in a URI, it should be escaped with the normal mechanism, e.g. <text:span text:style-name="User_20_Entry">TEI%20Consortium</text:span>.</text:p>
                      </table:table-cell>
                    </table:table-row>
                  </table:table>
                </table:table-cell>
              </table:table-row>
              <table:table-row>
                <table:table-cell>
                  <text:p>evaluate</text:p>
                </table:table-cell>
                <table:table-cell>
                  <text:p>(<text:span>evaluate</text:span>) <text:span>specifies the intended meaning when the target of a pointer is itself a pointer.</text:span></text:p>
                  <table:table table:name="table458"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enumerated</text:p>
                      </table:table-cell>
                    </table:table-row>
                    <table:table-row>
                      <table:table-cell>
                        <text:p><text:span text:style-name="Highlight">Legal values are:</text:span></text:p>
                      </table:table-cell>
                      <table:table-cell>
                        <text:p text:style-name="List_20_Heading">all</text:p>
                        <text:p text:style-name="List_20_Contents"><text:span>if the element pointed to is itself a pointer, then the target of that pointer will be taken, and so on, until an element is found which is not a pointer.</text:span></text:p>
                        <text:p text:style-name="List_20_Heading">one</text:p>
                        <text:p text:style-name="List_20_Contents"><text:span>if the element pointed to is itself a pointer, then its target (whether a pointer or not) is taken as the target of this pointer.</text:span></text:p>
                        <text:p text:style-name="List_20_Heading">none</text:p>
                        <text:p text:style-name="List_20_Contents"><text:span>no further evaluation of targets is carried out beyond that needed to find the element specified in the pointer's target.</text:span></text:p>
                      </table:table-cell>
                    </table:table-row>
                    <table:table-row>
                      <table:table-cell>
                        <text:p><text:span text:style-name="Highlight">Note</text:span></text:p>
                      </table:table-cell>
                      <table:table-cell>
                        <text:p text:style-name="Text_20_body">If no value is given, the application program is responsible for deciding (possibly on the basis of user input) how far to trace a chain of pointers.</text:p>
                      </table:table-cell>
                    </table:table-row>
                  </table:table>
                </table:table-cell>
              </table:table-row>
            </table:table>
          </table:table-cell>
        </table:table-row>
      </table:table>
      <text:h text:outline-level="3"><text:bookmark text:name="TEI.att.ranging"/>att.ranging</text:h>
      <table:table table:name="table459" table:style-name="Table1">
        <table:table-column table:style-name="Table1.col1"/>
        <table:table-column table:style-name="Table2.col2"/>
        <table:table-row>
          <table:table-cell table:number-columns-spanned="2">
            <text:p><text:span text:style-name="Highlight">att.ranging</text:span> <text:span>provides attributes for describing numerical range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tt.dimensions<text:span text:style-name="Emphasis">[att.damaged<text:span text:style-name="Emphasis">[damage]</text:span> add date del dimensions gap height subst supplied surplus unclear width]</text:span> num</text:span></text:p>
          </table:table-cell>
        </table:table-row>
        <table:table-row>
          <table:table-cell>
            <text:p><text:span text:style-name="Highlight">Attributes</text:span></text:p>
          </table:table-cell>
          <table:table-cell>
            <table:table table:name="table460" table:style-name="Table1">
              <table:table-column table:style-name="Table1.col1"/>
              <table:table-column table:style-name="Table2.col2"/>
              <table:table-row>
                <table:table-cell>
                  <text:p>atLeast</text:p>
                </table:table-cell>
                <table:table-cell>
                  <text:p><text:span>gives a minimum estimated value for the approximate measurement.</text:span></text:p>
                  <table:table table:name="table461"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numeric</text:p>
                      </table:table-cell>
                    </table:table-row>
                  </table:table>
                </table:table-cell>
              </table:table-row>
              <table:table-row>
                <table:table-cell>
                  <text:p>atMost</text:p>
                </table:table-cell>
                <table:table-cell>
                  <text:p><text:span>gives a maximum estimated value for the approximate measurement.</text:span></text:p>
                  <table:table table:name="table462"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numeric</text:p>
                      </table:table-cell>
                    </table:table-row>
                  </table:table>
                </table:table-cell>
              </table:table-row>
              <table:table-row>
                <table:table-cell>
                  <text:p>min</text:p>
                </table:table-cell>
                <table:table-cell>
                  <text:p><text:span>where the measurement summarizes more than one observation or a range, supplies the minimum value observed.</text:span></text:p>
                  <table:table table:name="table463"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numeric</text:p>
                      </table:table-cell>
                    </table:table-row>
                  </table:table>
                </table:table-cell>
              </table:table-row>
              <table:table-row>
                <table:table-cell>
                  <text:p>max</text:p>
                </table:table-cell>
                <table:table-cell>
                  <text:p><text:span>where the measurement summarizes more than one observation or a range, supplies the maximum value observed.</text:span></text:p>
                  <table:table table:name="table464"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numeric</text:p>
                      </table:table-cell>
                    </table:table-row>
                  </table:table>
                </table:table-cell>
              </table:table-row>
              <table:table-row>
                <table:table-cell>
                  <text:p>confidence</text:p>
                </table:table-cell>
                <table:table-cell>
                  <text:p><text:span>specifies the degree of statistical confidence (between zero and one) that a value falls within the range specified by <text:span text:style-name="Emphasis">min</text:span> and <text:span text:style-name="Emphasis">max</text:span>, or the proportion of observed values that fall within that range.</text:span></text:p>
                  <table:table table:name="table465"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probability</text:p>
                      </table:table-cell>
                    </table:table-row>
                  </table:table>
                </table:table-cell>
              </table:table-row>
            </table:table>
          </table:table-cell>
        </table:table-row>
        <table:table-row>
          <table:table-cell>
            <text:p><text:span text:style-name="Highlight">Example</text:span></text:p>
          </table:table-cell>
          <table:table-cell>
            <text:p text:style-name="Preformatted_20_Text">The MS. was lost in transmission by mail from &lt;del rend="overstrike"&gt;</text:p>
            <text:p text:style-name="Preformatted_20_Text"> &lt;gap reason="illegible"</text:p>
            <text:p text:style-name="Preformatted_20_Text">  extent="one or two letters" atLeast="1" atMost="2" unit="chars"/&gt;</text:p>
            <text:p text:style-name="Preformatted_20_Text">&lt;/del&gt; Philadelphia to the Graphic office, New York.</text:p>
            <text:p text:style-name="Preformatted_20_Text"/>
          </table:table-cell>
        </table:table-row>
        <table:table-row>
          <table:table-cell>
            <text:p><text:span text:style-name="Highlight">Example</text:span></text:p>
          </table:table-cell>
          <table:table-cell>
            <text:p text:style-name="Preformatted_20_Text"> Americares has been supporting the health sector in Eastern</text:p>
            <text:p text:style-name="Preformatted_20_Text"> Europe since 1986, and since 1992 has provided &lt;measure atLeast="120000000" unit="USD"</text:p>
            <text:p text:style-name="Preformatted_20_Text"> commodity="currency"&gt;more than</text:p>
            <text:p text:style-name="Preformatted_20_Text"> $120m&lt;/measure&gt; in aid to Ukrainians.</text:p>
            <text:p text:style-name="Preformatted_20_Text"/>
          </table:table-cell>
        </table:table-row>
      </table:table>
      <text:h text:outline-level="3"><text:bookmark text:name="TEI.att.segLike"/>att.segLike</text:h>
      <table:table table:name="table466" table:style-name="Table1">
        <table:table-column table:style-name="Table1.col1"/>
        <table:table-column table:style-name="Table2.col2"/>
        <table:table-row>
          <table:table-cell table:number-columns-spanned="2">
            <text:p><text:span text:style-name="Highlight">att.segLike</text:span> <text:span>provides attributes for elements used for arbitrary segmentation.</text:span> [<text:a xlink:type="simple" xlink:href="https://www.tei-c.org/release/doc/tei-p5-doc/en/html/SA.html#SASE">16.3. Blocks, Segments, and Anchors</text:a> <text:a xlink:type="simple" xlink:href="https://www.tei-c.org/release/doc/tei-p5-doc/en/html/AI.html#AILC">17.1. Linguistic Segment Categori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c seg</text:span></text:p>
          </table:table-cell>
        </table:table-row>
        <table:table-row>
          <table:table-cell>
            <text:p><text:span text:style-name="Highlight">Attributes</text:span></text:p>
          </table:table-cell>
          <table:table-cell>
            <text:list text:style-name="L1">
              <text:list-item>
                <text:p text:style-name="P1">att.datcat</text:p>
                <text:list text:style-name="L1">
                  <text:list-item>
                    <text:p text:style-name="P1"><text:span text:style-name="Emphasis">@datcat</text:span></text:p>
                  </text:list-item>
                  <text:list-item>
                    <text:p text:style-name="P1"><text:span text:style-name="Emphasis">@valueDatcat</text:span></text:p>
                  </text:list-item>
                  <text:list-item>
                    <text:p text:style-name="P1"><text:span text:style-name="Emphasis">@targetDatcat</text:span></text:p>
                  </text:list-item>
                </text:list>
              </text:list-item>
              <text:list-item>
                <text:p text:style-name="P1">att.fragmentable</text:p>
                <text:list text:style-name="L1">
                  <text:list-item>
                    <text:p text:style-name="P1"><text:span text:style-name="Emphasis">@part</text:span></text:p>
                  </text:list-item>
                </text:list>
              </text:list-item>
            </text:list>
            <table:table table:name="table467" table:style-name="Table1">
              <table:table-column table:style-name="Table1.col1"/>
              <table:table-column table:style-name="Table2.col2"/>
              <table:table-row>
                <table:table-cell>
                  <text:p>function</text:p>
                </table:table-cell>
                <table:table-cell>
                  <text:p>(<text:span>function</text:span>) <text:span>characterizes the function of the segment.</text:span></text:p>
                  <table:table table:name="table468"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enumerated</text:p>
                      </table:table-cell>
                    </table:table-row>
                    <table:table-row>
                      <table:table-cell>
                        <text:p><text:span text:style-name="Highlight">Note</text:span></text:p>
                      </table:table-cell>
                      <table:table-cell>
                        <text:p text:style-name="Text_20_body">Attribute values will often vary depending on the type of element to which they are attached. For example, a &lt;cl&gt;, may take values such as coordinate, subject, adverbial etc. For a &lt;phr&gt;, such values as subject, predicate etc. may be more appropriate. Such constraints will typically be implemented by a project-defined customization.</text:p>
                      </table:table-cell>
                    </table:table-row>
                  </table:table>
                </table:table-cell>
              </table:table-row>
            </table:table>
          </table:table-cell>
        </table:table-row>
      </table:table>
      <text:h text:outline-level="3"><text:bookmark text:name="TEI.att.sortable"/>att.sortable</text:h>
      <table:table table:name="table469" table:style-name="Table1">
        <table:table-column table:style-name="Table1.col1"/>
        <table:table-column table:style-name="Table2.col2"/>
        <table:table-row>
          <table:table-cell table:number-columns-spanned="2">
            <text:p><text:span text:style-name="Highlight">att.sortable</text:span> <text:span>provides attributes for elements in lists or groups that are sortable, but whose sorting key cannot be derived mechanically from the element content.</text:span> [<text:a xlink:type="simple" xlink:href="https://www.tei-c.org/release/doc/tei-p5-doc/en/html/DI.html#DIBO">9.1. Dictionary Body and Overall Structure</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idno listWit msDesc witness</text:span></text:p>
          </table:table-cell>
        </table:table-row>
        <table:table-row>
          <table:table-cell>
            <text:p><text:span text:style-name="Highlight">Attributes</text:span></text:p>
          </table:table-cell>
          <table:table-cell>
            <table:table table:name="table470" table:style-name="Table1">
              <table:table-column table:style-name="Table1.col1"/>
              <table:table-column table:style-name="Table2.col2"/>
              <table:table-row>
                <table:table-cell>
                  <text:p>sortKey</text:p>
                </table:table-cell>
                <table:table-cell>
                  <text:p><text:span>supplies the sort key for this element in an index, list or group which contains it.</text:span></text:p>
                  <table:table table:name="table471"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word</text:p>
                      </table:table-cell>
                    </table:table-row>
                    <table:table-row>
                      <table:table-cell table:number-columns-spanned="2">
                        <text:p text:style-name="Preformatted_20_Text">David's other principal backer, Josiah</text:p>
                        <text:p text:style-name="Preformatted_20_Text"> ha-Kohen &lt;index indexName="NAMES"&gt;</text:p>
                        <text:p text:style-name="Preformatted_20_Text"> &lt;term sortKey="Azarya_Josiah_Kohen"&gt;Josiah ha-Kohen b. Azarya&lt;/term&gt;</text:p>
                        <text:p text:style-name="Preformatted_20_Text">&lt;/index&gt; b. Azarya, son of one of the last gaons of Sura was David's own first</text:p>
                        <text:p text:style-name="Preformatted_20_Text"> cousin.</text:p>
                      </table:table-cell>
                      <table:covered-table-cell/>
                    </table:table-row>
                    <table:table-row>
                      <table:table-cell>
                        <text:p><text:span text:style-name="Highlight">Note</text:span></text:p>
                      </table:table-cell>
                      <table:table-cell>
                        <text:p text:style-name="Text_20_body">The sort key is used to determine the sequence and grouping of entries in an index. It provides a sequence of characters which, when sorted with the other values, will produced the desired order; specifics of sort key construction are application-dependent</text:p>
                        <text:p text:style-name="Text_20_body">Dictionary order often differs from the collation sequence of machine-readable character sets; in English-language dictionaries, an entry for <text:span text:style-name="Emphasis">4-H</text:span> will often appear alphabetized under <text:span text:style-name="q">‘fourh’</text:span>, and <text:span text:style-name="Emphasis">McCoy</text:span> may be alphabetized under <text:span text:style-name="q">‘maccoy’</text:span>, while <text:span text:style-name="Emphasis">A1</text:span>, <text:span text:style-name="Emphasis">A4</text:span>, and <text:span text:style-name="Emphasis">A5</text:span> may all appear in numeric order <text:span>‘alphabetized’</text:span> between <text:span text:style-name="q">‘a-’</text:span> and <text:span text:style-name="q">‘AA’</text:span>. The sort key is required if the orthography of the dictionary entry does not suffice to determine its location.</text:p>
                      </table:table-cell>
                    </table:table-row>
                  </table:table>
                </table:table-cell>
              </table:table-row>
            </table:table>
          </table:table-cell>
        </table:table-row>
      </table:table>
      <text:h text:outline-level="3"><text:bookmark text:name="TEI.att.spanning"/>att.spanning</text:h>
      <table:table table:name="table472" table:style-name="Table1">
        <table:table-column table:style-name="Table1.col1"/>
        <table:table-column table:style-name="Table2.col2"/>
        <table:table-row>
          <table:table-cell table:number-columns-spanned="2">
            <text:p><text:span text:style-name="Highlight">att.spanning</text:span> <text:span>provides attributes for elements which delimit a span of text by pointing mechanisms rather than by enclosing it.</text:span> [<text:a xlink:type="simple" xlink:href="https://www.tei-c.org/release/doc/tei-p5-doc/en/html/PH.html#PHAD">11.3.1.4. Additions and Deletions</text:a> <text:a xlink:type="simple" xlink:href="https://www.tei-c.org/release/doc/tei-p5-doc/en/html/ST.html#STECAT">1.3.1. Attribute Class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cb pb</text:span></text:p>
          </table:table-cell>
        </table:table-row>
        <table:table-row>
          <table:table-cell>
            <text:p><text:span text:style-name="Highlight">Attributes</text:span></text:p>
          </table:table-cell>
          <table:table-cell>
            <table:table table:name="table473" table:style-name="Table1">
              <table:table-column table:style-name="Table1.col1"/>
              <table:table-column table:style-name="Table2.col2"/>
              <table:table-row>
                <table:table-cell>
                  <text:p>spanTo</text:p>
                </table:table-cell>
                <table:table-cell>
                  <text:p><text:span>indicates the end of a span initiated by the element bearing this attribute.</text:span></text:p>
                  <table:table table:name="table474"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pointer</text:p>
                      </table:table-cell>
                    </table:table-row>
                    <table:table-row>
                      <table:table-cell>
                        <text:p><text:span text:style-name="Highlight">Schematron</text:span></text:p>
                      </table:table-cell>
                      <table:table-cell>
                        <text:p><text:span>The @spanTo attribute must point to an element following the current element</text:span></text:p>
                        <text:p>
&lt;sch:rule context="tei:*[@spanTo]"&gt;
&lt;sch:assert test="id(substring(@spanTo,2)) and following::*[@xml:id=substring(current()/@spanTo,2)]"&gt;The element indicated by @spanTo (&lt;sch:value-of select="@spanTo"/&gt;) must follow the current element &lt;sch:name/&gt;
&lt;/sch:assert&gt;
&lt;/sch:rule&gt;</text:p>
                      </table:table-cell>
                    </table:table-row>
                  </table:table>
                </table:table-cell>
              </table:table-row>
            </table:table>
          </table:table-cell>
        </table:table-row>
        <table:table-row>
          <table:table-cell>
            <text:p><text:span text:style-name="Highlight">Note</text:span></text:p>
          </table:table-cell>
          <table:table-cell>
            <text:p text:style-name="Text_20_body">The span is defined as running in document order from the start of the content of the pointing element to the end of the content of the element pointed to by the <text:span text:style-name="Emphasis">spanTo</text:span> attribute (if any). If no value is supplied for the attribute, the assumption is that the span is coextensive with the pointing element. If no content is present, the assumption is that the starting point of the span is immediately following the element itself.</text:p>
          </table:table-cell>
        </table:table-row>
      </table:table>
      <text:h text:outline-level="3"><text:bookmark text:name="TEI.att.textCritical"/>att.textCritical</text:h>
      <table:table table:name="table475" table:style-name="Table1">
        <table:table-column table:style-name="Table1.col1"/>
        <table:table-column table:style-name="Table2.col2"/>
        <table:table-row>
          <table:table-cell table:number-columns-spanned="2">
            <text:p><text:span text:style-name="Highlight">att.textCritical</text:span> <text:span>defines a set of attributes common to all elements representing variant readings in text critical work.</text:span> [<text:a xlink:type="simple" xlink:href="https://www.tei-c.org/release/doc/tei-p5-doc/en/html/TC.html#TCAPLL">12.1. The Apparatus Entry, Readings, and Witnesses</text:a>]</text:p>
          </table:table-cell>
          <table:covered-table-cell/>
        </table:table-row>
        <table:table-row>
          <table:table-cell>
            <text:p><text:span text:style-name="Highlight">Module</text:span></text:p>
          </table:table-cell>
          <table:table-cell>
            <text:p>textcrit</text:p>
          </table:table-cell>
        </table:table-row>
        <table:table-row>
          <table:table-cell>
            <text:p><text:span text:style-name="Highlight">Members</text:span></text:p>
          </table:table-cell>
          <table:table-cell>
            <text:p><text:span text:style-name="Emphasis">lem rdg rdgGrp</text:span></text:p>
          </table:table-cell>
        </table:table-row>
        <table:table-row>
          <table:table-cell>
            <text:p><text:span text:style-name="Highlight">Attributes</text:span></text:p>
          </table:table-cell>
          <table:table-cell>
            <text:list text:style-name="L1">
              <text:list-item>
                <text:p text:style-name="P1">att.written</text:p>
                <text:list text:style-name="L1">
                  <text:list-item>
                    <text:p text:style-name="P1"><text:span text:style-name="Emphasis">@hand</text:span></text:p>
                  </text:list-item>
                </text:list>
              </text:list-item>
              <text:list-item>
                <text:p text:style-name="P1">att.typed</text:p>
                <text:list text:style-name="L1">
                  <text:list-item>
                    <text:p text:style-name="P1"><text:span>type</text:span></text:p>
                  </text:list-item>
                  <text:list-item>
                    <text:p text:style-name="P1"><text:span>@subtype</text:span></text:p>
                  </text:list-item>
                </text:list>
              </text:list-item>
            </text:list>
            <table:table table:name="table476" table:style-name="Table1">
              <table:table-column table:style-name="Table1.col1"/>
              <table:table-column table:style-name="Table2.col2"/>
              <table:table-row>
                <table:table-cell>
                  <text:p>type</text:p>
                </table:table-cell>
                <table:table-cell>
                  <text:p><text:span>classifies the reading according to some useful typology.</text:span></text:p>
                  <table:table table:name="table477"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enumerated</text:p>
                      </table:table-cell>
                    </table:table-row>
                    <table:table-row>
                      <table:table-cell>
                        <text:p><text:span text:style-name="Highlight">Sample values include:</text:span></text:p>
                      </table:table-cell>
                      <table:table-cell>
                        <text:p text:style-name="List_20_Heading">substantive</text:p>
                        <text:p text:style-name="List_20_Contents">(<text:span>substantive</text:span>) <text:span>the reading offers a substantive variant.</text:span></text:p>
                        <text:p text:style-name="List_20_Heading">orthographic</text:p>
                        <text:p text:style-name="List_20_Contents">(<text:span>orthographic</text:span>) <text:span>the reading differs only orthographically, not in substance, from other readings.</text:span></text:p>
                      </table:table-cell>
                    </table:table-row>
                  </table:table>
                </table:table-cell>
              </table:table-row>
              <table:table-row>
                <table:table-cell>
                  <text:p>cause</text:p>
                </table:table-cell>
                <table:table-cell>
                  <text:p><text:span>classifies the cause for the variant reading, according to any appropriate typology of possible origins.</text:span></text:p>
                  <table:table table:name="table478"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enumerated</text:p>
                      </table:table-cell>
                    </table:table-row>
                    <table:table-row>
                      <table:table-cell>
                        <text:p><text:span text:style-name="Highlight">Sample values include:</text:span></text:p>
                      </table:table-cell>
                      <table:table-cell>
                        <text:p text:style-name="List_20_Heading">homeoteleuton</text:p>
                        <text:p text:style-name="List_20_Contents"/>
                        <text:p text:style-name="List_20_Heading">homeoarchy</text:p>
                        <text:p text:style-name="List_20_Contents"/>
                        <text:p text:style-name="List_20_Heading">paleographicConfusion</text:p>
                        <text:p text:style-name="List_20_Contents"/>
                        <text:p text:style-name="List_20_Heading">haplography</text:p>
                        <text:p text:style-name="List_20_Contents"/>
                        <text:p text:style-name="List_20_Heading">dittography</text:p>
                        <text:p text:style-name="List_20_Contents"/>
                        <text:p text:style-name="List_20_Heading">falseEmendation</text:p>
                        <text:p text:style-name="List_20_Contents"/>
                      </table:table-cell>
                    </table:table-row>
                  </table:table>
                </table:table-cell>
              </table:table-row>
              <table:table-row>
                <table:table-cell>
                  <text:p>varSeq</text:p>
                </table:table-cell>
                <table:table-cell>
                  <text:p>(<text:span>variant sequence</text:span>) <text:span>provides a number indicating the position of this reading in a sequence, when there is reason to presume a sequence to the variants. </text:span></text:p>
                  <table:table table:name="table479"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count</text:p>
                      </table:table-cell>
                    </table:table-row>
                    <table:table-row>
                      <table:table-cell>
                        <text:p><text:span text:style-name="Highlight">Note</text:span></text:p>
                      </table:table-cell>
                      <table:table-cell>
                        <text:p text:style-name="Text_20_body">Different variant sequences could be coded with distinct number trails: 1-2-3 for one sequence, 5-6-7 for another. More complex variant sequences, with (for example) multiple branchings from single readings, may be expressed through the &lt;join&gt; element.</text:p>
                      </table:table-cell>
                    </table:table-row>
                  </table:table>
                </table:table-cell>
              </table:table-row>
              <table:table-row>
                <table:table-cell>
                  <text:p>require</text:p>
                </table:table-cell>
                <table:table-cell>
                  <text:p><text:span>points to other readings that are required when adopting the current reading or lemma.</text:span></text:p>
                  <table:table table:name="table480"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idata.pointer <text:span>separated by whitespace</text:span></text:p>
                      </table:table-cell>
                    </table:table-row>
                  </table:table>
                </table:table-cell>
              </table:table-row>
            </table:table>
          </table:table-cell>
        </table:table-row>
        <table:table-row>
          <table:table-cell>
            <text:p><text:span text:style-name="Highlight">Note</text:span></text:p>
          </table:table-cell>
          <table:table-cell>
            <text:p text:style-name="Text_20_body">This element class defines attributes inherited by &lt;rdg&gt;, &lt;lem&gt;, and &lt;rdgGrp&gt;.</text:p>
          </table:table-cell>
        </table:table-row>
      </table:table>
      <text:h text:outline-level="3"><text:bookmark text:name="TEI.att.timed"/>att.timed</text:h>
      <table:table table:name="table481" table:style-name="Table1">
        <table:table-column table:style-name="Table1.col1"/>
        <table:table-column table:style-name="Table2.col2"/>
        <table:table-row>
          <table:table-cell table:number-columns-spanned="2">
            <text:p><text:span text:style-name="Highlight">att.timed</text:span> <text:span>provides attributes common to those elements which have a duration in time, expressed either absolutely or by reference to an alignment map.</text:span> [<text:a xlink:type="simple" xlink:href="https://www.tei-c.org/release/doc/tei-p5-doc/en/html/TS.html#TSBATI">8.3.5. Temporal Information</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gap</text:span></text:p>
          </table:table-cell>
        </table:table-row>
        <table:table-row>
          <table:table-cell>
            <text:p><text:span text:style-name="Highlight">Attributes</text:span></text:p>
          </table:table-cell>
          <table:table-cell>
            <table:table table:name="table482" table:style-name="Table1">
              <table:table-column table:style-name="Table1.col1"/>
              <table:table-column table:style-name="Table2.col2"/>
              <table:table-row>
                <table:table-cell>
                  <text:p>start</text:p>
                </table:table-cell>
                <table:table-cell>
                  <text:p><text:span>indicates the location within a temporal alignment at which this element begins.</text:span></text:p>
                  <table:table table:name="table483"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pointer</text:p>
                      </table:table-cell>
                    </table:table-row>
                    <table:table-row>
                      <table:table-cell>
                        <text:p><text:span text:style-name="Highlight">Note</text:span></text:p>
                      </table:table-cell>
                      <table:table-cell>
                        <text:p text:style-name="Text_20_body">If no value is supplied, the element is assumed to follow the immediately preceding element at the same hierarchic level.</text:p>
                      </table:table-cell>
                    </table:table-row>
                  </table:table>
                </table:table-cell>
              </table:table-row>
              <table:table-row>
                <table:table-cell>
                  <text:p>end</text:p>
                </table:table-cell>
                <table:table-cell>
                  <text:p><text:span>indicates the location within a temporal alignment at which this element ends.</text:span></text:p>
                  <table:table table:name="table484"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pointer</text:p>
                      </table:table-cell>
                    </table:table-row>
                    <table:table-row>
                      <table:table-cell>
                        <text:p><text:span text:style-name="Highlight">Note</text:span></text:p>
                      </table:table-cell>
                      <table:table-cell>
                        <text:p text:style-name="Text_20_body">If no value is supplied, the element is assumed to precede the immediately following element at the same hierarchic level.</text:p>
                      </table:table-cell>
                    </table:table-row>
                  </table:table>
                </table:table-cell>
              </table:table-row>
            </table:table>
          </table:table-cell>
        </table:table-row>
      </table:table>
      <text:h text:outline-level="3"><text:bookmark text:name="TEI.att.transcriptional"/>att.transcriptional</text:h>
      <table:table table:name="table485" table:style-name="Table1">
        <table:table-column table:style-name="Table1.col1"/>
        <table:table-column table:style-name="Table2.col2"/>
        <table:table-row>
          <table:table-cell table:number-columns-spanned="2">
            <text:p><text:span text:style-name="Highlight">att.transcriptional</text:span> <text:span>provides attributes specific to elements encoding authorial or scribal intervention in a text when transcribing manuscript or similar sources.</text:span> [<text:a xlink:type="simple" xlink:href="https://www.tei-c.org/release/doc/tei-p5-doc/en/html/PH.html#PHAD">11.3.1.4. Additions and Deletion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dd del subst</text:span></text:p>
          </table:table-cell>
        </table:table-row>
        <table:table-row>
          <table:table-cell>
            <text:p><text:span text:style-name="Highlight">Attributes</text:span></text:p>
          </table:table-cell>
          <table:table-cell>
            <text:list text:style-name="L1">
              <text:list-item>
                <text:p text:style-name="P1">att.editLike</text:p>
                <text:list text:style-name="L1">
                  <text:list-item>
                    <text:p text:style-name="P1"><text:span text:style-name="Emphasis">@evidence</text:span></text:p>
                  </text:list-item>
                  <text:list-item>
                    <text:p text:style-name="P1"><text:span text:style-name="Emphasis">@instant</text:span></text:p>
                  </text:list-item>
                </text:list>
              </text:list-item>
              <text:list-item>
                <text:p text:style-name="P1">att.written</text:p>
                <text:list text:style-name="L1">
                  <text:list-item>
                    <text:p text:style-name="P1"><text:span text:style-name="Emphasis">@hand</text:span></text:p>
                  </text:list-item>
                </text:list>
              </text:list-item>
            </text:list>
            <table:table table:name="table486" table:style-name="Table1">
              <table:table-column table:style-name="Table1.col1"/>
              <table:table-column table:style-name="Table2.col2"/>
              <table:table-row>
                <table:table-cell>
                  <text:p>status</text:p>
                </table:table-cell>
                <table:table-cell>
                  <text:p><text:span>indicates the effect of the intervention, for example in the case of a deletion, strikeouts which include too much or too little text, or in the case of an addition, an insertion which duplicates some of the text already present.</text:span></text:p>
                  <table:table table:name="table487"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enumerated</text:p>
                      </table:table-cell>
                    </table:table-row>
                    <table:table-row>
                      <table:table-cell>
                        <text:p><text:span text:style-name="Highlight">Sample values include:</text:span></text:p>
                      </table:table-cell>
                      <table:table-cell>
                        <text:p text:style-name="List_20_Heading">duplicate</text:p>
                        <text:p text:style-name="List_20_Contents"><text:span>all of the text indicated as an addition duplicates some text that is in the original, whether the duplication is word-for-word or less exact.</text:span></text:p>
                        <text:p text:style-name="List_20_Heading">duplicate-partial</text:p>
                        <text:p text:style-name="List_20_Contents"><text:span>part of the text indicated as an addition duplicates some text that is in the original</text:span></text:p>
                        <text:p text:style-name="List_20_Heading">excessStart</text:p>
                        <text:p text:style-name="List_20_Contents"><text:span>some text at the beginning of the deletion is marked as deleted even though it clearly should not be deleted.</text:span></text:p>
                        <text:p text:style-name="List_20_Heading">excessEnd</text:p>
                        <text:p text:style-name="List_20_Contents"><text:span>some text at the end of the deletion is marked as deleted even though it clearly should not be deleted.</text:span></text:p>
                        <text:p text:style-name="List_20_Heading">shortStart</text:p>
                        <text:p text:style-name="List_20_Contents"><text:span>some text at the beginning of the deletion is not marked as deleted even though it clearly should be.</text:span></text:p>
                        <text:p text:style-name="List_20_Heading">shortEnd</text:p>
                        <text:p text:style-name="List_20_Contents"><text:span>some text at the end of the deletion is not marked as deleted even though it clearly should be.</text:span></text:p>
                        <text:p text:style-name="List_20_Heading">partial</text:p>
                        <text:p text:style-name="List_20_Contents"><text:span>some text in the deletion is not marked as deleted even though it clearly should be.</text:span></text:p>
                        <text:p text:style-name="List_20_Heading">unremarkable</text:p>
                        <text:p text:style-name="List_20_Contents"><text:span>the deletion is not faulty.</text:span><text:span text:style-name="Emphasis">[Default] </text:span></text:p>
                      </table:table-cell>
                    </table:table-row>
                    <table:table-row>
                      <table:table-cell>
                        <text:p><text:span text:style-name="Highlight">Note</text:span></text:p>
                      </table:table-cell>
                      <table:table-cell>
                        <text:p text:style-name="Text_20_body">Status information on each deletion is needed rather rarely except in critical editions from authorial manuscripts; status information on additions is even less common.</text:p>
                        <text:p text:style-name="Text_20_body">Marking a deletion or addition as faulty is inescapably an interpretive act; the usual test applied in practice is the linguistic acceptability of the text with and without the letters or words in question.</text:p>
                      </table:table-cell>
                    </table:table-row>
                  </table:table>
                </table:table-cell>
              </table:table-row>
              <table:table-row>
                <table:table-cell>
                  <text:p>cause</text:p>
                </table:table-cell>
                <table:table-cell>
                  <text:p><text:span>documents the presumed cause for the intervention.</text:span></text:p>
                  <table:table table:name="table488"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enumerated</text:p>
                      </table:table-cell>
                    </table:table-row>
                  </table:table>
                </table:table-cell>
              </table:table-row>
              <table:table-row>
                <table:table-cell>
                  <text:p>seq</text:p>
                </table:table-cell>
                <table:table-cell>
                  <text:p>(<text:span>sequence</text:span>) <text:span>assigns a sequence number related to the order in which the encoded features carrying this attribute are believed to have occurred.</text:span></text:p>
                  <table:table table:name="table489"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count</text:p>
                      </table:table-cell>
                    </table:table-row>
                  </table:table>
                </table:table-cell>
              </table:table-row>
            </table:table>
          </table:table-cell>
        </table:table-row>
      </table:table>
      <text:h text:outline-level="3"><text:bookmark text:name="TEI.att.typed"/>att.typed</text:h>
      <table:table table:name="table490" table:style-name="Table1">
        <table:table-column table:style-name="Table1.col1"/>
        <table:table-column table:style-name="Table2.col2"/>
        <table:table-row>
          <table:table-cell table:number-columns-spanned="2">
            <text:p><text:span text:style-name="Highlight">att.typed</text:span> <text:span>provides attributes that can be used to classify or subclassify elements in any way.</text:span> [<text:a xlink:type="simple" xlink:href="https://www.tei-c.org/release/doc/tei-p5-doc/en/html/ST.html#STECAT">1.3.1. Attribute Classes</text:a> <text:a xlink:type="simple" xlink:href="https://www.tei-c.org/release/doc/tei-p5-doc/en/html/AI.html#AILCW">17.1.1. Words and Above</text:a> <text:a xlink:type="simple" xlink:href="https://www.tei-c.org/release/doc/tei-p5-doc/en/html/CO.html#CONARS">3.6.1. Referring Strings</text:a> <text:a xlink:type="simple" xlink:href="https://www.tei-c.org/release/doc/tei-p5-doc/en/html/CO.html#COXR">3.7. Simple Links and Cross-References</text:a> <text:a xlink:type="simple" xlink:href="https://www.tei-c.org/release/doc/tei-p5-doc/en/html/CO.html#CONAAB">3.6.5. Abbreviations and Their Expansions</text:a> <text:a xlink:type="simple" xlink:href="https://www.tei-c.org/release/doc/tei-p5-doc/en/html/CO.html#COVE">3.13.1. Core Tags for Verse</text:a> <text:a xlink:type="simple" xlink:href="https://www.tei-c.org/release/doc/tei-p5-doc/en/html/DR.html#DRPAL">7.2.5. Speech Contents</text:a> <text:a xlink:type="simple" xlink:href="https://www.tei-c.org/release/doc/tei-p5-doc/en/html/DS.html#DSDIV1">4.1.1. Un-numbered Divisions</text:a> <text:a xlink:type="simple" xlink:href="https://www.tei-c.org/release/doc/tei-p5-doc/en/html/DS.html#DSDIV2">4.1.2. Numbered Divisions</text:a> <text:a xlink:type="simple" xlink:href="https://www.tei-c.org/release/doc/tei-p5-doc/en/html/DS.html#DSHD">4.2.1. Headings and Trailers</text:a> <text:a xlink:type="simple" xlink:href="https://www.tei-c.org/release/doc/tei-p5-doc/en/html/DS.html#DSVIRT">4.4. Virtual Divisions</text:a> <text:a xlink:type="simple" xlink:href="https://www.tei-c.org/release/doc/tei-p5-doc/en/html/ND.html#NDPERSREL">13.3.2.3. Personal Relationships</text:a> <text:a xlink:type="simple" xlink:href="https://www.tei-c.org/release/doc/tei-p5-doc/en/html/PH.html#PHCO">11.3.1.1. Core Elements for Transcriptional Work</text:a> <text:a xlink:type="simple" xlink:href="https://www.tei-c.org/release/doc/tei-p5-doc/en/html/SA.html#SAPTL">16.1.1. Pointers and Links</text:a> <text:a xlink:type="simple" xlink:href="https://www.tei-c.org/release/doc/tei-p5-doc/en/html/SA.html#SASE">16.3. Blocks, Segments, and Anchors</text:a> <text:a xlink:type="simple" xlink:href="https://www.tei-c.org/release/doc/tei-p5-doc/en/html/TC.html#TCAPLK">12.2. Linking the Apparatus to the Text</text:a> <text:a xlink:type="simple" xlink:href="https://www.tei-c.org/release/doc/tei-p5-doc/en/html/TD.html#TDTAGCONT">22.5.1.2. Defining Content Models: RELAX NG</text:a> <text:a xlink:type="simple" xlink:href="https://www.tei-c.org/release/doc/tei-p5-doc/en/html/TS.html#TSBA">8.3. Elements Unique to Spoken Texts</text:a> <text:a xlink:type="simple" xlink:href="https://www.tei-c.org/release/doc/tei-p5-doc/en/html/USE.html#MDMDAL">23.3.1.3. Modification of Attribute and Attribute Value List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TEI add altIdentifier anchor app c cb change corr country damage date decoNote del dimensions div explicit figure head idno incipit lg locus msDesc msName name note num pb persName placeName quote ref reg rs rubric seg settlement text title</text:span></text:p>
          </table:table-cell>
        </table:table-row>
        <table:table-row>
          <table:table-cell>
            <text:p><text:span text:style-name="Highlight">Attributes</text:span></text:p>
          </table:table-cell>
          <table:table-cell>
            <table:table table:name="table491" table:style-name="Table1">
              <table:table-column table:style-name="Table1.col1"/>
              <table:table-column table:style-name="Table2.col2"/>
              <table:table-row>
                <table:table-cell>
                  <text:p>type</text:p>
                </table:table-cell>
                <table:table-cell>
                  <text:p><text:span>characterizes the element in some sense, using any convenient classification scheme or typology.</text:span></text:p>
                  <table:table table:name="table492"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enumerated</text:p>
                      </table:table-cell>
                    </table:table-row>
                    <table:table-row>
                      <table:table-cell table:number-columns-spanned="2">
                        <text:p text:style-name="Preformatted_20_Text">&lt;div type="verse"&gt;</text:p>
                        <text:p text:style-name="Preformatted_20_Text"> &lt;head&gt;Night in Tarras&lt;/head&gt;</text:p>
                        <text:p text:style-name="Preformatted_20_Text"> &lt;lg type="stanza"&gt;</text:p>
                        <text:p text:style-name="Preformatted_20_Text">  &lt;l&gt;At evening tramping on the hot white road&lt;/l&gt;</text:p>
                        <text:p text:style-name="Preformatted_20_Text">  &lt;l&gt;…&lt;/l&gt;</text:p>
                        <text:p text:style-name="Preformatted_20_Text"> &lt;/lg&gt;</text:p>
                        <text:p text:style-name="Preformatted_20_Text"> &lt;lg type="stanza"&gt;</text:p>
                        <text:p text:style-name="Preformatted_20_Text">  &lt;l&gt;A wind sprang up from nowhere as the sky&lt;/l&gt;</text:p>
                        <text:p text:style-name="Preformatted_20_Text">  &lt;l&gt;…&lt;/l&gt;</text:p>
                        <text:p text:style-name="Preformatted_20_Text"> &lt;/lg&gt;</text:p>
                        <text:p text:style-name="Preformatted_20_Text">&lt;/div&gt;</text:p>
                      </table:table-cell>
                      <table:covered-table-cell/>
                    </table:table-row>
                    <table:table-row>
                      <table:table-cell>
                        <text:p><text:span text:style-name="Highlight">Note</text:span></text:p>
                      </table:table-cell>
                      <table:table-cell>
                        <text:p text:style-name="Text_20_body">The <text:span text:style-name="Emphasis">type</text:span> attribute is present on a number of elements, not all of which are members of <text:span>att.typed</text:span>, usually because these elements restrict the possible values for the attribute in a specific way.</text:p>
                      </table:table-cell>
                    </table:table-row>
                  </table:table>
                </table:table-cell>
              </table:table-row>
              <table:table-row>
                <table:table-cell>
                  <text:p>subtype</text:p>
                </table:table-cell>
                <table:table-cell>
                  <text:p>(<text:span>subtype</text:span>) <text:span>provides a sub-categorization of the element, if needed</text:span></text:p>
                  <table:table table:name="table493"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enumerated</text:p>
                      </table:table-cell>
                    </table:table-row>
                    <table:table-row>
                      <table:table-cell>
                        <text:p><text:span text:style-name="Highlight">Note</text:span></text:p>
                      </table:table-cell>
                      <table:table-cell>
                        <text:p text:style-name="Text_20_body">The <text:span text:style-name="Emphasis">subtype</text:span> attribute may be used to provide any sub-classification for the element additional to that provided by its <text:span text:style-name="Emphasis">type</text:span> attribute.</text:p>
                      </table:table-cell>
                    </table:table-row>
                  </table:table>
                </table:table-cell>
              </table:table-row>
            </table:table>
          </table:table-cell>
        </table:table-row>
        <table:table-row>
          <table:table-cell>
            <text:p><text:span text:style-name="Highlight">Schematron</text:span></text:p>
          </table:table-cell>
          <table:table-cell>
            <text:p>
&lt;sch:rule context="tei:*[@subtype]"&gt;
&lt;sch:assert test="@type"&gt;The &lt;sch:name/&gt; element should not be categorized in detail with @subtype unless also categorized in general with @type&lt;/sch:assert&gt;
&lt;/sch:rule&gt;</text:p>
          </table:table-cell>
        </table:table-row>
        <table:table-row>
          <table:table-cell>
            <text:p><text:span text:style-name="Highlight">Note</text:span></text:p>
          </table:table-cell>
          <table:table-cell>
            <text:p text:style-name="Text_20_body">When appropriate, values from an established typology should be used. Alternatively a typology may be defined in the associated TEI header. If values are to be taken from a project-specific list, this should be defined using the &lt;valList&gt; element in the project-specific schema description, as described in <text:a xlink:type="simple" xlink:href="https://www.tei-c.org/release/doc/tei-p5-doc/en/html/USE.html#MDMDAL">23.3.1.3. Modification of Attribute and Attribute Value Lists</text:a> .</text:p>
          </table:table-cell>
        </table:table-row>
      </table:table>
      <text:h text:outline-level="3"><text:bookmark text:name="TEI.att.witnessed"/>att.witnessed</text:h>
      <table:table table:name="table494" table:style-name="Table1">
        <table:table-column table:style-name="Table1.col1"/>
        <table:table-column table:style-name="Table2.col2"/>
        <table:table-row>
          <table:table-cell table:number-columns-spanned="2">
            <text:p><text:span text:style-name="Highlight">att.witnessed</text:span> <text:span>provides attributes used to identify the witnesses supporting a particular reading in a critical apparatus.</text:span> [<text:a xlink:type="simple" xlink:href="https://www.tei-c.org/release/doc/tei-p5-doc/en/html/TC.html#TCAPLL">12.1. The Apparatus Entry, Readings, and Witnesses</text:a>]</text:p>
          </table:table-cell>
          <table:covered-table-cell/>
        </table:table-row>
        <table:table-row>
          <table:table-cell>
            <text:p><text:span text:style-name="Highlight">Module</text:span></text:p>
          </table:table-cell>
          <table:table-cell>
            <text:p>textcrit</text:p>
          </table:table-cell>
        </table:table-row>
        <table:table-row>
          <table:table-cell>
            <text:p><text:span text:style-name="Highlight">Members</text:span></text:p>
          </table:table-cell>
          <table:table-cell>
            <text:p><text:span text:style-name="Emphasis">lem rdg</text:span></text:p>
          </table:table-cell>
        </table:table-row>
        <table:table-row>
          <table:table-cell>
            <text:p><text:span text:style-name="Highlight">Attributes</text:span></text:p>
          </table:table-cell>
          <table:table-cell>
            <table:table table:name="table495" table:style-name="Table1">
              <table:table-column table:style-name="Table1.col1"/>
              <table:table-column table:style-name="Table2.col2"/>
              <table:table-row>
                <table:table-cell>
                  <text:p>wit</text:p>
                </table:table-cell>
                <table:table-cell>
                  <text:p>(<text:span>witness or witnesses</text:span>) <text:span>contains a space-delimited list of one or more pointers indicating the witnesses which attest to a given reading.</text:span></text:p>
                  <table:table table:name="table496"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idata.pointer <text:span>separated by whitespace</text:span></text:p>
                      </table:table-cell>
                    </table:table-row>
                    <table:table-row>
                      <table:table-cell>
                        <text:p><text:span text:style-name="Highlight">Note</text:span></text:p>
                      </table:table-cell>
                      <table:table-cell>
                        <text:p text:style-name="Text_20_body">If the apparatus contains readings only for a single witness, this attribute may be consistently omitted.</text:p>
                        <text:p text:style-name="Text_20_body">This attribute may occur both within an apparatus gathering variant readings in the transcription of an individual witness and within an apparatus gathering readings from different witnesses.</text:p>
                        <text:p text:style-name="Text_20_body">Additional descriptions or alternative versions of the sigla referenced may be supplied as the content of a child &lt;wit&gt; element.</text:p>
                      </table:table-cell>
                    </table:table-row>
                  </table:table>
                </table:table-cell>
              </table:table-row>
            </table:table>
          </table:table-cell>
        </table:table-row>
      </table:table>
      <text:h text:outline-level="3"><text:bookmark text:name="TEI.att.written"/>att.written</text:h>
      <table:table table:name="table497" table:style-name="Table1">
        <table:table-column table:style-name="Table1.col1"/>
        <table:table-column table:style-name="Table2.col2"/>
        <table:table-row>
          <table:table-cell table:number-columns-spanned="2">
            <text:p><text:span text:style-name="Highlight">att.written</text:span> <text:span>provides attributes to indicate the hand in which the content of an element was written in the source being transcribed.</text:span> [<text:a xlink:type="simple" xlink:href="https://www.tei-c.org/release/doc/tei-p5-doc/en/html/ST.html#STECAT">1.3.1. Attribute Class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tt.damaged<text:span text:style-name="Emphasis">[damage]</text:span> att.textCritical<text:span text:style-name="Emphasis">[lem rdg rdgGrp]</text:span> att.transcriptional<text:span text:style-name="Emphasis">[add del subst]</text:span> div figure head hi note p seg text</text:span></text:p>
          </table:table-cell>
        </table:table-row>
        <table:table-row>
          <table:table-cell>
            <text:p><text:span text:style-name="Highlight">Attributes</text:span></text:p>
          </table:table-cell>
          <table:table-cell>
            <table:table table:name="table498" table:style-name="Table1">
              <table:table-column table:style-name="Table1.col1"/>
              <table:table-column table:style-name="Table2.col2"/>
              <table:table-row>
                <table:table-cell>
                  <text:p>hand</text:p>
                </table:table-cell>
                <table:table-cell>
                  <text:p><text:span>points to a &lt;handNote&gt; element describing the hand considered responsible for the content of the element concerned.</text:span></text:p>
                  <table:table table:name="table499"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teidata.pointer</text:p>
                      </table:table-cell>
                    </table:table-row>
                  </table:table>
                </table:table-cell>
              </table:table-row>
            </table:table>
          </table:table-cell>
        </table:table-row>
      </table:table>
      <text:h text:outline-level="2">Macros</text:h>
      <text:h text:outline-level="3"><text:bookmark text:name="TEI.macro.limitedContent"/>macro.limitedContent</text:h>
      <table:table table:name="table500" table:style-name="Table1">
        <table:table-column table:style-name="Table1.col1"/>
        <table:table-column table:style-name="Table2.col2"/>
        <table:table-row>
          <table:table-cell table:number-columns-spanned="2">
            <text:p><text:span text:style-name="Highlight">macro.limitedContent</text:span> (<text:span>paragraph content</text:span>) <text:span>defines the content of prose elements that are not used for transcription of extant materials.</text:span> [<text:a xlink:type="simple" xlink:href="https://www.tei-c.org/release/doc/tei-p5-doc/en/html/ST.html#STEC">1.3. The TEI Class System</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figDesc</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alternate minOccurs="0"</text:p>
            <text:p text:style-name="Preformatted_20_Text">  maxOccurs="unbounded"&gt;</text:p>
            <text:p text:style-name="Preformatted_20_Text">  &lt;textNode/&gt;</text:p>
            <text:p text:style-name="Preformatted_20_Text">  &lt;classRef key="model.limitedPhrase"/&gt;</text:p>
            <text:p text:style-name="Preformatted_20_Text">  &lt;classRef key="model.inter"/&gt;</text:p>
            <text:p text:style-name="Preformatted_20_Text"> &lt;/alternate&gt;</text:p>
            <text:p text:style-name="Preformatted_20_Text">&lt;/content&gt;</text:p>
            <text:p text:style-name="Preformatted_20_Text">    </text:p>
          </table:table-cell>
        </table:table-row>
        <table:table-row>
          <table:table-cell>
            <text:p><text:span text:style-name="Highlight">Declaration</text:span></text:p>
          </table:table-cell>
          <table:table-cell>
            <text:p text:style-name="Preformatted_20_Text"/>
            <text:p text:style-name="Preformatted_20_Text">macro.limitedContent = ( text | model.limitedPhrase | model.inter )*</text:p>
          </table:table-cell>
        </table:table-row>
      </table:table>
      <text:h text:outline-level="3"><text:bookmark text:name="TEI.macro.paraContent"/>macro.paraContent</text:h>
      <table:table table:name="table501" table:style-name="Table1">
        <table:table-column table:style-name="Table1.col1"/>
        <table:table-column table:style-name="Table2.col2"/>
        <table:table-row>
          <table:table-cell table:number-columns-spanned="2">
            <text:p><text:span text:style-name="Highlight">macro.paraContent</text:span> (<text:span>paragraph content</text:span>) <text:span>defines the content of paragraphs and similar elements.</text:span> [<text:a xlink:type="simple" xlink:href="https://www.tei-c.org/release/doc/tei-p5-doc/en/html/ST.html#STEC">1.3. The TEI Class System</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add corr damage del hi orig p ref reg seg sic supplied surplus title unclear</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alternate minOccurs="0"</text:p>
            <text:p text:style-name="Preformatted_20_Text">  maxOccurs="unbounded"&gt;</text:p>
            <text:p text:style-name="Preformatted_20_Text">  &lt;textNode/&gt;</text:p>
            <text:p text:style-name="Preformatted_20_Text">  &lt;classRef key="model.paraPart"/&gt;</text:p>
            <text:p text:style-name="Preformatted_20_Text"> &lt;/alternate&gt;</text:p>
            <text:p text:style-name="Preformatted_20_Text">&lt;/content&gt;</text:p>
            <text:p text:style-name="Preformatted_20_Text">    </text:p>
          </table:table-cell>
        </table:table-row>
        <table:table-row>
          <table:table-cell>
            <text:p><text:span text:style-name="Highlight">Declaration</text:span></text:p>
          </table:table-cell>
          <table:table-cell>
            <text:p text:style-name="Preformatted_20_Text"/>
            <text:p text:style-name="Preformatted_20_Text">macro.paraContent = ( text | model.paraPart )*</text:p>
          </table:table-cell>
        </table:table-row>
      </table:table>
      <text:h text:outline-level="3"><text:bookmark text:name="TEI.macro.phraseSeq"/>macro.phraseSeq</text:h>
      <table:table table:name="table502" table:style-name="Table1">
        <table:table-column table:style-name="Table1.col1"/>
        <table:table-column table:style-name="Table2.col2"/>
        <table:table-row>
          <table:table-cell table:number-columns-spanned="2">
            <text:p><text:span text:style-name="Highlight">macro.phraseSeq</text:span> (<text:span>phrase sequence</text:span>) <text:span>defines a sequence of character data and phrase-level elements.</text:span> [<text:a xlink:type="simple" xlink:href="https://www.tei-c.org/release/doc/tei-p5-doc/en/html/ST.html#STECST">1.4.1. Standard Content Model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author country edition explicit extent incipit name num persName placeName publisher rs rubric settlemen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alternate minOccurs="0"</text:p>
            <text:p text:style-name="Preformatted_20_Text">  maxOccurs="unbounded"&gt;</text:p>
            <text:p text:style-name="Preformatted_20_Text">  &lt;textNode/&gt;</text:p>
            <text:p text:style-name="Preformatted_20_Text">  &lt;classRef key="model.gLike"/&gt;</text:p>
            <text:p text:style-name="Preformatted_20_Text">  &lt;classRef key="model.attributable"/&gt;</text:p>
            <text:p text:style-name="Preformatted_20_Text">  &lt;classRef key="model.phrase"/&gt;</text:p>
            <text:p text:style-name="Preformatted_20_Text">  &lt;classRef key="model.global"/&gt;</text:p>
            <text:p text:style-name="Preformatted_20_Text"> &lt;/alternate&gt;</text:p>
            <text:p text:style-name="Preformatted_20_Text">&lt;/content&gt;</text:p>
            <text:p text:style-name="Preformatted_20_Text">    </text:p>
          </table:table-cell>
        </table:table-row>
        <table:table-row>
          <table:table-cell>
            <text:p><text:span text:style-name="Highlight">Declaration</text:span></text:p>
          </table:table-cell>
          <table:table-cell>
            <text:p text:style-name="Preformatted_20_Text"/>
            <text:p text:style-name="Preformatted_20_Text">macro.phraseSeq =</text:p>
            <text:p text:style-name="Preformatted_20_Text">   ( text | model.gLike | model.attributable | model.phrase | model.global )*</text:p>
          </table:table-cell>
        </table:table-row>
      </table:table>
      <text:h text:outline-level="3"><text:bookmark text:name="TEI.macro.phraseSeq.limited"/>macro.phraseSeq.limited</text:h>
      <table:table table:name="table503" table:style-name="Table1">
        <table:table-column table:style-name="Table1.col1"/>
        <table:table-column table:style-name="Table2.col2"/>
        <table:table-row>
          <table:table-cell table:number-columns-spanned="2">
            <text:p><text:span text:style-name="Highlight">macro.phraseSeq.limited</text:span> (<text:span>limited phrase sequence</text:span>) <text:span>defines a sequence of character data and those phrase-level elements that are not typically used for transcribing extant documents.</text:span> [<text:a xlink:type="simple" xlink:href="https://www.tei-c.org/release/doc/tei-p5-doc/en/html/ST.html#STECST">1.4.1. Standard Content Model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authority language repository resp</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alternate minOccurs="0"</text:p>
            <text:p text:style-name="Preformatted_20_Text">  maxOccurs="unbounded"&gt;</text:p>
            <text:p text:style-name="Preformatted_20_Text">  &lt;textNode/&gt;</text:p>
            <text:p text:style-name="Preformatted_20_Text">  &lt;classRef key="model.limitedPhrase"/&gt;</text:p>
            <text:p text:style-name="Preformatted_20_Text">  &lt;classRef key="model.global"/&gt;</text:p>
            <text:p text:style-name="Preformatted_20_Text"> &lt;/alternate&gt;</text:p>
            <text:p text:style-name="Preformatted_20_Text">&lt;/content&gt;</text:p>
            <text:p text:style-name="Preformatted_20_Text">    </text:p>
          </table:table-cell>
        </table:table-row>
        <table:table-row>
          <table:table-cell>
            <text:p><text:span text:style-name="Highlight">Declaration</text:span></text:p>
          </table:table-cell>
          <table:table-cell>
            <text:p text:style-name="Preformatted_20_Text"/>
            <text:p text:style-name="Preformatted_20_Text">macro.phraseSeq.limited = ( text | model.limitedPhrase | model.global )*</text:p>
          </table:table-cell>
        </table:table-row>
      </table:table>
      <text:h text:outline-level="3"><text:bookmark text:name="TEI.macro.specialPara"/>macro.specialPara</text:h>
      <table:table table:name="table504" table:style-name="Table1">
        <table:table-column table:style-name="Table1.col1"/>
        <table:table-column table:style-name="Table2.col2"/>
        <table:table-row>
          <table:table-cell table:number-columns-spanned="2">
            <text:p><text:span text:style-name="Highlight">macro.specialPara</text:span> (<text:span>'special' paragraph content</text:span>) <text:span>defines the content model of elements such as notes or list items, which either contain a series of component-level elements or else have the same structure as a paragraph, containing a series of phrase-level and inter-level elements.</text:span> [<text:a xlink:type="simple" xlink:href="https://www.tei-c.org/release/doc/tei-p5-doc/en/html/ST.html#STEC">1.3. The TEI Class System</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acquisition change condition decoNote foliation handNote layout licence note origin quote said support textLang</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alternate minOccurs="0"</text:p>
            <text:p text:style-name="Preformatted_20_Text">  maxOccurs="unbounded"&gt;</text:p>
            <text:p text:style-name="Preformatted_20_Text">  &lt;textNode/&gt;</text:p>
            <text:p text:style-name="Preformatted_20_Text">  &lt;classRef key="model.gLike"/&gt;</text:p>
            <text:p text:style-name="Preformatted_20_Text">  &lt;classRef key="model.phrase"/&gt;</text:p>
            <text:p text:style-name="Preformatted_20_Text">  &lt;classRef key="model.inter"/&gt;</text:p>
            <text:p text:style-name="Preformatted_20_Text">  &lt;classRef key="model.divPart"/&gt;</text:p>
            <text:p text:style-name="Preformatted_20_Text">  &lt;classRef key="model.global"/&gt;</text:p>
            <text:p text:style-name="Preformatted_20_Text"> &lt;/alternate&gt;</text:p>
            <text:p text:style-name="Preformatted_20_Text">&lt;/content&gt;</text:p>
            <text:p text:style-name="Preformatted_20_Text">    </text:p>
          </table:table-cell>
        </table:table-row>
        <table:table-row>
          <table:table-cell>
            <text:p><text:span text:style-name="Highlight">Declaration</text:span></text:p>
          </table:table-cell>
          <table:table-cell>
            <text:p text:style-name="Preformatted_20_Text"/>
            <text:p text:style-name="Preformatted_20_Text">macro.specialPara =</text:p>
            <text:p text:style-name="Preformatted_20_Text">   (</text:p>
            <text:p text:style-name="Preformatted_20_Text">      text</text:p>
            <text:p text:style-name="Preformatted_20_Text">    | model.gLike</text:p>
            <text:p text:style-name="Preformatted_20_Text">    | model.phrase</text:p>
            <text:p text:style-name="Preformatted_20_Text">    | model.inter</text:p>
            <text:p text:style-name="Preformatted_20_Text">    | model.divPart</text:p>
            <text:p text:style-name="Preformatted_20_Text">    | model.global</text:p>
            <text:p text:style-name="Preformatted_20_Text">   )*</text:p>
          </table:table-cell>
        </table:table-row>
      </table:table>
      <text:h text:outline-level="3"><text:bookmark text:name="TEI.macro.xtext"/>macro.xtext</text:h>
      <table:table table:name="table505" table:style-name="Table1">
        <table:table-column table:style-name="Table1.col1"/>
        <table:table-column table:style-name="Table2.col2"/>
        <table:table-row>
          <table:table-cell table:number-columns-spanned="2">
            <text:p><text:span text:style-name="Highlight">macro.xtext</text:span> (<text:span>extended text</text:span>) <text:span>defines a sequence of character data and gaiji element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c height width</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alternate minOccurs="0"</text:p>
            <text:p text:style-name="Preformatted_20_Text">  maxOccurs="unbounded"&gt;</text:p>
            <text:p text:style-name="Preformatted_20_Text">  &lt;textNode/&gt;</text:p>
            <text:p text:style-name="Preformatted_20_Text">  &lt;classRef key="model.gLike"/&gt;</text:p>
            <text:p text:style-name="Preformatted_20_Text"> &lt;/alternate&gt;</text:p>
            <text:p text:style-name="Preformatted_20_Text">&lt;/content&gt;</text:p>
            <text:p text:style-name="Preformatted_20_Text">    </text:p>
          </table:table-cell>
        </table:table-row>
        <table:table-row>
          <table:table-cell>
            <text:p><text:span text:style-name="Highlight">Declaration</text:span></text:p>
          </table:table-cell>
          <table:table-cell>
            <text:p text:style-name="Preformatted_20_Text"/>
            <text:p text:style-name="Preformatted_20_Text">macro.xtext = ( text | model.gLike )*</text:p>
          </table:table-cell>
        </table:table-row>
      </table:table>
      <text:h text:outline-level="2">Datatypes</text:h>
      <text:h text:outline-level="3"><text:bookmark text:name="TEI.teidata.certainty"/>teidata.certainty</text:h>
      <table:table table:name="table506" table:style-name="Table1">
        <table:table-column table:style-name="Table1.col1"/>
        <table:table-column table:style-name="Table2.col2"/>
        <table:table-row>
          <table:table-cell table:number-columns-spanned="2">
            <text:p><text:span text:style-name="Highlight">teidata.certainty</text:span> <text:span>defines the range of attribute values expressing a degree of certainty.</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teidata.probCer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valList type="closed"&gt;</text:p>
            <text:p text:style-name="Preformatted_20_Text">  &lt;valItem ident="high"/&gt;</text:p>
            <text:p text:style-name="Preformatted_20_Text">  &lt;valItem ident="medium"/&gt;</text:p>
            <text:p text:style-name="Preformatted_20_Text">  &lt;valItem ident="low"/&gt;</text:p>
            <text:p text:style-name="Preformatted_20_Text">  &lt;valItem ident="unknown"/&gt;</text:p>
            <text:p text:style-name="Preformatted_20_Text"> &lt;/valList&gt;</text:p>
            <text:p text:style-name="Preformatted_20_Text">&lt;/content&gt;</text:p>
            <text:p text:style-name="Preformatted_20_Text">    </text:p>
          </table:table-cell>
        </table:table-row>
        <table:table-row>
          <table:table-cell>
            <text:p><text:span text:style-name="Highlight">Declaration</text:span></text:p>
          </table:table-cell>
          <table:table-cell>
            <text:p text:style-name="Preformatted_20_Text"/>
            <text:p text:style-name="Preformatted_20_Text">teidata.certainty = "high" | "medium" | "low" | "unknown"</text:p>
          </table:table-cell>
        </table:table-row>
        <table:table-row>
          <table:table-cell>
            <text:p><text:span text:style-name="Highlight">Note</text:span></text:p>
          </table:table-cell>
          <table:table-cell>
            <text:p text:style-name="Text_20_body">Certainty may be expressed by one of the predefined symbolic values <text:span text:style-name="Emphasis">high</text:span>, <text:span text:style-name="Emphasis">medium</text:span>, or <text:span text:style-name="Emphasis">low</text:span>. The value <text:span text:style-name="Emphasis">unknown</text:span> should be used in cases where the encoder does not wish to assert an opinion about the matter.</text:p>
          </table:table-cell>
        </table:table-row>
      </table:table>
      <text:h text:outline-level="3"><text:bookmark text:name="TEI.teidata.count"/>teidata.count</text:h>
      <table:table table:name="table507" table:style-name="Table1">
        <table:table-column table:style-name="Table1.col1"/>
        <table:table-column table:style-name="Table2.col2"/>
        <table:table-row>
          <table:table-cell table:number-columns-spanned="2">
            <text:p><text:span text:style-name="Highlight">teidata.count</text:span> <text:span>defines the range of attribute values used for a non-negative integer value used as a count.</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text:span>Element: </text:span><text:list text:style-name="L1"><text:list-item><text:p text:style-name="P1">handDesc/@hands</text:p></text:list-item><text:list-item><text:p text:style-name="P1">layout/@columns</text:p></text:list-item><text:list-item><text:p text:style-name="P1">layout/@streams</text:p></text:list-item><text:list-item><text:p text:style-name="P1">layout/@ruledLines</text:p></text:list-item><text:list-item><text:p text:style-name="P1">layout/@writtenLines</text:p></text:list-item></text:lis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dataRef name="nonNegativeInteger"/&gt;</text:p>
            <text:p text:style-name="Preformatted_20_Text">&lt;/content&gt;</text:p>
            <text:p text:style-name="Preformatted_20_Text">    </text:p>
          </table:table-cell>
        </table:table-row>
        <table:table-row>
          <table:table-cell>
            <text:p><text:span text:style-name="Highlight">Declaration</text:span></text:p>
          </table:table-cell>
          <table:table-cell>
            <text:p text:style-name="Preformatted_20_Text"/>
            <text:p text:style-name="Preformatted_20_Text">teidata.count = xsd:nonNegativeInteger</text:p>
          </table:table-cell>
        </table:table-row>
        <table:table-row>
          <table:table-cell>
            <text:p><text:span text:style-name="Highlight">Note</text:span></text:p>
          </table:table-cell>
          <table:table-cell>
            <text:p text:style-name="Text_20_body">Any positive integer value or zero is permitted</text:p>
          </table:table-cell>
        </table:table-row>
      </table:table>
      <text:h text:outline-level="3"><text:bookmark text:name="TEI.teidata.duration.iso"/>teidata.duration.iso</text:h>
      <table:table table:name="table508" table:style-name="Table1">
        <table:table-column table:style-name="Table1.col1"/>
        <table:table-column table:style-name="Table2.col2"/>
        <table:table-row>
          <table:table-cell table:number-columns-spanned="2">
            <text:p><text:span text:style-name="Highlight">teidata.duration.iso</text:span> <text:span>defines the range of attribute values available for representation of a duration in time using ISO 8601 standard format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dataRef name="token"</text:p>
            <text:p text:style-name="Preformatted_20_Text">  restriction="[0-9.,DHMPRSTWYZ/:+\-]+"/&gt;</text:p>
            <text:p text:style-name="Preformatted_20_Text">&lt;/content&gt;</text:p>
            <text:p text:style-name="Preformatted_20_Text">    </text:p>
          </table:table-cell>
        </table:table-row>
        <table:table-row>
          <table:table-cell>
            <text:p><text:span text:style-name="Highlight">Declaration</text:span></text:p>
          </table:table-cell>
          <table:table-cell>
            <text:p text:style-name="Preformatted_20_Text"/>
            <text:p text:style-name="Preformatted_20_Text">teidata.duration.iso = token { pattern = "[0-9.,DHMPRSTWYZ/:+\-]+" }</text:p>
          </table:table-cell>
        </table:table-row>
        <table:table-row>
          <table:table-cell>
            <text:p><text:span text:style-name="Highlight">Example</text:span></text:p>
          </table:table-cell>
          <table:table-cell>
            <text:p text:style-name="Preformatted_20_Text">&lt;time dur-iso="PT0,75H"&gt;three-quarters of an hour&lt;/time&gt;</text:p>
          </table:table-cell>
        </table:table-row>
        <table:table-row>
          <table:table-cell>
            <text:p><text:span text:style-name="Highlight">Example</text:span></text:p>
          </table:table-cell>
          <table:table-cell>
            <text:p text:style-name="Preformatted_20_Text">&lt;date dur-iso="P1,5D"&gt;a day and a half&lt;/date&gt;</text:p>
          </table:table-cell>
        </table:table-row>
        <table:table-row>
          <table:table-cell>
            <text:p><text:span text:style-name="Highlight">Example</text:span></text:p>
          </table:table-cell>
          <table:table-cell>
            <text:p text:style-name="Preformatted_20_Text">&lt;date dur-iso="P14D"&gt;a fortnight&lt;/date&gt;</text:p>
          </table:table-cell>
        </table:table-row>
        <table:table-row>
          <table:table-cell>
            <text:p><text:span text:style-name="Highlight">Example</text:span></text:p>
          </table:table-cell>
          <table:table-cell>
            <text:p text:style-name="Preformatted_20_Text">&lt;time dur-iso="PT0.02S"&gt;20 ms&lt;/time&gt;</text:p>
          </table:table-cell>
        </table:table-row>
        <table:table-row>
          <table:table-cell>
            <text:p><text:span text:style-name="Highlight">Note</text:span></text:p>
          </table:table-cell>
          <table:table-cell>
            <text:p text:style-name="Text_20_body">A duration is expressed as a sequence of number-letter pairs, preceded by the letter P; the letter gives the unit and may be Y (year), M (month), D (day), H (hour), M (minute), or S (second), in that order. The numbers are all unsigned integers, except for the last, which may have a decimal component (using either <text:span text:style-name="User_20_Entry">.</text:span> or <text:span text:style-name="User_20_Entry">,</text:span> as the decimal point; the latter is preferred). If any number is <text:span text:style-name="Emphasis">0</text:span>, then that number-letter pair may be omitted. If any of the H (hour), M (minute), or S (second) number-letter pairs are present, then the separator <text:span text:style-name="User_20_Entry">T</text:span> must precede the first <text:span>‘time’</text:span> number-letter pair.</text:p>
            <text:p text:style-name="Text_20_body">For complete details, see ISO 8601 <text:span text:style-name="Emphasis">Data elements and interchange formats — Information interchange — Representation of dates and times</text:span>.</text:p>
          </table:table-cell>
        </table:table-row>
      </table:table>
      <text:h text:outline-level="3"><text:bookmark text:name="TEI.teidata.duration.w3c"/>teidata.duration.w3c</text:h>
      <table:table table:name="table509" table:style-name="Table1">
        <table:table-column table:style-name="Table1.col1"/>
        <table:table-column table:style-name="Table2.col2"/>
        <table:table-row>
          <table:table-cell table:number-columns-spanned="2">
            <text:p><text:span text:style-name="Highlight">teidata.duration.w3c</text:span> <text:span>defines the range of attribute values available for representation of a duration in time using W3C datatype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dataRef name="duration"/&gt;</text:p>
            <text:p text:style-name="Preformatted_20_Text">&lt;/content&gt;</text:p>
            <text:p text:style-name="Preformatted_20_Text">    </text:p>
          </table:table-cell>
        </table:table-row>
        <table:table-row>
          <table:table-cell>
            <text:p><text:span text:style-name="Highlight">Declaration</text:span></text:p>
          </table:table-cell>
          <table:table-cell>
            <text:p text:style-name="Preformatted_20_Text"/>
            <text:p text:style-name="Preformatted_20_Text">teidata.duration.w3c = xsd:duration</text:p>
          </table:table-cell>
        </table:table-row>
        <table:table-row>
          <table:table-cell>
            <text:p><text:span text:style-name="Highlight">Example</text:span></text:p>
          </table:table-cell>
          <table:table-cell>
            <text:p text:style-name="Preformatted_20_Text">&lt;time dur="PT45M"&gt;forty-five minutes&lt;/time&gt;</text:p>
          </table:table-cell>
        </table:table-row>
        <table:table-row>
          <table:table-cell>
            <text:p><text:span text:style-name="Highlight">Example</text:span></text:p>
          </table:table-cell>
          <table:table-cell>
            <text:p text:style-name="Preformatted_20_Text">&lt;date dur="P1DT12H"&gt;a day and a half&lt;/date&gt;</text:p>
          </table:table-cell>
        </table:table-row>
        <table:table-row>
          <table:table-cell>
            <text:p><text:span text:style-name="Highlight">Example</text:span></text:p>
          </table:table-cell>
          <table:table-cell>
            <text:p text:style-name="Preformatted_20_Text">&lt;date dur="P7D"&gt;a week&lt;/date&gt;</text:p>
          </table:table-cell>
        </table:table-row>
        <table:table-row>
          <table:table-cell>
            <text:p><text:span text:style-name="Highlight">Example</text:span></text:p>
          </table:table-cell>
          <table:table-cell>
            <text:p text:style-name="Preformatted_20_Text">&lt;time dur="PT0.02S"&gt;20 ms&lt;/time&gt;</text:p>
          </table:table-cell>
        </table:table-row>
        <table:table-row>
          <table:table-cell>
            <text:p><text:span text:style-name="Highlight">Note</text:span></text:p>
          </table:table-cell>
          <table:table-cell>
            <text:p text:style-name="Text_20_body">A duration is expressed as a sequence of number-letter pairs, preceded by the letter P; the letter gives the unit and may be Y (year), M (month), D (day), H (hour), M (minute), or S (second), in that order. The numbers are all unsigned integers, except for the <text:span text:style-name="User_20_Entry">S</text:span> number, which may have a decimal component (using <text:span text:style-name="User_20_Entry">.</text:span> as the decimal point). If any number is <text:span text:style-name="Emphasis">0</text:span>, then that number-letter pair may be omitted. If any of the H (hour), M (minute), or S (second) number-letter pairs are present, then the separator <text:span text:style-name="User_20_Entry">T</text:span> must precede the first <text:span>‘time’</text:span> number-letter pair.</text:p>
            <text:p text:style-name="Text_20_body">For complete details, see the <text:a xlink:type="simple" xlink:href="https://www.w3.org/TR/2004/REC-xmlschema-2-20041028/#duration">W3C specification</text:a>.</text:p>
          </table:table-cell>
        </table:table-row>
      </table:table>
      <text:h text:outline-level="3"><text:bookmark text:name="TEI.teidata.enumerated"/>teidata.enumerated</text:h>
      <table:table table:name="table510" table:style-name="Table1">
        <table:table-column table:style-name="Table1.col1"/>
        <table:table-column table:style-name="Table2.col2"/>
        <table:table-row>
          <table:table-cell table:number-columns-spanned="2">
            <text:p><text:span text:style-name="Highlight">teidata.enumerated</text:span> <text:span>defines the range of attribute values expressed as a single XML name taken from a list of documented possibilitie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text:span>Element: </text:span><text:list text:style-name="L1"><text:list-item><text:p text:style-name="P1">app/@type</text:p></text:list-item><text:list-item><text:p text:style-name="P1">availability/@status</text:p></text:list-item><text:list-item><text:p text:style-name="P1">correction/@status</text:p></text:list-item><text:list-item><text:p text:style-name="P1">correction/@method</text:p></text:list-item><text:list-item><text:p text:style-name="P1">dimensions/@type</text:p></text:list-item><text:list-item><text:p text:style-name="P1">gap/@agent</text:p></text:list-item><text:list-item><text:p text:style-name="P1">hyphenation/@eol</text:p></text:list-item><text:list-item><text:p text:style-name="P1">idno/@type</text:p></text:list-item><text:list-item><text:p text:style-name="P1">name/@type</text:p></text:list-item><text:list-item><text:p text:style-name="P1">normalization/@method</text:p></text:list-item><text:list-item><text:p text:style-name="P1">num/@type</text:p></text:list-item><text:list-item><text:p text:style-name="P1">objectDesc/@form</text:p></text:list-item><text:list-item><text:p text:style-name="P1">punctuation/@marks</text:p></text:list-item><text:list-item><text:p text:style-name="P1">punctuation/@placement</text:p></text:list-item><text:list-item><text:p text:style-name="P1">supportDesc/@material</text:p></text:list-item><text:list-item><text:p text:style-name="P1">title/@type</text:p></text:list-item><text:list-item><text:p text:style-name="P1">title/@level</text:p></text:list-item></text:lis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dataRef key="teidata.word"/&gt;</text:p>
            <text:p text:style-name="Preformatted_20_Text">&lt;/content&gt;</text:p>
            <text:p text:style-name="Preformatted_20_Text">    </text:p>
          </table:table-cell>
        </table:table-row>
        <table:table-row>
          <table:table-cell>
            <text:p><text:span text:style-name="Highlight">Declaration</text:span></text:p>
          </table:table-cell>
          <table:table-cell>
            <text:p text:style-name="Preformatted_20_Text"/>
            <text:p text:style-name="Preformatted_20_Text">teidata.enumerated = teidata.word</text:p>
          </table:table-cell>
        </table:table-row>
        <table:table-row>
          <table:table-cell>
            <text:p><text:span text:style-name="Highlight">Note</text:span></text:p>
          </table:table-cell>
          <table:table-cell>
            <text:p text:style-name="Text_20_body">Attributes using this datatype must contain a single <text:span>‘word’</text:span> which contains only letters, digits, punctuation characters, or symbols: thus it cannot include whitespace.</text:p>
            <text:p text:style-name="Text_20_body">Typically, the list of documented possibilities will be provided (or exemplified) by a value list in the associated attribute specification, expressed with a &lt;valList&gt; element.</text:p>
          </table:table-cell>
        </table:table-row>
      </table:table>
      <text:h text:outline-level="3"><text:bookmark text:name="TEI.teidata.language"/>teidata.language</text:h>
      <table:table table:name="table511" table:style-name="Table1">
        <table:table-column table:style-name="Table1.col1"/>
        <table:table-column table:style-name="Table2.col2"/>
        <table:table-row>
          <table:table-cell table:number-columns-spanned="2">
            <text:p><text:span text:style-name="Highlight">teidata.language</text:span> <text:span>defines the range of attribute values used to identify a particular combination of human language and writing system.</text:span> [<text:a xlink:type="simple" xlink:href="https://www.tei-c.org/release/doc/tei-p5-doc/en/html/CH.html#CHSH">6.1. Language Identification</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text:span>Element: </text:span><text:list text:style-name="L1"><text:list-item><text:p text:style-name="P1">language/@ident</text:p></text:list-item><text:list-item><text:p text:style-name="P1">textLang/@mainLang</text:p></text:list-item><text:list-item><text:p text:style-name="P1">textLang/@otherLangs</text:p></text:list-item></text:lis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alternate&gt;</text:p>
            <text:p text:style-name="Preformatted_20_Text">  &lt;dataRef name="language"/&gt;</text:p>
            <text:p text:style-name="Preformatted_20_Text">  &lt;valList&gt;</text:p>
            <text:p text:style-name="Preformatted_20_Text">   &lt;valItem ident=""/&gt;</text:p>
            <text:p text:style-name="Preformatted_20_Text">  &lt;/valList&gt;</text:p>
            <text:p text:style-name="Preformatted_20_Text"> &lt;/alternate&gt;</text:p>
            <text:p text:style-name="Preformatted_20_Text">&lt;/content&gt;</text:p>
            <text:p text:style-name="Preformatted_20_Text">    </text:p>
          </table:table-cell>
        </table:table-row>
        <table:table-row>
          <table:table-cell>
            <text:p><text:span text:style-name="Highlight">Declaration</text:span></text:p>
          </table:table-cell>
          <table:table-cell>
            <text:p text:style-name="Preformatted_20_Text"/>
            <text:p text:style-name="Preformatted_20_Text">teidata.language = xsd:language | ( "" )</text:p>
          </table:table-cell>
        </table:table-row>
        <table:table-row>
          <table:table-cell>
            <text:p><text:span text:style-name="Highlight">Note</text:span></text:p>
          </table:table-cell>
          <table:table-cell>
            <text:p text:style-name="Text_20_body">The values for this attribute are language <text:span>‘tags’</text:span> as defined in <text:a xlink:type="simple" xlink:href="https://tools.ietf.org/html/bcp47">BCP 47</text:a>. Currently BCP 47 comprises RFC 5646 and RFC 4647; over time, other IETF documents may succeed these as the best current practice.</text:p>
            <text:p text:style-name="Text_20_body">A <text:span>‘language tag’</text:span>, per BCP 47, is assembled from a sequence of components or <text:span text:style-name="Emphasis">subtags</text:span> separated by the hyphen character (<text:span text:style-name="Emphasis">-</text:span>, U+002D). The tag is made of the following subtags, in the following order. Every subtag except the first is optional. If present, each occurs only once, except the fourth and fifth components (variant and extension), which are repeatable.</text:p>
            <text:p text:style-name="List_20_Heading">language</text:p>
            <text:p text:style-name="List_20_Contents">The IANA-registered code for the language. This is almost always the same as the ISO 639 2-letter language code if there is one. The list of available registered language subtags can be found at <text:a xlink:type="simple" xlink:href="https://www.iana.org/assignments/language-subtag-registry">https://www.iana.org/assignments/language-subtag-registry</text:a>. It is recommended that this code be written in lower case.</text:p>
            <text:p text:style-name="List_20_Heading">script</text:p>
            <text:p text:style-name="List_20_Contents">The ISO 15924 code for the script. These codes consist of 4 letters, and it is recommended they be written with an initial capital, the other three letters in lower case. The canonical list of codes is maintained by the Unicode Consortium, and is available at <text:a xlink:type="simple" xlink:href="https://unicode.org/iso15924/iso15924-codes.html">https://unicode.org/iso15924/iso15924-codes.html</text:a>. The IETF recommends this code be omitted unless it is necessary to make a distinction you need.</text:p>
            <text:p text:style-name="List_20_Heading">region</text:p>
            <text:p text:style-name="List_20_Contents">Either an ISO 3166 country code or a UN M.49 region code that is registered with IANA (not all such codes are registered, e.g. UN codes for economic groupings or codes for countries for which there is already an ISO 3166 2-letter code are not registered). The former consist of 2 letters, and it is recommended they be written in upper case; the list of codes can be searched or browsed at <text:a xlink:type="simple" xlink:href="https://www.iso.org/obp/ui/#search/code/">https://www.iso.org/obp/ui/#search/code/</text:a>. The latter consist of 3 digits; the list of codes can be found at <text:a xlink:type="simple" xlink:href="http://unstats.un.org/unsd/methods/m49/m49.htm">http://unstats.un.org/unsd/methods/m49/m49.htm</text:a>.</text:p>
            <text:p text:style-name="List_20_Heading">variant</text:p>
            <text:p text:style-name="List_20_Contents">An IANA-registered variation. These codes ‘are used to indicate additional, well-recognized variations that define a language or its dialects that are not covered by other available subtags’.</text:p>
            <text:p text:style-name="List_20_Heading">extension</text:p>
            <text:p text:style-name="List_20_Contents">An extension has the format of a single letter followed by a hyphen followed by additional subtags. These exist to allow for future extension to BCP 47, but as of this writing no such extensions are in use.</text:p>
            <text:p text:style-name="List_20_Heading">private use</text:p>
            <text:p text:style-name="List_20_Contents">An extension that uses the initial subtag of the single letter <text:span text:style-name="Emphasis">x</text:span> (i.e., starts with <text:span text:style-name="User_20_Entry">x-</text:span>) has no meaning except as negotiated among the parties involved. These should be used with great care, since they interfere with the interoperability that use of RFC 4646 is intended to promote. In order for a document that makes use of these subtags to be TEI-conformant, a corresponding &lt;language&gt; element must be present in the TEI header.</text:p>
            <text:p text:style-name="Text_20_body">There are two exceptions to the above format. First, there are language tags in the <text:a xlink:type="simple" xlink:href="https://www.iana.org/assignments/language-subtag-registry">IANA registry</text:a> that do not match the above syntax, but are present because they have been <text:span>‘grandfathered’</text:span> from previous specifications.</text:p>
            <text:p text:style-name="Text_20_body">Second, an entire language tag can consist of only a private use subtag. These tags start with <text:span text:style-name="User_20_Entry">x-</text:span>, and do not need to follow any further rules established by the IETF and endorsed by these Guidelines. Like all language tags that make use of private use subtags, the language in question must be documented in a corresponding &lt;language&gt; element in the TEI header.</text:p>
            <text:p text:style-name="Text_20_body">Examples include </text:p>
            <text:p text:style-name="List_20_Heading"><text:span text:style-name="Emphasis">sn</text:span></text:p>
            <text:p text:style-name="List_20_Contents">Shona</text:p>
            <text:p text:style-name="List_20_Heading"><text:span text:style-name="Emphasis">zh-TW</text:span></text:p>
            <text:p text:style-name="List_20_Contents">Taiwanese</text:p>
            <text:p text:style-name="List_20_Heading"><text:span text:style-name="Emphasis">zh-Hant-HK</text:span></text:p>
            <text:p text:style-name="List_20_Contents">Chinese written in traditional script as used in Hong Kong</text:p>
            <text:p text:style-name="List_20_Heading"><text:span text:style-name="Emphasis">en-SL</text:span></text:p>
            <text:p text:style-name="List_20_Contents">English as spoken in Sierra Leone</text:p>
            <text:p text:style-name="List_20_Heading"><text:span text:style-name="Emphasis">pl</text:span></text:p>
            <text:p text:style-name="List_20_Contents">Polish</text:p>
            <text:p text:style-name="List_20_Heading"><text:span text:style-name="Emphasis">es-MX</text:span></text:p>
            <text:p text:style-name="List_20_Contents">Spanish as spoken in Mexico</text:p>
            <text:p text:style-name="List_20_Heading"><text:span text:style-name="Emphasis">es-419</text:span></text:p>
            <text:p text:style-name="List_20_Contents">Spanish as spoken in Latin America</text:p>
            <text:p text:style-name="Text_20_body">The W3C Internationalization Activity has published a useful introduction to BCP 47, <text:a xlink:type="simple" xlink:href="https://www.w3.org/International/articles/language-tags/Overview.en.php">Language tags in HTML and XML</text:a>.</text:p>
          </table:table-cell>
        </table:table-row>
      </table:table>
      <text:h text:outline-level="3"><text:bookmark text:name="TEI.teidata.name"/>teidata.name</text:h>
      <table:table table:name="table512" table:style-name="Table1">
        <table:table-column table:style-name="Table1.col1"/>
        <table:table-column table:style-name="Table2.col2"/>
        <table:table-row>
          <table:table-cell table:number-columns-spanned="2">
            <text:p><text:span text:style-name="Highlight">teidata.name</text:span> <text:span>defines the range of attribute values expressed as an XML Name.</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dataRef name="Name"/&gt;</text:p>
            <text:p text:style-name="Preformatted_20_Text">&lt;/content&gt;</text:p>
            <text:p text:style-name="Preformatted_20_Text">    </text:p>
          </table:table-cell>
        </table:table-row>
        <table:table-row>
          <table:table-cell>
            <text:p><text:span text:style-name="Highlight">Declaration</text:span></text:p>
          </table:table-cell>
          <table:table-cell>
            <text:p text:style-name="Preformatted_20_Text"/>
            <text:p text:style-name="Preformatted_20_Text">teidata.name = xsd:Name</text:p>
          </table:table-cell>
        </table:table-row>
        <table:table-row>
          <table:table-cell>
            <text:p><text:span text:style-name="Highlight">Note</text:span></text:p>
          </table:table-cell>
          <table:table-cell>
            <text:p text:style-name="Text_20_body">Attributes using this datatype must contain a single word which follows the rules defining a legal XML name (see <text:a xlink:type="simple" xlink:href="https://www.w3.org/TR/REC-xml/#dt-name">https://www.w3.org/TR/REC-xml/#dt-name</text:a>): for example they cannot include whitespace or begin with digits.</text:p>
          </table:table-cell>
        </table:table-row>
      </table:table>
      <text:h text:outline-level="3"><text:bookmark text:name="TEI.teidata.numeric"/>teidata.numeric</text:h>
      <table:table table:name="table513" table:style-name="Table1">
        <table:table-column table:style-name="Table1.col1"/>
        <table:table-column table:style-name="Table2.col2"/>
        <table:table-row>
          <table:table-cell table:number-columns-spanned="2">
            <text:p><text:span text:style-name="Highlight">teidata.numeric</text:span> <text:span>defines the range of attribute values used for numeric value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text:span>Element: </text:span><text:list text:style-name="L1"><text:list-item><text:p text:style-name="P1">num/@value</text:p></text:list-item></text:lis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alternate&gt;</text:p>
            <text:p text:style-name="Preformatted_20_Text">  &lt;dataRef name="double"/&gt;</text:p>
            <text:p text:style-name="Preformatted_20_Text">  &lt;dataRef name="token"</text:p>
            <text:p text:style-name="Preformatted_20_Text">   restriction="(\-?[\d]+/\-?[\d]+)"/&gt;</text:p>
            <text:p text:style-name="Preformatted_20_Text">  &lt;dataRef name="decimal"/&gt;</text:p>
            <text:p text:style-name="Preformatted_20_Text"> &lt;/alternate&gt;</text:p>
            <text:p text:style-name="Preformatted_20_Text">&lt;/content&gt;</text:p>
            <text:p text:style-name="Preformatted_20_Text">    </text:p>
          </table:table-cell>
        </table:table-row>
        <table:table-row>
          <table:table-cell>
            <text:p><text:span text:style-name="Highlight">Declaration</text:span></text:p>
          </table:table-cell>
          <table:table-cell>
            <text:p text:style-name="Preformatted_20_Text"/>
            <text:p text:style-name="Preformatted_20_Text">teidata.numeric =</text:p>
            <text:p text:style-name="Preformatted_20_Text">   xsd:double | token { pattern = "(\-?[\d]+/\-?[\d]+)" } | xsd:decimal</text:p>
          </table:table-cell>
        </table:table-row>
        <table:table-row>
          <table:table-cell>
            <text:p><text:span text:style-name="Highlight">Note</text:span></text:p>
          </table:table-cell>
          <table:table-cell>
            <text:p text:style-name="Text_20_body">Any numeric value, represented as a decimal number, in floating point format, or as a ratio.</text:p>
            <text:p text:style-name="Text_20_body">To represent a floating point number, expressed in scientific notation, <text:span>‘E notation’</text:span>, a variant of <text:span>‘exponential notation’</text:span>, may be used. In this format, the value is expressed as two numbers separated by the letter E. The first number, the significand (sometimes called the mantissa) is given in decimal format, while the second is an integer. The value is obtained by multiplying the mantissa by 10 the number of times indicated by the integer. Thus the value represented in decimal notation as 1000.0 might be represented in scientific notation as 10E3.</text:p>
            <text:p text:style-name="Text_20_body">A value expressed as a ratio is represented by two integer values separated by a solidus (/) character. Thus, the value represented in decimal notation as 0.5 might be represented as a ratio by the string 1/2.</text:p>
          </table:table-cell>
        </table:table-row>
      </table:table>
      <text:h text:outline-level="3"><text:bookmark text:name="TEI.teidata.outputMeasurement"/>teidata.outputMeasurement</text:h>
      <table:table table:name="table514" table:style-name="Table1">
        <table:table-column table:style-name="Table1.col1"/>
        <table:table-column table:style-name="Table2.col2"/>
        <table:table-row>
          <table:table-cell table:number-columns-spanned="2">
            <text:p><text:span text:style-name="Highlight">teidata.outputMeasurement</text:span> <text:span>defines a range of values for use in specifying the size of an object that is intended for display.</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dataRef name="token"</text:p>
            <text:p text:style-name="Preformatted_20_Text">  restriction="[\-+]?\d+(\.\d+)?(%|cm|mm|in|pt|pc|px|em|ex|ch|rem|vw|vh|vmin|vmax)"/&gt;</text:p>
            <text:p text:style-name="Preformatted_20_Text">&lt;/content&gt;</text:p>
            <text:p text:style-name="Preformatted_20_Text">    </text:p>
          </table:table-cell>
        </table:table-row>
        <table:table-row>
          <table:table-cell>
            <text:p><text:span text:style-name="Highlight">Declaration</text:span></text:p>
          </table:table-cell>
          <table:table-cell>
            <text:p text:style-name="Preformatted_20_Text"/>
            <text:p text:style-name="Preformatted_20_Text">teidata.outputMeasurement =</text:p>
            <text:p text:style-name="Preformatted_20_Text">   token</text:p>
            <text:p text:style-name="Preformatted_20_Text">   {</text:p>
            <text:p text:style-name="Preformatted_20_Text">      pattern = "[\-+]?\d+(\.\d+)?(%|cm|mm|in|pt|pc|px|em|ex|ch|rem|vw|vh|vmin|vmax)"</text:p>
            <text:p text:style-name="Preformatted_20_Text">   }</text:p>
          </table:table-cell>
        </table:table-row>
        <table:table-row>
          <table:table-cell>
            <text:p><text:span text:style-name="Highlight">Example</text:span></text:p>
          </table:table-cell>
          <table:table-cell>
            <text:p text:style-name="Preformatted_20_Text">&lt;figure&gt;</text:p>
            <text:p text:style-name="Preformatted_20_Text"> &lt;head&gt;The TEI Logo&lt;/head&gt;</text:p>
            <text:p text:style-name="Preformatted_20_Text"> &lt;figDesc&gt;Stylized yellow angle brackets with the letters &lt;mentioned&gt;TEI&lt;/mentioned&gt; in</text:p>
            <text:p text:style-name="Preformatted_20_Text">   between and &lt;mentioned&gt;text encoding initiative&lt;/mentioned&gt; underneath, all on a white</text:p>
            <text:p text:style-name="Preformatted_20_Text">   background.&lt;/figDesc&gt;</text:p>
            <text:p text:style-name="Preformatted_20_Text"> &lt;graphic height="600px" width="600px"</text:p>
            <text:p text:style-name="Preformatted_20_Text">  url="http://www.tei-c.org/logos/TEI-600.jpg"/&gt;</text:p>
            <text:p text:style-name="Preformatted_20_Text">&lt;/figure&gt;</text:p>
          </table:table-cell>
        </table:table-row>
        <table:table-row>
          <table:table-cell>
            <text:p><text:span text:style-name="Highlight">Note</text:span></text:p>
          </table:table-cell>
          <table:table-cell>
            <text:p text:style-name="Text_20_body">These values map directly onto the values used by XSL-FO and CSS. For definitions of the units see those specifications; at the time of this writing the most complete list is in the <text:a xlink:type="simple" xlink:href="https://www.w3.org/TR/css-values-3/">CSS3 working draft</text:a>.</text:p>
          </table:table-cell>
        </table:table-row>
      </table:table>
      <text:h text:outline-level="3"><text:bookmark text:name="TEI.teidata.pattern"/>teidata.pattern</text:h>
      <table:table table:name="table515" table:style-name="Table1">
        <table:table-column table:style-name="Table1.col1"/>
        <table:table-column table:style-name="Table2.col2"/>
        <table:table-row>
          <table:table-cell table:number-columns-spanned="2">
            <text:p><text:span text:style-name="Highlight">teidata.pattern</text:span> <text:span>defines attribute values which are expressed as a regular expression.</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dataRef name="token"/&gt;</text:p>
            <text:p text:style-name="Preformatted_20_Text">&lt;/content&gt;</text:p>
            <text:p text:style-name="Preformatted_20_Text">    </text:p>
          </table:table-cell>
        </table:table-row>
        <table:table-row>
          <table:table-cell>
            <text:p><text:span text:style-name="Highlight">Declaration</text:span></text:p>
          </table:table-cell>
          <table:table-cell>
            <text:p text:style-name="Preformatted_20_Text"/>
            <text:p text:style-name="Preformatted_20_Text">teidata.pattern = token</text:p>
          </table:table-cell>
        </table:table-row>
        <table:table-row>
          <table:table-cell>
            <text:p><text:span text:style-name="Highlight">Note</text:span></text:p>
          </table:table-cell>
          <table:table-cell>
            <text:p text:style-name="tei_cit"><text:p text:style-name="Quote">A regular expression, often called a <text:span text:style-name="Emphasis">pattern</text:span>, is an expression that describes a set of strings. They are usually used to give a concise description of a set, without having to list all elements. For example, the set containing the three strings <text:span text:style-name="Emphasis">Handel</text:span>, <text:span text:style-name="Emphasis">Händel</text:span>, and <text:span text:style-name="Emphasis">Haendel</text:span> can be described by the pattern <text:span text:style-name="User_20_Entry">H(ä|ae?)ndel</text:span> (or alternatively, it is said that the pattern <text:span text:style-name="User_20_Entry">H(ä|ae?)ndel</text:span> <text:span text:style-name="Emphasis">matches</text:span> each of the three strings)</text:p><text:a xlink:type="simple" xlink:href="http://en.wikipedia.org/wiki/Regular_expression#Basic_concepts">Wikipedia</text:a></text:p>
            <text:p text:style-name="Text_20_body">This TEI datatype is mapped to the XSD token datatype, and may therefore contain any string of characters. However, it is recommended that the value used conform to the particular flavour of regular expression syntax supported by XSD Schema. </text:p>
          </table:table-cell>
        </table:table-row>
      </table:table>
      <text:h text:outline-level="3"><text:bookmark text:name="TEI.teidata.point"/>teidata.point</text:h>
      <table:table table:name="table516" table:style-name="Table1">
        <table:table-column table:style-name="Table1.col1"/>
        <table:table-column table:style-name="Table2.col2"/>
        <table:table-row>
          <table:table-cell table:number-columns-spanned="2">
            <text:p><text:span text:style-name="Highlight">teidata.point</text:span> <text:span>defines the data type used to express a point in cartesian space.</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dataRef name="token"</text:p>
            <text:p text:style-name="Preformatted_20_Text">  restriction="(-?[0-9]+(\.[0-9]+)?,-?[0-9]+(\.[0-9]+)?)"/&gt;</text:p>
            <text:p text:style-name="Preformatted_20_Text">&lt;/content&gt;</text:p>
            <text:p text:style-name="Preformatted_20_Text">    </text:p>
          </table:table-cell>
        </table:table-row>
        <table:table-row>
          <table:table-cell>
            <text:p><text:span text:style-name="Highlight">Declaration</text:span></text:p>
          </table:table-cell>
          <table:table-cell>
            <text:p text:style-name="Preformatted_20_Text"/>
            <text:p text:style-name="Preformatted_20_Text">teidata.point = token { pattern = "(-?[0-9]+(\.[0-9]+)?,-?[0-9]+(\.[0-9]+)?)" }</text:p>
          </table:table-cell>
        </table:table-row>
        <table:table-row>
          <table:table-cell>
            <text:p><text:span text:style-name="Highlight">Example</text:span></text:p>
          </table:table-cell>
          <table:table-cell>
            <text:p text:style-name="Preformatted_20_Text">&lt;facsimile&gt;</text:p>
            <text:p text:style-name="Preformatted_20_Text"> &lt;surface ulx="0" uly="0" lrx="400" lry="280"&gt;</text:p>
            <text:p text:style-name="Preformatted_20_Text">  &lt;zone points="220,100 300,210 170,250 123,234"&gt;</text:p>
            <text:p text:style-name="Preformatted_20_Text">   &lt;graphic url="handwriting.png"/&gt;</text:p>
            <text:p text:style-name="Preformatted_20_Text">  &lt;/zone&gt;</text:p>
            <text:p text:style-name="Preformatted_20_Text"> &lt;/surface&gt;</text:p>
            <text:p text:style-name="Preformatted_20_Text">&lt;/facsimile&gt;</text:p>
          </table:table-cell>
        </table:table-row>
        <table:table-row>
          <table:table-cell>
            <text:p><text:span text:style-name="Highlight">Note</text:span></text:p>
          </table:table-cell>
          <table:table-cell>
            <text:p text:style-name="Text_20_body">A point is defined by two numeric values, which should be expressed as decimal numbers. Neither number can end in a decimal point. E.g., both <text:span text:style-name="Emphasis">0.0,84.2</text:span> and <text:span text:style-name="Emphasis">0,84</text:span> are allowed, but <text:span text:style-name="Emphasis">0.,84.</text:span> is not.</text:p>
          </table:table-cell>
        </table:table-row>
      </table:table>
      <text:h text:outline-level="3"><text:bookmark text:name="TEI.teidata.pointer"/>teidata.pointer</text:h>
      <table:table table:name="table517" table:style-name="Table1">
        <table:table-column table:style-name="Table1.col1"/>
        <table:table-column table:style-name="Table2.col2"/>
        <table:table-row>
          <table:table-cell table:number-columns-spanned="2">
            <text:p><text:span text:style-name="Highlight">teidata.pointer</text:span> <text:span>defines the range of attribute values used to provide a single URI, absolute or relative, pointing to some other resource, either within the current document or elsewhere.</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text:span>Element: </text:span><text:list text:style-name="L1"><text:list-item><text:p text:style-name="P1">acquisition/@calendar</text:p></text:list-item><text:list-item><text:p text:style-name="P1">altIdentifier/@calendar</text:p></text:list-item><text:list-item><text:p text:style-name="P1">app/@from</text:p></text:list-item><text:list-item><text:p text:style-name="P1">app/@to</text:p></text:list-item><text:list-item><text:p text:style-name="P1">author/@calendar</text:p></text:list-item><text:list-item><text:p text:style-name="P1">binding/@calendar</text:p></text:list-item><text:list-item><text:p text:style-name="P1">change/@calendar</text:p></text:list-item><text:list-item><text:p text:style-name="P1">change/@target</text:p></text:list-item><text:list-item><text:p text:style-name="P1">country/@calendar</text:p></text:list-item><text:list-item><text:p text:style-name="P1">handShift/@new</text:p></text:list-item><text:list-item><text:p text:style-name="P1">idno/@calendar</text:p></text:list-item><text:list-item><text:p text:style-name="P1">licence/@calendar</text:p></text:list-item><text:list-item><text:p text:style-name="P1">locus/@scheme</text:p></text:list-item><text:list-item><text:p text:style-name="P1">locusGrp/@scheme</text:p></text:list-item><text:list-item><text:p text:style-name="P1">name/@calendar</text:p></text:list-item><text:list-item><text:p text:style-name="P1">origin/@calendar</text:p></text:list-item><text:list-item><text:p text:style-name="P1">pb/@facs</text:p></text:list-item><text:list-item><text:p text:style-name="P1">persName/@calendar</text:p></text:list-item><text:list-item><text:p text:style-name="P1">placeName/@calendar</text:p></text:list-item><text:list-item><text:p text:style-name="P1">resp/@calendar</text:p></text:list-item><text:list-item><text:p text:style-name="P1">settlement/@calendar</text:p></text:list-item><text:list-item><text:p text:style-name="P1">title/@calendar</text:p></text:list-item></text:lis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dataRef restriction="\S+" name="anyURI"/&gt;</text:p>
            <text:p text:style-name="Preformatted_20_Text">&lt;/content&gt;</text:p>
            <text:p text:style-name="Preformatted_20_Text">    </text:p>
          </table:table-cell>
        </table:table-row>
        <table:table-row>
          <table:table-cell>
            <text:p><text:span text:style-name="Highlight">Declaration</text:span></text:p>
          </table:table-cell>
          <table:table-cell>
            <text:p text:style-name="Preformatted_20_Text"/>
            <text:p text:style-name="Preformatted_20_Text">teidata.pointer = xsd:anyURI { pattern = "\S+" }</text:p>
          </table:table-cell>
        </table:table-row>
        <table:table-row>
          <table:table-cell>
            <text:p><text:span text:style-name="Highlight">Note</text:span></text:p>
          </table:table-cell>
          <table:table-cell>
            <text:p text:style-name="Text_20_body">The range of syntactically valid values is defined by <text:a xlink:type="simple" xlink:href="https://www.ietf.org/rfc/rfc3986.txt">RFC 3986</text:a> <text:span text:style-name="Emphasis">Uniform Resource Identifier (URI): Generic Syntax</text:span>. Note that the values themselves are encoded using <text:a xlink:type="simple" xlink:href="https://www.ietf.org/rfc/rfc3987.txt">RFC 3987</text:a> <text:span text:style-name="Emphasis">Internationalized Resource Identifiers</text:span> (IRIs) mapping to URIs. For example, <text:span text:style-name="User_20_Entry">https://secure.wikimedia.org/wikipedia/en/wiki/%</text:span> is encoded as <text:span text:style-name="User_20_Entry">https://secure.wikimedia.org/wikipedia/en/wiki/%25</text:span> while <text:span text:style-name="User_20_Entry">http://موقع.وزارة-الاتصالات.مصر/</text:span> is encoded as <text:span text:style-name="User_20_Entry">http://xn--4gbrim.xn----rmckbbajlc6dj7bxne2c.xn--wgbh1c/</text:span></text:p>
          </table:table-cell>
        </table:table-row>
      </table:table>
      <text:h text:outline-level="3"><text:bookmark text:name="TEI.teidata.probCert"/>teidata.probCert</text:h>
      <table:table table:name="table518" table:style-name="Table1">
        <table:table-column table:style-name="Table1.col1"/>
        <table:table-column table:style-name="Table2.col2"/>
        <table:table-row>
          <table:table-cell table:number-columns-spanned="2">
            <text:p><text:span text:style-name="Highlight">teidata.probCert</text:span> <text:span>defines a range of attribute values which can be expressed either as a numeric probability or as a coded certainty value.</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alternate&gt;</text:p>
            <text:p text:style-name="Preformatted_20_Text">  &lt;dataRef key="teidata.probability"/&gt;</text:p>
            <text:p text:style-name="Preformatted_20_Text">  &lt;dataRef key="teidata.certainty"/&gt;</text:p>
            <text:p text:style-name="Preformatted_20_Text"> &lt;/alternate&gt;</text:p>
            <text:p text:style-name="Preformatted_20_Text">&lt;/content&gt;</text:p>
            <text:p text:style-name="Preformatted_20_Text">    </text:p>
          </table:table-cell>
        </table:table-row>
        <table:table-row>
          <table:table-cell>
            <text:p><text:span text:style-name="Highlight">Declaration</text:span></text:p>
          </table:table-cell>
          <table:table-cell>
            <text:p text:style-name="Preformatted_20_Text"/>
            <text:p text:style-name="Preformatted_20_Text">teidata.probCert = teidata.probability | teidata.certainty</text:p>
          </table:table-cell>
        </table:table-row>
      </table:table>
      <text:h text:outline-level="3"><text:bookmark text:name="TEI.teidata.probability"/>teidata.probability</text:h>
      <table:table table:name="table519" table:style-name="Table1">
        <table:table-column table:style-name="Table1.col1"/>
        <table:table-column table:style-name="Table2.col2"/>
        <table:table-row>
          <table:table-cell table:number-columns-spanned="2">
            <text:p><text:span text:style-name="Highlight">teidata.probability</text:span> <text:span>defines the range of attribute values expressing a probability.</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teidata.probCer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dataRef name="double"/&gt;</text:p>
            <text:p text:style-name="Preformatted_20_Text">&lt;/content&gt;</text:p>
            <text:p text:style-name="Preformatted_20_Text">    </text:p>
          </table:table-cell>
        </table:table-row>
        <table:table-row>
          <table:table-cell>
            <text:p><text:span text:style-name="Highlight">Declaration</text:span></text:p>
          </table:table-cell>
          <table:table-cell>
            <text:p text:style-name="Preformatted_20_Text"/>
            <text:p text:style-name="Preformatted_20_Text">teidata.probability = xsd:double</text:p>
          </table:table-cell>
        </table:table-row>
        <table:table-row>
          <table:table-cell>
            <text:p><text:span text:style-name="Highlight">Note</text:span></text:p>
          </table:table-cell>
          <table:table-cell>
            <text:p text:style-name="Text_20_body">Probability is expressed as a real number between 0 and 1; 0 representing <text:span text:style-name="Emphasis">certainly false</text:span> and 1 representing <text:span text:style-name="Emphasis">certainly true</text:span>.</text:p>
          </table:table-cell>
        </table:table-row>
      </table:table>
      <text:h text:outline-level="3"><text:bookmark text:name="TEI.teidata.replacement"/>teidata.replacement</text:h>
      <table:table table:name="table520" table:style-name="Table1">
        <table:table-column table:style-name="Table1.col1"/>
        <table:table-column table:style-name="Table2.col2"/>
        <table:table-row>
          <table:table-cell table:number-columns-spanned="2">
            <text:p><text:span text:style-name="Highlight">teidata.replacement</text:span> <text:span>defines attribute values which contain a replacement template.</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textNode/&gt;</text:p>
            <text:p text:style-name="Preformatted_20_Text">&lt;/content&gt;</text:p>
            <text:p text:style-name="Preformatted_20_Text">    </text:p>
          </table:table-cell>
        </table:table-row>
        <table:table-row>
          <table:table-cell>
            <text:p><text:span text:style-name="Highlight">Declaration</text:span></text:p>
          </table:table-cell>
          <table:table-cell>
            <text:p text:style-name="Preformatted_20_Text"/>
            <text:p text:style-name="Preformatted_20_Text">teidata.replacement = text</text:p>
          </table:table-cell>
        </table:table-row>
      </table:table>
      <text:h text:outline-level="3"><text:bookmark text:name="TEI.teidata.temporal.iso"/>teidata.temporal.iso</text:h>
      <table:table table:name="table521" table:style-name="Table1">
        <table:table-column table:style-name="Table1.col1"/>
        <table:table-column table:style-name="Table2.col2"/>
        <table:table-row>
          <table:table-cell table:number-columns-spanned="2">
            <text:p><text:span text:style-name="Highlight">teidata.temporal.iso</text:span> <text:span>defines the range of attribute values expressing a temporal expression such as a date, a time, or a combination of them, that conform to the international standard <text:span text:style-name="Emphasis">Data elements and interchange formats – Information interchange – Representation of dates and times</text:span>.</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alternate&gt;</text:p>
            <text:p text:style-name="Preformatted_20_Text">  &lt;dataRef name="date"/&gt;</text:p>
            <text:p text:style-name="Preformatted_20_Text">  &lt;dataRef name="gYear"/&gt;</text:p>
            <text:p text:style-name="Preformatted_20_Text">  &lt;dataRef name="gMonth"/&gt;</text:p>
            <text:p text:style-name="Preformatted_20_Text">  &lt;dataRef name="gDay"/&gt;</text:p>
            <text:p text:style-name="Preformatted_20_Text">  &lt;dataRef name="gYearMonth"/&gt;</text:p>
            <text:p text:style-name="Preformatted_20_Text">  &lt;dataRef name="gMonthDay"/&gt;</text:p>
            <text:p text:style-name="Preformatted_20_Text">  &lt;dataRef name="time"/&gt;</text:p>
            <text:p text:style-name="Preformatted_20_Text">  &lt;dataRef name="dateTime"/&gt;</text:p>
            <text:p text:style-name="Preformatted_20_Text">  &lt;dataRef name="token"</text:p>
            <text:p text:style-name="Preformatted_20_Text">   restriction="[0-9.,DHMPRSTWYZ/:+\-]+"/&gt;</text:p>
            <text:p text:style-name="Preformatted_20_Text"> &lt;/alternate&gt;</text:p>
            <text:p text:style-name="Preformatted_20_Text">&lt;/content&gt;</text:p>
            <text:p text:style-name="Preformatted_20_Text">    </text:p>
          </table:table-cell>
        </table:table-row>
        <table:table-row>
          <table:table-cell>
            <text:p><text:span text:style-name="Highlight">Declaration</text:span></text:p>
          </table:table-cell>
          <table:table-cell>
            <text:p text:style-name="Preformatted_20_Text"/>
            <text:p text:style-name="Preformatted_20_Text">teidata.temporal.iso =</text:p>
            <text:p text:style-name="Preformatted_20_Text">   xsd:date</text:p>
            <text:p text:style-name="Preformatted_20_Text"> | xsd:gYear</text:p>
            <text:p text:style-name="Preformatted_20_Text"> | xsd:gMonth</text:p>
            <text:p text:style-name="Preformatted_20_Text"> | xsd:gDay</text:p>
            <text:p text:style-name="Preformatted_20_Text"> | xsd:gYearMonth</text:p>
            <text:p text:style-name="Preformatted_20_Text"> | xsd:gMonthDay</text:p>
            <text:p text:style-name="Preformatted_20_Text"> | xsd:time</text:p>
            <text:p text:style-name="Preformatted_20_Text"> | xsd:dateTime</text:p>
            <text:p text:style-name="Preformatted_20_Text"> | token { pattern = "[0-9.,DHMPRSTWYZ/:+\-]+" }</text:p>
          </table:table-cell>
        </table:table-row>
        <table:table-row>
          <table:table-cell>
            <text:p><text:span text:style-name="Highlight">Note</text:span></text:p>
          </table:table-cell>
          <table:table-cell>
            <text:p text:style-name="Text_20_body">If it is likely that the value used is to be compared with another, then a time zone indicator should always be included, and only the dateTime representation should be used.</text:p>
            <text:p text:style-name="Text_20_body">For all representations for which ISO 8601:2004 describes both a <text:span text:style-name="Emphasis">basic</text:span> and an <text:span text:style-name="Emphasis">extended</text:span> format, these Guidelines recommend use of the extended format.</text:p>
          </table:table-cell>
        </table:table-row>
      </table:table>
      <text:h text:outline-level="3"><text:bookmark text:name="TEI.teidata.temporal.w3c"/>teidata.temporal.w3c</text:h>
      <table:table table:name="table522" table:style-name="Table1">
        <table:table-column table:style-name="Table1.col1"/>
        <table:table-column table:style-name="Table2.col2"/>
        <table:table-row>
          <table:table-cell table:number-columns-spanned="2">
            <text:p><text:span text:style-name="Highlight">teidata.temporal.w3c</text:span> <text:span>defines the range of attribute values expressing a temporal expression such as a date, a time, or a combination of them, that conform to the W3C XML Schema Part 2: Datatypes Second Edition specification.</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alternate&gt;</text:p>
            <text:p text:style-name="Preformatted_20_Text">  &lt;dataRef name="date"/&gt;</text:p>
            <text:p text:style-name="Preformatted_20_Text">  &lt;dataRef name="gYear"/&gt;</text:p>
            <text:p text:style-name="Preformatted_20_Text">  &lt;dataRef name="gMonth"/&gt;</text:p>
            <text:p text:style-name="Preformatted_20_Text">  &lt;dataRef name="gDay"/&gt;</text:p>
            <text:p text:style-name="Preformatted_20_Text">  &lt;dataRef name="gYearMonth"/&gt;</text:p>
            <text:p text:style-name="Preformatted_20_Text">  &lt;dataRef name="gMonthDay"/&gt;</text:p>
            <text:p text:style-name="Preformatted_20_Text">  &lt;dataRef name="time"/&gt;</text:p>
            <text:p text:style-name="Preformatted_20_Text">  &lt;dataRef name="dateTime"/&gt;</text:p>
            <text:p text:style-name="Preformatted_20_Text"> &lt;/alternate&gt;</text:p>
            <text:p text:style-name="Preformatted_20_Text">&lt;/content&gt;</text:p>
            <text:p text:style-name="Preformatted_20_Text">    </text:p>
          </table:table-cell>
        </table:table-row>
        <table:table-row>
          <table:table-cell>
            <text:p><text:span text:style-name="Highlight">Declaration</text:span></text:p>
          </table:table-cell>
          <table:table-cell>
            <text:p text:style-name="Preformatted_20_Text"/>
            <text:p text:style-name="Preformatted_20_Text">teidata.temporal.w3c =</text:p>
            <text:p text:style-name="Preformatted_20_Text">   xsd:date</text:p>
            <text:p text:style-name="Preformatted_20_Text"> | xsd:gYear</text:p>
            <text:p text:style-name="Preformatted_20_Text"> | xsd:gMonth</text:p>
            <text:p text:style-name="Preformatted_20_Text"> | xsd:gDay</text:p>
            <text:p text:style-name="Preformatted_20_Text"> | xsd:gYearMonth</text:p>
            <text:p text:style-name="Preformatted_20_Text"> | xsd:gMonthDay</text:p>
            <text:p text:style-name="Preformatted_20_Text"> | xsd:time</text:p>
            <text:p text:style-name="Preformatted_20_Text"> | xsd:dateTime</text:p>
          </table:table-cell>
        </table:table-row>
        <table:table-row>
          <table:table-cell>
            <text:p><text:span text:style-name="Highlight">Note</text:span></text:p>
          </table:table-cell>
          <table:table-cell>
            <text:p text:style-name="Text_20_body">If it is likely that the value used is to be compared with another, then a time zone indicator should always be included, and only the dateTime representation should be used.</text:p>
          </table:table-cell>
        </table:table-row>
      </table:table>
      <text:h text:outline-level="3"><text:bookmark text:name="TEI.teidata.text"/>teidata.text</text:h>
      <table:table table:name="table523" table:style-name="Table1">
        <table:table-column table:style-name="Table1.col1"/>
        <table:table-column table:style-name="Table2.col2"/>
        <table:table-row>
          <table:table-cell table:number-columns-spanned="2">
            <text:p><text:span text:style-name="Highlight">teidata.text</text:span> <text:span>defines the range of attribute values used to express some kind of identifying string as a single sequence of Unicode characters possibly including whitespace.</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text:span>Element: </text:span><text:list text:style-name="L1"><text:list-item><text:p text:style-name="P1">cb/@n</text:p></text:list-item><text:list-item><text:p text:style-name="P1">gap/@extent</text:p></text:list-item><text:list-item><text:p text:style-name="P1">head/@n</text:p></text:list-item><text:list-item><text:p text:style-name="P1">pb/@n</text:p></text:list-item><text:list-item><text:p text:style-name="P1">persName/@key</text:p></text:list-item><text:list-item><text:p text:style-name="P1">placeName/@key</text:p></text:list-item><text:list-item><text:p text:style-name="P1">rs/@key</text:p></text:list-item></text:lis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dataRef name="string"/&gt;</text:p>
            <text:p text:style-name="Preformatted_20_Text">&lt;/content&gt;</text:p>
            <text:p text:style-name="Preformatted_20_Text">    </text:p>
          </table:table-cell>
        </table:table-row>
        <table:table-row>
          <table:table-cell>
            <text:p><text:span text:style-name="Highlight">Declaration</text:span></text:p>
          </table:table-cell>
          <table:table-cell>
            <text:p text:style-name="Preformatted_20_Text"/>
            <text:p text:style-name="Preformatted_20_Text">teidata.text = string</text:p>
          </table:table-cell>
        </table:table-row>
        <table:table-row>
          <table:table-cell>
            <text:p><text:span text:style-name="Highlight">Note</text:span></text:p>
          </table:table-cell>
          <table:table-cell>
            <text:p text:style-name="Text_20_body">Attributes using this datatype must contain a single <text:span>‘token’</text:span> in which whitespace and other punctuation characters are permitted.</text:p>
          </table:table-cell>
        </table:table-row>
      </table:table>
      <text:h text:outline-level="3"><text:bookmark text:name="TEI.teidata.truthValue"/>teidata.truthValue</text:h>
      <table:table table:name="table524" table:style-name="Table1">
        <table:table-column table:style-name="Table1.col1"/>
        <table:table-column table:style-name="Table2.col2"/>
        <table:table-row>
          <table:table-cell table:number-columns-spanned="2">
            <text:p><text:span text:style-name="Highlight">teidata.truthValue</text:span> <text:span>defines the range of attribute values used to express a truth value.</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dataRef name="boolean"/&gt;</text:p>
            <text:p text:style-name="Preformatted_20_Text">&lt;/content&gt;</text:p>
            <text:p text:style-name="Preformatted_20_Text">    </text:p>
          </table:table-cell>
        </table:table-row>
        <table:table-row>
          <table:table-cell>
            <text:p><text:span text:style-name="Highlight">Declaration</text:span></text:p>
          </table:table-cell>
          <table:table-cell>
            <text:p text:style-name="Preformatted_20_Text"/>
            <text:p text:style-name="Preformatted_20_Text">teidata.truthValue = xsd:boolean</text:p>
          </table:table-cell>
        </table:table-row>
        <table:table-row>
          <table:table-cell>
            <text:p><text:span text:style-name="Highlight">Note</text:span></text:p>
          </table:table-cell>
          <table:table-cell>
            <text:p text:style-name="Text_20_body">The possible values of this datatype are <text:span text:style-name="Emphasis">1</text:span> or <text:span text:style-name="Emphasis">true</text:span>, or <text:span text:style-name="Emphasis">0</text:span> or <text:span text:style-name="Emphasis">false</text:span>.</text:p>
            <text:p text:style-name="Text_20_body">This datatype applies only for cases where uncertainty is inappropriate; if the attribute concerned may have a value other than true or false, e.g. <text:span text:style-name="Emphasis">unknown</text:span>, or <text:span text:style-name="Emphasis">inapplicable</text:span>, it should have the extended version of this datatype: <text:span>teidata.xTruthValue</text:span>.</text:p>
          </table:table-cell>
        </table:table-row>
      </table:table>
      <text:h text:outline-level="3"><text:bookmark text:name="TEI.teidata.version"/>teidata.version</text:h>
      <table:table table:name="table525" table:style-name="Table1">
        <table:table-column table:style-name="Table1.col1"/>
        <table:table-column table:style-name="Table2.col2"/>
        <table:table-row>
          <table:table-cell table:number-columns-spanned="2">
            <text:p><text:span text:style-name="Highlight">teidata.version</text:span> <text:span>defines the range of attribute values which may be used to specify a TEI or Unicode version number.</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text:span>Element: </text:span><text:list text:style-name="L1"><text:list-item><text:p text:style-name="P1">TEI/@version</text:p></text:list-item></text:lis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dataRef name="token"</text:p>
            <text:p text:style-name="Preformatted_20_Text">  restriction="[\d]+(\.[\d]+){0,2}"/&gt;</text:p>
            <text:p text:style-name="Preformatted_20_Text">&lt;/content&gt;</text:p>
            <text:p text:style-name="Preformatted_20_Text">    </text:p>
          </table:table-cell>
        </table:table-row>
        <table:table-row>
          <table:table-cell>
            <text:p><text:span text:style-name="Highlight">Declaration</text:span></text:p>
          </table:table-cell>
          <table:table-cell>
            <text:p text:style-name="Preformatted_20_Text"/>
            <text:p text:style-name="Preformatted_20_Text">teidata.version = token { pattern = "[\d]+(\.[\d]+){0,2}" }</text:p>
          </table:table-cell>
        </table:table-row>
        <table:table-row>
          <table:table-cell>
            <text:p><text:span text:style-name="Highlight">Note</text:span></text:p>
          </table:table-cell>
          <table:table-cell>
            <text:p text:style-name="Text_20_body">The value of this attribute follows the pattern specified by the Unicode consortium for its version number (<text:a xlink:type="simple" xlink:href="https://unicode.org/versions/">https://unicode.org/versions/</text:a>). A version number contains digits and fullstop characters only. The first number supplied identifies the major version number. A second and third number, for minor and sub-minor version numbers, may also be supplied.</text:p>
          </table:table-cell>
        </table:table-row>
      </table:table>
      <text:h text:outline-level="3"><text:bookmark text:name="TEI.teidata.versionNumber"/>teidata.versionNumber</text:h>
      <table:table table:name="table526" table:style-name="Table1">
        <table:table-column table:style-name="Table1.col1"/>
        <table:table-column table:style-name="Table2.col2"/>
        <table:table-row>
          <table:table-cell table:number-columns-spanned="2">
            <text:p><text:span text:style-name="Highlight">teidata.versionNumber</text:span> <text:span>defines the range of attribute values used for version number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dataRef name="token"</text:p>
            <text:p text:style-name="Preformatted_20_Text">  restriction="[\d]+[a-z]*[\d]*(\.[\d]+[a-z]*[\d]*){0,3}"/&gt;</text:p>
            <text:p text:style-name="Preformatted_20_Text">&lt;/content&gt;</text:p>
            <text:p text:style-name="Preformatted_20_Text">    </text:p>
          </table:table-cell>
        </table:table-row>
        <table:table-row>
          <table:table-cell>
            <text:p><text:span text:style-name="Highlight">Declaration</text:span></text:p>
          </table:table-cell>
          <table:table-cell>
            <text:p text:style-name="Preformatted_20_Text"/>
            <text:p text:style-name="Preformatted_20_Text">teidata.versionNumber =</text:p>
            <text:p text:style-name="Preformatted_20_Text">   token { pattern = "[\d]+[a-z]*[\d]*(\.[\d]+[a-z]*[\d]*){0,3}" }</text:p>
          </table:table-cell>
        </table:table-row>
      </table:table>
      <text:h text:outline-level="3"><text:bookmark text:name="TEI.teidata.word"/>teidata.word</text:h>
      <table:table table:name="table527" table:style-name="Table1">
        <table:table-column table:style-name="Table1.col1"/>
        <table:table-column table:style-name="Table2.col2"/>
        <table:table-row>
          <table:table-cell table:number-columns-spanned="2">
            <text:p><text:span text:style-name="Highlight">teidata.word</text:span> <text:span>defines the range of attribute values expressed as a single word or token.</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teidata.enumerated<text:span>Element: </text:span><text:list text:style-name="L1"><text:list-item><text:p text:style-name="P1">app/@loc</text:p></text:list-item><text:list-item><text:p text:style-name="P1">locus/@from</text:p></text:list-item><text:list-item><text:p text:style-name="P1">locus/@to</text:p></text:list-item></text:lis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dataRef name="token"</text:p>
            <text:p text:style-name="Preformatted_20_Text">  restriction="[^\p{C}\p{Z}]+"/&gt;</text:p>
            <text:p text:style-name="Preformatted_20_Text">&lt;/content&gt;</text:p>
            <text:p text:style-name="Preformatted_20_Text">    </text:p>
          </table:table-cell>
        </table:table-row>
        <table:table-row>
          <table:table-cell>
            <text:p><text:span text:style-name="Highlight">Declaration</text:span></text:p>
          </table:table-cell>
          <table:table-cell>
            <text:p text:style-name="Preformatted_20_Text"/>
            <text:p text:style-name="Preformatted_20_Text">teidata.word = token { pattern = "[^\p{C}\p{Z}]+" }</text:p>
          </table:table-cell>
        </table:table-row>
        <table:table-row>
          <table:table-cell>
            <text:p><text:span text:style-name="Highlight">Note</text:span></text:p>
          </table:table-cell>
          <table:table-cell>
            <text:p text:style-name="Text_20_body">Attributes using this datatype must contain a single <text:span>‘word’</text:span> which contains only letters, digits, punctuation characters, or symbols: thus it cannot include whitespace.</text:p>
          </table:table-cell>
        </table:table-row>
      </table:table>
      <text:h text:outline-level="3"><text:bookmark text:name="TEI.teidata.xTruthValue"/>teidata.xTruthValue</text:h>
      <table:table table:name="table528" table:style-name="Table1">
        <table:table-column table:style-name="Table1.col1"/>
        <table:table-column table:style-name="Table2.col2"/>
        <table:table-row>
          <table:table-cell table:number-columns-spanned="2">
            <text:p><text:span text:style-name="Highlight">teidata.xTruthValue</text:span> (<text:span>extended truth value</text:span>) <text:span>defines the range of attribute values used to express a truth value which may be unknown.</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text:span>Element: </text:span><text:list text:style-name="L1"><text:list-item><text:p text:style-name="P1">binding/@contemporary</text:p></text:list-item></text:list></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alternate&gt;</text:p>
            <text:p text:style-name="Preformatted_20_Text">  &lt;dataRef name="boolean"/&gt;</text:p>
            <text:p text:style-name="Preformatted_20_Text">  &lt;valList&gt;</text:p>
            <text:p text:style-name="Preformatted_20_Text">   &lt;valItem ident="unknown"/&gt;</text:p>
            <text:p text:style-name="Preformatted_20_Text">   &lt;valItem ident="inapplicable"/&gt;</text:p>
            <text:p text:style-name="Preformatted_20_Text">  &lt;/valList&gt;</text:p>
            <text:p text:style-name="Preformatted_20_Text"> &lt;/alternate&gt;</text:p>
            <text:p text:style-name="Preformatted_20_Text">&lt;/content&gt;</text:p>
            <text:p text:style-name="Preformatted_20_Text">    </text:p>
          </table:table-cell>
        </table:table-row>
        <table:table-row>
          <table:table-cell>
            <text:p><text:span text:style-name="Highlight">Declaration</text:span></text:p>
          </table:table-cell>
          <table:table-cell>
            <text:p text:style-name="Preformatted_20_Text"/>
            <text:p text:style-name="Preformatted_20_Text">teidata.xTruthValue = xsd:boolean | ( "unknown" | "inapplicable" )</text:p>
          </table:table-cell>
        </table:table-row>
        <table:table-row>
          <table:table-cell>
            <text:p><text:span text:style-name="Highlight">Note</text:span></text:p>
          </table:table-cell>
          <table:table-cell>
            <text:p text:style-name="Text_20_body">In cases where where uncertainty is inappropriate, use the datatype <text:span>teidata.TruthValue</text:span>.</text:p>
          </table:table-cell>
        </table:table-row>
      </table:table>
      <text:h text:outline-level="3"><text:bookmark text:name="TEI.teidata.xpath"/>teidata.xpath</text:h>
      <table:table table:name="table529" table:style-name="Table1">
        <table:table-column table:style-name="Table1.col1"/>
        <table:table-column table:style-name="Table2.col2"/>
        <table:table-row>
          <table:table-cell table:number-columns-spanned="2">
            <text:p><text:span text:style-name="Highlight">teidata.xpath</text:span> <text:span>defines attribute values which contain an XPath expression.</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
          </table:table-cell>
        </table:table-row>
        <table:table-row>
          <table:table-cell>
            <text:p><text:span text:style-name="Highlight">Content model</text:span></text:p>
          </table:table-cell>
          <table:table-cell>
            <text:p text:style-name="Preformatted_20_Text"/>
            <text:p text:style-name="Preformatted_20_Text">&lt;content&gt;</text:p>
            <text:p text:style-name="Preformatted_20_Text"> &lt;textNode/&gt;</text:p>
            <text:p text:style-name="Preformatted_20_Text">&lt;/content&gt;</text:p>
            <text:p text:style-name="Preformatted_20_Text">    </text:p>
          </table:table-cell>
        </table:table-row>
        <table:table-row>
          <table:table-cell>
            <text:p><text:span text:style-name="Highlight">Declaration</text:span></text:p>
          </table:table-cell>
          <table:table-cell>
            <text:p text:style-name="Preformatted_20_Text"/>
            <text:p text:style-name="Preformatted_20_Text">teidata.xpath = text</text:p>
          </table:table-cell>
        </table:table-row>
        <table:table-row>
          <table:table-cell>
            <text:p><text:span text:style-name="Highlight">Note</text:span></text:p>
          </table:table-cell>
          <table:table-cell>
            <text:p text:style-name="Text_20_body">Any XPath expression using the syntax defined in <text:a xlink:type="simple" xlink:href="https://www.tei-c.org/release/doc/tei-p5-doc/en/html/BIB.html#XSLT2">6.2.</text:a>.</text:p>
            <text:p text:style-name="Text_20_body">When writing programs that evaluate XPath expressions, programmers should be mindful of the possibility of malicious code injection attacks. For further information about XPath injection attacks, see the <text:a xlink:type="simple" xlink:href="https://owasp.org/www-community/attacks/XPATH_Injection">article at OWASP</text:a>.</text:p>
          </table:table-cell>
        </table:table-row>
      </table:tab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peaker" style:family="paragraph" style:parent-style-name="Standard">
      <style:paragraph-properties fo:margin-top="0.101cm" fo:margin-bottom="0cm"/>
      <style:text-properties fo:font-variant="small-caps" fo:font-weight="bold"/>
    </style:style>
    <style:style style:name="l" style:family="paragraph" style:parent-style-name="Speaker">
      <style:paragraph-properties fo:margin="100%" fo:margin-left="0.199cm" fo:margin-right="0cm" fo:margin-top="0cm" fo:margin-bottom="0cm" fo:text-indent="0cm" style:auto-text-indent="false"/>
      <style:text-properties fo:font-variant="normal" fo:text-transform="none" fo:font-weight="normal"/>
    </style:style>
    <style:style style:name="Stage" style:family="paragraph" style:parent-style-name="l">
      <style:paragraph-properties fo:margin="100%" fo:margin-left="0cm" fo:margin-right="0cm" fo:margin-top="0.101cm" fo:margin-bottom="0cm" fo:text-indent="0cm" style:auto-text-indent="false"/>
      <style:text-properties fo:font-variant="normal" fo:text-transform="none" fo:font-style="italic" fo:font-weight="normal"/>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text-properties fo:font-weight="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tei_5f_docTitle" style:display-name="tei_docTitle" style:family="paragraph" style:parent-style-name="Contents_20_8" style:next-style-name="Text_20_body">
      <style:paragraph-properties fo:margin="100%" fo:margin-left="0cm" fo:margin-right="0cm" fo:margin-top="0cm" fo:margin-bottom="0cm" fo:text-indent="0cm" style:auto-text-indent="false"/>
      <style:text-properties fo:font-size="18pt" fo:font-weight="bold"/>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tei_5f_cit" style:display-name="tei_cit" style:family="paragraph" style:parent-style-name="Text" style:next-style-name="Text_20_body" style:master-page-name="">
      <style:paragraph-properties fo:margin="100%" fo:margin-left="0.212cm" fo:margin-right="0.212cm" fo:margin-top="0cm" fo:margin-bottom="0cm" fo:text-indent="0cm" style:auto-text-indent="false" style:page-number="auto"/>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tei_5f_biblStruct" style:display-name="tei_biblStruct" style:family="paragraph" style:parent-style-name="Text_20_body_20_indent">
      <style:paragraph-properties fo:margin="100%" fo:margin-left="0.353cm" fo:margin-right="0cm" fo:margin-top="0cm" fo:margin-bottom="0cm" fo:text-indent="-0.353cm" style:auto-text-indent="false">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ei_5f_displayNote" style:display-name="tei_displayNote" style:family="paragraph" style:parent-style-name="Stage" style:class="text">
      <style:paragraph-properties fo:margin="100%" fo:margin-left="0.199cm" fo:margin-right="0.199cm" fo:margin-top="0.199cm" fo:margin-bottom="0.199cm" fo:text-indent="0cm" style:auto-text-indent="false"/>
      <style:text-properties fo:font-style="normal"/>
    </style:style>
    <style:style style:name="Emphasis" style:family="text">
      <style:text-properties fo:font-style="italic" style:font-style-asian="italic" style:font-style-complex="italic"/>
    </style:style>
    <style:style style:name="Highlight" style:family="text" style:parent-style-name="Emphasis">
      <style:text-properties fo:font-style="normal" fo:font-weight="bold" style:font-style-asian="normal" style:font-weight-asian="bold" style:font-style-complex="normal"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SmallCaps" style:family="text">
      <style:text-properties fo:font-variant="small-caps"/>
    </style:style>
    <style:style style:name="AllCaps" style:family="text">
      <style:text-properties fo:text-transform="uppercase"/>
    </style:style>
    <style:style style:name="StrikeThrough" style:family="text">
      <style:text-properties style:text-line-through-style="solid"/>
    </style:style>
    <style:style style:name="StrikeDoubleThrough" style:family="text">
      <style:text-properties style:text-line-through-style="solid" style:text-line-through-type="double"/>
    </style:style>
    <style:style style:name="Underline" style:family="text">
      <style:text-properties style:text-underline-style="solid" style:text-underline-width="auto" style:text-underline-color="font-color"/>
    </style:style>
    <style:style style:name="UnderDoubleLine" style:family="text">
      <style:text-properties style:text-underline-style="solid" style:text-underline-type="double"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tage" style:family="text">
      <style:text-properties fo:font-variant="normal" fo:text-transform="none" fo:font-style="italic" fo:font-weight="normal"/>
    </style:style>
    <style:style style:name="tei_5f_inlineNote" style:display-name="tei_inlineNote" style:family="text" style:parent-style-name="Stage">
      <style:text-properties fo:font-variant="normal" fo:text-transform="none" fo:font-size="10.5pt" fo:font-style="italic" fo:font-weight="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page-number text:select-page="current">1</text:page-number></text:p>
      </style:footer>
    </style:master-page>
    <style:master-page style:name="Endnote" style:page-layout-name="Mpm2">
      <style:header>
        <text:p text:style-name="Header"/>
      </style:header>
      <style:footer>
        <text:p text:style-name="Footer"/>
      </style:footer>
    </style:master-page>
  </office:master-styles>
</office:document-styles>
</file>

<file path=meta.xml><?xml version="1.0" encoding="utf-8"?>
<office:document-meta xmlns:atom="http://www.w3.org/2005/Atom" xmlns:chart="urn:oasis:names:tc:opendocument:xmlns:chart:1.0" xmlns:dbk="http://docbook.org/ns/docbook" xmlns:dc="http://purl.org/dc/elements/1.1/" xmlns:dom="http://www.w3.org/2001/xml-events" xmlns:dr3d="urn:oasis:names:tc:opendocument:xmlns:dr3d:1.0" xmlns:draw="urn:oasis:names:tc:opendocument:xmlns:drawing:1.0" xmlns:estr="http://exslt.org/strings" xmlns:fo="urn:oasis:names:tc:opendocument:xmlns:xsl-fo-compatible:1.0" xmlns:form="urn:oasis:names:tc:opendocument:xmlns:form:1.0" xmlns:m="http://www.w3.org/1998/Math/MathML"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rng="http://relaxng.org/ns/structure/1.0" xmlns:script="urn:oasis:names:tc:opendocument:xmlns:script:1.0" xmlns:style="urn:oasis:names:tc:opendocument:xmlns:style:1.0" xmlns:svg="urn:oasis:names:tc:opendocument:xmlns:svg-compatible:1.0" xmlns:table="urn:oasis:names:tc:opendocument:xmlns:table:1.0" xmlns:tei="http://www.tei-c.org/ns/1.0" xmlns:teidocx="http://www.tei-c.org/ns/teidocx/1.0" xmlns:teix="http://www.tei-c.org/ns/Examples" xmlns:text="urn:oasis:names:tc:opendocument:xmlns:text:1.0" xmlns:xforms="http://www.w3.org/2002/xforms" xmlns:xhtml="http://www.w3.org/1999/xhtml" xmlns:xlink="http://www.w3.org/1999/xlink" xmlns:xs="http://www.w3.org/2001/XMLSchema" xmlns:xsd="http://www.w3.org/2001/XMLSchema" xmlns:xsi="http://www.w3.org/2001/XMLSchema-instance" office:version="1.2">
  <office:meta>
    <meta:generator>TEI to OpenOffice XSLT</meta:generator>
    <dc:title>Roman de Kanor - ODD</dc:title>
    <dc:description/>
    <dc:subject/>
    <meta:creation-date>2024-10-05T14:34:55Z</meta:creation-date>
    <dc:date>2024-10-05T14:34:55Z</dc:date>
    <dc:language>en</dc:language>
    <meta:editing-cycles>1</meta:editing-cycles>
    <meta:editing-duration>PT00H00M00S</meta:editing-duration>
    <meta:user-defined meta:name="Info 1"/>
    <meta:user-defined meta:name="Info 2"/>
    <meta:user-defined meta:name="Info 3"/>
    <meta:user-defined meta:name="Info 4"/>
    <meta:document-statistic meta:table-count="1" meta:image-count="0" meta:object-count="0" meta:page-count="1" meta:paragraph-count="42" meta:word-count="144" meta:character-count="820"/>
  </office:meta>
</office:document-meta>
</file>